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fo:background-color="#ffffff" style:vertical-align="top" fo:padding-top="0.079cm" fo:border-top="#000000 0.009cm solid" fo:padding-bottom="0.079cm" fo:border-bottom="#000000 0.009cm solid" fo:padding-left="0.079cm" fo:border-left="#000000 0.009cm solid" fo:padding-right="0.079cm" fo:border-right="#000000 0.009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Verdana" fo:font-size="18pt" style:font-name-asian="Verdana" style:font-size-asian="18pt" style:font-name-complex="Verdana" style:font-size-complex="18pt" fo:font-weight="bold" style:font-weight-asian="bold" style:font-weight-complex="bold" style:text-underline-style="none"/>
    </style:style>
    <style:style style:name="Cell2" style:family="table-cell">
      <style:table-cell-properties fo:background-color="#ffffff" style:vertical-align="top" fo:padding-top="0.079cm" fo:border-top="#000000 0.009cm solid" fo:padding-bottom="0.079cm" fo:border-bottom="#000000 0.009cm solid" fo:padding-left="0.079cm" fo:border-left="#000000 0.009cm solid" fo:padding-right="0.079cm" fo:border-right="#000000 0.009cm solid"/>
    </style:style>
    <style:style style:name="P3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_1" style:family="text"/>
    <style:style style:name="T3_2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T3_3" style:family="text"/>
    <style:style style:name="T3_4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T3_5" style:family="text"/>
    <style:style style:name="T3_6" style:family="text">
      <style:text-properties style:text-line-through-style="none" fo:font-style="normal" style:font-style-asian="normal" style:font-style-complex="normal" fo:color="#0000ee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P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P8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</style:style>
    <style:style style:name="Table2" style:family="table">
      <style:table-properties table:align="left" style:width="13.076cm" fo:margin-left="0cm"/>
    </style:style>
    <style:style style:name="Column3" style:family="table-column">
      <style:table-column-properties style:column-width="4.359cm"/>
    </style:style>
    <style:style style:name="Column4" style:family="table-column">
      <style:table-column-properties style:column-width="4.359cm"/>
    </style:style>
    <style:style style:name="Column5" style:family="table-column">
      <style:table-column-properties style:column-width="4.359cm"/>
    </style:style>
    <style:style style:name="Row2" style:family="table-row"/>
    <style:style style:name="Cell3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/>
    <style:style style:name="T9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/>
    <style:style style:name="T10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5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/>
    <style:style style:name="T11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6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/>
    <style:style style:name="T12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7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/>
    <style:style style:name="T13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8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/>
    <style:style style:name="T14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Row4" style:family="table-row"/>
    <style:style style:name="Cell9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/>
    <style:style style:name="T15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10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/>
    <style:style style:name="T16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11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5" style:family="table-row"/>
    <style:style style:name="Cell12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/>
    <style:style style:name="T18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13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/>
    <style:style style:name="T19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14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6" style:family="table-row"/>
    <style:style style:name="Cell15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/>
    <style:style style:name="T21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16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/>
    <style:style style:name="T22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17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7" style:family="table-row"/>
    <style:style style:name="Cell18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/>
    <style:style style:name="T24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19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/>
    <style:style style:name="T25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20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/>
    <style:style style:name="T27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/>
    <style:style style:name="T28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23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" style:family="table-row"/>
    <style:style style:name="Cell24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/>
    <style:style style:name="T30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25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1_2" style:family="text"/>
    <style:style style:name="T31_3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26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/>
    <style:style style:name="T33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28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/>
    <style:style style:name="T34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29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" style:family="table-row"/>
    <style:style style:name="Cell30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/>
    <style:style style:name="T36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31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37_2" style:family="text"/>
    <style:style style:name="T37_3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32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2" style:family="table-row"/>
    <style:style style:name="Cell33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/>
    <style:style style:name="T39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34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0_2" style:family="text"/>
    <style:style style:name="T40_3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35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3" style:family="table-row"/>
    <style:style style:name="Cell36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/>
    <style:style style:name="T42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37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3_2" style:family="text"/>
    <style:style style:name="T43_3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38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4" style:family="table-row"/>
    <style:style style:name="Cell39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/>
    <style:style style:name="T45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0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6_2" style:family="text"/>
    <style:style style:name="T46_3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1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5" style:family="table-row"/>
    <style:style style:name="Cell42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_1" style:family="text"/>
    <style:style style:name="T48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3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T49_2" style:family="text"/>
    <style:style style:name="T49_3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4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6" style:family="table-row"/>
    <style:style style:name="Cell45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6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/>
    <style:style style:name="T52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7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7" style:family="table-row"/>
    <style:style style:name="Cell48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/>
    <style:style style:name="T54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9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/>
    <style:style style:name="T55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50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8" style:family="table-row"/>
    <style:style style:name="Cell51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/>
    <style:style style:name="T57_2" style:family="text">
      <style:text-properties style:text-line-through-style="none" fo:font-style="normal" style:font-style-asian="normal" style:font-style-complex="normal" fo:color="#0000ee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52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53" style:family="table-cell">
      <style:table-cell-properties fo:background-color="#ffffff" style:vertical-align="top" fo:border-top="#000000 0.009cm solid" fo:border-bottom="#000000 0.009cm solid" fo:border-left="#000000 0.009cm solid" fo:border-right="#000000 0.009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6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1_1" style:family="text"/>
    <style:style style:name="T61_2" style:family="text">
      <style:text-properties fo:color="#0000ee" style:text-underline-style="solid" style:text-underline-color="font-color"/>
    </style:style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2_1" style:family="text"/>
    <style:style style:name="T62_2" style:family="text">
      <style:text-properties fo:color="#0000ee" style:text-underline-style="solid" style:text-underline-color="font-color"/>
    </style:style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P63" style:family="paragraph" style:parent-style-name="Standard">
      <style:paragraph-properties fo:break-before="auto" fo:text-indent="0cm" fo:line-height="100%" fo:margin-top="0cm" fo:margin-bottom="0.397cm" fo:margin-left="0cm" fo:margin-right="0cm" style:writing-mode="lr-tb"/>
    </style:style>
    <style:style style:name="P64" style:family="paragraph" style:parent-style-name="Heading_20_2">
      <style:paragraph-properties fo:break-before="auto" fo:line-height="100%" fo:margin-top="0cm" fo:margin-bottom="0.423cm" style:writing-mode="lr-tb"/>
    </style:style>
    <style:style style:name="P65" style:family="paragraph" style:parent-style-name="Heading_20_3">
      <style:paragraph-properties fo:break-before="auto" fo:line-height="100%" fo:margin-top="0cm" style:writing-mode="lr-tb"/>
    </style:style>
    <style:style style:name="T65_1" style:family="text">
      <style:text-properties style:font-name="Courier New" style:font-name-asian="Courier New" style:font-name-complex="Courier New"/>
    </style:style>
    <style:style style:name="T65_2" style:family="text">
      <style:text-properties style:font-name="Courier New" style:font-name-asian="Courier New" style:font-name-complex="Courier New"/>
    </style:style>
    <style:style style:name="T65_3" style:family="text">
      <style:text-properties style:font-name="Courier New" style:font-name-asian="Courier New" style:font-name-complex="Courier New"/>
    </style:style>
    <style:style style:name="P6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P6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P6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8_1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9_1" style:family="text"/>
    <style:style style:name="T69_2" style:family="text">
      <style:text-properties style:font-name="Courier New" style:font-name-asian="Courier New" style:font-name-complex="Courier New"/>
    </style:style>
    <style:style style:name="T69_3" style:family="text">
      <style:text-properties style:font-name="Courier New" style:font-name-asian="Courier New" style:font-name-complex="Courier New"/>
    </style:style>
    <style:style style:name="P7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0_1" style:family="text">
      <style:text-properties fo:font-weight="bold" style:font-weight-asian="bold" style:font-weight-complex="bold"/>
    </style:style>
    <style:style style:name="P7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P7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2_1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3_1" style:family="text">
      <style:text-properties style:font-name="Courier New" style:font-name-asian="Courier New" style:font-name-complex="Courier New"/>
    </style:style>
    <style:style style:name="T73_2" style:family="text">
      <style:text-properties style:font-name="Courier New" style:font-name-asian="Courier New" style:font-name-complex="Courier New"/>
    </style:style>
    <style:style style:name="T73_3" style:family="text">
      <style:text-properties style:font-name="Courier New" style:font-name-asian="Courier New" style:font-name-complex="Courier New"/>
    </style:style>
    <style:style style:name="T73_4" style:family="text">
      <style:text-properties style:font-name="Courier New" style:font-name-asian="Courier New" style:font-name-complex="Courier New"/>
    </style:style>
    <style:style style:name="P7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P7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5_1" style:family="text">
      <style:text-properties style:font-name="Courier New" style:font-name-asian="Courier New" style:font-name-complex="Courier New"/>
    </style:style>
    <style:style style:name="T75_2" style:family="text">
      <style:text-properties style:font-name="Courier New" style:font-name-asian="Courier New" style:font-name-complex="Courier New"/>
    </style:style>
    <style:style style:name="T75_3" style:family="text">
      <style:text-properties style:font-name="Courier New" style:font-name-asian="Courier New" style:font-name-complex="Courier New"/>
    </style:style>
    <style:style style:name="T75_4" style:family="text"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P7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7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8_1" style:family="text">
      <style:text-properties style:font-name="Courier New" style:font-name-asian="Courier New" style:font-name-complex="Courier New"/>
    </style:style>
    <style:style style:name="T78_2" style:family="text">
      <style:text-properties style:font-name="Courier New" style:font-name-asian="Courier New" style:font-name-complex="Courier New"/>
    </style:style>
    <style:style style:name="T78_3" style:family="text">
      <style:text-properties style:font-name="Courier New" style:font-name-asian="Courier New" style:font-name-complex="Courier New"/>
    </style:style>
    <style:style style:name="T78_4" style:family="text">
      <style:text-properties style:font-name="Courier New" style:font-name-asian="Courier New" style:font-name-complex="Courier New"/>
    </style:style>
    <style:style style:name="P7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P8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0_1" style:family="text"/>
    <style:style style:name="P8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1_1" style:family="text">
      <style:text-properties style:font-name="Courier New" style:font-name-asian="Courier New" style:font-name-complex="Courier New"/>
    </style:style>
    <style:style style:name="T81_2" style:family="text">
      <style:text-properties style:font-name="Courier New" style:font-name-asian="Courier New" style:font-name-complex="Courier New"/>
    </style:style>
    <style:style style:name="T81_3" style:family="text">
      <style:text-properties style:font-name="Courier New" style:font-name-asian="Courier New" style:font-name-complex="Courier New"/>
    </style:style>
    <style:style style:name="T81_4" style:family="text">
      <style:text-properties style:font-name="Courier New" style:font-name-asian="Courier New" style:font-name-complex="Courier New"/>
    </style:style>
    <style:style style:name="P8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2_1" style:family="text">
      <style:text-properties style:font-name="Courier New" style:font-name-asian="Courier New" style:font-name-complex="Courier New"/>
    </style:style>
    <style:style style:name="T82_2" style:family="text">
      <style:text-properties style:font-name="Courier New" style:font-name-asian="Courier New" style:font-name-complex="Courier New"/>
    </style:style>
    <style:style style:name="T82_3" style:family="text">
      <style:text-properties style:font-name="Courier New" style:font-name-asian="Courier New" style:font-name-complex="Courier New"/>
    </style:style>
    <style:style style:name="T82_4" style:family="text">
      <style:text-properties style:font-name="Courier New" style:font-name-asian="Courier New" style:font-name-complex="Courier New"/>
    </style:style>
    <style:style style:name="T82_5" style:family="text">
      <style:text-properties style:font-name="Courier New" style:font-name-asian="Courier New" style:font-name-complex="Courier New"/>
    </style:style>
    <style:style style:name="T82_6" style:family="text">
      <style:text-properties style:font-name="Courier New" style:font-name-asian="Courier New" style:font-name-complex="Courier New"/>
    </style:style>
    <style:style style:name="T82_7" style:family="text">
      <style:text-properties style:font-name="Courier New" style:font-name-asian="Courier New" style:font-name-complex="Courier New"/>
    </style:style>
    <style:style style:name="T82_8" style:family="text">
      <style:text-properties style:font-name="Courier New" style:font-name-asian="Courier New" style:font-name-complex="Courier New"/>
    </style:style>
    <style:style style:name="P8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P8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4_1" style:family="text">
      <style:text-properties style:font-name="Courier New" style:font-name-asian="Courier New" style:font-name-complex="Courier New"/>
    </style:style>
    <style:style style:name="T84_2" style:family="text">
      <style:text-properties style:font-name="Courier New" style:font-name-asian="Courier New" style:font-name-complex="Courier New"/>
    </style:style>
    <style:style style:name="T84_3" style:family="text">
      <style:text-properties style:font-name="Courier New" style:font-name-asian="Courier New" style:font-name-complex="Courier New"/>
    </style:style>
    <style:style style:name="T84_4" style:family="text">
      <style:text-properties style:font-name="Courier New" style:font-name-asian="Courier New" style:font-name-complex="Courier New"/>
    </style:style>
    <style:style style:name="P8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5_1" style:family="text">
      <style:text-properties style:font-name="Courier New" style:font-name-asian="Courier New" style:font-name-complex="Courier New"/>
    </style:style>
    <style:style style:name="T85_2" style:family="text">
      <style:text-properties style:font-name="Courier New" style:font-name-asian="Courier New" style:font-name-complex="Courier New"/>
    </style:style>
    <style:style style:name="T85_3" style:family="text">
      <style:text-properties style:font-name="Courier New" style:font-name-asian="Courier New" style:font-name-complex="Courier New"/>
    </style:style>
    <style:style style:name="T85_4" style:family="text">
      <style:text-properties style:font-name="Courier New" style:font-name-asian="Courier New" style:font-name-complex="Courier New"/>
    </style:style>
    <style:style style:name="T85_5" style:family="text">
      <style:text-properties style:font-name="Courier New" style:font-name-asian="Courier New" style:font-name-complex="Courier New"/>
    </style:style>
    <style:style style:name="T85_6" style:family="text">
      <style:text-properties style:font-name="Courier New" style:font-name-asian="Courier New" style:font-name-complex="Courier New"/>
    </style:style>
    <style:style style:name="T85_7" style:family="text">
      <style:text-properties style:font-name="Courier New" style:font-name-asian="Courier New" style:font-name-complex="Courier New"/>
    </style:style>
    <style:style style:name="T85_8" style:family="text">
      <style:text-properties style:font-name="Courier New" style:font-name-asian="Courier New" style:font-name-complex="Courier New"/>
    </style:style>
    <style:style style:name="P8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7_1" style:family="text">
      <style:text-properties style:font-name="Courier New" style:font-name-asian="Courier New" style:font-name-complex="Courier New"/>
    </style:style>
    <style:style style:name="T87_2" style:family="text">
      <style:text-properties style:font-name="Courier New" style:font-name-asian="Courier New" style:font-name-complex="Courier New"/>
    </style:style>
    <style:style style:name="T87_3" style:family="text">
      <style:text-properties style:font-name="Courier New" style:font-name-asian="Courier New" style:font-name-complex="Courier New"/>
    </style:style>
    <style:style style:name="T87_4" style:family="text">
      <style:text-properties style:font-name="Courier New" style:font-name-asian="Courier New" style:font-name-complex="Courier New"/>
    </style:style>
    <style:style style:name="P8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8_1" style:family="text">
      <style:text-properties style:font-name="Courier New" style:font-name-asian="Courier New" style:font-name-complex="Courier New"/>
    </style:style>
    <style:style style:name="T88_2" style:family="text">
      <style:text-properties style:font-name="Courier New" style:font-name-asian="Courier New" style:font-name-complex="Courier New"/>
    </style:style>
    <style:style style:name="T88_3" style:family="text">
      <style:text-properties style:font-name="Courier New" style:font-name-asian="Courier New" style:font-name-complex="Courier New"/>
    </style:style>
    <style:style style:name="T88_4" style:family="text">
      <style:text-properties style:font-name="Courier New" style:font-name-asian="Courier New" style:font-name-complex="Courier New"/>
    </style:style>
    <style:style style:name="T88_5" style:family="text">
      <style:text-properties style:font-name="Courier New" style:font-name-asian="Courier New" style:font-name-complex="Courier New"/>
    </style:style>
    <style:style style:name="T88_6" style:family="text">
      <style:text-properties style:font-name="Courier New" style:font-name-asian="Courier New" style:font-name-complex="Courier New"/>
    </style:style>
    <style:style style:name="T88_7" style:family="text">
      <style:text-properties style:font-name="Courier New" style:font-name-asian="Courier New" style:font-name-complex="Courier New"/>
    </style:style>
    <style:style style:name="T88_8" style:family="text">
      <style:text-properties style:font-name="Courier New" style:font-name-asian="Courier New" style:font-name-complex="Courier New"/>
    </style:style>
    <style:style style:name="T88_9" style:family="text"/>
    <style:style style:name="T88_10" style:family="text">
      <style:text-properties style:font-name="Courier New" style:font-name-asian="Courier New" style:font-name-complex="Courier New"/>
    </style:style>
    <style:style style:name="P8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P9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0_1" style:family="text">
      <style:text-properties style:font-name="Courier New" style:font-name-asian="Courier New" style:font-name-complex="Courier New"/>
    </style:style>
    <style:style style:name="T90_2" style:family="text">
      <style:text-properties style:font-name="Courier New" style:font-name-asian="Courier New" style:font-name-complex="Courier New"/>
    </style:style>
    <style:style style:name="T90_3" style:family="text">
      <style:text-properties style:font-name="Courier New" style:font-name-asian="Courier New" style:font-name-complex="Courier New"/>
    </style:style>
    <style:style style:name="T90_4" style:family="text">
      <style:text-properties style:font-name="Courier New" style:font-name-asian="Courier New" style:font-name-complex="Courier New"/>
    </style:style>
    <style:style style:name="P9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1_1" style:family="text">
      <style:text-properties style:font-name="Courier New" style:font-name-asian="Courier New" style:font-name-complex="Courier New"/>
    </style:style>
    <style:style style:name="T91_2" style:family="text">
      <style:text-properties style:font-name="Courier New" style:font-name-asian="Courier New" style:font-name-complex="Courier New"/>
    </style:style>
    <style:style style:name="T91_3" style:family="text">
      <style:text-properties style:font-name="Courier New" style:font-name-asian="Courier New" style:font-name-complex="Courier New"/>
    </style:style>
    <style:style style:name="T91_4" style:family="text">
      <style:text-properties style:font-name="Courier New" style:font-name-asian="Courier New" style:font-name-complex="Courier New"/>
    </style:style>
    <style:style style:name="T91_5" style:family="text">
      <style:text-properties style:font-name="Courier New" style:font-name-asian="Courier New" style:font-name-complex="Courier New"/>
    </style:style>
    <style:style style:name="T91_6" style:family="text">
      <style:text-properties style:font-name="Courier New" style:font-name-asian="Courier New" style:font-name-complex="Courier New"/>
    </style:style>
    <style:style style:name="T91_7" style:family="text">
      <style:text-properties style:font-name="Courier New" style:font-name-asian="Courier New" style:font-name-complex="Courier New"/>
    </style:style>
    <style:style style:name="T91_8" style:family="text">
      <style:text-properties style:font-name="Courier New" style:font-name-asian="Courier New" style:font-name-complex="Courier New"/>
    </style:style>
    <style:style style:name="T91_9" style:family="text">
      <style:text-properties style:font-name="Courier New" style:font-name-asian="Courier New" style:font-name-complex="Courier New"/>
    </style:style>
    <style:style style:name="T91_10" style:family="text">
      <style:text-properties style:font-name="Courier New" style:font-name-asian="Courier New" style:font-name-complex="Courier New"/>
    </style:style>
    <style:style style:name="P9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T92_95" style:family="text"/>
    <style:style style:name="P9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3_1" style:family="text">
      <style:text-properties style:font-name="Courier New" style:font-name-asian="Courier New" style:font-name-complex="Courier New"/>
    </style:style>
    <style:style style:name="T93_2" style:family="text">
      <style:text-properties style:font-name="Courier New" style:font-name-asian="Courier New" style:font-name-complex="Courier New"/>
    </style:style>
    <style:style style:name="T93_3" style:family="text">
      <style:text-properties style:font-name="Courier New" style:font-name-asian="Courier New" style:font-name-complex="Courier New"/>
    </style:style>
    <style:style style:name="T93_4" style:family="text">
      <style:text-properties style:font-name="Courier New" style:font-name-asian="Courier New" style:font-name-complex="Courier New"/>
    </style:style>
    <style:style style:name="P9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4_1" style:family="text">
      <style:text-properties style:font-name="Courier New" style:font-name-asian="Courier New" style:font-name-complex="Courier New"/>
    </style:style>
    <style:style style:name="T94_2" style:family="text">
      <style:text-properties style:font-name="Courier New" style:font-name-asian="Courier New" style:font-name-complex="Courier New"/>
    </style:style>
    <style:style style:name="T94_3" style:family="text">
      <style:text-properties style:font-name="Courier New" style:font-name-asian="Courier New" style:font-name-complex="Courier New"/>
    </style:style>
    <style:style style:name="T94_4" style:family="text">
      <style:text-properties style:font-name="Courier New" style:font-name-asian="Courier New" style:font-name-complex="Courier New"/>
    </style:style>
    <style:style style:name="T94_5" style:family="text">
      <style:text-properties style:font-name="Courier New" style:font-name-asian="Courier New" style:font-name-complex="Courier New"/>
    </style:style>
    <style:style style:name="T94_6" style:family="text">
      <style:text-properties style:font-name="Courier New" style:font-name-asian="Courier New" style:font-name-complex="Courier New"/>
    </style:style>
    <style:style style:name="T94_7" style:family="text">
      <style:text-properties style:font-name="Courier New" style:font-name-asian="Courier New" style:font-name-complex="Courier New"/>
    </style:style>
    <style:style style:name="T94_8" style:family="text">
      <style:text-properties style:font-name="Courier New" style:font-name-asian="Courier New" style:font-name-complex="Courier New"/>
    </style:style>
    <style:style style:name="P9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T95_49" style:family="text"/>
    <style:style style:name="T95_50" style:family="text"/>
    <style:style style:name="T95_51" style:family="text"/>
    <style:style style:name="T95_52" style:family="text"/>
    <style:style style:name="T95_53" style:family="text"/>
    <style:style style:name="T95_54" style:family="text"/>
    <style:style style:name="T95_55" style:family="text"/>
    <style:style style:name="T95_56" style:family="text"/>
    <style:style style:name="T95_57" style:family="text"/>
    <style:style style:name="T95_58" style:family="text"/>
    <style:style style:name="T95_59" style:family="text"/>
    <style:style style:name="T95_60" style:family="text"/>
    <style:style style:name="T95_61" style:family="text"/>
    <style:style style:name="T95_62" style:family="text"/>
    <style:style style:name="T95_63" style:family="text"/>
    <style:style style:name="P9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9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7_1" style:family="text">
      <style:text-properties style:font-name="Courier New" style:font-name-asian="Courier New" style:font-name-complex="Courier New"/>
    </style:style>
    <style:style style:name="T97_2" style:family="text">
      <style:text-properties style:font-name="Courier New" style:font-name-asian="Courier New" style:font-name-complex="Courier New"/>
    </style:style>
    <style:style style:name="T97_3" style:family="text">
      <style:text-properties style:font-name="Courier New" style:font-name-asian="Courier New" style:font-name-complex="Courier New"/>
    </style:style>
    <style:style style:name="T97_4" style:family="text">
      <style:text-properties style:font-name="Courier New" style:font-name-asian="Courier New" style:font-name-complex="Courier New"/>
    </style:style>
    <style:style style:name="P9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P9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99_1" style:family="text">
      <style:text-properties style:font-name="Courier New" style:font-name-asian="Courier New" style:font-name-complex="Courier New"/>
    </style:style>
    <style:style style:name="T99_2" style:family="text">
      <style:text-properties style:font-name="Courier New" style:font-name-asian="Courier New" style:font-name-complex="Courier New"/>
    </style:style>
    <style:style style:name="T99_3" style:family="text">
      <style:text-properties style:font-name="Courier New" style:font-name-asian="Courier New" style:font-name-complex="Courier New"/>
    </style:style>
    <style:style style:name="T99_4" style:family="text">
      <style:text-properties style:font-name="Courier New" style:font-name-asian="Courier New" style:font-name-complex="Courier New"/>
    </style:style>
    <style:style style:name="P10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P10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0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2_1" style:family="text">
      <style:text-properties style:font-name="Courier New" style:font-name-asian="Courier New" style:font-name-complex="Courier New"/>
    </style:style>
    <style:style style:name="T102_2" style:family="text">
      <style:text-properties style:font-name="Courier New" style:font-name-asian="Courier New" style:font-name-complex="Courier New"/>
    </style:style>
    <style:style style:name="T102_3" style:family="text">
      <style:text-properties style:font-name="Courier New" style:font-name-asian="Courier New" style:font-name-complex="Courier New"/>
    </style:style>
    <style:style style:name="T102_4" style:family="text">
      <style:text-properties style:font-name="Courier New" style:font-name-asian="Courier New" style:font-name-complex="Courier New"/>
    </style:style>
    <style:style style:name="P10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3_1" style:family="text">
      <style:text-properties style:font-name="Courier New" style:font-name-asian="Courier New" style:font-name-complex="Courier New"/>
    </style:style>
    <style:style style:name="T103_2" style:family="text">
      <style:text-properties style:font-name="Courier New" style:font-name-asian="Courier New" style:font-name-complex="Courier New"/>
    </style:style>
    <style:style style:name="T103_3" style:family="text">
      <style:text-properties style:font-name="Courier New" style:font-name-asian="Courier New" style:font-name-complex="Courier New"/>
    </style:style>
    <style:style style:name="T103_4" style:family="text">
      <style:text-properties style:font-name="Courier New" style:font-name-asian="Courier New" style:font-name-complex="Courier New"/>
    </style:style>
    <style:style style:name="P10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P10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0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6_1" style:family="text">
      <style:text-properties style:font-name="Courier New" style:font-name-asian="Courier New" style:font-name-complex="Courier New"/>
    </style:style>
    <style:style style:name="T106_2" style:family="text">
      <style:text-properties style:font-name="Courier New" style:font-name-asian="Courier New" style:font-name-complex="Courier New"/>
    </style:style>
    <style:style style:name="T106_3" style:family="text">
      <style:text-properties style:font-name="Courier New" style:font-name-asian="Courier New" style:font-name-complex="Courier New"/>
    </style:style>
    <style:style style:name="T106_4" style:family="text">
      <style:text-properties style:font-name="Courier New" style:font-name-asian="Courier New" style:font-name-complex="Courier New"/>
    </style:style>
    <style:style style:name="P10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T107_31" style:family="text"/>
    <style:style style:name="T107_32" style:family="text"/>
    <style:style style:name="T107_33" style:family="text"/>
    <style:style style:name="T107_34" style:family="text"/>
    <style:style style:name="T107_35" style:family="text"/>
    <style:style style:name="T107_36" style:family="text"/>
    <style:style style:name="T107_37" style:family="text"/>
    <style:style style:name="T107_38" style:family="text"/>
    <style:style style:name="T107_39" style:family="text"/>
    <style:style style:name="T107_40" style:family="text"/>
    <style:style style:name="T107_41" style:family="text"/>
    <style:style style:name="T107_42" style:family="text"/>
    <style:style style:name="T107_43" style:family="text"/>
    <style:style style:name="T107_44" style:family="text"/>
    <style:style style:name="T107_45" style:family="text"/>
    <style:style style:name="T107_46" style:family="text"/>
    <style:style style:name="T107_47" style:family="text"/>
    <style:style style:name="T107_48" style:family="text"/>
    <style:style style:name="T107_49" style:family="text"/>
    <style:style style:name="T107_50" style:family="text"/>
    <style:style style:name="T107_51" style:family="text"/>
    <style:style style:name="T107_52" style:family="text"/>
    <style:style style:name="T107_53" style:family="text"/>
    <style:style style:name="T107_54" style:family="text"/>
    <style:style style:name="T107_55" style:family="text"/>
    <style:style style:name="T107_56" style:family="text"/>
    <style:style style:name="T107_57" style:family="text"/>
    <style:style style:name="T107_58" style:family="text"/>
    <style:style style:name="T107_59" style:family="text"/>
    <style:style style:name="T107_60" style:family="text"/>
    <style:style style:name="T107_61" style:family="text"/>
    <style:style style:name="T107_62" style:family="text"/>
    <style:style style:name="T107_63" style:family="text"/>
    <style:style style:name="T107_64" style:family="text"/>
    <style:style style:name="T107_65" style:family="text"/>
    <style:style style:name="T107_66" style:family="text"/>
    <style:style style:name="T107_67" style:family="text"/>
    <style:style style:name="T107_68" style:family="text"/>
    <style:style style:name="T107_69" style:family="text"/>
    <style:style style:name="T107_70" style:family="text"/>
    <style:style style:name="T107_71" style:family="text"/>
    <style:style style:name="T107_72" style:family="text"/>
    <style:style style:name="T107_73" style:family="text"/>
    <style:style style:name="P10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0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09_1" style:family="text">
      <style:text-properties style:font-name="Courier New" style:font-name-asian="Courier New" style:font-name-complex="Courier New"/>
    </style:style>
    <style:style style:name="T109_2" style:family="text">
      <style:text-properties style:font-name="Courier New" style:font-name-asian="Courier New" style:font-name-complex="Courier New"/>
    </style:style>
    <style:style style:name="T109_3" style:family="text">
      <style:text-properties style:font-name="Courier New" style:font-name-asian="Courier New" style:font-name-complex="Courier New"/>
    </style:style>
    <style:style style:name="T109_4" style:family="text">
      <style:text-properties style:font-name="Courier New" style:font-name-asian="Courier New" style:font-name-complex="Courier New"/>
    </style:style>
    <style:style style:name="T109_5" style:family="text">
      <style:text-properties style:font-name="Courier New" style:font-name-asian="Courier New" style:font-name-complex="Courier New"/>
    </style:style>
    <style:style style:name="T109_6" style:family="text">
      <style:text-properties style:font-name="Courier New" style:font-name-asian="Courier New" style:font-name-complex="Courier New"/>
    </style:style>
    <style:style style:name="T109_7" style:family="text">
      <style:text-properties style:font-name="Courier New" style:font-name-asian="Courier New" style:font-name-complex="Courier New"/>
    </style:style>
    <style:style style:name="T109_8" style:family="text">
      <style:text-properties style:font-name="Courier New" style:font-name-asian="Courier New" style:font-name-complex="Courier New"/>
    </style:style>
    <style:style style:name="T109_9" style:family="text">
      <style:text-properties style:font-name="Courier New" style:font-name-asian="Courier New" style:font-name-complex="Courier New"/>
    </style:style>
    <style:style style:name="T109_10" style:family="text">
      <style:text-properties style:font-name="Courier New" style:font-name-asian="Courier New" style:font-name-complex="Courier New"/>
    </style:style>
    <style:style style:name="P11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0_1" style:family="text">
      <style:text-properties style:font-name="Arial" style:font-name-asian="Arial" style:font-name-complex="Arial"/>
    </style:style>
    <style:style style:name="T110_2" style:family="text">
      <style:text-properties style:font-name="Arial" style:font-name-asian="Arial" style:font-name-complex="Arial"/>
    </style:style>
    <style:style style:name="T110_3" style:family="text">
      <style:text-properties style:font-name="Arial" style:font-name-asian="Arial" style:font-name-complex="Arial"/>
    </style:style>
    <style:style style:name="T110_4" style:family="text">
      <style:text-properties style:font-name="Arial" style:font-name-asian="Arial" style:font-name-complex="Arial"/>
    </style:style>
    <style:style style:name="T110_5" style:family="text">
      <style:text-properties style:font-name="Arial" style:font-name-asian="Arial" style:font-name-complex="Arial"/>
    </style:style>
    <style:style style:name="T110_6" style:family="text">
      <style:text-properties style:font-name="Arial" style:font-name-asian="Arial" style:font-name-complex="Arial"/>
    </style:style>
    <style:style style:name="T110_7" style:family="text">
      <style:text-properties style:font-name="Arial" style:font-name-asian="Arial" style:font-name-complex="Arial"/>
    </style:style>
    <style:style style:name="T110_8" style:family="text">
      <style:text-properties style:font-name="Arial" style:font-name-asian="Arial" style:font-name-complex="Arial"/>
    </style:style>
    <style:style style:name="T110_9" style:family="text">
      <style:text-properties style:font-name="Arial" style:font-name-asian="Arial" style:font-name-complex="Arial"/>
    </style:style>
    <style:style style:name="T110_10" style:family="text">
      <style:text-properties style:font-name="Arial" style:font-name-asian="Arial" style:font-name-complex="Arial"/>
    </style:style>
    <style:style style:name="T110_11" style:family="text">
      <style:text-properties style:font-name="Arial" style:font-name-asian="Arial" style:font-name-complex="Arial"/>
    </style:style>
    <style:style style:name="T110_12" style:family="text">
      <style:text-properties style:font-name="Arial" style:font-name-asian="Arial" style:font-name-complex="Arial"/>
    </style:style>
    <style:style style:name="T110_13" style:family="text">
      <style:text-properties style:font-name="Arial" style:font-name-asian="Arial" style:font-name-complex="Arial"/>
    </style:style>
    <style:style style:name="T110_14" style:family="text">
      <style:text-properties style:font-name="Arial" style:font-name-asian="Arial" style:font-name-complex="Arial"/>
    </style:style>
    <style:style style:name="T110_15" style:family="text">
      <style:text-properties style:font-name="Arial" style:font-name-asian="Arial" style:font-name-complex="Arial"/>
    </style:style>
    <style:style style:name="T110_16" style:family="text">
      <style:text-properties style:font-name="Arial" style:font-name-asian="Arial" style:font-name-complex="Arial"/>
    </style:style>
    <style:style style:name="T110_17" style:family="text">
      <style:text-properties style:font-name="Arial" style:font-name-asian="Arial" style:font-name-complex="Arial"/>
    </style:style>
    <style:style style:name="T110_18" style:family="text">
      <style:text-properties style:font-name="Arial" style:font-name-asian="Arial" style:font-name-complex="Arial"/>
    </style:style>
    <style:style style:name="T110_19" style:family="text">
      <style:text-properties style:font-name="Arial" style:font-name-asian="Arial" style:font-name-complex="Arial"/>
    </style:style>
    <style:style style:name="T110_20" style:family="text">
      <style:text-properties style:font-name="Arial" style:font-name-asian="Arial" style:font-name-complex="Arial"/>
    </style:style>
    <style:style style:name="T110_21" style:family="text">
      <style:text-properties style:font-name="Arial" style:font-name-asian="Arial" style:font-name-complex="Arial"/>
    </style:style>
    <style:style style:name="T110_22" style:family="text">
      <style:text-properties style:font-name="Arial" style:font-name-asian="Arial" style:font-name-complex="Arial"/>
    </style:style>
    <style:style style:name="T110_23" style:family="text">
      <style:text-properties style:font-name="Arial" style:font-name-asian="Arial" style:font-name-complex="Arial"/>
    </style:style>
    <style:style style:name="T110_24" style:family="text">
      <style:text-properties style:font-name="Arial" style:font-name-asian="Arial" style:font-name-complex="Arial"/>
    </style:style>
    <style:style style:name="T110_25" style:family="text">
      <style:text-properties style:font-name="Arial" style:font-name-asian="Arial" style:font-name-complex="Arial"/>
    </style:style>
    <style:style style:name="T110_26" style:family="text">
      <style:text-properties style:font-name="Arial" style:font-name-asian="Arial" style:font-name-complex="Arial"/>
    </style:style>
    <style:style style:name="T110_27" style:family="text">
      <style:text-properties style:font-name="Arial" style:font-name-asian="Arial" style:font-name-complex="Arial"/>
    </style:style>
    <style:style style:name="T110_28" style:family="text">
      <style:text-properties style:font-name="Arial" style:font-name-asian="Arial" style:font-name-complex="Arial"/>
    </style:style>
    <style:style style:name="T110_29" style:family="text">
      <style:text-properties style:font-name="Arial" style:font-name-asian="Arial" style:font-name-complex="Arial"/>
    </style:style>
    <style:style style:name="T110_30" style:family="text">
      <style:text-properties style:font-name="Arial" style:font-name-asian="Arial" style:font-name-complex="Arial"/>
    </style:style>
    <style:style style:name="T110_31" style:family="text">
      <style:text-properties style:font-name="Arial" style:font-name-asian="Arial" style:font-name-complex="Arial"/>
    </style:style>
    <style:style style:name="T110_32" style:family="text">
      <style:text-properties style:font-name="Arial" style:font-name-asian="Arial" style:font-name-complex="Arial"/>
    </style:style>
    <style:style style:name="T110_33" style:family="text">
      <style:text-properties style:font-name="Arial" style:font-name-asian="Arial" style:font-name-complex="Arial"/>
    </style:style>
    <style:style style:name="T110_34" style:family="text">
      <style:text-properties style:font-name="Arial" style:font-name-asian="Arial" style:font-name-complex="Arial"/>
    </style:style>
    <style:style style:name="T110_35" style:family="text">
      <style:text-properties style:font-name="Arial" style:font-name-asian="Arial" style:font-name-complex="Arial"/>
    </style:style>
    <style:style style:name="T110_36" style:family="text">
      <style:text-properties style:font-name="Arial" style:font-name-asian="Arial" style:font-name-complex="Arial"/>
    </style:style>
    <style:style style:name="T110_37" style:family="text">
      <style:text-properties style:font-name="Arial" style:font-name-asian="Arial" style:font-name-complex="Arial"/>
    </style:style>
    <style:style style:name="T110_38" style:family="text">
      <style:text-properties style:font-name="Arial" style:font-name-asian="Arial" style:font-name-complex="Arial"/>
    </style:style>
    <style:style style:name="T110_39" style:family="text">
      <style:text-properties style:font-name="Arial" style:font-name-asian="Arial" style:font-name-complex="Arial"/>
    </style:style>
    <style:style style:name="T110_40" style:family="text">
      <style:text-properties style:font-name="Arial" style:font-name-asian="Arial" style:font-name-complex="Arial"/>
    </style:style>
    <style:style style:name="T110_41" style:family="text">
      <style:text-properties style:font-name="Arial" style:font-name-asian="Arial" style:font-name-complex="Arial"/>
    </style:style>
    <style:style style:name="T110_42" style:family="text">
      <style:text-properties style:font-name="Arial" style:font-name-asian="Arial" style:font-name-complex="Arial"/>
    </style:style>
    <style:style style:name="T110_43" style:family="text">
      <style:text-properties style:font-name="Arial" style:font-name-asian="Arial" style:font-name-complex="Arial"/>
    </style:style>
    <style:style style:name="T110_44" style:family="text">
      <style:text-properties style:font-name="Arial" style:font-name-asian="Arial" style:font-name-complex="Arial"/>
    </style:style>
    <style:style style:name="T110_45" style:family="text">
      <style:text-properties style:font-name="Arial" style:font-name-asian="Arial" style:font-name-complex="Arial"/>
    </style:style>
    <style:style style:name="P11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1_1" style:family="text">
      <style:text-properties style:font-name="Arial" style:font-name-asian="Arial" style:font-name-complex="Arial"/>
    </style:style>
    <style:style style:name="T111_2" style:family="text">
      <style:text-properties style:font-name="Arial" style:font-name-asian="Arial" style:font-name-complex="Arial"/>
    </style:style>
    <style:style style:name="T111_3" style:family="text">
      <style:text-properties style:font-name="Arial" style:font-name-asian="Arial" style:font-name-complex="Arial"/>
    </style:style>
    <style:style style:name="T111_4" style:family="text">
      <style:text-properties style:font-name="Arial" style:font-name-asian="Arial" style:font-name-complex="Arial"/>
    </style:style>
    <style:style style:name="T111_5" style:family="text">
      <style:text-properties style:font-name="Arial" style:font-name-asian="Arial" style:font-name-complex="Arial"/>
    </style:style>
    <style:style style:name="T111_6" style:family="text">
      <style:text-properties style:font-name="Arial" style:font-name-asian="Arial" style:font-name-complex="Arial"/>
    </style:style>
    <style:style style:name="T111_7" style:family="text">
      <style:text-properties style:font-name="Arial" style:font-name-asian="Arial" style:font-name-complex="Arial"/>
    </style:style>
    <style:style style:name="T111_8" style:family="text">
      <style:text-properties style:font-name="Arial" style:font-name-asian="Arial" style:font-name-complex="Arial"/>
    </style:style>
    <style:style style:name="T111_9" style:family="text">
      <style:text-properties style:font-name="Arial" style:font-name-asian="Arial" style:font-name-complex="Arial"/>
    </style:style>
    <style:style style:name="T111_10" style:family="text">
      <style:text-properties style:font-name="Arial" style:font-name-asian="Arial" style:font-name-complex="Arial"/>
    </style:style>
    <style:style style:name="T111_11" style:family="text">
      <style:text-properties style:font-name="Arial" style:font-name-asian="Arial" style:font-name-complex="Arial"/>
    </style:style>
    <style:style style:name="T111_12" style:family="text">
      <style:text-properties style:font-name="Arial" style:font-name-asian="Arial" style:font-name-complex="Arial"/>
    </style:style>
    <style:style style:name="T111_13" style:family="text">
      <style:text-properties style:font-name="Arial" style:font-name-asian="Arial" style:font-name-complex="Arial"/>
    </style:style>
    <style:style style:name="T111_14" style:family="text">
      <style:text-properties style:font-name="Arial" style:font-name-asian="Arial" style:font-name-complex="Arial"/>
    </style:style>
    <style:style style:name="T111_15" style:family="text">
      <style:text-properties style:font-name="Arial" style:font-name-asian="Arial" style:font-name-complex="Arial"/>
    </style:style>
    <style:style style:name="T111_16" style:family="text">
      <style:text-properties style:font-name="Arial" style:font-name-asian="Arial" style:font-name-complex="Arial"/>
    </style:style>
    <style:style style:name="T111_17" style:family="text">
      <style:text-properties style:font-name="Arial" style:font-name-asian="Arial" style:font-name-complex="Arial"/>
    </style:style>
    <style:style style:name="P11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2_1" style:family="text">
      <style:text-properties style:font-name="Courier New" style:font-name-asian="Courier New" style:font-name-complex="Courier New"/>
    </style:style>
    <style:style style:name="T112_2" style:family="text">
      <style:text-properties style:font-name="Courier New" style:font-name-asian="Courier New" style:font-name-complex="Courier New"/>
    </style:style>
    <style:style style:name="T112_3" style:family="text">
      <style:text-properties style:font-name="Courier New" style:font-name-asian="Courier New" style:font-name-complex="Courier New"/>
    </style:style>
    <style:style style:name="T112_4" style:family="text">
      <style:text-properties style:font-name="Courier New" style:font-name-asian="Courier New" style:font-name-complex="Courier New"/>
    </style:style>
    <style:style style:name="T112_5" style:family="text">
      <style:text-properties style:font-name="Courier New" style:font-name-asian="Courier New" style:font-name-complex="Courier New"/>
    </style:style>
    <style:style style:name="T112_6" style:family="text">
      <style:text-properties style:font-name="Courier New" style:font-name-asian="Courier New" style:font-name-complex="Courier New"/>
    </style:style>
    <style:style style:name="P11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3_1" style:family="text">
      <style:text-properties style:font-name="Courier New" style:font-name-asian="Courier New" style:font-name-complex="Courier New"/>
    </style:style>
    <style:style style:name="T113_2" style:family="text">
      <style:text-properties style:font-name="Courier New" style:font-name-asian="Courier New" style:font-name-complex="Courier New"/>
    </style:style>
    <style:style style:name="T113_3" style:family="text">
      <style:text-properties style:font-name="Courier New" style:font-name-asian="Courier New" style:font-name-complex="Courier New"/>
    </style:style>
    <style:style style:name="T113_4" style:family="text">
      <style:text-properties style:font-name="Courier New" style:font-name-asian="Courier New" style:font-name-complex="Courier New"/>
    </style:style>
    <style:style style:name="T113_5" style:family="text">
      <style:text-properties style:font-name="Courier New" style:font-name-asian="Courier New" style:font-name-complex="Courier New"/>
    </style:style>
    <style:style style:name="T113_6" style:family="text">
      <style:text-properties style:font-name="Courier New" style:font-name-asian="Courier New" style:font-name-complex="Courier New"/>
    </style:style>
    <style:style style:name="T113_7" style:family="text">
      <style:text-properties style:font-name="Courier New" style:font-name-asian="Courier New" style:font-name-complex="Courier New"/>
    </style:style>
    <style:style style:name="T113_8" style:family="text">
      <style:text-properties style:font-name="Courier New" style:font-name-asian="Courier New" style:font-name-complex="Courier New"/>
    </style:style>
    <style:style style:name="T113_9" style:family="text">
      <style:text-properties style:font-name="Courier New" style:font-name-asian="Courier New" style:font-name-complex="Courier New"/>
    </style:style>
    <style:style style:name="T113_10" style:family="text">
      <style:text-properties style:font-name="Courier New" style:font-name-asian="Courier New" style:font-name-complex="Courier New"/>
    </style:style>
    <style:style style:name="P11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4_1" style:family="text">
      <style:text-properties style:font-name="Courier New" style:font-name-asian="Courier New" style:font-name-complex="Courier New"/>
    </style:style>
    <style:style style:name="T114_2" style:family="text">
      <style:text-properties style:font-name="Courier New" style:font-name-asian="Courier New" style:font-name-complex="Courier New"/>
    </style:style>
    <style:style style:name="T114_3" style:family="text">
      <style:text-properties style:font-name="Courier New" style:font-name-asian="Courier New" style:font-name-complex="Courier New"/>
    </style:style>
    <style:style style:name="T114_4" style:family="text">
      <style:text-properties style:font-name="Courier New" style:font-name-asian="Courier New" style:font-name-complex="Courier New"/>
    </style:style>
    <style:style style:name="T114_5" style:family="text">
      <style:text-properties style:font-name="Courier New" style:font-name-asian="Courier New" style:font-name-complex="Courier New"/>
    </style:style>
    <style:style style:name="P11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P11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6_1" style:family="text">
      <style:text-properties style:font-name="Courier New" style:font-name-asian="Courier New" style:font-name-complex="Courier New"/>
    </style:style>
    <style:style style:name="T116_2" style:family="text">
      <style:text-properties style:font-name="Courier New" style:font-name-asian="Courier New" style:font-name-complex="Courier New"/>
    </style:style>
    <style:style style:name="T116_3" style:family="text">
      <style:text-properties style:font-name="Courier New" style:font-name-asian="Courier New" style:font-name-complex="Courier New"/>
    </style:style>
    <style:style style:name="T116_4" style:family="text">
      <style:text-properties style:font-name="Courier New" style:font-name-asian="Courier New" style:font-name-complex="Courier New"/>
    </style:style>
    <style:style style:name="T116_5" style:family="text">
      <style:text-properties style:font-name="Courier New" style:font-name-asian="Courier New" style:font-name-complex="Courier New"/>
    </style:style>
    <style:style style:name="T116_6" style:family="text">
      <style:text-properties style:font-name="Courier New" style:font-name-asian="Courier New" style:font-name-complex="Courier New"/>
    </style:style>
    <style:style style:name="T116_7" style:family="text">
      <style:text-properties style:font-name="Courier New" style:font-name-asian="Courier New" style:font-name-complex="Courier New"/>
    </style:style>
    <style:style style:name="T116_8" style:family="text">
      <style:text-properties style:font-name="Courier New" style:font-name-asian="Courier New" style:font-name-complex="Courier New"/>
    </style:style>
    <style:style style:name="T116_9" style:family="text">
      <style:text-properties style:font-name="Courier New" style:font-name-asian="Courier New" style:font-name-complex="Courier New"/>
    </style:style>
    <style:style style:name="T116_10" style:family="text">
      <style:text-properties style:font-name="Courier New" style:font-name-asian="Courier New" style:font-name-complex="Courier New"/>
    </style:style>
    <style:style style:name="P11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P11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8_1" style:family="text">
      <style:text-properties style:font-name="Courier New" style:font-name-asian="Courier New" style:font-name-complex="Courier New"/>
    </style:style>
    <style:style style:name="T118_2" style:family="text">
      <style:text-properties style:font-name="Courier New" style:font-name-asian="Courier New" style:font-name-complex="Courier New"/>
    </style:style>
    <style:style style:name="T118_3" style:family="text">
      <style:text-properties style:font-name="Courier New" style:font-name-asian="Courier New" style:font-name-complex="Courier New"/>
    </style:style>
    <style:style style:name="T118_4" style:family="text">
      <style:text-properties style:font-name="Courier New" style:font-name-asian="Courier New" style:font-name-complex="Courier New"/>
    </style:style>
    <style:style style:name="T118_5" style:family="text">
      <style:text-properties style:font-name="Courier New" style:font-name-asian="Courier New" style:font-name-complex="Courier New"/>
    </style:style>
    <style:style style:name="T118_6" style:family="text">
      <style:text-properties style:font-name="Courier New" style:font-name-asian="Courier New" style:font-name-complex="Courier New"/>
    </style:style>
    <style:style style:name="T118_7" style:family="text">
      <style:text-properties style:font-name="Courier New" style:font-name-asian="Courier New" style:font-name-complex="Courier New"/>
    </style:style>
    <style:style style:name="T118_8" style:family="text">
      <style:text-properties style:font-name="Courier New" style:font-name-asian="Courier New" style:font-name-complex="Courier New"/>
    </style:style>
    <style:style style:name="T118_9" style:family="text">
      <style:text-properties style:font-name="Courier New" style:font-name-asian="Courier New" style:font-name-complex="Courier New"/>
    </style:style>
    <style:style style:name="T118_10" style:family="text">
      <style:text-properties style:font-name="Courier New" style:font-name-asian="Courier New" style:font-name-complex="Courier New"/>
    </style:style>
    <style:style style:name="T118_11" style:family="text">
      <style:text-properties style:font-name="Courier New" style:font-name-asian="Courier New" style:font-name-complex="Courier New"/>
    </style:style>
    <style:style style:name="T118_12" style:family="text">
      <style:text-properties style:font-name="Courier New" style:font-name-asian="Courier New" style:font-name-complex="Courier New"/>
    </style:style>
    <style:style style:name="T118_13" style:family="text">
      <style:text-properties style:font-name="Courier New" style:font-name-asian="Courier New" style:font-name-complex="Courier New"/>
    </style:style>
    <style:style style:name="T118_14" style:family="text">
      <style:text-properties style:font-name="Courier New" style:font-name-asian="Courier New" style:font-name-complex="Courier New"/>
    </style:style>
    <style:style style:name="P11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T119_39" style:family="text"/>
    <style:style style:name="T119_40" style:family="text"/>
    <style:style style:name="T119_41" style:family="text"/>
    <style:style style:name="T119_42" style:family="text"/>
    <style:style style:name="T119_43" style:family="text"/>
    <style:style style:name="T119_44" style:family="text"/>
    <style:style style:name="T119_45" style:family="text"/>
    <style:style style:name="T119_46" style:family="text"/>
    <style:style style:name="T119_47" style:family="text"/>
    <style:style style:name="P12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2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1_1" style:family="text">
      <style:text-properties style:font-name="Courier New" style:font-name-asian="Courier New" style:font-name-complex="Courier New"/>
    </style:style>
    <style:style style:name="T121_2" style:family="text">
      <style:text-properties style:font-name="Courier New" style:font-name-asian="Courier New" style:font-name-complex="Courier New"/>
    </style:style>
    <style:style style:name="T121_3" style:family="text">
      <style:text-properties style:font-name="Courier New" style:font-name-asian="Courier New" style:font-name-complex="Courier New"/>
    </style:style>
    <style:style style:name="T121_4" style:family="text">
      <style:text-properties style:font-name="Courier New" style:font-name-asian="Courier New" style:font-name-complex="Courier New"/>
    </style:style>
    <style:style style:name="T121_5" style:family="text">
      <style:text-properties style:font-name="Courier New" style:font-name-asian="Courier New" style:font-name-complex="Courier New"/>
    </style:style>
    <style:style style:name="T121_6" style:family="text">
      <style:text-properties style:font-name="Courier New" style:font-name-asian="Courier New" style:font-name-complex="Courier New"/>
    </style:style>
    <style:style style:name="T121_7" style:family="text">
      <style:text-properties style:font-name="Courier New" style:font-name-asian="Courier New" style:font-name-complex="Courier New"/>
    </style:style>
    <style:style style:name="T121_8" style:family="text">
      <style:text-properties style:font-name="Courier New" style:font-name-asian="Courier New" style:font-name-complex="Courier New"/>
    </style:style>
    <style:style style:name="P12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P12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3_1" style:family="text">
      <style:text-properties style:font-name="Courier New" style:font-name-asian="Courier New" style:font-name-complex="Courier New"/>
    </style:style>
    <style:style style:name="T123_2" style:family="text">
      <style:text-properties style:font-name="Courier New" style:font-name-asian="Courier New" style:font-name-complex="Courier New"/>
    </style:style>
    <style:style style:name="T123_3" style:family="text">
      <style:text-properties style:font-name="Courier New" style:font-name-asian="Courier New" style:font-name-complex="Courier New"/>
    </style:style>
    <style:style style:name="T123_4" style:family="text">
      <style:text-properties style:font-name="Courier New" style:font-name-asian="Courier New" style:font-name-complex="Courier New"/>
    </style:style>
    <style:style style:name="T123_5" style:family="text">
      <style:text-properties style:font-name="Courier New" style:font-name-asian="Courier New" style:font-name-complex="Courier New"/>
    </style:style>
    <style:style style:name="T123_6" style:family="text">
      <style:text-properties style:font-name="Courier New" style:font-name-asian="Courier New" style:font-name-complex="Courier New"/>
    </style:style>
    <style:style style:name="P12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4_1" style:family="text">
      <style:text-properties style:font-name="Courier New" style:font-name-asian="Courier New" style:font-name-complex="Courier New"/>
    </style:style>
    <style:style style:name="T124_2" style:family="text">
      <style:text-properties style:font-name="Courier New" style:font-name-asian="Courier New" style:font-name-complex="Courier New"/>
    </style:style>
    <style:style style:name="T124_3" style:family="text">
      <style:text-properties style:font-name="Courier New" style:font-name-asian="Courier New" style:font-name-complex="Courier New"/>
    </style:style>
    <style:style style:name="T124_4" style:family="text">
      <style:text-properties style:font-name="Courier New" style:font-name-asian="Courier New" style:font-name-complex="Courier New"/>
    </style:style>
    <style:style style:name="T124_5" style:family="text">
      <style:text-properties style:font-name="Courier New" style:font-name-asian="Courier New" style:font-name-complex="Courier New"/>
    </style:style>
    <style:style style:name="T124_6" style:family="text">
      <style:text-properties style:font-name="Courier New" style:font-name-asian="Courier New" style:font-name-complex="Courier New"/>
    </style:style>
    <style:style style:name="P12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P12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2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7_1" style:family="text">
      <style:text-properties style:font-name="Courier New" style:font-name-asian="Courier New" style:font-name-complex="Courier New"/>
    </style:style>
    <style:style style:name="T127_2" style:family="text">
      <style:text-properties style:font-name="Courier New" style:font-name-asian="Courier New" style:font-name-complex="Courier New"/>
    </style:style>
    <style:style style:name="T127_3" style:family="text">
      <style:text-properties style:font-name="Courier New" style:font-name-asian="Courier New" style:font-name-complex="Courier New"/>
    </style:style>
    <style:style style:name="T127_4" style:family="text">
      <style:text-properties style:font-name="Courier New" style:font-name-asian="Courier New" style:font-name-complex="Courier New"/>
    </style:style>
    <style:style style:name="T127_5" style:family="text">
      <style:text-properties style:font-name="Courier New" style:font-name-asian="Courier New" style:font-name-complex="Courier New"/>
    </style:style>
    <style:style style:name="T127_6" style:family="text">
      <style:text-properties style:font-name="Courier New" style:font-name-asian="Courier New" style:font-name-complex="Courier New"/>
    </style:style>
    <style:style style:name="T127_7" style:family="text">
      <style:text-properties style:font-name="Courier New" style:font-name-asian="Courier New" style:font-name-complex="Courier New"/>
    </style:style>
    <style:style style:name="T127_8" style:family="text">
      <style:text-properties style:font-name="Courier New" style:font-name-asian="Courier New" style:font-name-complex="Courier New"/>
    </style:style>
    <style:style style:name="T127_9" style:family="text">
      <style:text-properties style:font-name="Courier New" style:font-name-asian="Courier New" style:font-name-complex="Courier New"/>
    </style:style>
    <style:style style:name="T127_10" style:family="text">
      <style:text-properties style:font-name="Courier New" style:font-name-asian="Courier New" style:font-name-complex="Courier New"/>
    </style:style>
    <style:style style:name="P12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8_1" style:family="text">
      <style:text-properties style:font-name="Courier New" style:font-name-asian="Courier New" style:font-name-complex="Courier New"/>
    </style:style>
    <style:style style:name="T128_2" style:family="text">
      <style:text-properties style:font-name="Courier New" style:font-name-asian="Courier New" style:font-name-complex="Courier New"/>
    </style:style>
    <style:style style:name="T128_3" style:family="text">
      <style:text-properties style:font-name="Courier New" style:font-name-asian="Courier New" style:font-name-complex="Courier New"/>
    </style:style>
    <style:style style:name="T128_4" style:family="text">
      <style:text-properties style:font-name="Courier New" style:font-name-asian="Courier New" style:font-name-complex="Courier New"/>
    </style:style>
    <style:style style:name="T128_5" style:family="text">
      <style:text-properties style:font-name="Courier New" style:font-name-asian="Courier New" style:font-name-complex="Courier New"/>
    </style:style>
    <style:style style:name="T128_6" style:family="text">
      <style:text-properties style:font-name="Courier New" style:font-name-asian="Courier New" style:font-name-complex="Courier New"/>
    </style:style>
    <style:style style:name="T128_7" style:family="text">
      <style:text-properties style:font-name="Courier New" style:font-name-asian="Courier New" style:font-name-complex="Courier New"/>
    </style:style>
    <style:style style:name="T128_8" style:family="text">
      <style:text-properties style:font-name="Courier New" style:font-name-asian="Courier New" style:font-name-complex="Courier New"/>
    </style:style>
    <style:style style:name="T128_9" style:family="text">
      <style:text-properties style:font-name="Courier New" style:font-name-asian="Courier New" style:font-name-complex="Courier New"/>
    </style:style>
    <style:style style:name="T128_10" style:family="text">
      <style:text-properties style:font-name="Courier New" style:font-name-asian="Courier New" style:font-name-complex="Courier New"/>
    </style:style>
    <style:style style:name="P12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T129_45" style:family="text"/>
    <style:style style:name="T129_46" style:family="text"/>
    <style:style style:name="T129_47" style:family="text"/>
    <style:style style:name="T129_48" style:family="text"/>
    <style:style style:name="T129_49" style:family="text"/>
    <style:style style:name="T129_50" style:family="text"/>
    <style:style style:name="T129_51" style:family="text"/>
    <style:style style:name="T129_52" style:family="text"/>
    <style:style style:name="T129_53" style:family="text"/>
    <style:style style:name="T129_54" style:family="text"/>
    <style:style style:name="T129_55" style:family="text"/>
    <style:style style:name="T129_56" style:family="text"/>
    <style:style style:name="T129_57" style:family="text"/>
    <style:style style:name="P13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3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1_1" style:family="text">
      <style:text-properties style:font-name="Courier New" style:font-name-asian="Courier New" style:font-name-complex="Courier New"/>
    </style:style>
    <style:style style:name="T131_2" style:family="text">
      <style:text-properties style:font-name="Courier New" style:font-name-asian="Courier New" style:font-name-complex="Courier New"/>
    </style:style>
    <style:style style:name="T131_3" style:family="text">
      <style:text-properties style:font-name="Courier New" style:font-name-asian="Courier New" style:font-name-complex="Courier New"/>
    </style:style>
    <style:style style:name="T131_4" style:family="text">
      <style:text-properties style:font-name="Courier New" style:font-name-asian="Courier New" style:font-name-complex="Courier New"/>
    </style:style>
    <style:style style:name="T131_5" style:family="text">
      <style:text-properties style:font-name="Courier New" style:font-name-asian="Courier New" style:font-name-complex="Courier New"/>
    </style:style>
    <style:style style:name="T131_6" style:family="text">
      <style:text-properties style:font-name="Courier New" style:font-name-asian="Courier New" style:font-name-complex="Courier New"/>
    </style:style>
    <style:style style:name="T131_7" style:family="text">
      <style:text-properties style:font-name="Courier New" style:font-name-asian="Courier New" style:font-name-complex="Courier New"/>
    </style:style>
    <style:style style:name="T131_8" style:family="text">
      <style:text-properties style:font-name="Courier New" style:font-name-asian="Courier New" style:font-name-complex="Courier New"/>
    </style:style>
    <style:style style:name="T131_9" style:family="text">
      <style:text-properties style:font-name="Courier New" style:font-name-asian="Courier New" style:font-name-complex="Courier New"/>
    </style:style>
    <style:style style:name="T131_10" style:family="text">
      <style:text-properties style:font-name="Courier New" style:font-name-asian="Courier New" style:font-name-complex="Courier New"/>
    </style:style>
    <style:style style:name="T131_11" style:family="text">
      <style:text-properties style:font-name="Courier New" style:font-name-asian="Courier New" style:font-name-complex="Courier New"/>
    </style:style>
    <style:style style:name="T131_12" style:family="text">
      <style:text-properties style:font-name="Courier New" style:font-name-asian="Courier New" style:font-name-complex="Courier New"/>
    </style:style>
    <style:style style:name="P13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2_1" style:family="text">
      <style:text-properties style:font-name="Courier New" style:font-name-asian="Courier New" style:font-name-complex="Courier New"/>
    </style:style>
    <style:style style:name="T132_2" style:family="text">
      <style:text-properties style:font-name="Courier New" style:font-name-asian="Courier New" style:font-name-complex="Courier New"/>
    </style:style>
    <style:style style:name="T132_3" style:family="text">
      <style:text-properties style:font-name="Courier New" style:font-name-asian="Courier New" style:font-name-complex="Courier New"/>
    </style:style>
    <style:style style:name="T132_4" style:family="text">
      <style:text-properties style:font-name="Courier New" style:font-name-asian="Courier New" style:font-name-complex="Courier New"/>
    </style:style>
    <style:style style:name="T132_5" style:family="text">
      <style:text-properties style:font-name="Courier New" style:font-name-asian="Courier New" style:font-name-complex="Courier New"/>
    </style:style>
    <style:style style:name="T132_6" style:family="text">
      <style:text-properties style:font-name="Courier New" style:font-name-asian="Courier New" style:font-name-complex="Courier New"/>
    </style:style>
    <style:style style:name="T132_7" style:family="text">
      <style:text-properties style:font-name="Courier New" style:font-name-asian="Courier New" style:font-name-complex="Courier New"/>
    </style:style>
    <style:style style:name="T132_8" style:family="text">
      <style:text-properties style:font-name="Courier New" style:font-name-asian="Courier New" style:font-name-complex="Courier New"/>
    </style:style>
    <style:style style:name="T132_9" style:family="text">
      <style:text-properties style:font-name="Courier New" style:font-name-asian="Courier New" style:font-name-complex="Courier New"/>
    </style:style>
    <style:style style:name="T132_10" style:family="text">
      <style:text-properties style:font-name="Courier New" style:font-name-asian="Courier New" style:font-name-complex="Courier New"/>
    </style:style>
    <style:style style:name="T132_11" style:family="text">
      <style:text-properties style:font-name="Courier New" style:font-name-asian="Courier New" style:font-name-complex="Courier New"/>
    </style:style>
    <style:style style:name="T132_12" style:family="text">
      <style:text-properties style:font-name="Courier New" style:font-name-asian="Courier New" style:font-name-complex="Courier New"/>
    </style:style>
    <style:style style:name="P13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P13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3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5_1" style:family="text">
      <style:text-properties style:font-name="Courier New" style:font-name-asian="Courier New" style:font-name-complex="Courier New"/>
    </style:style>
    <style:style style:name="T135_2" style:family="text">
      <style:text-properties style:font-name="Courier New" style:font-name-asian="Courier New" style:font-name-complex="Courier New"/>
    </style:style>
    <style:style style:name="T135_3" style:family="text">
      <style:text-properties style:font-name="Courier New" style:font-name-asian="Courier New" style:font-name-complex="Courier New"/>
    </style:style>
    <style:style style:name="T135_4" style:family="text">
      <style:text-properties style:font-name="Courier New" style:font-name-asian="Courier New" style:font-name-complex="Courier New"/>
    </style:style>
    <style:style style:name="T135_5" style:family="text">
      <style:text-properties style:font-name="Courier New" style:font-name-asian="Courier New" style:font-name-complex="Courier New"/>
    </style:style>
    <style:style style:name="T135_6" style:family="text">
      <style:text-properties style:font-name="Courier New" style:font-name-asian="Courier New" style:font-name-complex="Courier New"/>
    </style:style>
    <style:style style:name="T135_7" style:family="text">
      <style:text-properties style:font-name="Courier New" style:font-name-asian="Courier New" style:font-name-complex="Courier New"/>
    </style:style>
    <style:style style:name="T135_8" style:family="text">
      <style:text-properties style:font-name="Courier New" style:font-name-asian="Courier New" style:font-name-complex="Courier New"/>
    </style:style>
    <style:style style:name="T135_9" style:family="text">
      <style:text-properties style:font-name="Courier New" style:font-name-asian="Courier New" style:font-name-complex="Courier New"/>
    </style:style>
    <style:style style:name="T135_10" style:family="text">
      <style:text-properties style:font-name="Courier New" style:font-name-asian="Courier New" style:font-name-complex="Courier New"/>
    </style:style>
    <style:style style:name="T135_11" style:family="text">
      <style:text-properties style:font-name="Courier New" style:font-name-asian="Courier New" style:font-name-complex="Courier New"/>
    </style:style>
    <style:style style:name="T135_12" style:family="text">
      <style:text-properties style:font-name="Courier New" style:font-name-asian="Courier New" style:font-name-complex="Courier New"/>
    </style:style>
    <style:style style:name="P13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6_1" style:family="text">
      <style:text-properties style:font-name="Courier New" style:font-name-asian="Courier New" style:font-name-complex="Courier New"/>
    </style:style>
    <style:style style:name="T136_2" style:family="text">
      <style:text-properties style:font-name="Courier New" style:font-name-asian="Courier New" style:font-name-complex="Courier New"/>
    </style:style>
    <style:style style:name="T136_3" style:family="text">
      <style:text-properties style:font-name="Courier New" style:font-name-asian="Courier New" style:font-name-complex="Courier New"/>
    </style:style>
    <style:style style:name="T136_4" style:family="text">
      <style:text-properties style:font-name="Courier New" style:font-name-asian="Courier New" style:font-name-complex="Courier New"/>
    </style:style>
    <style:style style:name="T136_5" style:family="text">
      <style:text-properties style:font-name="Courier New" style:font-name-asian="Courier New" style:font-name-complex="Courier New"/>
    </style:style>
    <style:style style:name="T136_6" style:family="text">
      <style:text-properties style:font-name="Courier New" style:font-name-asian="Courier New" style:font-name-complex="Courier New"/>
    </style:style>
    <style:style style:name="T136_7" style:family="text">
      <style:text-properties style:font-name="Courier New" style:font-name-asian="Courier New" style:font-name-complex="Courier New"/>
    </style:style>
    <style:style style:name="T136_8" style:family="text">
      <style:text-properties style:font-name="Courier New" style:font-name-asian="Courier New" style:font-name-complex="Courier New"/>
    </style:style>
    <style:style style:name="T136_9" style:family="text">
      <style:text-properties style:font-name="Courier New" style:font-name-asian="Courier New" style:font-name-complex="Courier New"/>
    </style:style>
    <style:style style:name="T136_10" style:family="text">
      <style:text-properties style:font-name="Courier New" style:font-name-asian="Courier New" style:font-name-complex="Courier New"/>
    </style:style>
    <style:style style:name="T136_11" style:family="text">
      <style:text-properties style:font-name="Courier New" style:font-name-asian="Courier New" style:font-name-complex="Courier New"/>
    </style:style>
    <style:style style:name="T136_12" style:family="text">
      <style:text-properties style:font-name="Courier New" style:font-name-asian="Courier New" style:font-name-complex="Courier New"/>
    </style:style>
    <style:style style:name="P13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7_1" style:family="text">
      <style:text-properties style:font-name="Courier New" style:font-name-asian="Courier New" style:font-name-complex="Courier New"/>
    </style:style>
    <style:style style:name="T137_2" style:family="text">
      <style:text-properties style:font-name="Courier New" style:font-name-asian="Courier New" style:font-name-complex="Courier New"/>
    </style:style>
    <style:style style:name="T137_3" style:family="text">
      <style:text-properties style:font-name="Courier New" style:font-name-asian="Courier New" style:font-name-complex="Courier New"/>
    </style:style>
    <style:style style:name="T137_4" style:family="text">
      <style:text-properties style:font-name="Courier New" style:font-name-asian="Courier New" style:font-name-complex="Courier New"/>
    </style:style>
    <style:style style:name="T137_5" style:family="text">
      <style:text-properties style:font-name="Courier New" style:font-name-asian="Courier New" style:font-name-complex="Courier New"/>
    </style:style>
    <style:style style:name="T137_6" style:family="text">
      <style:text-properties style:font-name="Courier New" style:font-name-asian="Courier New" style:font-name-complex="Courier New"/>
    </style:style>
    <style:style style:name="T137_7" style:family="text">
      <style:text-properties style:font-name="Courier New" style:font-name-asian="Courier New" style:font-name-complex="Courier New"/>
    </style:style>
    <style:style style:name="T137_8" style:family="text">
      <style:text-properties style:font-name="Courier New" style:font-name-asian="Courier New" style:font-name-complex="Courier New"/>
    </style:style>
    <style:style style:name="T137_9" style:family="text">
      <style:text-properties style:font-name="Courier New" style:font-name-asian="Courier New" style:font-name-complex="Courier New"/>
    </style:style>
    <style:style style:name="T137_10" style:family="text">
      <style:text-properties style:font-name="Courier New" style:font-name-asian="Courier New" style:font-name-complex="Courier New"/>
    </style:style>
    <style:style style:name="P13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P13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4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0_1" style:family="text">
      <style:text-properties style:font-name="Courier New" style:font-name-asian="Courier New" style:font-name-complex="Courier New"/>
    </style:style>
    <style:style style:name="T140_2" style:family="text">
      <style:text-properties style:font-name="Courier New" style:font-name-asian="Courier New" style:font-name-complex="Courier New"/>
    </style:style>
    <style:style style:name="T140_3" style:family="text">
      <style:text-properties style:font-name="Courier New" style:font-name-asian="Courier New" style:font-name-complex="Courier New"/>
    </style:style>
    <style:style style:name="T140_4" style:family="text">
      <style:text-properties style:font-name="Courier New" style:font-name-asian="Courier New" style:font-name-complex="Courier New"/>
    </style:style>
    <style:style style:name="T140_5" style:family="text">
      <style:text-properties style:font-name="Courier New" style:font-name-asian="Courier New" style:font-name-complex="Courier New"/>
    </style:style>
    <style:style style:name="T140_6" style:family="text">
      <style:text-properties style:font-name="Courier New" style:font-name-asian="Courier New" style:font-name-complex="Courier New"/>
    </style:style>
    <style:style style:name="T140_7" style:family="text">
      <style:text-properties style:font-name="Courier New" style:font-name-asian="Courier New" style:font-name-complex="Courier New"/>
    </style:style>
    <style:style style:name="P14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1_1" style:family="text">
      <style:text-properties style:font-name="Courier New" style:font-name-asian="Courier New" style:font-name-complex="Courier New"/>
    </style:style>
    <style:style style:name="T141_2" style:family="text">
      <style:text-properties style:font-name="Courier New" style:font-name-asian="Courier New" style:font-name-complex="Courier New"/>
    </style:style>
    <style:style style:name="T141_3" style:family="text">
      <style:text-properties style:font-name="Courier New" style:font-name-asian="Courier New" style:font-name-complex="Courier New"/>
    </style:style>
    <style:style style:name="T141_4" style:family="text">
      <style:text-properties style:font-name="Courier New" style:font-name-asian="Courier New" style:font-name-complex="Courier New"/>
    </style:style>
    <style:style style:name="T141_5" style:family="text">
      <style:text-properties style:font-name="Courier New" style:font-name-asian="Courier New" style:font-name-complex="Courier New"/>
    </style:style>
    <style:style style:name="T141_6" style:family="text">
      <style:text-properties style:font-name="Courier New" style:font-name-asian="Courier New" style:font-name-complex="Courier New"/>
    </style:style>
    <style:style style:name="T141_7" style:family="text">
      <style:text-properties style:font-name="Courier New" style:font-name-asian="Courier New" style:font-name-complex="Courier New"/>
    </style:style>
    <style:style style:name="T141_8" style:family="text">
      <style:text-properties style:font-name="Courier New" style:font-name-asian="Courier New" style:font-name-complex="Courier New"/>
    </style:style>
    <style:style style:name="P14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2_1" style:family="text">
      <style:text-properties style:font-name="Courier New" style:font-name-asian="Courier New" style:font-name-complex="Courier New"/>
    </style:style>
    <style:style style:name="T142_2" style:family="text">
      <style:text-properties style:font-name="Courier New" style:font-name-asian="Courier New" style:font-name-complex="Courier New"/>
    </style:style>
    <style:style style:name="T142_3" style:family="text">
      <style:text-properties style:font-name="Courier New" style:font-name-asian="Courier New" style:font-name-complex="Courier New"/>
    </style:style>
    <style:style style:name="T142_4" style:family="text">
      <style:text-properties style:font-name="Courier New" style:font-name-asian="Courier New" style:font-name-complex="Courier New"/>
    </style:style>
    <style:style style:name="T142_5" style:family="text">
      <style:text-properties style:font-name="Courier New" style:font-name-asian="Courier New" style:font-name-complex="Courier New"/>
    </style:style>
    <style:style style:name="T142_6" style:family="text">
      <style:text-properties style:font-name="Courier New" style:font-name-asian="Courier New" style:font-name-complex="Courier New"/>
    </style:style>
    <style:style style:name="T142_7" style:family="text">
      <style:text-properties style:font-name="Courier New" style:font-name-asian="Courier New" style:font-name-complex="Courier New"/>
    </style:style>
    <style:style style:name="T142_8" style:family="text">
      <style:text-properties style:font-name="Courier New" style:font-name-asian="Courier New" style:font-name-complex="Courier New"/>
    </style:style>
    <style:style style:name="P14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P14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14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5_1" style:family="text">
      <style:text-properties style:font-name="Courier New" style:font-name-asian="Courier New" style:font-name-complex="Courier New"/>
    </style:style>
    <style:style style:name="T145_2" style:family="text">
      <style:text-properties style:font-name="Courier New" style:font-name-asian="Courier New" style:font-name-complex="Courier New"/>
    </style:style>
    <style:style style:name="T145_3" style:family="text">
      <style:text-properties style:font-name="Courier New" style:font-name-asian="Courier New" style:font-name-complex="Courier New"/>
    </style:style>
    <style:style style:name="T145_4" style:family="text">
      <style:text-properties style:font-name="Courier New" style:font-name-asian="Courier New" style:font-name-complex="Courier New"/>
    </style:style>
    <style:style style:name="T145_5" style:family="text">
      <style:text-properties style:font-name="Courier New" style:font-name-asian="Courier New" style:font-name-complex="Courier New"/>
    </style:style>
    <style:style style:name="T145_6" style:family="text">
      <style:text-properties style:font-name="Courier New" style:font-name-asian="Courier New" style:font-name-complex="Courier New"/>
    </style:style>
    <style:style style:name="T145_7" style:family="text">
      <style:text-properties style:font-name="Courier New" style:font-name-asian="Courier New" style:font-name-complex="Courier New"/>
    </style:style>
    <style:style style:name="T145_8" style:family="text">
      <style:text-properties style:font-name="Courier New" style:font-name-asian="Courier New" style:font-name-complex="Courier New"/>
    </style:style>
    <style:style style:name="T145_9" style:family="text">
      <style:text-properties style:font-name="Courier New" style:font-name-asian="Courier New" style:font-name-complex="Courier New"/>
    </style:style>
    <style:style style:name="T145_10" style:family="text">
      <style:text-properties style:font-name="Courier New" style:font-name-asian="Courier New" style:font-name-complex="Courier New"/>
    </style:style>
    <style:style style:name="T145_11" style:family="text">
      <style:text-properties style:font-name="Courier New" style:font-name-asian="Courier New" style:font-name-complex="Courier New"/>
    </style:style>
    <style:style style:name="T145_12" style:family="text">
      <style:text-properties style:font-name="Courier New" style:font-name-asian="Courier New" style:font-name-complex="Courier New"/>
    </style:style>
    <style:style style:name="P14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P14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7_1" style:family="text">
      <style:text-properties style:font-name="Courier New" style:font-name-asian="Courier New" style:font-name-complex="Courier New"/>
    </style:style>
    <style:style style:name="T147_2" style:family="text">
      <style:text-properties style:font-name="Courier New" style:font-name-asian="Courier New" style:font-name-complex="Courier New"/>
    </style:style>
    <style:style style:name="T147_3" style:family="text">
      <style:text-properties style:font-name="Courier New" style:font-name-asian="Courier New" style:font-name-complex="Courier New"/>
    </style:style>
    <style:style style:name="T147_4" style:family="text">
      <style:text-properties style:font-name="Courier New" style:font-name-asian="Courier New" style:font-name-complex="Courier New"/>
    </style:style>
    <style:style style:name="T147_5" style:family="text">
      <style:text-properties style:font-name="Courier New" style:font-name-asian="Courier New" style:font-name-complex="Courier New"/>
    </style:style>
    <style:style style:name="T147_6" style:family="text">
      <style:text-properties style:font-name="Courier New" style:font-name-asian="Courier New" style:font-name-complex="Courier New"/>
    </style:style>
    <style:style style:name="T147_7" style:family="text">
      <style:text-properties style:font-name="Courier New" style:font-name-asian="Courier New" style:font-name-complex="Courier New"/>
    </style:style>
    <style:style style:name="T147_8" style:family="text">
      <style:text-properties style:font-name="Courier New" style:font-name-asian="Courier New" style:font-name-complex="Courier New"/>
    </style:style>
    <style:style style:name="T147_9" style:family="text">
      <style:text-properties style:font-name="Courier New" style:font-name-asian="Courier New" style:font-name-complex="Courier New"/>
    </style:style>
    <style:style style:name="T147_10" style:family="text">
      <style:text-properties style:font-name="Courier New" style:font-name-asian="Courier New" style:font-name-complex="Courier New"/>
    </style:style>
    <style:style style:name="T147_11" style:family="text">
      <style:text-properties style:font-name="Courier New" style:font-name-asian="Courier New" style:font-name-complex="Courier New"/>
    </style:style>
    <style:style style:name="T147_12" style:family="text">
      <style:text-properties style:font-name="Courier New" style:font-name-asian="Courier New" style:font-name-complex="Courier New"/>
    </style:style>
    <style:style style:name="T147_13" style:family="text">
      <style:text-properties style:font-name="Courier New" style:font-name-asian="Courier New" style:font-name-complex="Courier New"/>
    </style:style>
    <style:style style:name="T147_14" style:family="text">
      <style:text-properties style:font-name="Courier New" style:font-name-asian="Courier New" style:font-name-complex="Courier New"/>
    </style:style>
    <style:style style:name="T147_15" style:family="text">
      <style:text-properties style:font-name="Courier New" style:font-name-asian="Courier New" style:font-name-complex="Courier New"/>
    </style:style>
    <style:style style:name="T147_16" style:family="text">
      <style:text-properties style:font-name="Courier New" style:font-name-asian="Courier New" style:font-name-complex="Courier New"/>
    </style:style>
    <style:style style:name="T147_17" style:family="text">
      <style:text-properties style:font-name="Courier New" style:font-name-asian="Courier New" style:font-name-complex="Courier New"/>
    </style:style>
    <style:style style:name="T147_18" style:family="text">
      <style:text-properties style:font-name="Courier New" style:font-name-asian="Courier New" style:font-name-complex="Courier New"/>
    </style:style>
    <style:style style:name="P14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P14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49_1" style:family="text"/>
    <style:style style:name="T149_2" style:family="text">
      <style:text-properties style:font-name="Courier New" style:font-name-asian="Courier New" style:font-name-complex="Courier New"/>
    </style:style>
    <style:style style:name="T149_3" style:family="text">
      <style:text-properties style:font-name="Arial" style:font-name-asian="Arial" style:font-name-complex="Arial"/>
    </style:style>
    <style:style style:name="T149_4" style:family="text">
      <style:text-properties style:font-name="Arial" style:font-name-asian="Arial" style:font-name-complex="Arial"/>
    </style:style>
    <style:style style:name="T149_5" style:family="text">
      <style:text-properties style:font-name="Arial" style:font-name-asian="Arial" style:font-name-complex="Arial"/>
    </style:style>
    <style:style style:name="T149_6" style:family="text">
      <style:text-properties style:font-name="Arial" style:font-name-asian="Arial" style:font-name-complex="Arial"/>
    </style:style>
    <style:style style:name="T149_7" style:family="text">
      <style:text-properties style:font-name="Arial" style:font-name-asian="Arial" style:font-name-complex="Arial"/>
    </style:style>
    <style:style style:name="T149_8" style:family="text">
      <style:text-properties style:font-name="Arial" style:font-name-asian="Arial" style:font-name-complex="Arial"/>
    </style:style>
    <style:style style:name="T149_9" style:family="text">
      <style:text-properties style:font-name="Arial" style:font-name-asian="Arial" style:font-name-complex="Arial"/>
    </style:style>
    <style:style style:name="T149_10" style:family="text">
      <style:text-properties style:font-name="Arial" style:font-name-asian="Arial" style:font-name-complex="Arial"/>
    </style:style>
    <style:style style:name="T149_11" style:family="text">
      <style:text-properties style:font-name="Arial" style:font-name-asian="Arial" style:font-name-complex="Arial"/>
    </style:style>
    <style:style style:name="T149_12" style:family="text">
      <style:text-properties style:font-name="Arial" style:font-name-asian="Arial" style:font-name-complex="Arial"/>
    </style:style>
    <style:style style:name="T149_13" style:family="text">
      <style:text-properties style:font-name="Arial" style:font-name-asian="Arial" style:font-name-complex="Arial"/>
    </style:style>
    <style:style style:name="T149_14" style:family="text">
      <style:text-properties style:font-name="Arial" style:font-name-asian="Arial" style:font-name-complex="Arial"/>
    </style:style>
    <style:style style:name="T149_15" style:family="text">
      <style:text-properties style:font-name="Arial" style:font-name-asian="Arial" style:font-name-complex="Arial"/>
    </style:style>
    <style:style style:name="T149_16" style:family="text">
      <style:text-properties style:font-name="Arial" style:font-name-asian="Arial" style:font-name-complex="Arial"/>
    </style:style>
    <style:style style:name="T149_17" style:family="text">
      <style:text-properties style:font-name="Arial" style:font-name-asian="Arial" style:font-name-complex="Arial"/>
    </style:style>
    <style:style style:name="T149_18" style:family="text">
      <style:text-properties style:font-name="Arial" style:font-name-asian="Arial" style:font-name-complex="Arial"/>
    </style:style>
    <style:style style:name="T149_19" style:family="text">
      <style:text-properties style:font-name="Arial" style:font-name-asian="Arial" style:font-name-complex="Arial"/>
    </style:style>
    <style:style style:name="T149_20" style:family="text">
      <style:text-properties style:font-name="Arial" style:font-name-asian="Arial" style:font-name-complex="Arial"/>
    </style:style>
    <style:style style:name="T149_21" style:family="text">
      <style:text-properties style:font-name="Arial" style:font-name-asian="Arial" style:font-name-complex="Arial"/>
    </style:style>
    <style:style style:name="T149_22" style:family="text">
      <style:text-properties style:font-name="Arial" style:font-name-asian="Arial" style:font-name-complex="Arial"/>
    </style:style>
    <style:style style:name="T149_23" style:family="text">
      <style:text-properties style:font-name="Arial" style:font-name-asian="Arial" style:font-name-complex="Arial"/>
    </style:style>
    <style:style style:name="T149_24" style:family="text">
      <style:text-properties style:font-name="Arial" style:font-name-asian="Arial" style:font-name-complex="Arial"/>
    </style:style>
    <style:style style:name="T149_25" style:family="text">
      <style:text-properties style:font-name="Arial" style:font-name-asian="Arial" style:font-name-complex="Arial"/>
    </style:style>
    <style:style style:name="T149_26" style:family="text">
      <style:text-properties style:font-name="Arial" style:font-name-asian="Arial" style:font-name-complex="Arial"/>
    </style:style>
    <style:style style:name="T149_27" style:family="text">
      <style:text-properties style:font-name="Arial" style:font-name-asian="Arial" style:font-name-complex="Arial"/>
    </style:style>
    <style:style style:name="T149_28" style:family="text">
      <style:text-properties style:font-name="Arial" style:font-name-asian="Arial" style:font-name-complex="Arial"/>
    </style:style>
    <style:style style:name="T149_29" style:family="text">
      <style:text-properties style:font-name="Arial" style:font-name-asian="Arial" style:font-name-complex="Arial"/>
    </style:style>
    <style:style style:name="P15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0_1" style:family="text"/>
    <style:style style:name="T150_2" style:family="text">
      <style:text-properties style:font-name="Courier New" style:font-name-asian="Courier New" style:font-name-complex="Courier New"/>
    </style:style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P15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51_1" style:family="text"/>
    <style:style style:name="T151_2" style:family="text">
      <style:text-properties style:font-name="Courier New" style:font-name-asian="Courier New" style:font-name-complex="Courier New"/>
    </style:style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P15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P15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53_1" style:family="text">
      <style:text-properties style:font-name="Courier New" style:font-name-asian="Courier New" style:font-name-complex="Courier New"/>
    </style:style>
    <style:style style:name="T153_2" style:family="text">
      <style:text-properties style:font-name="Courier New" style:font-name-asian="Courier New" style:font-name-complex="Courier New"/>
    </style:style>
    <style:style style:name="T153_3" style:family="text">
      <style:text-properties style:font-name="Courier New" style:font-name-asian="Courier New" style:font-name-complex="Courier New"/>
    </style:style>
    <style:style style:name="T153_4" style:family="text">
      <style:text-properties style:font-name="Courier New" style:font-name-asian="Courier New" style:font-name-complex="Courier New"/>
    </style:style>
    <style:style style:name="T153_5" style:family="text">
      <style:text-properties style:font-name="Courier New" style:font-name-asian="Courier New" style:font-name-complex="Courier New"/>
    </style:style>
    <style:style style:name="T153_6" style:family="text">
      <style:text-properties style:font-name="Courier New" style:font-name-asian="Courier New" style:font-name-complex="Courier New"/>
    </style:style>
    <style:style style:name="T153_7" style:family="text">
      <style:text-properties style:font-name="Courier New" style:font-name-asian="Courier New" style:font-name-complex="Courier New"/>
    </style:style>
    <style:style style:name="T153_8" style:family="text">
      <style:text-properties style:font-name="Courier New" style:font-name-asian="Courier New" style:font-name-complex="Courier New"/>
    </style:style>
    <style:style style:name="P15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P15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15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56_1" style:family="text">
      <style:text-properties style:font-name="Courier New" style:font-name-asian="Courier New" style:font-name-complex="Courier New"/>
    </style:style>
    <style:style style:name="T156_2" style:family="text">
      <style:text-properties style:font-name="Courier New" style:font-name-asian="Courier New" style:font-name-complex="Courier New"/>
    </style:style>
    <style:style style:name="T156_3" style:family="text">
      <style:text-properties style:font-name="Courier New" style:font-name-asian="Courier New" style:font-name-complex="Courier New"/>
    </style:style>
    <style:style style:name="T156_4" style:family="text">
      <style:text-properties style:font-name="Courier New" style:font-name-asian="Courier New" style:font-name-complex="Courier New"/>
    </style:style>
    <style:style style:name="T156_5" style:family="text">
      <style:text-properties style:font-name="Courier New" style:font-name-asian="Courier New" style:font-name-complex="Courier New"/>
    </style:style>
    <style:style style:name="T156_6" style:family="text">
      <style:text-properties style:font-name="Courier New" style:font-name-asian="Courier New" style:font-name-complex="Courier New"/>
    </style:style>
    <style:style style:name="T156_7" style:family="text">
      <style:text-properties style:font-name="Courier New" style:font-name-asian="Courier New" style:font-name-complex="Courier New"/>
    </style:style>
    <style:style style:name="T156_8" style:family="text">
      <style:text-properties style:font-name="Courier New" style:font-name-asian="Courier New" style:font-name-complex="Courier New"/>
    </style:style>
    <style:style style:name="T156_9" style:family="text">
      <style:text-properties style:font-name="Courier New" style:font-name-asian="Courier New" style:font-name-complex="Courier New"/>
    </style:style>
    <style:style style:name="T156_10" style:family="text">
      <style:text-properties style:font-name="Courier New" style:font-name-asian="Courier New" style:font-name-complex="Courier New"/>
    </style:style>
    <style:style style:name="P15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57_1" style:family="text">
      <style:text-properties style:font-name="Courier New" style:font-name-asian="Courier New" style:font-name-complex="Courier New"/>
    </style:style>
    <style:style style:name="T157_2" style:family="text">
      <style:text-properties style:font-name="Courier New" style:font-name-asian="Courier New" style:font-name-complex="Courier New"/>
    </style:style>
    <style:style style:name="T157_3" style:family="text">
      <style:text-properties style:font-name="Courier New" style:font-name-asian="Courier New" style:font-name-complex="Courier New"/>
    </style:style>
    <style:style style:name="T157_4" style:family="text">
      <style:text-properties style:font-name="Courier New" style:font-name-asian="Courier New" style:font-name-complex="Courier New"/>
    </style:style>
    <style:style style:name="T157_5" style:family="text">
      <style:text-properties style:font-name="Courier New" style:font-name-asian="Courier New" style:font-name-complex="Courier New"/>
    </style:style>
    <style:style style:name="T157_6" style:family="text">
      <style:text-properties style:font-name="Courier New" style:font-name-asian="Courier New" style:font-name-complex="Courier New"/>
    </style:style>
    <style:style style:name="T157_7" style:family="text">
      <style:text-properties style:font-name="Courier New" style:font-name-asian="Courier New" style:font-name-complex="Courier New"/>
    </style:style>
    <style:style style:name="T157_8" style:family="text">
      <style:text-properties style:font-name="Courier New" style:font-name-asian="Courier New" style:font-name-complex="Courier New"/>
    </style:style>
    <style:style style:name="T157_9" style:family="text">
      <style:text-properties style:font-name="Courier New" style:font-name-asian="Courier New" style:font-name-complex="Courier New"/>
    </style:style>
    <style:style style:name="T157_10" style:family="text">
      <style:text-properties style:font-name="Courier New" style:font-name-asian="Courier New" style:font-name-complex="Courier New"/>
    </style:style>
    <style:style style:name="P15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T158_43" style:family="text"/>
    <style:style style:name="T158_44" style:family="text"/>
    <style:style style:name="T158_45" style:family="text"/>
    <style:style style:name="T158_46" style:family="text"/>
    <style:style style:name="T158_47" style:family="text"/>
    <style:style style:name="T158_48" style:family="text"/>
    <style:style style:name="T158_49" style:family="text"/>
    <style:style style:name="T158_50" style:family="text"/>
    <style:style style:name="T158_51" style:family="text"/>
    <style:style style:name="T158_52" style:family="text"/>
    <style:style style:name="T158_53" style:family="text"/>
    <style:style style:name="T158_54" style:family="text"/>
    <style:style style:name="T158_55" style:family="text"/>
    <style:style style:name="T158_56" style:family="text"/>
    <style:style style:name="T158_57" style:family="text"/>
    <style:style style:name="T158_58" style:family="text"/>
    <style:style style:name="T158_59" style:family="text"/>
    <style:style style:name="T158_60" style:family="text"/>
    <style:style style:name="T158_61" style:family="text"/>
    <style:style style:name="T158_62" style:family="text"/>
    <style:style style:name="T158_63" style:family="text"/>
    <style:style style:name="T158_64" style:family="text"/>
    <style:style style:name="T158_65" style:family="text"/>
    <style:style style:name="T158_66" style:family="text"/>
    <style:style style:name="T158_67" style:family="text"/>
    <style:style style:name="T158_68" style:family="text"/>
    <style:style style:name="T158_69" style:family="text"/>
    <style:style style:name="T158_70" style:family="text"/>
    <style:style style:name="T158_71" style:family="text"/>
    <style:style style:name="T158_72" style:family="text"/>
    <style:style style:name="T158_73" style:family="text"/>
    <style:style style:name="T158_74" style:family="text"/>
    <style:style style:name="T158_75" style:family="text"/>
    <style:style style:name="T158_76" style:family="text"/>
    <style:style style:name="T158_77" style:family="text"/>
    <style:style style:name="T158_78" style:family="text"/>
    <style:style style:name="T158_79" style:family="text"/>
    <style:style style:name="T158_80" style:family="text"/>
    <style:style style:name="T158_81" style:family="text"/>
    <style:style style:name="T158_82" style:family="text"/>
    <style:style style:name="T158_83" style:family="text"/>
    <style:style style:name="T158_84" style:family="text"/>
    <style:style style:name="T158_85" style:family="text"/>
    <style:style style:name="P15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16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60_1" style:family="text">
      <style:text-properties style:font-name="Courier New" style:font-name-asian="Courier New" style:font-name-complex="Courier New"/>
    </style:style>
    <style:style style:name="T160_2" style:family="text">
      <style:text-properties style:font-name="Courier New" style:font-name-asian="Courier New" style:font-name-complex="Courier New"/>
    </style:style>
    <style:style style:name="T160_3" style:family="text">
      <style:text-properties style:font-name="Courier New" style:font-name-asian="Courier New" style:font-name-complex="Courier New"/>
    </style:style>
    <style:style style:name="T160_4" style:family="text">
      <style:text-properties style:font-name="Courier New" style:font-name-asian="Courier New" style:font-name-complex="Courier New"/>
    </style:style>
    <style:style style:name="T160_5" style:family="text">
      <style:text-properties style:font-name="Courier New" style:font-name-asian="Courier New" style:font-name-complex="Courier New"/>
    </style:style>
    <style:style style:name="T160_6" style:family="text">
      <style:text-properties style:font-name="Courier New" style:font-name-asian="Courier New" style:font-name-complex="Courier New"/>
    </style:style>
    <style:style style:name="T160_7" style:family="text">
      <style:text-properties style:font-name="Courier New" style:font-name-asian="Courier New" style:font-name-complex="Courier New"/>
    </style:style>
    <style:style style:name="P16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61_1" style:family="text">
      <style:text-properties style:font-name="Courier New" style:font-name-asian="Courier New" style:font-name-complex="Courier New"/>
    </style:style>
    <style:style style:name="T161_2" style:family="text">
      <style:text-properties style:font-name="Courier New" style:font-name-asian="Courier New" style:font-name-complex="Courier New"/>
    </style:style>
    <style:style style:name="T161_3" style:family="text">
      <style:text-properties style:font-name="Courier New" style:font-name-asian="Courier New" style:font-name-complex="Courier New"/>
    </style:style>
    <style:style style:name="T161_4" style:family="text">
      <style:text-properties style:font-name="Courier New" style:font-name-asian="Courier New" style:font-name-complex="Courier New"/>
    </style:style>
    <style:style style:name="T161_5" style:family="text">
      <style:text-properties style:font-name="Courier New" style:font-name-asian="Courier New" style:font-name-complex="Courier New"/>
    </style:style>
    <style:style style:name="T161_6" style:family="text">
      <style:text-properties style:font-name="Courier New" style:font-name-asian="Courier New" style:font-name-complex="Courier New"/>
    </style:style>
    <style:style style:name="T161_7" style:family="text">
      <style:text-properties style:font-name="Courier New" style:font-name-asian="Courier New" style:font-name-complex="Courier New"/>
    </style:style>
    <style:style style:name="P16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T162_68" style:family="text"/>
    <style:style style:name="T162_69" style:family="text"/>
    <style:style style:name="T162_70" style:family="text"/>
    <style:style style:name="T162_71" style:family="text"/>
    <style:style style:name="T162_72" style:family="text"/>
    <style:style style:name="T162_73" style:family="text"/>
    <style:style style:name="T162_74" style:family="text"/>
    <style:style style:name="T162_75" style:family="text"/>
    <style:style style:name="T162_76" style:family="text"/>
    <style:style style:name="T162_77" style:family="text"/>
    <style:style style:name="T162_78" style:family="text"/>
    <style:style style:name="T162_79" style:family="text"/>
    <style:style style:name="T162_80" style:family="text"/>
    <style:style style:name="T162_81" style:family="text"/>
    <style:style style:name="T162_82" style:family="text"/>
    <style:style style:name="T162_83" style:family="text"/>
    <style:style style:name="T162_84" style:family="text"/>
    <style:style style:name="T162_85" style:family="text"/>
    <style:style style:name="T162_86" style:family="text"/>
    <style:style style:name="T162_87" style:family="text"/>
    <style:style style:name="T162_88" style:family="text"/>
    <style:style style:name="T162_89" style:family="text"/>
    <style:style style:name="T162_90" style:family="text"/>
    <style:style style:name="T162_91" style:family="text"/>
    <style:style style:name="T162_92" style:family="text"/>
    <style:style style:name="T162_93" style:family="text"/>
    <style:style style:name="T162_94" style:family="text"/>
    <style:style style:name="T162_95" style:family="text"/>
    <style:style style:name="T162_96" style:family="text"/>
    <style:style style:name="T162_97" style:family="text"/>
    <style:style style:name="T162_98" style:family="text"/>
    <style:style style:name="T162_99" style:family="text"/>
    <style:style style:name="T162_100" style:family="text"/>
    <style:style style:name="T162_101" style:family="text"/>
    <style:style style:name="T162_102" style:family="text">
      <style:text-properties fo:font-weight="bold" style:font-weight-asian="bold" style:font-weight-complex="bold"/>
    </style:style>
    <style:style style:name="T162_103" style:family="text">
      <style:text-properties fo:font-weight="bold" style:font-weight-asian="bold" style:font-weight-complex="bold"/>
    </style:style>
    <style:style style:name="T162_104" style:family="text">
      <style:text-properties fo:font-weight="bold" style:font-weight-asian="bold" style:font-weight-complex="bold"/>
    </style:style>
    <style:style style:name="T162_105" style:family="text">
      <style:text-properties fo:font-weight="bold" style:font-weight-asian="bold" style:font-weight-complex="bold"/>
    </style:style>
    <style:style style:name="T162_106" style:family="text">
      <style:text-properties fo:font-weight="bold" style:font-weight-asian="bold" style:font-weight-complex="bold"/>
    </style:style>
    <style:style style:name="T162_107" style:family="text">
      <style:text-properties fo:font-weight="bold" style:font-weight-asian="bold" style:font-weight-complex="bold"/>
    </style:style>
    <style:style style:name="T162_108" style:family="text">
      <style:text-properties fo:font-weight="bold" style:font-weight-asian="bold" style:font-weight-complex="bold"/>
    </style:style>
    <style:style style:name="T162_109" style:family="text">
      <style:text-properties fo:font-weight="bold" style:font-weight-asian="bold" style:font-weight-complex="bold"/>
    </style:style>
    <style:style style:name="T162_110" style:family="text">
      <style:text-properties fo:font-weight="bold" style:font-weight-asian="bold" style:font-weight-complex="bold"/>
    </style:style>
    <style:style style:name="T162_111" style:family="text">
      <style:text-properties fo:font-weight="bold" style:font-weight-asian="bold" style:font-weight-complex="bold"/>
    </style:style>
    <style:style style:name="T162_112" style:family="text">
      <style:text-properties fo:font-weight="bold" style:font-weight-asian="bold" style:font-weight-complex="bold"/>
    </style:style>
    <style:style style:name="T162_113" style:family="text">
      <style:text-properties fo:font-weight="bold" style:font-weight-asian="bold" style:font-weight-complex="bold"/>
    </style:style>
    <style:style style:name="T162_114" style:family="text">
      <style:text-properties fo:font-weight="bold" style:font-weight-asian="bold" style:font-weight-complex="bold"/>
    </style:style>
    <style:style style:name="T162_115" style:family="text">
      <style:text-properties fo:font-weight="bold" style:font-weight-asian="bold" style:font-weight-complex="bold"/>
    </style:style>
    <style:style style:name="T162_116" style:family="text">
      <style:text-properties fo:font-weight="bold" style:font-weight-asian="bold" style:font-weight-complex="bold"/>
    </style:style>
    <style:style style:name="T162_117" style:family="text">
      <style:text-properties fo:font-weight="bold" style:font-weight-asian="bold" style:font-weight-complex="bold"/>
    </style:style>
    <style:style style:name="T162_118" style:family="text">
      <style:text-properties fo:font-weight="bold" style:font-weight-asian="bold" style:font-weight-complex="bold"/>
    </style:style>
    <style:style style:name="T162_119" style:family="text">
      <style:text-properties fo:font-weight="bold" style:font-weight-asian="bold" style:font-weight-complex="bold"/>
    </style:style>
    <style:style style:name="T162_120" style:family="text">
      <style:text-properties fo:font-weight="bold" style:font-weight-asian="bold" style:font-weight-complex="bold"/>
    </style:style>
    <style:style style:name="T162_121" style:family="text">
      <style:text-properties fo:font-weight="bold" style:font-weight-asian="bold" style:font-weight-complex="bold"/>
    </style:style>
    <style:style style:name="T162_122" style:family="text">
      <style:text-properties fo:font-weight="bold" style:font-weight-asian="bold" style:font-weight-complex="bold"/>
    </style:style>
    <style:style style:name="T162_123" style:family="text">
      <style:text-properties fo:font-weight="bold" style:font-weight-asian="bold" style:font-weight-complex="bold"/>
    </style:style>
    <style:style style:name="T162_124" style:family="text">
      <style:text-properties fo:font-weight="bold" style:font-weight-asian="bold" style:font-weight-complex="bold"/>
    </style:style>
    <style:style style:name="T162_125" style:family="text">
      <style:text-properties fo:font-weight="bold" style:font-weight-asian="bold" style:font-weight-complex="bold"/>
    </style:style>
    <style:style style:name="T162_126" style:family="text">
      <style:text-properties fo:font-weight="bold" style:font-weight-asian="bold" style:font-weight-complex="bold"/>
    </style:style>
    <style:style style:name="T162_127" style:family="text">
      <style:text-properties fo:font-weight="bold" style:font-weight-asian="bold" style:font-weight-complex="bold"/>
    </style:style>
    <style:style style:name="T162_128" style:family="text">
      <style:text-properties fo:font-weight="bold" style:font-weight-asian="bold" style:font-weight-complex="bold"/>
    </style:style>
    <style:style style:name="T162_129" style:family="text">
      <style:text-properties fo:font-weight="bold" style:font-weight-asian="bold" style:font-weight-complex="bold"/>
    </style:style>
    <style:style style:name="T162_130" style:family="text">
      <style:text-properties fo:font-weight="bold" style:font-weight-asian="bold" style:font-weight-complex="bold"/>
    </style:style>
    <style:style style:name="T162_131" style:family="text">
      <style:text-properties fo:font-weight="bold" style:font-weight-asian="bold" style:font-weight-complex="bold"/>
    </style:style>
    <style:style style:name="T162_132" style:family="text">
      <style:text-properties fo:font-weight="bold" style:font-weight-asian="bold" style:font-weight-complex="bold"/>
    </style:style>
    <style:style style:name="T162_133" style:family="text">
      <style:text-properties fo:font-weight="bold" style:font-weight-asian="bold" style:font-weight-complex="bold"/>
    </style:style>
    <style:style style:name="T162_134" style:family="text">
      <style:text-properties fo:font-weight="bold" style:font-weight-asian="bold" style:font-weight-complex="bold"/>
    </style:style>
    <style:style style:name="T162_135" style:family="text">
      <style:text-properties fo:font-weight="bold" style:font-weight-asian="bold" style:font-weight-complex="bold"/>
    </style:style>
    <style:style style:name="T162_136" style:family="text">
      <style:text-properties fo:font-weight="bold" style:font-weight-asian="bold" style:font-weight-complex="bold"/>
    </style:style>
    <style:style style:name="T162_137" style:family="text">
      <style:text-properties fo:font-weight="bold" style:font-weight-asian="bold" style:font-weight-complex="bold"/>
    </style:style>
    <style:style style:name="P16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64_1" style:family="text">
      <style:text-properties style:font-name="Courier New" style:font-name-asian="Courier New" style:font-name-complex="Courier New"/>
    </style:style>
    <style:style style:name="T164_2" style:family="text">
      <style:text-properties style:font-name="Courier New" style:font-name-asian="Courier New" style:font-name-complex="Courier New"/>
    </style:style>
    <style:style style:name="T164_3" style:family="text">
      <style:text-properties style:font-name="Courier New" style:font-name-asian="Courier New" style:font-name-complex="Courier New"/>
    </style:style>
    <style:style style:name="T164_4" style:family="text">
      <style:text-properties style:font-name="Courier New" style:font-name-asian="Courier New" style:font-name-complex="Courier New"/>
    </style:style>
    <style:style style:name="P16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P16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16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67_1" style:family="text">
      <style:text-properties style:font-name="Courier New" style:font-name-asian="Courier New" style:font-name-complex="Courier New"/>
    </style:style>
    <style:style style:name="T167_2" style:family="text">
      <style:text-properties style:font-name="Courier New" style:font-name-asian="Courier New" style:font-name-complex="Courier New"/>
    </style:style>
    <style:style style:name="T167_3" style:family="text">
      <style:text-properties style:font-name="Courier New" style:font-name-asian="Courier New" style:font-name-complex="Courier New"/>
    </style:style>
    <style:style style:name="T167_4" style:family="text">
      <style:text-properties style:font-name="Courier New" style:font-name-asian="Courier New" style:font-name-complex="Courier New"/>
    </style:style>
    <style:style style:name="P16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P16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17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70_1" style:family="text">
      <style:text-properties style:font-name="Courier New" style:font-name-asian="Courier New" style:font-name-complex="Courier New"/>
    </style:style>
    <style:style style:name="T170_2" style:family="text">
      <style:text-properties style:font-name="Courier New" style:font-name-asian="Courier New" style:font-name-complex="Courier New"/>
    </style:style>
    <style:style style:name="T170_3" style:family="text">
      <style:text-properties style:font-name="Courier New" style:font-name-asian="Courier New" style:font-name-complex="Courier New"/>
    </style:style>
    <style:style style:name="T170_4" style:family="text">
      <style:text-properties style:font-name="Courier New" style:font-name-asian="Courier New" style:font-name-complex="Courier New"/>
    </style:style>
    <style:style style:name="P17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P17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17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73_1" style:family="text">
      <style:text-properties style:font-name="Courier New" style:font-name-asian="Courier New" style:font-name-complex="Courier New"/>
    </style:style>
    <style:style style:name="T173_2" style:family="text">
      <style:text-properties style:font-name="Courier New" style:font-name-asian="Courier New" style:font-name-complex="Courier New"/>
    </style:style>
    <style:style style:name="T173_3" style:family="text">
      <style:text-properties style:font-name="Courier New" style:font-name-asian="Courier New" style:font-name-complex="Courier New"/>
    </style:style>
    <style:style style:name="P17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74_1" style:family="text">
      <style:text-properties style:font-name="Courier New" style:font-name-asian="Courier New" style:font-name-complex="Courier New"/>
    </style:style>
    <style:style style:name="T174_2" style:family="text">
      <style:text-properties style:font-name="Courier New" style:font-name-asian="Courier New" style:font-name-complex="Courier New"/>
    </style:style>
    <style:style style:name="T174_3" style:family="text">
      <style:text-properties style:font-name="Courier New" style:font-name-asian="Courier New" style:font-name-complex="Courier New"/>
    </style:style>
    <style:style style:name="P17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75_1" style:family="text">
      <style:text-properties style:font-name="Courier New" style:font-name-asian="Courier New" style:font-name-complex="Courier New"/>
    </style:style>
    <style:style style:name="T175_2" style:family="text">
      <style:text-properties style:font-name="Courier New" style:font-name-asian="Courier New" style:font-name-complex="Courier New"/>
    </style:style>
    <style:style style:name="T175_3" style:family="text">
      <style:text-properties style:font-name="Courier New" style:font-name-asian="Courier New" style:font-name-complex="Courier New"/>
    </style:style>
    <style:style style:name="T175_4" style:family="text">
      <style:text-properties style:font-name="Courier New" style:font-name-asian="Courier New" style:font-name-complex="Courier New"/>
    </style:style>
    <style:style style:name="P17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P17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178" style:family="paragraph" style:parent-style-name="Heading_20_3">
      <style:paragraph-properties fo:break-before="auto" fo:line-height="100%" fo:margin-top="0cm" style:writing-mode="lr-tb"/>
    </style:style>
    <style:style style:name="T178_1" style:family="text">
      <style:text-properties fo:font-style="normal" style:font-style-asian="normal" style:font-style-complex="normal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178_2" style:family="text">
      <style:text-properties fo:font-style="normal" style:font-style-asian="normal" style:font-style-complex="normal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178_3" style:family="text">
      <style:text-properties fo:font-style="normal" style:font-style-asian="normal" style:font-style-complex="normal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178_4" style:family="text">
      <style:text-properties fo:font-style="normal" style:font-style-asian="normal" style:font-style-complex="normal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178_5" style:family="text">
      <style:text-properties fo:font-style="normal" style:font-style-asian="normal" style:font-style-complex="normal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178_6" style:family="text">
      <style:text-properties fo:font-style="normal" style:font-style-asian="normal" style:font-style-complex="normal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T178_7" style:family="text">
      <style:text-properties fo:font-style="normal" style:font-style-asian="normal" style:font-style-complex="normal" style:font-name="Courier New" fo:font-size="12pt" style:font-name-asian="Courier New" style:font-size-asian="12pt" style:font-name-complex="Courier New" style:font-size-complex="12pt" fo:font-weight="bold" style:font-weight-asian="bold" style:font-weight-complex="bold"/>
    </style:style>
    <style:style style:name="P17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/>
    <style:style style:name="T179_80" style:family="text"/>
    <style:style style:name="P18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0_1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81_1" style:family="text">
      <style:text-properties style:font-name="Courier New" style:font-name-asian="Courier New" style:font-name-complex="Courier New"/>
    </style:style>
    <style:style style:name="T181_2" style:family="text">
      <style:text-properties style:font-name="Courier New" style:font-name-asian="Courier New" style:font-name-complex="Courier New"/>
    </style:style>
    <style:style style:name="T181_3" style:family="text">
      <style:text-properties style:font-name="Courier New" style:font-name-asian="Courier New" style:font-name-complex="Courier New"/>
    </style:style>
    <style:style style:name="T181_4" style:family="text">
      <style:text-properties style:font-name="Courier New" style:font-name-asian="Courier New" style:font-name-complex="Courier New"/>
    </style:style>
    <style:style style:name="T181_5" style:family="text">
      <style:text-properties style:font-name="Courier New" style:font-name-asian="Courier New" style:font-name-complex="Courier New"/>
    </style:style>
    <style:style style:name="T181_6" style:family="text">
      <style:text-properties style:font-name="Courier New" style:font-name-asian="Courier New" style:font-name-complex="Courier New"/>
    </style:style>
    <style:style style:name="T181_7" style:family="text">
      <style:text-properties style:font-name="Courier New" style:font-name-asian="Courier New" style:font-name-complex="Courier New"/>
    </style:style>
    <style:style style:name="T181_8" style:family="text">
      <style:text-properties style:font-name="Courier New" style:font-name-asian="Courier New" style:font-name-complex="Courier New"/>
    </style:style>
    <style:style style:name="T181_9" style:family="text">
      <style:text-properties style:font-name="Courier New" style:font-name-asian="Courier New" style:font-name-complex="Courier New"/>
    </style:style>
    <style:style style:name="T181_10" style:family="text">
      <style:text-properties style:font-name="Courier New" style:font-name-asian="Courier New" style:font-name-complex="Courier New"/>
    </style:style>
    <style:style style:name="T181_11" style:family="text">
      <style:text-properties style:font-name="Courier New" style:font-name-asian="Courier New" style:font-name-complex="Courier New"/>
    </style:style>
    <style:style style:name="T181_12" style:family="text">
      <style:text-properties style:font-name="Courier New" style:font-name-asian="Courier New" style:font-name-complex="Courier New"/>
    </style:style>
    <style:style style:name="P18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82_1" style:family="text">
      <style:text-properties fo:font-weight="bold" style:font-weight-asian="bold" style:font-weight-complex="bold"/>
    </style:style>
    <style:style style:name="P18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P18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184_1" style:family="text">
      <style:text-properties fo:font-weight="bold" style:font-weight-asian="bold" style:font-weight-complex="bold"/>
    </style:style>
    <style:style style:name="P18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85_1" style:family="text">
      <style:text-properties style:font-name="Courier New" style:font-name-asian="Courier New" style:font-name-complex="Courier New"/>
    </style:style>
    <style:style style:name="T185_2" style:family="text">
      <style:text-properties style:font-name="Courier New" style:font-name-asian="Courier New" style:font-name-complex="Courier New"/>
    </style:style>
    <style:style style:name="T185_3" style:family="text">
      <style:text-properties style:font-name="Courier New" style:font-name-asian="Courier New" style:font-name-complex="Courier New"/>
    </style:style>
    <style:style style:name="T185_4" style:family="text">
      <style:text-properties style:font-name="Courier New" style:font-name-asian="Courier New" style:font-name-complex="Courier New"/>
    </style:style>
    <style:style style:name="P18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P18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87_1" style:family="text">
      <style:text-properties style:font-name="Courier New" style:font-name-asian="Courier New" style:font-name-complex="Courier New"/>
    </style:style>
    <style:style style:name="T187_2" style:family="text">
      <style:text-properties style:font-name="Courier New" style:font-name-asian="Courier New" style:font-name-complex="Courier New"/>
    </style:style>
    <style:style style:name="T187_3" style:family="text">
      <style:text-properties style:font-name="Courier New" style:font-name-asian="Courier New" style:font-name-complex="Courier New"/>
    </style:style>
    <style:style style:name="T187_4" style:family="text">
      <style:text-properties style:font-name="Courier New" style:font-name-asian="Courier New" style:font-name-complex="Courier New"/>
    </style:style>
    <style:style style:name="P18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P18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89_1" style:family="text">
      <style:text-properties style:font-name="Courier New" style:font-name-asian="Courier New" style:font-name-complex="Courier New"/>
    </style:style>
    <style:style style:name="T189_2" style:family="text">
      <style:text-properties style:font-name="Courier New" style:font-name-asian="Courier New" style:font-name-complex="Courier New"/>
    </style:style>
    <style:style style:name="T189_3" style:family="text">
      <style:text-properties style:font-name="Courier New" style:font-name-asian="Courier New" style:font-name-complex="Courier New"/>
    </style:style>
    <style:style style:name="T189_4" style:family="text">
      <style:text-properties style:font-name="Courier New" style:font-name-asian="Courier New" style:font-name-complex="Courier New"/>
    </style:style>
    <style:style style:name="P19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P19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91_1" style:family="text">
      <style:text-properties style:font-name="Courier New" style:font-name-asian="Courier New" style:font-name-complex="Courier New"/>
    </style:style>
    <style:style style:name="T191_2" style:family="text">
      <style:text-properties style:font-name="Courier New" style:font-name-asian="Courier New" style:font-name-complex="Courier New"/>
    </style:style>
    <style:style style:name="T191_3" style:family="text">
      <style:text-properties style:font-name="Courier New" style:font-name-asian="Courier New" style:font-name-complex="Courier New"/>
    </style:style>
    <style:style style:name="T191_4" style:family="text">
      <style:text-properties style:font-name="Courier New" style:font-name-asian="Courier New" style:font-name-complex="Courier New"/>
    </style:style>
    <style:style style:name="P19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P19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93_1" style:family="text">
      <style:text-properties fo:font-weight="bold" style:font-weight-asian="bold" style:font-weight-complex="bold"/>
    </style:style>
    <style:style style:name="T193_2" style:family="text">
      <style:text-properties fo:font-weight="bold" style:font-weight-asian="bold" style:font-weight-complex="bold"/>
    </style:style>
    <style:style style:name="T193_3" style:family="text">
      <style:text-properties fo:font-weight="bold" style:font-weight-asian="bold" style:font-weight-complex="bold"/>
    </style:style>
    <style:style style:name="P19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94_1" style:family="text">
      <style:text-properties style:font-name="Courier New" style:font-name-asian="Courier New" style:font-name-complex="Courier New"/>
    </style:style>
    <style:style style:name="T194_2" style:family="text">
      <style:text-properties style:font-name="Courier New" style:font-name-asian="Courier New" style:font-name-complex="Courier New"/>
    </style:style>
    <style:style style:name="T194_3" style:family="text">
      <style:text-properties style:font-name="Courier New" style:font-name-asian="Courier New" style:font-name-complex="Courier New"/>
    </style:style>
    <style:style style:name="T194_4" style:family="text">
      <style:text-properties style:font-name="Courier New" style:font-name-asian="Courier New" style:font-name-complex="Courier New"/>
    </style:style>
    <style:style style:name="T194_5" style:family="text">
      <style:text-properties style:font-name="Courier New" style:font-name-asian="Courier New" style:font-name-complex="Courier New"/>
    </style:style>
    <style:style style:name="T194_6" style:family="text">
      <style:text-properties style:font-name="Courier New" style:font-name-asian="Courier New" style:font-name-complex="Courier New"/>
    </style:style>
    <style:style style:name="T194_7" style:family="text">
      <style:text-properties style:font-name="Courier New" style:font-name-asian="Courier New" style:font-name-complex="Courier New"/>
    </style:style>
    <style:style style:name="P19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T195_12" style:family="text"/>
    <style:style style:name="T195_13" style:family="text"/>
    <style:style style:name="T195_14" style:family="text"/>
    <style:style style:name="T195_15" style:family="text"/>
    <style:style style:name="T195_16" style:family="text"/>
    <style:style style:name="P19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197" style:family="paragraph" style:parent-style-name="Heading_20_3">
      <style:paragraph-properties fo:break-before="auto" fo:line-height="100%" fo:margin-top="0cm" style:writing-mode="lr-tb"/>
    </style:style>
    <style:style style:name="T197_1" style:family="text">
      <style:text-properties style:font-name="Courier New" style:font-name-asian="Courier New" style:font-name-complex="Courier New"/>
    </style:style>
    <style:style style:name="T197_2" style:family="text">
      <style:text-properties style:font-name="Courier New" style:font-name-asian="Courier New" style:font-name-complex="Courier New"/>
    </style:style>
    <style:style style:name="T197_3" style:family="text">
      <style:text-properties style:font-name="Courier New" style:font-name-asian="Courier New" style:font-name-complex="Courier New"/>
    </style:style>
    <style:style style:name="T197_4" style:family="text">
      <style:text-properties style:font-name="Courier New" style:font-name-asian="Courier New" style:font-name-complex="Courier New"/>
    </style:style>
    <style:style style:name="T197_5" style:family="text">
      <style:text-properties style:font-name="Courier New" style:font-name-asian="Courier New" style:font-name-complex="Courier New"/>
    </style:style>
    <style:style style:name="T197_6" style:family="text">
      <style:text-properties style:font-name="Courier New" style:font-name-asian="Courier New" style:font-name-complex="Courier New"/>
    </style:style>
    <style:style style:name="T197_7" style:family="text">
      <style:text-properties style:font-name="Courier New" style:font-name-asian="Courier New" style:font-name-complex="Courier New"/>
    </style:style>
    <style:style style:name="P19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/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T198_101" style:family="text"/>
    <style:style style:name="T198_102" style:family="text"/>
    <style:style style:name="T198_103" style:family="text"/>
    <style:style style:name="T198_104" style:family="text"/>
    <style:style style:name="T198_105" style:family="text"/>
    <style:style style:name="T198_106" style:family="text"/>
    <style:style style:name="T198_107" style:family="text"/>
    <style:style style:name="T198_108" style:family="text"/>
    <style:style style:name="T198_109" style:family="text"/>
    <style:style style:name="T198_110" style:family="text"/>
    <style:style style:name="T198_111" style:family="text"/>
    <style:style style:name="T198_112" style:family="text"/>
    <style:style style:name="T198_113" style:family="text"/>
    <style:style style:name="T198_114" style:family="text"/>
    <style:style style:name="T198_115" style:family="text"/>
    <style:style style:name="T198_116" style:family="text"/>
    <style:style style:name="T198_117" style:family="text"/>
    <style:style style:name="T198_118" style:family="text"/>
    <style:style style:name="T198_119" style:family="text"/>
    <style:style style:name="T198_120" style:family="text"/>
    <style:style style:name="T198_121" style:family="text"/>
    <style:style style:name="T198_122" style:family="text"/>
    <style:style style:name="P19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00" style:family="paragraph" style:parent-style-name="Heading_20_3">
      <style:paragraph-properties fo:break-before="auto" fo:line-height="100%" fo:margin-top="0cm" style:writing-mode="lr-tb"/>
    </style:style>
    <style:style style:name="T200_1" style:family="text">
      <style:text-properties style:font-name="Courier New" style:font-name-asian="Courier New" style:font-name-complex="Courier New"/>
    </style:style>
    <style:style style:name="T200_2" style:family="text">
      <style:text-properties style:font-name="Courier New" style:font-name-asian="Courier New" style:font-name-complex="Courier New"/>
    </style:style>
    <style:style style:name="T200_3" style:family="text">
      <style:text-properties style:font-name="Courier New" style:font-name-asian="Courier New" style:font-name-complex="Courier New"/>
    </style:style>
    <style:style style:name="P20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  <style:style style:name="T201_56" style:family="text"/>
    <style:style style:name="T201_57" style:family="text"/>
    <style:style style:name="T201_58" style:family="text"/>
    <style:style style:name="T201_59" style:family="text"/>
    <style:style style:name="T201_60" style:family="text"/>
    <style:style style:name="T201_61" style:family="text"/>
    <style:style style:name="T201_62" style:family="text"/>
    <style:style style:name="T201_63" style:family="text"/>
    <style:style style:name="T201_64" style:family="text"/>
    <style:style style:name="T201_65" style:family="text"/>
    <style:style style:name="T201_66" style:family="text"/>
    <style:style style:name="T201_67" style:family="text"/>
    <style:style style:name="T201_68" style:family="text"/>
    <style:style style:name="T201_69" style:family="text"/>
    <style:style style:name="T201_70" style:family="text"/>
    <style:style style:name="T201_71" style:family="text"/>
    <style:style style:name="T201_72" style:family="text"/>
    <style:style style:name="T201_73" style:family="text"/>
    <style:style style:name="T201_74" style:family="text"/>
    <style:style style:name="T201_75" style:family="text"/>
    <style:style style:name="T201_76" style:family="text"/>
    <style:style style:name="T201_77" style:family="text"/>
    <style:style style:name="T201_78" style:family="text"/>
    <style:style style:name="T201_79" style:family="text"/>
    <style:style style:name="T201_80" style:family="text"/>
    <style:style style:name="T201_81" style:family="text"/>
    <style:style style:name="T201_82" style:family="text"/>
    <style:style style:name="P20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02_1" style:family="text">
      <style:text-properties fo:font-weight="bold" style:font-weight-asian="bold" style:font-weight-complex="bold"/>
    </style:style>
    <style:style style:name="P20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03_1" style:family="text">
      <style:text-properties style:font-name="Courier New" style:font-name-asian="Courier New" style:font-name-complex="Courier New"/>
    </style:style>
    <style:style style:name="T203_2" style:family="text">
      <style:text-properties style:font-name="Courier New" style:font-name-asian="Courier New" style:font-name-complex="Courier New"/>
    </style:style>
    <style:style style:name="T203_3" style:family="text">
      <style:text-properties style:font-name="Courier New" style:font-name-asian="Courier New" style:font-name-complex="Courier New"/>
    </style:style>
    <style:style style:name="T203_4" style:family="text">
      <style:text-properties style:font-name="Courier New" style:font-name-asian="Courier New" style:font-name-complex="Courier New"/>
    </style:style>
    <style:style style:name="T203_5" style:family="text">
      <style:text-properties style:font-name="Courier New" style:font-name-asian="Courier New" style:font-name-complex="Courier New"/>
    </style:style>
    <style:style style:name="T203_6" style:family="text">
      <style:text-properties style:font-name="Courier New" style:font-name-asian="Courier New" style:font-name-complex="Courier New"/>
    </style:style>
    <style:style style:name="T203_7" style:family="text">
      <style:text-properties style:font-name="Courier New" style:font-name-asian="Courier New" style:font-name-complex="Courier New"/>
    </style:style>
    <style:style style:name="T203_8" style:family="text">
      <style:text-properties style:font-name="Courier New" style:font-name-asian="Courier New" style:font-name-complex="Courier New"/>
    </style:style>
    <style:style style:name="T203_9" style:family="text">
      <style:text-properties style:font-name="Courier New" style:font-name-asian="Courier New" style:font-name-complex="Courier New"/>
    </style:style>
    <style:style style:name="T203_10" style:family="text">
      <style:text-properties style:font-name="Courier New" style:font-name-asian="Courier New" style:font-name-complex="Courier New"/>
    </style:style>
    <style:style style:name="P20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T204_19" style:family="text"/>
    <style:style style:name="P20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05_1" style:family="text">
      <style:text-properties style:font-name="Courier New" style:font-name-asian="Courier New" style:font-name-complex="Courier New"/>
    </style:style>
    <style:style style:name="T205_2" style:family="text">
      <style:text-properties style:font-name="Courier New" style:font-name-asian="Courier New" style:font-name-complex="Courier New"/>
    </style:style>
    <style:style style:name="T205_3" style:family="text">
      <style:text-properties style:font-name="Courier New" style:font-name-asian="Courier New" style:font-name-complex="Courier New"/>
    </style:style>
    <style:style style:name="T205_4" style:family="text">
      <style:text-properties style:font-name="Courier New" style:font-name-asian="Courier New" style:font-name-complex="Courier New"/>
    </style:style>
    <style:style style:name="T205_5" style:family="text">
      <style:text-properties style:font-name="Courier New" style:font-name-asian="Courier New" style:font-name-complex="Courier New"/>
    </style:style>
    <style:style style:name="T205_6" style:family="text">
      <style:text-properties style:font-name="Courier New" style:font-name-asian="Courier New" style:font-name-complex="Courier New"/>
    </style:style>
    <style:style style:name="T205_7" style:family="text">
      <style:text-properties style:font-name="Courier New" style:font-name-asian="Courier New" style:font-name-complex="Courier New"/>
    </style:style>
    <style:style style:name="T205_8" style:family="text">
      <style:text-properties style:font-name="Courier New" style:font-name-asian="Courier New" style:font-name-complex="Courier New"/>
    </style:style>
    <style:style style:name="T205_9" style:family="text">
      <style:text-properties style:font-name="Courier New" style:font-name-asian="Courier New" style:font-name-complex="Courier New"/>
    </style:style>
    <style:style style:name="T205_10" style:family="text">
      <style:text-properties style:font-name="Courier New" style:font-name-asian="Courier New" style:font-name-complex="Courier New"/>
    </style:style>
    <style:style style:name="P20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T206_77" style:family="text"/>
    <style:style style:name="T206_78" style:family="text"/>
    <style:style style:name="T206_79" style:family="text"/>
    <style:style style:name="T206_80" style:family="text"/>
    <style:style style:name="T206_81" style:family="text"/>
    <style:style style:name="T206_82" style:family="text"/>
    <style:style style:name="T206_83" style:family="text"/>
    <style:style style:name="T206_84" style:family="text"/>
    <style:style style:name="T206_85" style:family="text"/>
    <style:style style:name="T206_86" style:family="text"/>
    <style:style style:name="T206_87" style:family="text"/>
    <style:style style:name="P20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07_1" style:family="text">
      <style:text-properties style:font-name="Courier New" style:font-name-asian="Courier New" style:font-name-complex="Courier New"/>
    </style:style>
    <style:style style:name="T207_2" style:family="text">
      <style:text-properties style:font-name="Courier New" style:font-name-asian="Courier New" style:font-name-complex="Courier New"/>
    </style:style>
    <style:style style:name="T207_3" style:family="text">
      <style:text-properties style:font-name="Courier New" style:font-name-asian="Courier New" style:font-name-complex="Courier New"/>
    </style:style>
    <style:style style:name="T207_4" style:family="text">
      <style:text-properties style:font-name="Courier New" style:font-name-asian="Courier New" style:font-name-complex="Courier New"/>
    </style:style>
    <style:style style:name="T207_5" style:family="text">
      <style:text-properties style:font-name="Courier New" style:font-name-asian="Courier New" style:font-name-complex="Courier New"/>
    </style:style>
    <style:style style:name="T207_6" style:family="text">
      <style:text-properties style:font-name="Courier New" style:font-name-asian="Courier New" style:font-name-complex="Courier New"/>
    </style:style>
    <style:style style:name="T207_7" style:family="text">
      <style:text-properties style:font-name="Courier New" style:font-name-asian="Courier New" style:font-name-complex="Courier New"/>
    </style:style>
    <style:style style:name="T207_8" style:family="text">
      <style:text-properties style:font-name="Courier New" style:font-name-asian="Courier New" style:font-name-complex="Courier New"/>
    </style:style>
    <style:style style:name="T207_9" style:family="text">
      <style:text-properties style:font-name="Courier New" style:font-name-asian="Courier New" style:font-name-complex="Courier New"/>
    </style:style>
    <style:style style:name="T207_10" style:family="text">
      <style:text-properties style:font-name="Courier New" style:font-name-asian="Courier New" style:font-name-complex="Courier New"/>
    </style:style>
    <style:style style:name="T207_11" style:family="text">
      <style:text-properties style:font-name="Courier New" style:font-name-asian="Courier New" style:font-name-complex="Courier New"/>
    </style:style>
    <style:style style:name="T207_12" style:family="text">
      <style:text-properties style:font-name="Courier New" style:font-name-asian="Courier New" style:font-name-complex="Courier New"/>
    </style:style>
    <style:style style:name="T207_13" style:family="text">
      <style:text-properties style:font-name="Courier New" style:font-name-asian="Courier New" style:font-name-complex="Courier New"/>
    </style:style>
    <style:style style:name="T207_14" style:family="text">
      <style:text-properties style:font-name="Courier New" style:font-name-asian="Courier New" style:font-name-complex="Courier New"/>
    </style:style>
    <style:style style:name="P20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T208_82" style:family="text"/>
    <style:style style:name="T208_83" style:family="text"/>
    <style:style style:name="T208_84" style:family="text"/>
    <style:style style:name="T208_85" style:family="text"/>
    <style:style style:name="T208_86" style:family="text"/>
    <style:style style:name="T208_87" style:family="text"/>
    <style:style style:name="T208_88" style:family="text"/>
    <style:style style:name="T208_89" style:family="text"/>
    <style:style style:name="T208_90" style:family="text"/>
    <style:style style:name="T208_91" style:family="text"/>
    <style:style style:name="T208_92" style:family="text"/>
    <style:style style:name="T208_93" style:family="text"/>
    <style:style style:name="T208_94" style:family="text"/>
    <style:style style:name="T208_95" style:family="text"/>
    <style:style style:name="T208_96" style:family="text"/>
    <style:style style:name="T208_97" style:family="text"/>
    <style:style style:name="T208_98" style:family="text"/>
    <style:style style:name="T208_99" style:family="text"/>
    <style:style style:name="P20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1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10_1" style:family="text">
      <style:text-properties style:font-name="Courier New" style:font-name-asian="Courier New" style:font-name-complex="Courier New"/>
    </style:style>
    <style:style style:name="T210_2" style:family="text">
      <style:text-properties style:font-name="Courier New" style:font-name-asian="Courier New" style:font-name-complex="Courier New"/>
    </style:style>
    <style:style style:name="T210_3" style:family="text">
      <style:text-properties style:font-name="Courier New" style:font-name-asian="Courier New" style:font-name-complex="Courier New"/>
    </style:style>
    <style:style style:name="T210_4" style:family="text">
      <style:text-properties style:font-name="Courier New" style:font-name-asian="Courier New" style:font-name-complex="Courier New"/>
    </style:style>
    <style:style style:name="T210_5" style:family="text">
      <style:text-properties style:font-name="Courier New" style:font-name-asian="Courier New" style:font-name-complex="Courier New"/>
    </style:style>
    <style:style style:name="T210_6" style:family="text">
      <style:text-properties style:font-name="Courier New" style:font-name-asian="Courier New" style:font-name-complex="Courier New"/>
    </style:style>
    <style:style style:name="T210_7" style:family="text">
      <style:text-properties style:font-name="Courier New" style:font-name-asian="Courier New" style:font-name-complex="Courier New"/>
    </style:style>
    <style:style style:name="T210_8" style:family="text">
      <style:text-properties style:font-name="Courier New" style:font-name-asian="Courier New" style:font-name-complex="Courier New"/>
    </style:style>
    <style:style style:name="P21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P21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13" style:family="paragraph" style:parent-style-name="Heading_20_3">
      <style:paragraph-properties fo:break-before="auto" fo:line-height="100%" fo:margin-top="0cm" style:writing-mode="lr-tb"/>
    </style:style>
    <style:style style:name="T213_1" style:family="text">
      <style:text-properties style:font-name="Courier New" style:font-name-asian="Courier New" style:font-name-complex="Courier New"/>
    </style:style>
    <style:style style:name="T213_2" style:family="text">
      <style:text-properties style:font-name="Courier New" style:font-name-asian="Courier New" style:font-name-complex="Courier New"/>
    </style:style>
    <style:style style:name="T213_3" style:family="text">
      <style:text-properties style:font-name="Courier New" style:font-name-asian="Courier New" style:font-name-complex="Courier New"/>
    </style:style>
    <style:style style:name="P21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P21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15_1" style:family="text">
      <style:text-properties fo:font-weight="bold" style:font-weight-asian="bold" style:font-weight-complex="bold"/>
    </style:style>
    <style:style style:name="P21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16_1" style:family="text">
      <style:text-properties style:font-name="Courier New" style:font-name-asian="Courier New" style:font-name-complex="Courier New"/>
    </style:style>
    <style:style style:name="T216_2" style:family="text">
      <style:text-properties style:font-name="Courier New" style:font-name-asian="Courier New" style:font-name-complex="Courier New"/>
    </style:style>
    <style:style style:name="T216_3" style:family="text">
      <style:text-properties style:font-name="Courier New" style:font-name-asian="Courier New" style:font-name-complex="Courier New"/>
    </style:style>
    <style:style style:name="T216_4" style:family="text">
      <style:text-properties style:font-name="Courier New" style:font-name-asian="Courier New" style:font-name-complex="Courier New"/>
    </style:style>
    <style:style style:name="T216_5" style:family="text">
      <style:text-properties style:font-name="Courier New" style:font-name-asian="Courier New" style:font-name-complex="Courier New"/>
    </style:style>
    <style:style style:name="T216_6" style:family="text">
      <style:text-properties style:font-name="Courier New" style:font-name-asian="Courier New" style:font-name-complex="Courier New"/>
    </style:style>
    <style:style style:name="T216_7" style:family="text">
      <style:text-properties style:font-name="Courier New" style:font-name-asian="Courier New" style:font-name-complex="Courier New"/>
    </style:style>
    <style:style style:name="T216_8" style:family="text">
      <style:text-properties style:font-name="Courier New" style:font-name-asian="Courier New" style:font-name-complex="Courier New"/>
    </style:style>
    <style:style style:name="T216_9" style:family="text">
      <style:text-properties style:font-name="Courier New" style:font-name-asian="Courier New" style:font-name-complex="Courier New"/>
    </style:style>
    <style:style style:name="T216_10" style:family="text">
      <style:text-properties style:font-name="Courier New" style:font-name-asian="Courier New" style:font-name-complex="Courier New"/>
    </style:style>
    <style:style style:name="P21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P21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18_1" style:family="text">
      <style:text-properties style:font-name="Courier New" style:font-name-asian="Courier New" style:font-name-complex="Courier New"/>
    </style:style>
    <style:style style:name="T218_2" style:family="text">
      <style:text-properties style:font-name="Courier New" style:font-name-asian="Courier New" style:font-name-complex="Courier New"/>
    </style:style>
    <style:style style:name="T218_3" style:family="text">
      <style:text-properties style:font-name="Courier New" style:font-name-asian="Courier New" style:font-name-complex="Courier New"/>
    </style:style>
    <style:style style:name="T218_4" style:family="text">
      <style:text-properties style:font-name="Courier New" style:font-name-asian="Courier New" style:font-name-complex="Courier New"/>
    </style:style>
    <style:style style:name="T218_5" style:family="text">
      <style:text-properties style:font-name="Courier New" style:font-name-asian="Courier New" style:font-name-complex="Courier New"/>
    </style:style>
    <style:style style:name="T218_6" style:family="text">
      <style:text-properties style:font-name="Courier New" style:font-name-asian="Courier New" style:font-name-complex="Courier New"/>
    </style:style>
    <style:style style:name="T218_7" style:family="text">
      <style:text-properties style:font-name="Courier New" style:font-name-asian="Courier New" style:font-name-complex="Courier New"/>
    </style:style>
    <style:style style:name="T218_8" style:family="text">
      <style:text-properties style:font-name="Courier New" style:font-name-asian="Courier New" style:font-name-complex="Courier New"/>
    </style:style>
    <style:style style:name="T218_9" style:family="text">
      <style:text-properties style:font-name="Courier New" style:font-name-asian="Courier New" style:font-name-complex="Courier New"/>
    </style:style>
    <style:style style:name="T218_10" style:family="text">
      <style:text-properties style:font-name="Courier New" style:font-name-asian="Courier New" style:font-name-complex="Courier New"/>
    </style:style>
    <style:style style:name="T218_11" style:family="text">
      <style:text-properties style:font-name="Courier New" style:font-name-asian="Courier New" style:font-name-complex="Courier New"/>
    </style:style>
    <style:style style:name="T218_12" style:family="text">
      <style:text-properties style:font-name="Courier New" style:font-name-asian="Courier New" style:font-name-complex="Courier New"/>
    </style:style>
    <style:style style:name="T218_13" style:family="text">
      <style:text-properties style:font-name="Courier New" style:font-name-asian="Courier New" style:font-name-complex="Courier New"/>
    </style:style>
    <style:style style:name="T218_14" style:family="text">
      <style:text-properties style:font-name="Courier New" style:font-name-asian="Courier New" style:font-name-complex="Courier New"/>
    </style:style>
    <style:style style:name="P21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T219_28" style:family="text"/>
    <style:style style:name="T219_29" style:family="text"/>
    <style:style style:name="T219_30" style:family="text"/>
    <style:style style:name="T219_31" style:family="text"/>
    <style:style style:name="T219_32" style:family="text"/>
    <style:style style:name="T219_33" style:family="text"/>
    <style:style style:name="T219_34" style:family="text"/>
    <style:style style:name="T219_35" style:family="text"/>
    <style:style style:name="T219_36" style:family="text"/>
    <style:style style:name="T219_37" style:family="text"/>
    <style:style style:name="T219_38" style:family="text"/>
    <style:style style:name="T219_39" style:family="text"/>
    <style:style style:name="P220" style:family="paragraph" style:parent-style-name="Heading_20_3">
      <style:paragraph-properties fo:break-before="auto" fo:line-height="100%" fo:margin-top="0cm" style:writing-mode="lr-tb"/>
    </style:style>
    <style:style style:name="T220_1" style:family="text">
      <style:text-properties style:font-name="Courier New" style:font-name-asian="Courier New" style:font-name-complex="Courier New"/>
    </style:style>
    <style:style style:name="T220_2" style:family="text">
      <style:text-properties style:font-name="Courier New" style:font-name-asian="Courier New" style:font-name-complex="Courier New"/>
    </style:style>
    <style:style style:name="T220_3" style:family="text">
      <style:text-properties style:font-name="Courier New" style:font-name-asian="Courier New" style:font-name-complex="Courier New"/>
    </style:style>
    <style:style style:name="P22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P22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22_1" style:family="text">
      <style:text-properties fo:font-weight="bold" style:font-weight-asian="bold" style:font-weight-complex="bold"/>
    </style:style>
    <style:style style:name="P22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23_1" style:family="text">
      <style:text-properties style:font-name="Courier New" style:font-name-asian="Courier New" style:font-name-complex="Courier New"/>
    </style:style>
    <style:style style:name="T223_2" style:family="text">
      <style:text-properties style:font-name="Courier New" style:font-name-asian="Courier New" style:font-name-complex="Courier New"/>
    </style:style>
    <style:style style:name="T223_3" style:family="text">
      <style:text-properties style:font-name="Courier New" style:font-name-asian="Courier New" style:font-name-complex="Courier New"/>
    </style:style>
    <style:style style:name="T223_4" style:family="text">
      <style:text-properties style:font-name="Courier New" style:font-name-asian="Courier New" style:font-name-complex="Courier New"/>
    </style:style>
    <style:style style:name="P22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P22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25_1" style:family="text">
      <style:text-properties style:font-name="Courier New" style:font-name-asian="Courier New" style:font-name-complex="Courier New"/>
    </style:style>
    <style:style style:name="T225_2" style:family="text">
      <style:text-properties style:font-name="Courier New" style:font-name-asian="Courier New" style:font-name-complex="Courier New"/>
    </style:style>
    <style:style style:name="T225_3" style:family="text">
      <style:text-properties style:font-name="Courier New" style:font-name-asian="Courier New" style:font-name-complex="Courier New"/>
    </style:style>
    <style:style style:name="T225_4" style:family="text">
      <style:text-properties style:font-name="Courier New" style:font-name-asian="Courier New" style:font-name-complex="Courier New"/>
    </style:style>
    <style:style style:name="P22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26_1" style:family="text"/>
    <style:style style:name="T226_2" style:family="text"/>
    <style:style style:name="T226_3" style:family="text"/>
    <style:style style:name="T226_4" style:family="text"/>
    <style:style style:name="T226_5" style:family="text"/>
    <style:style style:name="T226_6" style:family="text"/>
    <style:style style:name="T226_7" style:family="text"/>
    <style:style style:name="T226_8" style:family="text"/>
    <style:style style:name="T226_9" style:family="text"/>
    <style:style style:name="T226_10" style:family="text"/>
    <style:style style:name="T226_11" style:family="text"/>
    <style:style style:name="T226_12" style:family="text"/>
    <style:style style:name="T226_13" style:family="text"/>
    <style:style style:name="T226_14" style:family="text"/>
    <style:style style:name="T226_15" style:family="text"/>
    <style:style style:name="T226_16" style:family="text"/>
    <style:style style:name="P22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28" style:family="paragraph" style:parent-style-name="Heading_20_3">
      <style:paragraph-properties fo:break-before="auto" fo:line-height="100%" fo:margin-top="0cm" style:writing-mode="lr-tb"/>
    </style:style>
    <style:style style:name="T228_1" style:family="text">
      <style:text-properties style:font-name="Courier New" style:font-name-asian="Courier New" style:font-name-complex="Courier New"/>
    </style:style>
    <style:style style:name="T228_2" style:family="text">
      <style:text-properties style:font-name="Courier New" style:font-name-asian="Courier New" style:font-name-complex="Courier New"/>
    </style:style>
    <style:style style:name="T228_3" style:family="text">
      <style:text-properties style:font-name="Courier New" style:font-name-asian="Courier New" style:font-name-complex="Courier New"/>
    </style:style>
    <style:style style:name="T228_4" style:family="text">
      <style:text-properties style:font-name="Courier New" style:font-name-asian="Courier New" style:font-name-complex="Courier New"/>
    </style:style>
    <style:style style:name="P22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P23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>
      <style:text-properties fo:font-weight="bold" style:font-weight-asian="bold" style:font-weight-complex="bold"/>
    </style:style>
    <style:style style:name="P23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31_1" style:family="text">
      <style:text-properties style:font-name="Courier New" style:font-name-asian="Courier New" style:font-name-complex="Courier New"/>
    </style:style>
    <style:style style:name="T231_2" style:family="text">
      <style:text-properties style:font-name="Courier New" style:font-name-asian="Courier New" style:font-name-complex="Courier New"/>
    </style:style>
    <style:style style:name="T231_3" style:family="text">
      <style:text-properties style:font-name="Courier New" style:font-name-asian="Courier New" style:font-name-complex="Courier New"/>
    </style:style>
    <style:style style:name="T231_4" style:family="text">
      <style:text-properties style:font-name="Courier New" style:font-name-asian="Courier New" style:font-name-complex="Courier New"/>
    </style:style>
    <style:style style:name="T231_5" style:family="text">
      <style:text-properties style:font-name="Courier New" style:font-name-asian="Courier New" style:font-name-complex="Courier New"/>
    </style:style>
    <style:style style:name="T231_6" style:family="text">
      <style:text-properties style:font-name="Courier New" style:font-name-asian="Courier New" style:font-name-complex="Courier New"/>
    </style:style>
    <style:style style:name="T231_7" style:family="text">
      <style:text-properties style:font-name="Courier New" style:font-name-asian="Courier New" style:font-name-complex="Courier New"/>
    </style:style>
    <style:style style:name="P23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T232_15" style:family="text"/>
    <style:style style:name="P233" style:family="paragraph" style:parent-style-name="Heading_20_3">
      <style:paragraph-properties fo:break-before="auto" fo:line-height="100%" fo:margin-top="0cm" style:writing-mode="lr-tb"/>
    </style:style>
    <style:style style:name="T233_1" style:family="text">
      <style:text-properties style:font-name="Courier New" style:font-name-asian="Courier New" style:font-name-complex="Courier New"/>
    </style:style>
    <style:style style:name="T233_2" style:family="text">
      <style:text-properties style:font-name="Courier New" style:font-name-asian="Courier New" style:font-name-complex="Courier New"/>
    </style:style>
    <style:style style:name="T233_3" style:family="text">
      <style:text-properties style:font-name="Courier New" style:font-name-asian="Courier New" style:font-name-complex="Courier New"/>
    </style:style>
    <style:style style:name="P23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T234_28" style:family="text"/>
    <style:style style:name="T234_29" style:family="text"/>
    <style:style style:name="T234_30" style:family="text"/>
    <style:style style:name="T234_31" style:family="text"/>
    <style:style style:name="T234_32" style:family="text"/>
    <style:style style:name="T234_33" style:family="text"/>
    <style:style style:name="T234_34" style:family="text"/>
    <style:style style:name="T234_35" style:family="text"/>
    <style:style style:name="T234_36" style:family="text"/>
    <style:style style:name="T234_37" style:family="text"/>
    <style:style style:name="T234_38" style:family="text"/>
    <style:style style:name="T234_39" style:family="text"/>
    <style:style style:name="T234_40" style:family="text"/>
    <style:style style:name="T234_41" style:family="text"/>
    <style:style style:name="T234_42" style:family="text"/>
    <style:style style:name="T234_43" style:family="text"/>
    <style:style style:name="T234_44" style:family="text"/>
    <style:style style:name="T234_45" style:family="text"/>
    <style:style style:name="T234_46" style:family="text"/>
    <style:style style:name="P23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35_1" style:family="text">
      <style:text-properties fo:font-weight="bold" style:font-weight-asian="bold" style:font-weight-complex="bold"/>
    </style:style>
    <style:style style:name="P23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36_1" style:family="text">
      <style:text-properties style:font-name="Courier New" style:font-name-asian="Courier New" style:font-name-complex="Courier New"/>
    </style:style>
    <style:style style:name="T236_2" style:family="text">
      <style:text-properties style:font-name="Courier New" style:font-name-asian="Courier New" style:font-name-complex="Courier New"/>
    </style:style>
    <style:style style:name="T236_3" style:family="text">
      <style:text-properties style:font-name="Courier New" style:font-name-asian="Courier New" style:font-name-complex="Courier New"/>
    </style:style>
    <style:style style:name="T236_4" style:family="text">
      <style:text-properties style:font-name="Courier New" style:font-name-asian="Courier New" style:font-name-complex="Courier New"/>
    </style:style>
    <style:style style:name="P23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P23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38_1" style:family="text">
      <style:text-properties style:font-name="Courier New" style:font-name-asian="Courier New" style:font-name-complex="Courier New"/>
    </style:style>
    <style:style style:name="T238_2" style:family="text">
      <style:text-properties style:font-name="Courier New" style:font-name-asian="Courier New" style:font-name-complex="Courier New"/>
    </style:style>
    <style:style style:name="T238_3" style:family="text">
      <style:text-properties style:font-name="Courier New" style:font-name-asian="Courier New" style:font-name-complex="Courier New"/>
    </style:style>
    <style:style style:name="T238_4" style:family="text">
      <style:text-properties style:font-name="Courier New" style:font-name-asian="Courier New" style:font-name-complex="Courier New"/>
    </style:style>
    <style:style style:name="P23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P24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40_1" style:family="text">
      <style:text-properties style:font-name="Courier New" style:font-name-asian="Courier New" style:font-name-complex="Courier New"/>
    </style:style>
    <style:style style:name="T240_2" style:family="text">
      <style:text-properties style:font-name="Courier New" style:font-name-asian="Courier New" style:font-name-complex="Courier New"/>
    </style:style>
    <style:style style:name="T240_3" style:family="text">
      <style:text-properties style:font-name="Courier New" style:font-name-asian="Courier New" style:font-name-complex="Courier New"/>
    </style:style>
    <style:style style:name="T240_4" style:family="text">
      <style:text-properties style:font-name="Courier New" style:font-name-asian="Courier New" style:font-name-complex="Courier New"/>
    </style:style>
    <style:style style:name="P24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41_1" style:family="text"/>
    <style:style style:name="T241_2" style:family="text"/>
    <style:style style:name="T241_3" style:family="text"/>
    <style:style style:name="T241_4" style:family="text"/>
    <style:style style:name="T241_5" style:family="text"/>
    <style:style style:name="T241_6" style:family="text"/>
    <style:style style:name="T241_7" style:family="text"/>
    <style:style style:name="T241_8" style:family="text"/>
    <style:style style:name="T241_9" style:family="text"/>
    <style:style style:name="T241_10" style:family="text"/>
    <style:style style:name="T241_11" style:family="text"/>
    <style:style style:name="T241_12" style:family="text"/>
    <style:style style:name="T241_13" style:family="text"/>
    <style:style style:name="T241_14" style:family="text"/>
    <style:style style:name="P24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42_1" style:family="text">
      <style:text-properties style:font-name="Courier New" style:font-name-asian="Courier New" style:font-name-complex="Courier New"/>
    </style:style>
    <style:style style:name="T242_2" style:family="text">
      <style:text-properties style:font-name="Courier New" style:font-name-asian="Courier New" style:font-name-complex="Courier New"/>
    </style:style>
    <style:style style:name="T242_3" style:family="text">
      <style:text-properties style:font-name="Courier New" style:font-name-asian="Courier New" style:font-name-complex="Courier New"/>
    </style:style>
    <style:style style:name="T242_4" style:family="text">
      <style:text-properties style:font-name="Courier New" style:font-name-asian="Courier New" style:font-name-complex="Courier New"/>
    </style:style>
    <style:style style:name="P24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P24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45" style:family="paragraph" style:parent-style-name="Heading_20_3">
      <style:paragraph-properties fo:break-before="auto" fo:line-height="100%" fo:margin-top="0cm" style:writing-mode="lr-tb"/>
    </style:style>
    <style:style style:name="T245_1" style:family="text">
      <style:text-properties style:font-name="Courier New" style:font-name-asian="Courier New" style:font-name-complex="Courier New"/>
    </style:style>
    <style:style style:name="T245_2" style:family="text">
      <style:text-properties style:font-name="Courier New" style:font-name-asian="Courier New" style:font-name-complex="Courier New"/>
    </style:style>
    <style:style style:name="T245_3" style:family="text">
      <style:text-properties style:font-name="Courier New" style:font-name-asian="Courier New" style:font-name-complex="Courier New"/>
    </style:style>
    <style:style style:name="P24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T246_7" style:family="text"/>
    <style:style style:name="T246_8" style:family="text"/>
    <style:style style:name="T246_9" style:family="text"/>
    <style:style style:name="T246_10" style:family="text"/>
    <style:style style:name="T246_11" style:family="text"/>
    <style:style style:name="T246_12" style:family="text"/>
    <style:style style:name="T246_13" style:family="text"/>
    <style:style style:name="T246_14" style:family="text"/>
    <style:style style:name="T246_15" style:family="text"/>
    <style:style style:name="T246_16" style:family="text"/>
    <style:style style:name="T246_17" style:family="text"/>
    <style:style style:name="T246_18" style:family="text"/>
    <style:style style:name="T246_19" style:family="text"/>
    <style:style style:name="T246_20" style:family="text"/>
    <style:style style:name="T246_21" style:family="text"/>
    <style:style style:name="T246_22" style:family="text"/>
    <style:style style:name="T246_23" style:family="text"/>
    <style:style style:name="T246_24" style:family="text"/>
    <style:style style:name="T246_25" style:family="text"/>
    <style:style style:name="T246_26" style:family="text"/>
    <style:style style:name="T246_27" style:family="text"/>
    <style:style style:name="T246_28" style:family="text"/>
    <style:style style:name="T246_29" style:family="text"/>
    <style:style style:name="T246_30" style:family="text"/>
    <style:style style:name="T246_31" style:family="text"/>
    <style:style style:name="T246_32" style:family="text"/>
    <style:style style:name="P24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47_1" style:family="text">
      <style:text-properties fo:font-weight="bold" style:font-weight-asian="bold" style:font-weight-complex="bold"/>
    </style:style>
    <style:style style:name="P24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48_1" style:family="text">
      <style:text-properties style:font-name="Courier New" style:font-name-asian="Courier New" style:font-name-complex="Courier New"/>
    </style:style>
    <style:style style:name="T248_2" style:family="text">
      <style:text-properties style:font-name="Courier New" style:font-name-asian="Courier New" style:font-name-complex="Courier New"/>
    </style:style>
    <style:style style:name="T248_3" style:family="text">
      <style:text-properties style:font-name="Courier New" style:font-name-asian="Courier New" style:font-name-complex="Courier New"/>
    </style:style>
    <style:style style:name="T248_4" style:family="text">
      <style:text-properties style:font-name="Courier New" style:font-name-asian="Courier New" style:font-name-complex="Courier New"/>
    </style:style>
    <style:style style:name="T248_5" style:family="text">
      <style:text-properties style:font-name="Courier New" style:font-name-asian="Courier New" style:font-name-complex="Courier New"/>
    </style:style>
    <style:style style:name="T248_6" style:family="text">
      <style:text-properties style:font-name="Courier New" style:font-name-asian="Courier New" style:font-name-complex="Courier New"/>
    </style:style>
    <style:style style:name="T248_7" style:family="text">
      <style:text-properties style:font-name="Courier New" style:font-name-asian="Courier New" style:font-name-complex="Courier New"/>
    </style:style>
    <style:style style:name="P24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P250" style:family="paragraph" style:parent-style-name="Heading_20_3">
      <style:paragraph-properties fo:break-before="auto" fo:line-height="100%" fo:margin-top="0cm" style:writing-mode="lr-tb"/>
    </style:style>
    <style:style style:name="T250_1" style:family="text">
      <style:text-properties style:font-name="Courier New" style:font-name-asian="Courier New" style:font-name-complex="Courier New"/>
    </style:style>
    <style:style style:name="T250_2" style:family="text">
      <style:text-properties style:font-name="Courier New" style:font-name-asian="Courier New" style:font-name-complex="Courier New"/>
    </style:style>
    <style:style style:name="T250_3" style:family="text">
      <style:text-properties style:font-name="Courier New" style:font-name-asian="Courier New" style:font-name-complex="Courier New"/>
    </style:style>
    <style:style style:name="P25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P25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52_1" style:family="text">
      <style:text-properties fo:font-weight="bold" style:font-weight-asian="bold" style:font-weight-complex="bold"/>
    </style:style>
    <style:style style:name="P25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P25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T254_7" style:family="text"/>
    <style:style style:name="T254_8" style:family="text"/>
    <style:style style:name="T254_9" style:family="text"/>
    <style:style style:name="T254_10" style:family="text"/>
    <style:style style:name="T254_11" style:family="text"/>
    <style:style style:name="T254_12" style:family="text"/>
    <style:style style:name="T254_13" style:family="text"/>
    <style:style style:name="T254_14" style:family="text"/>
    <style:style style:name="P25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56" style:family="paragraph" style:parent-style-name="Heading_20_3">
      <style:paragraph-properties fo:break-before="auto" fo:line-height="100%" fo:margin-top="0cm" style:writing-mode="lr-tb"/>
    </style:style>
    <style:style style:name="T256_1" style:family="text">
      <style:text-properties style:font-name="Courier New" style:font-name-asian="Courier New" style:font-name-complex="Courier New"/>
    </style:style>
    <style:style style:name="T256_2" style:family="text">
      <style:text-properties style:font-name="Courier New" style:font-name-asian="Courier New" style:font-name-complex="Courier New"/>
    </style:style>
    <style:style style:name="T256_3" style:family="text">
      <style:text-properties style:font-name="Courier New" style:font-name-asian="Courier New" style:font-name-complex="Courier New"/>
    </style:style>
    <style:style style:name="P25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P25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58_1" style:family="text">
      <style:text-properties fo:font-weight="bold" style:font-weight-asian="bold" style:font-weight-complex="bold"/>
    </style:style>
    <style:style style:name="P25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59_1" style:family="text">
      <style:text-properties style:font-name="Courier New" style:font-name-asian="Courier New" style:font-name-complex="Courier New"/>
    </style:style>
    <style:style style:name="T259_2" style:family="text">
      <style:text-properties style:font-name="Courier New" style:font-name-asian="Courier New" style:font-name-complex="Courier New"/>
    </style:style>
    <style:style style:name="P26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0_1" style:family="text">
      <style:text-properties style:font-name="Courier New" style:font-name-asian="Courier New" style:font-name-complex="Courier New"/>
    </style:style>
    <style:style style:name="T260_2" style:family="text">
      <style:text-properties style:font-name="Courier New" style:font-name-asian="Courier New" style:font-name-complex="Courier New"/>
    </style:style>
    <style:style style:name="P26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1_1" style:family="text">
      <style:text-properties style:font-name="Courier New" style:font-name-asian="Courier New" style:font-name-complex="Courier New"/>
    </style:style>
    <style:style style:name="T261_2" style:family="text">
      <style:text-properties style:font-name="Courier New" style:font-name-asian="Courier New" style:font-name-complex="Courier New"/>
    </style:style>
    <style:style style:name="P26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P26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6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4_1" style:family="text">
      <style:text-properties style:font-name="Courier New" style:font-name-asian="Courier New" style:font-name-complex="Courier New"/>
    </style:style>
    <style:style style:name="T264_2" style:family="text">
      <style:text-properties style:font-name="Courier New" style:font-name-asian="Courier New" style:font-name-complex="Courier New"/>
    </style:style>
    <style:style style:name="T264_3" style:family="text">
      <style:text-properties style:font-name="Courier New" style:font-name-asian="Courier New" style:font-name-complex="Courier New"/>
    </style:style>
    <style:style style:name="P26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5_1" style:family="text">
      <style:text-properties style:font-name="Courier New" style:font-name-asian="Courier New" style:font-name-complex="Courier New"/>
    </style:style>
    <style:style style:name="T265_2" style:family="text">
      <style:text-properties style:font-name="Courier New" style:font-name-asian="Courier New" style:font-name-complex="Courier New"/>
    </style:style>
    <style:style style:name="T265_3" style:family="text">
      <style:text-properties style:font-name="Courier New" style:font-name-asian="Courier New" style:font-name-complex="Courier New"/>
    </style:style>
    <style:style style:name="P26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6_1" style:family="text">
      <style:text-properties style:font-name="Courier New" style:font-name-asian="Courier New" style:font-name-complex="Courier New"/>
    </style:style>
    <style:style style:name="T266_2" style:family="text">
      <style:text-properties style:font-name="Courier New" style:font-name-asian="Courier New" style:font-name-complex="Courier New"/>
    </style:style>
    <style:style style:name="T266_3" style:family="text">
      <style:text-properties style:font-name="Courier New" style:font-name-asian="Courier New" style:font-name-complex="Courier New"/>
    </style:style>
    <style:style style:name="P26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7_1" style:family="text">
      <style:text-properties style:font-name="Courier New" style:font-name-asian="Courier New" style:font-name-complex="Courier New"/>
    </style:style>
    <style:style style:name="T267_2" style:family="text">
      <style:text-properties style:font-name="Courier New" style:font-name-asian="Courier New" style:font-name-complex="Courier New"/>
    </style:style>
    <style:style style:name="T267_3" style:family="text">
      <style:text-properties style:font-name="Courier New" style:font-name-asian="Courier New" style:font-name-complex="Courier New"/>
    </style:style>
    <style:style style:name="P26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8_1" style:family="text">
      <style:text-properties style:font-name="Courier New" style:font-name-asian="Courier New" style:font-name-complex="Courier New"/>
    </style:style>
    <style:style style:name="T268_2" style:family="text">
      <style:text-properties style:font-name="Courier New" style:font-name-asian="Courier New" style:font-name-complex="Courier New"/>
    </style:style>
    <style:style style:name="T268_3" style:family="text">
      <style:text-properties style:font-name="Courier New" style:font-name-asian="Courier New" style:font-name-complex="Courier New"/>
    </style:style>
    <style:style style:name="P26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P27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7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71_1" style:family="text">
      <style:text-properties style:font-name="Courier New" style:font-name-asian="Courier New" style:font-name-complex="Courier New"/>
    </style:style>
    <style:style style:name="T271_2" style:family="text">
      <style:text-properties style:font-name="Courier New" style:font-name-asian="Courier New" style:font-name-complex="Courier New"/>
    </style:style>
    <style:style style:name="T271_3" style:family="text">
      <style:text-properties style:font-name="Courier New" style:font-name-asian="Courier New" style:font-name-complex="Courier New"/>
    </style:style>
    <style:style style:name="P27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72_1" style:family="text">
      <style:text-properties style:font-name="Courier New" style:font-name-asian="Courier New" style:font-name-complex="Courier New"/>
    </style:style>
    <style:style style:name="T272_2" style:family="text">
      <style:text-properties style:font-name="Courier New" style:font-name-asian="Courier New" style:font-name-complex="Courier New"/>
    </style:style>
    <style:style style:name="T272_3" style:family="text">
      <style:text-properties style:font-name="Courier New" style:font-name-asian="Courier New" style:font-name-complex="Courier New"/>
    </style:style>
    <style:style style:name="P27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73_1" style:family="text">
      <style:text-properties style:font-name="Courier New" style:font-name-asian="Courier New" style:font-name-complex="Courier New"/>
    </style:style>
    <style:style style:name="T273_2" style:family="text">
      <style:text-properties style:font-name="Courier New" style:font-name-asian="Courier New" style:font-name-complex="Courier New"/>
    </style:style>
    <style:style style:name="T273_3" style:family="text">
      <style:text-properties style:font-name="Courier New" style:font-name-asian="Courier New" style:font-name-complex="Courier New"/>
    </style:style>
    <style:style style:name="P27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74_1" style:family="text">
      <style:text-properties style:font-name="Courier New" style:font-name-asian="Courier New" style:font-name-complex="Courier New"/>
    </style:style>
    <style:style style:name="T274_2" style:family="text">
      <style:text-properties style:font-name="Courier New" style:font-name-asian="Courier New" style:font-name-complex="Courier New"/>
    </style:style>
    <style:style style:name="T274_3" style:family="text">
      <style:text-properties style:font-name="Courier New" style:font-name-asian="Courier New" style:font-name-complex="Courier New"/>
    </style:style>
    <style:style style:name="P27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75_1" style:family="text">
      <style:text-properties style:font-name="Courier New" style:font-name-asian="Courier New" style:font-name-complex="Courier New"/>
    </style:style>
    <style:style style:name="T275_2" style:family="text">
      <style:text-properties style:font-name="Courier New" style:font-name-asian="Courier New" style:font-name-complex="Courier New"/>
    </style:style>
    <style:style style:name="T275_3" style:family="text">
      <style:text-properties style:font-name="Courier New" style:font-name-asian="Courier New" style:font-name-complex="Courier New"/>
    </style:style>
    <style:style style:name="P27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T276_19" style:family="text"/>
    <style:style style:name="T276_20" style:family="text"/>
    <style:style style:name="T276_21" style:family="text"/>
    <style:style style:name="T276_22" style:family="text"/>
    <style:style style:name="T276_23" style:family="text"/>
    <style:style style:name="T276_24" style:family="text"/>
    <style:style style:name="T276_25" style:family="text"/>
    <style:style style:name="T276_26" style:family="text"/>
    <style:style style:name="T276_27" style:family="text"/>
    <style:style style:name="T276_28" style:family="text"/>
    <style:style style:name="T276_29" style:family="text"/>
    <style:style style:name="T276_30" style:family="text"/>
    <style:style style:name="T276_31" style:family="text"/>
    <style:style style:name="T276_32" style:family="text"/>
    <style:style style:name="T276_33" style:family="text"/>
    <style:style style:name="T276_34" style:family="text"/>
    <style:style style:name="T276_35" style:family="text"/>
    <style:style style:name="T276_36" style:family="text"/>
    <style:style style:name="T276_37" style:family="text"/>
    <style:style style:name="T276_38" style:family="text"/>
    <style:style style:name="P27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7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78_1" style:family="text">
      <style:text-properties style:font-name="Courier New" style:font-name-asian="Courier New" style:font-name-complex="Courier New"/>
    </style:style>
    <style:style style:name="T278_2" style:family="text">
      <style:text-properties style:font-name="Courier New" style:font-name-asian="Courier New" style:font-name-complex="Courier New"/>
    </style:style>
    <style:style style:name="T278_3" style:family="text">
      <style:text-properties style:font-name="Courier New" style:font-name-asian="Courier New" style:font-name-complex="Courier New"/>
    </style:style>
    <style:style style:name="P27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79_1" style:family="text">
      <style:text-properties style:font-name="Courier New" style:font-name-asian="Courier New" style:font-name-complex="Courier New"/>
    </style:style>
    <style:style style:name="T279_2" style:family="text">
      <style:text-properties style:font-name="Courier New" style:font-name-asian="Courier New" style:font-name-complex="Courier New"/>
    </style:style>
    <style:style style:name="T279_3" style:family="text">
      <style:text-properties style:font-name="Courier New" style:font-name-asian="Courier New" style:font-name-complex="Courier New"/>
    </style:style>
    <style:style style:name="P28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80_1" style:family="text">
      <style:text-properties style:font-name="Courier New" style:font-name-asian="Courier New" style:font-name-complex="Courier New"/>
    </style:style>
    <style:style style:name="T280_2" style:family="text">
      <style:text-properties style:font-name="Courier New" style:font-name-asian="Courier New" style:font-name-complex="Courier New"/>
    </style:style>
    <style:style style:name="T280_3" style:family="text">
      <style:text-properties style:font-name="Courier New" style:font-name-asian="Courier New" style:font-name-complex="Courier New"/>
    </style:style>
    <style:style style:name="P28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81_1" style:family="text">
      <style:text-properties style:font-name="Courier New" style:font-name-asian="Courier New" style:font-name-complex="Courier New"/>
    </style:style>
    <style:style style:name="T281_2" style:family="text">
      <style:text-properties style:font-name="Courier New" style:font-name-asian="Courier New" style:font-name-complex="Courier New"/>
    </style:style>
    <style:style style:name="T281_3" style:family="text">
      <style:text-properties style:font-name="Courier New" style:font-name-asian="Courier New" style:font-name-complex="Courier New"/>
    </style:style>
    <style:style style:name="P28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82_1" style:family="text">
      <style:text-properties style:font-name="Courier New" style:font-name-asian="Courier New" style:font-name-complex="Courier New"/>
    </style:style>
    <style:style style:name="T282_2" style:family="text">
      <style:text-properties style:font-name="Courier New" style:font-name-asian="Courier New" style:font-name-complex="Courier New"/>
    </style:style>
    <style:style style:name="T282_3" style:family="text">
      <style:text-properties style:font-name="Courier New" style:font-name-asian="Courier New" style:font-name-complex="Courier New"/>
    </style:style>
    <style:style style:name="P28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P28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285" style:family="paragraph" style:parent-style-name="Heading_20_3">
      <style:paragraph-properties fo:break-before="auto" fo:line-height="100%" fo:margin-top="0cm" style:writing-mode="lr-tb"/>
    </style:style>
    <style:style style:name="T285_1" style:family="text">
      <style:text-properties style:font-name="Courier New" style:font-name-asian="Courier New" style:font-name-complex="Courier New"/>
    </style:style>
    <style:style style:name="T285_2" style:family="text">
      <style:text-properties style:font-name="Courier New" style:font-name-asian="Courier New" style:font-name-complex="Courier New"/>
    </style:style>
    <style:style style:name="T285_3" style:family="text">
      <style:text-properties style:font-name="Courier New" style:font-name-asian="Courier New" style:font-name-complex="Courier New"/>
    </style:style>
    <style:style style:name="P28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P28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87_1" style:family="text">
      <style:text-properties fo:font-weight="bold" style:font-weight-asian="bold" style:font-weight-complex="bold"/>
    </style:style>
    <style:style style:name="P28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88_1" style:family="text">
      <style:text-properties style:font-name="Courier New" style:font-name-asian="Courier New" style:font-name-complex="Courier New"/>
    </style:style>
    <style:style style:name="T288_2" style:family="text">
      <style:text-properties style:font-name="Courier New" style:font-name-asian="Courier New" style:font-name-complex="Courier New"/>
    </style:style>
    <style:style style:name="T288_3" style:family="text">
      <style:text-properties style:font-name="Courier New" style:font-name-asian="Courier New" style:font-name-complex="Courier New"/>
    </style:style>
    <style:style style:name="T288_4" style:family="text">
      <style:text-properties style:font-name="Courier New" style:font-name-asian="Courier New" style:font-name-complex="Courier New"/>
    </style:style>
    <style:style style:name="T288_5" style:family="text">
      <style:text-properties style:font-name="Courier New" style:font-name-asian="Courier New" style:font-name-complex="Courier New"/>
    </style:style>
    <style:style style:name="T288_6" style:family="text">
      <style:text-properties style:font-name="Courier New" style:font-name-asian="Courier New" style:font-name-complex="Courier New"/>
    </style:style>
    <style:style style:name="T288_7" style:family="text">
      <style:text-properties style:font-name="Courier New" style:font-name-asian="Courier New" style:font-name-complex="Courier New"/>
    </style:style>
    <style:style style:name="P28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P29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90_1" style:family="text">
      <style:text-properties style:font-name="Courier New" style:font-name-asian="Courier New" style:font-name-complex="Courier New"/>
    </style:style>
    <style:style style:name="T290_2" style:family="text">
      <style:text-properties style:font-name="Courier New" style:font-name-asian="Courier New" style:font-name-complex="Courier New"/>
    </style:style>
    <style:style style:name="T290_3" style:family="text">
      <style:text-properties style:font-name="Courier New" style:font-name-asian="Courier New" style:font-name-complex="Courier New"/>
    </style:style>
    <style:style style:name="T290_4" style:family="text">
      <style:text-properties style:font-name="Courier New" style:font-name-asian="Courier New" style:font-name-complex="Courier New"/>
    </style:style>
    <style:style style:name="T290_5" style:family="text">
      <style:text-properties style:font-name="Courier New" style:font-name-asian="Courier New" style:font-name-complex="Courier New"/>
    </style:style>
    <style:style style:name="T290_6" style:family="text">
      <style:text-properties style:font-name="Courier New" style:font-name-asian="Courier New" style:font-name-complex="Courier New"/>
    </style:style>
    <style:style style:name="P29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/>
    <style:style style:name="T291_64" style:family="text"/>
    <style:style style:name="T291_65" style:family="text"/>
    <style:style style:name="T291_66" style:family="text"/>
    <style:style style:name="T291_67" style:family="text"/>
    <style:style style:name="T291_68" style:family="text"/>
    <style:style style:name="T291_69" style:family="text"/>
    <style:style style:name="T291_70" style:family="text"/>
    <style:style style:name="T291_71" style:family="text"/>
    <style:style style:name="T291_72" style:family="text"/>
    <style:style style:name="T291_73" style:family="text"/>
    <style:style style:name="T291_74" style:family="text"/>
    <style:style style:name="T291_75" style:family="text"/>
    <style:style style:name="T291_76" style:family="text"/>
    <style:style style:name="T291_77" style:family="text"/>
    <style:style style:name="T291_78" style:family="text"/>
    <style:style style:name="T291_79" style:family="text"/>
    <style:style style:name="T291_80" style:family="text"/>
    <style:style style:name="T291_81" style:family="text"/>
    <style:style style:name="T291_82" style:family="text"/>
    <style:style style:name="T291_83" style:family="text"/>
    <style:style style:name="T291_84" style:family="text"/>
    <style:style style:name="T291_85" style:family="text"/>
    <style:style style:name="T291_86" style:family="text"/>
    <style:style style:name="T291_87" style:family="text"/>
    <style:style style:name="T291_88" style:family="text"/>
    <style:style style:name="T291_89" style:family="text"/>
    <style:style style:name="T291_90" style:family="text"/>
    <style:style style:name="T291_91" style:family="text"/>
    <style:style style:name="P29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92_1" style:family="text">
      <style:text-properties style:font-name="Courier New" style:font-name-asian="Courier New" style:font-name-complex="Courier New"/>
    </style:style>
    <style:style style:name="T292_2" style:family="text">
      <style:text-properties style:font-name="Courier New" style:font-name-asian="Courier New" style:font-name-complex="Courier New"/>
    </style:style>
    <style:style style:name="T292_3" style:family="text">
      <style:text-properties style:font-name="Courier New" style:font-name-asian="Courier New" style:font-name-complex="Courier New"/>
    </style:style>
    <style:style style:name="T292_4" style:family="text">
      <style:text-properties style:font-name="Courier New" style:font-name-asian="Courier New" style:font-name-complex="Courier New"/>
    </style:style>
    <style:style style:name="T292_5" style:family="text">
      <style:text-properties style:font-name="Courier New" style:font-name-asian="Courier New" style:font-name-complex="Courier New"/>
    </style:style>
    <style:style style:name="T292_6" style:family="text">
      <style:text-properties style:font-name="Courier New" style:font-name-asian="Courier New" style:font-name-complex="Courier New"/>
    </style:style>
    <style:style style:name="P29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T293_40" style:family="text"/>
    <style:style style:name="T293_41" style:family="text"/>
    <style:style style:name="T293_42" style:family="text"/>
    <style:style style:name="T293_43" style:family="text"/>
    <style:style style:name="P294" style:family="paragraph" style:parent-style-name="Heading_20_3">
      <style:paragraph-properties fo:break-before="auto" fo:line-height="100%" fo:margin-top="0cm" style:writing-mode="lr-tb"/>
    </style:style>
    <style:style style:name="T294_1" style:family="text">
      <style:text-properties style:font-name="Courier New" style:font-name-asian="Courier New" style:font-name-complex="Courier New"/>
    </style:style>
    <style:style style:name="T294_2" style:family="text">
      <style:text-properties style:font-name="Courier New" style:font-name-asian="Courier New" style:font-name-complex="Courier New"/>
    </style:style>
    <style:style style:name="T294_3" style:family="text">
      <style:text-properties style:font-name="Courier New" style:font-name-asian="Courier New" style:font-name-complex="Courier New"/>
    </style:style>
    <style:style style:name="P29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T295_53" style:family="text"/>
    <style:style style:name="T295_54" style:family="text"/>
    <style:style style:name="T295_55" style:family="text"/>
    <style:style style:name="T295_56" style:family="text"/>
    <style:style style:name="T295_57" style:family="text"/>
    <style:style style:name="T295_58" style:family="text"/>
    <style:style style:name="P29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296_1" style:family="text">
      <style:text-properties fo:font-weight="bold" style:font-weight-asian="bold" style:font-weight-complex="bold"/>
    </style:style>
    <style:style style:name="P29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97_1" style:family="text">
      <style:text-properties style:font-name="Courier New" style:font-name-asian="Courier New" style:font-name-complex="Courier New"/>
    </style:style>
    <style:style style:name="T297_2" style:family="text">
      <style:text-properties style:font-name="Courier New" style:font-name-asian="Courier New" style:font-name-complex="Courier New"/>
    </style:style>
    <style:style style:name="T297_3" style:family="text">
      <style:text-properties style:font-name="Courier New" style:font-name-asian="Courier New" style:font-name-complex="Courier New"/>
    </style:style>
    <style:style style:name="T297_4" style:family="text">
      <style:text-properties style:font-name="Courier New" style:font-name-asian="Courier New" style:font-name-complex="Courier New"/>
    </style:style>
    <style:style style:name="P29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P29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299_1" style:family="text">
      <style:text-properties style:font-name="Courier New" style:font-name-asian="Courier New" style:font-name-complex="Courier New"/>
    </style:style>
    <style:style style:name="T299_2" style:family="text">
      <style:text-properties style:font-name="Courier New" style:font-name-asian="Courier New" style:font-name-complex="Courier New"/>
    </style:style>
    <style:style style:name="T299_3" style:family="text">
      <style:text-properties style:font-name="Courier New" style:font-name-asian="Courier New" style:font-name-complex="Courier New"/>
    </style:style>
    <style:style style:name="T299_4" style:family="text">
      <style:text-properties style:font-name="Courier New" style:font-name-asian="Courier New" style:font-name-complex="Courier New"/>
    </style:style>
    <style:style style:name="P30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P30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302" style:family="paragraph" style:parent-style-name="Heading_20_3">
      <style:paragraph-properties fo:break-before="auto" fo:line-height="100%" fo:margin-top="0cm" style:writing-mode="lr-tb"/>
    </style:style>
    <style:style style:name="T302_1" style:family="text">
      <style:text-properties style:font-name="Courier New" style:font-name-asian="Courier New" style:font-name-complex="Courier New"/>
    </style:style>
    <style:style style:name="T302_2" style:family="text">
      <style:text-properties style:font-name="Courier New" style:font-name-asian="Courier New" style:font-name-complex="Courier New"/>
    </style:style>
    <style:style style:name="T302_3" style:family="text">
      <style:text-properties style:font-name="Courier New" style:font-name-asian="Courier New" style:font-name-complex="Courier New"/>
    </style:style>
    <style:style style:name="P30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03_1" style:family="text"/>
    <style:style style:name="T303_2" style:family="text"/>
    <style:style style:name="T303_3" style:family="text"/>
    <style:style style:name="T303_4" style:family="text"/>
    <style:style style:name="T303_5" style:family="text"/>
    <style:style style:name="T303_6" style:family="text"/>
    <style:style style:name="T303_7" style:family="text"/>
    <style:style style:name="T303_8" style:family="text"/>
    <style:style style:name="T303_9" style:family="text"/>
    <style:style style:name="T303_10" style:family="text"/>
    <style:style style:name="T303_11" style:family="text"/>
    <style:style style:name="T303_12" style:family="text"/>
    <style:style style:name="T303_13" style:family="text"/>
    <style:style style:name="T303_14" style:family="text"/>
    <style:style style:name="T303_15" style:family="text"/>
    <style:style style:name="T303_16" style:family="text"/>
    <style:style style:name="T303_17" style:family="text"/>
    <style:style style:name="T303_18" style:family="text"/>
    <style:style style:name="T303_19" style:family="text"/>
    <style:style style:name="T303_20" style:family="text"/>
    <style:style style:name="T303_21" style:family="text"/>
    <style:style style:name="T303_22" style:family="text"/>
    <style:style style:name="T303_23" style:family="text"/>
    <style:style style:name="T303_24" style:family="text"/>
    <style:style style:name="T303_25" style:family="text"/>
    <style:style style:name="T303_26" style:family="text"/>
    <style:style style:name="T303_27" style:family="text"/>
    <style:style style:name="T303_28" style:family="text"/>
    <style:style style:name="T303_29" style:family="text"/>
    <style:style style:name="T303_30" style:family="text"/>
    <style:style style:name="T303_31" style:family="text"/>
    <style:style style:name="T303_32" style:family="text"/>
    <style:style style:name="P30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04_1" style:family="text">
      <style:text-properties fo:font-weight="bold" style:font-weight-asian="bold" style:font-weight-complex="bold"/>
    </style:style>
    <style:style style:name="P30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05_1" style:family="text"/>
    <style:style style:name="T305_2" style:family="text">
      <style:text-properties style:font-name="Courier New" style:font-name-asian="Courier New" style:font-name-complex="Courier New"/>
    </style:style>
    <style:style style:name="T305_3" style:family="text">
      <style:text-properties style:font-name="Courier New" style:font-name-asian="Courier New" style:font-name-complex="Courier New"/>
    </style:style>
    <style:style style:name="T305_4" style:family="text">
      <style:text-properties style:font-name="Courier New" style:font-name-asian="Courier New" style:font-name-complex="Courier New"/>
    </style:style>
    <style:style style:name="T305_5" style:family="text">
      <style:text-properties style:font-name="Courier New" style:font-name-asian="Courier New" style:font-name-complex="Courier New"/>
    </style:style>
    <style:style style:name="T305_6" style:family="text">
      <style:text-properties style:font-name="Courier New" style:font-name-asian="Courier New" style:font-name-complex="Courier New"/>
    </style:style>
    <style:style style:name="P30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06_1" style:family="text">
      <style:text-properties style:font-name="Verdana" style:font-name-asian="Verdana" style:font-name-complex="Verdana"/>
    </style:style>
    <style:style style:name="T306_2" style:family="text">
      <style:text-properties style:font-name="Verdana" style:font-name-asian="Verdana" style:font-name-complex="Verdana"/>
    </style:style>
    <style:style style:name="T306_3" style:family="text">
      <style:text-properties style:font-name="Verdana" style:font-name-asian="Verdana" style:font-name-complex="Verdana"/>
    </style:style>
    <style:style style:name="T306_4" style:family="text">
      <style:text-properties style:font-name="Verdana" style:font-name-asian="Verdana" style:font-name-complex="Verdana"/>
    </style:style>
    <style:style style:name="T306_5" style:family="text">
      <style:text-properties style:font-name="Verdana" style:font-name-asian="Verdana" style:font-name-complex="Verdana"/>
    </style:style>
    <style:style style:name="T306_6" style:family="text">
      <style:text-properties style:font-name="Verdana" style:font-name-asian="Verdana" style:font-name-complex="Verdana"/>
    </style:style>
    <style:style style:name="T306_7" style:family="text">
      <style:text-properties style:font-name="Verdana" style:font-name-asian="Verdana" style:font-name-complex="Verdana"/>
    </style:style>
    <style:style style:name="T306_8" style:family="text">
      <style:text-properties style:font-name="Verdana" style:font-name-asian="Verdana" style:font-name-complex="Verdana"/>
    </style:style>
    <style:style style:name="T306_9" style:family="text">
      <style:text-properties style:font-name="Verdana" style:font-name-asian="Verdana" style:font-name-complex="Verdana"/>
    </style:style>
    <style:style style:name="T306_10" style:family="text">
      <style:text-properties style:font-name="Verdana" style:font-name-asian="Verdana" style:font-name-complex="Verdana"/>
    </style:style>
    <style:style style:name="T306_11" style:family="text">
      <style:text-properties style:font-name="Verdana" style:font-name-asian="Verdana" style:font-name-complex="Verdana"/>
    </style:style>
    <style:style style:name="T306_12" style:family="text">
      <style:text-properties style:font-name="Verdana" style:font-name-asian="Verdana" style:font-name-complex="Verdana"/>
    </style:style>
    <style:style style:name="T306_13" style:family="text">
      <style:text-properties style:font-name="Verdana" style:font-name-asian="Verdana" style:font-name-complex="Verdana"/>
    </style:style>
    <style:style style:name="T306_14" style:family="text">
      <style:text-properties style:font-name="Verdana" style:font-name-asian="Verdana" style:font-name-complex="Verdana"/>
    </style:style>
    <style:style style:name="T306_15" style:family="text">
      <style:text-properties style:font-name="Verdana" style:font-name-asian="Verdana" style:font-name-complex="Verdana"/>
    </style:style>
    <style:style style:name="T306_16" style:family="text">
      <style:text-properties style:font-name="Verdana" style:font-name-asian="Verdana" style:font-name-complex="Verdana"/>
    </style:style>
    <style:style style:name="T306_17" style:family="text">
      <style:text-properties style:font-name="Verdana" style:font-name-asian="Verdana" style:font-name-complex="Verdana"/>
    </style:style>
    <style:style style:name="T306_18" style:family="text">
      <style:text-properties style:font-name="Verdana" style:font-name-asian="Verdana" style:font-name-complex="Verdana"/>
    </style:style>
    <style:style style:name="T306_19" style:family="text">
      <style:text-properties style:font-name="Verdana" style:font-name-asian="Verdana" style:font-name-complex="Verdana"/>
    </style:style>
    <style:style style:name="T306_20" style:family="text">
      <style:text-properties style:font-name="Verdana" style:font-name-asian="Verdana" style:font-name-complex="Verdana"/>
    </style:style>
    <style:style style:name="T306_21" style:family="text">
      <style:text-properties style:font-name="Verdana" style:font-name-asian="Verdana" style:font-name-complex="Verdana"/>
    </style:style>
    <style:style style:name="T306_22" style:family="text">
      <style:text-properties style:font-name="Verdana" style:font-name-asian="Verdana" style:font-name-complex="Verdana"/>
    </style:style>
    <style:style style:name="T306_23" style:family="text">
      <style:text-properties style:font-name="Verdana" style:font-name-asian="Verdana" style:font-name-complex="Verdana"/>
    </style:style>
    <style:style style:name="T306_24" style:family="text">
      <style:text-properties style:font-name="Verdana" style:font-name-asian="Verdana" style:font-name-complex="Verdana"/>
    </style:style>
    <style:style style:name="T306_25" style:family="text">
      <style:text-properties style:font-name="Verdana" style:font-name-asian="Verdana" style:font-name-complex="Verdana"/>
    </style:style>
    <style:style style:name="T306_26" style:family="text">
      <style:text-properties style:font-name="Verdana" style:font-name-asian="Verdana" style:font-name-complex="Verdana"/>
    </style:style>
    <style:style style:name="T306_27" style:family="text">
      <style:text-properties style:font-name="Verdana" style:font-name-asian="Verdana" style:font-name-complex="Verdana"/>
    </style:style>
    <style:style style:name="T306_28" style:family="text">
      <style:text-properties style:font-name="Verdana" style:font-name-asian="Verdana" style:font-name-complex="Verdana"/>
    </style:style>
    <style:style style:name="T306_29" style:family="text">
      <style:text-properties style:font-name="Verdana" style:font-name-asian="Verdana" style:font-name-complex="Verdana"/>
    </style:style>
    <style:style style:name="T306_30" style:family="text">
      <style:text-properties style:font-name="Verdana" style:font-name-asian="Verdana" style:font-name-complex="Verdana"/>
    </style:style>
    <style:style style:name="T306_31" style:family="text">
      <style:text-properties style:font-name="Verdana" style:font-name-asian="Verdana" style:font-name-complex="Verdana"/>
    </style:style>
    <style:style style:name="T306_32" style:family="text">
      <style:text-properties style:font-name="Verdana" style:font-name-asian="Verdana" style:font-name-complex="Verdana"/>
    </style:style>
    <style:style style:name="T306_33" style:family="text">
      <style:text-properties style:font-name="Verdana" style:font-name-asian="Verdana" style:font-name-complex="Verdana"/>
    </style:style>
    <style:style style:name="T306_34" style:family="text">
      <style:text-properties style:font-name="Verdana" style:font-name-asian="Verdana" style:font-name-complex="Verdana"/>
    </style:style>
    <style:style style:name="T306_35" style:family="text">
      <style:text-properties style:font-name="Verdana" style:font-name-asian="Verdana" style:font-name-complex="Verdana"/>
    </style:style>
    <style:style style:name="T306_36" style:family="text">
      <style:text-properties style:font-name="Verdana" style:font-name-asian="Verdana" style:font-name-complex="Verdana"/>
    </style:style>
    <style:style style:name="T306_37" style:family="text">
      <style:text-properties style:font-name="Verdana" style:font-name-asian="Verdana" style:font-name-complex="Verdana"/>
    </style:style>
    <style:style style:name="T306_38" style:family="text">
      <style:text-properties style:font-name="Verdana" style:font-name-asian="Verdana" style:font-name-complex="Verdana"/>
    </style:style>
    <style:style style:name="T306_39" style:family="text">
      <style:text-properties style:font-name="Verdana" style:font-name-asian="Verdana" style:font-name-complex="Verdana"/>
    </style:style>
    <style:style style:name="T306_40" style:family="text">
      <style:text-properties style:font-name="Verdana" style:font-name-asian="Verdana" style:font-name-complex="Verdana"/>
    </style:style>
    <style:style style:name="T306_41" style:family="text">
      <style:text-properties style:font-name="Verdana" style:font-name-asian="Verdana" style:font-name-complex="Verdana"/>
    </style:style>
    <style:style style:name="T306_42" style:family="text">
      <style:text-properties style:font-name="Verdana" style:font-name-asian="Verdana" style:font-name-complex="Verdana"/>
    </style:style>
    <style:style style:name="T306_43" style:family="text">
      <style:text-properties style:font-name="Verdana" style:font-name-asian="Verdana" style:font-name-complex="Verdana"/>
    </style:style>
    <style:style style:name="T306_44" style:family="text">
      <style:text-properties style:font-name="Verdana" style:font-name-asian="Verdana" style:font-name-complex="Verdana"/>
    </style:style>
    <style:style style:name="T306_45" style:family="text">
      <style:text-properties style:font-name="Verdana" style:font-name-asian="Verdana" style:font-name-complex="Verdana"/>
    </style:style>
    <style:style style:name="T306_46" style:family="text">
      <style:text-properties style:font-name="Verdana" style:font-name-asian="Verdana" style:font-name-complex="Verdana"/>
    </style:style>
    <style:style style:name="T306_47" style:family="text">
      <style:text-properties style:font-name="Verdana" style:font-name-asian="Verdana" style:font-name-complex="Verdana"/>
    </style:style>
    <style:style style:name="T306_48" style:family="text">
      <style:text-properties style:font-name="Verdana" style:font-name-asian="Verdana" style:font-name-complex="Verdana"/>
    </style:style>
    <style:style style:name="T306_49" style:family="text">
      <style:text-properties style:font-name="Verdana" style:font-name-asian="Verdana" style:font-name-complex="Verdana"/>
    </style:style>
    <style:style style:name="T306_50" style:family="text">
      <style:text-properties style:font-name="Verdana" style:font-name-asian="Verdana" style:font-name-complex="Verdana"/>
    </style:style>
    <style:style style:name="T306_51" style:family="text">
      <style:text-properties style:font-name="Verdana" style:font-name-asian="Verdana" style:font-name-complex="Verdana"/>
    </style:style>
    <style:style style:name="P30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  <style:text-properties style:font-name="Verdana" style:font-name-asian="Verdana" style:font-name-complex="Verdana"/>
    </style:style>
    <style:style style:name="P30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08_1" style:family="text"/>
    <style:style style:name="T308_2" style:family="text">
      <style:text-properties style:font-name="Courier New" style:font-name-asian="Courier New" style:font-name-complex="Courier New"/>
    </style:style>
    <style:style style:name="T308_3" style:family="text">
      <style:text-properties style:font-name="Courier New" style:font-name-asian="Courier New" style:font-name-complex="Courier New"/>
    </style:style>
    <style:style style:name="T308_4" style:family="text">
      <style:text-properties style:font-name="Courier New" style:font-name-asian="Courier New" style:font-name-complex="Courier New"/>
    </style:style>
    <style:style style:name="T308_5" style:family="text">
      <style:text-properties style:font-name="Courier New" style:font-name-asian="Courier New" style:font-name-complex="Courier New"/>
    </style:style>
    <style:style style:name="T308_6" style:family="text">
      <style:text-properties style:font-name="Courier New" style:font-name-asian="Courier New" style:font-name-complex="Courier New"/>
    </style:style>
    <style:style style:name="T308_7" style:family="text">
      <style:text-properties style:font-name="Courier New" style:font-name-asian="Courier New" style:font-name-complex="Courier New"/>
    </style:style>
    <style:style style:name="T308_8" style:family="text">
      <style:text-properties style:font-name="Courier New" style:font-name-asian="Courier New" style:font-name-complex="Courier New"/>
    </style:style>
    <style:style style:name="T308_9" style:family="text">
      <style:text-properties style:font-name="Courier New" style:font-name-asian="Courier New" style:font-name-complex="Courier New"/>
    </style:style>
    <style:style style:name="P30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>
      <style:text-properties fo:font-style="italic" style:font-style-asian="italic" style:font-style-complex="italic"/>
    </style:style>
    <style:style style:name="T309_43" style:family="text"/>
    <style:style style:name="T309_44" style:family="text">
      <style:text-properties fo:font-style="italic" style:font-style-asian="italic" style:font-style-complex="italic"/>
    </style:style>
    <style:style style:name="T309_45" style:family="text"/>
    <style:style style:name="T309_46" style:family="text"/>
    <style:style style:name="T309_47" style:family="text"/>
    <style:style style:name="T309_48" style:family="text">
      <style:text-properties fo:font-style="italic" style:font-style-asian="italic" style:font-style-complex="italic"/>
    </style:style>
    <style:style style:name="T309_49" style:family="text"/>
    <style:style style:name="T309_50" style:family="text"/>
    <style:style style:name="T309_51" style:family="text"/>
    <style:style style:name="T309_52" style:family="text"/>
    <style:style style:name="T309_53" style:family="text"/>
    <style:style style:name="T309_54" style:family="text"/>
    <style:style style:name="T309_55" style:family="text"/>
    <style:style style:name="T309_56" style:family="text"/>
    <style:style style:name="T309_57" style:family="text"/>
    <style:style style:name="T309_58" style:family="text">
      <style:text-properties fo:font-style="italic" style:font-style-asian="italic" style:font-style-complex="italic"/>
    </style:style>
    <style:style style:name="T309_59" style:family="text"/>
    <style:style style:name="T309_60" style:family="text"/>
    <style:style style:name="T309_61" style:family="text"/>
    <style:style style:name="T309_62" style:family="text"/>
    <style:style style:name="T309_63" style:family="text"/>
    <style:style style:name="T309_64" style:family="text"/>
    <style:style style:name="T309_65" style:family="text"/>
    <style:style style:name="T309_66" style:family="text"/>
    <style:style style:name="T309_67" style:family="text"/>
    <style:style style:name="T309_68" style:family="text"/>
    <style:style style:name="T309_69" style:family="text"/>
    <style:style style:name="T309_70" style:family="text"/>
    <style:style style:name="T309_71" style:family="text"/>
    <style:style style:name="T309_72" style:family="text"/>
    <style:style style:name="T309_73" style:family="text"/>
    <style:style style:name="T309_74" style:family="text"/>
    <style:style style:name="T309_75" style:family="text"/>
    <style:style style:name="T309_76" style:family="text"/>
    <style:style style:name="T309_77" style:family="text"/>
    <style:style style:name="T309_78" style:family="text"/>
    <style:style style:name="T309_79" style:family="text"/>
    <style:style style:name="T309_80" style:family="text"/>
    <style:style style:name="T309_81" style:family="text"/>
    <style:style style:name="T309_82" style:family="text"/>
    <style:style style:name="T309_83" style:family="text"/>
    <style:style style:name="T309_84" style:family="text"/>
    <style:style style:name="T309_85" style:family="text"/>
    <style:style style:name="T309_86" style:family="text"/>
    <style:style style:name="T309_87" style:family="text"/>
    <style:style style:name="P31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31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11_1" style:family="text">
      <style:text-properties style:font-name="Courier New" style:font-name-asian="Courier New" style:font-name-complex="Courier New"/>
    </style:style>
    <style:style style:name="T311_2" style:family="text">
      <style:text-properties style:font-name="Courier New" style:font-name-asian="Courier New" style:font-name-complex="Courier New"/>
    </style:style>
    <style:style style:name="T311_3" style:family="text">
      <style:text-properties style:font-name="Courier New" style:font-name-asian="Courier New" style:font-name-complex="Courier New"/>
    </style:style>
    <style:style style:name="T311_4" style:family="text">
      <style:text-properties style:font-name="Courier New" style:font-name-asian="Courier New" style:font-name-complex="Courier New"/>
    </style:style>
    <style:style style:name="T311_5" style:family="text">
      <style:text-properties style:font-name="Courier New" style:font-name-asian="Courier New" style:font-name-complex="Courier New"/>
    </style:style>
    <style:style style:name="T311_6" style:family="text">
      <style:text-properties style:font-name="Courier New" style:font-name-asian="Courier New" style:font-name-complex="Courier New"/>
    </style:style>
    <style:style style:name="T311_7" style:family="text">
      <style:text-properties style:font-name="Courier New" style:font-name-asian="Courier New" style:font-name-complex="Courier New"/>
    </style:style>
    <style:style style:name="T311_8" style:family="text">
      <style:text-properties style:font-name="Courier New" style:font-name-asian="Courier New" style:font-name-complex="Courier New"/>
    </style:style>
    <style:style style:name="T311_9" style:family="text">
      <style:text-properties style:font-name="Courier New" style:font-name-asian="Courier New" style:font-name-complex="Courier New"/>
    </style:style>
    <style:style style:name="P31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12_1" style:family="text">
      <style:text-properties style:font-name="Courier New" style:font-name-asian="Courier New" style:font-name-complex="Courier New"/>
    </style:style>
    <style:style style:name="T312_2" style:family="text">
      <style:text-properties style:font-name="Courier New" style:font-name-asian="Courier New" style:font-name-complex="Courier New"/>
    </style:style>
    <style:style style:name="T312_3" style:family="text">
      <style:text-properties style:font-name="Courier New" style:font-name-asian="Courier New" style:font-name-complex="Courier New"/>
    </style:style>
    <style:style style:name="T312_4" style:family="text">
      <style:text-properties style:font-name="Courier New" style:font-name-asian="Courier New" style:font-name-complex="Courier New"/>
    </style:style>
    <style:style style:name="T312_5" style:family="text">
      <style:text-properties style:font-name="Courier New" style:font-name-asian="Courier New" style:font-name-complex="Courier New"/>
    </style:style>
    <style:style style:name="T312_6" style:family="text">
      <style:text-properties style:font-name="Courier New" style:font-name-asian="Courier New" style:font-name-complex="Courier New"/>
    </style:style>
    <style:style style:name="T312_7" style:family="text">
      <style:text-properties style:font-name="Courier New" style:font-name-asian="Courier New" style:font-name-complex="Courier New"/>
    </style:style>
    <style:style style:name="T312_8" style:family="text">
      <style:text-properties style:font-name="Courier New" style:font-name-asian="Courier New" style:font-name-complex="Courier New"/>
    </style:style>
    <style:style style:name="T312_9" style:family="text">
      <style:text-properties style:font-name="Courier New" style:font-name-asian="Courier New" style:font-name-complex="Courier New"/>
    </style:style>
    <style:style style:name="P31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13_1" style:family="text">
      <style:text-properties style:font-name="Courier New" style:font-name-asian="Courier New" style:font-name-complex="Courier New"/>
    </style:style>
    <style:style style:name="T313_2" style:family="text">
      <style:text-properties style:font-name="Courier New" style:font-name-asian="Courier New" style:font-name-complex="Courier New"/>
    </style:style>
    <style:style style:name="T313_3" style:family="text">
      <style:text-properties style:font-name="Courier New" style:font-name-asian="Courier New" style:font-name-complex="Courier New"/>
    </style:style>
    <style:style style:name="T313_4" style:family="text">
      <style:text-properties style:font-name="Courier New" style:font-name-asian="Courier New" style:font-name-complex="Courier New"/>
    </style:style>
    <style:style style:name="T313_5" style:family="text">
      <style:text-properties style:font-name="Courier New" style:font-name-asian="Courier New" style:font-name-complex="Courier New"/>
    </style:style>
    <style:style style:name="T313_6" style:family="text">
      <style:text-properties style:font-name="Courier New" style:font-name-asian="Courier New" style:font-name-complex="Courier New"/>
    </style:style>
    <style:style style:name="T313_7" style:family="text">
      <style:text-properties style:font-name="Courier New" style:font-name-asian="Courier New" style:font-name-complex="Courier New"/>
    </style:style>
    <style:style style:name="T313_8" style:family="text">
      <style:text-properties style:font-name="Courier New" style:font-name-asian="Courier New" style:font-name-complex="Courier New"/>
    </style:style>
    <style:style style:name="T313_9" style:family="text">
      <style:text-properties style:font-name="Courier New" style:font-name-asian="Courier New" style:font-name-complex="Courier New"/>
    </style:style>
    <style:style style:name="P31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T314_26" style:family="text"/>
    <style:style style:name="T314_27" style:family="text"/>
    <style:style style:name="T314_28" style:family="text"/>
    <style:style style:name="T314_29" style:family="text"/>
    <style:style style:name="T314_30" style:family="text"/>
    <style:style style:name="T314_31" style:family="text"/>
    <style:style style:name="T314_32" style:family="text"/>
    <style:style style:name="T314_33" style:family="text"/>
    <style:style style:name="T314_34" style:family="text"/>
    <style:style style:name="T314_35" style:family="text"/>
    <style:style style:name="P31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31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16_1" style:family="text">
      <style:text-properties style:font-name="Courier New" style:font-name-asian="Courier New" style:font-name-complex="Courier New"/>
    </style:style>
    <style:style style:name="T316_2" style:family="text">
      <style:text-properties style:font-name="Courier New" style:font-name-asian="Courier New" style:font-name-complex="Courier New"/>
    </style:style>
    <style:style style:name="T316_3" style:family="text">
      <style:text-properties style:font-name="Courier New" style:font-name-asian="Courier New" style:font-name-complex="Courier New"/>
    </style:style>
    <style:style style:name="T316_4" style:family="text">
      <style:text-properties style:font-name="Courier New" style:font-name-asian="Courier New" style:font-name-complex="Courier New"/>
    </style:style>
    <style:style style:name="T316_5" style:family="text">
      <style:text-properties style:font-name="Courier New" style:font-name-asian="Courier New" style:font-name-complex="Courier New"/>
    </style:style>
    <style:style style:name="T316_6" style:family="text">
      <style:text-properties style:font-name="Courier New" style:font-name-asian="Courier New" style:font-name-complex="Courier New"/>
    </style:style>
    <style:style style:name="T316_7" style:family="text">
      <style:text-properties style:font-name="Courier New" style:font-name-asian="Courier New" style:font-name-complex="Courier New"/>
    </style:style>
    <style:style style:name="T316_8" style:family="text">
      <style:text-properties style:font-name="Courier New" style:font-name-asian="Courier New" style:font-name-complex="Courier New"/>
    </style:style>
    <style:style style:name="P31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P31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18_1" style:family="text">
      <style:text-properties style:font-name="Courier New" style:font-name-asian="Courier New" style:font-name-complex="Courier New"/>
    </style:style>
    <style:style style:name="T318_2" style:family="text">
      <style:text-properties style:font-name="Courier New" style:font-name-asian="Courier New" style:font-name-complex="Courier New"/>
    </style:style>
    <style:style style:name="T318_3" style:family="text">
      <style:text-properties style:font-name="Courier New" style:font-name-asian="Courier New" style:font-name-complex="Courier New"/>
    </style:style>
    <style:style style:name="T318_4" style:family="text">
      <style:text-properties style:font-name="Courier New" style:font-name-asian="Courier New" style:font-name-complex="Courier New"/>
    </style:style>
    <style:style style:name="T318_5" style:family="text">
      <style:text-properties style:font-name="Courier New" style:font-name-asian="Courier New" style:font-name-complex="Courier New"/>
    </style:style>
    <style:style style:name="T318_6" style:family="text">
      <style:text-properties style:font-name="Courier New" style:font-name-asian="Courier New" style:font-name-complex="Courier New"/>
    </style:style>
    <style:style style:name="T318_7" style:family="text">
      <style:text-properties style:font-name="Courier New" style:font-name-asian="Courier New" style:font-name-complex="Courier New"/>
    </style:style>
    <style:style style:name="T318_8" style:family="text">
      <style:text-properties style:font-name="Courier New" style:font-name-asian="Courier New" style:font-name-complex="Courier New"/>
    </style:style>
    <style:style style:name="P31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T319_16" style:family="text"/>
    <style:style style:name="T319_17" style:family="text"/>
    <style:style style:name="T319_18" style:family="text"/>
    <style:style style:name="T319_19" style:family="text"/>
    <style:style style:name="T319_20" style:family="text"/>
    <style:style style:name="T319_21" style:family="text"/>
    <style:style style:name="T319_22" style:family="text"/>
    <style:style style:name="T319_23" style:family="text"/>
    <style:style style:name="T319_24" style:family="text"/>
    <style:style style:name="T319_25" style:family="text"/>
    <style:style style:name="T319_26" style:family="text"/>
    <style:style style:name="T319_27" style:family="text"/>
    <style:style style:name="T319_28" style:family="text"/>
    <style:style style:name="T319_29" style:family="text"/>
    <style:style style:name="T319_30" style:family="text"/>
    <style:style style:name="T319_31" style:family="text"/>
    <style:style style:name="P32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32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21_1" style:family="text">
      <style:text-properties style:font-name="Courier New" style:font-name-asian="Courier New" style:font-name-complex="Courier New"/>
    </style:style>
    <style:style style:name="T321_2" style:family="text">
      <style:text-properties style:font-name="Courier New" style:font-name-asian="Courier New" style:font-name-complex="Courier New"/>
    </style:style>
    <style:style style:name="T321_3" style:family="text">
      <style:text-properties style:font-name="Courier New" style:font-name-asian="Courier New" style:font-name-complex="Courier New"/>
    </style:style>
    <style:style style:name="T321_4" style:family="text">
      <style:text-properties style:font-name="Courier New" style:font-name-asian="Courier New" style:font-name-complex="Courier New"/>
    </style:style>
    <style:style style:name="T321_5" style:family="text">
      <style:text-properties style:font-name="Courier New" style:font-name-asian="Courier New" style:font-name-complex="Courier New"/>
    </style:style>
    <style:style style:name="T321_6" style:family="text">
      <style:text-properties style:font-name="Courier New" style:font-name-asian="Courier New" style:font-name-complex="Courier New"/>
    </style:style>
    <style:style style:name="T321_7" style:family="text">
      <style:text-properties style:font-name="Courier New" style:font-name-asian="Courier New" style:font-name-complex="Courier New"/>
    </style:style>
    <style:style style:name="T321_8" style:family="text">
      <style:text-properties style:font-name="Courier New" style:font-name-asian="Courier New" style:font-name-complex="Courier New"/>
    </style:style>
    <style:style style:name="P32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22_1" style:family="text">
      <style:text-properties style:font-name="Courier New" style:font-name-asian="Courier New" style:font-name-complex="Courier New"/>
    </style:style>
    <style:style style:name="T322_2" style:family="text">
      <style:text-properties style:font-name="Courier New" style:font-name-asian="Courier New" style:font-name-complex="Courier New"/>
    </style:style>
    <style:style style:name="T322_3" style:family="text">
      <style:text-properties style:font-name="Courier New" style:font-name-asian="Courier New" style:font-name-complex="Courier New"/>
    </style:style>
    <style:style style:name="T322_4" style:family="text">
      <style:text-properties style:font-name="Courier New" style:font-name-asian="Courier New" style:font-name-complex="Courier New"/>
    </style:style>
    <style:style style:name="T322_5" style:family="text">
      <style:text-properties style:font-name="Courier New" style:font-name-asian="Courier New" style:font-name-complex="Courier New"/>
    </style:style>
    <style:style style:name="T322_6" style:family="text">
      <style:text-properties style:font-name="Courier New" style:font-name-asian="Courier New" style:font-name-complex="Courier New"/>
    </style:style>
    <style:style style:name="T322_7" style:family="text">
      <style:text-properties style:font-name="Courier New" style:font-name-asian="Courier New" style:font-name-complex="Courier New"/>
    </style:style>
    <style:style style:name="T322_8" style:family="text">
      <style:text-properties style:font-name="Courier New" style:font-name-asian="Courier New" style:font-name-complex="Courier New"/>
    </style:style>
    <style:style style:name="P32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T323_36" style:family="text"/>
    <style:style style:name="T323_37" style:family="text"/>
    <style:style style:name="T323_38" style:family="text"/>
    <style:style style:name="T323_39" style:family="text"/>
    <style:style style:name="T323_40" style:family="text"/>
    <style:style style:name="T323_41" style:family="text"/>
    <style:style style:name="T323_42" style:family="text"/>
    <style:style style:name="T323_43" style:family="text"/>
    <style:style style:name="T323_44" style:family="text"/>
    <style:style style:name="T323_45" style:family="text"/>
    <style:style style:name="T323_46" style:family="text"/>
    <style:style style:name="T323_47" style:family="text"/>
    <style:style style:name="T323_48" style:family="text"/>
    <style:style style:name="T323_49" style:family="text"/>
    <style:style style:name="T323_50" style:family="text"/>
    <style:style style:name="T323_51" style:family="text"/>
    <style:style style:name="T323_52" style:family="text"/>
    <style:style style:name="T323_53" style:family="text"/>
    <style:style style:name="T323_54" style:family="text"/>
    <style:style style:name="T323_55" style:family="text"/>
    <style:style style:name="T323_56" style:family="text"/>
    <style:style style:name="T323_57" style:family="text"/>
    <style:style style:name="T323_58" style:family="text"/>
    <style:style style:name="T323_59" style:family="text"/>
    <style:style style:name="T323_60" style:family="text"/>
    <style:style style:name="T323_61" style:family="text"/>
    <style:style style:name="T323_62" style:family="text"/>
    <style:style style:name="T323_63" style:family="text"/>
    <style:style style:name="T323_64" style:family="text"/>
    <style:style style:name="P32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325" style:family="paragraph" style:parent-style-name="Heading_20_3">
      <style:paragraph-properties fo:break-before="auto" fo:line-height="100%" fo:margin-top="0cm" style:writing-mode="lr-tb"/>
    </style:style>
    <style:style style:name="T325_1" style:family="text">
      <style:text-properties style:font-name="Courier New" style:font-name-asian="Courier New" style:font-name-complex="Courier New"/>
    </style:style>
    <style:style style:name="T325_2" style:family="text">
      <style:text-properties style:font-name="Courier New" style:font-name-asian="Courier New" style:font-name-complex="Courier New"/>
    </style:style>
    <style:style style:name="T325_3" style:family="text">
      <style:text-properties style:font-name="Courier New" style:font-name-asian="Courier New" style:font-name-complex="Courier New"/>
    </style:style>
    <style:style style:name="P32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T326_28" style:family="text"/>
    <style:style style:name="T326_29" style:family="text"/>
    <style:style style:name="T326_30" style:family="text"/>
    <style:style style:name="T326_31" style:family="text"/>
    <style:style style:name="T326_32" style:family="text"/>
    <style:style style:name="T326_33" style:family="text"/>
    <style:style style:name="T326_34" style:family="text"/>
    <style:style style:name="T326_35" style:family="text"/>
    <style:style style:name="T326_36" style:family="text"/>
    <style:style style:name="T326_37" style:family="text"/>
    <style:style style:name="T326_38" style:family="text"/>
    <style:style style:name="T326_39" style:family="text"/>
    <style:style style:name="T326_40" style:family="text"/>
    <style:style style:name="T326_41" style:family="text"/>
    <style:style style:name="T326_42" style:family="text"/>
    <style:style style:name="T326_43" style:family="text"/>
    <style:style style:name="T326_44" style:family="text"/>
    <style:style style:name="T326_45" style:family="text"/>
    <style:style style:name="T326_46" style:family="text"/>
    <style:style style:name="T326_47" style:family="text"/>
    <style:style style:name="T326_48" style:family="text"/>
    <style:style style:name="T326_49" style:family="text"/>
    <style:style style:name="T326_50" style:family="text"/>
    <style:style style:name="T326_51" style:family="text"/>
    <style:style style:name="T326_52" style:family="text"/>
    <style:style style:name="T326_53" style:family="text"/>
    <style:style style:name="T326_54" style:family="text"/>
    <style:style style:name="T326_55" style:family="text"/>
    <style:style style:name="T326_56" style:family="text"/>
    <style:style style:name="T326_57" style:family="text"/>
    <style:style style:name="T326_58" style:family="text"/>
    <style:style style:name="T326_59" style:family="text"/>
    <style:style style:name="T326_60" style:family="text"/>
    <style:style style:name="T326_61" style:family="text"/>
    <style:style style:name="T326_62" style:family="text"/>
    <style:style style:name="T326_63" style:family="text"/>
    <style:style style:name="T326_64" style:family="text"/>
    <style:style style:name="T326_65" style:family="text"/>
    <style:style style:name="T326_66" style:family="text"/>
    <style:style style:name="T326_67" style:family="text"/>
    <style:style style:name="T326_68" style:family="text"/>
    <style:style style:name="T326_69" style:family="text"/>
    <style:style style:name="T326_70" style:family="text"/>
    <style:style style:name="T326_71" style:family="text"/>
    <style:style style:name="T326_72" style:family="text"/>
    <style:style style:name="P32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27_1" style:family="text">
      <style:text-properties fo:font-weight="bold" style:font-weight-asian="bold" style:font-weight-complex="bold"/>
    </style:style>
    <style:style style:name="P32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28_1" style:family="text">
      <style:text-properties style:font-name="Courier New" style:font-name-asian="Courier New" style:font-name-complex="Courier New"/>
    </style:style>
    <style:style style:name="T328_2" style:family="text">
      <style:text-properties style:font-name="Courier New" style:font-name-asian="Courier New" style:font-name-complex="Courier New"/>
    </style:style>
    <style:style style:name="T328_3" style:family="text">
      <style:text-properties style:font-name="Courier New" style:font-name-asian="Courier New" style:font-name-complex="Courier New"/>
    </style:style>
    <style:style style:name="T328_4" style:family="text">
      <style:text-properties style:font-name="Courier New" style:font-name-asian="Courier New" style:font-name-complex="Courier New"/>
    </style:style>
    <style:style style:name="P32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P33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30_1" style:family="text">
      <style:text-properties style:font-name="Courier New" style:font-name-asian="Courier New" style:font-name-complex="Courier New"/>
    </style:style>
    <style:style style:name="T330_2" style:family="text">
      <style:text-properties style:font-name="Courier New" style:font-name-asian="Courier New" style:font-name-complex="Courier New"/>
    </style:style>
    <style:style style:name="T330_3" style:family="text">
      <style:text-properties style:font-name="Courier New" style:font-name-asian="Courier New" style:font-name-complex="Courier New"/>
    </style:style>
    <style:style style:name="T330_4" style:family="text">
      <style:text-properties style:font-name="Courier New" style:font-name-asian="Courier New" style:font-name-complex="Courier New"/>
    </style:style>
    <style:style style:name="P33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P33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32_1" style:family="text">
      <style:text-properties style:font-name="Courier New" style:font-name-asian="Courier New" style:font-name-complex="Courier New"/>
    </style:style>
    <style:style style:name="T332_2" style:family="text">
      <style:text-properties style:font-name="Courier New" style:font-name-asian="Courier New" style:font-name-complex="Courier New"/>
    </style:style>
    <style:style style:name="T332_3" style:family="text">
      <style:text-properties style:font-name="Courier New" style:font-name-asian="Courier New" style:font-name-complex="Courier New"/>
    </style:style>
    <style:style style:name="T332_4" style:family="text">
      <style:text-properties style:font-name="Courier New" style:font-name-asian="Courier New" style:font-name-complex="Courier New"/>
    </style:style>
    <style:style style:name="P33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P33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33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35_1" style:family="text">
      <style:text-properties style:font-name="Courier New" style:font-name-asian="Courier New" style:font-name-complex="Courier New"/>
    </style:style>
    <style:style style:name="T335_2" style:family="text">
      <style:text-properties style:font-name="Courier New" style:font-name-asian="Courier New" style:font-name-complex="Courier New"/>
    </style:style>
    <style:style style:name="T335_3" style:family="text">
      <style:text-properties style:font-name="Courier New" style:font-name-asian="Courier New" style:font-name-complex="Courier New"/>
    </style:style>
    <style:style style:name="T335_4" style:family="text">
      <style:text-properties style:font-name="Courier New" style:font-name-asian="Courier New" style:font-name-complex="Courier New"/>
    </style:style>
    <style:style style:name="P33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P33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37_1" style:family="text">
      <style:text-properties style:font-name="Courier New" style:font-name-asian="Courier New" style:font-name-complex="Courier New"/>
    </style:style>
    <style:style style:name="T337_2" style:family="text">
      <style:text-properties style:font-name="Courier New" style:font-name-asian="Courier New" style:font-name-complex="Courier New"/>
    </style:style>
    <style:style style:name="T337_3" style:family="text">
      <style:text-properties style:font-name="Courier New" style:font-name-asian="Courier New" style:font-name-complex="Courier New"/>
    </style:style>
    <style:style style:name="T337_4" style:family="text">
      <style:text-properties style:font-name="Courier New" style:font-name-asian="Courier New" style:font-name-complex="Courier New"/>
    </style:style>
    <style:style style:name="T337_5" style:family="text">
      <style:text-properties style:font-name="Courier New" style:font-name-asian="Courier New" style:font-name-complex="Courier New"/>
    </style:style>
    <style:style style:name="T337_6" style:family="text">
      <style:text-properties style:font-name="Courier New" style:font-name-asian="Courier New" style:font-name-complex="Courier New"/>
    </style:style>
    <style:style style:name="P33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T338_10" style:family="text"/>
    <style:style style:name="T338_11" style:family="text"/>
    <style:style style:name="T338_12" style:family="text"/>
    <style:style style:name="T338_13" style:family="text"/>
    <style:style style:name="T338_14" style:family="text"/>
    <style:style style:name="T338_15" style:family="text"/>
    <style:style style:name="T338_16" style:family="text"/>
    <style:style style:name="T338_17" style:family="text"/>
    <style:style style:name="T338_18" style:family="text"/>
    <style:style style:name="T338_19" style:family="text"/>
    <style:style style:name="T338_20" style:family="text"/>
    <style:style style:name="T338_21" style:family="text"/>
    <style:style style:name="T338_22" style:family="text"/>
    <style:style style:name="P33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39_1" style:family="text">
      <style:text-properties style:font-name="Courier New" style:font-name-asian="Courier New" style:font-name-complex="Courier New"/>
    </style:style>
    <style:style style:name="T339_2" style:family="text">
      <style:text-properties style:font-name="Courier New" style:font-name-asian="Courier New" style:font-name-complex="Courier New"/>
    </style:style>
    <style:style style:name="T339_3" style:family="text">
      <style:text-properties style:font-name="Courier New" style:font-name-asian="Courier New" style:font-name-complex="Courier New"/>
    </style:style>
    <style:style style:name="T339_4" style:family="text">
      <style:text-properties style:font-name="Courier New" style:font-name-asian="Courier New" style:font-name-complex="Courier New"/>
    </style:style>
    <style:style style:name="T339_5" style:family="text">
      <style:text-properties style:font-name="Courier New" style:font-name-asian="Courier New" style:font-name-complex="Courier New"/>
    </style:style>
    <style:style style:name="T339_6" style:family="text">
      <style:text-properties style:font-name="Courier New" style:font-name-asian="Courier New" style:font-name-complex="Courier New"/>
    </style:style>
    <style:style style:name="T339_7" style:family="text">
      <style:text-properties style:font-name="Courier New" style:font-name-asian="Courier New" style:font-name-complex="Courier New"/>
    </style:style>
    <style:style style:name="P34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T340_16" style:family="text"/>
    <style:style style:name="T340_17" style:family="text"/>
    <style:style style:name="T340_18" style:family="text"/>
    <style:style style:name="T340_19" style:family="text"/>
    <style:style style:name="T340_20" style:family="text"/>
    <style:style style:name="T340_21" style:family="text"/>
    <style:style style:name="T340_22" style:family="text"/>
    <style:style style:name="T340_23" style:family="text"/>
    <style:style style:name="T340_24" style:family="text"/>
    <style:style style:name="T340_25" style:family="text"/>
    <style:style style:name="T340_26" style:family="text"/>
    <style:style style:name="T340_27" style:family="text"/>
    <style:style style:name="T340_28" style:family="text"/>
    <style:style style:name="T340_29" style:family="text"/>
    <style:style style:name="T340_30" style:family="text"/>
    <style:style style:name="T340_31" style:family="text"/>
    <style:style style:name="T340_32" style:family="text"/>
    <style:style style:name="T340_33" style:family="text"/>
    <style:style style:name="T340_34" style:family="text"/>
    <style:style style:name="T340_35" style:family="text"/>
    <style:style style:name="T340_36" style:family="text"/>
    <style:style style:name="T340_37" style:family="text"/>
    <style:style style:name="T340_38" style:family="text"/>
    <style:style style:name="P34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41_1" style:family="text">
      <style:text-properties style:font-name="Courier New" style:font-name-asian="Courier New" style:font-name-complex="Courier New"/>
    </style:style>
    <style:style style:name="T341_2" style:family="text">
      <style:text-properties style:font-name="Courier New" style:font-name-asian="Courier New" style:font-name-complex="Courier New"/>
    </style:style>
    <style:style style:name="T341_3" style:family="text">
      <style:text-properties style:font-name="Courier New" style:font-name-asian="Courier New" style:font-name-complex="Courier New"/>
    </style:style>
    <style:style style:name="T341_4" style:family="text">
      <style:text-properties style:font-name="Courier New" style:font-name-asian="Courier New" style:font-name-complex="Courier New"/>
    </style:style>
    <style:style style:name="P34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T342_10" style:family="text"/>
    <style:style style:name="T342_11" style:family="text"/>
    <style:style style:name="T342_12" style:family="text"/>
    <style:style style:name="T342_13" style:family="text"/>
    <style:style style:name="T342_14" style:family="text"/>
    <style:style style:name="T342_15" style:family="text"/>
    <style:style style:name="T342_16" style:family="text"/>
    <style:style style:name="T342_17" style:family="text"/>
    <style:style style:name="T342_18" style:family="text"/>
    <style:style style:name="T342_19" style:family="text"/>
    <style:style style:name="T342_20" style:family="text"/>
    <style:style style:name="T342_21" style:family="text"/>
    <style:style style:name="T342_22" style:family="text"/>
    <style:style style:name="T342_23" style:family="text"/>
    <style:style style:name="T342_24" style:family="text"/>
    <style:style style:name="T342_25" style:family="text"/>
    <style:style style:name="T342_26" style:family="text"/>
    <style:style style:name="T342_27" style:family="text"/>
    <style:style style:name="T342_28" style:family="text"/>
    <style:style style:name="T342_29" style:family="text"/>
    <style:style style:name="T342_30" style:family="text"/>
    <style:style style:name="T342_31" style:family="text"/>
    <style:style style:name="T342_32" style:family="text"/>
    <style:style style:name="T342_33" style:family="text"/>
    <style:style style:name="T342_34" style:family="text"/>
    <style:style style:name="T342_35" style:family="text"/>
    <style:style style:name="T342_36" style:family="text"/>
    <style:style style:name="T342_37" style:family="text"/>
    <style:style style:name="T342_38" style:family="text"/>
    <style:style style:name="T342_39" style:family="text"/>
    <style:style style:name="T342_40" style:family="text"/>
    <style:style style:name="T342_41" style:family="text"/>
    <style:style style:name="T342_42" style:family="text"/>
    <style:style style:name="T342_43" style:family="text"/>
    <style:style style:name="T342_44" style:family="text"/>
    <style:style style:name="T342_45" style:family="text"/>
    <style:style style:name="T342_46" style:family="text"/>
    <style:style style:name="P343" style:family="paragraph" style:parent-style-name="Heading_20_3">
      <style:paragraph-properties fo:break-before="auto" fo:line-height="100%" fo:margin-top="0cm" style:writing-mode="lr-tb"/>
    </style:style>
    <style:style style:name="T343_1" style:family="text">
      <style:text-properties style:font-name="Courier New" style:font-name-asian="Courier New" style:font-name-complex="Courier New"/>
    </style:style>
    <style:style style:name="T343_2" style:family="text">
      <style:text-properties style:font-name="Courier New" style:font-name-asian="Courier New" style:font-name-complex="Courier New"/>
    </style:style>
    <style:style style:name="T343_3" style:family="text">
      <style:text-properties style:font-name="Courier New" style:font-name-asian="Courier New" style:font-name-complex="Courier New"/>
    </style:style>
    <style:style style:name="P34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T344_8" style:family="text"/>
    <style:style style:name="T344_9" style:family="text"/>
    <style:style style:name="T344_10" style:family="text"/>
    <style:style style:name="T344_11" style:family="text"/>
    <style:style style:name="T344_12" style:family="text"/>
    <style:style style:name="T344_13" style:family="text"/>
    <style:style style:name="T344_14" style:family="text"/>
    <style:style style:name="T344_15" style:family="text"/>
    <style:style style:name="T344_16" style:family="text"/>
    <style:style style:name="T344_17" style:family="text"/>
    <style:style style:name="T344_18" style:family="text"/>
    <style:style style:name="T344_19" style:family="text"/>
    <style:style style:name="T344_20" style:family="text"/>
    <style:style style:name="T344_21" style:family="text"/>
    <style:style style:name="T344_22" style:family="text"/>
    <style:style style:name="T344_23" style:family="text"/>
    <style:style style:name="T344_24" style:family="text"/>
    <style:style style:name="T344_25" style:family="text"/>
    <style:style style:name="T344_26" style:family="text"/>
    <style:style style:name="P34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45_1" style:family="text">
      <style:text-properties fo:font-weight="bold" style:font-weight-asian="bold" style:font-weight-complex="bold"/>
    </style:style>
    <style:style style:name="P34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46_1" style:family="text">
      <style:text-properties style:font-name="Courier New" style:font-name-asian="Courier New" style:font-name-complex="Courier New"/>
    </style:style>
    <style:style style:name="T346_2" style:family="text">
      <style:text-properties style:font-name="Courier New" style:font-name-asian="Courier New" style:font-name-complex="Courier New"/>
    </style:style>
    <style:style style:name="T346_3" style:family="text">
      <style:text-properties style:font-name="Courier New" style:font-name-asian="Courier New" style:font-name-complex="Courier New"/>
    </style:style>
    <style:style style:name="T346_4" style:family="text">
      <style:text-properties style:font-name="Courier New" style:font-name-asian="Courier New" style:font-name-complex="Courier New"/>
    </style:style>
    <style:style style:name="P34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P34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48_1" style:family="text"/>
    <style:style style:name="T348_2" style:family="text">
      <style:text-properties style:font-name="Courier New" style:font-name-asian="Courier New" style:font-name-complex="Courier New"/>
    </style:style>
    <style:style style:name="P34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/>
    <style:style style:name="T349_12" style:family="text"/>
    <style:style style:name="T349_13" style:family="text"/>
    <style:style style:name="T349_14" style:family="text"/>
    <style:style style:name="P35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0_1" style:family="text">
      <style:text-properties style:font-name="Courier New" style:font-name-asian="Courier New" style:font-name-complex="Courier New"/>
    </style:style>
    <style:style style:name="T350_2" style:family="text">
      <style:text-properties style:font-name="Courier New" style:font-name-asian="Courier New" style:font-name-complex="Courier New"/>
    </style:style>
    <style:style style:name="P35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1_1" style:family="text"/>
    <style:style style:name="T351_2" style:family="text"/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P35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2_1" style:family="text">
      <style:text-properties style:font-name="Courier New" style:font-name-asian="Courier New" style:font-name-complex="Courier New"/>
    </style:style>
    <style:style style:name="T352_2" style:family="text">
      <style:text-properties style:font-name="Courier New" style:font-name-asian="Courier New" style:font-name-complex="Courier New"/>
    </style:style>
    <style:style style:name="P35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T353_28" style:family="text"/>
    <style:style style:name="T353_29" style:family="text"/>
    <style:style style:name="P35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4_1" style:family="text">
      <style:text-properties style:font-name="Courier New" style:font-name-asian="Courier New" style:font-name-complex="Courier New"/>
    </style:style>
    <style:style style:name="T354_2" style:family="text">
      <style:text-properties style:font-name="Courier New" style:font-name-asian="Courier New" style:font-name-complex="Courier New"/>
    </style:style>
    <style:style style:name="P35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P35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6_1" style:family="text">
      <style:text-properties style:font-name="Courier New" style:font-name-asian="Courier New" style:font-name-complex="Courier New"/>
    </style:style>
    <style:style style:name="T356_2" style:family="text">
      <style:text-properties style:font-name="Courier New" style:font-name-asian="Courier New" style:font-name-complex="Courier New"/>
    </style:style>
    <style:style style:name="P35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P35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8_1" style:family="text">
      <style:text-properties style:font-name="Courier New" style:font-name-asian="Courier New" style:font-name-complex="Courier New"/>
    </style:style>
    <style:style style:name="T358_2" style:family="text">
      <style:text-properties style:font-name="Courier New" style:font-name-asian="Courier New" style:font-name-complex="Courier New"/>
    </style:style>
    <style:style style:name="P35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T359_16" style:family="text"/>
    <style:style style:name="T359_17" style:family="text"/>
    <style:style style:name="T359_18" style:family="text"/>
    <style:style style:name="T359_19" style:family="text"/>
    <style:style style:name="P360" style:family="paragraph" style:parent-style-name="Heading_20_3">
      <style:paragraph-properties fo:break-before="auto" fo:line-height="100%" fo:margin-top="0cm" style:writing-mode="lr-tb"/>
    </style:style>
    <style:style style:name="T360_1" style:family="text">
      <style:text-properties style:font-name="Courier New" style:font-name-asian="Courier New" style:font-name-complex="Courier New"/>
    </style:style>
    <style:style style:name="T360_2" style:family="text">
      <style:text-properties style:font-name="Courier New" style:font-name-asian="Courier New" style:font-name-complex="Courier New"/>
    </style:style>
    <style:style style:name="T360_3" style:family="text">
      <style:text-properties style:font-name="Courier New" style:font-name-asian="Courier New" style:font-name-complex="Courier New"/>
    </style:style>
    <style:style style:name="P36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T361_16" style:family="text"/>
    <style:style style:name="T361_17" style:family="text"/>
    <style:style style:name="T361_18" style:family="text"/>
    <style:style style:name="T361_19" style:family="text"/>
    <style:style style:name="T361_20" style:family="text"/>
    <style:style style:name="T361_21" style:family="text"/>
    <style:style style:name="T361_22" style:family="text"/>
    <style:style style:name="T361_23" style:family="text"/>
    <style:style style:name="T361_24" style:family="text"/>
    <style:style style:name="T361_25" style:family="text"/>
    <style:style style:name="T361_26" style:family="text"/>
    <style:style style:name="T361_27" style:family="text"/>
    <style:style style:name="T361_28" style:family="text"/>
    <style:style style:name="T361_29" style:family="text"/>
    <style:style style:name="T361_30" style:family="text"/>
    <style:style style:name="T361_31" style:family="text"/>
    <style:style style:name="T361_32" style:family="text"/>
    <style:style style:name="T361_33" style:family="text"/>
    <style:style style:name="T361_34" style:family="text"/>
    <style:style style:name="T361_35" style:family="text"/>
    <style:style style:name="T361_36" style:family="text"/>
    <style:style style:name="T361_37" style:family="text"/>
    <style:style style:name="T361_38" style:family="text"/>
    <style:style style:name="T361_39" style:family="text"/>
    <style:style style:name="T361_40" style:family="text"/>
    <style:style style:name="T361_41" style:family="text"/>
    <style:style style:name="T361_42" style:family="text"/>
    <style:style style:name="T361_43" style:family="text"/>
    <style:style style:name="T361_44" style:family="text"/>
    <style:style style:name="T361_45" style:family="text"/>
    <style:style style:name="T361_46" style:family="text"/>
    <style:style style:name="T361_47" style:family="text"/>
    <style:style style:name="T361_48" style:family="text"/>
    <style:style style:name="T361_49" style:family="text"/>
    <style:style style:name="T361_50" style:family="text"/>
    <style:style style:name="T361_51" style:family="text"/>
    <style:style style:name="T361_52" style:family="text"/>
    <style:style style:name="P36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62_1" style:family="text">
      <style:text-properties fo:font-weight="bold" style:font-weight-asian="bold" style:font-weight-complex="bold"/>
    </style:style>
    <style:style style:name="P36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63_1" style:family="text">
      <style:text-properties style:font-name="Courier New" style:font-name-asian="Courier New" style:font-name-complex="Courier New"/>
    </style:style>
    <style:style style:name="T363_2" style:family="text">
      <style:text-properties style:font-name="Courier New" style:font-name-asian="Courier New" style:font-name-complex="Courier New"/>
    </style:style>
    <style:style style:name="P36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64_1" style:family="text">
      <style:text-properties style:font-name="Courier New" style:font-name-asian="Courier New" style:font-name-complex="Courier New"/>
    </style:style>
    <style:style style:name="T364_2" style:family="text">
      <style:text-properties style:font-name="Courier New" style:font-name-asian="Courier New" style:font-name-complex="Courier New"/>
    </style:style>
    <style:style style:name="P36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65_1" style:family="text">
      <style:text-properties style:font-name="Courier New" style:font-name-asian="Courier New" style:font-name-complex="Courier New"/>
    </style:style>
    <style:style style:name="T365_2" style:family="text">
      <style:text-properties style:font-name="Courier New" style:font-name-asian="Courier New" style:font-name-complex="Courier New"/>
    </style:style>
    <style:style style:name="P36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66_1" style:family="text">
      <style:text-properties style:font-name="Courier New" style:font-name-asian="Courier New" style:font-name-complex="Courier New"/>
    </style:style>
    <style:style style:name="T366_2" style:family="text">
      <style:text-properties style:font-name="Courier New" style:font-name-asian="Courier New" style:font-name-complex="Courier New"/>
    </style:style>
    <style:style style:name="P36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T367_11" style:family="text"/>
    <style:style style:name="T367_12" style:family="text"/>
    <style:style style:name="T367_13" style:family="text"/>
    <style:style style:name="P36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369" style:family="paragraph" style:parent-style-name="Heading_20_3">
      <style:paragraph-properties fo:break-before="auto" fo:line-height="100%" fo:margin-top="0cm" style:writing-mode="lr-tb"/>
    </style:style>
    <style:style style:name="T369_1" style:family="text">
      <style:text-properties style:font-name="Courier New" style:font-name-asian="Courier New" style:font-name-complex="Courier New"/>
    </style:style>
    <style:style style:name="T369_2" style:family="text">
      <style:text-properties style:font-name="Courier New" style:font-name-asian="Courier New" style:font-name-complex="Courier New"/>
    </style:style>
    <style:style style:name="T369_3" style:family="text">
      <style:text-properties style:font-name="Courier New" style:font-name-asian="Courier New" style:font-name-complex="Courier New"/>
    </style:style>
    <style:style style:name="P37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T370_16" style:family="text"/>
    <style:style style:name="T370_17" style:family="text"/>
    <style:style style:name="T370_18" style:family="text"/>
    <style:style style:name="T370_19" style:family="text"/>
    <style:style style:name="T370_20" style:family="text"/>
    <style:style style:name="T370_21" style:family="text"/>
    <style:style style:name="T370_22" style:family="text"/>
    <style:style style:name="T370_23" style:family="text"/>
    <style:style style:name="T370_24" style:family="text"/>
    <style:style style:name="T370_25" style:family="text"/>
    <style:style style:name="T370_26" style:family="text"/>
    <style:style style:name="T370_27" style:family="text"/>
    <style:style style:name="T370_28" style:family="text"/>
    <style:style style:name="T370_29" style:family="text"/>
    <style:style style:name="T370_30" style:family="text"/>
    <style:style style:name="T370_31" style:family="text"/>
    <style:style style:name="T370_32" style:family="text"/>
    <style:style style:name="T370_33" style:family="text"/>
    <style:style style:name="T370_34" style:family="text"/>
    <style:style style:name="T370_35" style:family="text"/>
    <style:style style:name="T370_36" style:family="text"/>
    <style:style style:name="T370_37" style:family="text"/>
    <style:style style:name="T370_38" style:family="text"/>
    <style:style style:name="T370_39" style:family="text"/>
    <style:style style:name="T370_40" style:family="text"/>
    <style:style style:name="T370_41" style:family="text"/>
    <style:style style:name="T370_42" style:family="text"/>
    <style:style style:name="T370_43" style:family="text"/>
    <style:style style:name="T370_44" style:family="text"/>
    <style:style style:name="T370_45" style:family="text"/>
    <style:style style:name="T370_46" style:family="text"/>
    <style:style style:name="T370_47" style:family="text"/>
    <style:style style:name="T370_48" style:family="text"/>
    <style:style style:name="T370_49" style:family="text"/>
    <style:style style:name="T370_50" style:family="text"/>
    <style:style style:name="T370_51" style:family="text"/>
    <style:style style:name="T370_52" style:family="text"/>
    <style:style style:name="T370_53" style:family="text"/>
    <style:style style:name="T370_54" style:family="text"/>
    <style:style style:name="T370_55" style:family="text"/>
    <style:style style:name="T370_56" style:family="text"/>
    <style:style style:name="T370_57" style:family="text"/>
    <style:style style:name="T370_58" style:family="text"/>
    <style:style style:name="T370_59" style:family="text"/>
    <style:style style:name="T370_60" style:family="text"/>
    <style:style style:name="T370_61" style:family="text"/>
    <style:style style:name="T370_62" style:family="text"/>
    <style:style style:name="T370_63" style:family="text"/>
    <style:style style:name="T370_64" style:family="text"/>
    <style:style style:name="T370_65" style:family="text"/>
    <style:style style:name="T370_66" style:family="text"/>
    <style:style style:name="T370_67" style:family="text"/>
    <style:style style:name="T370_68" style:family="text"/>
    <style:style style:name="P37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71_1" style:family="text">
      <style:text-properties fo:font-weight="bold" style:font-weight-asian="bold" style:font-weight-complex="bold"/>
    </style:style>
    <style:style style:name="P37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72_1" style:family="text">
      <style:text-properties style:font-name="Courier New" style:font-name-asian="Courier New" style:font-name-complex="Courier New"/>
    </style:style>
    <style:style style:name="T372_2" style:family="text">
      <style:text-properties style:font-name="Courier New" style:font-name-asian="Courier New" style:font-name-complex="Courier New"/>
    </style:style>
    <style:style style:name="T372_3" style:family="text">
      <style:text-properties style:font-name="Courier New" style:font-name-asian="Courier New" style:font-name-complex="Courier New"/>
    </style:style>
    <style:style style:name="T372_4" style:family="text">
      <style:text-properties style:font-name="Courier New" style:font-name-asian="Courier New" style:font-name-complex="Courier New"/>
    </style:style>
    <style:style style:name="P37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P37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74_1" style:family="text">
      <style:text-properties style:font-name="Courier New" style:font-name-asian="Courier New" style:font-name-complex="Courier New"/>
    </style:style>
    <style:style style:name="T374_2" style:family="text">
      <style:text-properties style:font-name="Courier New" style:font-name-asian="Courier New" style:font-name-complex="Courier New"/>
    </style:style>
    <style:style style:name="T374_3" style:family="text">
      <style:text-properties style:font-name="Courier New" style:font-name-asian="Courier New" style:font-name-complex="Courier New"/>
    </style:style>
    <style:style style:name="T374_4" style:family="text">
      <style:text-properties style:font-name="Courier New" style:font-name-asian="Courier New" style:font-name-complex="Courier New"/>
    </style:style>
    <style:style style:name="P37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P37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76_1" style:family="text">
      <style:text-properties style:font-name="Courier New" style:font-name-asian="Courier New" style:font-name-complex="Courier New"/>
    </style:style>
    <style:style style:name="T376_2" style:family="text">
      <style:text-properties style:font-name="Courier New" style:font-name-asian="Courier New" style:font-name-complex="Courier New"/>
    </style:style>
    <style:style style:name="T376_3" style:family="text">
      <style:text-properties style:font-name="Courier New" style:font-name-asian="Courier New" style:font-name-complex="Courier New"/>
    </style:style>
    <style:style style:name="T376_4" style:family="text">
      <style:text-properties style:font-name="Courier New" style:font-name-asian="Courier New" style:font-name-complex="Courier New"/>
    </style:style>
    <style:style style:name="P37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77_1" style:family="text">
      <style:text-properties style:font-name="Courier New" style:font-name-asian="Courier New" style:font-name-complex="Courier New"/>
    </style:style>
    <style:style style:name="T377_2" style:family="text">
      <style:text-properties style:font-name="Courier New" style:font-name-asian="Courier New" style:font-name-complex="Courier New"/>
    </style:style>
    <style:style style:name="T377_3" style:family="text">
      <style:text-properties style:font-name="Courier New" style:font-name-asian="Courier New" style:font-name-complex="Courier New"/>
    </style:style>
    <style:style style:name="T377_4" style:family="text">
      <style:text-properties style:font-name="Courier New" style:font-name-asian="Courier New" style:font-name-complex="Courier New"/>
    </style:style>
    <style:style style:name="P37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T378_8" style:family="text"/>
    <style:style style:name="T378_9" style:family="text"/>
    <style:style style:name="T378_10" style:family="text"/>
    <style:style style:name="T378_11" style:family="text"/>
    <style:style style:name="T378_12" style:family="text"/>
    <style:style style:name="T378_13" style:family="text"/>
    <style:style style:name="T378_14" style:family="text"/>
    <style:style style:name="T378_15" style:family="text"/>
    <style:style style:name="T378_16" style:family="text"/>
    <style:style style:name="T378_17" style:family="text"/>
    <style:style style:name="T378_18" style:family="text"/>
    <style:style style:name="T378_19" style:family="text"/>
    <style:style style:name="T378_20" style:family="text"/>
    <style:style style:name="T378_21" style:family="text"/>
    <style:style style:name="T378_22" style:family="text"/>
    <style:style style:name="T378_23" style:family="text"/>
    <style:style style:name="T378_24" style:family="text"/>
    <style:style style:name="T378_25" style:family="text"/>
    <style:style style:name="T378_26" style:family="text"/>
    <style:style style:name="T378_27" style:family="text"/>
    <style:style style:name="T378_28" style:family="text"/>
    <style:style style:name="T378_29" style:family="text"/>
    <style:style style:name="T378_30" style:family="text"/>
    <style:style style:name="T378_31" style:family="text"/>
    <style:style style:name="T378_32" style:family="text"/>
    <style:style style:name="T378_33" style:family="text"/>
    <style:style style:name="P37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79_1" style:family="text">
      <style:text-properties style:font-name="Courier New" style:font-name-asian="Courier New" style:font-name-complex="Courier New"/>
    </style:style>
    <style:style style:name="T379_2" style:family="text">
      <style:text-properties style:font-name="Courier New" style:font-name-asian="Courier New" style:font-name-complex="Courier New"/>
    </style:style>
    <style:style style:name="T379_3" style:family="text">
      <style:text-properties style:font-name="Courier New" style:font-name-asian="Courier New" style:font-name-complex="Courier New"/>
    </style:style>
    <style:style style:name="T379_4" style:family="text">
      <style:text-properties style:font-name="Courier New" style:font-name-asian="Courier New" style:font-name-complex="Courier New"/>
    </style:style>
    <style:style style:name="P38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P38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81_1" style:family="text">
      <style:text-properties style:font-name="Courier New" style:font-name-asian="Courier New" style:font-name-complex="Courier New"/>
    </style:style>
    <style:style style:name="T381_2" style:family="text">
      <style:text-properties style:font-name="Courier New" style:font-name-asian="Courier New" style:font-name-complex="Courier New"/>
    </style:style>
    <style:style style:name="T381_3" style:family="text">
      <style:text-properties style:font-name="Courier New" style:font-name-asian="Courier New" style:font-name-complex="Courier New"/>
    </style:style>
    <style:style style:name="T381_4" style:family="text">
      <style:text-properties style:font-name="Courier New" style:font-name-asian="Courier New" style:font-name-complex="Courier New"/>
    </style:style>
    <style:style style:name="P38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T382_19" style:family="text"/>
    <style:style style:name="T382_20" style:family="text"/>
    <style:style style:name="T382_21" style:family="text"/>
    <style:style style:name="T382_22" style:family="text"/>
    <style:style style:name="T382_23" style:family="text"/>
    <style:style style:name="T382_24" style:family="text"/>
    <style:style style:name="T382_25" style:family="text"/>
    <style:style style:name="T382_26" style:family="text"/>
    <style:style style:name="P38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83_1" style:family="text">
      <style:text-properties style:font-name="Courier New" style:font-name-asian="Courier New" style:font-name-complex="Courier New"/>
    </style:style>
    <style:style style:name="T383_2" style:family="text">
      <style:text-properties style:font-name="Courier New" style:font-name-asian="Courier New" style:font-name-complex="Courier New"/>
    </style:style>
    <style:style style:name="T383_3" style:family="text">
      <style:text-properties style:font-name="Courier New" style:font-name-asian="Courier New" style:font-name-complex="Courier New"/>
    </style:style>
    <style:style style:name="T383_4" style:family="text">
      <style:text-properties style:font-name="Courier New" style:font-name-asian="Courier New" style:font-name-complex="Courier New"/>
    </style:style>
    <style:style style:name="P38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T384_24" style:family="text"/>
    <style:style style:name="T384_25" style:family="text"/>
    <style:style style:name="T384_26" style:family="text"/>
    <style:style style:name="P385" style:family="paragraph" style:parent-style-name="Heading_20_3">
      <style:paragraph-properties fo:break-before="auto" fo:line-height="100%" fo:margin-top="0cm" style:writing-mode="lr-tb"/>
    </style:style>
    <style:style style:name="T385_1" style:family="text">
      <style:text-properties style:font-name="Courier New" style:font-name-asian="Courier New" style:font-name-complex="Courier New"/>
    </style:style>
    <style:style style:name="T385_2" style:family="text">
      <style:text-properties style:font-name="Courier New" style:font-name-asian="Courier New" style:font-name-complex="Courier New"/>
    </style:style>
    <style:style style:name="T385_3" style:family="text">
      <style:text-properties style:font-name="Courier New" style:font-name-asian="Courier New" style:font-name-complex="Courier New"/>
    </style:style>
    <style:style style:name="P38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T386_18" style:family="text"/>
    <style:style style:name="T386_19" style:family="text"/>
    <style:style style:name="T386_20" style:family="text"/>
    <style:style style:name="T386_21" style:family="text"/>
    <style:style style:name="T386_22" style:family="text"/>
    <style:style style:name="T386_23" style:family="text"/>
    <style:style style:name="T386_24" style:family="text"/>
    <style:style style:name="T386_25" style:family="text"/>
    <style:style style:name="T386_26" style:family="text"/>
    <style:style style:name="T386_27" style:family="text"/>
    <style:style style:name="T386_28" style:family="text"/>
    <style:style style:name="T386_29" style:family="text"/>
    <style:style style:name="T386_30" style:family="text"/>
    <style:style style:name="T386_31" style:family="text"/>
    <style:style style:name="T386_32" style:family="text"/>
    <style:style style:name="T386_33" style:family="text"/>
    <style:style style:name="T386_34" style:family="text"/>
    <style:style style:name="T386_35" style:family="text"/>
    <style:style style:name="T386_36" style:family="text"/>
    <style:style style:name="T386_37" style:family="text"/>
    <style:style style:name="T386_38" style:family="text"/>
    <style:style style:name="T386_39" style:family="text"/>
    <style:style style:name="T386_40" style:family="text"/>
    <style:style style:name="T386_41" style:family="text"/>
    <style:style style:name="T386_42" style:family="text"/>
    <style:style style:name="T386_43" style:family="text"/>
    <style:style style:name="T386_44" style:family="text"/>
    <style:style style:name="T386_45" style:family="text"/>
    <style:style style:name="T386_46" style:family="text"/>
    <style:style style:name="T386_47" style:family="text"/>
    <style:style style:name="T386_48" style:family="text"/>
    <style:style style:name="T386_49" style:family="text"/>
    <style:style style:name="T386_50" style:family="text"/>
    <style:style style:name="T386_51" style:family="text"/>
    <style:style style:name="T386_52" style:family="text"/>
    <style:style style:name="T386_53" style:family="text"/>
    <style:style style:name="T386_54" style:family="text"/>
    <style:style style:name="P38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87_1" style:family="text">
      <style:text-properties fo:font-weight="bold" style:font-weight-asian="bold" style:font-weight-complex="bold"/>
    </style:style>
    <style:style style:name="P38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88_1" style:family="text">
      <style:text-properties style:font-name="Courier New" style:font-name-asian="Courier New" style:font-name-complex="Courier New"/>
    </style:style>
    <style:style style:name="T388_2" style:family="text">
      <style:text-properties style:font-name="Courier New" style:font-name-asian="Courier New" style:font-name-complex="Courier New"/>
    </style:style>
    <style:style style:name="P38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89_1" style:family="text">
      <style:text-properties style:font-name="Courier New" style:font-name-asian="Courier New" style:font-name-complex="Courier New"/>
    </style:style>
    <style:style style:name="T389_2" style:family="text">
      <style:text-properties style:font-name="Courier New" style:font-name-asian="Courier New" style:font-name-complex="Courier New"/>
    </style:style>
    <style:style style:name="P39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90_1" style:family="text">
      <style:text-properties style:font-name="Courier New" style:font-name-asian="Courier New" style:font-name-complex="Courier New"/>
    </style:style>
    <style:style style:name="T390_2" style:family="text">
      <style:text-properties style:font-name="Courier New" style:font-name-asian="Courier New" style:font-name-complex="Courier New"/>
    </style:style>
    <style:style style:name="P39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91_1" style:family="text">
      <style:text-properties style:font-name="Courier New" style:font-name-asian="Courier New" style:font-name-complex="Courier New"/>
    </style:style>
    <style:style style:name="T391_2" style:family="text">
      <style:text-properties style:font-name="Courier New" style:font-name-asian="Courier New" style:font-name-complex="Courier New"/>
    </style:style>
    <style:style style:name="P39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92_1" style:family="text">
      <style:text-properties style:font-name="Courier New" style:font-name-asian="Courier New" style:font-name-complex="Courier New"/>
    </style:style>
    <style:style style:name="T392_2" style:family="text">
      <style:text-properties style:font-name="Courier New" style:font-name-asian="Courier New" style:font-name-complex="Courier New"/>
    </style:style>
    <style:style style:name="P39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93_1" style:family="text">
      <style:text-properties fo:font-weight="bold" style:font-weight-asian="bold" style:font-weight-complex="bold"/>
    </style:style>
    <style:style style:name="T393_2" style:family="text">
      <style:text-properties fo:font-weight="bold" style:font-weight-asian="bold" style:font-weight-complex="bold"/>
    </style:style>
    <style:style style:name="T393_3" style:family="text">
      <style:text-properties fo:font-weight="bold" style:font-weight-asian="bold" style:font-weight-complex="bold"/>
    </style:style>
    <style:style style:name="P39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94_1" style:family="text">
      <style:text-properties style:font-name="Courier New" style:font-name-asian="Courier New" style:font-name-complex="Courier New"/>
    </style:style>
    <style:style style:name="T394_2" style:family="text">
      <style:text-properties style:font-name="Courier New" style:font-name-asian="Courier New" style:font-name-complex="Courier New"/>
    </style:style>
    <style:style style:name="T394_3" style:family="text">
      <style:text-properties style:font-name="Courier New" style:font-name-asian="Courier New" style:font-name-complex="Courier New"/>
    </style:style>
    <style:style style:name="T394_4" style:family="text">
      <style:text-properties style:font-name="Courier New" style:font-name-asian="Courier New" style:font-name-complex="Courier New"/>
    </style:style>
    <style:style style:name="T394_5" style:family="text">
      <style:text-properties style:font-name="Courier New" style:font-name-asian="Courier New" style:font-name-complex="Courier New"/>
    </style:style>
    <style:style style:name="T394_6" style:family="text">
      <style:text-properties style:font-name="Courier New" style:font-name-asian="Courier New" style:font-name-complex="Courier New"/>
    </style:style>
    <style:style style:name="P39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95_1" style:family="text"/>
    <style:style style:name="T395_2" style:family="text"/>
    <style:style style:name="T395_3" style:family="text"/>
    <style:style style:name="T395_4" style:family="text"/>
    <style:style style:name="T395_5" style:family="text"/>
    <style:style style:name="T395_6" style:family="text"/>
    <style:style style:name="T395_7" style:family="text"/>
    <style:style style:name="T395_8" style:family="text"/>
    <style:style style:name="T395_9" style:family="text"/>
    <style:style style:name="T395_10" style:family="text"/>
    <style:style style:name="T395_11" style:family="text"/>
    <style:style style:name="T395_12" style:family="text"/>
    <style:style style:name="T395_13" style:family="text"/>
    <style:style style:name="T395_14" style:family="text"/>
    <style:style style:name="T395_15" style:family="text"/>
    <style:style style:name="T395_16" style:family="text"/>
    <style:style style:name="T395_17" style:family="text"/>
    <style:style style:name="T395_18" style:family="text"/>
    <style:style style:name="T395_19" style:family="text"/>
    <style:style style:name="T395_20" style:family="text"/>
    <style:style style:name="T395_21" style:family="text"/>
    <style:style style:name="T395_22" style:family="text"/>
    <style:style style:name="P39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397" style:family="paragraph" style:parent-style-name="Heading_20_3">
      <style:paragraph-properties fo:break-before="auto" fo:line-height="100%" fo:margin-top="0cm" style:writing-mode="lr-tb"/>
    </style:style>
    <style:style style:name="T397_1" style:family="text">
      <style:text-properties style:font-name="Courier New" style:font-name-asian="Courier New" style:font-name-complex="Courier New"/>
    </style:style>
    <style:style style:name="T397_2" style:family="text">
      <style:text-properties style:font-name="Courier New" style:font-name-asian="Courier New" style:font-name-complex="Courier New"/>
    </style:style>
    <style:style style:name="T397_3" style:family="text">
      <style:text-properties style:font-name="Courier New" style:font-name-asian="Courier New" style:font-name-complex="Courier New"/>
    </style:style>
    <style:style style:name="P39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T398_21" style:family="text"/>
    <style:style style:name="T398_22" style:family="text"/>
    <style:style style:name="T398_23" style:family="text"/>
    <style:style style:name="T398_24" style:family="text"/>
    <style:style style:name="T398_25" style:family="text"/>
    <style:style style:name="T398_26" style:family="text"/>
    <style:style style:name="T398_27" style:family="text"/>
    <style:style style:name="T398_28" style:family="text"/>
    <style:style style:name="P39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399_1" style:family="text">
      <style:text-properties fo:font-weight="bold" style:font-weight-asian="bold" style:font-weight-complex="bold"/>
    </style:style>
    <style:style style:name="P40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00_1" style:family="text">
      <style:text-properties style:font-name="Courier New" style:font-name-asian="Courier New" style:font-name-complex="Courier New"/>
    </style:style>
    <style:style style:name="T400_2" style:family="text">
      <style:text-properties style:font-name="Courier New" style:font-name-asian="Courier New" style:font-name-complex="Courier New"/>
    </style:style>
    <style:style style:name="T400_3" style:family="text">
      <style:text-properties style:font-name="Courier New" style:font-name-asian="Courier New" style:font-name-complex="Courier New"/>
    </style:style>
    <style:style style:name="T400_4" style:family="text">
      <style:text-properties style:font-name="Courier New" style:font-name-asian="Courier New" style:font-name-complex="Courier New"/>
    </style:style>
    <style:style style:name="T400_5" style:family="text">
      <style:text-properties style:font-name="Courier New" style:font-name-asian="Courier New" style:font-name-complex="Courier New"/>
    </style:style>
    <style:style style:name="T400_6" style:family="text">
      <style:text-properties style:font-name="Courier New" style:font-name-asian="Courier New" style:font-name-complex="Courier New"/>
    </style:style>
    <style:style style:name="T400_7" style:family="text">
      <style:text-properties style:font-name="Courier New" style:font-name-asian="Courier New" style:font-name-complex="Courier New"/>
    </style:style>
    <style:style style:name="T400_8" style:family="text">
      <style:text-properties style:font-name="Courier New" style:font-name-asian="Courier New" style:font-name-complex="Courier New"/>
    </style:style>
    <style:style style:name="T400_9" style:family="text">
      <style:text-properties style:font-name="Courier New" style:font-name-asian="Courier New" style:font-name-complex="Courier New"/>
    </style:style>
    <style:style style:name="T400_10" style:family="text">
      <style:text-properties style:font-name="Courier New" style:font-name-asian="Courier New" style:font-name-complex="Courier New"/>
    </style:style>
    <style:style style:name="P40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01_1" style:family="text">
      <style:text-properties style:font-name="Courier New" style:font-name-asian="Courier New" style:font-name-complex="Courier New"/>
    </style:style>
    <style:style style:name="T401_2" style:family="text">
      <style:text-properties style:font-name="Courier New" style:font-name-asian="Courier New" style:font-name-complex="Courier New"/>
    </style:style>
    <style:style style:name="T401_3" style:family="text">
      <style:text-properties style:font-name="Courier New" style:font-name-asian="Courier New" style:font-name-complex="Courier New"/>
    </style:style>
    <style:style style:name="T401_4" style:family="text">
      <style:text-properties style:font-name="Courier New" style:font-name-asian="Courier New" style:font-name-complex="Courier New"/>
    </style:style>
    <style:style style:name="T401_5" style:family="text">
      <style:text-properties style:font-name="Courier New" style:font-name-asian="Courier New" style:font-name-complex="Courier New"/>
    </style:style>
    <style:style style:name="T401_6" style:family="text">
      <style:text-properties style:font-name="Courier New" style:font-name-asian="Courier New" style:font-name-complex="Courier New"/>
    </style:style>
    <style:style style:name="T401_7" style:family="text">
      <style:text-properties style:font-name="Courier New" style:font-name-asian="Courier New" style:font-name-complex="Courier New"/>
    </style:style>
    <style:style style:name="T401_8" style:family="text">
      <style:text-properties style:font-name="Courier New" style:font-name-asian="Courier New" style:font-name-complex="Courier New"/>
    </style:style>
    <style:style style:name="T401_9" style:family="text">
      <style:text-properties style:font-name="Courier New" style:font-name-asian="Courier New" style:font-name-complex="Courier New"/>
    </style:style>
    <style:style style:name="T401_10" style:family="text">
      <style:text-properties style:font-name="Courier New" style:font-name-asian="Courier New" style:font-name-complex="Courier New"/>
    </style:style>
    <style:style style:name="P40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T402_8" style:family="text"/>
    <style:style style:name="T402_9" style:family="text"/>
    <style:style style:name="T402_10" style:family="text"/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T402_25" style:family="text"/>
    <style:style style:name="T402_26" style:family="text"/>
    <style:style style:name="T402_27" style:family="text"/>
    <style:style style:name="T402_28" style:family="text"/>
    <style:style style:name="T402_29" style:family="text"/>
    <style:style style:name="T402_30" style:family="text"/>
    <style:style style:name="T402_31" style:family="text"/>
    <style:style style:name="T402_32" style:family="text"/>
    <style:style style:name="T402_33" style:family="text"/>
    <style:style style:name="T402_34" style:family="text"/>
    <style:style style:name="T402_35" style:family="text"/>
    <style:style style:name="T402_36" style:family="text"/>
    <style:style style:name="T402_37" style:family="text"/>
    <style:style style:name="T402_38" style:family="text"/>
    <style:style style:name="T402_39" style:family="text"/>
    <style:style style:name="T402_40" style:family="text"/>
    <style:style style:name="T402_41" style:family="text"/>
    <style:style style:name="T402_42" style:family="text"/>
    <style:style style:name="T402_43" style:family="text"/>
    <style:style style:name="T402_44" style:family="text"/>
    <style:style style:name="T402_45" style:family="text"/>
    <style:style style:name="T402_46" style:family="text"/>
    <style:style style:name="T402_47" style:family="text"/>
    <style:style style:name="T402_48" style:family="text"/>
    <style:style style:name="T402_49" style:family="text"/>
    <style:style style:name="T402_50" style:family="text"/>
    <style:style style:name="T402_51" style:family="text"/>
    <style:style style:name="T402_52" style:family="text"/>
    <style:style style:name="T402_53" style:family="text"/>
    <style:style style:name="T402_54" style:family="text"/>
    <style:style style:name="T402_55" style:family="text"/>
    <style:style style:name="T402_56" style:family="text"/>
    <style:style style:name="T402_57" style:family="text"/>
    <style:style style:name="T402_58" style:family="text"/>
    <style:style style:name="T402_59" style:family="text"/>
    <style:style style:name="T402_60" style:family="text"/>
    <style:style style:name="T402_61" style:family="text"/>
    <style:style style:name="T402_62" style:family="text"/>
    <style:style style:name="T402_63" style:family="text"/>
    <style:style style:name="T402_64" style:family="text"/>
    <style:style style:name="T402_65" style:family="text"/>
    <style:style style:name="T402_66" style:family="text"/>
    <style:style style:name="T402_67" style:family="text"/>
    <style:style style:name="T402_68" style:family="text"/>
    <style:style style:name="T402_69" style:family="text"/>
    <style:style style:name="T402_70" style:family="text"/>
    <style:style style:name="T402_71" style:family="text"/>
    <style:style style:name="T402_72" style:family="text"/>
    <style:style style:name="T402_73" style:family="text"/>
    <style:style style:name="T402_74" style:family="text"/>
    <style:style style:name="T402_75" style:family="text"/>
    <style:style style:name="T402_76" style:family="text"/>
    <style:style style:name="T402_77" style:family="text"/>
    <style:style style:name="T402_78" style:family="text"/>
    <style:style style:name="T402_79" style:family="text"/>
    <style:style style:name="T402_80" style:family="text"/>
    <style:style style:name="T402_81" style:family="text"/>
    <style:style style:name="T402_82" style:family="text"/>
    <style:style style:name="T402_83" style:family="text"/>
    <style:style style:name="T402_84" style:family="text"/>
    <style:style style:name="T402_85" style:family="text"/>
    <style:style style:name="T402_86" style:family="text"/>
    <style:style style:name="T402_87" style:family="text"/>
    <style:style style:name="T402_88" style:family="text"/>
    <style:style style:name="T402_89" style:family="text"/>
    <style:style style:name="T402_90" style:family="text"/>
    <style:style style:name="T402_91" style:family="text"/>
    <style:style style:name="T402_92" style:family="text"/>
    <style:style style:name="T402_93" style:family="text"/>
    <style:style style:name="T402_94" style:family="text"/>
    <style:style style:name="T402_95" style:family="text"/>
    <style:style style:name="T402_96" style:family="text"/>
    <style:style style:name="T402_97" style:family="text"/>
    <style:style style:name="T402_98" style:family="text"/>
    <style:style style:name="T402_99" style:family="text"/>
    <style:style style:name="T402_100" style:family="text"/>
    <style:style style:name="T402_101" style:family="text"/>
    <style:style style:name="T402_102" style:family="text"/>
    <style:style style:name="T402_103" style:family="text"/>
    <style:style style:name="T402_104" style:family="text"/>
    <style:style style:name="T402_105" style:family="text"/>
    <style:style style:name="T402_106" style:family="text"/>
    <style:style style:name="T402_107" style:family="text"/>
    <style:style style:name="T402_108" style:family="text"/>
    <style:style style:name="T402_109" style:family="text"/>
    <style:style style:name="T402_110" style:family="text"/>
    <style:style style:name="T402_111" style:family="text"/>
    <style:style style:name="T402_112" style:family="text"/>
    <style:style style:name="T402_113" style:family="text"/>
    <style:style style:name="T402_114" style:family="text"/>
    <style:style style:name="T402_115" style:family="text"/>
    <style:style style:name="T402_116" style:family="text"/>
    <style:style style:name="T402_117" style:family="text"/>
    <style:style style:name="T402_118" style:family="text"/>
    <style:style style:name="T402_119" style:family="text"/>
    <style:style style:name="T402_120" style:family="text"/>
    <style:style style:name="T402_121" style:family="text"/>
    <style:style style:name="T402_122" style:family="text"/>
    <style:style style:name="T402_123" style:family="text"/>
    <style:style style:name="T402_124" style:family="text"/>
    <style:style style:name="T402_125" style:family="text"/>
    <style:style style:name="T402_126" style:family="text"/>
    <style:style style:name="T402_127" style:family="text"/>
    <style:style style:name="T402_128" style:family="text"/>
    <style:style style:name="T402_129" style:family="text"/>
    <style:style style:name="T402_130" style:family="text"/>
    <style:style style:name="T402_131" style:family="text"/>
    <style:style style:name="T402_132" style:family="text"/>
    <style:style style:name="T402_133" style:family="text"/>
    <style:style style:name="T402_134" style:family="text"/>
    <style:style style:name="T402_135" style:family="text"/>
    <style:style style:name="T402_136" style:family="text"/>
    <style:style style:name="T402_137" style:family="text"/>
    <style:style style:name="T402_138" style:family="text"/>
    <style:style style:name="T402_139" style:family="text"/>
    <style:style style:name="T402_140" style:family="text"/>
    <style:style style:name="T402_141" style:family="text"/>
    <style:style style:name="T402_142" style:family="text"/>
    <style:style style:name="T402_143" style:family="text"/>
    <style:style style:name="T402_144" style:family="text"/>
    <style:style style:name="T402_145" style:family="text"/>
    <style:style style:name="T402_146" style:family="text"/>
    <style:style style:name="T402_147" style:family="text"/>
    <style:style style:name="T402_148" style:family="text"/>
    <style:style style:name="T402_149" style:family="text"/>
    <style:style style:name="T402_150" style:family="text"/>
    <style:style style:name="T402_151" style:family="text"/>
    <style:style style:name="T402_152" style:family="text"/>
    <style:style style:name="T402_153" style:family="text"/>
    <style:style style:name="T402_154" style:family="text"/>
    <style:style style:name="T402_155" style:family="text"/>
    <style:style style:name="T402_156" style:family="text"/>
    <style:style style:name="T402_157" style:family="text"/>
    <style:style style:name="T402_158" style:family="text"/>
    <style:style style:name="T402_159" style:family="text"/>
    <style:style style:name="T402_160" style:family="text"/>
    <style:style style:name="T402_161" style:family="text"/>
    <style:style style:name="T402_162" style:family="text"/>
    <style:style style:name="T402_163" style:family="text"/>
    <style:style style:name="T402_164" style:family="text"/>
    <style:style style:name="T402_165" style:family="text"/>
    <style:style style:name="T402_166" style:family="text"/>
    <style:style style:name="T402_167" style:family="text"/>
    <style:style style:name="T402_168" style:family="text"/>
    <style:style style:name="T402_169" style:family="text"/>
    <style:style style:name="T402_170" style:family="text"/>
    <style:style style:name="T402_171" style:family="text"/>
    <style:style style:name="T402_172" style:family="text"/>
    <style:style style:name="T402_173" style:family="text"/>
    <style:style style:name="T402_174" style:family="text"/>
    <style:style style:name="T402_175" style:family="text"/>
    <style:style style:name="T402_176" style:family="text"/>
    <style:style style:name="T402_177" style:family="text"/>
    <style:style style:name="T402_178" style:family="text"/>
    <style:style style:name="T402_179" style:family="text"/>
    <style:style style:name="T402_180" style:family="text"/>
    <style:style style:name="T402_181" style:family="text"/>
    <style:style style:name="T402_182" style:family="text"/>
    <style:style style:name="T402_183" style:family="text"/>
    <style:style style:name="T402_184" style:family="text"/>
    <style:style style:name="T402_185" style:family="text"/>
    <style:style style:name="T402_186" style:family="text"/>
    <style:style style:name="T402_187" style:family="text"/>
    <style:style style:name="T402_188" style:family="text"/>
    <style:style style:name="T402_189" style:family="text"/>
    <style:style style:name="T402_190" style:family="text"/>
    <style:style style:name="T402_191" style:family="text"/>
    <style:style style:name="T402_192" style:family="text"/>
    <style:style style:name="T402_193" style:family="text"/>
    <style:style style:name="T402_194" style:family="text"/>
    <style:style style:name="T402_195" style:family="text"/>
    <style:style style:name="T402_196" style:family="text"/>
    <style:style style:name="T402_197" style:family="text"/>
    <style:style style:name="T402_198" style:family="text"/>
    <style:style style:name="T402_199" style:family="text"/>
    <style:style style:name="P40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03_1" style:family="text">
      <style:text-properties fo:font-weight="bold" style:font-weight-asian="bold" style:font-weight-complex="bold"/>
    </style:style>
    <style:style style:name="P40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04_1" style:family="text">
      <style:text-properties style:font-name="Courier New" style:font-name-asian="Courier New" style:font-name-complex="Courier New"/>
    </style:style>
    <style:style style:name="T404_2" style:family="text">
      <style:text-properties style:font-name="Courier New" style:font-name-asian="Courier New" style:font-name-complex="Courier New"/>
    </style:style>
    <style:style style:name="T404_3" style:family="text">
      <style:text-properties style:font-name="Courier New" style:font-name-asian="Courier New" style:font-name-complex="Courier New"/>
    </style:style>
    <style:style style:name="T404_4" style:family="text">
      <style:text-properties style:font-name="Courier New" style:font-name-asian="Courier New" style:font-name-complex="Courier New"/>
    </style:style>
    <style:style style:name="P40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05_1" style:family="text">
      <style:text-properties style:font-name="Courier New" style:font-name-asian="Courier New" style:font-name-complex="Courier New"/>
    </style:style>
    <style:style style:name="T405_2" style:family="text">
      <style:text-properties style:font-name="Courier New" style:font-name-asian="Courier New" style:font-name-complex="Courier New"/>
    </style:style>
    <style:style style:name="T405_3" style:family="text">
      <style:text-properties style:font-name="Courier New" style:font-name-asian="Courier New" style:font-name-complex="Courier New"/>
    </style:style>
    <style:style style:name="T405_4" style:family="text">
      <style:text-properties style:font-name="Courier New" style:font-name-asian="Courier New" style:font-name-complex="Courier New"/>
    </style:style>
    <style:style style:name="T405_5" style:family="text">
      <style:text-properties style:font-name="Courier New" style:font-name-asian="Courier New" style:font-name-complex="Courier New"/>
    </style:style>
    <style:style style:name="T405_6" style:family="text">
      <style:text-properties style:font-name="Courier New" style:font-name-asian="Courier New" style:font-name-complex="Courier New"/>
    </style:style>
    <style:style style:name="T405_7" style:family="text">
      <style:text-properties style:font-name="Courier New" style:font-name-asian="Courier New" style:font-name-complex="Courier New"/>
    </style:style>
    <style:style style:name="T405_8" style:family="text">
      <style:text-properties style:font-name="Courier New" style:font-name-asian="Courier New" style:font-name-complex="Courier New"/>
    </style:style>
    <style:style style:name="P40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06_1" style:family="text"/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T406_25" style:family="text"/>
    <style:style style:name="T406_26" style:family="text"/>
    <style:style style:name="T406_27" style:family="text"/>
    <style:style style:name="T406_28" style:family="text"/>
    <style:style style:name="T406_29" style:family="text"/>
    <style:style style:name="T406_30" style:family="text"/>
    <style:style style:name="T406_31" style:family="text"/>
    <style:style style:name="T406_32" style:family="text"/>
    <style:style style:name="T406_33" style:family="text"/>
    <style:style style:name="T406_34" style:family="text"/>
    <style:style style:name="T406_35" style:family="text"/>
    <style:style style:name="T406_36" style:family="text"/>
    <style:style style:name="T406_37" style:family="text"/>
    <style:style style:name="T406_38" style:family="text"/>
    <style:style style:name="T406_39" style:family="text"/>
    <style:style style:name="T406_40" style:family="text"/>
    <style:style style:name="T406_41" style:family="text"/>
    <style:style style:name="T406_42" style:family="text"/>
    <style:style style:name="T406_43" style:family="text"/>
    <style:style style:name="T406_44" style:family="text"/>
    <style:style style:name="T406_45" style:family="text"/>
    <style:style style:name="T406_46" style:family="text"/>
    <style:style style:name="T406_47" style:family="text"/>
    <style:style style:name="T406_48" style:family="text"/>
    <style:style style:name="T406_49" style:family="text"/>
    <style:style style:name="T406_50" style:family="text"/>
    <style:style style:name="T406_51" style:family="text"/>
    <style:style style:name="T406_52" style:family="text"/>
    <style:style style:name="T406_53" style:family="text"/>
    <style:style style:name="T406_54" style:family="text"/>
    <style:style style:name="T406_55" style:family="text"/>
    <style:style style:name="T406_56" style:family="text"/>
    <style:style style:name="T406_57" style:family="text"/>
    <style:style style:name="T406_58" style:family="text"/>
    <style:style style:name="T406_59" style:family="text"/>
    <style:style style:name="T406_60" style:family="text"/>
    <style:style style:name="T406_61" style:family="text"/>
    <style:style style:name="T406_62" style:family="text"/>
    <style:style style:name="T406_63" style:family="text"/>
    <style:style style:name="T406_64" style:family="text"/>
    <style:style style:name="T406_65" style:family="text"/>
    <style:style style:name="T406_66" style:family="text"/>
    <style:style style:name="T406_67" style:family="text"/>
    <style:style style:name="P40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40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08_1" style:family="text">
      <style:text-properties style:font-name="Courier New" style:font-name-asian="Courier New" style:font-name-complex="Courier New"/>
    </style:style>
    <style:style style:name="T408_2" style:family="text">
      <style:text-properties style:font-name="Courier New" style:font-name-asian="Courier New" style:font-name-complex="Courier New"/>
    </style:style>
    <style:style style:name="T408_3" style:family="text">
      <style:text-properties style:font-name="Courier New" style:font-name-asian="Courier New" style:font-name-complex="Courier New"/>
    </style:style>
    <style:style style:name="T408_4" style:family="text">
      <style:text-properties style:font-name="Courier New" style:font-name-asian="Courier New" style:font-name-complex="Courier New"/>
    </style:style>
    <style:style style:name="P40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09_1" style:family="text"/>
    <style:style style:name="T409_2" style:family="text"/>
    <style:style style:name="T409_3" style:family="text"/>
    <style:style style:name="T409_4" style:family="text"/>
    <style:style style:name="T409_5" style:family="text"/>
    <style:style style:name="T409_6" style:family="text"/>
    <style:style style:name="T409_7" style:family="text"/>
    <style:style style:name="T409_8" style:family="text"/>
    <style:style style:name="T409_9" style:family="text"/>
    <style:style style:name="T409_10" style:family="text"/>
    <style:style style:name="T409_11" style:family="text"/>
    <style:style style:name="T409_12" style:family="text"/>
    <style:style style:name="T409_13" style:family="text"/>
    <style:style style:name="T409_14" style:family="text"/>
    <style:style style:name="T409_15" style:family="text"/>
    <style:style style:name="T409_16" style:family="text"/>
    <style:style style:name="T409_17" style:family="text"/>
    <style:style style:name="T409_18" style:family="text"/>
    <style:style style:name="T409_19" style:family="text"/>
    <style:style style:name="T409_20" style:family="text"/>
    <style:style style:name="T409_21" style:family="text"/>
    <style:style style:name="T409_22" style:family="text"/>
    <style:style style:name="T409_23" style:family="text"/>
    <style:style style:name="T409_24" style:family="text"/>
    <style:style style:name="T409_25" style:family="text"/>
    <style:style style:name="T409_26" style:family="text"/>
    <style:style style:name="T409_27" style:family="text"/>
    <style:style style:name="T409_28" style:family="text"/>
    <style:style style:name="T409_29" style:family="text"/>
    <style:style style:name="T409_30" style:family="text"/>
    <style:style style:name="T409_31" style:family="text"/>
    <style:style style:name="T409_32" style:family="text"/>
    <style:style style:name="T409_33" style:family="text"/>
    <style:style style:name="T409_34" style:family="text"/>
    <style:style style:name="T409_35" style:family="text"/>
    <style:style style:name="T409_36" style:family="text"/>
    <style:style style:name="T409_37" style:family="text"/>
    <style:style style:name="T409_38" style:family="text"/>
    <style:style style:name="P41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10_1" style:family="text">
      <style:text-properties style:font-name="Courier New" style:font-name-asian="Courier New" style:font-name-complex="Courier New"/>
    </style:style>
    <style:style style:name="T410_2" style:family="text">
      <style:text-properties style:font-name="Courier New" style:font-name-asian="Courier New" style:font-name-complex="Courier New"/>
    </style:style>
    <style:style style:name="T410_3" style:family="text">
      <style:text-properties style:font-name="Courier New" style:font-name-asian="Courier New" style:font-name-complex="Courier New"/>
    </style:style>
    <style:style style:name="T410_4" style:family="text">
      <style:text-properties style:font-name="Courier New" style:font-name-asian="Courier New" style:font-name-complex="Courier New"/>
    </style:style>
    <style:style style:name="T410_5" style:family="text">
      <style:text-properties style:font-name="Courier New" style:font-name-asian="Courier New" style:font-name-complex="Courier New"/>
    </style:style>
    <style:style style:name="T410_6" style:family="text">
      <style:text-properties style:font-name="Courier New" style:font-name-asian="Courier New" style:font-name-complex="Courier New"/>
    </style:style>
    <style:style style:name="T410_7" style:family="text">
      <style:text-properties style:font-name="Courier New" style:font-name-asian="Courier New" style:font-name-complex="Courier New"/>
    </style:style>
    <style:style style:name="P41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T411_29" style:family="text"/>
    <style:style style:name="P41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P41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T413_38" style:family="text"/>
    <style:style style:name="T413_39" style:family="text"/>
    <style:style style:name="T413_40" style:family="text"/>
    <style:style style:name="T413_41" style:family="text"/>
    <style:style style:name="T413_42" style:family="text"/>
    <style:style style:name="T413_43" style:family="text"/>
    <style:style style:name="T413_44" style:family="text"/>
    <style:style style:name="T413_45" style:family="text"/>
    <style:style style:name="T413_46" style:family="text"/>
    <style:style style:name="T413_47" style:family="text"/>
    <style:style style:name="P41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41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15_1" style:family="text">
      <style:text-properties style:font-name="Courier New" style:font-name-asian="Courier New" style:font-name-complex="Courier New"/>
    </style:style>
    <style:style style:name="T415_2" style:family="text">
      <style:text-properties style:font-name="Courier New" style:font-name-asian="Courier New" style:font-name-complex="Courier New"/>
    </style:style>
    <style:style style:name="T415_3" style:family="text">
      <style:text-properties style:font-name="Courier New" style:font-name-asian="Courier New" style:font-name-complex="Courier New"/>
    </style:style>
    <style:style style:name="T415_4" style:family="text">
      <style:text-properties style:font-name="Courier New" style:font-name-asian="Courier New" style:font-name-complex="Courier New"/>
    </style:style>
    <style:style style:name="P41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16_1" style:family="text">
      <style:text-properties style:font-name="Courier New" style:font-name-asian="Courier New" style:font-name-complex="Courier New"/>
    </style:style>
    <style:style style:name="T416_2" style:family="text">
      <style:text-properties style:font-name="Courier New" style:font-name-asian="Courier New" style:font-name-complex="Courier New"/>
    </style:style>
    <style:style style:name="T416_3" style:family="text">
      <style:text-properties style:font-name="Courier New" style:font-name-asian="Courier New" style:font-name-complex="Courier New"/>
    </style:style>
    <style:style style:name="T416_4" style:family="text">
      <style:text-properties style:font-name="Courier New" style:font-name-asian="Courier New" style:font-name-complex="Courier New"/>
    </style:style>
    <style:style style:name="P41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T417_25" style:family="text"/>
    <style:style style:name="T417_26" style:family="text"/>
    <style:style style:name="T417_27" style:family="text"/>
    <style:style style:name="T417_28" style:family="text"/>
    <style:style style:name="T417_29" style:family="text"/>
    <style:style style:name="T417_30" style:family="text"/>
    <style:style style:name="T417_31" style:family="text"/>
    <style:style style:name="T417_32" style:family="text"/>
    <style:style style:name="T417_33" style:family="text"/>
    <style:style style:name="T417_34" style:family="text"/>
    <style:style style:name="T417_35" style:family="text"/>
    <style:style style:name="T417_36" style:family="text"/>
    <style:style style:name="T417_37" style:family="text"/>
    <style:style style:name="T417_38" style:family="text"/>
    <style:style style:name="T417_39" style:family="text"/>
    <style:style style:name="T417_40" style:family="text"/>
    <style:style style:name="T417_41" style:family="text"/>
    <style:style style:name="T417_42" style:family="text"/>
    <style:style style:name="T417_43" style:family="text"/>
    <style:style style:name="T417_44" style:family="text"/>
    <style:style style:name="T417_45" style:family="text"/>
    <style:style style:name="T417_46" style:family="text"/>
    <style:style style:name="T417_47" style:family="text"/>
    <style:style style:name="T417_48" style:family="text"/>
    <style:style style:name="T417_49" style:family="text"/>
    <style:style style:name="T417_50" style:family="text"/>
    <style:style style:name="T417_51" style:family="text"/>
    <style:style style:name="T417_52" style:family="text"/>
    <style:style style:name="T417_53" style:family="text"/>
    <style:style style:name="T417_54" style:family="text"/>
    <style:style style:name="T417_55" style:family="text"/>
    <style:style style:name="T417_56" style:family="text"/>
    <style:style style:name="T417_57" style:family="text"/>
    <style:style style:name="T417_58" style:family="text"/>
    <style:style style:name="T417_59" style:family="text"/>
    <style:style style:name="T417_60" style:family="text"/>
    <style:style style:name="T417_61" style:family="text"/>
    <style:style style:name="T417_62" style:family="text"/>
    <style:style style:name="T417_63" style:family="text"/>
    <style:style style:name="T417_64" style:family="text"/>
    <style:style style:name="T417_65" style:family="text"/>
    <style:style style:name="T417_66" style:family="text"/>
    <style:style style:name="T417_67" style:family="text"/>
    <style:style style:name="T417_68" style:family="text"/>
    <style:style style:name="T417_69" style:family="text"/>
    <style:style style:name="T417_70" style:family="text"/>
    <style:style style:name="T417_71" style:family="text"/>
    <style:style style:name="T417_72" style:family="text"/>
    <style:style style:name="T417_73" style:family="text"/>
    <style:style style:name="T417_74" style:family="text"/>
    <style:style style:name="T417_75" style:family="text"/>
    <style:style style:name="T417_76" style:family="text"/>
    <style:style style:name="T417_77" style:family="text"/>
    <style:style style:name="T417_78" style:family="text"/>
    <style:style style:name="T417_79" style:family="text"/>
    <style:style style:name="T417_80" style:family="text"/>
    <style:style style:name="T417_81" style:family="text"/>
    <style:style style:name="T417_82" style:family="text"/>
    <style:style style:name="T417_83" style:family="text"/>
    <style:style style:name="T417_84" style:family="text"/>
    <style:style style:name="T417_85" style:family="text"/>
    <style:style style:name="T417_86" style:family="text"/>
    <style:style style:name="T417_87" style:family="text"/>
    <style:style style:name="T417_88" style:family="text"/>
    <style:style style:name="T417_89" style:family="text"/>
    <style:style style:name="T417_90" style:family="text"/>
    <style:style style:name="T417_91" style:family="text"/>
    <style:style style:name="T417_92" style:family="text"/>
    <style:style style:name="T417_93" style:family="text"/>
    <style:style style:name="P41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41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19_1" style:family="text">
      <style:text-properties style:font-name="Courier New" style:font-name-asian="Courier New" style:font-name-complex="Courier New"/>
    </style:style>
    <style:style style:name="T419_2" style:family="text">
      <style:text-properties style:font-name="Courier New" style:font-name-asian="Courier New" style:font-name-complex="Courier New"/>
    </style:style>
    <style:style style:name="T419_3" style:family="text">
      <style:text-properties style:font-name="Courier New" style:font-name-asian="Courier New" style:font-name-complex="Courier New"/>
    </style:style>
    <style:style style:name="T419_4" style:family="text">
      <style:text-properties style:font-name="Courier New" style:font-name-asian="Courier New" style:font-name-complex="Courier New"/>
    </style:style>
    <style:style style:name="P42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P42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21_1" style:family="text">
      <style:text-properties style:font-name="Courier New" style:font-name-asian="Courier New" style:font-name-complex="Courier New"/>
    </style:style>
    <style:style style:name="T421_2" style:family="text">
      <style:text-properties style:font-name="Courier New" style:font-name-asian="Courier New" style:font-name-complex="Courier New"/>
    </style:style>
    <style:style style:name="T421_3" style:family="text">
      <style:text-properties style:font-name="Courier New" style:font-name-asian="Courier New" style:font-name-complex="Courier New"/>
    </style:style>
    <style:style style:name="T421_4" style:family="text">
      <style:text-properties style:font-name="Courier New" style:font-name-asian="Courier New" style:font-name-complex="Courier New"/>
    </style:style>
    <style:style style:name="P42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/>
    <style:style style:name="T422_8" style:family="text"/>
    <style:style style:name="T422_9" style:family="text"/>
    <style:style style:name="T422_10" style:family="text"/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P42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424" style:family="paragraph" style:parent-style-name="Heading_20_3">
      <style:paragraph-properties fo:break-before="auto" fo:line-height="100%" fo:margin-top="0cm" style:writing-mode="lr-tb"/>
    </style:style>
    <style:style style:name="T424_1" style:family="text">
      <style:text-properties style:font-name="Courier New" style:font-name-asian="Courier New" style:font-name-complex="Courier New"/>
    </style:style>
    <style:style style:name="T424_2" style:family="text">
      <style:text-properties style:font-name="Courier New" style:font-name-asian="Courier New" style:font-name-complex="Courier New"/>
    </style:style>
    <style:style style:name="T424_3" style:family="text">
      <style:text-properties style:font-name="Courier New" style:font-name-asian="Courier New" style:font-name-complex="Courier New"/>
    </style:style>
    <style:style style:name="P42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T425_17" style:family="text"/>
    <style:style style:name="T425_18" style:family="text"/>
    <style:style style:name="T425_19" style:family="text"/>
    <style:style style:name="T425_20" style:family="text"/>
    <style:style style:name="P426" style:family="paragraph" style:parent-style-name="Heading_20_3">
      <style:paragraph-properties fo:break-before="auto" fo:line-height="100%" fo:margin-top="0cm" style:writing-mode="lr-tb"/>
    </style:style>
    <style:style style:name="T426_1" style:family="text">
      <style:text-properties style:font-name="Courier New" style:font-name-asian="Courier New" style:font-name-complex="Courier New"/>
    </style:style>
    <style:style style:name="T426_2" style:family="text">
      <style:text-properties style:font-name="Courier New" style:font-name-asian="Courier New" style:font-name-complex="Courier New"/>
    </style:style>
    <style:style style:name="T426_3" style:family="text">
      <style:text-properties style:font-name="Courier New" style:font-name-asian="Courier New" style:font-name-complex="Courier New"/>
    </style:style>
    <style:style style:name="P427" style:family="paragraph" style:parent-style-name="Heading_20_3">
      <style:paragraph-properties fo:break-before="auto" fo:line-height="100%" fo:margin-top="0cm" style:writing-mode="lr-tb"/>
    </style:style>
    <style:style style:name="T427_1" style:family="text">
      <style:text-properties style:font-name="Courier New" style:font-name-asian="Courier New" style:font-name-complex="Courier New"/>
    </style:style>
    <style:style style:name="T427_2" style:family="text">
      <style:text-properties style:font-name="Courier New" style:font-name-asian="Courier New" style:font-name-complex="Courier New"/>
    </style:style>
    <style:style style:name="T427_3" style:family="text">
      <style:text-properties style:font-name="Courier New" style:font-name-asian="Courier New" style:font-name-complex="Courier New"/>
    </style:style>
    <style:style style:name="P428" style:family="paragraph" style:parent-style-name="Heading_20_3">
      <style:paragraph-properties fo:break-before="auto" fo:line-height="100%" fo:margin-top="0cm" style:writing-mode="lr-tb"/>
    </style:style>
    <style:style style:name="T428_1" style:family="text">
      <style:text-properties style:font-name="Courier New" style:font-name-asian="Courier New" style:font-name-complex="Courier New"/>
    </style:style>
    <style:style style:name="T428_2" style:family="text">
      <style:text-properties style:font-name="Courier New" style:font-name-asian="Courier New" style:font-name-complex="Courier New"/>
    </style:style>
    <style:style style:name="T428_3" style:family="text">
      <style:text-properties style:font-name="Courier New" style:font-name-asian="Courier New" style:font-name-complex="Courier New"/>
    </style:style>
    <style:style style:name="P429" style:family="paragraph" style:parent-style-name="Heading_20_3">
      <style:paragraph-properties fo:break-before="auto" fo:line-height="100%" fo:margin-top="0cm" style:writing-mode="lr-tb"/>
    </style:style>
    <style:style style:name="T429_1" style:family="text">
      <style:text-properties style:font-name="Courier New" style:font-name-asian="Courier New" style:font-name-complex="Courier New"/>
    </style:style>
    <style:style style:name="T429_2" style:family="text">
      <style:text-properties style:font-name="Courier New" style:font-name-asian="Courier New" style:font-name-complex="Courier New"/>
    </style:style>
    <style:style style:name="T429_3" style:family="text">
      <style:text-properties style:font-name="Courier New" style:font-name-asian="Courier New" style:font-name-complex="Courier New"/>
    </style:style>
    <style:style style:name="P430" style:family="paragraph" style:parent-style-name="Heading_20_3">
      <style:paragraph-properties fo:break-before="auto" fo:line-height="100%" fo:margin-top="0cm" style:writing-mode="lr-tb"/>
    </style:style>
    <style:style style:name="T430_1" style:family="text">
      <style:text-properties style:font-name="Courier New" style:font-name-asian="Courier New" style:font-name-complex="Courier New"/>
    </style:style>
    <style:style style:name="T430_2" style:family="text">
      <style:text-properties style:font-name="Courier New" style:font-name-asian="Courier New" style:font-name-complex="Courier New"/>
    </style:style>
    <style:style style:name="T430_3" style:family="text">
      <style:text-properties style:font-name="Courier New" style:font-name-asian="Courier New" style:font-name-complex="Courier New"/>
    </style:style>
    <style:style style:name="P431" style:family="paragraph" style:parent-style-name="Heading_20_3">
      <style:paragraph-properties fo:break-before="auto" fo:line-height="100%" fo:margin-top="0cm" style:writing-mode="lr-tb"/>
    </style:style>
    <style:style style:name="T431_1" style:family="text">
      <style:text-properties style:font-name="Courier New" style:font-name-asian="Courier New" style:font-name-complex="Courier New"/>
    </style:style>
    <style:style style:name="T431_2" style:family="text">
      <style:text-properties style:font-name="Courier New" style:font-name-asian="Courier New" style:font-name-complex="Courier New"/>
    </style:style>
    <style:style style:name="T431_3" style:family="text">
      <style:text-properties style:font-name="Courier New" style:font-name-asian="Courier New" style:font-name-complex="Courier New"/>
    </style:style>
    <style:style style:name="P432" style:family="paragraph" style:parent-style-name="Heading_20_3">
      <style:paragraph-properties fo:break-before="auto" fo:line-height="100%" fo:margin-top="0cm" style:writing-mode="lr-tb"/>
    </style:style>
    <style:style style:name="T432_1" style:family="text">
      <style:text-properties style:font-name="Courier New" style:font-name-asian="Courier New" style:font-name-complex="Courier New"/>
    </style:style>
    <style:style style:name="T432_2" style:family="text">
      <style:text-properties style:font-name="Courier New" style:font-name-asian="Courier New" style:font-name-complex="Courier New"/>
    </style:style>
    <style:style style:name="T432_3" style:family="text">
      <style:text-properties style:font-name="Courier New" style:font-name-asian="Courier New" style:font-name-complex="Courier New"/>
    </style:style>
    <style:style style:name="P433" style:family="paragraph" style:parent-style-name="Heading_20_3">
      <style:paragraph-properties fo:break-before="auto" fo:line-height="100%" fo:margin-top="0cm" style:writing-mode="lr-tb"/>
    </style:style>
    <style:style style:name="T433_1" style:family="text">
      <style:text-properties style:font-name="Courier New" style:font-name-asian="Courier New" style:font-name-complex="Courier New"/>
    </style:style>
    <style:style style:name="T433_2" style:family="text">
      <style:text-properties style:font-name="Courier New" style:font-name-asian="Courier New" style:font-name-complex="Courier New"/>
    </style:style>
    <style:style style:name="T433_3" style:family="text">
      <style:text-properties style:font-name="Courier New" style:font-name-asian="Courier New" style:font-name-complex="Courier New"/>
    </style:style>
    <style:style style:name="P43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  <style:text-properties style:font-name="Courier New" style:font-name-asian="Courier New" style:font-name-complex="Courier New"/>
    </style:style>
    <style:style style:name="P435" style:family="paragraph" style:parent-style-name="Heading_20_3">
      <style:paragraph-properties fo:break-before="auto" fo:line-height="100%" fo:margin-top="0cm" style:writing-mode="lr-tb"/>
    </style:style>
    <style:style style:name="T435_1" style:family="text">
      <style:text-properties style:font-name="Courier New" style:font-name-asian="Courier New" style:font-name-complex="Courier New"/>
    </style:style>
    <style:style style:name="T435_2" style:family="text">
      <style:text-properties style:font-name="Courier New" style:font-name-asian="Courier New" style:font-name-complex="Courier New"/>
    </style:style>
    <style:style style:name="T435_3" style:family="text">
      <style:text-properties style:font-name="Courier New" style:font-name-asian="Courier New" style:font-name-complex="Courier New"/>
    </style:style>
    <style:style style:name="P43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36_1" style:family="text">
      <style:text-properties style:font-name="Courier New" style:font-name-asian="Courier New" style:font-name-complex="Courier New"/>
    </style:style>
    <style:style style:name="T436_2" style:family="text">
      <style:text-properties style:font-name="Courier New" style:font-name-asian="Courier New" style:font-name-complex="Courier New"/>
    </style:style>
    <style:style style:name="T436_3" style:family="text">
      <style:text-properties style:font-name="Courier New" style:font-name-asian="Courier New" style:font-name-complex="Courier New"/>
    </style:style>
    <style:style style:name="P43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P43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>
      <style:text-properties style:font-name="Courier New" style:font-name-asian="Courier New" style:font-name-complex="Courier New"/>
    </style:style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T438_27" style:family="text"/>
    <style:style style:name="T438_28" style:family="text"/>
    <style:style style:name="T438_29" style:family="text"/>
    <style:style style:name="T438_30" style:family="text"/>
    <style:style style:name="T438_31" style:family="text"/>
    <style:style style:name="T438_32" style:family="text"/>
    <style:style style:name="T438_33" style:family="text"/>
    <style:style style:name="T438_34" style:family="text"/>
    <style:style style:name="T438_35" style:family="text"/>
    <style:style style:name="T438_36" style:family="text"/>
    <style:style style:name="T438_37" style:family="text"/>
    <style:style style:name="T438_38" style:family="text"/>
    <style:style style:name="T438_39" style:family="text"/>
    <style:style style:name="T438_40" style:family="text"/>
    <style:style style:name="T438_41" style:family="text"/>
    <style:style style:name="T438_42" style:family="text"/>
    <style:style style:name="P43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39_1" style:family="text">
      <style:text-properties fo:font-weight="bold" style:font-weight-asian="bold" style:font-weight-complex="bold"/>
    </style:style>
    <style:style style:name="P44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40_1" style:family="text">
      <style:text-properties style:font-name="Courier New" style:font-name-asian="Courier New" style:font-name-complex="Courier New"/>
    </style:style>
    <style:style style:name="T440_2" style:family="text">
      <style:text-properties style:font-name="Courier New" style:font-name-asian="Courier New" style:font-name-complex="Courier New"/>
    </style:style>
    <style:style style:name="T440_3" style:family="text">
      <style:text-properties style:font-name="Courier New" style:font-name-asian="Courier New" style:font-name-complex="Courier New"/>
    </style:style>
    <style:style style:name="T440_4" style:family="text">
      <style:text-properties style:font-name="Courier New" style:font-name-asian="Courier New" style:font-name-complex="Courier New"/>
    </style:style>
    <style:style style:name="T440_5" style:family="text">
      <style:text-properties style:font-name="Courier New" style:font-name-asian="Courier New" style:font-name-complex="Courier New"/>
    </style:style>
    <style:style style:name="T440_6" style:family="text">
      <style:text-properties style:font-name="Courier New" style:font-name-asian="Courier New" style:font-name-complex="Courier New"/>
    </style:style>
    <style:style style:name="P44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T441_28" style:family="text"/>
    <style:style style:name="T441_29" style:family="text"/>
    <style:style style:name="T441_30" style:family="text"/>
    <style:style style:name="T441_31" style:family="text"/>
    <style:style style:name="T441_32" style:family="text"/>
    <style:style style:name="T441_33" style:family="text"/>
    <style:style style:name="T441_34" style:family="text"/>
    <style:style style:name="T441_35" style:family="text"/>
    <style:style style:name="T441_36" style:family="text"/>
    <style:style style:name="T441_37" style:family="text"/>
    <style:style style:name="T441_38" style:family="text"/>
    <style:style style:name="T441_39" style:family="text"/>
    <style:style style:name="T441_40" style:family="text"/>
    <style:style style:name="T441_41" style:family="text"/>
    <style:style style:name="T441_42" style:family="text"/>
    <style:style style:name="T441_43" style:family="text"/>
    <style:style style:name="T441_44" style:family="text"/>
    <style:style style:name="T441_45" style:family="text"/>
    <style:style style:name="T441_46" style:family="text"/>
    <style:style style:name="T441_47" style:family="text"/>
    <style:style style:name="T441_48" style:family="text"/>
    <style:style style:name="P44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44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43_1" style:family="text">
      <style:text-properties style:font-name="Courier New" style:font-name-asian="Courier New" style:font-name-complex="Courier New"/>
    </style:style>
    <style:style style:name="T443_2" style:family="text">
      <style:text-properties style:font-name="Courier New" style:font-name-asian="Courier New" style:font-name-complex="Courier New"/>
    </style:style>
    <style:style style:name="T443_3" style:family="text">
      <style:text-properties style:font-name="Courier New" style:font-name-asian="Courier New" style:font-name-complex="Courier New"/>
    </style:style>
    <style:style style:name="T443_4" style:family="text">
      <style:text-properties style:font-name="Courier New" style:font-name-asian="Courier New" style:font-name-complex="Courier New"/>
    </style:style>
    <style:style style:name="T443_5" style:family="text">
      <style:text-properties style:font-name="Courier New" style:font-name-asian="Courier New" style:font-name-complex="Courier New"/>
    </style:style>
    <style:style style:name="T443_6" style:family="text">
      <style:text-properties style:font-name="Courier New" style:font-name-asian="Courier New" style:font-name-complex="Courier New"/>
    </style:style>
    <style:style style:name="T443_7" style:family="text">
      <style:text-properties style:font-name="Courier New" style:font-name-asian="Courier New" style:font-name-complex="Courier New"/>
    </style:style>
    <style:style style:name="P44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T444_24" style:family="text"/>
    <style:style style:name="T444_25" style:family="text"/>
    <style:style style:name="T444_26" style:family="text"/>
    <style:style style:name="T444_27" style:family="text"/>
    <style:style style:name="T444_28" style:family="text"/>
    <style:style style:name="T444_29" style:family="text"/>
    <style:style style:name="T444_30" style:family="text"/>
    <style:style style:name="T444_31" style:family="text"/>
    <style:style style:name="T444_32" style:family="text"/>
    <style:style style:name="T444_33" style:family="text"/>
    <style:style style:name="T444_34" style:family="text"/>
    <style:style style:name="T444_35" style:family="text"/>
    <style:style style:name="T444_36" style:family="text"/>
    <style:style style:name="T444_37" style:family="text"/>
    <style:style style:name="T444_38" style:family="text"/>
    <style:style style:name="T444_39" style:family="text"/>
    <style:style style:name="T444_40" style:family="text"/>
    <style:style style:name="T444_41" style:family="text"/>
    <style:style style:name="T444_42" style:family="text"/>
    <style:style style:name="T444_43" style:family="text"/>
    <style:style style:name="T444_44" style:family="text"/>
    <style:style style:name="T444_45" style:family="text"/>
    <style:style style:name="T444_46" style:family="text"/>
    <style:style style:name="T444_47" style:family="text"/>
    <style:style style:name="T444_48" style:family="text"/>
    <style:style style:name="T444_49" style:family="text"/>
    <style:style style:name="T444_50" style:family="text"/>
    <style:style style:name="T444_51" style:family="text"/>
    <style:style style:name="T444_52" style:family="text"/>
    <style:style style:name="T444_53" style:family="text"/>
    <style:style style:name="T444_54" style:family="text"/>
    <style:style style:name="T444_55" style:family="text"/>
    <style:style style:name="T444_56" style:family="text"/>
    <style:style style:name="T444_57" style:family="text"/>
    <style:style style:name="T444_58" style:family="text"/>
    <style:style style:name="T444_59" style:family="text"/>
    <style:style style:name="T444_60" style:family="text"/>
    <style:style style:name="T444_61" style:family="text"/>
    <style:style style:name="T444_62" style:family="text"/>
    <style:style style:name="T444_63" style:family="text"/>
    <style:style style:name="T444_64" style:family="text"/>
    <style:style style:name="T444_65" style:family="text"/>
    <style:style style:name="T444_66" style:family="text"/>
    <style:style style:name="T444_67" style:family="text"/>
    <style:style style:name="T444_68" style:family="text"/>
    <style:style style:name="T444_69" style:family="text"/>
    <style:style style:name="T444_70" style:family="text"/>
    <style:style style:name="T444_71" style:family="text"/>
    <style:style style:name="T444_72" style:family="text"/>
    <style:style style:name="T444_73" style:family="text"/>
    <style:style style:name="T444_74" style:family="text"/>
    <style:style style:name="T444_75" style:family="text"/>
    <style:style style:name="T444_76" style:family="text"/>
    <style:style style:name="T444_77" style:family="text"/>
    <style:style style:name="T444_78" style:family="text"/>
    <style:style style:name="T444_79" style:family="text"/>
    <style:style style:name="T444_80" style:family="text"/>
    <style:style style:name="T444_81" style:family="text"/>
    <style:style style:name="T444_82" style:family="text"/>
    <style:style style:name="T444_83" style:family="text"/>
    <style:style style:name="T444_84" style:family="text"/>
    <style:style style:name="T444_85" style:family="text"/>
    <style:style style:name="T444_86" style:family="text"/>
    <style:style style:name="T444_87" style:family="text"/>
    <style:style style:name="T444_88" style:family="text"/>
    <style:style style:name="T444_89" style:family="text"/>
    <style:style style:name="T444_90" style:family="text"/>
    <style:style style:name="T444_91" style:family="text"/>
    <style:style style:name="T444_92" style:family="text"/>
    <style:style style:name="T444_93" style:family="text"/>
    <style:style style:name="T444_94" style:family="text"/>
    <style:style style:name="T444_95" style:family="text"/>
    <style:style style:name="T444_96" style:family="text"/>
    <style:style style:name="T444_97" style:family="text"/>
    <style:style style:name="T444_98" style:family="text"/>
    <style:style style:name="T444_99" style:family="text"/>
    <style:style style:name="T444_100" style:family="text"/>
    <style:style style:name="T444_101" style:family="text"/>
    <style:style style:name="T444_102" style:family="text"/>
    <style:style style:name="T444_103" style:family="text"/>
    <style:style style:name="T444_104" style:family="text"/>
    <style:style style:name="T444_105" style:family="text"/>
    <style:style style:name="T444_106" style:family="text"/>
    <style:style style:name="T444_107" style:family="text"/>
    <style:style style:name="T444_108" style:family="text"/>
    <style:style style:name="T444_109" style:family="text"/>
    <style:style style:name="T444_110" style:family="text"/>
    <style:style style:name="T444_111" style:family="text"/>
    <style:style style:name="T444_112" style:family="text"/>
    <style:style style:name="T444_113" style:family="text"/>
    <style:style style:name="T444_114" style:family="text"/>
    <style:style style:name="T444_115" style:family="text"/>
    <style:style style:name="T444_116" style:family="text"/>
    <style:style style:name="T444_117" style:family="text"/>
    <style:style style:name="T444_118" style:family="text"/>
    <style:style style:name="T444_119" style:family="text"/>
    <style:style style:name="T444_120" style:family="text"/>
    <style:style style:name="T444_121" style:family="text"/>
    <style:style style:name="T444_122" style:family="text"/>
    <style:style style:name="T444_123" style:family="text"/>
    <style:style style:name="T444_124" style:family="text"/>
    <style:style style:name="T444_125" style:family="text"/>
    <style:style style:name="T444_126" style:family="text"/>
    <style:style style:name="T444_127" style:family="text"/>
    <style:style style:name="T444_128" style:family="text"/>
    <style:style style:name="T444_129" style:family="text"/>
    <style:style style:name="P44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45_1" style:family="text">
      <style:text-properties style:font-name="Courier New" style:font-name-asian="Courier New" style:font-name-complex="Courier New"/>
    </style:style>
    <style:style style:name="T445_2" style:family="text">
      <style:text-properties style:font-name="Courier New" style:font-name-asian="Courier New" style:font-name-complex="Courier New"/>
    </style:style>
    <style:style style:name="T445_3" style:family="text">
      <style:text-properties style:font-name="Courier New" style:font-name-asian="Courier New" style:font-name-complex="Courier New"/>
    </style:style>
    <style:style style:name="T445_4" style:family="text">
      <style:text-properties style:font-name="Courier New" style:font-name-asian="Courier New" style:font-name-complex="Courier New"/>
    </style:style>
    <style:style style:name="T445_5" style:family="text">
      <style:text-properties style:font-name="Courier New" style:font-name-asian="Courier New" style:font-name-complex="Courier New"/>
    </style:style>
    <style:style style:name="T445_6" style:family="text">
      <style:text-properties style:font-name="Courier New" style:font-name-asian="Courier New" style:font-name-complex="Courier New"/>
    </style:style>
    <style:style style:name="T445_7" style:family="text">
      <style:text-properties style:font-name="Courier New" style:font-name-asian="Courier New" style:font-name-complex="Courier New"/>
    </style:style>
    <style:style style:name="P44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T446_27" style:family="text"/>
    <style:style style:name="T446_28" style:family="text"/>
    <style:style style:name="T446_29" style:family="text"/>
    <style:style style:name="T446_30" style:family="text"/>
    <style:style style:name="T446_31" style:family="text"/>
    <style:style style:name="T446_32" style:family="text"/>
    <style:style style:name="T446_33" style:family="text"/>
    <style:style style:name="T446_34" style:family="text"/>
    <style:style style:name="T446_35" style:family="text"/>
    <style:style style:name="T446_36" style:family="text"/>
    <style:style style:name="T446_37" style:family="text"/>
    <style:style style:name="T446_38" style:family="text"/>
    <style:style style:name="T446_39" style:family="text"/>
    <style:style style:name="T446_40" style:family="text"/>
    <style:style style:name="T446_41" style:family="text"/>
    <style:style style:name="T446_42" style:family="text"/>
    <style:style style:name="T446_43" style:family="text"/>
    <style:style style:name="T446_44" style:family="text"/>
    <style:style style:name="T446_45" style:family="text"/>
    <style:style style:name="T446_46" style:family="text"/>
    <style:style style:name="T446_47" style:family="text"/>
    <style:style style:name="T446_48" style:family="text"/>
    <style:style style:name="T446_49" style:family="text"/>
    <style:style style:name="T446_50" style:family="text"/>
    <style:style style:name="T446_51" style:family="text"/>
    <style:style style:name="T446_52" style:family="text"/>
    <style:style style:name="T446_53" style:family="text"/>
    <style:style style:name="T446_54" style:family="text"/>
    <style:style style:name="T446_55" style:family="text"/>
    <style:style style:name="T446_56" style:family="text"/>
    <style:style style:name="T446_57" style:family="text"/>
    <style:style style:name="T446_58" style:family="text"/>
    <style:style style:name="T446_59" style:family="text"/>
    <style:style style:name="T446_60" style:family="text"/>
    <style:style style:name="T446_61" style:family="text"/>
    <style:style style:name="T446_62" style:family="text"/>
    <style:style style:name="T446_63" style:family="text"/>
    <style:style style:name="T446_64" style:family="text"/>
    <style:style style:name="T446_65" style:family="text"/>
    <style:style style:name="T446_66" style:family="text"/>
    <style:style style:name="T446_67" style:family="text"/>
    <style:style style:name="T446_68" style:family="text"/>
    <style:style style:name="T446_69" style:family="text"/>
    <style:style style:name="T446_70" style:family="text"/>
    <style:style style:name="T446_71" style:family="text"/>
    <style:style style:name="T446_72" style:family="text"/>
    <style:style style:name="T446_73" style:family="text"/>
    <style:style style:name="T446_74" style:family="text"/>
    <style:style style:name="T446_75" style:family="text"/>
    <style:style style:name="T446_76" style:family="text"/>
    <style:style style:name="T446_77" style:family="text"/>
    <style:style style:name="T446_78" style:family="text"/>
    <style:style style:name="T446_79" style:family="text"/>
    <style:style style:name="T446_80" style:family="text"/>
    <style:style style:name="T446_81" style:family="text"/>
    <style:style style:name="T446_82" style:family="text"/>
    <style:style style:name="T446_83" style:family="text"/>
    <style:style style:name="T446_84" style:family="text"/>
    <style:style style:name="T446_85" style:family="text"/>
    <style:style style:name="T446_86" style:family="text"/>
    <style:style style:name="T446_87" style:family="text"/>
    <style:style style:name="T446_88" style:family="text"/>
    <style:style style:name="T446_89" style:family="text"/>
    <style:style style:name="T446_90" style:family="text"/>
    <style:style style:name="T446_91" style:family="text"/>
    <style:style style:name="T446_92" style:family="text"/>
    <style:style style:name="T446_93" style:family="text"/>
    <style:style style:name="T446_94" style:family="text"/>
    <style:style style:name="T446_95" style:family="text"/>
    <style:style style:name="T446_96" style:family="text"/>
    <style:style style:name="T446_97" style:family="text"/>
    <style:style style:name="T446_98" style:family="text"/>
    <style:style style:name="T446_99" style:family="text"/>
    <style:style style:name="T446_100" style:family="text"/>
    <style:style style:name="T446_101" style:family="text"/>
    <style:style style:name="T446_102" style:family="text"/>
    <style:style style:name="T446_103" style:family="text"/>
    <style:style style:name="T446_104" style:family="text"/>
    <style:style style:name="T446_105" style:family="text"/>
    <style:style style:name="T446_106" style:family="text"/>
    <style:style style:name="T446_107" style:family="text"/>
    <style:style style:name="T446_108" style:family="text"/>
    <style:style style:name="T446_109" style:family="text"/>
    <style:style style:name="T446_110" style:family="text"/>
    <style:style style:name="T446_111" style:family="text"/>
    <style:style style:name="T446_112" style:family="text"/>
    <style:style style:name="T446_113" style:family="text"/>
    <style:style style:name="T446_114" style:family="text"/>
    <style:style style:name="T446_115" style:family="text"/>
    <style:style style:name="T446_116" style:family="text"/>
    <style:style style:name="T446_117" style:family="text"/>
    <style:style style:name="T446_118" style:family="text"/>
    <style:style style:name="T446_119" style:family="text"/>
    <style:style style:name="T446_120" style:family="text"/>
    <style:style style:name="T446_121" style:family="text"/>
    <style:style style:name="T446_122" style:family="text"/>
    <style:style style:name="T446_123" style:family="text"/>
    <style:style style:name="T446_124" style:family="text"/>
    <style:style style:name="T446_125" style:family="text"/>
    <style:style style:name="P44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44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48_1" style:family="text">
      <style:text-properties style:font-name="Courier New" style:font-name-asian="Courier New" style:font-name-complex="Courier New"/>
    </style:style>
    <style:style style:name="T448_2" style:family="text">
      <style:text-properties style:font-name="Courier New" style:font-name-asian="Courier New" style:font-name-complex="Courier New"/>
    </style:style>
    <style:style style:name="T448_3" style:family="text">
      <style:text-properties style:font-name="Courier New" style:font-name-asian="Courier New" style:font-name-complex="Courier New"/>
    </style:style>
    <style:style style:name="T448_4" style:family="text">
      <style:text-properties style:font-name="Courier New" style:font-name-asian="Courier New" style:font-name-complex="Courier New"/>
    </style:style>
    <style:style style:name="T448_5" style:family="text">
      <style:text-properties style:font-name="Courier New" style:font-name-asian="Courier New" style:font-name-complex="Courier New"/>
    </style:style>
    <style:style style:name="T448_6" style:family="text">
      <style:text-properties style:font-name="Courier New" style:font-name-asian="Courier New" style:font-name-complex="Courier New"/>
    </style:style>
    <style:style style:name="T448_7" style:family="text">
      <style:text-properties style:font-name="Courier New" style:font-name-asian="Courier New" style:font-name-complex="Courier New"/>
    </style:style>
    <style:style style:name="T448_8" style:family="text">
      <style:text-properties style:font-name="Courier New" style:font-name-asian="Courier New" style:font-name-complex="Courier New"/>
    </style:style>
    <style:style style:name="T448_9" style:family="text">
      <style:text-properties style:font-name="Courier New" style:font-name-asian="Courier New" style:font-name-complex="Courier New"/>
    </style:style>
    <style:style style:name="T448_10" style:family="text">
      <style:text-properties style:font-name="Courier New" style:font-name-asian="Courier New" style:font-name-complex="Courier New"/>
    </style:style>
    <style:style style:name="P44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T449_25" style:family="text"/>
    <style:style style:name="T449_26" style:family="text"/>
    <style:style style:name="T449_27" style:family="text"/>
    <style:style style:name="T449_28" style:family="text"/>
    <style:style style:name="T449_29" style:family="text"/>
    <style:style style:name="T449_30" style:family="text"/>
    <style:style style:name="T449_31" style:family="text"/>
    <style:style style:name="T449_32" style:family="text"/>
    <style:style style:name="T449_33" style:family="text"/>
    <style:style style:name="T449_34" style:family="text"/>
    <style:style style:name="T449_35" style:family="text"/>
    <style:style style:name="T449_36" style:family="text"/>
    <style:style style:name="T449_37" style:family="text"/>
    <style:style style:name="T449_38" style:family="text"/>
    <style:style style:name="T449_39" style:family="text"/>
    <style:style style:name="T449_40" style:family="text"/>
    <style:style style:name="T449_41" style:family="text"/>
    <style:style style:name="T449_42" style:family="text"/>
    <style:style style:name="T449_43" style:family="text"/>
    <style:style style:name="T449_44" style:family="text"/>
    <style:style style:name="T449_45" style:family="text"/>
    <style:style style:name="T449_46" style:family="text"/>
    <style:style style:name="T449_47" style:family="text"/>
    <style:style style:name="T449_48" style:family="text"/>
    <style:style style:name="T449_49" style:family="text"/>
    <style:style style:name="T449_50" style:family="text"/>
    <style:style style:name="T449_51" style:family="text"/>
    <style:style style:name="T449_52" style:family="text"/>
    <style:style style:name="T449_53" style:family="text"/>
    <style:style style:name="T449_54" style:family="text"/>
    <style:style style:name="T449_55" style:family="text"/>
    <style:style style:name="T449_56" style:family="text"/>
    <style:style style:name="T449_57" style:family="text"/>
    <style:style style:name="T449_58" style:family="text"/>
    <style:style style:name="T449_59" style:family="text"/>
    <style:style style:name="T449_60" style:family="text"/>
    <style:style style:name="T449_61" style:family="text"/>
    <style:style style:name="T449_62" style:family="text"/>
    <style:style style:name="T449_63" style:family="text"/>
    <style:style style:name="T449_64" style:family="text"/>
    <style:style style:name="T449_65" style:family="text"/>
    <style:style style:name="T449_66" style:family="text"/>
    <style:style style:name="T449_67" style:family="text"/>
    <style:style style:name="T449_68" style:family="text"/>
    <style:style style:name="T449_69" style:family="text"/>
    <style:style style:name="T449_70" style:family="text"/>
    <style:style style:name="T449_71" style:family="text"/>
    <style:style style:name="T449_72" style:family="text"/>
    <style:style style:name="T449_73" style:family="text"/>
    <style:style style:name="T449_74" style:family="text"/>
    <style:style style:name="T449_75" style:family="text"/>
    <style:style style:name="T449_76" style:family="text"/>
    <style:style style:name="T449_77" style:family="text"/>
    <style:style style:name="T449_78" style:family="text"/>
    <style:style style:name="T449_79" style:family="text"/>
    <style:style style:name="T449_80" style:family="text"/>
    <style:style style:name="T449_81" style:family="text"/>
    <style:style style:name="T449_82" style:family="text"/>
    <style:style style:name="T449_83" style:family="text"/>
    <style:style style:name="T449_84" style:family="text"/>
    <style:style style:name="T449_85" style:family="text"/>
    <style:style style:name="T449_86" style:family="text"/>
    <style:style style:name="T449_87" style:family="text"/>
    <style:style style:name="T449_88" style:family="text"/>
    <style:style style:name="T449_89" style:family="text"/>
    <style:style style:name="T449_90" style:family="text"/>
    <style:style style:name="T449_91" style:family="text"/>
    <style:style style:name="T449_92" style:family="text"/>
    <style:style style:name="T449_93" style:family="text"/>
    <style:style style:name="T449_94" style:family="text"/>
    <style:style style:name="T449_95" style:family="text"/>
    <style:style style:name="T449_96" style:family="text"/>
    <style:style style:name="T449_97" style:family="text"/>
    <style:style style:name="T449_98" style:family="text"/>
    <style:style style:name="T449_99" style:family="text"/>
    <style:style style:name="T449_100" style:family="text"/>
    <style:style style:name="T449_101" style:family="text"/>
    <style:style style:name="T449_102" style:family="text"/>
    <style:style style:name="T449_103" style:family="text"/>
    <style:style style:name="T449_104" style:family="text"/>
    <style:style style:name="T449_105" style:family="text"/>
    <style:style style:name="T449_106" style:family="text"/>
    <style:style style:name="T449_107" style:family="text"/>
    <style:style style:name="T449_108" style:family="text"/>
    <style:style style:name="T449_109" style:family="text"/>
    <style:style style:name="T449_110" style:family="text"/>
    <style:style style:name="T449_111" style:family="text"/>
    <style:style style:name="T449_112" style:family="text"/>
    <style:style style:name="T449_113" style:family="text"/>
    <style:style style:name="T449_114" style:family="text"/>
    <style:style style:name="T449_115" style:family="text"/>
    <style:style style:name="T449_116" style:family="text"/>
    <style:style style:name="T449_117" style:family="text"/>
    <style:style style:name="T449_118" style:family="text"/>
    <style:style style:name="T449_119" style:family="text"/>
    <style:style style:name="T449_120" style:family="text"/>
    <style:style style:name="T449_121" style:family="text"/>
    <style:style style:name="T449_122" style:family="text"/>
    <style:style style:name="T449_123" style:family="text"/>
    <style:style style:name="T449_124" style:family="text"/>
    <style:style style:name="T449_125" style:family="text"/>
    <style:style style:name="T449_126" style:family="text"/>
    <style:style style:name="T449_127" style:family="text"/>
    <style:style style:name="T449_128" style:family="text"/>
    <style:style style:name="T449_129" style:family="text"/>
    <style:style style:name="T449_130" style:family="text"/>
    <style:style style:name="T449_131" style:family="text"/>
    <style:style style:name="T449_132" style:family="text"/>
    <style:style style:name="T449_133" style:family="text"/>
    <style:style style:name="T449_134" style:family="text"/>
    <style:style style:name="T449_135" style:family="text"/>
    <style:style style:name="T449_136" style:family="text"/>
    <style:style style:name="T449_137" style:family="text"/>
    <style:style style:name="T449_138" style:family="text"/>
    <style:style style:name="T449_139" style:family="text"/>
    <style:style style:name="T449_140" style:family="text"/>
    <style:style style:name="T449_141" style:family="text"/>
    <style:style style:name="T449_142" style:family="text"/>
    <style:style style:name="T449_143" style:family="text"/>
    <style:style style:name="T449_144" style:family="text"/>
    <style:style style:name="T449_145" style:family="text"/>
    <style:style style:name="T449_146" style:family="text"/>
    <style:style style:name="T449_147" style:family="text"/>
    <style:style style:name="T449_148" style:family="text"/>
    <style:style style:name="T449_149" style:family="text"/>
    <style:style style:name="T449_150" style:family="text"/>
    <style:style style:name="T449_151" style:family="text"/>
    <style:style style:name="T449_152" style:family="text"/>
    <style:style style:name="T449_153" style:family="text"/>
    <style:style style:name="T449_154" style:family="text"/>
    <style:style style:name="T449_155" style:family="text"/>
    <style:style style:name="T449_156" style:family="text"/>
    <style:style style:name="T449_157" style:family="text"/>
    <style:style style:name="T449_158" style:family="text"/>
    <style:style style:name="T449_159" style:family="text"/>
    <style:style style:name="T449_160" style:family="text"/>
    <style:style style:name="T449_161" style:family="text"/>
    <style:style style:name="T449_162" style:family="text"/>
    <style:style style:name="T449_163" style:family="text"/>
    <style:style style:name="T449_164" style:family="text"/>
    <style:style style:name="T449_165" style:family="text"/>
    <style:style style:name="T449_166" style:family="text"/>
    <style:style style:name="T449_167" style:family="text"/>
    <style:style style:name="T449_168" style:family="text"/>
    <style:style style:name="T449_169" style:family="text"/>
    <style:style style:name="P45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45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51_1" style:family="text">
      <style:text-properties style:font-name="Courier New" style:font-name-asian="Courier New" style:font-name-complex="Courier New"/>
    </style:style>
    <style:style style:name="T451_2" style:family="text">
      <style:text-properties style:font-name="Courier New" style:font-name-asian="Courier New" style:font-name-complex="Courier New"/>
    </style:style>
    <style:style style:name="T451_3" style:family="text">
      <style:text-properties style:font-name="Courier New" style:font-name-asian="Courier New" style:font-name-complex="Courier New"/>
    </style:style>
    <style:style style:name="T451_4" style:family="text">
      <style:text-properties style:font-name="Courier New" style:font-name-asian="Courier New" style:font-name-complex="Courier New"/>
    </style:style>
    <style:style style:name="T451_5" style:family="text">
      <style:text-properties style:font-name="Courier New" style:font-name-asian="Courier New" style:font-name-complex="Courier New"/>
    </style:style>
    <style:style style:name="T451_6" style:family="text">
      <style:text-properties style:font-name="Courier New" style:font-name-asian="Courier New" style:font-name-complex="Courier New"/>
    </style:style>
    <style:style style:name="T451_7" style:family="text">
      <style:text-properties style:font-name="Courier New" style:font-name-asian="Courier New" style:font-name-complex="Courier New"/>
    </style:style>
    <style:style style:name="P45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52_1" style:family="text">
      <style:text-properties style:font-name="Courier New" style:font-name-asian="Courier New" style:font-name-complex="Courier New"/>
    </style:style>
    <style:style style:name="T452_2" style:family="text">
      <style:text-properties style:font-name="Courier New" style:font-name-asian="Courier New" style:font-name-complex="Courier New"/>
    </style:style>
    <style:style style:name="T452_3" style:family="text">
      <style:text-properties style:font-name="Courier New" style:font-name-asian="Courier New" style:font-name-complex="Courier New"/>
    </style:style>
    <style:style style:name="T452_4" style:family="text">
      <style:text-properties style:font-name="Courier New" style:font-name-asian="Courier New" style:font-name-complex="Courier New"/>
    </style:style>
    <style:style style:name="T452_5" style:family="text">
      <style:text-properties style:font-name="Courier New" style:font-name-asian="Courier New" style:font-name-complex="Courier New"/>
    </style:style>
    <style:style style:name="T452_6" style:family="text">
      <style:text-properties style:font-name="Courier New" style:font-name-asian="Courier New" style:font-name-complex="Courier New"/>
    </style:style>
    <style:style style:name="T452_7" style:family="text">
      <style:text-properties style:font-name="Courier New" style:font-name-asian="Courier New" style:font-name-complex="Courier New"/>
    </style:style>
    <style:style style:name="P45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T453_32" style:family="text"/>
    <style:style style:name="T453_33" style:family="text"/>
    <style:style style:name="T453_34" style:family="text"/>
    <style:style style:name="T453_35" style:family="text"/>
    <style:style style:name="T453_36" style:family="text"/>
    <style:style style:name="T453_37" style:family="text"/>
    <style:style style:name="T453_38" style:family="text"/>
    <style:style style:name="T453_39" style:family="text"/>
    <style:style style:name="T453_40" style:family="text"/>
    <style:style style:name="T453_41" style:family="text"/>
    <style:style style:name="T453_42" style:family="text"/>
    <style:style style:name="T453_43" style:family="text"/>
    <style:style style:name="T453_44" style:family="text"/>
    <style:style style:name="T453_45" style:family="text"/>
    <style:style style:name="T453_46" style:family="text"/>
    <style:style style:name="T453_47" style:family="text"/>
    <style:style style:name="T453_48" style:family="text"/>
    <style:style style:name="T453_49" style:family="text"/>
    <style:style style:name="T453_50" style:family="text"/>
    <style:style style:name="T453_51" style:family="text"/>
    <style:style style:name="T453_52" style:family="text"/>
    <style:style style:name="T453_53" style:family="text"/>
    <style:style style:name="T453_54" style:family="text"/>
    <style:style style:name="T453_55" style:family="text"/>
    <style:style style:name="T453_56" style:family="text"/>
    <style:style style:name="T453_57" style:family="text"/>
    <style:style style:name="T453_58" style:family="text"/>
    <style:style style:name="T453_59" style:family="text"/>
    <style:style style:name="T453_60" style:family="text">
      <style:text-properties style:font-name="Courier New" style:font-name-asian="Courier New" style:font-name-complex="Courier New"/>
    </style:style>
    <style:style style:name="T453_61" style:family="text"/>
    <style:style style:name="T453_62" style:family="text"/>
    <style:style style:name="T453_63" style:family="text"/>
    <style:style style:name="T453_64" style:family="text"/>
    <style:style style:name="T453_65" style:family="text"/>
    <style:style style:name="T453_66" style:family="text"/>
    <style:style style:name="T453_67" style:family="text"/>
    <style:style style:name="T453_68" style:family="text"/>
    <style:style style:name="T453_69" style:family="text"/>
    <style:style style:name="T453_70" style:family="text"/>
    <style:style style:name="T453_71" style:family="text"/>
    <style:style style:name="T453_72" style:family="text"/>
    <style:style style:name="T453_73" style:family="text"/>
    <style:style style:name="T453_74" style:family="text"/>
    <style:style style:name="T453_75" style:family="text"/>
    <style:style style:name="T453_76" style:family="text">
      <style:text-properties style:font-name="Courier New" style:font-name-asian="Courier New" style:font-name-complex="Courier New"/>
    </style:style>
    <style:style style:name="T453_77" style:family="text"/>
    <style:style style:name="T453_78" style:family="text"/>
    <style:style style:name="T453_79" style:family="text"/>
    <style:style style:name="T453_80" style:family="text"/>
    <style:style style:name="T453_81" style:family="text"/>
    <style:style style:name="T453_82" style:family="text"/>
    <style:style style:name="T453_83" style:family="text"/>
    <style:style style:name="T453_84" style:family="text"/>
    <style:style style:name="T453_85" style:family="text"/>
    <style:style style:name="T453_86" style:family="text"/>
    <style:style style:name="T453_87" style:family="text"/>
    <style:style style:name="T453_88" style:family="text"/>
    <style:style style:name="T453_89" style:family="text"/>
    <style:style style:name="T453_90" style:family="text"/>
    <style:style style:name="T453_91" style:family="text"/>
    <style:style style:name="T453_92" style:family="text"/>
    <style:style style:name="T453_93" style:family="text"/>
    <style:style style:name="T453_94" style:family="text"/>
    <style:style style:name="T453_95" style:family="text"/>
    <style:style style:name="T453_96" style:family="text"/>
    <style:style style:name="T453_97" style:family="text"/>
    <style:style style:name="T453_98" style:family="text"/>
    <style:style style:name="T453_99" style:family="text"/>
    <style:style style:name="T453_100" style:family="text"/>
    <style:style style:name="T453_101" style:family="text"/>
    <style:style style:name="T453_102" style:family="text"/>
    <style:style style:name="T453_103" style:family="text"/>
    <style:style style:name="T453_104" style:family="text"/>
    <style:style style:name="T453_105" style:family="text"/>
    <style:style style:name="T453_106" style:family="text"/>
    <style:style style:name="T453_107" style:family="text"/>
    <style:style style:name="T453_108" style:family="text"/>
    <style:style style:name="T453_109" style:family="text"/>
    <style:style style:name="T453_110" style:family="text"/>
    <style:style style:name="T453_111" style:family="text"/>
    <style:style style:name="T453_112" style:family="text"/>
    <style:style style:name="T453_113" style:family="text"/>
    <style:style style:name="T453_114" style:family="text"/>
    <style:style style:name="T453_115" style:family="text"/>
    <style:style style:name="T453_116" style:family="text"/>
    <style:style style:name="T453_117" style:family="text"/>
    <style:style style:name="T453_118" style:family="text"/>
    <style:style style:name="T453_119" style:family="text"/>
    <style:style style:name="T453_120" style:family="text"/>
    <style:style style:name="T453_121" style:family="text"/>
    <style:style style:name="T453_122" style:family="text"/>
    <style:style style:name="T453_123" style:family="text"/>
    <style:style style:name="T453_124" style:family="text"/>
    <style:style style:name="T453_125" style:family="text"/>
    <style:style style:name="T453_126" style:family="text"/>
    <style:style style:name="T453_127" style:family="text"/>
    <style:style style:name="P45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45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55_1" style:family="text">
      <style:text-properties style:font-name="Courier New" style:font-name-asian="Courier New" style:font-name-complex="Courier New"/>
    </style:style>
    <style:style style:name="T455_2" style:family="text">
      <style:text-properties style:font-name="Courier New" style:font-name-asian="Courier New" style:font-name-complex="Courier New"/>
    </style:style>
    <style:style style:name="T455_3" style:family="text">
      <style:text-properties style:font-name="Courier New" style:font-name-asian="Courier New" style:font-name-complex="Courier New"/>
    </style:style>
    <style:style style:name="T455_4" style:family="text">
      <style:text-properties style:font-name="Courier New" style:font-name-asian="Courier New" style:font-name-complex="Courier New"/>
    </style:style>
    <style:style style:name="T455_5" style:family="text">
      <style:text-properties style:font-name="Courier New" style:font-name-asian="Courier New" style:font-name-complex="Courier New"/>
    </style:style>
    <style:style style:name="T455_6" style:family="text">
      <style:text-properties style:font-name="Courier New" style:font-name-asian="Courier New" style:font-name-complex="Courier New"/>
    </style:style>
    <style:style style:name="T455_7" style:family="text">
      <style:text-properties style:font-name="Courier New" style:font-name-asian="Courier New" style:font-name-complex="Courier New"/>
    </style:style>
    <style:style style:name="P45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P45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458" style:family="paragraph" style:parent-style-name="Heading_20_3">
      <style:paragraph-properties fo:break-before="auto" fo:line-height="100%" fo:margin-top="0cm" style:writing-mode="lr-tb"/>
    </style:style>
    <style:style style:name="T458_1" style:family="text">
      <style:text-properties style:font-name="Courier New" style:font-name-asian="Courier New" style:font-name-complex="Courier New"/>
    </style:style>
    <style:style style:name="T458_2" style:family="text">
      <style:text-properties style:font-name="Courier New" style:font-name-asian="Courier New" style:font-name-complex="Courier New"/>
    </style:style>
    <style:style style:name="T458_3" style:family="text">
      <style:text-properties style:font-name="Courier New" style:font-name-asian="Courier New" style:font-name-complex="Courier New"/>
    </style:style>
    <style:style style:name="P45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T459_29" style:family="text"/>
    <style:style style:name="T459_30" style:family="text"/>
    <style:style style:name="T459_31" style:family="text"/>
    <style:style style:name="T459_32" style:family="text"/>
    <style:style style:name="T459_33" style:family="text"/>
    <style:style style:name="T459_34" style:family="text"/>
    <style:style style:name="T459_35" style:family="text"/>
    <style:style style:name="T459_36" style:family="text"/>
    <style:style style:name="T459_37" style:family="text"/>
    <style:style style:name="T459_38" style:family="text"/>
    <style:style style:name="T459_39" style:family="text"/>
    <style:style style:name="T459_40" style:family="text"/>
    <style:style style:name="T459_41" style:family="text"/>
    <style:style style:name="T459_42" style:family="text"/>
    <style:style style:name="T459_43" style:family="text"/>
    <style:style style:name="T459_44" style:family="text"/>
    <style:style style:name="T459_45" style:family="text"/>
    <style:style style:name="T459_46" style:family="text"/>
    <style:style style:name="T459_47" style:family="text"/>
    <style:style style:name="T459_48" style:family="text"/>
    <style:style style:name="T459_49" style:family="text"/>
    <style:style style:name="T459_50" style:family="text"/>
    <style:style style:name="P46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60_1" style:family="text">
      <style:text-properties fo:font-weight="bold" style:font-weight-asian="bold" style:font-weight-complex="bold"/>
    </style:style>
    <style:style style:name="P46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61_1" style:family="text">
      <style:text-properties style:font-name="Courier New" style:font-name-asian="Courier New" style:font-name-complex="Courier New"/>
    </style:style>
    <style:style style:name="T461_2" style:family="text">
      <style:text-properties style:font-name="Courier New" style:font-name-asian="Courier New" style:font-name-complex="Courier New"/>
    </style:style>
    <style:style style:name="T461_3" style:family="text">
      <style:text-properties style:font-name="Courier New" style:font-name-asian="Courier New" style:font-name-complex="Courier New"/>
    </style:style>
    <style:style style:name="T461_4" style:family="text">
      <style:text-properties style:font-name="Courier New" style:font-name-asian="Courier New" style:font-name-complex="Courier New"/>
    </style:style>
    <style:style style:name="T461_5" style:family="text">
      <style:text-properties style:font-name="Courier New" style:font-name-asian="Courier New" style:font-name-complex="Courier New"/>
    </style:style>
    <style:style style:name="T461_6" style:family="text">
      <style:text-properties style:font-name="Courier New" style:font-name-asian="Courier New" style:font-name-complex="Courier New"/>
    </style:style>
    <style:style style:name="T461_7" style:family="text">
      <style:text-properties style:font-name="Courier New" style:font-name-asian="Courier New" style:font-name-complex="Courier New"/>
    </style:style>
    <style:style style:name="P46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62_1" style:family="text">
      <style:text-properties fo:font-weight="bold" style:font-weight-asian="bold" style:font-weight-complex="bold"/>
    </style:style>
    <style:style style:name="P46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T463_31" style:family="text"/>
    <style:style style:name="T463_32" style:family="text"/>
    <style:style style:name="T463_33" style:family="text"/>
    <style:style style:name="T463_34" style:family="text"/>
    <style:style style:name="T463_35" style:family="text"/>
    <style:style style:name="T463_36" style:family="text"/>
    <style:style style:name="T463_37" style:family="text"/>
    <style:style style:name="T463_38" style:family="text"/>
    <style:style style:name="T463_39" style:family="text"/>
    <style:style style:name="T463_40" style:family="text"/>
    <style:style style:name="T463_41" style:family="text"/>
    <style:style style:name="T463_42" style:family="text"/>
    <style:style style:name="T463_43" style:family="text"/>
    <style:style style:name="T463_44" style:family="text"/>
    <style:style style:name="T463_45" style:family="text"/>
    <style:style style:name="T463_46" style:family="text"/>
    <style:style style:name="T463_47" style:family="text"/>
    <style:style style:name="T463_48" style:family="text"/>
    <style:style style:name="T463_49" style:family="text"/>
    <style:style style:name="T463_50" style:family="text"/>
    <style:style style:name="T463_51" style:family="text"/>
    <style:style style:name="T463_52" style:family="text"/>
    <style:style style:name="T463_53" style:family="text"/>
    <style:style style:name="T463_54" style:family="text"/>
    <style:style style:name="T463_55" style:family="text"/>
    <style:style style:name="T463_56" style:family="text"/>
    <style:style style:name="T463_57" style:family="text"/>
    <style:style style:name="T463_58" style:family="text"/>
    <style:style style:name="T463_59" style:family="text"/>
    <style:style style:name="T463_60" style:family="text"/>
    <style:style style:name="T463_61" style:family="text"/>
    <style:style style:name="T463_62" style:family="text"/>
    <style:style style:name="T463_63" style:family="text"/>
    <style:style style:name="P46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P46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P46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T466_13" style:family="text"/>
    <style:style style:name="T466_14" style:family="text"/>
    <style:style style:name="T466_15" style:family="text"/>
    <style:style style:name="T466_16" style:family="text"/>
    <style:style style:name="T466_17" style:family="text"/>
    <style:style style:name="T466_18" style:family="text"/>
    <style:style style:name="T466_19" style:family="text"/>
    <style:style style:name="T466_20" style:family="text">
      <style:text-properties fo:font-style="italic" style:font-style-asian="italic" style:font-style-complex="italic"/>
    </style:style>
    <style:style style:name="T466_21" style:family="text"/>
    <style:style style:name="P46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P468" style:family="paragraph" style:parent-style-name="Heading_20_3">
      <style:paragraph-properties fo:break-before="auto" fo:line-height="100%" fo:margin-top="0cm" style:writing-mode="lr-tb"/>
    </style:style>
    <style:style style:name="T468_1" style:family="text">
      <style:text-properties style:font-name="Courier New" style:font-name-asian="Courier New" style:font-name-complex="Courier New"/>
    </style:style>
    <style:style style:name="T468_2" style:family="text">
      <style:text-properties style:font-name="Courier New" style:font-name-asian="Courier New" style:font-name-complex="Courier New"/>
    </style:style>
    <style:style style:name="T468_3" style:family="text">
      <style:text-properties style:font-name="Courier New" style:font-name-asian="Courier New" style:font-name-complex="Courier New"/>
    </style:style>
    <style:style style:name="P46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/>
    <style:style style:name="T469_22" style:family="text"/>
    <style:style style:name="T469_23" style:family="text"/>
    <style:style style:name="T469_24" style:family="text"/>
    <style:style style:name="T469_25" style:family="text"/>
    <style:style style:name="T469_26" style:family="text"/>
    <style:style style:name="T469_27" style:family="text"/>
    <style:style style:name="T469_28" style:family="text"/>
    <style:style style:name="T469_29" style:family="text"/>
    <style:style style:name="T469_30" style:family="text"/>
    <style:style style:name="T469_31" style:family="text"/>
    <style:style style:name="T469_32" style:family="text"/>
    <style:style style:name="T469_33" style:family="text"/>
    <style:style style:name="T469_34" style:family="text"/>
    <style:style style:name="T469_35" style:family="text"/>
    <style:style style:name="T469_36" style:family="text"/>
    <style:style style:name="T469_37" style:family="text"/>
    <style:style style:name="T469_38" style:family="text"/>
    <style:style style:name="P47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70_1" style:family="text">
      <style:text-properties fo:font-weight="bold" style:font-weight-asian="bold" style:font-weight-complex="bold"/>
    </style:style>
    <style:style style:name="P47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71_1" style:family="text">
      <style:text-properties style:font-name="Courier New" style:font-name-asian="Courier New" style:font-name-complex="Courier New"/>
    </style:style>
    <style:style style:name="T471_2" style:family="text">
      <style:text-properties style:font-name="Courier New" style:font-name-asian="Courier New" style:font-name-complex="Courier New"/>
    </style:style>
    <style:style style:name="T471_3" style:family="text">
      <style:text-properties style:font-name="Courier New" style:font-name-asian="Courier New" style:font-name-complex="Courier New"/>
    </style:style>
    <style:style style:name="T471_4" style:family="text">
      <style:text-properties style:font-name="Courier New" style:font-name-asian="Courier New" style:font-name-complex="Courier New"/>
    </style:style>
    <style:style style:name="T471_5" style:family="text">
      <style:text-properties style:font-name="Courier New" style:font-name-asian="Courier New" style:font-name-complex="Courier New"/>
    </style:style>
    <style:style style:name="T471_6" style:family="text">
      <style:text-properties style:font-name="Courier New" style:font-name-asian="Courier New" style:font-name-complex="Courier New"/>
    </style:style>
    <style:style style:name="T471_7" style:family="text">
      <style:text-properties style:font-name="Courier New" style:font-name-asian="Courier New" style:font-name-complex="Courier New"/>
    </style:style>
    <style:style style:name="P47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72_1" style:family="text">
      <style:text-properties fo:font-weight="bold" style:font-weight-asian="bold" style:font-weight-complex="bold"/>
    </style:style>
    <style:style style:name="P47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T473_19" style:family="text"/>
    <style:style style:name="T473_20" style:family="text"/>
    <style:style style:name="T473_21" style:family="text"/>
    <style:style style:name="T473_22" style:family="text"/>
    <style:style style:name="T473_23" style:family="text"/>
    <style:style style:name="T473_24" style:family="text"/>
    <style:style style:name="T473_25" style:family="text"/>
    <style:style style:name="T473_26" style:family="text"/>
    <style:style style:name="T473_27" style:family="text"/>
    <style:style style:name="T473_28" style:family="text"/>
    <style:style style:name="T473_29" style:family="text"/>
    <style:style style:name="T473_30" style:family="text"/>
    <style:style style:name="T473_31" style:family="text"/>
    <style:style style:name="T473_32" style:family="text"/>
    <style:style style:name="T473_33" style:family="text"/>
    <style:style style:name="T473_34" style:family="text"/>
    <style:style style:name="T473_35" style:family="text"/>
    <style:style style:name="T473_36" style:family="text"/>
    <style:style style:name="T473_37" style:family="text"/>
    <style:style style:name="T473_38" style:family="text"/>
    <style:style style:name="T473_39" style:family="text"/>
    <style:style style:name="T473_40" style:family="text"/>
    <style:style style:name="T473_41" style:family="text"/>
    <style:style style:name="T473_42" style:family="text"/>
    <style:style style:name="T473_43" style:family="text"/>
    <style:style style:name="T473_44" style:family="text"/>
    <style:style style:name="T473_45" style:family="text"/>
    <style:style style:name="T473_46" style:family="text"/>
    <style:style style:name="T473_47" style:family="text"/>
    <style:style style:name="T473_48" style:family="text"/>
    <style:style style:name="T473_49" style:family="text"/>
    <style:style style:name="T473_50" style:family="text"/>
    <style:style style:name="T473_51" style:family="text"/>
    <style:style style:name="T473_52" style:family="text"/>
    <style:style style:name="T473_53" style:family="text"/>
    <style:style style:name="T473_54" style:family="text"/>
    <style:style style:name="T473_55" style:family="text"/>
    <style:style style:name="T473_56" style:family="text"/>
    <style:style style:name="T473_57" style:family="text"/>
    <style:style style:name="T473_58" style:family="text"/>
    <style:style style:name="T473_59" style:family="text"/>
    <style:style style:name="T473_60" style:family="text"/>
    <style:style style:name="T473_61" style:family="text"/>
    <style:style style:name="T473_62" style:family="text"/>
    <style:style style:name="T473_63" style:family="text"/>
    <style:style style:name="T473_64" style:family="text"/>
    <style:style style:name="T473_65" style:family="text"/>
    <style:style style:name="T473_66" style:family="text"/>
    <style:style style:name="T473_67" style:family="text"/>
    <style:style style:name="T473_68" style:family="text"/>
    <style:style style:name="T473_69" style:family="text"/>
    <style:style style:name="T473_70" style:family="text"/>
    <style:style style:name="T473_71" style:family="text"/>
    <style:style style:name="P47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T474_14" style:family="text"/>
    <style:style style:name="T474_15" style:family="text"/>
    <style:style style:name="T474_16" style:family="text"/>
    <style:style style:name="T474_17" style:family="text"/>
    <style:style style:name="T474_18" style:family="text"/>
    <style:style style:name="T474_19" style:family="text"/>
    <style:style style:name="T474_20" style:family="text"/>
    <style:style style:name="T474_21" style:family="text"/>
    <style:style style:name="T474_22" style:family="text"/>
    <style:style style:name="T474_23" style:family="text"/>
    <style:style style:name="T474_24" style:family="text"/>
    <style:style style:name="T474_25" style:family="text"/>
    <style:style style:name="T474_26" style:family="text"/>
    <style:style style:name="T474_27" style:family="text"/>
    <style:style style:name="T474_28" style:family="text"/>
    <style:style style:name="T474_29" style:family="text"/>
    <style:style style:name="T474_30" style:family="text"/>
    <style:style style:name="T474_31" style:family="text"/>
    <style:style style:name="T474_32" style:family="text"/>
    <style:style style:name="T474_33" style:family="text"/>
    <style:style style:name="T474_34" style:family="text"/>
    <style:style style:name="T474_35" style:family="text"/>
    <style:style style:name="T474_36" style:family="text"/>
    <style:style style:name="T474_37" style:family="text"/>
    <style:style style:name="T474_38" style:family="text"/>
    <style:style style:name="T474_39" style:family="text"/>
    <style:style style:name="T474_40" style:family="text"/>
    <style:style style:name="T474_41" style:family="text"/>
    <style:style style:name="T474_42" style:family="text"/>
    <style:style style:name="T474_43" style:family="text"/>
    <style:style style:name="T474_44" style:family="text"/>
    <style:style style:name="T474_45" style:family="text"/>
    <style:style style:name="T474_46" style:family="text"/>
    <style:style style:name="P47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T475_27" style:family="text"/>
    <style:style style:name="T475_28" style:family="text"/>
    <style:style style:name="T475_29" style:family="text"/>
    <style:style style:name="T475_30" style:family="text"/>
    <style:style style:name="T475_31" style:family="text"/>
    <style:style style:name="T475_32" style:family="text"/>
    <style:style style:name="T475_33" style:family="text"/>
    <style:style style:name="T475_34" style:family="text"/>
    <style:style style:name="P47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T476_8" style:family="text"/>
    <style:style style:name="T476_9" style:family="text"/>
    <style:style style:name="T476_10" style:family="text"/>
    <style:style style:name="T476_11" style:family="text"/>
    <style:style style:name="T476_12" style:family="text"/>
    <style:style style:name="T476_13" style:family="text"/>
    <style:style style:name="T476_14" style:family="text"/>
    <style:style style:name="T476_15" style:family="text"/>
    <style:style style:name="T476_16" style:family="text"/>
    <style:style style:name="T476_17" style:family="text"/>
    <style:style style:name="T476_18" style:family="text"/>
    <style:style style:name="T476_19" style:family="text"/>
    <style:style style:name="T476_20" style:family="text">
      <style:text-properties fo:font-style="italic" style:font-style-asian="italic" style:font-style-complex="italic"/>
    </style:style>
    <style:style style:name="T476_21" style:family="text"/>
    <style:style style:name="P47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/>
    <style:style style:name="P47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479" style:family="paragraph" style:parent-style-name="Heading_20_3">
      <style:paragraph-properties fo:break-before="auto" fo:line-height="100%" fo:margin-top="0cm" style:writing-mode="lr-tb"/>
    </style:style>
    <style:style style:name="T479_1" style:family="text">
      <style:text-properties style:font-name="Courier New" style:font-name-asian="Courier New" style:font-name-complex="Courier New"/>
    </style:style>
    <style:style style:name="T479_2" style:family="text">
      <style:text-properties style:font-name="Courier New" style:font-name-asian="Courier New" style:font-name-complex="Courier New"/>
    </style:style>
    <style:style style:name="T479_3" style:family="text">
      <style:text-properties style:font-name="Courier New" style:font-name-asian="Courier New" style:font-name-complex="Courier New"/>
    </style:style>
    <style:style style:name="P48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80_1" style:family="text"/>
    <style:style style:name="T480_2" style:family="text"/>
    <style:style style:name="T480_3" style:family="text"/>
    <style:style style:name="T480_4" style:family="text"/>
    <style:style style:name="T480_5" style:family="text"/>
    <style:style style:name="T480_6" style:family="text"/>
    <style:style style:name="T480_7" style:family="text"/>
    <style:style style:name="T480_8" style:family="text"/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/>
    <style:style style:name="T480_15" style:family="text"/>
    <style:style style:name="T480_16" style:family="text"/>
    <style:style style:name="T480_17" style:family="text"/>
    <style:style style:name="T480_18" style:family="text"/>
    <style:style style:name="T480_19" style:family="text"/>
    <style:style style:name="T480_20" style:family="text"/>
    <style:style style:name="T480_21" style:family="text"/>
    <style:style style:name="T480_22" style:family="text"/>
    <style:style style:name="P48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481_1" style:family="text">
      <style:text-properties fo:font-weight="bold" style:font-weight-asian="bold" style:font-weight-complex="bold"/>
    </style:style>
    <style:style style:name="P48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82_1" style:family="text">
      <style:text-properties style:font-name="Courier New" style:font-name-asian="Courier New" style:font-name-complex="Courier New"/>
    </style:style>
    <style:style style:name="T482_2" style:family="text">
      <style:text-properties style:font-name="Courier New" style:font-name-asian="Courier New" style:font-name-complex="Courier New"/>
    </style:style>
    <style:style style:name="T482_3" style:family="text">
      <style:text-properties style:font-name="Courier New" style:font-name-asian="Courier New" style:font-name-complex="Courier New"/>
    </style:style>
    <style:style style:name="T482_4" style:family="text">
      <style:text-properties style:font-name="Courier New" style:font-name-asian="Courier New" style:font-name-complex="Courier New"/>
    </style:style>
    <style:style style:name="T482_5" style:family="text">
      <style:text-properties style:font-name="Courier New" style:font-name-asian="Courier New" style:font-name-complex="Courier New"/>
    </style:style>
    <style:style style:name="T482_6" style:family="text">
      <style:text-properties style:font-name="Courier New" style:font-name-asian="Courier New" style:font-name-complex="Courier New"/>
    </style:style>
    <style:style style:name="T482_7" style:family="text">
      <style:text-properties style:font-name="Courier New" style:font-name-asian="Courier New" style:font-name-complex="Courier New"/>
    </style:style>
    <style:style style:name="P48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83_1" style:family="text">
      <style:text-properties fo:font-weight="bold" style:font-weight-asian="bold" style:font-weight-complex="bold"/>
    </style:style>
    <style:style style:name="P48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84_1" style:family="text"/>
    <style:style style:name="T484_2" style:family="text"/>
    <style:style style:name="T484_3" style:family="text"/>
    <style:style style:name="T484_4" style:family="text"/>
    <style:style style:name="T484_5" style:family="text"/>
    <style:style style:name="T484_6" style:family="text"/>
    <style:style style:name="T484_7" style:family="text"/>
    <style:style style:name="T484_8" style:family="text"/>
    <style:style style:name="T484_9" style:family="text"/>
    <style:style style:name="T484_10" style:family="text"/>
    <style:style style:name="T484_11" style:family="text"/>
    <style:style style:name="T484_12" style:family="text"/>
    <style:style style:name="T484_13" style:family="text"/>
    <style:style style:name="T484_14" style:family="text"/>
    <style:style style:name="T484_15" style:family="text"/>
    <style:style style:name="T484_16" style:family="text"/>
    <style:style style:name="T484_17" style:family="text"/>
    <style:style style:name="T484_18" style:family="text"/>
    <style:style style:name="T484_19" style:family="text"/>
    <style:style style:name="T484_20" style:family="text"/>
    <style:style style:name="T484_21" style:family="text"/>
    <style:style style:name="T484_22" style:family="text"/>
    <style:style style:name="T484_23" style:family="text"/>
    <style:style style:name="T484_24" style:family="text"/>
    <style:style style:name="T484_25" style:family="text"/>
    <style:style style:name="T484_26" style:family="text"/>
    <style:style style:name="T484_27" style:family="text"/>
    <style:style style:name="T484_28" style:family="text"/>
    <style:style style:name="T484_29" style:family="text"/>
    <style:style style:name="T484_30" style:family="text"/>
    <style:style style:name="T484_31" style:family="text"/>
    <style:style style:name="T484_32" style:family="text"/>
    <style:style style:name="T484_33" style:family="text"/>
    <style:style style:name="T484_34" style:family="text"/>
    <style:style style:name="T484_35" style:family="text"/>
    <style:style style:name="T484_36" style:family="text"/>
    <style:style style:name="T484_37" style:family="text"/>
    <style:style style:name="T484_38" style:family="text"/>
    <style:style style:name="T484_39" style:family="text"/>
    <style:style style:name="T484_40" style:family="text"/>
    <style:style style:name="T484_41" style:family="text"/>
    <style:style style:name="T484_42" style:family="text"/>
    <style:style style:name="T484_43" style:family="text"/>
    <style:style style:name="T484_44" style:family="text"/>
    <style:style style:name="T484_45" style:family="text"/>
    <style:style style:name="T484_46" style:family="text"/>
    <style:style style:name="T484_47" style:family="text"/>
    <style:style style:name="T484_48" style:family="text"/>
    <style:style style:name="T484_49" style:family="text"/>
    <style:style style:name="T484_50" style:family="text"/>
    <style:style style:name="T484_51" style:family="text"/>
    <style:style style:name="T484_52" style:family="text"/>
    <style:style style:name="T484_53" style:family="text"/>
    <style:style style:name="T484_54" style:family="text"/>
    <style:style style:name="T484_55" style:family="text"/>
    <style:style style:name="T484_56" style:family="text"/>
    <style:style style:name="T484_57" style:family="text"/>
    <style:style style:name="T484_58" style:family="text"/>
    <style:style style:name="T484_59" style:family="text"/>
    <style:style style:name="T484_60" style:family="text"/>
    <style:style style:name="T484_61" style:family="text"/>
    <style:style style:name="T484_62" style:family="text"/>
    <style:style style:name="T484_63" style:family="text"/>
    <style:style style:name="T484_64" style:family="text"/>
    <style:style style:name="T484_65" style:family="text"/>
    <style:style style:name="T484_66" style:family="text"/>
    <style:style style:name="T484_67" style:family="text"/>
    <style:style style:name="T484_68" style:family="text"/>
    <style:style style:name="T484_69" style:family="text"/>
    <style:style style:name="T484_70" style:family="text"/>
    <style:style style:name="T484_71" style:family="text"/>
    <style:style style:name="T484_72" style:family="text"/>
    <style:style style:name="T484_73" style:family="text"/>
    <style:style style:name="T484_74" style:family="text"/>
    <style:style style:name="T484_75" style:family="text"/>
    <style:style style:name="T484_76" style:family="text"/>
    <style:style style:name="T484_77" style:family="text"/>
    <style:style style:name="T484_78" style:family="text"/>
    <style:style style:name="T484_79" style:family="text"/>
    <style:style style:name="T484_80" style:family="text"/>
    <style:style style:name="T484_81" style:family="text"/>
    <style:style style:name="T484_82" style:family="text"/>
    <style:style style:name="T484_83" style:family="text"/>
    <style:style style:name="T484_84" style:family="text"/>
    <style:style style:name="T484_85" style:family="text"/>
    <style:style style:name="T484_86" style:family="text"/>
    <style:style style:name="T484_87" style:family="text"/>
    <style:style style:name="T484_88" style:family="text"/>
    <style:style style:name="T484_89" style:family="text"/>
    <style:style style:name="T484_90" style:family="text"/>
    <style:style style:name="T484_91" style:family="text"/>
    <style:style style:name="T484_92" style:family="text"/>
    <style:style style:name="T484_93" style:family="text"/>
    <style:style style:name="T484_94" style:family="text"/>
    <style:style style:name="T484_95" style:family="text"/>
    <style:style style:name="T484_96" style:family="text"/>
    <style:style style:name="T484_97" style:family="text"/>
    <style:style style:name="T484_98" style:family="text"/>
    <style:style style:name="T484_99" style:family="text"/>
    <style:style style:name="T484_100" style:family="text"/>
    <style:style style:name="T484_101" style:family="text"/>
    <style:style style:name="T484_102" style:family="text"/>
    <style:style style:name="T484_103" style:family="text"/>
    <style:style style:name="T484_104" style:family="text"/>
    <style:style style:name="T484_105" style:family="text"/>
    <style:style style:name="T484_106" style:family="text"/>
    <style:style style:name="T484_107" style:family="text"/>
    <style:style style:name="T484_108" style:family="text"/>
    <style:style style:name="T484_109" style:family="text"/>
    <style:style style:name="P485" style:family="paragraph" style:parent-style-name="Heading_20_3">
      <style:paragraph-properties fo:break-before="auto" fo:line-height="100%" fo:margin-top="0cm" style:writing-mode="lr-tb"/>
    </style:style>
    <style:style style:name="T485_1" style:family="text">
      <style:text-properties style:font-name="Courier New" style:font-name-asian="Courier New" style:font-name-complex="Courier New"/>
    </style:style>
    <style:style style:name="T485_2" style:family="text">
      <style:text-properties style:font-name="Courier New" style:font-name-asian="Courier New" style:font-name-complex="Courier New"/>
    </style:style>
    <style:style style:name="T485_3" style:family="text">
      <style:text-properties style:font-name="Courier New" style:font-name-asian="Courier New" style:font-name-complex="Courier New"/>
    </style:style>
    <style:style style:name="P48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T486_31" style:family="text"/>
    <style:style style:name="T486_32" style:family="text"/>
    <style:style style:name="T486_33" style:family="text"/>
    <style:style style:name="T486_34" style:family="text"/>
    <style:style style:name="T486_35" style:family="text"/>
    <style:style style:name="T486_36" style:family="text"/>
    <style:style style:name="T486_37" style:family="text"/>
    <style:style style:name="T486_38" style:family="text"/>
    <style:style style:name="T486_39" style:family="text"/>
    <style:style style:name="T486_40" style:family="text"/>
    <style:style style:name="T486_41" style:family="text"/>
    <style:style style:name="T486_42" style:family="text"/>
    <style:style style:name="T486_43" style:family="text"/>
    <style:style style:name="T486_44" style:family="text"/>
    <style:style style:name="T486_45" style:family="text"/>
    <style:style style:name="T486_46" style:family="text"/>
    <style:style style:name="T486_47" style:family="text"/>
    <style:style style:name="T486_48" style:family="text"/>
    <style:style style:name="T486_49" style:family="text"/>
    <style:style style:name="T486_50" style:family="text"/>
    <style:style style:name="T486_51" style:family="text"/>
    <style:style style:name="T486_52" style:family="text"/>
    <style:style style:name="T486_53" style:family="text"/>
    <style:style style:name="T486_54" style:family="text"/>
    <style:style style:name="T486_55" style:family="text"/>
    <style:style style:name="T486_56" style:family="text"/>
    <style:style style:name="T486_57" style:family="text"/>
    <style:style style:name="T486_58" style:family="text"/>
    <style:style style:name="T486_59" style:family="text"/>
    <style:style style:name="T486_60" style:family="text"/>
    <style:style style:name="T486_61" style:family="text"/>
    <style:style style:name="T486_62" style:family="text"/>
    <style:style style:name="T486_63" style:family="text"/>
    <style:style style:name="T486_64" style:family="text"/>
    <style:style style:name="T486_65" style:family="text"/>
    <style:style style:name="T486_66" style:family="text"/>
    <style:style style:name="T486_67" style:family="text"/>
    <style:style style:name="T486_68" style:family="text"/>
    <style:style style:name="T486_69" style:family="text"/>
    <style:style style:name="T486_70" style:family="text"/>
    <style:style style:name="T486_71" style:family="text"/>
    <style:style style:name="T486_72" style:family="text"/>
    <style:style style:name="T486_73" style:family="text"/>
    <style:style style:name="T486_74" style:family="text"/>
    <style:style style:name="T486_75" style:family="text"/>
    <style:style style:name="T486_76" style:family="text"/>
    <style:style style:name="T486_77" style:family="text"/>
    <style:style style:name="T486_78" style:family="text"/>
    <style:style style:name="P48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87_1" style:family="text">
      <style:text-properties fo:font-weight="bold" style:font-weight-asian="bold" style:font-weight-complex="bold"/>
    </style:style>
    <style:style style:name="P48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88_1" style:family="text">
      <style:text-properties style:font-name="Courier New" style:font-name-asian="Courier New" style:font-name-complex="Courier New"/>
    </style:style>
    <style:style style:name="T488_2" style:family="text">
      <style:text-properties style:font-name="Courier New" style:font-name-asian="Courier New" style:font-name-complex="Courier New"/>
    </style:style>
    <style:style style:name="T488_3" style:family="text">
      <style:text-properties style:font-name="Courier New" style:font-name-asian="Courier New" style:font-name-complex="Courier New"/>
    </style:style>
    <style:style style:name="T488_4" style:family="text">
      <style:text-properties style:font-name="Courier New" style:font-name-asian="Courier New" style:font-name-complex="Courier New"/>
    </style:style>
    <style:style style:name="T488_5" style:family="text">
      <style:text-properties style:font-name="Courier New" style:font-name-asian="Courier New" style:font-name-complex="Courier New"/>
    </style:style>
    <style:style style:name="T488_6" style:family="text">
      <style:text-properties style:font-name="Courier New" style:font-name-asian="Courier New" style:font-name-complex="Courier New"/>
    </style:style>
    <style:style style:name="P48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89_1" style:family="text"/>
    <style:style style:name="T489_2" style:family="text"/>
    <style:style style:name="T489_3" style:family="text"/>
    <style:style style:name="T489_4" style:family="text"/>
    <style:style style:name="T489_5" style:family="text"/>
    <style:style style:name="T489_6" style:family="text"/>
    <style:style style:name="T489_7" style:family="text"/>
    <style:style style:name="T489_8" style:family="text"/>
    <style:style style:name="T489_9" style:family="text"/>
    <style:style style:name="T489_10" style:family="text"/>
    <style:style style:name="T489_11" style:family="text"/>
    <style:style style:name="T489_12" style:family="text"/>
    <style:style style:name="T489_13" style:family="text"/>
    <style:style style:name="T489_14" style:family="text"/>
    <style:style style:name="T489_15" style:family="text"/>
    <style:style style:name="T489_16" style:family="text"/>
    <style:style style:name="T489_17" style:family="text"/>
    <style:style style:name="T489_18" style:family="text"/>
    <style:style style:name="T489_19" style:family="text"/>
    <style:style style:name="T489_20" style:family="text"/>
    <style:style style:name="T489_21" style:family="text"/>
    <style:style style:name="T489_22" style:family="text"/>
    <style:style style:name="T489_23" style:family="text"/>
    <style:style style:name="T489_24" style:family="text"/>
    <style:style style:name="T489_25" style:family="text"/>
    <style:style style:name="T489_26" style:family="text"/>
    <style:style style:name="T489_27" style:family="text"/>
    <style:style style:name="T489_28" style:family="text"/>
    <style:style style:name="T489_29" style:family="text"/>
    <style:style style:name="T489_30" style:family="text"/>
    <style:style style:name="T489_31" style:family="text"/>
    <style:style style:name="T489_32" style:family="text"/>
    <style:style style:name="T489_33" style:family="text"/>
    <style:style style:name="T489_34" style:family="text"/>
    <style:style style:name="T489_35" style:family="text"/>
    <style:style style:name="P49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90_1" style:family="text">
      <style:text-properties style:font-name="Courier New" style:font-name-asian="Courier New" style:font-name-complex="Courier New"/>
    </style:style>
    <style:style style:name="T490_2" style:family="text">
      <style:text-properties style:font-name="Courier New" style:font-name-asian="Courier New" style:font-name-complex="Courier New"/>
    </style:style>
    <style:style style:name="T490_3" style:family="text">
      <style:text-properties style:font-name="Courier New" style:font-name-asian="Courier New" style:font-name-complex="Courier New"/>
    </style:style>
    <style:style style:name="T490_4" style:family="text">
      <style:text-properties style:font-name="Courier New" style:font-name-asian="Courier New" style:font-name-complex="Courier New"/>
    </style:style>
    <style:style style:name="T490_5" style:family="text">
      <style:text-properties style:font-name="Courier New" style:font-name-asian="Courier New" style:font-name-complex="Courier New"/>
    </style:style>
    <style:style style:name="T490_6" style:family="text">
      <style:text-properties style:font-name="Courier New" style:font-name-asian="Courier New" style:font-name-complex="Courier New"/>
    </style:style>
    <style:style style:name="P49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T491_20" style:family="text"/>
    <style:style style:name="T491_21" style:family="text"/>
    <style:style style:name="T491_22" style:family="text"/>
    <style:style style:name="T491_23" style:family="text"/>
    <style:style style:name="T491_24" style:family="text"/>
    <style:style style:name="T491_25" style:family="text"/>
    <style:style style:name="T491_26" style:family="text"/>
    <style:style style:name="T491_27" style:family="text"/>
    <style:style style:name="T491_28" style:family="text"/>
    <style:style style:name="T491_29" style:family="text"/>
    <style:style style:name="T491_30" style:family="text"/>
    <style:style style:name="T491_31" style:family="text"/>
    <style:style style:name="T491_32" style:family="text"/>
    <style:style style:name="T491_33" style:family="text"/>
    <style:style style:name="T491_34" style:family="text"/>
    <style:style style:name="T491_35" style:family="text"/>
    <style:style style:name="T491_36" style:family="text"/>
    <style:style style:name="T491_37" style:family="text"/>
    <style:style style:name="P49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493" style:family="paragraph" style:parent-style-name="Heading_20_3">
      <style:paragraph-properties fo:break-before="auto" fo:line-height="100%" fo:margin-top="0cm" style:writing-mode="lr-tb"/>
    </style:style>
    <style:style style:name="T493_1" style:family="text">
      <style:text-properties style:font-name="Courier New" style:font-name-asian="Courier New" style:font-name-complex="Courier New"/>
    </style:style>
    <style:style style:name="T493_2" style:family="text">
      <style:text-properties style:font-name="Courier New" style:font-name-asian="Courier New" style:font-name-complex="Courier New"/>
    </style:style>
    <style:style style:name="T493_3" style:family="text">
      <style:text-properties style:font-name="Courier New" style:font-name-asian="Courier New" style:font-name-complex="Courier New"/>
    </style:style>
    <style:style style:name="P49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T494_6" style:family="text"/>
    <style:style style:name="T494_7" style:family="text"/>
    <style:style style:name="T494_8" style:family="text"/>
    <style:style style:name="T494_9" style:family="text"/>
    <style:style style:name="T494_10" style:family="text"/>
    <style:style style:name="T494_11" style:family="text"/>
    <style:style style:name="T494_12" style:family="text"/>
    <style:style style:name="T494_13" style:family="text"/>
    <style:style style:name="T494_14" style:family="text"/>
    <style:style style:name="T494_15" style:family="text"/>
    <style:style style:name="T494_16" style:family="text"/>
    <style:style style:name="T494_17" style:family="text"/>
    <style:style style:name="T494_18" style:family="text"/>
    <style:style style:name="T494_19" style:family="text"/>
    <style:style style:name="T494_20" style:family="text"/>
    <style:style style:name="P49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95_1" style:family="text">
      <style:text-properties fo:font-weight="bold" style:font-weight-asian="bold" style:font-weight-complex="bold"/>
    </style:style>
    <style:style style:name="P49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96_1" style:family="text">
      <style:text-properties style:font-name="Courier New" style:font-name-asian="Courier New" style:font-name-complex="Courier New"/>
    </style:style>
    <style:style style:name="T496_2" style:family="text">
      <style:text-properties style:font-name="Courier New" style:font-name-asian="Courier New" style:font-name-complex="Courier New"/>
    </style:style>
    <style:style style:name="T496_3" style:family="text">
      <style:text-properties style:font-name="Courier New" style:font-name-asian="Courier New" style:font-name-complex="Courier New"/>
    </style:style>
    <style:style style:name="T496_4" style:family="text">
      <style:text-properties style:font-name="Courier New" style:font-name-asian="Courier New" style:font-name-complex="Courier New"/>
    </style:style>
    <style:style style:name="T496_5" style:family="text">
      <style:text-properties style:font-name="Courier New" style:font-name-asian="Courier New" style:font-name-complex="Courier New"/>
    </style:style>
    <style:style style:name="T496_6" style:family="text">
      <style:text-properties style:font-name="Courier New" style:font-name-asian="Courier New" style:font-name-complex="Courier New"/>
    </style:style>
    <style:style style:name="P49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97_1" style:family="text"/>
    <style:style style:name="T497_2" style:family="text"/>
    <style:style style:name="T497_3" style:family="text"/>
    <style:style style:name="T497_4" style:family="text"/>
    <style:style style:name="T497_5" style:family="text"/>
    <style:style style:name="T497_6" style:family="text"/>
    <style:style style:name="T497_7" style:family="text"/>
    <style:style style:name="T497_8" style:family="text"/>
    <style:style style:name="T497_9" style:family="text"/>
    <style:style style:name="T497_10" style:family="text"/>
    <style:style style:name="T497_11" style:family="text"/>
    <style:style style:name="T497_12" style:family="text"/>
    <style:style style:name="T497_13" style:family="text"/>
    <style:style style:name="T497_14" style:family="text"/>
    <style:style style:name="T497_15" style:family="text"/>
    <style:style style:name="T497_16" style:family="text"/>
    <style:style style:name="T497_17" style:family="text"/>
    <style:style style:name="T497_18" style:family="text"/>
    <style:style style:name="T497_19" style:family="text"/>
    <style:style style:name="T497_20" style:family="text"/>
    <style:style style:name="T497_21" style:family="text"/>
    <style:style style:name="T497_22" style:family="text"/>
    <style:style style:name="T497_23" style:family="text"/>
    <style:style style:name="T497_24" style:family="text"/>
    <style:style style:name="T497_25" style:family="text"/>
    <style:style style:name="T497_26" style:family="text"/>
    <style:style style:name="T497_27" style:family="text"/>
    <style:style style:name="T497_28" style:family="text"/>
    <style:style style:name="T497_29" style:family="text"/>
    <style:style style:name="T497_30" style:family="text"/>
    <style:style style:name="T497_31" style:family="text"/>
    <style:style style:name="T497_32" style:family="text"/>
    <style:style style:name="T497_33" style:family="text"/>
    <style:style style:name="T497_34" style:family="text"/>
    <style:style style:name="T497_35" style:family="text"/>
    <style:style style:name="T497_36" style:family="text"/>
    <style:style style:name="T497_37" style:family="text"/>
    <style:style style:name="T497_38" style:family="text"/>
    <style:style style:name="T497_39" style:family="text"/>
    <style:style style:name="T497_40" style:family="text"/>
    <style:style style:name="T497_41" style:family="text"/>
    <style:style style:name="T497_42" style:family="text"/>
    <style:style style:name="T497_43" style:family="text"/>
    <style:style style:name="T497_44" style:family="text"/>
    <style:style style:name="T497_45" style:family="text"/>
    <style:style style:name="T497_46" style:family="text"/>
    <style:style style:name="T497_47" style:family="text"/>
    <style:style style:name="T497_48" style:family="text"/>
    <style:style style:name="T497_49" style:family="text"/>
    <style:style style:name="T497_50" style:family="text"/>
    <style:style style:name="T497_51" style:family="text"/>
    <style:style style:name="T497_52" style:family="text"/>
    <style:style style:name="T497_53" style:family="text"/>
    <style:style style:name="T497_54" style:family="text"/>
    <style:style style:name="T497_55" style:family="text"/>
    <style:style style:name="T497_56" style:family="text"/>
    <style:style style:name="T497_57" style:family="text"/>
    <style:style style:name="T497_58" style:family="text"/>
    <style:style style:name="T497_59" style:family="text"/>
    <style:style style:name="T497_60" style:family="text"/>
    <style:style style:name="T497_61" style:family="text"/>
    <style:style style:name="T497_62" style:family="text"/>
    <style:style style:name="T497_63" style:family="text"/>
    <style:style style:name="P49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498_1" style:family="text"/>
    <style:style style:name="T498_2" style:family="text"/>
    <style:style style:name="T498_3" style:family="text"/>
    <style:style style:name="T498_4" style:family="text"/>
    <style:style style:name="T498_5" style:family="text"/>
    <style:style style:name="T498_6" style:family="text"/>
    <style:style style:name="T498_7" style:family="text"/>
    <style:style style:name="T498_8" style:family="text"/>
    <style:style style:name="T498_9" style:family="text"/>
    <style:style style:name="T498_10" style:family="text"/>
    <style:style style:name="T498_11" style:family="text"/>
    <style:style style:name="T498_12" style:family="text"/>
    <style:style style:name="P49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00" style:family="paragraph" style:parent-style-name="Heading_20_3">
      <style:paragraph-properties fo:break-before="auto" fo:line-height="100%" fo:margin-top="0cm" style:writing-mode="lr-tb"/>
    </style:style>
    <style:style style:name="T500_1" style:family="text">
      <style:text-properties style:font-name="Courier New" style:font-name-asian="Courier New" style:font-name-complex="Courier New"/>
    </style:style>
    <style:style style:name="T500_2" style:family="text">
      <style:text-properties style:font-name="Courier New" style:font-name-asian="Courier New" style:font-name-complex="Courier New"/>
    </style:style>
    <style:style style:name="T500_3" style:family="text">
      <style:text-properties style:font-name="Courier New" style:font-name-asian="Courier New" style:font-name-complex="Courier New"/>
    </style:style>
    <style:style style:name="P50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T501_19" style:family="text"/>
    <style:style style:name="T501_20" style:family="text"/>
    <style:style style:name="T501_21" style:family="text"/>
    <style:style style:name="T501_22" style:family="text"/>
    <style:style style:name="T501_23" style:family="text"/>
    <style:style style:name="T501_24" style:family="text"/>
    <style:style style:name="T501_25" style:family="text"/>
    <style:style style:name="T501_26" style:family="text"/>
    <style:style style:name="P50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02_1" style:family="text">
      <style:text-properties fo:font-weight="bold" style:font-weight-asian="bold" style:font-weight-complex="bold"/>
    </style:style>
    <style:style style:name="P50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03_1" style:family="text">
      <style:text-properties style:font-name="Courier New" style:font-name-asian="Courier New" style:font-name-complex="Courier New"/>
    </style:style>
    <style:style style:name="T503_2" style:family="text">
      <style:text-properties style:font-name="Courier New" style:font-name-asian="Courier New" style:font-name-complex="Courier New"/>
    </style:style>
    <style:style style:name="T503_3" style:family="text">
      <style:text-properties style:font-name="Courier New" style:font-name-asian="Courier New" style:font-name-complex="Courier New"/>
    </style:style>
    <style:style style:name="T503_4" style:family="text">
      <style:text-properties style:font-name="Courier New" style:font-name-asian="Courier New" style:font-name-complex="Courier New"/>
    </style:style>
    <style:style style:name="T503_5" style:family="text">
      <style:text-properties style:font-name="Courier New" style:font-name-asian="Courier New" style:font-name-complex="Courier New"/>
    </style:style>
    <style:style style:name="T503_6" style:family="text">
      <style:text-properties style:font-name="Courier New" style:font-name-asian="Courier New" style:font-name-complex="Courier New"/>
    </style:style>
    <style:style style:name="T503_7" style:family="text">
      <style:text-properties style:font-name="Courier New" style:font-name-asian="Courier New" style:font-name-complex="Courier New"/>
    </style:style>
    <style:style style:name="T503_8" style:family="text">
      <style:text-properties style:font-name="Courier New" style:font-name-asian="Courier New" style:font-name-complex="Courier New"/>
    </style:style>
    <style:style style:name="T503_9" style:family="text">
      <style:text-properties style:font-name="Courier New" style:font-name-asian="Courier New" style:font-name-complex="Courier New"/>
    </style:style>
    <style:style style:name="P50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T504_18" style:family="text"/>
    <style:style style:name="T504_19" style:family="text"/>
    <style:style style:name="T504_20" style:family="text"/>
    <style:style style:name="T504_21" style:family="text"/>
    <style:style style:name="T504_22" style:family="text"/>
    <style:style style:name="T504_23" style:family="text"/>
    <style:style style:name="T504_24" style:family="text"/>
    <style:style style:name="T504_25" style:family="text"/>
    <style:style style:name="T504_26" style:family="text"/>
    <style:style style:name="T504_27" style:family="text"/>
    <style:style style:name="T504_28" style:family="text"/>
    <style:style style:name="T504_29" style:family="text"/>
    <style:style style:name="T504_30" style:family="text"/>
    <style:style style:name="T504_31" style:family="text"/>
    <style:style style:name="T504_32" style:family="text"/>
    <style:style style:name="T504_33" style:family="text"/>
    <style:style style:name="T504_34" style:family="text"/>
    <style:style style:name="T504_35" style:family="text"/>
    <style:style style:name="T504_36" style:family="text"/>
    <style:style style:name="T504_37" style:family="text"/>
    <style:style style:name="T504_38" style:family="text"/>
    <style:style style:name="T504_39" style:family="text"/>
    <style:style style:name="T504_40" style:family="text"/>
    <style:style style:name="T504_41" style:family="text"/>
    <style:style style:name="T504_42" style:family="text"/>
    <style:style style:name="T504_43" style:family="text"/>
    <style:style style:name="T504_44" style:family="text"/>
    <style:style style:name="T504_45" style:family="text"/>
    <style:style style:name="T504_46" style:family="text"/>
    <style:style style:name="T504_47" style:family="text"/>
    <style:style style:name="T504_48" style:family="text"/>
    <style:style style:name="T504_49" style:family="text"/>
    <style:style style:name="T504_50" style:family="text"/>
    <style:style style:name="T504_51" style:family="text"/>
    <style:style style:name="T504_52" style:family="text"/>
    <style:style style:name="T504_53" style:family="text"/>
    <style:style style:name="T504_54" style:family="text"/>
    <style:style style:name="T504_55" style:family="text"/>
    <style:style style:name="P505" style:family="paragraph" style:parent-style-name="Heading_20_3">
      <style:paragraph-properties fo:break-before="auto" fo:line-height="100%" fo:margin-top="0cm" style:writing-mode="lr-tb"/>
    </style:style>
    <style:style style:name="T505_1" style:family="text">
      <style:text-properties style:font-name="Courier New" style:font-name-asian="Courier New" style:font-name-complex="Courier New"/>
    </style:style>
    <style:style style:name="T505_2" style:family="text">
      <style:text-properties style:font-name="Courier New" style:font-name-asian="Courier New" style:font-name-complex="Courier New"/>
    </style:style>
    <style:style style:name="T505_3" style:family="text">
      <style:text-properties style:font-name="Courier New" style:font-name-asian="Courier New" style:font-name-complex="Courier New"/>
    </style:style>
    <style:style style:name="P50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T506_23" style:family="text"/>
    <style:style style:name="T506_24" style:family="text"/>
    <style:style style:name="T506_25" style:family="text"/>
    <style:style style:name="T506_26" style:family="text"/>
    <style:style style:name="T506_27" style:family="text"/>
    <style:style style:name="T506_28" style:family="text"/>
    <style:style style:name="T506_29" style:family="text"/>
    <style:style style:name="T506_30" style:family="text"/>
    <style:style style:name="T506_31" style:family="text"/>
    <style:style style:name="T506_32" style:family="text"/>
    <style:style style:name="T506_33" style:family="text"/>
    <style:style style:name="T506_34" style:family="text"/>
    <style:style style:name="T506_35" style:family="text"/>
    <style:style style:name="T506_36" style:family="text"/>
    <style:style style:name="T506_37" style:family="text"/>
    <style:style style:name="T506_38" style:family="text"/>
    <style:style style:name="T506_39" style:family="text"/>
    <style:style style:name="T506_40" style:family="text"/>
    <style:style style:name="T506_41" style:family="text"/>
    <style:style style:name="T506_42" style:family="text"/>
    <style:style style:name="T506_43" style:family="text"/>
    <style:style style:name="T506_44" style:family="text"/>
    <style:style style:name="T506_45" style:family="text"/>
    <style:style style:name="T506_46" style:family="text"/>
    <style:style style:name="T506_47" style:family="text"/>
    <style:style style:name="T506_48" style:family="text"/>
    <style:style style:name="T506_49" style:family="text"/>
    <style:style style:name="T506_50" style:family="text"/>
    <style:style style:name="T506_51" style:family="text"/>
    <style:style style:name="T506_52" style:family="text"/>
    <style:style style:name="T506_53" style:family="text"/>
    <style:style style:name="T506_54" style:family="text"/>
    <style:style style:name="T506_55" style:family="text"/>
    <style:style style:name="T506_56" style:family="text"/>
    <style:style style:name="T506_57" style:family="text"/>
    <style:style style:name="T506_58" style:family="text"/>
    <style:style style:name="T506_59" style:family="text"/>
    <style:style style:name="T506_60" style:family="text"/>
    <style:style style:name="T506_61" style:family="text"/>
    <style:style style:name="T506_62" style:family="text"/>
    <style:style style:name="T506_63" style:family="text"/>
    <style:style style:name="T506_64" style:family="text"/>
    <style:style style:name="T506_65" style:family="text"/>
    <style:style style:name="T506_66" style:family="text"/>
    <style:style style:name="T506_67" style:family="text"/>
    <style:style style:name="T506_68" style:family="text"/>
    <style:style style:name="T506_69" style:family="text"/>
    <style:style style:name="T506_70" style:family="text"/>
    <style:style style:name="T506_71" style:family="text"/>
    <style:style style:name="T506_72" style:family="text"/>
    <style:style style:name="P50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07_1" style:family="text">
      <style:text-properties fo:font-weight="bold" style:font-weight-asian="bold" style:font-weight-complex="bold"/>
    </style:style>
    <style:style style:name="P50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08_1" style:family="text">
      <style:text-properties style:font-name="Courier New" style:font-name-asian="Courier New" style:font-name-complex="Courier New"/>
    </style:style>
    <style:style style:name="T508_2" style:family="text">
      <style:text-properties style:font-name="Courier New" style:font-name-asian="Courier New" style:font-name-complex="Courier New"/>
    </style:style>
    <style:style style:name="T508_3" style:family="text">
      <style:text-properties style:font-name="Courier New" style:font-name-asian="Courier New" style:font-name-complex="Courier New"/>
    </style:style>
    <style:style style:name="T508_4" style:family="text">
      <style:text-properties style:font-name="Courier New" style:font-name-asian="Courier New" style:font-name-complex="Courier New"/>
    </style:style>
    <style:style style:name="P50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P51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10_1" style:family="text">
      <style:text-properties style:font-name="Courier New" style:font-name-asian="Courier New" style:font-name-complex="Courier New"/>
    </style:style>
    <style:style style:name="T510_2" style:family="text">
      <style:text-properties style:font-name="Courier New" style:font-name-asian="Courier New" style:font-name-complex="Courier New"/>
    </style:style>
    <style:style style:name="T510_3" style:family="text">
      <style:text-properties style:font-name="Courier New" style:font-name-asian="Courier New" style:font-name-complex="Courier New"/>
    </style:style>
    <style:style style:name="T510_4" style:family="text">
      <style:text-properties style:font-name="Courier New" style:font-name-asian="Courier New" style:font-name-complex="Courier New"/>
    </style:style>
    <style:style style:name="P51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T511_8" style:family="text"/>
    <style:style style:name="T511_9" style:family="text"/>
    <style:style style:name="T511_10" style:family="text"/>
    <style:style style:name="T511_11" style:family="text"/>
    <style:style style:name="T511_12" style:family="text"/>
    <style:style style:name="T511_13" style:family="text"/>
    <style:style style:name="T511_14" style:family="text"/>
    <style:style style:name="T511_15" style:family="text"/>
    <style:style style:name="T511_16" style:family="text"/>
    <style:style style:name="P51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13" style:family="paragraph" style:parent-style-name="Heading_20_3">
      <style:paragraph-properties fo:break-before="auto" fo:line-height="100%" fo:margin-top="0cm" style:writing-mode="lr-tb"/>
    </style:style>
    <style:style style:name="T513_1" style:family="text">
      <style:text-properties style:font-name="Courier New" style:font-name-asian="Courier New" style:font-name-complex="Courier New"/>
    </style:style>
    <style:style style:name="T513_2" style:family="text">
      <style:text-properties style:font-name="Courier New" style:font-name-asian="Courier New" style:font-name-complex="Courier New"/>
    </style:style>
    <style:style style:name="T513_3" style:family="text">
      <style:text-properties style:font-name="Courier New" style:font-name-asian="Courier New" style:font-name-complex="Courier New"/>
    </style:style>
    <style:style style:name="P51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14_1" style:family="text"/>
    <style:style style:name="T514_2" style:family="text"/>
    <style:style style:name="T514_3" style:family="text"/>
    <style:style style:name="T514_4" style:family="text"/>
    <style:style style:name="T514_5" style:family="text"/>
    <style:style style:name="T514_6" style:family="text"/>
    <style:style style:name="T514_7" style:family="text"/>
    <style:style style:name="T514_8" style:family="text"/>
    <style:style style:name="T514_9" style:family="text"/>
    <style:style style:name="T514_10" style:family="text"/>
    <style:style style:name="T514_11" style:family="text"/>
    <style:style style:name="T514_12" style:family="text"/>
    <style:style style:name="T514_13" style:family="text"/>
    <style:style style:name="T514_14" style:family="text"/>
    <style:style style:name="T514_15" style:family="text"/>
    <style:style style:name="T514_16" style:family="text"/>
    <style:style style:name="T514_17" style:family="text"/>
    <style:style style:name="T514_18" style:family="text"/>
    <style:style style:name="T514_19" style:family="text"/>
    <style:style style:name="T514_20" style:family="text"/>
    <style:style style:name="T514_21" style:family="text"/>
    <style:style style:name="T514_22" style:family="text"/>
    <style:style style:name="T514_23" style:family="text"/>
    <style:style style:name="T514_24" style:family="text"/>
    <style:style style:name="T514_25" style:family="text"/>
    <style:style style:name="T514_26" style:family="text"/>
    <style:style style:name="T514_27" style:family="text"/>
    <style:style style:name="T514_28" style:family="text"/>
    <style:style style:name="T514_29" style:family="text"/>
    <style:style style:name="T514_30" style:family="text"/>
    <style:style style:name="T514_31" style:family="text"/>
    <style:style style:name="T514_32" style:family="text"/>
    <style:style style:name="T514_33" style:family="text"/>
    <style:style style:name="T514_34" style:family="text"/>
    <style:style style:name="T514_35" style:family="text"/>
    <style:style style:name="T514_36" style:family="text"/>
    <style:style style:name="T514_37" style:family="text"/>
    <style:style style:name="T514_38" style:family="text"/>
    <style:style style:name="T514_39" style:family="text"/>
    <style:style style:name="T514_40" style:family="text"/>
    <style:style style:name="T514_41" style:family="text"/>
    <style:style style:name="T514_42" style:family="text"/>
    <style:style style:name="T514_43" style:family="text"/>
    <style:style style:name="T514_44" style:family="text"/>
    <style:style style:name="T514_45" style:family="text"/>
    <style:style style:name="T514_46" style:family="text"/>
    <style:style style:name="T514_47" style:family="text"/>
    <style:style style:name="T514_48" style:family="text"/>
    <style:style style:name="T514_49" style:family="text"/>
    <style:style style:name="T514_50" style:family="text"/>
    <style:style style:name="T514_51" style:family="text"/>
    <style:style style:name="T514_52" style:family="text"/>
    <style:style style:name="T514_53" style:family="text"/>
    <style:style style:name="T514_54" style:family="text"/>
    <style:style style:name="T514_55" style:family="text"/>
    <style:style style:name="T514_56" style:family="text"/>
    <style:style style:name="T514_57" style:family="text"/>
    <style:style style:name="T514_58" style:family="text"/>
    <style:style style:name="T514_59" style:family="text"/>
    <style:style style:name="T514_60" style:family="text"/>
    <style:style style:name="T514_61" style:family="text"/>
    <style:style style:name="T514_62" style:family="text"/>
    <style:style style:name="T514_63" style:family="text"/>
    <style:style style:name="T514_64" style:family="text"/>
    <style:style style:name="T514_65" style:family="text"/>
    <style:style style:name="T514_66" style:family="text"/>
    <style:style style:name="T514_67" style:family="text"/>
    <style:style style:name="T514_68" style:family="text"/>
    <style:style style:name="T514_69" style:family="text"/>
    <style:style style:name="T514_70" style:family="text"/>
    <style:style style:name="T514_71" style:family="text"/>
    <style:style style:name="T514_72" style:family="text"/>
    <style:style style:name="T514_73" style:family="text"/>
    <style:style style:name="T514_74" style:family="text"/>
    <style:style style:name="T514_75" style:family="text"/>
    <style:style style:name="T514_76" style:family="text"/>
    <style:style style:name="P51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15_1" style:family="text">
      <style:text-properties fo:font-weight="bold" style:font-weight-asian="bold" style:font-weight-complex="bold"/>
    </style:style>
    <style:style style:name="P51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16_1" style:family="text">
      <style:text-properties style:font-name="Courier New" style:font-name-asian="Courier New" style:font-name-complex="Courier New"/>
    </style:style>
    <style:style style:name="T516_2" style:family="text">
      <style:text-properties style:font-name="Courier New" style:font-name-asian="Courier New" style:font-name-complex="Courier New"/>
    </style:style>
    <style:style style:name="T516_3" style:family="text">
      <style:text-properties style:font-name="Courier New" style:font-name-asian="Courier New" style:font-name-complex="Courier New"/>
    </style:style>
    <style:style style:name="T516_4" style:family="text">
      <style:text-properties style:font-name="Courier New" style:font-name-asian="Courier New" style:font-name-complex="Courier New"/>
    </style:style>
    <style:style style:name="T516_5" style:family="text">
      <style:text-properties style:font-name="Courier New" style:font-name-asian="Courier New" style:font-name-complex="Courier New"/>
    </style:style>
    <style:style style:name="T516_6" style:family="text">
      <style:text-properties style:font-name="Courier New" style:font-name-asian="Courier New" style:font-name-complex="Courier New"/>
    </style:style>
    <style:style style:name="T516_7" style:family="text">
      <style:text-properties style:font-name="Courier New" style:font-name-asian="Courier New" style:font-name-complex="Courier New"/>
    </style:style>
    <style:style style:name="T516_8" style:family="text">
      <style:text-properties style:font-name="Courier New" style:font-name-asian="Courier New" style:font-name-complex="Courier New"/>
    </style:style>
    <style:style style:name="P51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P51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18_1" style:family="text">
      <style:text-properties style:font-name="Courier New" style:font-name-asian="Courier New" style:font-name-complex="Courier New"/>
    </style:style>
    <style:style style:name="T518_2" style:family="text">
      <style:text-properties style:font-name="Courier New" style:font-name-asian="Courier New" style:font-name-complex="Courier New"/>
    </style:style>
    <style:style style:name="T518_3" style:family="text">
      <style:text-properties style:font-name="Courier New" style:font-name-asian="Courier New" style:font-name-complex="Courier New"/>
    </style:style>
    <style:style style:name="T518_4" style:family="text">
      <style:text-properties style:font-name="Courier New" style:font-name-asian="Courier New" style:font-name-complex="Courier New"/>
    </style:style>
    <style:style style:name="T518_5" style:family="text">
      <style:text-properties style:font-name="Courier New" style:font-name-asian="Courier New" style:font-name-complex="Courier New"/>
    </style:style>
    <style:style style:name="T518_6" style:family="text">
      <style:text-properties style:font-name="Courier New" style:font-name-asian="Courier New" style:font-name-complex="Courier New"/>
    </style:style>
    <style:style style:name="T518_7" style:family="text">
      <style:text-properties style:font-name="Courier New" style:font-name-asian="Courier New" style:font-name-complex="Courier New"/>
    </style:style>
    <style:style style:name="T518_8" style:family="text">
      <style:text-properties style:font-name="Courier New" style:font-name-asian="Courier New" style:font-name-complex="Courier New"/>
    </style:style>
    <style:style style:name="P51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T519_11" style:family="text"/>
    <style:style style:name="T519_12" style:family="text"/>
    <style:style style:name="T519_13" style:family="text"/>
    <style:style style:name="T519_14" style:family="text"/>
    <style:style style:name="T519_15" style:family="text"/>
    <style:style style:name="T519_16" style:family="text"/>
    <style:style style:name="T519_17" style:family="text"/>
    <style:style style:name="T519_18" style:family="text"/>
    <style:style style:name="T519_19" style:family="text"/>
    <style:style style:name="T519_20" style:family="text"/>
    <style:style style:name="P52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2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21_1" style:family="text">
      <style:text-properties style:font-name="Courier New" style:font-name-asian="Courier New" style:font-name-complex="Courier New"/>
    </style:style>
    <style:style style:name="T521_2" style:family="text">
      <style:text-properties style:font-name="Courier New" style:font-name-asian="Courier New" style:font-name-complex="Courier New"/>
    </style:style>
    <style:style style:name="T521_3" style:family="text">
      <style:text-properties style:font-name="Courier New" style:font-name-asian="Courier New" style:font-name-complex="Courier New"/>
    </style:style>
    <style:style style:name="T521_4" style:family="text">
      <style:text-properties style:font-name="Courier New" style:font-name-asian="Courier New" style:font-name-complex="Courier New"/>
    </style:style>
    <style:style style:name="P52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22_1" style:family="text"/>
    <style:style style:name="T522_2" style:family="text"/>
    <style:style style:name="T522_3" style:family="text"/>
    <style:style style:name="T522_4" style:family="text"/>
    <style:style style:name="T522_5" style:family="text"/>
    <style:style style:name="T522_6" style:family="text"/>
    <style:style style:name="T522_7" style:family="text"/>
    <style:style style:name="T522_8" style:family="text"/>
    <style:style style:name="T522_9" style:family="text"/>
    <style:style style:name="T522_10" style:family="text"/>
    <style:style style:name="T522_11" style:family="text"/>
    <style:style style:name="T522_12" style:family="text"/>
    <style:style style:name="T522_13" style:family="text"/>
    <style:style style:name="T522_14" style:family="text"/>
    <style:style style:name="T522_15" style:family="text"/>
    <style:style style:name="T522_16" style:family="text"/>
    <style:style style:name="T522_17" style:family="text"/>
    <style:style style:name="P52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2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24_1" style:family="text">
      <style:text-properties style:font-name="Courier New" style:font-name-asian="Courier New" style:font-name-complex="Courier New"/>
    </style:style>
    <style:style style:name="T524_2" style:family="text">
      <style:text-properties style:font-name="Courier New" style:font-name-asian="Courier New" style:font-name-complex="Courier New"/>
    </style:style>
    <style:style style:name="T524_3" style:family="text">
      <style:text-properties style:font-name="Courier New" style:font-name-asian="Courier New" style:font-name-complex="Courier New"/>
    </style:style>
    <style:style style:name="T524_4" style:family="text">
      <style:text-properties style:font-name="Courier New" style:font-name-asian="Courier New" style:font-name-complex="Courier New"/>
    </style:style>
    <style:style style:name="T524_5" style:family="text">
      <style:text-properties style:font-name="Courier New" style:font-name-asian="Courier New" style:font-name-complex="Courier New"/>
    </style:style>
    <style:style style:name="T524_6" style:family="text">
      <style:text-properties style:font-name="Courier New" style:font-name-asian="Courier New" style:font-name-complex="Courier New"/>
    </style:style>
    <style:style style:name="T524_7" style:family="text">
      <style:text-properties style:font-name="Courier New" style:font-name-asian="Courier New" style:font-name-complex="Courier New"/>
    </style:style>
    <style:style style:name="T524_8" style:family="text">
      <style:text-properties style:font-name="Courier New" style:font-name-asian="Courier New" style:font-name-complex="Courier New"/>
    </style:style>
    <style:style style:name="P52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25_1" style:family="text"/>
    <style:style style:name="T525_2" style:family="text"/>
    <style:style style:name="T525_3" style:family="text"/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P52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2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27_1" style:family="text">
      <style:text-properties style:font-name="Courier New" style:font-name-asian="Courier New" style:font-name-complex="Courier New"/>
    </style:style>
    <style:style style:name="T527_2" style:family="text">
      <style:text-properties style:font-name="Courier New" style:font-name-asian="Courier New" style:font-name-complex="Courier New"/>
    </style:style>
    <style:style style:name="T527_3" style:family="text">
      <style:text-properties style:font-name="Courier New" style:font-name-asian="Courier New" style:font-name-complex="Courier New"/>
    </style:style>
    <style:style style:name="T527_4" style:family="text">
      <style:text-properties style:font-name="Courier New" style:font-name-asian="Courier New" style:font-name-complex="Courier New"/>
    </style:style>
    <style:style style:name="T527_5" style:family="text">
      <style:text-properties style:font-name="Courier New" style:font-name-asian="Courier New" style:font-name-complex="Courier New"/>
    </style:style>
    <style:style style:name="T527_6" style:family="text">
      <style:text-properties style:font-name="Courier New" style:font-name-asian="Courier New" style:font-name-complex="Courier New"/>
    </style:style>
    <style:style style:name="T527_7" style:family="text"/>
    <style:style style:name="P52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T528_15" style:family="text"/>
    <style:style style:name="T528_16" style:family="text"/>
    <style:style style:name="T528_17" style:family="text"/>
    <style:style style:name="T528_18" style:family="text"/>
    <style:style style:name="T528_19" style:family="text"/>
    <style:style style:name="T528_20" style:family="text"/>
    <style:style style:name="T528_21" style:family="text"/>
    <style:style style:name="T528_22" style:family="text"/>
    <style:style style:name="T528_23" style:family="text"/>
    <style:style style:name="T528_24" style:family="text"/>
    <style:style style:name="P52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3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30_1" style:family="text"/>
    <style:style style:name="T530_2" style:family="text">
      <style:text-properties style:font-name="Courier New" style:font-name-asian="Courier New" style:font-name-complex="Courier New"/>
    </style:style>
    <style:style style:name="T530_3" style:family="text">
      <style:text-properties style:font-name="Courier New" style:font-name-asian="Courier New" style:font-name-complex="Courier New"/>
    </style:style>
    <style:style style:name="T530_4" style:family="text">
      <style:text-properties style:font-name="Courier New" style:font-name-asian="Courier New" style:font-name-complex="Courier New"/>
    </style:style>
    <style:style style:name="T530_5" style:family="text">
      <style:text-properties style:font-name="Courier New" style:font-name-asian="Courier New" style:font-name-complex="Courier New"/>
    </style:style>
    <style:style style:name="T530_6" style:family="text">
      <style:text-properties style:font-name="Courier New" style:font-name-asian="Courier New" style:font-name-complex="Courier New"/>
    </style:style>
    <style:style style:name="T530_7" style:family="text">
      <style:text-properties style:font-name="Courier New" style:font-name-asian="Courier New" style:font-name-complex="Courier New"/>
    </style:style>
    <style:style style:name="T530_8" style:family="text"/>
    <style:style style:name="P53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T531_17" style:family="text"/>
    <style:style style:name="T531_18" style:family="text"/>
    <style:style style:name="T531_19" style:family="text"/>
    <style:style style:name="P53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3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33_1" style:family="text"/>
    <style:style style:name="T533_2" style:family="text">
      <style:text-properties style:font-name="Courier New" style:font-name-asian="Courier New" style:font-name-complex="Courier New"/>
    </style:style>
    <style:style style:name="T533_3" style:family="text">
      <style:text-properties style:font-name="Courier New" style:font-name-asian="Courier New" style:font-name-complex="Courier New"/>
    </style:style>
    <style:style style:name="T533_4" style:family="text">
      <style:text-properties style:font-name="Courier New" style:font-name-asian="Courier New" style:font-name-complex="Courier New"/>
    </style:style>
    <style:style style:name="T533_5" style:family="text">
      <style:text-properties style:font-name="Courier New" style:font-name-asian="Courier New" style:font-name-complex="Courier New"/>
    </style:style>
    <style:style style:name="T533_6" style:family="text">
      <style:text-properties style:font-name="Courier New" style:font-name-asian="Courier New" style:font-name-complex="Courier New"/>
    </style:style>
    <style:style style:name="T533_7" style:family="text">
      <style:text-properties style:font-name="Courier New" style:font-name-asian="Courier New" style:font-name-complex="Courier New"/>
    </style:style>
    <style:style style:name="T533_8" style:family="text">
      <style:text-properties style:font-name="Courier New" style:font-name-asian="Courier New" style:font-name-complex="Courier New"/>
    </style:style>
    <style:style style:name="T533_9" style:family="text">
      <style:text-properties style:font-name="Courier New" style:font-name-asian="Courier New" style:font-name-complex="Courier New"/>
    </style:style>
    <style:style style:name="T533_10" style:family="text">
      <style:text-properties style:font-name="Courier New" style:font-name-asian="Courier New" style:font-name-complex="Courier New"/>
    </style:style>
    <style:style style:name="P53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/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P53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T535_10" style:family="text"/>
    <style:style style:name="T535_11" style:family="text"/>
    <style:style style:name="T535_12" style:family="text"/>
    <style:style style:name="T535_13" style:family="text"/>
    <style:style style:name="T535_14" style:family="text"/>
    <style:style style:name="T535_15" style:family="text"/>
    <style:style style:name="T535_16" style:family="text"/>
    <style:style style:name="T535_17" style:family="text"/>
    <style:style style:name="T535_18" style:family="text"/>
    <style:style style:name="T535_19" style:family="text"/>
    <style:style style:name="T535_20" style:family="text"/>
    <style:style style:name="T535_21" style:family="text"/>
    <style:style style:name="P53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37" style:family="paragraph" style:parent-style-name="Heading_20_3">
      <style:paragraph-properties fo:break-before="auto" fo:line-height="100%" fo:margin-top="0cm" style:writing-mode="lr-tb"/>
    </style:style>
    <style:style style:name="T537_1" style:family="text">
      <style:text-properties style:font-name="Courier New" style:font-name-asian="Courier New" style:font-name-complex="Courier New"/>
    </style:style>
    <style:style style:name="T537_2" style:family="text">
      <style:text-properties style:font-name="Courier New" style:font-name-asian="Courier New" style:font-name-complex="Courier New"/>
    </style:style>
    <style:style style:name="T537_3" style:family="text">
      <style:text-properties style:font-name="Courier New" style:font-name-asian="Courier New" style:font-name-complex="Courier New"/>
    </style:style>
    <style:style style:name="P53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38_1" style:family="text"/>
    <style:style style:name="T538_2" style:family="text"/>
    <style:style style:name="T538_3" style:family="text"/>
    <style:style style:name="T538_4" style:family="text"/>
    <style:style style:name="T538_5" style:family="text"/>
    <style:style style:name="T538_6" style:family="text"/>
    <style:style style:name="T538_7" style:family="text"/>
    <style:style style:name="T538_8" style:family="text"/>
    <style:style style:name="T538_9" style:family="text"/>
    <style:style style:name="T538_10" style:family="text"/>
    <style:style style:name="T538_11" style:family="text"/>
    <style:style style:name="T538_12" style:family="text"/>
    <style:style style:name="T538_13" style:family="text"/>
    <style:style style:name="T538_14" style:family="text"/>
    <style:style style:name="T538_15" style:family="text"/>
    <style:style style:name="T538_16" style:family="text"/>
    <style:style style:name="T538_17" style:family="text"/>
    <style:style style:name="T538_18" style:family="text"/>
    <style:style style:name="T538_19" style:family="text"/>
    <style:style style:name="T538_20" style:family="text"/>
    <style:style style:name="T538_21" style:family="text"/>
    <style:style style:name="T538_22" style:family="text"/>
    <style:style style:name="T538_23" style:family="text"/>
    <style:style style:name="T538_24" style:family="text"/>
    <style:style style:name="T538_25" style:family="text"/>
    <style:style style:name="T538_26" style:family="text"/>
    <style:style style:name="T538_27" style:family="text"/>
    <style:style style:name="T538_28" style:family="text"/>
    <style:style style:name="T538_29" style:family="text"/>
    <style:style style:name="T538_30" style:family="text"/>
    <style:style style:name="T538_31" style:family="text"/>
    <style:style style:name="T538_32" style:family="text"/>
    <style:style style:name="T538_33" style:family="text"/>
    <style:style style:name="T538_34" style:family="text"/>
    <style:style style:name="T538_35" style:family="text"/>
    <style:style style:name="T538_36" style:family="text"/>
    <style:style style:name="T538_37" style:family="text"/>
    <style:style style:name="T538_38" style:family="text"/>
    <style:style style:name="T538_39" style:family="text"/>
    <style:style style:name="T538_40" style:family="text"/>
    <style:style style:name="T538_41" style:family="text"/>
    <style:style style:name="T538_42" style:family="text"/>
    <style:style style:name="T538_43" style:family="text"/>
    <style:style style:name="T538_44" style:family="text"/>
    <style:style style:name="T538_45" style:family="text"/>
    <style:style style:name="T538_46" style:family="text"/>
    <style:style style:name="T538_47" style:family="text"/>
    <style:style style:name="T538_48" style:family="text"/>
    <style:style style:name="T538_49" style:family="text"/>
    <style:style style:name="T538_50" style:family="text"/>
    <style:style style:name="T538_51" style:family="text"/>
    <style:style style:name="T538_52" style:family="text"/>
    <style:style style:name="T538_53" style:family="text"/>
    <style:style style:name="T538_54" style:family="text"/>
    <style:style style:name="T538_55" style:family="text"/>
    <style:style style:name="T538_56" style:family="text"/>
    <style:style style:name="T538_57" style:family="text"/>
    <style:style style:name="T538_58" style:family="text"/>
    <style:style style:name="T538_59" style:family="text"/>
    <style:style style:name="T538_60" style:family="text"/>
    <style:style style:name="T538_61" style:family="text"/>
    <style:style style:name="T538_62" style:family="text"/>
    <style:style style:name="T538_63" style:family="text"/>
    <style:style style:name="T538_64" style:family="text"/>
    <style:style style:name="T538_65" style:family="text"/>
    <style:style style:name="T538_66" style:family="text"/>
    <style:style style:name="T538_67" style:family="text"/>
    <style:style style:name="T538_68" style:family="text"/>
    <style:style style:name="T538_69" style:family="text"/>
    <style:style style:name="T538_70" style:family="text"/>
    <style:style style:name="T538_71" style:family="text"/>
    <style:style style:name="T538_72" style:family="text"/>
    <style:style style:name="T538_73" style:family="text"/>
    <style:style style:name="T538_74" style:family="text"/>
    <style:style style:name="T538_75" style:family="text"/>
    <style:style style:name="T538_76" style:family="text"/>
    <style:style style:name="T538_77" style:family="text"/>
    <style:style style:name="T538_78" style:family="text"/>
    <style:style style:name="T538_79" style:family="text"/>
    <style:style style:name="T538_80" style:family="text"/>
    <style:style style:name="T538_81" style:family="text"/>
    <style:style style:name="T538_82" style:family="text"/>
    <style:style style:name="P53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39_1" style:family="text">
      <style:text-properties fo:font-weight="bold" style:font-weight-asian="bold" style:font-weight-complex="bold"/>
    </style:style>
    <style:style style:name="P54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P54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T541_15" style:family="text"/>
    <style:style style:name="T541_16" style:family="text"/>
    <style:style style:name="T541_17" style:family="text"/>
    <style:style style:name="T541_18" style:family="text"/>
    <style:style style:name="T541_19" style:family="text"/>
    <style:style style:name="T541_20" style:family="text"/>
    <style:style style:name="T541_21" style:family="text"/>
    <style:style style:name="T541_22" style:family="text"/>
    <style:style style:name="T541_23" style:family="text"/>
    <style:style style:name="T541_24" style:family="text"/>
    <style:style style:name="T541_25" style:family="text"/>
    <style:style style:name="T541_26" style:family="text"/>
    <style:style style:name="T541_27" style:family="text"/>
    <style:style style:name="T541_28" style:family="text"/>
    <style:style style:name="T541_29" style:family="text"/>
    <style:style style:name="T541_30" style:family="text"/>
    <style:style style:name="P54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42_1" style:family="text">
      <style:text-properties fo:font-weight="bold" style:font-weight-asian="bold" style:font-weight-complex="bold"/>
    </style:style>
    <style:style style:name="P54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43_1" style:family="text">
      <style:text-properties style:font-name="Courier New" style:font-name-asian="Courier New" style:font-name-complex="Courier New"/>
    </style:style>
    <style:style style:name="T543_2" style:family="text">
      <style:text-properties style:font-name="Courier New" style:font-name-asian="Courier New" style:font-name-complex="Courier New"/>
    </style:style>
    <style:style style:name="T543_3" style:family="text">
      <style:text-properties style:font-name="Courier New" style:font-name-asian="Courier New" style:font-name-complex="Courier New"/>
    </style:style>
    <style:style style:name="T543_4" style:family="text">
      <style:text-properties style:font-name="Courier New" style:font-name-asian="Courier New" style:font-name-complex="Courier New"/>
    </style:style>
    <style:style style:name="P54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44_1" style:family="text"/>
    <style:style style:name="T544_2" style:family="text"/>
    <style:style style:name="T544_3" style:family="text"/>
    <style:style style:name="T544_4" style:family="text"/>
    <style:style style:name="T544_5" style:family="text"/>
    <style:style style:name="T544_6" style:family="text"/>
    <style:style style:name="T544_7" style:family="text"/>
    <style:style style:name="T544_8" style:family="text"/>
    <style:style style:name="T544_9" style:family="text"/>
    <style:style style:name="T544_10" style:family="text"/>
    <style:style style:name="T544_11" style:family="text"/>
    <style:style style:name="T544_12" style:family="text"/>
    <style:style style:name="T544_13" style:family="text"/>
    <style:style style:name="T544_14" style:family="text"/>
    <style:style style:name="T544_15" style:family="text"/>
    <style:style style:name="T544_16" style:family="text"/>
    <style:style style:name="T544_17" style:family="text"/>
    <style:style style:name="T544_18" style:family="text"/>
    <style:style style:name="P54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45_1" style:family="text">
      <style:text-properties style:font-name="Courier New" style:font-name-asian="Courier New" style:font-name-complex="Courier New"/>
    </style:style>
    <style:style style:name="T545_2" style:family="text">
      <style:text-properties style:font-name="Courier New" style:font-name-asian="Courier New" style:font-name-complex="Courier New"/>
    </style:style>
    <style:style style:name="T545_3" style:family="text">
      <style:text-properties style:font-name="Courier New" style:font-name-asian="Courier New" style:font-name-complex="Courier New"/>
    </style:style>
    <style:style style:name="T545_4" style:family="text">
      <style:text-properties style:font-name="Courier New" style:font-name-asian="Courier New" style:font-name-complex="Courier New"/>
    </style:style>
    <style:style style:name="P54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46_1" style:family="text"/>
    <style:style style:name="T546_2" style:family="text"/>
    <style:style style:name="T546_3" style:family="text"/>
    <style:style style:name="T546_4" style:family="text"/>
    <style:style style:name="T546_5" style:family="text"/>
    <style:style style:name="T546_6" style:family="text"/>
    <style:style style:name="T546_7" style:family="text"/>
    <style:style style:name="T546_8" style:family="text"/>
    <style:style style:name="T546_9" style:family="text"/>
    <style:style style:name="T546_10" style:family="text"/>
    <style:style style:name="T546_11" style:family="text"/>
    <style:style style:name="T546_12" style:family="text"/>
    <style:style style:name="T546_13" style:family="text"/>
    <style:style style:name="T546_14" style:family="text"/>
    <style:style style:name="T546_15" style:family="text"/>
    <style:style style:name="T546_16" style:family="text"/>
    <style:style style:name="T546_17" style:family="text"/>
    <style:style style:name="T546_18" style:family="text"/>
    <style:style style:name="T546_19" style:family="text"/>
    <style:style style:name="T546_20" style:family="text"/>
    <style:style style:name="T546_21" style:family="text"/>
    <style:style style:name="T546_22" style:family="text"/>
    <style:style style:name="T546_23" style:family="text"/>
    <style:style style:name="T546_24" style:family="text"/>
    <style:style style:name="T546_25" style:family="text"/>
    <style:style style:name="T546_26" style:family="text"/>
    <style:style style:name="T546_27" style:family="text"/>
    <style:style style:name="T546_28" style:family="text"/>
    <style:style style:name="P54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4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48_1" style:family="text">
      <style:text-properties style:font-name="Courier New" style:font-name-asian="Courier New" style:font-name-complex="Courier New"/>
    </style:style>
    <style:style style:name="T548_2" style:family="text">
      <style:text-properties style:font-name="Courier New" style:font-name-asian="Courier New" style:font-name-complex="Courier New"/>
    </style:style>
    <style:style style:name="T548_3" style:family="text">
      <style:text-properties style:font-name="Courier New" style:font-name-asian="Courier New" style:font-name-complex="Courier New"/>
    </style:style>
    <style:style style:name="T548_4" style:family="text">
      <style:text-properties style:font-name="Courier New" style:font-name-asian="Courier New" style:font-name-complex="Courier New"/>
    </style:style>
    <style:style style:name="P54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49_1" style:family="text"/>
    <style:style style:name="T549_2" style:family="text"/>
    <style:style style:name="T549_3" style:family="text"/>
    <style:style style:name="T549_4" style:family="text"/>
    <style:style style:name="T549_5" style:family="text"/>
    <style:style style:name="T549_6" style:family="text"/>
    <style:style style:name="T549_7" style:family="text"/>
    <style:style style:name="T549_8" style:family="text"/>
    <style:style style:name="T549_9" style:family="text"/>
    <style:style style:name="T549_10" style:family="text"/>
    <style:style style:name="T549_11" style:family="text"/>
    <style:style style:name="T549_12" style:family="text"/>
    <style:style style:name="T549_13" style:family="text"/>
    <style:style style:name="T549_14" style:family="text"/>
    <style:style style:name="T549_15" style:family="text"/>
    <style:style style:name="T549_16" style:family="text"/>
    <style:style style:name="T549_17" style:family="text"/>
    <style:style style:name="T549_18" style:family="text"/>
    <style:style style:name="T549_19" style:family="text"/>
    <style:style style:name="T549_20" style:family="text"/>
    <style:style style:name="T549_21" style:family="text"/>
    <style:style style:name="T549_22" style:family="text"/>
    <style:style style:name="T549_23" style:family="text"/>
    <style:style style:name="T549_24" style:family="text"/>
    <style:style style:name="P550" style:family="paragraph" style:parent-style-name="Heading_20_3">
      <style:paragraph-properties fo:break-before="auto" fo:line-height="100%" fo:margin-top="0cm" style:writing-mode="lr-tb"/>
    </style:style>
    <style:style style:name="T550_1" style:family="text">
      <style:text-properties style:font-name="Courier New" style:font-name-asian="Courier New" style:font-name-complex="Courier New"/>
    </style:style>
    <style:style style:name="T550_2" style:family="text">
      <style:text-properties style:font-name="Courier New" style:font-name-asian="Courier New" style:font-name-complex="Courier New"/>
    </style:style>
    <style:style style:name="T550_3" style:family="text">
      <style:text-properties style:font-name="Courier New" style:font-name-asian="Courier New" style:font-name-complex="Courier New"/>
    </style:style>
    <style:style style:name="P55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51_1" style:family="text"/>
    <style:style style:name="T551_2" style:family="text"/>
    <style:style style:name="T551_3" style:family="text"/>
    <style:style style:name="T551_4" style:family="text"/>
    <style:style style:name="T551_5" style:family="text"/>
    <style:style style:name="T551_6" style:family="text"/>
    <style:style style:name="T551_7" style:family="text"/>
    <style:style style:name="T551_8" style:family="text"/>
    <style:style style:name="T551_9" style:family="text"/>
    <style:style style:name="T551_10" style:family="text"/>
    <style:style style:name="T551_11" style:family="text"/>
    <style:style style:name="T551_12" style:family="text"/>
    <style:style style:name="T551_13" style:family="text"/>
    <style:style style:name="T551_14" style:family="text"/>
    <style:style style:name="T551_15" style:family="text"/>
    <style:style style:name="T551_16" style:family="text"/>
    <style:style style:name="T551_17" style:family="text"/>
    <style:style style:name="T551_18" style:family="text"/>
    <style:style style:name="T551_19" style:family="text"/>
    <style:style style:name="T551_20" style:family="text"/>
    <style:style style:name="T551_21" style:family="text"/>
    <style:style style:name="T551_22" style:family="text"/>
    <style:style style:name="T551_23" style:family="text"/>
    <style:style style:name="T551_24" style:family="text"/>
    <style:style style:name="T551_25" style:family="text"/>
    <style:style style:name="T551_26" style:family="text"/>
    <style:style style:name="P55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52_1" style:family="text">
      <style:text-properties fo:font-weight="bold" style:font-weight-asian="bold" style:font-weight-complex="bold"/>
    </style:style>
    <style:style style:name="P55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53_1" style:family="text">
      <style:text-properties style:font-name="Courier New" style:font-name-asian="Courier New" style:font-name-complex="Courier New"/>
    </style:style>
    <style:style style:name="T553_2" style:family="text">
      <style:text-properties style:font-name="Courier New" style:font-name-asian="Courier New" style:font-name-complex="Courier New"/>
    </style:style>
    <style:style style:name="P55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54_1" style:family="text"/>
    <style:style style:name="T554_2" style:family="text"/>
    <style:style style:name="T554_3" style:family="text"/>
    <style:style style:name="T554_4" style:family="text"/>
    <style:style style:name="T554_5" style:family="text"/>
    <style:style style:name="T554_6" style:family="text"/>
    <style:style style:name="T554_7" style:family="text"/>
    <style:style style:name="T554_8" style:family="text"/>
    <style:style style:name="T554_9" style:family="text"/>
    <style:style style:name="T554_10" style:family="text"/>
    <style:style style:name="T554_11" style:family="text"/>
    <style:style style:name="T554_12" style:family="text"/>
    <style:style style:name="T554_13" style:family="text"/>
    <style:style style:name="T554_14" style:family="text"/>
    <style:style style:name="T554_15" style:family="text"/>
    <style:style style:name="T554_16" style:family="text"/>
    <style:style style:name="T554_17" style:family="text"/>
    <style:style style:name="P55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55_1" style:family="text">
      <style:text-properties style:font-name="Courier New" style:font-name-asian="Courier New" style:font-name-complex="Courier New"/>
    </style:style>
    <style:style style:name="T555_2" style:family="text">
      <style:text-properties style:font-name="Courier New" style:font-name-asian="Courier New" style:font-name-complex="Courier New"/>
    </style:style>
    <style:style style:name="P55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56_1" style:family="text"/>
    <style:style style:name="T556_2" style:family="text"/>
    <style:style style:name="T556_3" style:family="text"/>
    <style:style style:name="T556_4" style:family="text"/>
    <style:style style:name="T556_5" style:family="text"/>
    <style:style style:name="T556_6" style:family="text"/>
    <style:style style:name="T556_7" style:family="text"/>
    <style:style style:name="T556_8" style:family="text"/>
    <style:style style:name="T556_9" style:family="text"/>
    <style:style style:name="T556_10" style:family="text"/>
    <style:style style:name="T556_11" style:family="text"/>
    <style:style style:name="T556_12" style:family="text"/>
    <style:style style:name="T556_13" style:family="text"/>
    <style:style style:name="T556_14" style:family="text"/>
    <style:style style:name="T556_15" style:family="text"/>
    <style:style style:name="T556_16" style:family="text"/>
    <style:style style:name="T556_17" style:family="text"/>
    <style:style style:name="T556_18" style:family="text"/>
    <style:style style:name="T556_19" style:family="text"/>
    <style:style style:name="T556_20" style:family="text"/>
    <style:style style:name="T556_21" style:family="text"/>
    <style:style style:name="T556_22" style:family="text"/>
    <style:style style:name="T556_23" style:family="text"/>
    <style:style style:name="T556_24" style:family="text"/>
    <style:style style:name="T556_25" style:family="text"/>
    <style:style style:name="T556_26" style:family="text"/>
    <style:style style:name="T556_27" style:family="text"/>
    <style:style style:name="T556_28" style:family="text"/>
    <style:style style:name="T556_29" style:family="text"/>
    <style:style style:name="T556_30" style:family="text"/>
    <style:style style:name="T556_31" style:family="text"/>
    <style:style style:name="T556_32" style:family="text"/>
    <style:style style:name="T556_33" style:family="text"/>
    <style:style style:name="T556_34" style:family="text"/>
    <style:style style:name="T556_35" style:family="text"/>
    <style:style style:name="P55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57_1" style:family="text">
      <style:text-properties style:font-name="Courier New" style:font-name-asian="Courier New" style:font-name-complex="Courier New"/>
    </style:style>
    <style:style style:name="T557_2" style:family="text">
      <style:text-properties style:font-name="Courier New" style:font-name-asian="Courier New" style:font-name-complex="Courier New"/>
    </style:style>
    <style:style style:name="P55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58_1" style:family="text"/>
    <style:style style:name="T558_2" style:family="text"/>
    <style:style style:name="T558_3" style:family="text"/>
    <style:style style:name="T558_4" style:family="text"/>
    <style:style style:name="T558_5" style:family="text"/>
    <style:style style:name="T558_6" style:family="text"/>
    <style:style style:name="T558_7" style:family="text"/>
    <style:style style:name="T558_8" style:family="text"/>
    <style:style style:name="T558_9" style:family="text"/>
    <style:style style:name="T558_10" style:family="text"/>
    <style:style style:name="T558_11" style:family="text"/>
    <style:style style:name="T558_12" style:family="text"/>
    <style:style style:name="T558_13" style:family="text"/>
    <style:style style:name="T558_14" style:family="text"/>
    <style:style style:name="T558_15" style:family="text"/>
    <style:style style:name="T558_16" style:family="text"/>
    <style:style style:name="T558_17" style:family="text"/>
    <style:style style:name="T558_18" style:family="text"/>
    <style:style style:name="P55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59_1" style:family="text">
      <style:text-properties style:font-name="Courier New" style:font-name-asian="Courier New" style:font-name-complex="Courier New"/>
    </style:style>
    <style:style style:name="T559_2" style:family="text">
      <style:text-properties style:font-name="Courier New" style:font-name-asian="Courier New" style:font-name-complex="Courier New"/>
    </style:style>
    <style:style style:name="P56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60_1" style:family="text"/>
    <style:style style:name="T560_2" style:family="text"/>
    <style:style style:name="T560_3" style:family="text"/>
    <style:style style:name="T560_4" style:family="text"/>
    <style:style style:name="T560_5" style:family="text"/>
    <style:style style:name="T560_6" style:family="text"/>
    <style:style style:name="T560_7" style:family="text"/>
    <style:style style:name="T560_8" style:family="text"/>
    <style:style style:name="T560_9" style:family="text"/>
    <style:style style:name="T560_10" style:family="text"/>
    <style:style style:name="T560_11" style:family="text"/>
    <style:style style:name="T560_12" style:family="text"/>
    <style:style style:name="T560_13" style:family="text"/>
    <style:style style:name="T560_14" style:family="text"/>
    <style:style style:name="T560_15" style:family="text"/>
    <style:style style:name="T560_16" style:family="text"/>
    <style:style style:name="T560_17" style:family="text"/>
    <style:style style:name="T560_18" style:family="text"/>
    <style:style style:name="P56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61_1" style:family="text">
      <style:text-properties style:font-name="Courier New" style:font-name-asian="Courier New" style:font-name-complex="Courier New"/>
    </style:style>
    <style:style style:name="T561_2" style:family="text">
      <style:text-properties style:font-name="Courier New" style:font-name-asian="Courier New" style:font-name-complex="Courier New"/>
    </style:style>
    <style:style style:name="P56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62_1" style:family="text"/>
    <style:style style:name="T562_2" style:family="text"/>
    <style:style style:name="T562_3" style:family="text"/>
    <style:style style:name="T562_4" style:family="text"/>
    <style:style style:name="T562_5" style:family="text"/>
    <style:style style:name="T562_6" style:family="text"/>
    <style:style style:name="T562_7" style:family="text"/>
    <style:style style:name="T562_8" style:family="text"/>
    <style:style style:name="P56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64" style:family="paragraph" style:parent-style-name="Heading_20_3">
      <style:paragraph-properties fo:break-before="auto" fo:line-height="100%" fo:margin-top="0cm" style:writing-mode="lr-tb"/>
    </style:style>
    <style:style style:name="T564_1" style:family="text">
      <style:text-properties style:font-name="Courier New" style:font-name-asian="Courier New" style:font-name-complex="Courier New"/>
    </style:style>
    <style:style style:name="T564_2" style:family="text">
      <style:text-properties style:font-name="Courier New" style:font-name-asian="Courier New" style:font-name-complex="Courier New"/>
    </style:style>
    <style:style style:name="T564_3" style:family="text">
      <style:text-properties style:font-name="Courier New" style:font-name-asian="Courier New" style:font-name-complex="Courier New"/>
    </style:style>
    <style:style style:name="P56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65_1" style:family="text"/>
    <style:style style:name="T565_2" style:family="text"/>
    <style:style style:name="T565_3" style:family="text"/>
    <style:style style:name="T565_4" style:family="text"/>
    <style:style style:name="T565_5" style:family="text"/>
    <style:style style:name="T565_6" style:family="text"/>
    <style:style style:name="T565_7" style:family="text"/>
    <style:style style:name="T565_8" style:family="text"/>
    <style:style style:name="T565_9" style:family="text"/>
    <style:style style:name="T565_10" style:family="text"/>
    <style:style style:name="T565_11" style:family="text"/>
    <style:style style:name="T565_12" style:family="text"/>
    <style:style style:name="T565_13" style:family="text"/>
    <style:style style:name="T565_14" style:family="text"/>
    <style:style style:name="T565_15" style:family="text"/>
    <style:style style:name="T565_16" style:family="text"/>
    <style:style style:name="T565_17" style:family="text"/>
    <style:style style:name="T565_18" style:family="text"/>
    <style:style style:name="T565_19" style:family="text"/>
    <style:style style:name="T565_20" style:family="text"/>
    <style:style style:name="T565_21" style:family="text"/>
    <style:style style:name="T565_22" style:family="text"/>
    <style:style style:name="T565_23" style:family="text"/>
    <style:style style:name="T565_24" style:family="text"/>
    <style:style style:name="T565_25" style:family="text"/>
    <style:style style:name="T565_26" style:family="text"/>
    <style:style style:name="T565_27" style:family="text"/>
    <style:style style:name="T565_28" style:family="text"/>
    <style:style style:name="T565_29" style:family="text"/>
    <style:style style:name="T565_30" style:family="text"/>
    <style:style style:name="T565_31" style:family="text"/>
    <style:style style:name="T565_32" style:family="text"/>
    <style:style style:name="T565_33" style:family="text"/>
    <style:style style:name="T565_34" style:family="text"/>
    <style:style style:name="T565_35" style:family="text"/>
    <style:style style:name="T565_36" style:family="text"/>
    <style:style style:name="T565_37" style:family="text"/>
    <style:style style:name="T565_38" style:family="text"/>
    <style:style style:name="T565_39" style:family="text"/>
    <style:style style:name="T565_40" style:family="text"/>
    <style:style style:name="T565_41" style:family="text"/>
    <style:style style:name="T565_42" style:family="text"/>
    <style:style style:name="T565_43" style:family="text"/>
    <style:style style:name="T565_44" style:family="text"/>
    <style:style style:name="T565_45" style:family="text"/>
    <style:style style:name="T565_46" style:family="text"/>
    <style:style style:name="T565_47" style:family="text"/>
    <style:style style:name="T565_48" style:family="text"/>
    <style:style style:name="T565_49" style:family="text"/>
    <style:style style:name="T565_50" style:family="text"/>
    <style:style style:name="T565_51" style:family="text"/>
    <style:style style:name="T565_52" style:family="text"/>
    <style:style style:name="T565_53" style:family="text"/>
    <style:style style:name="T565_54" style:family="text"/>
    <style:style style:name="T565_55" style:family="text"/>
    <style:style style:name="T565_56" style:family="text"/>
    <style:style style:name="T565_57" style:family="text"/>
    <style:style style:name="T565_58" style:family="text"/>
    <style:style style:name="T565_59" style:family="text"/>
    <style:style style:name="T565_60" style:family="text"/>
    <style:style style:name="T565_61" style:family="text"/>
    <style:style style:name="T565_62" style:family="text"/>
    <style:style style:name="T565_63" style:family="text"/>
    <style:style style:name="T565_64" style:family="text"/>
    <style:style style:name="T565_65" style:family="text"/>
    <style:style style:name="T565_66" style:family="text"/>
    <style:style style:name="T565_67" style:family="text"/>
    <style:style style:name="T565_68" style:family="text"/>
    <style:style style:name="T565_69" style:family="text"/>
    <style:style style:name="T565_70" style:family="text"/>
    <style:style style:name="T565_71" style:family="text"/>
    <style:style style:name="T565_72" style:family="text"/>
    <style:style style:name="T565_73" style:family="text"/>
    <style:style style:name="T565_74" style:family="text"/>
    <style:style style:name="T565_75" style:family="text"/>
    <style:style style:name="T565_76" style:family="text"/>
    <style:style style:name="T565_77" style:family="text"/>
    <style:style style:name="T565_78" style:family="text"/>
    <style:style style:name="T565_79" style:family="text"/>
    <style:style style:name="T565_80" style:family="text"/>
    <style:style style:name="T565_81" style:family="text"/>
    <style:style style:name="T565_82" style:family="text"/>
    <style:style style:name="T565_83" style:family="text"/>
    <style:style style:name="T565_84" style:family="text"/>
    <style:style style:name="T565_85" style:family="text"/>
    <style:style style:name="T565_86" style:family="text"/>
    <style:style style:name="T565_87" style:family="text"/>
    <style:style style:name="T565_88" style:family="text"/>
    <style:style style:name="T565_89" style:family="text"/>
    <style:style style:name="T565_90" style:family="text"/>
    <style:style style:name="T565_91" style:family="text"/>
    <style:style style:name="T565_92" style:family="text"/>
    <style:style style:name="T565_93" style:family="text"/>
    <style:style style:name="T565_94" style:family="text"/>
    <style:style style:name="T565_95" style:family="text"/>
    <style:style style:name="T565_96" style:family="text"/>
    <style:style style:name="T565_97" style:family="text"/>
    <style:style style:name="T565_98" style:family="text"/>
    <style:style style:name="T565_99" style:family="text"/>
    <style:style style:name="T565_100" style:family="text"/>
    <style:style style:name="T565_101" style:family="text"/>
    <style:style style:name="T565_102" style:family="text"/>
    <style:style style:name="T565_103" style:family="text"/>
    <style:style style:name="T565_104" style:family="text"/>
    <style:style style:name="T565_105" style:family="text"/>
    <style:style style:name="T565_106" style:family="text"/>
    <style:style style:name="T565_107" style:family="text"/>
    <style:style style:name="T565_108" style:family="text"/>
    <style:style style:name="P56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66_1" style:family="text">
      <style:text-properties fo:font-weight="bold" style:font-weight-asian="bold" style:font-weight-complex="bold"/>
    </style:style>
    <style:style style:name="P56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67_1" style:family="text">
      <style:text-properties style:font-name="Courier New" style:font-name-asian="Courier New" style:font-name-complex="Courier New"/>
    </style:style>
    <style:style style:name="T567_2" style:family="text">
      <style:text-properties style:font-name="Courier New" style:font-name-asian="Courier New" style:font-name-complex="Courier New"/>
    </style:style>
    <style:style style:name="T567_3" style:family="text">
      <style:text-properties style:font-name="Courier New" style:font-name-asian="Courier New" style:font-name-complex="Courier New"/>
    </style:style>
    <style:style style:name="T567_4" style:family="text">
      <style:text-properties style:font-name="Courier New" style:font-name-asian="Courier New" style:font-name-complex="Courier New"/>
    </style:style>
    <style:style style:name="P56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68_1" style:family="text"/>
    <style:style style:name="T568_2" style:family="text"/>
    <style:style style:name="T568_3" style:family="text"/>
    <style:style style:name="T568_4" style:family="text"/>
    <style:style style:name="T568_5" style:family="text"/>
    <style:style style:name="T568_6" style:family="text"/>
    <style:style style:name="T568_7" style:family="text"/>
    <style:style style:name="T568_8" style:family="text"/>
    <style:style style:name="T568_9" style:family="text"/>
    <style:style style:name="T568_10" style:family="text"/>
    <style:style style:name="T568_11" style:family="text"/>
    <style:style style:name="T568_12" style:family="text"/>
    <style:style style:name="T568_13" style:family="text"/>
    <style:style style:name="T568_14" style:family="text"/>
    <style:style style:name="T568_15" style:family="text"/>
    <style:style style:name="T568_16" style:family="text"/>
    <style:style style:name="T568_17" style:family="text"/>
    <style:style style:name="T568_18" style:family="text"/>
    <style:style style:name="T568_19" style:family="text"/>
    <style:style style:name="T568_20" style:family="text"/>
    <style:style style:name="T568_21" style:family="text"/>
    <style:style style:name="T568_22" style:family="text"/>
    <style:style style:name="T568_23" style:family="text"/>
    <style:style style:name="T568_24" style:family="text"/>
    <style:style style:name="T568_25" style:family="text"/>
    <style:style style:name="T568_26" style:family="text"/>
    <style:style style:name="T568_27" style:family="text"/>
    <style:style style:name="T568_28" style:family="text"/>
    <style:style style:name="T568_29" style:family="text"/>
    <style:style style:name="T568_30" style:family="text"/>
    <style:style style:name="T568_31" style:family="text"/>
    <style:style style:name="T568_32" style:family="text"/>
    <style:style style:name="T568_33" style:family="text"/>
    <style:style style:name="T568_34" style:family="text"/>
    <style:style style:name="T568_35" style:family="text"/>
    <style:style style:name="T568_36" style:family="text"/>
    <style:style style:name="T568_37" style:family="text"/>
    <style:style style:name="T568_38" style:family="text"/>
    <style:style style:name="T568_39" style:family="text"/>
    <style:style style:name="T568_40" style:family="text"/>
    <style:style style:name="P56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69_1" style:family="text">
      <style:text-properties style:font-name="Courier New" style:font-name-asian="Courier New" style:font-name-complex="Courier New"/>
    </style:style>
    <style:style style:name="T569_2" style:family="text">
      <style:text-properties style:font-name="Courier New" style:font-name-asian="Courier New" style:font-name-complex="Courier New"/>
    </style:style>
    <style:style style:name="T569_3" style:family="text">
      <style:text-properties style:font-name="Courier New" style:font-name-asian="Courier New" style:font-name-complex="Courier New"/>
    </style:style>
    <style:style style:name="T569_4" style:family="text">
      <style:text-properties style:font-name="Courier New" style:font-name-asian="Courier New" style:font-name-complex="Courier New"/>
    </style:style>
    <style:style style:name="P57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0_1" style:family="text"/>
    <style:style style:name="T570_2" style:family="text"/>
    <style:style style:name="T570_3" style:family="text"/>
    <style:style style:name="T570_4" style:family="text"/>
    <style:style style:name="T570_5" style:family="text"/>
    <style:style style:name="T570_6" style:family="text"/>
    <style:style style:name="T570_7" style:family="text"/>
    <style:style style:name="T570_8" style:family="text"/>
    <style:style style:name="T570_9" style:family="text"/>
    <style:style style:name="T570_10" style:family="text"/>
    <style:style style:name="T570_11" style:family="text"/>
    <style:style style:name="T570_12" style:family="text"/>
    <style:style style:name="T570_13" style:family="text"/>
    <style:style style:name="T570_14" style:family="text"/>
    <style:style style:name="T570_15" style:family="text"/>
    <style:style style:name="T570_16" style:family="text"/>
    <style:style style:name="T570_17" style:family="text"/>
    <style:style style:name="T570_18" style:family="text"/>
    <style:style style:name="T570_19" style:family="text"/>
    <style:style style:name="P57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1_1" style:family="text">
      <style:text-properties style:font-name="Courier New" style:font-name-asian="Courier New" style:font-name-complex="Courier New"/>
    </style:style>
    <style:style style:name="T571_2" style:family="text">
      <style:text-properties style:font-name="Courier New" style:font-name-asian="Courier New" style:font-name-complex="Courier New"/>
    </style:style>
    <style:style style:name="T571_3" style:family="text">
      <style:text-properties style:font-name="Courier New" style:font-name-asian="Courier New" style:font-name-complex="Courier New"/>
    </style:style>
    <style:style style:name="T571_4" style:family="text">
      <style:text-properties style:font-name="Courier New" style:font-name-asian="Courier New" style:font-name-complex="Courier New"/>
    </style:style>
    <style:style style:name="P57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2_1" style:family="text"/>
    <style:style style:name="T572_2" style:family="text"/>
    <style:style style:name="T572_3" style:family="text"/>
    <style:style style:name="T572_4" style:family="text"/>
    <style:style style:name="T572_5" style:family="text"/>
    <style:style style:name="T572_6" style:family="text"/>
    <style:style style:name="T572_7" style:family="text"/>
    <style:style style:name="T572_8" style:family="text"/>
    <style:style style:name="T572_9" style:family="text"/>
    <style:style style:name="T572_10" style:family="text"/>
    <style:style style:name="T572_11" style:family="text"/>
    <style:style style:name="T572_12" style:family="text"/>
    <style:style style:name="T572_13" style:family="text"/>
    <style:style style:name="T572_14" style:family="text"/>
    <style:style style:name="T572_15" style:family="text"/>
    <style:style style:name="T572_16" style:family="text"/>
    <style:style style:name="T572_17" style:family="text"/>
    <style:style style:name="T572_18" style:family="text"/>
    <style:style style:name="T572_19" style:family="text"/>
    <style:style style:name="T572_20" style:family="text"/>
    <style:style style:name="T572_21" style:family="text"/>
    <style:style style:name="T572_22" style:family="text"/>
    <style:style style:name="T572_23" style:family="text"/>
    <style:style style:name="T572_24" style:family="text"/>
    <style:style style:name="T572_25" style:family="text"/>
    <style:style style:name="T572_26" style:family="text"/>
    <style:style style:name="T572_27" style:family="text"/>
    <style:style style:name="T572_28" style:family="text"/>
    <style:style style:name="T572_29" style:family="text"/>
    <style:style style:name="T572_30" style:family="text"/>
    <style:style style:name="T572_31" style:family="text"/>
    <style:style style:name="P57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3_1" style:family="text">
      <style:text-properties style:font-name="Courier New" style:font-name-asian="Courier New" style:font-name-complex="Courier New"/>
    </style:style>
    <style:style style:name="T573_2" style:family="text">
      <style:text-properties style:font-name="Courier New" style:font-name-asian="Courier New" style:font-name-complex="Courier New"/>
    </style:style>
    <style:style style:name="T573_3" style:family="text">
      <style:text-properties style:font-name="Courier New" style:font-name-asian="Courier New" style:font-name-complex="Courier New"/>
    </style:style>
    <style:style style:name="T573_4" style:family="text">
      <style:text-properties style:font-name="Courier New" style:font-name-asian="Courier New" style:font-name-complex="Courier New"/>
    </style:style>
    <style:style style:name="P57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4_1" style:family="text"/>
    <style:style style:name="T574_2" style:family="text"/>
    <style:style style:name="T574_3" style:family="text"/>
    <style:style style:name="T574_4" style:family="text"/>
    <style:style style:name="T574_5" style:family="text"/>
    <style:style style:name="T574_6" style:family="text"/>
    <style:style style:name="T574_7" style:family="text"/>
    <style:style style:name="T574_8" style:family="text"/>
    <style:style style:name="T574_9" style:family="text"/>
    <style:style style:name="T574_10" style:family="text"/>
    <style:style style:name="T574_11" style:family="text"/>
    <style:style style:name="T574_12" style:family="text"/>
    <style:style style:name="T574_13" style:family="text"/>
    <style:style style:name="T574_14" style:family="text"/>
    <style:style style:name="T574_15" style:family="text"/>
    <style:style style:name="T574_16" style:family="text"/>
    <style:style style:name="T574_17" style:family="text"/>
    <style:style style:name="T574_18" style:family="text">
      <style:text-properties style:font-name="Courier New" style:font-name-asian="Courier New" style:font-name-complex="Courier New"/>
    </style:style>
    <style:style style:name="T574_19" style:family="text"/>
    <style:style style:name="T574_20" style:family="text"/>
    <style:style style:name="T574_21" style:family="text"/>
    <style:style style:name="T574_22" style:family="text"/>
    <style:style style:name="T574_23" style:family="text"/>
    <style:style style:name="T574_24" style:family="text"/>
    <style:style style:name="T574_25" style:family="text"/>
    <style:style style:name="T574_26" style:family="text"/>
    <style:style style:name="T574_27" style:family="text"/>
    <style:style style:name="T574_28" style:family="text"/>
    <style:style style:name="P57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5_1" style:family="text">
      <style:text-properties style:font-name="Courier New" style:font-name-asian="Courier New" style:font-name-complex="Courier New"/>
    </style:style>
    <style:style style:name="T575_2" style:family="text">
      <style:text-properties style:font-name="Courier New" style:font-name-asian="Courier New" style:font-name-complex="Courier New"/>
    </style:style>
    <style:style style:name="T575_3" style:family="text">
      <style:text-properties style:font-name="Courier New" style:font-name-asian="Courier New" style:font-name-complex="Courier New"/>
    </style:style>
    <style:style style:name="T575_4" style:family="text">
      <style:text-properties style:font-name="Courier New" style:font-name-asian="Courier New" style:font-name-complex="Courier New"/>
    </style:style>
    <style:style style:name="P57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6_1" style:family="text"/>
    <style:style style:name="T576_2" style:family="text"/>
    <style:style style:name="T576_3" style:family="text"/>
    <style:style style:name="T576_4" style:family="text"/>
    <style:style style:name="T576_5" style:family="text"/>
    <style:style style:name="T576_6" style:family="text"/>
    <style:style style:name="T576_7" style:family="text"/>
    <style:style style:name="T576_8" style:family="text"/>
    <style:style style:name="T576_9" style:family="text"/>
    <style:style style:name="T576_10" style:family="text"/>
    <style:style style:name="T576_11" style:family="text"/>
    <style:style style:name="T576_12" style:family="text"/>
    <style:style style:name="T576_13" style:family="text"/>
    <style:style style:name="T576_14" style:family="text"/>
    <style:style style:name="T576_15" style:family="text"/>
    <style:style style:name="T576_16" style:family="text"/>
    <style:style style:name="T576_17" style:family="text"/>
    <style:style style:name="T576_18" style:family="text"/>
    <style:style style:name="T576_19" style:family="text"/>
    <style:style style:name="T576_20" style:family="text"/>
    <style:style style:name="P57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7_1" style:family="text">
      <style:text-properties style:font-name="Courier New" style:font-name-asian="Courier New" style:font-name-complex="Courier New"/>
    </style:style>
    <style:style style:name="T577_2" style:family="text">
      <style:text-properties style:font-name="Courier New" style:font-name-asian="Courier New" style:font-name-complex="Courier New"/>
    </style:style>
    <style:style style:name="T577_3" style:family="text">
      <style:text-properties style:font-name="Courier New" style:font-name-asian="Courier New" style:font-name-complex="Courier New"/>
    </style:style>
    <style:style style:name="T577_4" style:family="text">
      <style:text-properties style:font-name="Courier New" style:font-name-asian="Courier New" style:font-name-complex="Courier New"/>
    </style:style>
    <style:style style:name="P57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78_1" style:family="text"/>
    <style:style style:name="T578_2" style:family="text"/>
    <style:style style:name="T578_3" style:family="text"/>
    <style:style style:name="T578_4" style:family="text"/>
    <style:style style:name="T578_5" style:family="text"/>
    <style:style style:name="T578_6" style:family="text"/>
    <style:style style:name="T578_7" style:family="text"/>
    <style:style style:name="T578_8" style:family="text"/>
    <style:style style:name="T578_9" style:family="text"/>
    <style:style style:name="T578_10" style:family="text"/>
    <style:style style:name="T578_11" style:family="text"/>
    <style:style style:name="T578_12" style:family="text"/>
    <style:style style:name="T578_13" style:family="text"/>
    <style:style style:name="T578_14" style:family="text"/>
    <style:style style:name="T578_15" style:family="text"/>
    <style:style style:name="T578_16" style:family="text"/>
    <style:style style:name="T578_17" style:family="text"/>
    <style:style style:name="T578_18" style:family="text"/>
    <style:style style:name="T578_19" style:family="text"/>
    <style:style style:name="T578_20" style:family="text"/>
    <style:style style:name="P57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80" style:family="paragraph" style:parent-style-name="Heading_20_3">
      <style:paragraph-properties fo:break-before="auto" fo:line-height="100%" fo:margin-top="0cm" style:writing-mode="lr-tb"/>
    </style:style>
    <style:style style:name="T580_1" style:family="text">
      <style:text-properties style:font-name="Courier New" style:font-name-asian="Courier New" style:font-name-complex="Courier New"/>
    </style:style>
    <style:style style:name="T580_2" style:family="text">
      <style:text-properties style:font-name="Courier New" style:font-name-asian="Courier New" style:font-name-complex="Courier New"/>
    </style:style>
    <style:style style:name="T580_3" style:family="text">
      <style:text-properties style:font-name="Courier New" style:font-name-asian="Courier New" style:font-name-complex="Courier New"/>
    </style:style>
    <style:style style:name="P58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T581_17" style:family="text"/>
    <style:style style:name="T581_18" style:family="text"/>
    <style:style style:name="T581_19" style:family="text"/>
    <style:style style:name="T581_20" style:family="text"/>
    <style:style style:name="T581_21" style:family="text"/>
    <style:style style:name="T581_22" style:family="text"/>
    <style:style style:name="T581_23" style:family="text"/>
    <style:style style:name="T581_24" style:family="text"/>
    <style:style style:name="T581_25" style:family="text"/>
    <style:style style:name="T581_26" style:family="text"/>
    <style:style style:name="T581_27" style:family="text"/>
    <style:style style:name="T581_28" style:family="text"/>
    <style:style style:name="T581_29" style:family="text"/>
    <style:style style:name="T581_30" style:family="text"/>
    <style:style style:name="T581_31" style:family="text"/>
    <style:style style:name="T581_32" style:family="text"/>
    <style:style style:name="T581_33" style:family="text"/>
    <style:style style:name="T581_34" style:family="text"/>
    <style:style style:name="T581_35" style:family="text"/>
    <style:style style:name="T581_36" style:family="text"/>
    <style:style style:name="T581_37" style:family="text"/>
    <style:style style:name="T581_38" style:family="text"/>
    <style:style style:name="T581_39" style:family="text"/>
    <style:style style:name="T581_40" style:family="text"/>
    <style:style style:name="T581_41" style:family="text"/>
    <style:style style:name="T581_42" style:family="text"/>
    <style:style style:name="T581_43" style:family="text"/>
    <style:style style:name="T581_44" style:family="text"/>
    <style:style style:name="T581_45" style:family="text"/>
    <style:style style:name="T581_46" style:family="text"/>
    <style:style style:name="T581_47" style:family="text"/>
    <style:style style:name="T581_48" style:family="text"/>
    <style:style style:name="T581_49" style:family="text"/>
    <style:style style:name="T581_50" style:family="text"/>
    <style:style style:name="T581_51" style:family="text"/>
    <style:style style:name="T581_52" style:family="text"/>
    <style:style style:name="T581_53" style:family="text"/>
    <style:style style:name="T581_54" style:family="text"/>
    <style:style style:name="T581_55" style:family="text"/>
    <style:style style:name="T581_56" style:family="text"/>
    <style:style style:name="T581_57" style:family="text"/>
    <style:style style:name="T581_58" style:family="text"/>
    <style:style style:name="T581_59" style:family="text"/>
    <style:style style:name="T581_60" style:family="text"/>
    <style:style style:name="T581_61" style:family="text"/>
    <style:style style:name="T581_62" style:family="text"/>
    <style:style style:name="T581_63" style:family="text"/>
    <style:style style:name="T581_64" style:family="text"/>
    <style:style style:name="T581_65" style:family="text"/>
    <style:style style:name="T581_66" style:family="text"/>
    <style:style style:name="T581_67" style:family="text"/>
    <style:style style:name="T581_68" style:family="text"/>
    <style:style style:name="T581_69" style:family="text"/>
    <style:style style:name="T581_70" style:family="text"/>
    <style:style style:name="T581_71" style:family="text"/>
    <style:style style:name="T581_72" style:family="text"/>
    <style:style style:name="T581_73" style:family="text"/>
    <style:style style:name="T581_74" style:family="text"/>
    <style:style style:name="T581_75" style:family="text"/>
    <style:style style:name="T581_76" style:family="text"/>
    <style:style style:name="T581_77" style:family="text"/>
    <style:style style:name="T581_78" style:family="text"/>
    <style:style style:name="P58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2_1" style:family="text">
      <style:text-properties fo:font-weight="bold" style:font-weight-asian="bold" style:font-weight-complex="bold"/>
    </style:style>
    <style:style style:name="P583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3_1" style:family="text">
      <style:text-properties style:font-name="Courier New" style:font-name-asian="Courier New" style:font-name-complex="Courier New"/>
    </style:style>
    <style:style style:name="T583_2" style:family="text">
      <style:text-properties style:font-name="Courier New" style:font-name-asian="Courier New" style:font-name-complex="Courier New"/>
    </style:style>
    <style:style style:name="T583_3" style:family="text">
      <style:text-properties style:font-name="Courier New" style:font-name-asian="Courier New" style:font-name-complex="Courier New"/>
    </style:style>
    <style:style style:name="T583_4" style:family="text">
      <style:text-properties style:font-name="Courier New" style:font-name-asian="Courier New" style:font-name-complex="Courier New"/>
    </style:style>
    <style:style style:name="T583_5" style:family="text">
      <style:text-properties style:font-name="Courier New" style:font-name-asian="Courier New" style:font-name-complex="Courier New"/>
    </style:style>
    <style:style style:name="T583_6" style:family="text">
      <style:text-properties style:font-name="Courier New" style:font-name-asian="Courier New" style:font-name-complex="Courier New"/>
    </style:style>
    <style:style style:name="P584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T584_11" style:family="text"/>
    <style:style style:name="T584_12" style:family="text"/>
    <style:style style:name="T584_13" style:family="text"/>
    <style:style style:name="T584_14" style:family="text"/>
    <style:style style:name="T584_15" style:family="text"/>
    <style:style style:name="T584_16" style:family="text"/>
    <style:style style:name="T584_17" style:family="text"/>
    <style:style style:name="T584_18" style:family="text"/>
    <style:style style:name="T584_19" style:family="text"/>
    <style:style style:name="T584_20" style:family="text"/>
    <style:style style:name="T584_21" style:family="text"/>
    <style:style style:name="T584_22" style:family="text"/>
    <style:style style:name="T584_23" style:family="text"/>
    <style:style style:name="T584_24" style:family="text"/>
    <style:style style:name="T584_25" style:family="text"/>
    <style:style style:name="T584_26" style:family="text"/>
    <style:style style:name="T584_27" style:family="text"/>
    <style:style style:name="T584_28" style:family="text"/>
    <style:style style:name="T584_29" style:family="text"/>
    <style:style style:name="T584_30" style:family="text"/>
    <style:style style:name="T584_31" style:family="text"/>
    <style:style style:name="T584_32" style:family="text"/>
    <style:style style:name="T584_33" style:family="text"/>
    <style:style style:name="T584_34" style:family="text"/>
    <style:style style:name="T584_35" style:family="text"/>
    <style:style style:name="T584_36" style:family="text"/>
    <style:style style:name="T584_37" style:family="text"/>
    <style:style style:name="T584_38" style:family="text"/>
    <style:style style:name="T584_39" style:family="text"/>
    <style:style style:name="T584_40" style:family="text"/>
    <style:style style:name="T584_41" style:family="text"/>
    <style:style style:name="T584_42" style:family="text"/>
    <style:style style:name="T584_43" style:family="text"/>
    <style:style style:name="T584_44" style:family="text"/>
    <style:style style:name="T584_45" style:family="text"/>
    <style:style style:name="T584_46" style:family="text"/>
    <style:style style:name="T584_47" style:family="text"/>
    <style:style style:name="T584_48" style:family="text"/>
    <style:style style:name="T584_49" style:family="text"/>
    <style:style style:name="T584_50" style:family="text"/>
    <style:style style:name="T584_51" style:family="text"/>
    <style:style style:name="T584_52" style:family="text"/>
    <style:style style:name="T584_53" style:family="text"/>
    <style:style style:name="T584_54" style:family="text"/>
    <style:style style:name="T584_55" style:family="text"/>
    <style:style style:name="P585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5_1" style:family="text">
      <style:text-properties style:font-name="Courier New" style:font-name-asian="Courier New" style:font-name-complex="Courier New"/>
    </style:style>
    <style:style style:name="T585_2" style:family="text">
      <style:text-properties style:font-name="Courier New" style:font-name-asian="Courier New" style:font-name-complex="Courier New"/>
    </style:style>
    <style:style style:name="T585_3" style:family="text">
      <style:text-properties style:font-name="Courier New" style:font-name-asian="Courier New" style:font-name-complex="Courier New"/>
    </style:style>
    <style:style style:name="T585_4" style:family="text">
      <style:text-properties style:font-name="Courier New" style:font-name-asian="Courier New" style:font-name-complex="Courier New"/>
    </style:style>
    <style:style style:name="T585_5" style:family="text">
      <style:text-properties style:font-name="Courier New" style:font-name-asian="Courier New" style:font-name-complex="Courier New"/>
    </style:style>
    <style:style style:name="T585_6" style:family="text">
      <style:text-properties style:font-name="Courier New" style:font-name-asian="Courier New" style:font-name-complex="Courier New"/>
    </style:style>
    <style:style style:name="P586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T586_14" style:family="text"/>
    <style:style style:name="T586_15" style:family="text"/>
    <style:style style:name="T586_16" style:family="text"/>
    <style:style style:name="T586_17" style:family="text"/>
    <style:style style:name="T586_18" style:family="text"/>
    <style:style style:name="T586_19" style:family="text"/>
    <style:style style:name="T586_20" style:family="text"/>
    <style:style style:name="T586_21" style:family="text"/>
    <style:style style:name="T586_22" style:family="text"/>
    <style:style style:name="T586_23" style:family="text"/>
    <style:style style:name="T586_24" style:family="text"/>
    <style:style style:name="T586_25" style:family="text"/>
    <style:style style:name="T586_26" style:family="text"/>
    <style:style style:name="T586_27" style:family="text"/>
    <style:style style:name="T586_28" style:family="text"/>
    <style:style style:name="T586_29" style:family="text"/>
    <style:style style:name="T586_30" style:family="text"/>
    <style:style style:name="T586_31" style:family="text"/>
    <style:style style:name="T586_32" style:family="text"/>
    <style:style style:name="T586_33" style:family="text"/>
    <style:style style:name="T586_34" style:family="text"/>
    <style:style style:name="T586_35" style:family="text"/>
    <style:style style:name="T586_36" style:family="text"/>
    <style:style style:name="T586_37" style:family="text"/>
    <style:style style:name="T586_38" style:family="text"/>
    <style:style style:name="T586_39" style:family="text"/>
    <style:style style:name="T586_40" style:family="text"/>
    <style:style style:name="T586_41" style:family="text"/>
    <style:style style:name="T586_42" style:family="text"/>
    <style:style style:name="T586_43" style:family="text"/>
    <style:style style:name="T586_44" style:family="text"/>
    <style:style style:name="T586_45" style:family="text"/>
    <style:style style:name="T586_46" style:family="text"/>
    <style:style style:name="T586_47" style:family="text"/>
    <style:style style:name="T586_48" style:family="text"/>
    <style:style style:name="T586_49" style:family="text"/>
    <style:style style:name="T586_50" style:family="text"/>
    <style:style style:name="T586_51" style:family="text"/>
    <style:style style:name="T586_52" style:family="text"/>
    <style:style style:name="T586_53" style:family="text"/>
    <style:style style:name="T586_54" style:family="text"/>
    <style:style style:name="T586_55" style:family="text"/>
    <style:style style:name="T586_56" style:family="text"/>
    <style:style style:name="T586_57" style:family="text"/>
    <style:style style:name="T586_58" style:family="text">
      <style:text-properties style:font-name="Courier New" style:font-name-asian="Courier New" style:font-name-complex="Courier New"/>
    </style:style>
    <style:style style:name="T586_59" style:family="text">
      <style:text-properties style:font-name="Courier New" style:font-name-asian="Courier New" style:font-name-complex="Courier New"/>
    </style:style>
    <style:style style:name="T586_60" style:family="text">
      <style:text-properties style:font-name="Courier New" style:font-name-asian="Courier New" style:font-name-complex="Courier New"/>
    </style:style>
    <style:style style:name="T586_61" style:family="text"/>
    <style:style style:name="T586_62" style:family="text"/>
    <style:style style:name="T586_63" style:family="text"/>
    <style:style style:name="T586_64" style:family="text"/>
    <style:style style:name="T586_65" style:family="text"/>
    <style:style style:name="T586_66" style:family="text"/>
    <style:style style:name="T586_67" style:family="text"/>
    <style:style style:name="T586_68" style:family="text"/>
    <style:style style:name="T586_69" style:family="text"/>
    <style:style style:name="T586_70" style:family="text"/>
    <style:style style:name="T586_71" style:family="text"/>
    <style:style style:name="T586_72" style:family="text"/>
    <style:style style:name="T586_73" style:family="text"/>
    <style:style style:name="T586_74" style:family="text"/>
    <style:style style:name="T586_75" style:family="text"/>
    <style:style style:name="T586_76" style:family="text"/>
    <style:style style:name="T586_77" style:family="text"/>
    <style:style style:name="T586_78" style:family="text"/>
    <style:style style:name="T586_79" style:family="text"/>
    <style:style style:name="T586_80" style:family="text"/>
    <style:style style:name="T586_81" style:family="text"/>
    <style:style style:name="T586_82" style:family="text"/>
    <style:style style:name="T586_83" style:family="text"/>
    <style:style style:name="P587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7_1" style:family="text">
      <style:text-properties style:font-name="Courier New" style:font-name-asian="Courier New" style:font-name-complex="Courier New"/>
    </style:style>
    <style:style style:name="T587_2" style:family="text">
      <style:text-properties style:font-name="Courier New" style:font-name-asian="Courier New" style:font-name-complex="Courier New"/>
    </style:style>
    <style:style style:name="T587_3" style:family="text">
      <style:text-properties style:font-name="Courier New" style:font-name-asian="Courier New" style:font-name-complex="Courier New"/>
    </style:style>
    <style:style style:name="T587_4" style:family="text">
      <style:text-properties style:font-name="Courier New" style:font-name-asian="Courier New" style:font-name-complex="Courier New"/>
    </style:style>
    <style:style style:name="T587_5" style:family="text">
      <style:text-properties style:font-name="Courier New" style:font-name-asian="Courier New" style:font-name-complex="Courier New"/>
    </style:style>
    <style:style style:name="T587_6" style:family="text">
      <style:text-properties style:font-name="Courier New" style:font-name-asian="Courier New" style:font-name-complex="Courier New"/>
    </style:style>
    <style:style style:name="P588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T588_12" style:family="text"/>
    <style:style style:name="T588_13" style:family="text"/>
    <style:style style:name="T588_14" style:family="text"/>
    <style:style style:name="T588_15" style:family="text"/>
    <style:style style:name="T588_16" style:family="text"/>
    <style:style style:name="T588_17" style:family="text"/>
    <style:style style:name="T588_18" style:family="text"/>
    <style:style style:name="T588_19" style:family="text"/>
    <style:style style:name="T588_20" style:family="text"/>
    <style:style style:name="T588_21" style:family="text"/>
    <style:style style:name="T588_22" style:family="text"/>
    <style:style style:name="T588_23" style:family="text"/>
    <style:style style:name="T588_24" style:family="text"/>
    <style:style style:name="T588_25" style:family="text"/>
    <style:style style:name="T588_26" style:family="text"/>
    <style:style style:name="T588_27" style:family="text"/>
    <style:style style:name="T588_28" style:family="text"/>
    <style:style style:name="T588_29" style:family="text"/>
    <style:style style:name="T588_30" style:family="text"/>
    <style:style style:name="T588_31" style:family="text"/>
    <style:style style:name="T588_32" style:family="text"/>
    <style:style style:name="T588_33" style:family="text"/>
    <style:style style:name="T588_34" style:family="text"/>
    <style:style style:name="T588_35" style:family="text"/>
    <style:style style:name="T588_36" style:family="text"/>
    <style:style style:name="T588_37" style:family="text"/>
    <style:style style:name="T588_38" style:family="text"/>
    <style:style style:name="T588_39" style:family="text"/>
    <style:style style:name="T588_40" style:family="text"/>
    <style:style style:name="T588_41" style:family="text"/>
    <style:style style:name="T588_42" style:family="text"/>
    <style:style style:name="T588_43" style:family="text"/>
    <style:style style:name="T588_44" style:family="text"/>
    <style:style style:name="T588_45" style:family="text"/>
    <style:style style:name="T588_46" style:family="text"/>
    <style:style style:name="T588_47" style:family="text"/>
    <style:style style:name="T588_48" style:family="text"/>
    <style:style style:name="T588_49" style:family="text"/>
    <style:style style:name="T588_50" style:family="text"/>
    <style:style style:name="T588_51" style:family="text"/>
    <style:style style:name="T588_52" style:family="text"/>
    <style:style style:name="T588_53" style:family="text"/>
    <style:style style:name="T588_54" style:family="text"/>
    <style:style style:name="T588_55" style:family="text"/>
    <style:style style:name="T588_56" style:family="text"/>
    <style:style style:name="T588_57" style:family="text"/>
    <style:style style:name="T588_58" style:family="text"/>
    <style:style style:name="T588_59" style:family="text"/>
    <style:style style:name="T588_60" style:family="text"/>
    <style:style style:name="T588_61" style:family="text"/>
    <style:style style:name="T588_62" style:family="text"/>
    <style:style style:name="T588_63" style:family="text"/>
    <style:style style:name="T588_64" style:family="text"/>
    <style:style style:name="T588_65" style:family="text"/>
    <style:style style:name="T588_66" style:family="text"/>
    <style:style style:name="T588_67" style:family="text"/>
    <style:style style:name="T588_68" style:family="text"/>
    <style:style style:name="T588_69" style:family="text"/>
    <style:style style:name="T588_70" style:family="text"/>
    <style:style style:name="T588_71" style:family="text"/>
    <style:style style:name="T588_72" style:family="text"/>
    <style:style style:name="T588_73" style:family="text"/>
    <style:style style:name="T588_74" style:family="text"/>
    <style:style style:name="T588_75" style:family="text"/>
    <style:style style:name="T588_76" style:family="text"/>
    <style:style style:name="T588_77" style:family="text"/>
    <style:style style:name="T588_78" style:family="text"/>
    <style:style style:name="T588_79" style:family="text"/>
    <style:style style:name="T588_80" style:family="text"/>
    <style:style style:name="T588_81" style:family="text"/>
    <style:style style:name="T588_82" style:family="text"/>
    <style:style style:name="T588_83" style:family="text"/>
    <style:style style:name="T588_84" style:family="text"/>
    <style:style style:name="T588_85" style:family="text"/>
    <style:style style:name="T588_86" style:family="text"/>
    <style:style style:name="T588_87" style:family="text"/>
    <style:style style:name="T588_88" style:family="text"/>
    <style:style style:name="T588_89" style:family="text"/>
    <style:style style:name="T588_90" style:family="text"/>
    <style:style style:name="T588_91" style:family="text"/>
    <style:style style:name="T588_92" style:family="text">
      <style:text-properties style:font-name="Courier New" style:font-name-asian="Courier New" style:font-name-complex="Courier New"/>
    </style:style>
    <style:style style:name="T588_93" style:family="text">
      <style:text-properties style:font-name="Courier New" style:font-name-asian="Courier New" style:font-name-complex="Courier New"/>
    </style:style>
    <style:style style:name="T588_94" style:family="text">
      <style:text-properties style:font-name="Courier New" style:font-name-asian="Courier New" style:font-name-complex="Courier New"/>
    </style:style>
    <style:style style:name="T588_95" style:family="text"/>
    <style:style style:name="T588_96" style:family="text"/>
    <style:style style:name="T588_97" style:family="text"/>
    <style:style style:name="T588_98" style:family="text">
      <style:text-properties style:font-name="Courier New" style:font-name-asian="Courier New" style:font-name-complex="Courier New"/>
    </style:style>
    <style:style style:name="T588_99" style:family="text">
      <style:text-properties style:font-name="Courier New" style:font-name-asian="Courier New" style:font-name-complex="Courier New"/>
    </style:style>
    <style:style style:name="T588_100" style:family="text">
      <style:text-properties style:font-name="Courier New" style:font-name-asian="Courier New" style:font-name-complex="Courier New"/>
    </style:style>
    <style:style style:name="T588_101" style:family="text"/>
    <style:style style:name="T588_102" style:family="text"/>
    <style:style style:name="T588_103" style:family="text"/>
    <style:style style:name="P589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89_1" style:family="text">
      <style:text-properties style:font-name="Courier New" style:font-name-asian="Courier New" style:font-name-complex="Courier New"/>
    </style:style>
    <style:style style:name="T589_2" style:family="text">
      <style:text-properties style:font-name="Courier New" style:font-name-asian="Courier New" style:font-name-complex="Courier New"/>
    </style:style>
    <style:style style:name="T589_3" style:family="text">
      <style:text-properties style:font-name="Courier New" style:font-name-asian="Courier New" style:font-name-complex="Courier New"/>
    </style:style>
    <style:style style:name="T589_4" style:family="text">
      <style:text-properties style:font-name="Courier New" style:font-name-asian="Courier New" style:font-name-complex="Courier New"/>
    </style:style>
    <style:style style:name="T589_5" style:family="text">
      <style:text-properties style:font-name="Courier New" style:font-name-asian="Courier New" style:font-name-complex="Courier New"/>
    </style:style>
    <style:style style:name="T589_6" style:family="text">
      <style:text-properties style:font-name="Courier New" style:font-name-asian="Courier New" style:font-name-complex="Courier New"/>
    </style:style>
    <style:style style:name="P590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T590_1" style:family="text"/>
    <style:style style:name="T590_2" style:family="text"/>
    <style:style style:name="T590_3" style:family="text"/>
    <style:style style:name="T590_4" style:family="text"/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T590_15" style:family="text"/>
    <style:style style:name="T590_16" style:family="text"/>
    <style:style style:name="T590_17" style:family="text"/>
    <style:style style:name="T590_18" style:family="text"/>
    <style:style style:name="T590_19" style:family="text"/>
    <style:style style:name="T590_20" style:family="text"/>
    <style:style style:name="T590_21" style:family="text"/>
    <style:style style:name="T590_22" style:family="text"/>
    <style:style style:name="T590_23" style:family="text"/>
    <style:style style:name="T590_24" style:family="text"/>
    <style:style style:name="T590_25" style:family="text"/>
    <style:style style:name="T590_26" style:family="text"/>
    <style:style style:name="T590_27" style:family="text"/>
    <style:style style:name="T590_28" style:family="text"/>
    <style:style style:name="T590_29" style:family="text"/>
    <style:style style:name="T590_30" style:family="text"/>
    <style:style style:name="T590_31" style:family="text"/>
    <style:style style:name="T590_32" style:family="text"/>
    <style:style style:name="T590_33" style:family="text"/>
    <style:style style:name="T590_34" style:family="text"/>
    <style:style style:name="T590_35" style:family="text"/>
    <style:style style:name="T590_36" style:family="text"/>
    <style:style style:name="T590_37" style:family="text"/>
    <style:style style:name="T590_38" style:family="text"/>
    <style:style style:name="T590_39" style:family="text"/>
    <style:style style:name="T590_40" style:family="text"/>
    <style:style style:name="T590_41" style:family="text"/>
    <style:style style:name="T590_42" style:family="text"/>
    <style:style style:name="T590_43" style:family="text"/>
    <style:style style:name="T590_44" style:family="text"/>
    <style:style style:name="T590_45" style:family="text"/>
    <style:style style:name="T590_46" style:family="text"/>
    <style:style style:name="T590_47" style:family="text"/>
    <style:style style:name="T590_48" style:family="text"/>
    <style:style style:name="T590_49" style:family="text"/>
    <style:style style:name="T590_50" style:family="text"/>
    <style:style style:name="T590_51" style:family="text"/>
    <style:style style:name="T590_52" style:family="text"/>
    <style:style style:name="T590_53" style:family="text"/>
    <style:style style:name="T590_54" style:family="text"/>
    <style:style style:name="T590_55" style:family="text"/>
    <style:style style:name="T590_56" style:family="text"/>
    <style:style style:name="T590_57" style:family="text"/>
    <style:style style:name="T590_58" style:family="text"/>
    <style:style style:name="T590_59" style:family="text"/>
    <style:style style:name="T590_60" style:family="text"/>
    <style:style style:name="T590_61" style:family="text"/>
    <style:style style:name="P591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92" style:family="paragraph" style:parent-style-name="Standard">
      <style:paragraph-properties fo:break-before="auto" fo:text-indent="0cm" fo:line-height="100%" fo:margin-top="0cm" fo:margin-bottom="0.423cm" fo:margin-left="0cm" fo:margin-right="0cm" style:writing-mode="lr-tb"/>
    </style:style>
    <style:style style:name="P593" style:family="paragraph" style:parent-style-name="Heading_20_3">
      <style:paragraph-properties fo:break-before="auto" fo:line-height="100%" fo:margin-top="0cm" style:writing-mode="lr-tb"/>
    </style:style>
    <style:style style:name="T593_1" style:family="text">
      <style:text-properties style:font-name="Courier New" style:font-name-asian="Courier New" style:font-name-complex="Courier New"/>
    </style:style>
    <style:style style:name="T593_2" style:family="text">
      <style:text-properties style:font-name="Courier New" style:font-name-asian="Courier New" style:font-name-complex="Courier New"/>
    </style:style>
    <style:style style:name="T593_3" style:family="text">
      <style:text-properties style:font-name="Courier New" style:font-name-asian="Courier New" style:font-name-complex="Courier New"/>
    </style:style>
    <style:style style:name="T593_4" style:family="text">
      <style:text-properties style:font-name="Courier New" style:font-name-asian="Courier New" style:font-name-complex="Courier New"/>
    </style:style>
    <style:style style:name="T593_5" style:family="text">
      <style:text-properties style:font-name="Courier New" style:font-name-asian="Courier New" style:font-name-complex="Courier New"/>
    </style:style>
    <style:style style:name="P59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P59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59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T596_10" style:family="text"/>
    <style:style style:name="T596_11" style:family="text"/>
    <style:style style:name="T596_12" style:family="text"/>
    <style:style style:name="T596_13" style:family="text"/>
    <style:style style:name="T596_14" style:family="text"/>
    <style:style style:name="T596_15" style:family="text"/>
    <style:style style:name="T596_16" style:family="text"/>
    <style:style style:name="T596_17" style:family="text"/>
    <style:style style:name="T596_18" style:family="text"/>
    <style:style style:name="T596_19" style:family="text"/>
    <style:style style:name="T596_20" style:family="text">
      <style:text-properties fo:color="#0000ee" style:text-underline-style="solid" style:text-underline-color="font-color"/>
    </style:style>
    <style:style style:name="T596_21" style:family="text"/>
    <style:style style:name="T596_22" style:family="text">
      <style:text-properties fo:color="#0000ee" style:text-underline-style="solid" style:text-underline-color="font-color"/>
    </style:style>
    <style:style style:name="T596_23" style:family="text"/>
    <style:style style:name="T596_24" style:family="text">
      <style:text-properties fo:color="#0000ee" style:text-underline-style="solid" style:text-underline-color="font-color"/>
    </style:style>
    <style:style style:name="T596_25" style:family="text"/>
    <style:style style:name="T596_26" style:family="text">
      <style:text-properties fo:color="#0000ee" style:text-underline-style="solid" style:text-underline-color="font-color"/>
    </style:style>
    <style:style style:name="T596_27" style:family="text"/>
    <style:style style:name="T596_28" style:family="text">
      <style:text-properties fo:color="#0000ee" style:text-underline-style="solid" style:text-underline-color="font-color"/>
    </style:style>
    <style:style style:name="P597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fo:color="#0000ee" style:text-underline-style="solid" style:text-underline-color="font-color"/>
    </style:style>
    <style:style style:name="P59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98_1" style:family="text">
      <style:text-properties fo:font-weight="bold" style:font-weight-asian="bold" style:font-weight-complex="bold"/>
    </style:style>
    <style:style style:name="P599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599_1" style:family="text">
      <style:text-properties style:font-name="Courier New" style:font-name-asian="Courier New" style:font-name-complex="Courier New"/>
    </style:style>
    <style:style style:name="T599_2" style:family="text">
      <style:text-properties style:font-name="Courier New" style:font-name-asian="Courier New" style:font-name-complex="Courier New"/>
    </style:style>
    <style:style style:name="T599_3" style:family="text">
      <style:text-properties style:font-name="Courier New" style:font-name-asian="Courier New" style:font-name-complex="Courier New"/>
    </style:style>
    <style:style style:name="T599_4" style:family="text">
      <style:text-properties style:font-name="Courier New" style:font-name-asian="Courier New" style:font-name-complex="Courier New"/>
    </style:style>
    <style:style style:name="T599_5" style:family="text">
      <style:text-properties style:font-name="Courier New" style:font-name-asian="Courier New" style:font-name-complex="Courier New"/>
    </style:style>
    <style:style style:name="T599_6" style:family="text">
      <style:text-properties style:font-name="Courier New" style:font-name-asian="Courier New" style:font-name-complex="Courier New"/>
    </style:style>
    <style:style style:name="T599_7" style:family="text">
      <style:text-properties style:font-name="Courier New" style:font-name-asian="Courier New" style:font-name-complex="Courier New"/>
    </style:style>
    <style:style style:name="T599_8" style:family="text">
      <style:text-properties style:font-name="Courier New" style:font-name-asian="Courier New" style:font-name-complex="Courier New"/>
    </style:style>
    <style:style style:name="T599_9" style:family="text">
      <style:text-properties style:font-name="Courier New" style:font-name-asian="Courier New" style:font-name-complex="Courier New"/>
    </style:style>
    <style:style style:name="P600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T600_10" style:family="text"/>
    <style:style style:name="T600_11" style:family="text"/>
    <style:style style:name="T600_12" style:family="text"/>
    <style:style style:name="T600_13" style:family="text"/>
    <style:style style:name="T600_14" style:family="text"/>
    <style:style style:name="T600_15" style:family="text"/>
    <style:style style:name="T600_16" style:family="text"/>
    <style:style style:name="T600_17" style:family="text"/>
    <style:style style:name="P601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1_1" style:family="text"/>
    <style:style style:name="T601_2" style:family="text">
      <style:text-properties style:font-name="Courier New" style:font-name-asian="Courier New" style:font-name-complex="Courier New"/>
    </style:style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T601_13" style:family="text"/>
    <style:style style:name="T601_14" style:family="text"/>
    <style:style style:name="T601_15" style:family="text"/>
    <style:style style:name="T601_16" style:family="text"/>
    <style:style style:name="T601_17" style:family="text"/>
    <style:style style:name="T601_18" style:family="text"/>
    <style:style style:name="T601_19" style:family="text"/>
    <style:style style:name="T601_20" style:family="text"/>
    <style:style style:name="T601_21" style:family="text"/>
    <style:style style:name="P602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2_1" style:family="text"/>
    <style:style style:name="T602_2" style:family="text">
      <style:text-properties style:font-name="Courier New" style:font-name-asian="Courier New" style:font-name-complex="Courier New"/>
    </style:style>
    <style:style style:name="T602_3" style:family="text"/>
    <style:style style:name="T602_4" style:family="text"/>
    <style:style style:name="T602_5" style:family="text"/>
    <style:style style:name="T602_6" style:family="text"/>
    <style:style style:name="T602_7" style:family="text"/>
    <style:style style:name="T602_8" style:family="text"/>
    <style:style style:name="T602_9" style:family="text"/>
    <style:style style:name="T602_10" style:family="text"/>
    <style:style style:name="T602_11" style:family="text"/>
    <style:style style:name="T602_12" style:family="text"/>
    <style:style style:name="T602_13" style:family="text"/>
    <style:style style:name="T602_14" style:family="text"/>
    <style:style style:name="T602_15" style:family="text"/>
    <style:style style:name="T602_16" style:family="text"/>
    <style:style style:name="T602_17" style:family="text"/>
    <style:style style:name="T602_18" style:family="text"/>
    <style:style style:name="T602_19" style:family="text"/>
    <style:style style:name="T602_20" style:family="text"/>
    <style:style style:name="T602_21" style:family="text"/>
    <style:style style:name="T602_22" style:family="text"/>
    <style:style style:name="T602_23" style:family="text"/>
    <style:style style:name="T602_24" style:family="text"/>
    <style:style style:name="T602_25" style:family="text"/>
    <style:style style:name="T602_26" style:family="text"/>
    <style:style style:name="T602_27" style:family="text"/>
    <style:style style:name="T602_28" style:family="text"/>
    <style:style style:name="T602_29" style:family="text"/>
    <style:style style:name="T602_30" style:family="text"/>
    <style:style style:name="T602_31" style:family="text"/>
    <style:style style:name="T602_32" style:family="text"/>
    <style:style style:name="T602_33" style:family="text"/>
    <style:style style:name="P603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3_1" style:family="text"/>
    <style:style style:name="T603_2" style:family="text">
      <style:text-properties style:font-name="Courier New" style:font-name-asian="Courier New" style:font-name-complex="Courier New"/>
    </style:style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T603_17" style:family="text"/>
    <style:style style:name="T603_18" style:family="text"/>
    <style:style style:name="T603_19" style:family="text"/>
    <style:style style:name="T603_20" style:family="text"/>
    <style:style style:name="T603_21" style:family="text"/>
    <style:style style:name="T603_22" style:family="text"/>
    <style:style style:name="T603_23" style:family="text"/>
    <style:style style:name="T603_24" style:family="text"/>
    <style:style style:name="T603_25" style:family="text"/>
    <style:style style:name="T603_26" style:family="text"/>
    <style:style style:name="T603_27" style:family="text"/>
    <style:style style:name="T603_28" style:family="text"/>
    <style:style style:name="T603_29" style:family="text"/>
    <style:style style:name="T603_30" style:family="text"/>
    <style:style style:name="T603_31" style:family="text"/>
    <style:style style:name="P604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P605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5_1" style:family="text">
      <style:text-properties style:font-name="Courier New" style:font-name-asian="Courier New" style:font-name-complex="Courier New"/>
    </style:style>
    <style:style style:name="T605_2" style:family="text">
      <style:text-properties style:font-name="Courier New" style:font-name-asian="Courier New" style:font-name-complex="Courier New"/>
    </style:style>
    <style:style style:name="T605_3" style:family="text">
      <style:text-properties style:font-name="Courier New" style:font-name-asian="Courier New" style:font-name-complex="Courier New"/>
    </style:style>
    <style:style style:name="T605_4" style:family="text">
      <style:text-properties style:font-name="Courier New" style:font-name-asian="Courier New" style:font-name-complex="Courier New"/>
    </style:style>
    <style:style style:name="T605_5" style:family="text">
      <style:text-properties style:font-name="Courier New" style:font-name-asian="Courier New" style:font-name-complex="Courier New"/>
    </style:style>
    <style:style style:name="T605_6" style:family="text">
      <style:text-properties style:font-name="Courier New" style:font-name-asian="Courier New" style:font-name-complex="Courier New"/>
    </style:style>
    <style:style style:name="T605_7" style:family="text">
      <style:text-properties style:font-name="Courier New" style:font-name-asian="Courier New" style:font-name-complex="Courier New"/>
    </style:style>
    <style:style style:name="T605_8" style:family="text">
      <style:text-properties style:font-name="Courier New" style:font-name-asian="Courier New" style:font-name-complex="Courier New"/>
    </style:style>
    <style:style style:name="T605_9" style:family="text">
      <style:text-properties style:font-name="Courier New" style:font-name-asian="Courier New" style:font-name-complex="Courier New"/>
    </style:style>
    <style:style style:name="P606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P607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7_1" style:family="text"/>
    <style:style style:name="T607_2" style:family="text">
      <style:text-properties style:font-name="Courier New" style:font-name-asian="Courier New" style:font-name-complex="Courier New"/>
    </style:style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>
      <style:text-properties style:font-name="Courier New" style:font-name-asian="Courier New" style:font-name-complex="Courier New"/>
    </style:style>
    <style:style style:name="T607_11" style:family="text"/>
    <style:style style:name="T607_12" style:family="text"/>
    <style:style style:name="T607_13" style:family="text"/>
    <style:style style:name="P608" style:family="paragraph" style:parent-style-name="Standard">
      <style:paragraph-properties fo:break-before="auto" fo:text-indent="0cm" fo:line-height="100%" fo:margin-top="0cm" fo:margin-left="0cm" fo:margin-right="0cm" style:writing-mode="lr-tb"/>
    </style:style>
    <style:style style:name="T608_1" style:family="text"/>
    <style:style style:name="T608_2" style:family="text">
      <style:text-properties style:font-name="Courier New" style:font-name-asian="Courier New" style:font-name-complex="Courier New"/>
    </style:style>
    <style:style style:name="T608_3" style:family="text">
      <style:text-properties style:font-name="Courier New" style:font-name-asian="Courier New" style:font-name-complex="Courier New"/>
    </style:style>
    <style:style style:name="T608_4" style:family="text">
      <style:text-properties style:font-name="Courier New" style:font-name-asian="Courier New" style:font-name-complex="Courier New"/>
    </style:style>
    <style:style style:name="T608_5" style:family="text">
      <style:text-properties style:font-name="Courier New" style:font-name-asian="Courier New" style:font-name-complex="Courier New"/>
    </style:style>
    <style:style style:name="T608_6" style:family="text">
      <style:text-properties style:font-name="Courier New" style:font-name-asian="Courier New" style:font-name-complex="Courier New"/>
    </style:style>
    <style:style style:name="T608_7" style:family="text">
      <style:text-properties style:font-name="Courier New" style:font-name-asian="Courier New" style:font-name-complex="Courier New"/>
    </style:style>
    <style:style style:name="T608_8" style:family="text">
      <style:text-properties style:font-name="Courier New" style:font-name-asian="Courier New" style:font-name-complex="Courier New"/>
    </style:style>
    <style:style style:name="T608_9" style:family="text">
      <style:text-properties style:font-name="Courier New" style:font-name-asian="Courier New" style:font-name-complex="Courier New"/>
    </style:style>
    <style:style style:name="T608_10" style:family="text">
      <style:text-properties style:font-name="Verdana" style:font-name-asian="Verdana" style:font-name-complex="Verdana"/>
    </style:style>
    <style:style style:name="T608_11" style:family="text">
      <style:text-properties style:font-name="Verdana" style:font-name-asian="Verdana" style:font-name-complex="Verdana"/>
    </style:style>
    <style:style style:name="T608_12" style:family="text">
      <style:text-properties style:font-name="Verdana" style:font-name-asian="Verdana" style:font-name-complex="Verdana"/>
    </style:style>
    <style:style style:name="T608_13" style:family="text">
      <style:text-properties style:font-name="Verdana" style:font-name-asian="Verdana" style:font-name-complex="Verdana"/>
    </style:style>
    <style:style style:name="T608_14" style:family="text">
      <style:text-properties style:font-name="Verdana" style:font-name-asian="Verdana" style:font-name-complex="Verdana"/>
    </style:style>
    <style:style style:name="T608_15" style:family="text">
      <style:text-properties style:font-name="Verdana" style:font-name-asian="Verdana" style:font-name-complex="Verdana"/>
    </style:style>
    <style:style style:name="T608_16" style:family="text">
      <style:text-properties style:font-name="Verdana" style:font-name-asian="Verdana" style:font-name-complex="Verdana"/>
    </style:style>
    <style:style style:name="T608_17" style:family="text">
      <style:text-properties style:font-name="Verdana" style:font-name-asian="Verdana" style:font-name-complex="Verdana"/>
    </style:style>
    <style:style style:name="T608_18" style:family="text">
      <style:text-properties style:font-name="Verdana" style:font-name-asian="Verdana" style:font-name-complex="Verdana"/>
    </style:style>
    <style:style style:name="T608_19" style:family="text">
      <style:text-properties style:font-name="Verdana" style:font-name-asian="Verdana" style:font-name-complex="Verdana"/>
    </style:style>
    <style:style style:name="T608_20" style:family="text">
      <style:text-properties style:font-name="Verdana" style:font-name-asian="Verdana" style:font-name-complex="Verdana"/>
    </style:style>
    <style:style style:name="T608_21" style:family="text">
      <style:text-properties style:font-name="Verdana" style:font-name-asian="Verdana" style:font-name-complex="Verdana"/>
    </style:style>
    <style:style style:name="T608_22" style:family="text">
      <style:text-properties style:font-name="Verdana" style:font-name-asian="Verdana" style:font-name-complex="Verdana"/>
    </style:style>
    <style:style style:name="T608_23" style:family="text">
      <style:text-properties style:font-name="Verdana" style:font-name-asian="Verdana" style:font-name-complex="Verdana"/>
    </style:style>
    <style:style style:name="T608_24" style:family="text">
      <style:text-properties style:font-name="Verdana" style:font-name-asian="Verdana" style:font-name-complex="Verdana"/>
    </style:style>
    <style:style style:name="T608_25" style:family="text">
      <style:text-properties style:font-name="Verdana" style:font-name-asian="Verdana" style:font-name-complex="Verdana"/>
    </style:style>
    <style:style style:name="T608_26" style:family="text">
      <style:text-properties style:font-name="Verdana" style:font-name-asian="Verdana" style:font-name-complex="Verdana"/>
    </style:style>
    <style:style style:name="T608_27" style:family="text">
      <style:text-properties style:font-name="Verdana" style:font-name-asian="Verdana" style:font-name-complex="Verdana"/>
    </style:style>
    <style:style style:name="T608_28" style:family="text">
      <style:text-properties style:font-name="Verdana" style:font-name-asian="Verdana" style:font-name-complex="Verdana"/>
    </style:style>
    <style:style style:name="T608_29" style:family="text">
      <style:text-properties style:font-name="Verdana" style:font-name-asian="Verdana" style:font-name-complex="Verdana"/>
    </style:style>
    <style:style style:name="T608_30" style:family="text">
      <style:text-properties style:font-name="Verdana" style:font-name-asian="Verdana" style:font-name-complex="Verdana"/>
    </style:style>
    <style:style style:name="P609" style:family="paragraph" style:parent-style-name="Standard">
      <style:paragraph-properties fo:break-before="auto" fo:text-indent="0cm" fo:line-height="100%" fo:margin-top="0cm" fo:margin-left="0cm" fo:margin-right="0cm" style:writing-mode="lr-tb"/>
      <style:text-properties style:font-name="Verdana" style:font-name-asian="Verdana" style:font-name-complex="Verdana"/>
    </style:style>
    <style:style style:name="P610" style:family="paragraph" style:parent-style-name="Standard">
      <style:paragraph-properties fo:break-before="auto" fo:text-indent="0cm" fo:line-height="100%" fo:margin-top="0cm" fo:margin-bottom="0cm" fo:margin-left="0cm" fo:margin-right="0cm" style:writing-mode="lr-tb"/>
      <style:text-properties style:font-name="Verdana" style:font-name-asian="Verdana" style:font-name-complex="Verdana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Heurist</text:span><text:span text:style-name="T2_2"><text:s/></text:span><text:span text:style-name="T2_3">API</text:span><text:span text:style-name="T2_4"><text:s/>-<text:s/></text:span><text:span text:style-name="T2_5">v</text:span><text:span text:style-name="T2_6">0.2</text:span></text:p>
          </table:table-cell>
          <table:table-cell table:style-name="Cell2">
            <text:p text:style-name="P3"><text:span text:style-name="T3_1"><text:a xlink:type="simple" xlink:href="http://hapi.heuristscholar.org/"><text:span text:style-name="T3_2">HAPI</text:span></text:a></text:span><text:span text:style-name="T3_3"><text:a xlink:type="simple" xlink:href="http://hapi.heuristscholar.org/"><text:span text:style-name="T3_4"><text:s/></text:span></text:a></text:span><text:span text:style-name="T3_5"><text:a xlink:type="simple" xlink:href="http://hapi.heuristscholar.org/"><text:span text:style-name="T3_6">home</text:span></text:a></text:span></text:p>
          </table:table-cell>
        </table:table-row>
      </table:table>
      <text:p text:style-name="P4"/>
      <text:p text:style-name="P5"><text:span text:style-name="T5_1">All</text:span><text:span text:style-name="T5_2"><text:s/></text:span><text:span text:style-name="T5_3">classes</text:span><text:span text:style-name="T5_4"><text:s/></text:span><text:span text:style-name="T5_5">objects</text:span><text:span text:style-name="T5_6"><text:s/></text:span><text:span text:style-name="T5_7">in</text:span><text:span text:style-name="T5_8"><text:s/></text:span><text:span text:style-name="T5_9">the</text:span><text:span text:style-name="T5_10"><text:s/></text:span><text:span text:style-name="T5_11">Heurist</text:span><text:span text:style-name="T5_12"><text:s/></text:span><text:span text:style-name="T5_13">API</text:span><text:span text:style-name="T5_14"><text:s/></text:span><text:span text:style-name="T5_15">are</text:span><text:span text:style-name="T5_16"><text:s/></text:span><text:span text:style-name="T5_17">accessible</text:span><text:span text:style-name="T5_18"><text:s/></text:span><text:span text:style-name="T5_19">through</text:span><text:span text:style-name="T5_20"><text:s/></text:span><text:span text:style-name="T5_21">the</text:span><text:span text:style-name="T5_22"><text:s/></text:span><text:span text:style-name="T5_23">global</text:span><text:span text:style-name="T5_24"><text:s/></text:span><text:span text:style-name="T5_25">namespace</text:span><text:span text:style-name="T5_26">,<text:s/></text:span><text:span text:style-name="T5_27">and</text:span><text:span text:style-name="T5_28"><text:s/></text:span><text:span text:style-name="T5_29">also</text:span><text:span text:style-name="T5_30"><text:s/></text:span><text:span text:style-name="T5_31">the</text:span><text:span text:style-name="T5_32"><text:s/></text:span><text:span text:style-name="T5_33">HAPI</text:span><text:span text:style-name="T5_34"><text:s/></text:span><text:span text:style-name="T5_35">namespace</text:span><text:span text:style-name="T5_36">. <text:s/></text:span><text:span text:style-name="T5_37">For</text:span><text:span text:style-name="T5_38"><text:s/></text:span><text:span text:style-name="T5_39">example</text:span><text:span text:style-name="T5_40">,<text:s/></text:span><text:span text:style-name="T5_41">HFooBar</text:span><text:span text:style-name="T5_42"><text:s/></text:span><text:span text:style-name="T5_43">is</text:span><text:span text:style-name="T5_44"><text:s/></text:span><text:span text:style-name="T5_45">also</text:span><text:span text:style-name="T5_46"><text:s/></text:span><text:span text:style-name="T5_47">accessible</text:span><text:span text:style-name="T5_48"><text:s/></text:span><text:span text:style-name="T5_49">as</text:span><text:span text:style-name="T5_50"><text:s/></text:span><text:span text:style-name="T5_51">HAPI</text:span><text:span text:style-name="T5_52">.</text:span><text:span text:style-name="T5_53">FooBar</text:span><text:span text:style-name="T5_54">;<text:s/></text:span><text:span text:style-name="T5_55">internally</text:span><text:span text:style-name="T5_56"><text:s/></text:span><text:span text:style-name="T5_57">all</text:span><text:span text:style-name="T5_58"><text:s/></text:span><text:span text:style-name="T5_59">names</text:span><text:span text:style-name="T5_60"><text:s/></text:span><text:span text:style-name="T5_61">use</text:span><text:span text:style-name="T5_62"><text:s/></text:span><text:span text:style-name="T5_63">the</text:span><text:span text:style-name="T5_64"><text:s/></text:span><text:span text:style-name="T5_65">former</text:span><text:span text:style-name="T5_66"><text:s/></text:span><text:span text:style-name="T5_67">naming</text:span><text:span text:style-name="T5_68"><text:s/></text:span><text:span text:style-name="T5_69">scheme</text:span><text:span text:style-name="T5_70">.</text:span></text:p>
      <text:p text:style-name="P6"/>
      <text:p text:style-name="P7"><text:span text:style-name="T7_1">Classes</text:span><text:span text:style-name="T7_2"><text:s/></text:span><text:span text:style-name="T7_3">and</text:span><text:span text:style-name="T7_4"><text:s/></text:span><text:span text:style-name="T7_5">objects</text:span><text:span text:style-name="T7_6">:</text:span></text:p>
      <text:p text:style-name="P8"/>
      <table:table table:style-name="Table2">
        <table:table-column table:style-name="Column3"/>
        <table:table-column table:style-name="Column4"/>
        <table:table-column table:style-name="Column5"/>
        <table:table-row table:style-name="Row2">
          <table:table-cell table:style-name="Cell3">
            <text:p text:style-name="P9"><text:span text:style-name="T9_1"><text:a xlink:type="simple" xlink:href="#h.4fccd26a567f"><text:span text:style-name="T9_2">HRecord</text:span></text:a></text:span></text:p>
          </table:table-cell>
          <table:table-cell table:style-name="Cell4">
            <text:p text:style-name="P10"><text:span text:style-name="T10_1"><text:a xlink:type="simple" xlink:href="#h.cbe7a155100b"><text:span text:style-name="T10_2">HNotification</text:span></text:a></text:span></text:p>
          </table:table-cell>
          <table:table-cell table:style-name="Cell5">
            <text:p text:style-name="P11"><text:span text:style-name="T11_1"><text:a xlink:type="simple" xlink:href="#h.12c17f770472"><text:span text:style-name="T11_2">HFile</text:span></text:a></text:span></text:p>
          </table:table-cell>
        </table:table-row>
        <table:table-row table:style-name="Row3">
          <table:table-cell table:style-name="Cell6">
            <text:p text:style-name="P12"><text:span text:style-name="T12_1"><text:a xlink:type="simple" xlink:href="#h.5bcc2b115423"><text:span text:style-name="T12_2">HRelationship</text:span></text:a></text:span></text:p>
          </table:table-cell>
          <table:table-cell table:style-name="Cell7">
            <text:p text:style-name="P13"><text:span text:style-name="T13_1"><text:a xlink:type="simple" xlink:href="#h.37835a022076"><text:span text:style-name="T13_2">HFrequency</text:span></text:a></text:span></text:p>
          </table:table-cell>
          <table:table-cell table:style-name="Cell8">
            <text:p text:style-name="P14"><text:span text:style-name="T14_1"><text:a xlink:type="simple" xlink:href="#h.473803a1ae50"><text:span text:style-name="T14_2">HFileSearchOptions</text:span></text:a></text:span></text:p>
          </table:table-cell>
        </table:table-row>
        <table:table-row table:style-name="Row4">
          <table:table-cell table:style-name="Cell9">
            <text:p text:style-name="P15"><text:span text:style-name="T15_1"><text:a xlink:type="simple" xlink:href="#h.280330e9d223"><text:span text:style-name="T15_2">HNotes</text:span></text:a></text:span></text:p>
          </table:table-cell>
          <table:table-cell table:style-name="Cell10">
            <text:p text:style-name="P16"><text:span text:style-name="T16_1"><text:a xlink:type="simple" xlink:href="#h.2a680a8e8647"><text:span text:style-name="T16_2">HComment</text:span></text:a></text:span></text:p>
          </table:table-cell>
          <table:table-cell table:style-name="Cell11">
            <text:p text:style-name="P17"/>
          </table:table-cell>
        </table:table-row>
        <table:table-row table:style-name="Row5">
          <table:table-cell table:style-name="Cell12">
            <text:p text:style-name="P18"><text:span text:style-name="T18_1"><text:a xlink:type="simple" xlink:href="#h.8b00aab16300"><text:span text:style-name="T18_2">HTagManager</text:span></text:a></text:span></text:p>
          </table:table-cell>
          <table:table-cell table:style-name="Cell13">
            <text:p text:style-name="P19"><text:span text:style-name="T19_1"><text:a xlink:type="simple" xlink:href="#h.1f5c7605fb97"><text:span text:style-name="T19_2">HException</text:span></text:a></text:span></text:p>
          </table:table-cell>
          <table:table-cell table:style-name="Cell14">
            <text:p text:style-name="P20"/>
          </table:table-cell>
        </table:table-row>
        <table:table-row table:style-name="Row6">
          <table:table-cell table:style-name="Cell15">
            <text:p text:style-name="P21"><text:span text:style-name="T21_1"><text:a xlink:type="simple" xlink:href="#h.8833383c665d"><text:span text:style-name="T21_2">HKeywordManager</text:span></text:a></text:span></text:p>
          </table:table-cell>
          <table:table-cell table:style-name="Cell16">
            <text:p text:style-name="P22"><text:span text:style-name="T22_1"><text:a xlink:type="simple" xlink:href="#h.2110f186be2b"><text:span text:style-name="T22_2">HStorageManager</text:span></text:a></text:span></text:p>
          </table:table-cell>
          <table:table-cell table:style-name="Cell17">
            <text:p text:style-name="P23"/>
          </table:table-cell>
        </table:table-row>
        <table:table-row table:style-name="Row7">
          <table:table-cell table:style-name="Cell18">
            <text:p text:style-name="P24"><text:span text:style-name="T24_1"><text:a xlink:type="simple" xlink:href="#h.70b8548cfdca"><text:span text:style-name="T24_2">HKeyword</text:span></text:a></text:span></text:p>
          </table:table-cell>
          <table:table-cell table:style-name="Cell19">
            <text:p text:style-name="P25"><text:span text:style-name="T25_1"><text:a xlink:type="simple" xlink:href="#h.0357241461c0"><text:span text:style-name="T25_2">HeuristScholarDB</text:span></text:a></text:span></text:p>
          </table:table-cell>
          <table:table-cell table:style-name="Cell20">
            <text:p text:style-name="P26"/>
          </table:table-cell>
        </table:table-row>
        <table:table-row table:style-name="Row8">
          <table:table-cell table:style-name="Cell21">
            <text:p text:style-name="P27"><text:span text:style-name="T27_1"><text:a xlink:type="simple" xlink:href="#h.34638abcf609"><text:span text:style-name="T27_2">HWorkgroupManager</text:span></text:a></text:span></text:p>
          </table:table-cell>
          <table:table-cell table:style-name="Cell22">
            <text:p text:style-name="P28"><text:span text:style-name="T28_1"><text:a xlink:type="simple" xlink:href="#h.e1fd4e613eb1"><text:span text:style-name="T28_2">HSaver</text:span></text:a></text:span></text:p>
          </table:table-cell>
          <table:table-cell table:style-name="Cell23">
            <text:p text:style-name="P29"/>
          </table:table-cell>
        </table:table-row>
        <table:table-row table:style-name="Row9">
          <table:table-cell table:style-name="Cell24">
            <text:p text:style-name="P30"><text:span text:style-name="T30_1"><text:a xlink:type="simple" xlink:href="#h.14f2baa0d645"><text:span text:style-name="T30_2">HWorkgroup</text:span></text:a></text:span></text:p>
          </table:table-cell>
          <table:table-cell table:style-name="Cell25">
            <text:p text:style-name="P31"><text:span text:style-name="T31_1"><text:s/></text:span><text:span text:style-name="T31_2"><text:a xlink:type="simple" xlink:href="#h.d55594f755a7"><text:span text:style-name="T31_3">HLoader</text:span></text:a></text:span></text:p>
          </table:table-cell>
          <table:table-cell table:style-name="Cell26">
            <text:p text:style-name="P32"/>
          </table:table-cell>
        </table:table-row>
        <table:table-row table:style-name="Row10">
          <table:table-cell table:style-name="Cell27">
            <text:p text:style-name="P33"><text:span text:style-name="T33_1"><text:a xlink:type="simple" xlink:href="#h.ccfd0f2e76f3"><text:span text:style-name="T33_2">HColleagueGroupManager</text:span></text:a></text:span></text:p>
          </table:table-cell>
          <table:table-cell table:style-name="Cell28">
            <text:p text:style-name="P34"><text:span text:style-name="T34_1"><text:a xlink:type="simple" xlink:href="#h.ed4879f80e2e"><text:span text:style-name="T34_2">HSearch</text:span></text:a></text:span></text:p>
          </table:table-cell>
          <table:table-cell table:style-name="Cell29">
            <text:p text:style-name="P35"/>
          </table:table-cell>
        </table:table-row>
        <table:table-row table:style-name="Row11">
          <table:table-cell table:style-name="Cell30">
            <text:p text:style-name="P36"><text:span text:style-name="T36_1"><text:a xlink:type="simple" xlink:href="#h.ff0478a1d06d"><text:span text:style-name="T36_2">HColleagueGroup</text:span></text:a></text:span></text:p>
          </table:table-cell>
          <table:table-cell table:style-name="Cell31">
            <text:p text:style-name="P37"><text:span text:style-name="T37_1"><text:s/></text:span><text:span text:style-name="T37_2"><text:a xlink:type="simple" xlink:href="#h.a6ecdfbafe04"><text:span text:style-name="T37_3">HSearchOptions</text:span></text:a></text:span></text:p>
          </table:table-cell>
          <table:table-cell table:style-name="Cell32">
            <text:p text:style-name="P38"/>
          </table:table-cell>
        </table:table-row>
        <table:table-row table:style-name="Row12">
          <table:table-cell table:style-name="Cell33">
            <text:p text:style-name="P39"><text:span text:style-name="T39_1"><text:a xlink:type="simple" xlink:href="#h.ecc063ddf6c5"><text:span text:style-name="T39_2">HRatings</text:span></text:a></text:span></text:p>
          </table:table-cell>
          <table:table-cell table:style-name="Cell34">
            <text:p text:style-name="P40"><text:span text:style-name="T40_1"><text:s/></text:span><text:span text:style-name="T40_2"><text:a xlink:type="simple" xlink:href="#h.73b1016dacde"><text:span text:style-name="T40_3">HWikiManager</text:span></text:a></text:span></text:p>
          </table:table-cell>
          <table:table-cell table:style-name="Cell35">
            <text:p text:style-name="P41"/>
          </table:table-cell>
        </table:table-row>
        <table:table-row table:style-name="Row13">
          <table:table-cell table:style-name="Cell36">
            <text:p text:style-name="P42"><text:span text:style-name="T42_1"><text:a xlink:type="simple" xlink:href="#h.341df90f1694"><text:span text:style-name="T42_2">HRecordTypeManager</text:span></text:a></text:span></text:p>
          </table:table-cell>
          <table:table-cell table:style-name="Cell37">
            <text:p text:style-name="P43"><text:span text:style-name="T43_1"><text:s/></text:span><text:span text:style-name="T43_2"><text:a xlink:type="simple" xlink:href="#h.24155534b604"><text:span text:style-name="T43_3">HUserManager</text:span></text:a></text:span></text:p>
          </table:table-cell>
          <table:table-cell table:style-name="Cell38">
            <text:p text:style-name="P44"/>
          </table:table-cell>
        </table:table-row>
        <table:table-row table:style-name="Row14">
          <table:table-cell table:style-name="Cell39">
            <text:p text:style-name="P45"><text:span text:style-name="T45_1"><text:a xlink:type="simple" xlink:href="#h.abe1671384b7"><text:span text:style-name="T45_2">HRecordType</text:span></text:a></text:span></text:p>
          </table:table-cell>
          <table:table-cell table:style-name="Cell40">
            <text:p text:style-name="P46"><text:span text:style-name="T46_1"><text:s/></text:span><text:span text:style-name="T46_2"><text:a xlink:type="simple" xlink:href="#h.233b8af968df"><text:span text:style-name="T46_3">HUser</text:span></text:a></text:span></text:p>
          </table:table-cell>
          <table:table-cell table:style-name="Cell41">
            <text:p text:style-name="P47"/>
          </table:table-cell>
        </table:table-row>
        <table:table-row table:style-name="Row15">
          <table:table-cell table:style-name="Cell42">
            <text:p text:style-name="P48"><text:span text:style-name="T48_1"><text:a xlink:type="simple" xlink:href="#h.21f58d0c8a39"><text:span text:style-name="T48_2">HDetailManager</text:span></text:a></text:span></text:p>
          </table:table-cell>
          <table:table-cell table:style-name="Cell43">
            <text:p text:style-name="P49"><text:span text:style-name="T49_1"><text:s/></text:span><text:span text:style-name="T49_2"><text:a xlink:type="simple" xlink:href="#h.e2b8c2cbbf16"><text:span text:style-name="T49_3">HCurrentUser</text:span></text:a></text:span></text:p>
          </table:table-cell>
          <table:table-cell table:style-name="Cell44">
            <text:p text:style-name="P50"/>
          </table:table-cell>
        </table:table-row>
        <table:table-row table:style-name="Row16">
          <table:table-cell table:style-name="Cell45">
            <text:p text:style-name="P51"><text:span text:style-name="T51_1"><text:a xlink:type="simple" xlink:href="#h.3770d834b2a1"><text:span text:style-name="T51_2">HDetailType</text:span></text:a></text:span></text:p>
          </table:table-cell>
          <table:table-cell table:style-name="Cell46">
            <text:p text:style-name="P52"><text:span text:style-name="T52_1"><text:a xlink:type="simple" xlink:href="#h.7c61f78baddf"><text:span text:style-name="T52_2">HGeographicValue</text:span></text:a></text:span></text:p>
          </table:table-cell>
          <table:table-cell table:style-name="Cell47">
            <text:p text:style-name="P53"/>
          </table:table-cell>
        </table:table-row>
        <table:table-row table:style-name="Row17">
          <table:table-cell table:style-name="Cell48">
            <text:p text:style-name="P54"><text:span text:style-name="T54_1"><text:a xlink:type="simple" xlink:href="#h.eb171426a88c"><text:span text:style-name="T54_2">HVariety</text:span></text:a></text:span></text:p>
          </table:table-cell>
          <table:table-cell table:style-name="Cell49">
            <text:p text:style-name="P55"><text:span text:style-name="T55_1"><text:a xlink:type="simple" xlink:href="#h.01e109fc6734"><text:span text:style-name="T55_2">HGeographicType</text:span></text:a></text:span></text:p>
          </table:table-cell>
          <table:table-cell table:style-name="Cell50">
            <text:p text:style-name="P56"/>
          </table:table-cell>
        </table:table-row>
        <table:table-row table:style-name="Row18">
          <table:table-cell table:style-name="Cell51">
            <text:p text:style-name="P57"><text:span text:style-name="T57_1"><text:a xlink:type="simple" xlink:href="#h.0bdb89909ef9"><text:span text:style-name="T57_2">HRequiremence</text:span></text:a></text:span></text:p>
          </table:table-cell>
          <table:table-cell table:style-name="Cell52">
            <text:p text:style-name="P58"/>
          </table:table-cell>
          <table:table-cell table:style-name="Cell53">
            <text:p text:style-name="P59"/>
          </table:table-cell>
        </table:table-row>
      </table:table>
      <text:p text:style-name="P60"/>
      <text:p text:style-name="P61"><text:span text:style-name="T61_1"><text:a xlink:type="simple" xlink:href="http://docs.google.com/View?revision=_latest&amp;docid=dc5669r7_58tbj55gw&amp;hl=en_GB"><text:span text:style-name="T61_2">GOI</text:span></text:a></text:span><text:span text:style-name="T61_3"><text:s/>-<text:s/></text:span><text:span text:style-name="T61_4">the</text:span><text:span text:style-name="T61_5"><text:s/></text:span><text:span text:style-name="T61_6">Geographic</text:span><text:span text:style-name="T61_7"><text:s/></text:span><text:span text:style-name="T61_8">Object</text:span><text:span text:style-name="T61_9"><text:s/></text:span><text:span text:style-name="T61_10">Interface</text:span></text:p>
      <text:p text:style-name="P62"><text:span text:style-name="T62_1"><text:a xlink:type="simple" xlink:href="#h.7d0bdb4ba89b"><text:span text:style-name="T62_2">PJ</text:span></text:a></text:span><text:span text:style-name="T62_3"><text:a xlink:type="simple" xlink:href="#h.7d0bdb4ba89b"><text:span text:style-name="T62_4"><text:s/></text:span></text:a></text:span><text:span text:style-name="T62_5">-<text:s/></text:span><text:span text:style-name="T62_6">Persistent</text:span><text:span text:style-name="T62_7"><text:s/></text:span><text:span text:style-name="T62_8">Javascript</text:span><text:span text:style-name="T62_9"><text:s/></text:span><text:span text:style-name="T62_10">value</text:span><text:span text:style-name="T62_11"><text:s/></text:span><text:span text:style-name="T62_12">storage</text:span></text:p>
      <text:p text:style-name="P63"/>
      <text:h text:style-name="P64" text:outline-level="10"/>
      <text:h text:style-name="P65" text:outline-level="10"><text:bookmark-start text:name="h.4fccd26a567f"/><text:bookmark-end text:name="h.4fccd26a567f"/><text:span text:style-name="T65_1">class</text:span><text:span text:style-name="T65_2"><text:s/></text:span><text:span text:style-name="T65_3">HRecord</text:span></text:h>
      <text:p text:style-name="P66"><text:span text:style-name="T66_1">Instantiate</text:span><text:span text:style-name="T66_2"><text:s/></text:span><text:span text:style-name="T66_3">class</text:span><text:span text:style-name="T66_4"><text:s/></text:span><text:span text:style-name="T66_5">HRecord</text:span><text:span text:style-name="T66_6"><text:s/></text:span><text:span text:style-name="T66_7">to</text:span><text:span text:style-name="T66_8"><text:s/></text:span><text:span text:style-name="T66_9">create</text:span><text:span text:style-name="T66_10"><text:s/></text:span><text:span text:style-name="T66_11">a</text:span><text:span text:style-name="T66_12"><text:s/></text:span><text:span text:style-name="T66_13">Heurist</text:span><text:span text:style-name="T66_14"><text:s/></text:span><text:span text:style-name="T66_15">record</text:span><text:span text:style-name="T66_16"><text:s/></text:span><text:span text:style-name="T66_17">object</text:span><text:span text:style-name="T66_18">. <text:s/></text:span><text:span text:style-name="T66_19">Personalisation</text:span><text:span text:style-name="T66_20"><text:s/></text:span><text:span text:style-name="T66_21">data</text:span><text:span text:style-name="T66_22"><text:s/>(</text:span><text:span text:style-name="T66_23">e</text:span><text:span text:style-name="T66_24">.</text:span><text:span text:style-name="T66_25">g</text:span><text:span text:style-name="T66_26">.<text:s/></text:span><text:span text:style-name="T66_27">ratings</text:span><text:span text:style-name="T66_28">,<text:s/></text:span><text:span text:style-name="T66_29">personal</text:span><text:span text:style-name="T66_30"><text:s/></text:span><text:span text:style-name="T66_31">tags</text:span><text:span text:style-name="T66_32">)<text:s/></text:span><text:span text:style-name="T66_33">are</text:span><text:span text:style-name="T66_34"><text:s/></text:span><text:span text:style-name="T66_35">included</text:span><text:span text:style-name="T66_36"><text:s/></text:span><text:span text:style-name="T66_37">in</text:span><text:span text:style-name="T66_38"><text:s/></text:span><text:span text:style-name="T66_39">these</text:span><text:span text:style-name="T66_40"><text:s/></text:span><text:span text:style-name="T66_41">objects</text:span><text:span text:style-name="T66_42">.</text:span></text:p>
      <text:p text:style-name="P67"><text:span text:style-name="T67_1">For</text:span><text:span text:style-name="T67_2"><text:s/></text:span><text:span text:style-name="T67_3">details</text:span><text:span text:style-name="T67_4"><text:s/></text:span><text:span text:style-name="T67_5">on</text:span><text:span text:style-name="T67_6"><text:s/></text:span><text:span text:style-name="T67_7">using</text:span><text:span text:style-name="T67_8"><text:s/></text:span><text:span text:style-name="T67_9">HRecord</text:span><text:span text:style-name="T67_10"><text:s/></text:span><text:span text:style-name="T67_11">of</text:span><text:span text:style-name="T67_12"><text:s/></text:span><text:span text:style-name="T67_13">record</text:span><text:span text:style-name="T67_14">-</text:span><text:span text:style-name="T67_15">type</text:span><text:span text:style-name="T67_16"><text:s/>"</text:span><text:span text:style-name="T67_17">relationship</text:span><text:span text:style-name="T67_18">",<text:s/></text:span><text:span text:style-name="T67_19">see</text:span><text:span text:style-name="T67_20"><text:s/></text:span><text:span text:style-name="T67_21">HRelationship</text:span><text:span text:style-name="T67_22">.</text:span></text:p>
      <text:p text:style-name="P68"><text:span text:style-name="T68_1">Constructor</text:span></text:p>
      <text:p text:style-name="P69"><text:span text:style-name="T69_1">   <text:s/></text:span><text:span text:style-name="T69_2">HRecord</text:span><text:span text:style-name="T69_3">()</text:span></text:p>
      <text:p text:style-name="P70"><text:span text:style-name="T70_1">Description</text:span></text:p>
      <text:p text:style-name="P71"><text:span text:style-name="T71_1">   <text:s/></text:span><text:span text:style-name="T71_2">Creates</text:span><text:span text:style-name="T71_3"><text:s/></text:span><text:span text:style-name="T71_4">a</text:span><text:span text:style-name="T71_5"><text:s/></text:span><text:span text:style-name="T71_6">new</text:span><text:span text:style-name="T71_7">,<text:s/></text:span><text:span text:style-name="T71_8">empty</text:span><text:span text:style-name="T71_9"><text:s/></text:span><text:span text:style-name="T71_10">HRecord</text:span><text:span text:style-name="T71_11"><text:s/></text:span><text:span text:style-name="T71_12">object</text:span><text:span text:style-name="T71_13">.</text:span></text:p>
      <text:p text:style-name="P72"><text:span text:style-name="T72_1">Methods</text:span></text:p>
      <text:p text:style-name="P73"><text:span text:style-name="T73_1">   <text:s/></text:span><text:span text:style-name="T73_2">getID</text:span><text:span text:style-name="T73_3">() <text:s/>=&gt; <text:s/></text:span><text:span text:style-name="T73_4">string</text:span></text:p>
      <text:p text:style-name="P74"><text:span text:style-name="T74_1"> <text:tab/>  <text:s/></text:span><text:span text:style-name="T74_2">If</text:span><text:span text:style-name="T74_3"><text:s/></text:span><text:span text:style-name="T74_4">this</text:span><text:span text:style-name="T74_5"><text:s/></text:span><text:span text:style-name="T74_6">HRecord</text:span><text:span text:style-name="T74_7"><text:s/></text:span><text:span text:style-name="T74_8">corresponds</text:span><text:span text:style-name="T74_9"><text:s/></text:span><text:span text:style-name="T74_10">to</text:span><text:span text:style-name="T74_11"><text:s/></text:span><text:span text:style-name="T74_12">a</text:span><text:span text:style-name="T74_13"><text:s/></text:span><text:span text:style-name="T74_14">record</text:span><text:span text:style-name="T74_15"><text:s/></text:span><text:span text:style-name="T74_16">in</text:span><text:span text:style-name="T74_17"><text:s/></text:span><text:span text:style-name="T74_18">the</text:span><text:span text:style-name="T74_19"><text:s/></text:span><text:span text:style-name="T74_20">Heurist</text:span><text:span text:style-name="T74_21"><text:s/></text:span><text:span text:style-name="T74_22">database</text:span><text:span text:style-name="T74_23">,<text:s/></text:span><text:span text:style-name="T74_24">then</text:span><text:span text:style-name="T74_25"><text:s/></text:span><text:span text:style-name="T74_26">return</text:span><text:span text:style-name="T74_27"><text:s/></text:span><text:span text:style-name="T74_28">a</text:span><text:span text:style-name="T74_29"><text:s/></text:span><text:span text:style-name="T74_30">unique</text:span><text:span text:style-name="T74_31"><text:s/></text:span><text:span text:style-name="T74_32">identifier</text:span><text:span text:style-name="T74_33"><text:s/></text:span><text:span text:style-name="T74_34">for</text:span><text:span text:style-name="T74_35"><text:s/></text:span><text:span text:style-name="T74_36">that</text:span><text:span text:style-name="T74_37"><text:s/></text:span><text:span text:style-name="T74_38">record</text:span><text:span text:style-name="T74_39">;<text:s/></text:span><text:span text:style-name="T74_40">otherwise</text:span><text:span text:style-name="T74_41">,<text:s/></text:span><text:span text:style-name="T74_42">null</text:span></text:p>
      <text:p text:style-name="P75"><text:span text:style-name="T75_1">   <text:s/></text:span><text:span text:style-name="T75_2">getVersion</text:span><text:span text:style-name="T75_3">() <text:s/>=&gt; <text:s/></text:span><text:span text:style-name="T75_4">int</text:span></text:p>
      <text:p text:style-name="P76"><text:span text:style-name="T76_1"> <text:tab/>  <text:s/></text:span><text:span text:style-name="T76_2">The</text:span><text:span text:style-name="T76_3"><text:s/></text:span><text:span text:style-name="T76_4">version</text:span><text:span text:style-name="T76_5"><text:s/></text:span><text:span text:style-name="T76_6">of</text:span><text:span text:style-name="T76_7"><text:s/></text:span><text:span text:style-name="T76_8">this</text:span><text:span text:style-name="T76_9"><text:s/></text:span><text:span text:style-name="T76_10">record</text:span><text:span text:style-name="T76_11"><text:s/></text:span><text:span text:style-name="T76_12">if</text:span><text:span text:style-name="T76_13"><text:s/></text:span><text:span text:style-name="T76_14">it</text:span><text:span text:style-name="T76_15"><text:s/></text:span><text:span text:style-name="T76_16">corresponds</text:span><text:span text:style-name="T76_17"><text:s/></text:span><text:span text:style-name="T76_18">to</text:span><text:span text:style-name="T76_19"><text:s/></text:span><text:span text:style-name="T76_20">an</text:span><text:span text:style-name="T76_21"><text:s/></text:span><text:span text:style-name="T76_22">unmodified</text:span><text:span text:style-name="T76_23"><text:s/></text:span><text:span text:style-name="T76_24">version</text:span><text:span text:style-name="T76_25"><text:s/></text:span><text:span text:style-name="T76_26">of</text:span><text:span text:style-name="T76_27"><text:s/></text:span><text:span text:style-name="T76_28">a</text:span><text:span text:style-name="T76_29"><text:s/></text:span><text:span text:style-name="T76_30">record</text:span><text:span text:style-name="T76_31"><text:s/></text:span><text:span text:style-name="T76_32">in</text:span><text:span text:style-name="T76_33"><text:s/></text:span><text:span text:style-name="T76_34">the</text:span><text:span text:style-name="T76_35"><text:s/></text:span><text:span text:style-name="T76_36">Heurist</text:span><text:span text:style-name="T76_37"><text:s/></text:span><text:span text:style-name="T76_38">database</text:span><text:span text:style-name="T76_39">;<text:s/></text:span><text:span text:style-name="T76_40">otherwise</text:span><text:span text:style-name="T76_41">,<text:s/></text:span><text:span text:style-name="T76_42">null</text:span></text:p>
      <text:p text:style-name="P77"/>
      <text:p text:style-name="P78"><text:span text:style-name="T78_1">   <text:s/></text:span><text:span text:style-name="T78_2">getTitle</text:span><text:span text:style-name="T78_3">() <text:s/>=&gt; <text:s/></text:span><text:span text:style-name="T78_4">string</text:span></text:p>
      <text:p text:style-name="P79"><text:span text:style-name="T79_1">       <text:s/></text:span><text:span text:style-name="T79_2">Return</text:span><text:span text:style-name="T79_3"><text:s/></text:span><text:span text:style-name="T79_4">the</text:span><text:span text:style-name="T79_5"><text:s/></text:span><text:span text:style-name="T79_6">title</text:span><text:span text:style-name="T79_7"><text:s/></text:span><text:span text:style-name="T79_8">of</text:span><text:span text:style-name="T79_9"><text:s/></text:span><text:span text:style-name="T79_10">this</text:span><text:span text:style-name="T79_11"><text:s/></text:span><text:span text:style-name="T79_12">record</text:span><text:span text:style-name="T79_13"><text:s/>--<text:s/></text:span><text:span text:style-name="T79_14">a</text:span><text:span text:style-name="T79_15"><text:s/></text:span><text:span text:style-name="T79_16">string</text:span><text:span text:style-name="T79_17"><text:s/></text:span><text:span text:style-name="T79_18">containing</text:span><text:span text:style-name="T79_19"><text:s/></text:span><text:span text:style-name="T79_20">a</text:span><text:span text:style-name="T79_21"><text:s/></text:span><text:span text:style-name="T79_22">useful</text:span><text:span text:style-name="T79_23"><text:s/></text:span><text:span text:style-name="T79_24">combination</text:span><text:span text:style-name="T79_25"><text:s/></text:span><text:span text:style-name="T79_26">of</text:span><text:span text:style-name="T79_27"><text:s/></text:span><text:span text:style-name="T79_28">record</text:span><text:span text:style-name="T79_29"><text:s/></text:span><text:span text:style-name="T79_30">details</text:span><text:span text:style-name="T79_31"><text:s/></text:span><text:span text:style-name="T79_32">appropriate</text:span><text:span text:style-name="T79_33"><text:s/></text:span><text:span text:style-name="T79_34">to</text:span><text:span text:style-name="T79_35"><text:s/></text:span><text:span text:style-name="T79_36">the</text:span><text:span text:style-name="T79_37"><text:s/></text:span><text:span text:style-name="T79_38">record</text:span><text:span text:style-name="T79_39"><text:s/></text:span><text:span text:style-name="T79_40">type</text:span></text:p>
      <text:p text:style-name="P80"><text:span text:style-name="T80_1"> </text:span></text:p>
      <text:p text:style-name="P81"><text:span text:style-name="T81_1">   <text:s/></text:span><text:span text:style-name="T81_2">getURL</text:span><text:span text:style-name="T81_3">() <text:s/>=&gt; <text:s/></text:span><text:span text:style-name="T81_4">string</text:span></text:p>
      <text:p text:style-name="P82"><text:span text:style-name="T82_1">   <text:s/></text:span><text:span text:style-name="T82_2">setURL</text:span><text:span text:style-name="T82_3">(<text:s/></text:span><text:span text:style-name="T82_4">string</text:span><text:span text:style-name="T82_5"><text:s/>) <text:s/></text:span><text:span text:style-name="T82_6">throws</text:span><text:span text:style-name="T82_7"><text:s/></text:span><text:span text:style-name="T82_8">HPermissionException</text:span></text:p>
      <text:p text:style-name="P83"><text:span text:style-name="T83_1"> <text:tab/>  <text:s/></text:span><text:span text:style-name="T83_2">The</text:span><text:span text:style-name="T83_3"><text:s/></text:span><text:span text:style-name="T83_4">URL</text:span><text:span text:style-name="T83_5"><text:s/></text:span><text:span text:style-name="T83_6">for</text:span><text:span text:style-name="T83_7"><text:s/></text:span><text:span text:style-name="T83_8">this</text:span><text:span text:style-name="T83_9"><text:s/></text:span><text:span text:style-name="T83_10">record</text:span><text:span text:style-name="T83_11"><text:s/></text:span><text:span text:style-name="T83_12">if</text:span><text:span text:style-name="T83_13"><text:s/></text:span><text:span text:style-name="T83_14">it</text:span><text:span text:style-name="T83_15"><text:s/></text:span><text:span text:style-name="T83_16">exists</text:span><text:span text:style-name="T83_17">;<text:s/></text:span><text:span text:style-name="T83_18">otherwise</text:span><text:span text:style-name="T83_19">,<text:s/></text:span><text:span text:style-name="T83_20">null</text:span></text:p>
      <text:p text:style-name="P84"><text:span text:style-name="T84_1">   <text:s/></text:span><text:span text:style-name="T84_2">getNotes</text:span><text:span text:style-name="T84_3">() <text:s/>=&gt; <text:s/></text:span><text:span text:style-name="T84_4">string</text:span></text:p>
      <text:p text:style-name="P85"><text:span text:style-name="T85_1">   <text:s/></text:span><text:span text:style-name="T85_2">setNotes</text:span><text:span text:style-name="T85_3">(</text:span><text:span text:style-name="T85_4">string</text:span><text:span text:style-name="T85_5">) <text:s/></text:span><text:span text:style-name="T85_6">throws</text:span><text:span text:style-name="T85_7"><text:s/></text:span><text:span text:style-name="T85_8">HPermissionException</text:span></text:p>
      <text:p text:style-name="P86"><text:span text:style-name="T86_1"> <text:tab/>  <text:s/></text:span><text:span text:style-name="T86_2">The</text:span><text:span text:style-name="T86_3"><text:s/></text:span><text:span text:style-name="T86_4">notes</text:span><text:span text:style-name="T86_5"><text:s/>(</text:span><text:span text:style-name="T86_6">freeform</text:span><text:span text:style-name="T86_7"><text:s/></text:span><text:span text:style-name="T86_8">data</text:span><text:span text:style-name="T86_9">,<text:s/></text:span><text:span text:style-name="T86_10">from</text:span><text:span text:style-name="T86_11"><text:s/></text:span><text:span text:style-name="T86_12">the</text:span><text:span text:style-name="T86_13"><text:s/></text:span><text:span text:style-name="T86_14">scratchpad</text:span><text:span text:style-name="T86_15">)<text:s/></text:span><text:span text:style-name="T86_16">for</text:span><text:span text:style-name="T86_17"><text:s/></text:span><text:span text:style-name="T86_18">this</text:span><text:span text:style-name="T86_19"><text:s/></text:span><text:span text:style-name="T86_20">record</text:span></text:p>
      <text:p text:style-name="P87"><text:span text:style-name="T87_1">   <text:s/></text:span><text:span text:style-name="T87_2">getRecordType</text:span><text:span text:style-name="T87_3">() <text:s/>=&gt; <text:s/></text:span><text:span text:style-name="T87_4">HRecordType</text:span></text:p>
      <text:p text:style-name="P88"><text:span text:style-name="T88_1">   <text:s/></text:span><text:span text:style-name="T88_2">setRecordType</text:span><text:span text:style-name="T88_3">(<text:s/></text:span><text:span text:style-name="T88_4">HRecordType</text:span><text:span text:style-name="T88_5"><text:s/>) <text:s/></text:span><text:span text:style-name="T88_6">throws</text:span><text:span text:style-name="T88_7"> </text:span><text:span text:style-name="T88_8">HInvalidRecordTypeException</text:span><text:span text:style-name="T88_9">,<text:s/></text:span><text:span text:style-name="T88_10">HPermissionException</text:span></text:p>
      <text:p text:style-name="P89"><text:span text:style-name="T89_1"> <text:tab/>  <text:s/></text:span><text:span text:style-name="T89_2">The</text:span><text:span text:style-name="T89_3"><text:s/></text:span><text:span text:style-name="T89_4">type</text:span><text:span text:style-name="T89_5"><text:s/></text:span><text:span text:style-name="T89_6">of</text:span><text:span text:style-name="T89_7"><text:s/></text:span><text:span text:style-name="T89_8">this</text:span><text:span text:style-name="T89_9"><text:s/></text:span><text:span text:style-name="T89_10">record</text:span><text:span text:style-name="T89_11"><text:s/>(</text:span><text:span text:style-name="T89_12">e</text:span><text:span text:style-name="T89_13">.</text:span><text:span text:style-name="T89_14">g</text:span><text:span text:style-name="T89_15">.<text:s/></text:span><text:span text:style-name="T89_16">book</text:span><text:span text:style-name="T89_17">,<text:s/></text:span><text:span text:style-name="T89_18">publisher</text:span><text:span text:style-name="T89_19">,<text:s/></text:span><text:span text:style-name="T89_20">private</text:span><text:span text:style-name="T89_21"><text:s/></text:span><text:span text:style-name="T89_22">notes</text:span><text:span text:style-name="T89_23">). <text:s/></text:span><text:span text:style-name="T89_24">Note</text:span><text:span text:style-name="T89_25"><text:s/></text:span><text:span text:style-name="T89_26">that</text:span><text:span text:style-name="T89_27"><text:s/></text:span><text:span text:style-name="T89_28">a</text:span><text:span text:style-name="T89_29"><text:s/></text:span><text:span text:style-name="T89_30">record</text:span><text:span text:style-name="T89_31"><text:s/></text:span><text:span text:style-name="T89_32">of</text:span><text:span text:style-name="T89_33"><text:s/></text:span><text:span text:style-name="T89_34">type</text:span><text:span text:style-name="T89_35"><text:s/>"</text:span><text:span text:style-name="T89_36">relationship</text:span><text:span text:style-name="T89_37">"<text:s/></text:span><text:span text:style-name="T89_38">cannot</text:span><text:span text:style-name="T89_39"><text:s/></text:span><text:span text:style-name="T89_40">be</text:span><text:span text:style-name="T89_41"><text:s/></text:span><text:span text:style-name="T89_42">changed</text:span><text:span text:style-name="T89_43"><text:s/></text:span><text:span text:style-name="T89_44">to</text:span><text:span text:style-name="T89_45"><text:s/></text:span><text:span text:style-name="T89_46">another</text:span><text:span text:style-name="T89_47"><text:s/></text:span><text:span text:style-name="T89_48">type</text:span><text:span text:style-name="T89_49">,<text:s/></text:span><text:span text:style-name="T89_50">and</text:span><text:span text:style-name="T89_51"><text:s/></text:span><text:span text:style-name="T89_52">vice</text:span><text:span text:style-name="T89_53"><text:s/></text:span><text:span text:style-name="T89_54">versa</text:span><text:span text:style-name="T89_55"><text:s/>--<text:s/></text:span><text:span text:style-name="T89_56">an</text:span><text:span text:style-name="T89_57"><text:s/></text:span><text:span text:style-name="T89_58">HInvalidRecordTypeException</text:span><text:span text:style-name="T89_59"><text:s/></text:span><text:span text:style-name="T89_60">would</text:span><text:span text:style-name="T89_61"><text:s/></text:span><text:span text:style-name="T89_62">be</text:span><text:span text:style-name="T89_63"><text:s/></text:span><text:span text:style-name="T89_64">thrown</text:span><text:span text:style-name="T89_65">.</text:span></text:p>
      <text:p text:style-name="P90"><text:span text:style-name="T90_1">   <text:s/></text:span><text:span text:style-name="T90_2">getWorkgroup</text:span><text:span text:style-name="T90_3">() <text:s/>=&gt; <text:s/></text:span><text:span text:style-name="T90_4">HWorkgroup</text:span></text:p>
      <text:p text:style-name="P91"><text:span text:style-name="T91_1">   <text:s/></text:span><text:span text:style-name="T91_2">setWorkgroup</text:span><text:span text:style-name="T91_3">(<text:s/></text:span><text:span text:style-name="T91_4">HWorkgroup</text:span><text:span text:style-name="T91_5"><text:s/>) <text:s/></text:span><text:span text:style-name="T91_6">throws</text:span><text:span text:style-name="T91_7"><text:s/></text:span><text:span text:style-name="T91_8">HInvalidWorkgroupException</text:span><text:span text:style-name="T91_9">,<text:s/></text:span><text:span text:style-name="T91_10">HPermissionException</text:span></text:p>
      <text:p text:style-name="P92"><text:span text:style-name="T92_1"> <text:tab/>  <text:s/></text:span><text:span text:style-name="T92_2">The</text:span><text:span text:style-name="T92_3"><text:s/></text:span><text:span text:style-name="T92_4">workgroup</text:span><text:span text:style-name="T92_5"><text:s/></text:span><text:span text:style-name="T92_6">to</text:span><text:span text:style-name="T92_7"><text:s/></text:span><text:span text:style-name="T92_8">which</text:span><text:span text:style-name="T92_9"><text:s/></text:span><text:span text:style-name="T92_10">this</text:span><text:span text:style-name="T92_11"><text:s/></text:span><text:span text:style-name="T92_12">record</text:span><text:span text:style-name="T92_13"><text:s/></text:span><text:span text:style-name="T92_14">belongs</text:span><text:span text:style-name="T92_15">;<text:s/></text:span><text:span text:style-name="T92_16">otherwise</text:span><text:span text:style-name="T92_17">,<text:s/></text:span><text:span text:style-name="T92_18">null</text:span><text:span text:style-name="T92_19">. <text:s/></text:span><text:span text:style-name="T92_20">A</text:span><text:span text:style-name="T92_21"><text:s/></text:span><text:span text:style-name="T92_22">record</text:span><text:span text:style-name="T92_23"><text:s/></text:span><text:span text:style-name="T92_24">may</text:span><text:span text:style-name="T92_25"><text:s/></text:span><text:span text:style-name="T92_26">only</text:span><text:span text:style-name="T92_27"><text:s/></text:span><text:span text:style-name="T92_28">be</text:span><text:span text:style-name="T92_29"><text:s/></text:span><text:span text:style-name="T92_30">assigned</text:span><text:span text:style-name="T92_31"><text:s/></text:span><text:span text:style-name="T92_32">to</text:span><text:span text:style-name="T92_33"><text:s/></text:span><text:span text:style-name="T92_34">a</text:span><text:span text:style-name="T92_35"><text:s/></text:span><text:span text:style-name="T92_36">workgroup</text:span><text:span text:style-name="T92_37"><text:s/></text:span><text:span text:style-name="T92_38">by</text:span><text:span text:style-name="T92_39"><text:s/></text:span><text:span text:style-name="T92_40">a</text:span><text:span text:style-name="T92_41"><text:s/></text:span><text:span text:style-name="T92_42">member</text:span><text:span text:style-name="T92_43"><text:s/></text:span><text:span text:style-name="T92_44">of</text:span><text:span text:style-name="T92_45"><text:s/></text:span><text:span text:style-name="T92_46">that</text:span><text:span text:style-name="T92_47"><text:s/></text:span><text:span text:style-name="T92_48">workgroup</text:span><text:span text:style-name="T92_49">. <text:s/></text:span><text:span text:style-name="T92_50">Alternatively</text:span><text:span text:style-name="T92_51">,<text:s/></text:span><text:span text:style-name="T92_52">if</text:span><text:span text:style-name="T92_53"><text:s/></text:span><text:span text:style-name="T92_54">the</text:span><text:span text:style-name="T92_55"><text:s/></text:span><text:span text:style-name="T92_56">record</text:span><text:span text:style-name="T92_57"><text:s/></text:span><text:span text:style-name="T92_58">belongs</text:span><text:span text:style-name="T92_59"><text:s/></text:span><text:span text:style-name="T92_60">to</text:span><text:span text:style-name="T92_61"><text:s/></text:span><text:span text:style-name="T92_62">a</text:span><text:span text:style-name="T92_63"><text:s/></text:span><text:span text:style-name="T92_64">workgroup</text:span><text:span text:style-name="T92_65"><text:s/></text:span><text:span text:style-name="T92_66">then</text:span><text:span text:style-name="T92_67"><text:s/></text:span><text:span text:style-name="T92_68">it</text:span><text:span text:style-name="T92_69"><text:s/></text:span><text:span text:style-name="T92_70">may</text:span><text:span text:style-name="T92_71"><text:s/></text:span><text:span text:style-name="T92_72">only</text:span><text:span text:style-name="T92_73"><text:s/></text:span><text:span text:style-name="T92_74">be</text:span><text:span text:style-name="T92_75"><text:s/></text:span><text:span text:style-name="T92_76">removed</text:span><text:span text:style-name="T92_77"><text:s/></text:span><text:span text:style-name="T92_78">from</text:span><text:span text:style-name="T92_79"><text:s/></text:span><text:span text:style-name="T92_80">that</text:span><text:span text:style-name="T92_81"><text:s/></text:span><text:span text:style-name="T92_82">workgroup</text:span><text:span text:style-name="T92_83"><text:s/></text:span><text:span text:style-name="T92_84">by</text:span><text:span text:style-name="T92_85"><text:s/></text:span><text:span text:style-name="T92_86">an</text:span><text:span text:style-name="T92_87"><text:s/></text:span><text:span text:style-name="T92_88">administrator</text:span><text:span text:style-name="T92_89"><text:s/></text:span><text:span text:style-name="T92_90">of</text:span><text:span text:style-name="T92_91"><text:s/></text:span><text:span text:style-name="T92_92">that</text:span><text:span text:style-name="T92_93"><text:s/></text:span><text:span text:style-name="T92_94">workgroup</text:span><text:span text:style-name="T92_95">.</text:span></text:p>
      <text:p text:style-name="P93"><text:span text:style-name="T93_1">   <text:s/></text:span><text:span text:style-name="T93_2">getNonWorkgroupVisible</text:span><text:span text:style-name="T93_3">() <text:s/>=&gt; <text:s/></text:span><text:span text:style-name="T93_4">boolean</text:span></text:p>
      <text:p text:style-name="P94"><text:span text:style-name="T94_1">   <text:s/></text:span><text:span text:style-name="T94_2">setNonWorkgroupVisible</text:span><text:span text:style-name="T94_3">(<text:s/></text:span><text:span text:style-name="T94_4">boolean</text:span><text:span text:style-name="T94_5"><text:s/>) <text:s/></text:span><text:span text:style-name="T94_6">throws</text:span><text:span text:style-name="T94_7"><text:s/></text:span><text:span text:style-name="T94_8">HPermissionException</text:span></text:p>
      <text:p text:style-name="P95"><text:span text:style-name="T95_1"> <text:tab/>  <text:s/></text:span><text:span text:style-name="T95_2">If</text:span><text:span text:style-name="T95_3"><text:s/></text:span><text:span text:style-name="T95_4">this</text:span><text:span text:style-name="T95_5"><text:s/></text:span><text:span text:style-name="T95_6">record</text:span><text:span text:style-name="T95_7"><text:s/></text:span><text:span text:style-name="T95_8">belongs</text:span><text:span text:style-name="T95_9"><text:s/></text:span><text:span text:style-name="T95_10">to</text:span><text:span text:style-name="T95_11"><text:s/></text:span><text:span text:style-name="T95_12">a</text:span><text:span text:style-name="T95_13"><text:s/></text:span><text:span text:style-name="T95_14">workgroup</text:span><text:span text:style-name="T95_15">,<text:s/></text:span><text:span text:style-name="T95_16">then</text:span><text:span text:style-name="T95_17"><text:s/></text:span><text:span text:style-name="T95_18">this</text:span><text:span text:style-name="T95_19"><text:s/></text:span><text:span text:style-name="T95_20">determines</text:span><text:span text:style-name="T95_21"><text:s/></text:span><text:span text:style-name="T95_22">whether</text:span><text:span text:style-name="T95_23"><text:s/></text:span><text:span text:style-name="T95_24">or</text:span><text:span text:style-name="T95_25"><text:s/></text:span><text:span text:style-name="T95_26">not</text:span><text:span text:style-name="T95_27"><text:s/></text:span><text:span text:style-name="T95_28">the</text:span><text:span text:style-name="T95_29"><text:s/></text:span><text:span text:style-name="T95_30">record</text:span><text:span text:style-name="T95_31"><text:s/></text:span><text:span text:style-name="T95_32">is</text:span><text:span text:style-name="T95_33"><text:s/></text:span><text:span text:style-name="T95_34">visible</text:span><text:span text:style-name="T95_35"><text:s/>(</text:span><text:span text:style-name="T95_36">but</text:span><text:span text:style-name="T95_37"><text:s/></text:span><text:span text:style-name="T95_38">read</text:span><text:span text:style-name="T95_39">-</text:span><text:span text:style-name="T95_40">only</text:span><text:span text:style-name="T95_41">)<text:s/></text:span><text:span text:style-name="T95_42">or</text:span><text:span text:style-name="T95_43"><text:s/></text:span><text:span text:style-name="T95_44">invisible</text:span><text:span text:style-name="T95_45"><text:s/></text:span><text:span text:style-name="T95_46">to</text:span><text:span text:style-name="T95_47"><text:s/></text:span><text:span text:style-name="T95_48">Heurist</text:span><text:span text:style-name="T95_49"><text:s/></text:span><text:span text:style-name="T95_50">users</text:span><text:span text:style-name="T95_51"><text:s/></text:span><text:span text:style-name="T95_52">who</text:span><text:span text:style-name="T95_53"><text:s/></text:span><text:span text:style-name="T95_54">are</text:span><text:span text:style-name="T95_55"><text:s/></text:span><text:span text:style-name="T95_56">not</text:span><text:span text:style-name="T95_57"><text:s/></text:span><text:span text:style-name="T95_58">in</text:span><text:span text:style-name="T95_59"><text:s/></text:span><text:span text:style-name="T95_60">the</text:span><text:span text:style-name="T95_61"><text:s/></text:span><text:span text:style-name="T95_62">workgroup</text:span><text:span text:style-name="T95_63">.</text:span></text:p>
      <text:p text:style-name="P96"/>
      <text:p text:style-name="P97"><text:span text:style-name="T97_1">   <text:s/></text:span><text:span text:style-name="T97_2">getURLVerificationDate</text:span><text:span text:style-name="T97_3">() <text:s/>=&gt; <text:s/></text:span><text:span text:style-name="T97_4">Date</text:span></text:p>
      <text:p text:style-name="P98"><text:span text:style-name="T98_1"> <text:tab/>  <text:s/></text:span><text:span text:style-name="T98_2">When</text:span><text:span text:style-name="T98_3"><text:s/></text:span><text:span text:style-name="T98_4">was</text:span><text:span text:style-name="T98_5"><text:s/></text:span><text:span text:style-name="T98_6">the</text:span><text:span text:style-name="T98_7"><text:s/></text:span><text:span text:style-name="T98_8">record</text:span><text:span text:style-name="T98_9">'</text:span><text:span text:style-name="T98_10">s</text:span><text:span text:style-name="T98_11"><text:s/></text:span><text:span text:style-name="T98_12">URL</text:span><text:span text:style-name="T98_13"><text:s/></text:span><text:span text:style-name="T98_14">last</text:span><text:span text:style-name="T98_15"><text:s/></text:span><text:span text:style-name="T98_16">verified</text:span><text:span text:style-name="T98_17"><text:s/></text:span><text:span text:style-name="T98_18">by</text:span><text:span text:style-name="T98_19"><text:s/></text:span><text:span text:style-name="T98_20">Heurist</text:span><text:span text:style-name="T98_21">'</text:span><text:span text:style-name="T98_22">s</text:span><text:span text:style-name="T98_23"><text:s/></text:span><text:span text:style-name="T98_24">internal</text:span><text:span text:style-name="T98_25"><text:s/></text:span><text:span text:style-name="T98_26">checking</text:span><text:span text:style-name="T98_27"><text:s/></text:span><text:span text:style-name="T98_28">mechanisms</text:span><text:span text:style-name="T98_29">?</text:span></text:p>
      <text:p text:style-name="P99"><text:span text:style-name="T99_1">   <text:s/></text:span><text:span text:style-name="T99_2">getURLError</text:span><text:span text:style-name="T99_3">() <text:s/>=&gt; <text:s/></text:span><text:span text:style-name="T99_4">string</text:span></text:p>
      <text:p text:style-name="P100"><text:span text:style-name="T100_1"> <text:tab/>  <text:s/></text:span><text:span text:style-name="T100_2">If</text:span><text:span text:style-name="T100_3"><text:s/></text:span><text:span text:style-name="T100_4">the</text:span><text:span text:style-name="T100_5"><text:s/></text:span><text:span text:style-name="T100_6">record</text:span><text:span text:style-name="T100_7">'</text:span><text:span text:style-name="T100_8">s</text:span><text:span text:style-name="T100_9"><text:s/></text:span><text:span text:style-name="T100_10">URL</text:span><text:span text:style-name="T100_11"><text:s/></text:span><text:span text:style-name="T100_12">cannot</text:span><text:span text:style-name="T100_13"><text:s/></text:span><text:span text:style-name="T100_14">be</text:span><text:span text:style-name="T100_15"><text:s/></text:span><text:span text:style-name="T100_16">verified</text:span><text:span text:style-name="T100_17"><text:s/></text:span><text:span text:style-name="T100_18">by</text:span><text:span text:style-name="T100_19"><text:s/></text:span><text:span text:style-name="T100_20">Heurist</text:span><text:span text:style-name="T100_21">,<text:s/></text:span><text:span text:style-name="T100_22">a</text:span><text:span text:style-name="T100_23"><text:s/></text:span><text:span text:style-name="T100_24">string</text:span><text:span text:style-name="T100_25"><text:s/></text:span><text:span text:style-name="T100_26">describing</text:span><text:span text:style-name="T100_27"><text:s/></text:span><text:span text:style-name="T100_28">the</text:span><text:span text:style-name="T100_29"><text:s/></text:span><text:span text:style-name="T100_30">error</text:span><text:span text:style-name="T100_31">;<text:s/></text:span><text:span text:style-name="T100_32">otherwise</text:span><text:span text:style-name="T100_33">,<text:s/></text:span><text:span text:style-name="T100_34">null</text:span></text:p>
      <text:p text:style-name="P101"/>
      <text:p text:style-name="P102"><text:span text:style-name="T102_1">   <text:s/></text:span><text:span text:style-name="T102_2">getCreationDate</text:span><text:span text:style-name="T102_3">() <text:s/>=&gt; <text:s/></text:span><text:span text:style-name="T102_4">Date</text:span></text:p>
      <text:p text:style-name="P103"><text:span text:style-name="T103_1">   <text:s/></text:span><text:span text:style-name="T103_2">getModificationDate</text:span><text:span text:style-name="T103_3">() <text:s/>=&gt; <text:s/></text:span><text:span text:style-name="T103_4">Date</text:span></text:p>
      <text:p text:style-name="P104"><text:span text:style-name="T104_1">       <text:s/></text:span><text:span text:style-name="T104_2">Respectively</text:span><text:span text:style-name="T104_3"><text:s/></text:span><text:span text:style-name="T104_4">the</text:span><text:span text:style-name="T104_5"><text:s/></text:span><text:span text:style-name="T104_6">creation</text:span><text:span text:style-name="T104_7"><text:s/></text:span><text:span text:style-name="T104_8">and</text:span><text:span text:style-name="T104_9"><text:s/></text:span><text:span text:style-name="T104_10">last</text:span><text:span text:style-name="T104_11">-</text:span><text:span text:style-name="T104_12">modified</text:span><text:span text:style-name="T104_13"><text:s/></text:span><text:span text:style-name="T104_14">dates</text:span><text:span text:style-name="T104_15"><text:s/></text:span><text:span text:style-name="T104_16">for</text:span><text:span text:style-name="T104_17"><text:s/></text:span><text:span text:style-name="T104_18">this</text:span><text:span text:style-name="T104_19"><text:s/></text:span><text:span text:style-name="T104_20">record</text:span></text:p>
      <text:p text:style-name="P105"/>
      <text:p text:style-name="P106"><text:span text:style-name="T106_1">   <text:s/></text:span><text:span text:style-name="T106_2">getHHash</text:span><text:span text:style-name="T106_3">() <text:s/>=&gt; <text:s/></text:span><text:span text:style-name="T106_4">string</text:span></text:p>
      <text:p text:style-name="P107"><text:span text:style-name="T107_1">       <text:s/></text:span><text:span text:style-name="T107_2">A</text:span><text:span text:style-name="T107_3"><text:s/></text:span><text:span text:style-name="T107_4">string</text:span><text:span text:style-name="T107_5"><text:s/>--<text:s/></text:span><text:span text:style-name="T107_6">the</text:span><text:span text:style-name="T107_7"><text:s/>"</text:span><text:span text:style-name="T107_8">Heurist</text:span><text:span text:style-name="T107_9"><text:s/></text:span><text:span text:style-name="T107_10">hash</text:span><text:span text:style-name="T107_11">"<text:s/>--<text:s/></text:span><text:span text:style-name="T107_12">combining</text:span><text:span text:style-name="T107_13"><text:s/></text:span><text:span text:style-name="T107_14">all</text:span><text:span text:style-name="T107_15"><text:s/></text:span><text:span text:style-name="T107_16">the</text:span><text:span text:style-name="T107_17"><text:s/></text:span><text:span text:style-name="T107_18">essential</text:span><text:span text:style-name="T107_19"><text:s/></text:span><text:span text:style-name="T107_20">details</text:span><text:span text:style-name="T107_21"><text:s/></text:span><text:span text:style-name="T107_22">used</text:span><text:span text:style-name="T107_23"><text:s/></text:span><text:span text:style-name="T107_24">by</text:span><text:span text:style-name="T107_25"><text:s/></text:span><text:span text:style-name="T107_26">Heurist</text:span><text:span text:style-name="T107_27"><text:s/></text:span><text:span text:style-name="T107_28">to</text:span><text:span text:style-name="T107_29"><text:s/></text:span><text:span text:style-name="T107_30">compare</text:span><text:span text:style-name="T107_31"><text:s/></text:span><text:span text:style-name="T107_32">records</text:span><text:span text:style-name="T107_33">. <text:s/></text:span><text:span text:style-name="T107_34">The</text:span><text:span text:style-name="T107_35"><text:s/></text:span><text:span text:style-name="T107_36">HHash</text:span><text:span text:style-name="T107_37"><text:s/></text:span><text:span text:style-name="T107_38">values</text:span><text:span text:style-name="T107_39"><text:s/></text:span><text:span text:style-name="T107_40">for</text:span><text:span text:style-name="T107_41"><text:s/></text:span><text:span text:style-name="T107_42">two</text:span><text:span text:style-name="T107_43"><text:s/></text:span><text:span text:style-name="T107_44">records</text:span><text:span text:style-name="T107_45"><text:s/></text:span><text:span text:style-name="T107_46">are</text:span><text:span text:style-name="T107_47"><text:s/></text:span><text:span text:style-name="T107_48">the</text:span><text:span text:style-name="T107_49"><text:s/></text:span><text:span text:style-name="T107_50">same</text:span><text:span text:style-name="T107_51"><text:s/></text:span><text:span text:style-name="T107_52">if</text:span><text:span text:style-name="T107_53"><text:s/></text:span><text:span text:style-name="T107_54">and</text:span><text:span text:style-name="T107_55"><text:s/></text:span><text:span text:style-name="T107_56">only</text:span><text:span text:style-name="T107_57"><text:s/></text:span><text:span text:style-name="T107_58">if</text:span><text:span text:style-name="T107_59"><text:s/></text:span><text:span text:style-name="T107_60">Heurist</text:span><text:span text:style-name="T107_61"><text:s/></text:span><text:span text:style-name="T107_62">would</text:span><text:span text:style-name="T107_63"><text:s/></text:span><text:span text:style-name="T107_64">regard</text:span><text:span text:style-name="T107_65"><text:s/></text:span><text:span text:style-name="T107_66">the</text:span><text:span text:style-name="T107_67"><text:s/></text:span><text:span text:style-name="T107_68">records</text:span><text:span text:style-name="T107_69"><text:s/></text:span><text:span text:style-name="T107_70">as</text:span><text:span text:style-name="T107_71"><text:s/></text:span><text:span text:style-name="T107_72">duplicates</text:span><text:span text:style-name="T107_73">.</text:span></text:p>
      <text:p text:style-name="P108"/>
      <text:p text:style-name="P109"><text:span text:style-name="T109_1">   <text:s/></text:span><text:span text:style-name="T109_2">getDetail</text:span><text:span text:style-name="T109_3">(<text:s/></text:span><text:span text:style-name="T109_4">HDetailType</text:span><text:span text:style-name="T109_5"><text:s/>) <text:s/>=&gt; <text:s/>(</text:span><text:span text:style-name="T109_6">value</text:span><text:span text:style-name="T109_7">) <text:s/></text:span><text:span text:style-name="T109_8">throws</text:span><text:span text:style-name="T109_9"><text:s/></text:span><text:span text:style-name="T109_10">HValueException</text:span></text:p>
      <text:p text:style-name="P110"><text:span text:style-name="T110_1">        <text:s/></text:span><text:span text:style-name="T110_2">If</text:span><text:span text:style-name="T110_3"><text:s/></text:span><text:span text:style-name="T110_4">the</text:span><text:span text:style-name="T110_5"><text:s/></text:span><text:span text:style-name="T110_6">given</text:span><text:span text:style-name="T110_7"><text:s/></text:span><text:span text:style-name="T110_8">type</text:span><text:span text:style-name="T110_9"><text:s/></text:span><text:span text:style-name="T110_10">is</text:span><text:span text:style-name="T110_11"><text:s/></text:span><text:span text:style-name="T110_12">non</text:span><text:span text:style-name="T110_13">-</text:span><text:span text:style-name="T110_14">repeatable</text:span><text:span text:style-name="T110_15"><text:s/></text:span><text:span text:style-name="T110_16">for</text:span><text:span text:style-name="T110_17"><text:s/></text:span><text:span text:style-name="T110_18">this</text:span><text:span text:style-name="T110_19"><text:s/></text:span><text:span text:style-name="T110_20">record</text:span><text:span text:style-name="T110_21"><text:s/></text:span><text:span text:style-name="T110_22">type</text:span><text:span text:style-name="T110_23">,<text:s/></text:span><text:span text:style-name="T110_24">returns</text:span><text:span text:style-name="T110_25"><text:s/></text:span><text:span text:style-name="T110_26">its</text:span><text:span text:style-name="T110_27"><text:s/></text:span><text:span text:style-name="T110_28">single</text:span><text:span text:style-name="T110_29"><text:s/></text:span><text:span text:style-name="T110_30">value</text:span><text:span text:style-name="T110_31"><text:s/>(</text:span><text:span text:style-name="T110_32">or</text:span><text:span text:style-name="T110_33"><text:s/></text:span><text:span text:style-name="T110_34">null</text:span><text:span text:style-name="T110_35"><text:s/></text:span><text:span text:style-name="T110_36">if</text:span><text:span text:style-name="T110_37"><text:s/></text:span><text:span text:style-name="T110_38">it</text:span><text:span text:style-name="T110_39"><text:s/></text:span><text:span text:style-name="T110_40">is</text:span><text:span text:style-name="T110_41"><text:s/></text:span><text:span text:style-name="T110_42">non</text:span><text:span text:style-name="T110_43">-</text:span><text:span text:style-name="T110_44">existent</text:span><text:span text:style-name="T110_45">).</text:span></text:p>
      <text:p text:style-name="P111"><text:span text:style-name="T111_1">        <text:s/></text:span><text:span text:style-name="T111_2">If</text:span><text:span text:style-name="T111_3"><text:s/></text:span><text:span text:style-name="T111_4">the</text:span><text:span text:style-name="T111_5"><text:s/></text:span><text:span text:style-name="T111_6">value</text:span><text:span text:style-name="T111_7"><text:s/></text:span><text:span text:style-name="T111_8">is</text:span><text:span text:style-name="T111_9"><text:s/></text:span><text:span text:style-name="T111_10">repeatable</text:span><text:span text:style-name="T111_11">,<text:s/></text:span><text:span text:style-name="T111_12">throws</text:span><text:span text:style-name="T111_13"><text:s/></text:span><text:span text:style-name="T111_14">an</text:span><text:span text:style-name="T111_15"><text:s/></text:span><text:span text:style-name="T111_16">HValueException</text:span><text:span text:style-name="T111_17">.</text:span></text:p>
      <text:p text:style-name="P112"><text:span text:style-name="T112_1">   <text:s/></text:span><text:span text:style-name="T112_2">getDetails</text:span><text:span text:style-name="T112_3">(<text:s/></text:span><text:span text:style-name="T112_4">HDetailType</text:span><text:span text:style-name="T112_5"><text:s/>) <text:s/>=&gt; <text:s/></text:span><text:span text:style-name="T112_6">Array</text:span></text:p>
      <text:p text:style-name="P113"><text:span text:style-name="T113_1">   <text:s/></text:span><text:span text:style-name="T113_2">addDetail</text:span><text:span text:style-name="T113_3">(<text:s/></text:span><text:span text:style-name="T113_4">HDetailType</text:span><text:span text:style-name="T113_5">,<text:s/></text:span><text:span text:style-name="T113_6">value</text:span><text:span text:style-name="T113_7"><text:s/>) <text:s/></text:span><text:span text:style-name="T113_8">throws</text:span><text:span text:style-name="T113_9"><text:s/></text:span><text:span text:style-name="T113_10">HDetailVarietyMismatchException</text:span></text:p>
      <text:p text:style-name="P114"><text:span text:style-name="T114_1">   <text:s/></text:span><text:span text:style-name="T114_2">removeDetails</text:span><text:span text:style-name="T114_3">(<text:s/></text:span><text:span text:style-name="T114_4">HDetailType</text:span><text:span text:style-name="T114_5"><text:s/>)</text:span></text:p>
      <text:p text:style-name="P115"><text:span text:style-name="T115_1"> <text:tab/>  <text:s/></text:span><text:span text:style-name="T115_2">The</text:span><text:span text:style-name="T115_3"><text:s/></text:span><text:span text:style-name="T115_4">record</text:span><text:span text:style-name="T115_5">-</text:span><text:span text:style-name="T115_6">type</text:span><text:span text:style-name="T115_7">-</text:span><text:span text:style-name="T115_8">specific</text:span><text:span text:style-name="T115_9"><text:s/></text:span><text:span text:style-name="T115_10">details</text:span><text:span text:style-name="T115_11"><text:s/></text:span><text:span text:style-name="T115_12">for</text:span><text:span text:style-name="T115_13"><text:s/></text:span><text:span text:style-name="T115_14">this</text:span><text:span text:style-name="T115_15"><text:s/></text:span><text:span text:style-name="T115_16">record</text:span><text:span text:style-name="T115_17">. <text:s/></text:span><text:span text:style-name="T115_18">For</text:span><text:span text:style-name="T115_19"><text:s/></text:span><text:span text:style-name="T115_20">a</text:span><text:span text:style-name="T115_21"><text:s/></text:span><text:span text:style-name="T115_22">given</text:span><text:span text:style-name="T115_23"><text:s/></text:span><text:span text:style-name="T115_24">HDetailType</text:span><text:span text:style-name="T115_25">,<text:s/></text:span><text:span text:style-name="T115_26">there</text:span><text:span text:style-name="T115_27"><text:s/></text:span><text:span text:style-name="T115_28">is</text:span><text:span text:style-name="T115_29"><text:s/></text:span><text:span text:style-name="T115_30">a</text:span><text:span text:style-name="T115_31"><text:s/></text:span><text:span text:style-name="T115_32">required</text:span><text:span text:style-name="T115_33"><text:s/></text:span><text:span text:style-name="T115_34">detail</text:span><text:span text:style-name="T115_35"><text:s/></text:span><text:span text:style-name="T115_36">variety</text:span><text:span text:style-name="T115_37"><text:s/>(</text:span><text:span text:style-name="T115_38">see</text:span><text:span text:style-name="T115_39"><text:s/></text:span><text:span text:style-name="T115_40">HDetailType</text:span><text:span text:style-name="T115_41">)<text:s/>--<text:s/></text:span><text:span text:style-name="T115_42">if</text:span><text:span text:style-name="T115_43"><text:s/></text:span><text:span text:style-name="T115_44">the</text:span><text:span text:style-name="T115_45"><text:s/></text:span><text:span text:style-name="T115_46">supplied</text:span><text:span text:style-name="T115_47"><text:s/></text:span><text:span text:style-name="T115_48">value</text:span><text:span text:style-name="T115_49"><text:s/></text:span><text:span text:style-name="T115_50">to</text:span><text:span text:style-name="T115_51"><text:s/></text:span><text:span text:style-name="T115_52">addDetail</text:span><text:span text:style-name="T115_53"><text:s/></text:span><text:span text:style-name="T115_54">is</text:span><text:span text:style-name="T115_55"><text:s/></text:span><text:span text:style-name="T115_56">not</text:span><text:span text:style-name="T115_57"><text:s/></text:span><text:span text:style-name="T115_58">of</text:span><text:span text:style-name="T115_59"><text:s/></text:span><text:span text:style-name="T115_60">the</text:span><text:span text:style-name="T115_61"><text:s/></text:span><text:span text:style-name="T115_62">expected</text:span><text:span text:style-name="T115_63"><text:s/></text:span><text:span text:style-name="T115_64">variety</text:span><text:span text:style-name="T115_65">,<text:s/></text:span><text:span text:style-name="T115_66">then</text:span><text:span text:style-name="T115_67"><text:s/></text:span><text:span text:style-name="T115_68">an</text:span><text:span text:style-name="T115_69"><text:s/></text:span><text:span text:style-name="T115_70">HDetailVarietyMismatchException</text:span><text:span text:style-name="T115_71"><text:s/></text:span><text:span text:style-name="T115_72">is</text:span><text:span text:style-name="T115_73"><text:s/></text:span><text:span text:style-name="T115_74">thrown</text:span><text:span text:style-name="T115_75">. <text:s/>"</text:span><text:span text:style-name="T115_76">Non</text:span><text:span text:style-name="T115_77">-</text:span><text:span text:style-name="T115_78">truthy</text:span><text:span text:style-name="T115_79">"<text:s/></text:span><text:span text:style-name="T115_80">values</text:span><text:span text:style-name="T115_81"><text:s/></text:span><text:span text:style-name="T115_82">except</text:span><text:span text:style-name="T115_83"><text:s/>0<text:s/></text:span><text:span text:style-name="T115_84">and</text:span><text:span text:style-name="T115_85"><text:s/></text:span><text:span text:style-name="T115_86">false</text:span><text:span text:style-name="T115_87"><text:s/>(</text:span><text:span text:style-name="T115_88">e</text:span><text:span text:style-name="T115_89">.</text:span><text:span text:style-name="T115_90">g</text:span><text:span text:style-name="T115_91">.<text:s/></text:span><text:span text:style-name="T115_92">null</text:span><text:span text:style-name="T115_93">,<text:s/></text:span><text:span text:style-name="T115_94">undefined</text:span><text:span text:style-name="T115_95">,<text:s/></text:span><text:span text:style-name="T115_96">NaN</text:span><text:span text:style-name="T115_97">,<text:s/>"")<text:s/></text:span><text:span text:style-name="T115_98">will</text:span><text:span text:style-name="T115_99"><text:s/></text:span><text:span text:style-name="T115_100">not</text:span><text:span text:style-name="T115_101"><text:s/></text:span><text:span text:style-name="T115_102">be</text:span><text:span text:style-name="T115_103"><text:s/></text:span><text:span text:style-name="T115_104">added</text:span><text:span text:style-name="T115_105">.</text:span></text:p>
      <text:p text:style-name="P116"><text:span text:style-name="T116_1">   <text:s/></text:span><text:span text:style-name="T116_2">setDetails</text:span><text:span text:style-name="T116_3">(<text:s/></text:span><text:span text:style-name="T116_4">HDetailType</text:span><text:span text:style-name="T116_5">,<text:s/></text:span><text:span text:style-name="T116_6">Array</text:span><text:span text:style-name="T116_7"><text:s/>) <text:s/></text:span><text:span text:style-name="T116_8">throws</text:span><text:span text:style-name="T116_9"><text:s/></text:span><text:span text:style-name="T116_10">HDetailVarietyMismatchException</text:span></text:p>
      <text:p text:style-name="P117"><text:span text:style-name="T117_1"> <text:tab/>  <text:s/></text:span><text:span text:style-name="T117_2">A</text:span><text:span text:style-name="T117_3"><text:s/></text:span><text:span text:style-name="T117_4">convenience</text:span><text:span text:style-name="T117_5"><text:s/></text:span><text:span text:style-name="T117_6">function</text:span><text:span text:style-name="T117_7"><text:s/></text:span><text:span text:style-name="T117_8">equivalent</text:span><text:span text:style-name="T117_9"><text:s/></text:span><text:span text:style-name="T117_10">to</text:span><text:span text:style-name="T117_11"><text:s/></text:span><text:span text:style-name="T117_12">removeDetails</text:span><text:span text:style-name="T117_13">(<text:s/></text:span><text:span text:style-name="T117_14">HDetailType</text:span><text:span text:style-name="T117_15"><text:s/>)<text:s/></text:span><text:span text:style-name="T117_16">followed</text:span><text:span text:style-name="T117_17"><text:s/></text:span><text:span text:style-name="T117_18">by</text:span><text:span text:style-name="T117_19"><text:s/></text:span><text:span text:style-name="T117_20">repeated</text:span><text:span text:style-name="T117_21"><text:s/></text:span><text:span text:style-name="T117_22">applications</text:span><text:span text:style-name="T117_23"><text:s/></text:span><text:span text:style-name="T117_24">of</text:span><text:span text:style-name="T117_25"><text:s/></text:span><text:span text:style-name="T117_26">addDetail</text:span><text:span text:style-name="T117_27">(<text:s/>..<text:s/>)</text:span></text:p>
      <text:p text:style-name="P118"><text:span text:style-name="T118_1">   <text:s/></text:span><text:span text:style-name="T118_2">changeDetail</text:span><text:span text:style-name="T118_3">(<text:s/></text:span><text:span text:style-name="T118_4">HDetailType</text:span><text:span text:style-name="T118_5">,<text:s/></text:span><text:span text:style-name="T118_6">oldValue</text:span><text:span text:style-name="T118_7">,<text:s/></text:span><text:span text:style-name="T118_8">newValue</text:span><text:span text:style-name="T118_9"><text:s/>) <text:s/></text:span><text:span text:style-name="T118_10">throws</text:span><text:span text:style-name="T118_11"><text:s/></text:span><text:span text:style-name="T118_12">HDetailVarietyMismatchException</text:span><text:span text:style-name="T118_13">,<text:s/></text:span><text:span text:style-name="T118_14">HValueException</text:span></text:p>
      <text:p text:style-name="P119"><text:span text:style-name="T119_1"> <text:tab/>  <text:s/></text:span><text:span text:style-name="T119_2">If</text:span><text:span text:style-name="T119_3"><text:s/></text:span><text:span text:style-name="T119_4">the</text:span><text:span text:style-name="T119_5"><text:s/></text:span><text:span text:style-name="T119_6">value</text:span><text:span text:style-name="T119_7"><text:s/></text:span><text:span text:style-name="T119_8">oldValue</text:span><text:span text:style-name="T119_9"><text:s/></text:span><text:span text:style-name="T119_10">exists</text:span><text:span text:style-name="T119_11"><text:s/></text:span><text:span text:style-name="T119_12">in</text:span><text:span text:style-name="T119_13"><text:s/></text:span><text:span text:style-name="T119_14">this</text:span><text:span text:style-name="T119_15"><text:s/></text:span><text:span text:style-name="T119_16">record</text:span><text:span text:style-name="T119_17"><text:s/></text:span><text:span text:style-name="T119_18">for</text:span><text:span text:style-name="T119_19"><text:s/></text:span><text:span text:style-name="T119_20">the</text:span><text:span text:style-name="T119_21"><text:s/></text:span><text:span text:style-name="T119_22">given</text:span><text:span text:style-name="T119_23"><text:s/></text:span><text:span text:style-name="T119_24">type</text:span><text:span text:style-name="T119_25">,<text:s/></text:span><text:span text:style-name="T119_26">then</text:span><text:span text:style-name="T119_27"><text:s/></text:span><text:span text:style-name="T119_28">change</text:span><text:span text:style-name="T119_29"><text:s/></text:span><text:span text:style-name="T119_30">that</text:span><text:span text:style-name="T119_31"><text:s/></text:span><text:span text:style-name="T119_32">value</text:span><text:span text:style-name="T119_33"><text:s/></text:span><text:span text:style-name="T119_34">to</text:span><text:span text:style-name="T119_35"><text:s/></text:span><text:span text:style-name="T119_36">newValue</text:span><text:span text:style-name="T119_37">. <text:s/></text:span><text:span text:style-name="T119_38">Otherwise</text:span><text:span text:style-name="T119_39">,<text:s/></text:span><text:span text:style-name="T119_40">an</text:span><text:span text:style-name="T119_41"><text:s/></text:span><text:span text:style-name="T119_42">HValueException</text:span><text:span text:style-name="T119_43"><text:s/></text:span><text:span text:style-name="T119_44">is</text:span><text:span text:style-name="T119_45"><text:s/></text:span><text:span text:style-name="T119_46">raised</text:span><text:span text:style-name="T119_47">.</text:span></text:p>
      <text:p text:style-name="P120"/>
      <text:p text:style-name="P121"><text:span text:style-name="T121_1">   <text:s/></text:span><text:span text:style-name="T121_2">isPersonalised</text:span><text:span text:style-name="T121_3">() <text:s/>=&gt; <text:s/></text:span><text:span text:style-name="T121_4">boolean</text:span><text:span text:style-name="T121_5"> <text:s/></text:span><text:span text:style-name="T121_6">throws</text:span><text:span text:style-name="T121_7"> <text:s/></text:span><text:span text:style-name="T121_8">HNotLoggedInException</text:span></text:p>
      <text:p text:style-name="P122"><text:span text:style-name="T122_1"> <text:tab/>  <text:s/></text:span><text:span text:style-name="T122_2">Is</text:span><text:span text:style-name="T122_3"><text:s/></text:span><text:span text:style-name="T122_4">this</text:span><text:span text:style-name="T122_5"><text:s/></text:span><text:span text:style-name="T122_6">record</text:span><text:span text:style-name="T122_7"><text:s/></text:span><text:span text:style-name="T122_8">in</text:span><text:span text:style-name="T122_9"><text:s/></text:span><text:span text:style-name="T122_10">the</text:span><text:span text:style-name="T122_11"><text:s/></text:span><text:span text:style-name="T122_12">logged</text:span><text:span text:style-name="T122_13">-</text:span><text:span text:style-name="T122_14">in</text:span><text:span text:style-name="T122_15"><text:s/></text:span><text:span text:style-name="T122_16">user</text:span><text:span text:style-name="T122_17">'</text:span><text:span text:style-name="T122_18">s</text:span><text:span text:style-name="T122_19"><text:s/></text:span><text:span text:style-name="T122_20">favourites</text:span><text:span text:style-name="T122_21"><text:s/></text:span><text:span text:style-name="T122_22">list</text:span><text:span text:style-name="T122_23">?</text:span></text:p>
      <text:p text:style-name="P123"><text:span text:style-name="T123_1">   <text:s/></text:span><text:span text:style-name="T123_2">addToPersonalised</text:span><text:span text:style-name="T123_3">() <text:s/></text:span><text:span text:style-name="T123_4">throws</text:span><text:span text:style-name="T123_5"> <text:s/></text:span><text:span text:style-name="T123_6">HNotLoggedInException</text:span></text:p>
      <text:p text:style-name="P124"><text:span text:style-name="T124_1">   <text:s/></text:span><text:span text:style-name="T124_2">removeFromPersonalised</text:span><text:span text:style-name="T124_3">() <text:s/></text:span><text:span text:style-name="T124_4">throws</text:span><text:span text:style-name="T124_5"> <text:s/></text:span><text:span text:style-name="T124_6">HNotLoggedInException</text:span></text:p>
      <text:p text:style-name="P125"><text:span text:style-name="T125_1">       <text:s/></text:span><text:span text:style-name="T125_2">Add</text:span><text:span text:style-name="T125_3">/</text:span><text:span text:style-name="T125_4">remove</text:span><text:span text:style-name="T125_5"><text:s/></text:span><text:span text:style-name="T125_6">this</text:span><text:span text:style-name="T125_7"><text:s/></text:span><text:span text:style-name="T125_8">record</text:span><text:span text:style-name="T125_9"><text:s/></text:span><text:span text:style-name="T125_10">to</text:span><text:span text:style-name="T125_11">/</text:span><text:span text:style-name="T125_12">from</text:span><text:span text:style-name="T125_13"><text:s/></text:span><text:span text:style-name="T125_14">the</text:span><text:span text:style-name="T125_15"><text:s/></text:span><text:span text:style-name="T125_16">logged</text:span><text:span text:style-name="T125_17">-</text:span><text:span text:style-name="T125_18">in</text:span><text:span text:style-name="T125_19"><text:s/></text:span><text:span text:style-name="T125_20">user</text:span><text:span text:style-name="T125_21">'</text:span><text:span text:style-name="T125_22">s</text:span><text:span text:style-name="T125_23"><text:s/></text:span><text:span text:style-name="T125_24">favourites</text:span><text:span text:style-name="T125_25"><text:s/></text:span><text:span text:style-name="T125_26">list</text:span><text:span text:style-name="T125_27">.</text:span></text:p>
      <text:p text:style-name="P126"/>
      <text:p text:style-name="P127"><text:span text:style-name="T127_1">   <text:s/></text:span><text:span text:style-name="T127_2">getPersonalNotes</text:span><text:span text:style-name="T127_3">() <text:s/>=&gt; <text:s/></text:span><text:span text:style-name="T127_4">string</text:span><text:span text:style-name="T127_5"> <text:s/></text:span><text:span text:style-name="T127_6">throws</text:span><text:span text:style-name="T127_7"> <text:s/></text:span><text:span text:style-name="T127_8">HNotLoggedInException</text:span><text:span text:style-name="T127_9">,<text:s/></text:span><text:span text:style-name="T127_10">HNotPersonalisedException</text:span></text:p>
      <text:p text:style-name="P128"><text:span text:style-name="T128_1">   <text:s/></text:span><text:span text:style-name="T128_2">setPersonalNotes</text:span><text:span text:style-name="T128_3">(</text:span><text:span text:style-name="T128_4">string</text:span><text:span text:style-name="T128_5">) <text:s/></text:span><text:span text:style-name="T128_6">throws</text:span><text:span text:style-name="T128_7"> <text:s/></text:span><text:span text:style-name="T128_8">HNotLoggedInException</text:span><text:span text:style-name="T128_9">,<text:s/></text:span><text:span text:style-name="T128_10">HNotPersonalisedException</text:span></text:p>
      <text:p text:style-name="P129"><text:span text:style-name="T129_1">       <text:s/></text:span><text:span text:style-name="T129_2">A</text:span><text:span text:style-name="T129_3"><text:s/></text:span><text:span text:style-name="T129_4">logged</text:span><text:span text:style-name="T129_5">-</text:span><text:span text:style-name="T129_6">in</text:span><text:span text:style-name="T129_7"><text:s/></text:span><text:span text:style-name="T129_8">user</text:span><text:span text:style-name="T129_9">'</text:span><text:span text:style-name="T129_10">s</text:span><text:span text:style-name="T129_11"><text:s/></text:span><text:span text:style-name="T129_12">personal</text:span><text:span text:style-name="T129_13"><text:s/></text:span><text:span text:style-name="T129_14">notes</text:span><text:span text:style-name="T129_15"><text:s/></text:span><text:span text:style-name="T129_16">for</text:span><text:span text:style-name="T129_17"><text:s/></text:span><text:span text:style-name="T129_18">this</text:span><text:span text:style-name="T129_19"><text:s/></text:span><text:span text:style-name="T129_20">record</text:span><text:span text:style-name="T129_21">. <text:s/></text:span><text:span text:style-name="T129_22">The</text:span><text:span text:style-name="T129_23"><text:s/></text:span><text:span text:style-name="T129_24">user</text:span><text:span text:style-name="T129_25"><text:s/></text:span><text:span text:style-name="T129_26">must</text:span><text:span text:style-name="T129_27"><text:s/></text:span><text:span text:style-name="T129_28">have</text:span><text:span text:style-name="T129_29"><text:s/></text:span><text:span text:style-name="T129_30">personalised</text:span><text:span text:style-name="T129_31"><text:s/></text:span><text:span text:style-name="T129_32">the</text:span><text:span text:style-name="T129_33"><text:s/></text:span><text:span text:style-name="T129_34">record</text:span><text:span text:style-name="T129_35"><text:s/>(</text:span><text:span text:style-name="T129_36">added</text:span><text:span text:style-name="T129_37"><text:s/></text:span><text:span text:style-name="T129_38">it</text:span><text:span text:style-name="T129_39"><text:s/></text:span><text:span text:style-name="T129_40">to</text:span><text:span text:style-name="T129_41"><text:s/></text:span><text:span text:style-name="T129_42">their</text:span><text:span text:style-name="T129_43"><text:s/></text:span><text:span text:style-name="T129_44">favourites</text:span><text:span text:style-name="T129_45">),<text:s/></text:span><text:span text:style-name="T129_46">or</text:span><text:span text:style-name="T129_47"><text:s/></text:span><text:span text:style-name="T129_48">else</text:span><text:span text:style-name="T129_49"><text:s/></text:span><text:span text:style-name="T129_50">an</text:span><text:span text:style-name="T129_51"><text:s/></text:span><text:span text:style-name="T129_52">HNotPersonalisedException</text:span><text:span text:style-name="T129_53"><text:s/></text:span><text:span text:style-name="T129_54">is</text:span><text:span text:style-name="T129_55"><text:s/></text:span><text:span text:style-name="T129_56">thrown</text:span><text:span text:style-name="T129_57">.</text:span></text:p>
      <text:p text:style-name="P130"/>
      <text:p text:style-name="P131"><text:span text:style-name="T131_1">   <text:s/></text:span><text:span text:style-name="T131_2">getRating</text:span><text:span text:style-name="T131_3">(<text:s/></text:span><text:span text:style-name="T131_4">HRatingType</text:span><text:span text:style-name="T131_5"><text:s/>) <text:s/>=&gt; <text:s/></text:span><text:span text:style-name="T131_6">HRatingValue</text:span><text:span text:style-name="T131_7"> <text:s/></text:span><text:span text:style-name="T131_8">throws</text:span><text:span text:style-name="T131_9"> <text:s/></text:span><text:span text:style-name="T131_10">HNotLoggedInException</text:span><text:span text:style-name="T131_11">,<text:s/></text:span><text:span text:style-name="T131_12">HNotPersonalisedException</text:span></text:p>
      <text:p text:style-name="P132"><text:span text:style-name="T132_1">   <text:s/></text:span><text:span text:style-name="T132_2">setRating</text:span><text:span text:style-name="T132_3">(<text:s/></text:span><text:span text:style-name="T132_4">HRatingType</text:span><text:span text:style-name="T132_5">,<text:s/></text:span><text:span text:style-name="T132_6">HRatingValue</text:span><text:span text:style-name="T132_7"><text:s/>) <text:s/></text:span><text:span text:style-name="T132_8">throws</text:span><text:span text:style-name="T132_9"><text:s/></text:span><text:span text:style-name="T132_10">HNotLoggedInException</text:span><text:span text:style-name="T132_11">,<text:s/></text:span><text:span text:style-name="T132_12">HNotPersonalisedException</text:span></text:p>
      <text:p text:style-name="P133"><text:span text:style-name="T133_1">       <text:s/></text:span><text:span text:style-name="T133_2">A</text:span><text:span text:style-name="T133_3"><text:s/></text:span><text:span text:style-name="T133_4">logged</text:span><text:span text:style-name="T133_5">-</text:span><text:span text:style-name="T133_6">in</text:span><text:span text:style-name="T133_7"><text:s/></text:span><text:span text:style-name="T133_8">user</text:span><text:span text:style-name="T133_9">'</text:span><text:span text:style-name="T133_10">s</text:span><text:span text:style-name="T133_11"><text:s/></text:span><text:span text:style-name="T133_12">personal</text:span><text:span text:style-name="T133_13"><text:s/></text:span><text:span text:style-name="T133_14">ratings</text:span><text:span text:style-name="T133_15"><text:s/></text:span><text:span text:style-name="T133_16">for</text:span><text:span text:style-name="T133_17"><text:s/></text:span><text:span text:style-name="T133_18">this</text:span><text:span text:style-name="T133_19"><text:s/></text:span><text:span text:style-name="T133_20">record</text:span><text:span text:style-name="T133_21">. <text:s/></text:span><text:span text:style-name="T133_22">The</text:span><text:span text:style-name="T133_23"><text:s/></text:span><text:span text:style-name="T133_24">user</text:span><text:span text:style-name="T133_25"><text:s/></text:span><text:span text:style-name="T133_26">must</text:span><text:span text:style-name="T133_27"><text:s/></text:span><text:span text:style-name="T133_28">have</text:span><text:span text:style-name="T133_29"><text:s/></text:span><text:span text:style-name="T133_30">personalised</text:span><text:span text:style-name="T133_31"><text:s/></text:span><text:span text:style-name="T133_32">the</text:span><text:span text:style-name="T133_33"><text:s/></text:span><text:span text:style-name="T133_34">record</text:span><text:span text:style-name="T133_35">,<text:s/></text:span><text:span text:style-name="T133_36">or</text:span><text:span text:style-name="T133_37"><text:s/></text:span><text:span text:style-name="T133_38">else</text:span><text:span text:style-name="T133_39"><text:s/></text:span><text:span text:style-name="T133_40">an</text:span><text:span text:style-name="T133_41"><text:s/></text:span><text:span text:style-name="T133_42">HNotPersonalisedException</text:span><text:span text:style-name="T133_43"><text:s/></text:span><text:span text:style-name="T133_44">is</text:span><text:span text:style-name="T133_45"><text:s/></text:span><text:span text:style-name="T133_46">thrown</text:span><text:span text:style-name="T133_47">. <text:s/></text:span><text:span text:style-name="T133_48">The</text:span><text:span text:style-name="T133_49"><text:s/></text:span><text:span text:style-name="T133_50">HRatingType</text:span><text:span text:style-name="T133_51"><text:s/></text:span><text:span text:style-name="T133_52">and</text:span><text:span text:style-name="T133_53"><text:s/></text:span><text:span text:style-name="T133_54">HRatingValue</text:span><text:span text:style-name="T133_55"><text:s/></text:span><text:span text:style-name="T133_56">parameters</text:span><text:span text:style-name="T133_57"><text:s/></text:span><text:span text:style-name="T133_58">are</text:span><text:span text:style-name="T133_59"><text:s/></text:span><text:span text:style-name="T133_60">taken</text:span><text:span text:style-name="T133_61"><text:s/></text:span><text:span text:style-name="T133_62">from</text:span><text:span text:style-name="T133_63"><text:s/></text:span><text:span text:style-name="T133_64">the</text:span><text:span text:style-name="T133_65"><text:s/></text:span><text:span text:style-name="T133_66">HRatings</text:span><text:span text:style-name="T133_67"><text:s/></text:span><text:span text:style-name="T133_68">object</text:span><text:span text:style-name="T133_69">.</text:span></text:p>
      <text:p text:style-name="P134"/>
      <text:p text:style-name="P135"><text:span text:style-name="T135_1">   <text:s/></text:span><text:span text:style-name="T135_2">getTags</text:span><text:span text:style-name="T135_3">() <text:s/>=&gt; <text:s/></text:span><text:span text:style-name="T135_4">Array</text:span><text:span text:style-name="T135_5">[</text:span><text:span text:style-name="T135_6">string</text:span><text:span text:style-name="T135_7">] <text:s/></text:span><text:span text:style-name="T135_8">throws</text:span><text:span text:style-name="T135_9"> <text:s/></text:span><text:span text:style-name="T135_10">HNotLoggedInException</text:span><text:span text:style-name="T135_11">,<text:s/></text:span><text:span text:style-name="T135_12">HNotPersonalisedException</text:span></text:p>
      <text:p text:style-name="P136"><text:span text:style-name="T136_1">   <text:s/></text:span><text:span text:style-name="T136_2">addTag</text:span><text:span text:style-name="T136_3">(<text:s/></text:span><text:span text:style-name="T136_4">tagString</text:span><text:span text:style-name="T136_5"><text:s/>) <text:s/></text:span><text:span text:style-name="T136_6">throws</text:span><text:span text:style-name="T136_7"><text:s/></text:span><text:span text:style-name="T136_8">HUnknownTagException</text:span><text:span text:style-name="T136_9">,<text:s/></text:span><text:span text:style-name="T136_10">HNotLoggedInException</text:span><text:span text:style-name="T136_11">,<text:s/></text:span><text:span text:style-name="T136_12">HNotPersonalisedException</text:span></text:p>
      <text:p text:style-name="P137"><text:span text:style-name="T137_1">   <text:s/></text:span><text:span text:style-name="T137_2">removeTag</text:span><text:span text:style-name="T137_3">(<text:s/></text:span><text:span text:style-name="T137_4">tagString</text:span><text:span text:style-name="T137_5"><text:s/>)<text:s/></text:span><text:span text:style-name="T137_6">throws</text:span><text:span text:style-name="T137_7"><text:s/></text:span><text:span text:style-name="T137_8">HNotLoggedInException</text:span><text:span text:style-name="T137_9">,<text:s/></text:span><text:span text:style-name="T137_10">HNotPersonalisedException</text:span></text:p>
      <text:p text:style-name="P138"><text:span text:style-name="T138_1">       <text:s/></text:span><text:span text:style-name="T138_2">A</text:span><text:span text:style-name="T138_3"><text:s/></text:span><text:span text:style-name="T138_4">logged</text:span><text:span text:style-name="T138_5">-</text:span><text:span text:style-name="T138_6">in</text:span><text:span text:style-name="T138_7"><text:s/></text:span><text:span text:style-name="T138_8">user</text:span><text:span text:style-name="T138_9">'</text:span><text:span text:style-name="T138_10">s</text:span><text:span text:style-name="T138_11"><text:s/></text:span><text:span text:style-name="T138_12">personal</text:span><text:span text:style-name="T138_13"><text:s/></text:span><text:span text:style-name="T138_14">tags</text:span><text:span text:style-name="T138_15"><text:s/></text:span><text:span text:style-name="T138_16">for</text:span><text:span text:style-name="T138_17"><text:s/></text:span><text:span text:style-name="T138_18">this</text:span><text:span text:style-name="T138_19"><text:s/></text:span><text:span text:style-name="T138_20">record</text:span><text:span text:style-name="T138_21">. <text:s/></text:span><text:span text:style-name="T138_22">The</text:span><text:span text:style-name="T138_23"><text:s/></text:span><text:span text:style-name="T138_24">user</text:span><text:span text:style-name="T138_25"><text:s/></text:span><text:span text:style-name="T138_26">must</text:span><text:span text:style-name="T138_27"><text:s/></text:span><text:span text:style-name="T138_28">have</text:span><text:span text:style-name="T138_29"><text:s/></text:span><text:span text:style-name="T138_30">personalised</text:span><text:span text:style-name="T138_31"><text:s/></text:span><text:span text:style-name="T138_32">the</text:span><text:span text:style-name="T138_33"><text:s/></text:span><text:span text:style-name="T138_34">record</text:span><text:span text:style-name="T138_35">,<text:s/></text:span><text:span text:style-name="T138_36">or</text:span><text:span text:style-name="T138_37"><text:s/></text:span><text:span text:style-name="T138_38">else</text:span><text:span text:style-name="T138_39"><text:s/></text:span><text:span text:style-name="T138_40">an</text:span><text:span text:style-name="T138_41"><text:s/></text:span><text:span text:style-name="T138_42">HNotPersonalisedException</text:span><text:span text:style-name="T138_43"><text:s/></text:span><text:span text:style-name="T138_44">is</text:span><text:span text:style-name="T138_45"><text:s/></text:span><text:span text:style-name="T138_46">thrown</text:span><text:span text:style-name="T138_47">. <text:s/></text:span><text:span text:style-name="T138_48">If</text:span><text:span text:style-name="T138_49"><text:s/></text:span><text:span text:style-name="T138_50">an</text:span><text:span text:style-name="T138_51"><text:s/></text:span><text:span text:style-name="T138_52">attempt</text:span><text:span text:style-name="T138_53"><text:s/></text:span><text:span text:style-name="T138_54">is</text:span><text:span text:style-name="T138_55"><text:s/></text:span><text:span text:style-name="T138_56">made</text:span><text:span text:style-name="T138_57"><text:s/></text:span><text:span text:style-name="T138_58">to</text:span><text:span text:style-name="T138_59"><text:s/></text:span><text:span text:style-name="T138_60">add</text:span><text:span text:style-name="T138_61"><text:s/></text:span><text:span text:style-name="T138_62">a</text:span><text:span text:style-name="T138_63"><text:s/></text:span><text:span text:style-name="T138_64">tag</text:span><text:span text:style-name="T138_65"><text:s/></text:span><text:span text:style-name="T138_66">that</text:span><text:span text:style-name="T138_67"><text:s/></text:span><text:span text:style-name="T138_68">is</text:span><text:span text:style-name="T138_69"><text:s/></text:span><text:span text:style-name="T138_70">not</text:span><text:span text:style-name="T138_71"><text:s/></text:span><text:span text:style-name="T138_72">already</text:span><text:span text:style-name="T138_73"><text:s/></text:span><text:span text:style-name="T138_74">known</text:span><text:span text:style-name="T138_75"><text:s/></text:span><text:span text:style-name="T138_76">as</text:span><text:span text:style-name="T138_77"><text:s/></text:span><text:span text:style-name="T138_78">one</text:span><text:span text:style-name="T138_79"><text:s/></text:span><text:span text:style-name="T138_80">of</text:span><text:span text:style-name="T138_81"><text:s/></text:span><text:span text:style-name="T138_82">the</text:span><text:span text:style-name="T138_83"><text:s/></text:span><text:span text:style-name="T138_84">user</text:span><text:span text:style-name="T138_85">'</text:span><text:span text:style-name="T138_86">s</text:span><text:span text:style-name="T138_87"><text:s/></text:span><text:span text:style-name="T138_88">existing</text:span><text:span text:style-name="T138_89"><text:s/></text:span><text:span text:style-name="T138_90">tags</text:span><text:span text:style-name="T138_91">,<text:s/></text:span><text:span text:style-name="T138_92">then</text:span><text:span text:style-name="T138_93"><text:s/></text:span><text:span text:style-name="T138_94">an</text:span><text:span text:style-name="T138_95"><text:s/></text:span><text:span text:style-name="T138_96">HUnknownTagException</text:span><text:span text:style-name="T138_97"><text:s/></text:span><text:span text:style-name="T138_98">is</text:span><text:span text:style-name="T138_99"><text:s/></text:span><text:span text:style-name="T138_100">thrown</text:span><text:span text:style-name="T138_101">. <text:s/></text:span><text:span text:style-name="T138_102">Tags</text:span><text:span text:style-name="T138_103"><text:s/></text:span><text:span text:style-name="T138_104">may</text:span><text:span text:style-name="T138_105"><text:s/></text:span><text:span text:style-name="T138_106">be</text:span><text:span text:style-name="T138_107"><text:s/></text:span><text:span text:style-name="T138_108">added</text:span><text:span text:style-name="T138_109"><text:s/></text:span><text:span text:style-name="T138_110">and</text:span><text:span text:style-name="T138_111"><text:s/></text:span><text:span text:style-name="T138_112">verified</text:span><text:span text:style-name="T138_113"><text:s/></text:span><text:span text:style-name="T138_114">using</text:span><text:span text:style-name="T138_115"><text:s/></text:span><text:span text:style-name="T138_116">the</text:span><text:span text:style-name="T138_117"><text:s/></text:span><text:span text:style-name="T138_118">HTagManager</text:span><text:span text:style-name="T138_119"><text:s/></text:span><text:span text:style-name="T138_120">class</text:span><text:span text:style-name="T138_121">.</text:span></text:p>
      <text:p text:style-name="P139"/>
      <text:p text:style-name="P140"><text:span text:style-name="T140_1">   <text:s/></text:span><text:span text:style-name="T140_2">getKeywords</text:span><text:span text:style-name="T140_3">() <text:s/>=&gt; <text:s/></text:span><text:span text:style-name="T140_4">Array</text:span><text:span text:style-name="T140_5">[</text:span><text:span text:style-name="T140_6">HKeyword</text:span><text:span text:style-name="T140_7">]</text:span></text:p>
      <text:p text:style-name="P141"><text:span text:style-name="T141_1">   <text:s/></text:span><text:span text:style-name="T141_2">addKeyword</text:span><text:span text:style-name="T141_3">(<text:s/></text:span><text:span text:style-name="T141_4">HKeyword</text:span><text:span text:style-name="T141_5"><text:s/>) <text:s/></text:span><text:span text:style-name="T141_6">throws</text:span><text:span text:style-name="T141_7"><text:s/></text:span><text:span text:style-name="T141_8">HPermissionException</text:span></text:p>
      <text:p text:style-name="P142"><text:span text:style-name="T142_1">   <text:s/></text:span><text:span text:style-name="T142_2">removeKeyword</text:span><text:span text:style-name="T142_3">(<text:s/></text:span><text:span text:style-name="T142_4">HKeyword</text:span><text:span text:style-name="T142_5"><text:s/>) <text:s/></text:span><text:span text:style-name="T142_6">throws</text:span><text:span text:style-name="T142_7"><text:s/></text:span><text:span text:style-name="T142_8">HPermissionException</text:span></text:p>
      <text:p text:style-name="P143"><text:span text:style-name="T143_1"> <text:tab/>  <text:s/></text:span><text:span text:style-name="T143_2">Workgroup</text:span><text:span text:style-name="T143_3"><text:s/></text:span><text:span text:style-name="T143_4">keywords</text:span><text:span text:style-name="T143_5"><text:s/></text:span><text:span text:style-name="T143_6">for</text:span><text:span text:style-name="T143_7"><text:s/></text:span><text:span text:style-name="T143_8">this</text:span><text:span text:style-name="T143_9"><text:s/></text:span><text:span text:style-name="T143_10">record</text:span><text:span text:style-name="T143_11">. <text:s/></text:span><text:span text:style-name="T143_12">HKeyword</text:span><text:span text:style-name="T143_13"><text:s/></text:span><text:span text:style-name="T143_14">objects</text:span><text:span text:style-name="T143_15"><text:s/></text:span><text:span text:style-name="T143_16">may</text:span><text:span text:style-name="T143_17"><text:s/></text:span><text:span text:style-name="T143_18">only</text:span><text:span text:style-name="T143_19"><text:s/></text:span><text:span text:style-name="T143_20">be</text:span><text:span text:style-name="T143_21"><text:s/></text:span><text:span text:style-name="T143_22">instantiated</text:span><text:span text:style-name="T143_23"><text:s/></text:span><text:span text:style-name="T143_24">by</text:span><text:span text:style-name="T143_25"><text:s/></text:span><text:span text:style-name="T143_26">the</text:span><text:span text:style-name="T143_27"><text:s/></text:span><text:span text:style-name="T143_28">HKeywordManager</text:span><text:span text:style-name="T143_29">. <text:s/></text:span><text:span text:style-name="T143_30">Only</text:span><text:span text:style-name="T143_31"><text:s/></text:span><text:span text:style-name="T143_32">keywords</text:span><text:span text:style-name="T143_33"><text:s/></text:span><text:span text:style-name="T143_34">for</text:span><text:span text:style-name="T143_35"><text:s/></text:span><text:span text:style-name="T143_36">workgroups</text:span><text:span text:style-name="T143_37"><text:s/></text:span><text:span text:style-name="T143_38">of</text:span><text:span text:style-name="T143_39"><text:s/></text:span><text:span text:style-name="T143_40">which</text:span><text:span text:style-name="T143_41"><text:s/></text:span><text:span text:style-name="T143_42">the</text:span><text:span text:style-name="T143_43"><text:s/></text:span><text:span text:style-name="T143_44">logged</text:span><text:span text:style-name="T143_45">-</text:span><text:span text:style-name="T143_46">in</text:span><text:span text:style-name="T143_47"><text:s/></text:span><text:span text:style-name="T143_48">user</text:span><text:span text:style-name="T143_49"><text:s/></text:span><text:span text:style-name="T143_50">is</text:span><text:span text:style-name="T143_51"><text:s/></text:span><text:span text:style-name="T143_52">a</text:span><text:span text:style-name="T143_53"><text:s/></text:span><text:span text:style-name="T143_54">member</text:span><text:span text:style-name="T143_55"><text:s/></text:span><text:span text:style-name="T143_56">are</text:span><text:span text:style-name="T143_57"><text:s/></text:span><text:span text:style-name="T143_58">visible</text:span><text:span text:style-name="T143_59">.</text:span></text:p>
      <text:p text:style-name="P144"/>
      <text:p text:style-name="P145"><text:span text:style-name="T145_1">   <text:s/></text:span><text:span text:style-name="T145_2">getNotifications</text:span><text:span text:style-name="T145_3">() <text:s/>=&gt; <text:s/></text:span><text:span text:style-name="T145_4">Array</text:span><text:span text:style-name="T145_5">[</text:span><text:span text:style-name="T145_6">HNotification</text:span><text:span text:style-name="T145_7">] <text:s/></text:span><text:span text:style-name="T145_8">throws</text:span><text:span text:style-name="T145_9"><text:s/></text:span><text:span text:style-name="T145_10">HNotLoggedInException</text:span><text:span text:style-name="T145_11">,<text:s/></text:span><text:span text:style-name="T145_12">HNotPersonalisedException</text:span></text:p>
      <text:p text:style-name="P146"><text:span text:style-name="T146_1"> <text:tab/>  <text:s/></text:span><text:span text:style-name="T146_2">Return</text:span><text:span text:style-name="T146_3"><text:s/></text:span><text:span text:style-name="T146_4">an</text:span><text:span text:style-name="T146_5"><text:s/></text:span><text:span text:style-name="T146_6">array</text:span><text:span text:style-name="T146_7"><text:s/></text:span><text:span text:style-name="T146_8">of</text:span><text:span text:style-name="T146_9"><text:s/></text:span><text:span text:style-name="T146_10">all</text:span><text:span text:style-name="T146_11"><text:s/></text:span><text:span text:style-name="T146_12">the</text:span><text:span text:style-name="T146_13"><text:s/></text:span><text:span text:style-name="T146_14">notifications</text:span><text:span text:style-name="T146_15"><text:s/></text:span><text:span text:style-name="T146_16">associated</text:span><text:span text:style-name="T146_17"><text:s/></text:span><text:span text:style-name="T146_18">with</text:span><text:span text:style-name="T146_19"><text:s/></text:span><text:span text:style-name="T146_20">this</text:span><text:span text:style-name="T146_21"><text:s/></text:span><text:span text:style-name="T146_22">record</text:span></text:p>
      <text:p text:style-name="P147"><text:span text:style-name="T147_1">   <text:s/></text:span><text:span text:style-name="T147_2">addNotification</text:span><text:span text:style-name="T147_3">(<text:s/></text:span><text:span text:style-name="T147_4">recipient</text:span><text:span text:style-name="T147_5">,<text:s/></text:span><text:span text:style-name="T147_6">message</text:span><text:span text:style-name="T147_7">,<text:s/></text:span><text:span text:style-name="T147_8">startDate</text:span><text:span text:style-name="T147_9">,<text:s/></text:span><text:span text:style-name="T147_10">HFrequency</text:span><text:span text:style-name="T147_11"><text:s/>) <text:s/>=&gt;<text:s/></text:span><text:span text:style-name="T147_12">HNotification</text:span><text:span text:style-name="T147_13"> <text:s/></text:span><text:span text:style-name="T147_14">throws</text:span><text:span text:style-name="T147_15"><text:s/></text:span><text:span text:style-name="T147_16">HNotLoggedInException</text:span><text:span text:style-name="T147_17">,<text:s/></text:span><text:span text:style-name="T147_18">HNotPersonalisedException</text:span></text:p>
      <text:p text:style-name="P148"><text:span text:style-name="T148_1"> <text:tab/>  <text:s/></text:span><text:span text:style-name="T148_2">Add</text:span><text:span text:style-name="T148_3"><text:s/></text:span><text:span text:style-name="T148_4">a</text:span><text:span text:style-name="T148_5"><text:s/></text:span><text:span text:style-name="T148_6">new</text:span><text:span text:style-name="T148_7"><text:s/></text:span><text:span text:style-name="T148_8">notification</text:span><text:span text:style-name="T148_9"><text:s/></text:span><text:span text:style-name="T148_10">to</text:span><text:span text:style-name="T148_11"><text:s/></text:span><text:span text:style-name="T148_12">this</text:span><text:span text:style-name="T148_13"><text:s/></text:span><text:span text:style-name="T148_14">record</text:span><text:span text:style-name="T148_15">.</text:span></text:p>
      <text:p text:style-name="P149"><text:span text:style-name="T149_1"> <text:tab/>    <text:s/>-<text:s/></text:span><text:span text:style-name="T149_2">recipient</text:span><text:span text:style-name="T149_3"><text:s/></text:span><text:span text:style-name="T149_4">is</text:span><text:span text:style-name="T149_5"><text:s/></text:span><text:span text:style-name="T149_6">an</text:span><text:span text:style-name="T149_7"><text:s/></text:span><text:span text:style-name="T149_8">HUser</text:span><text:span text:style-name="T149_9"><text:s/></text:span><text:span text:style-name="T149_10">instance</text:span><text:span text:style-name="T149_11">,<text:s/></text:span><text:span text:style-name="T149_12">an</text:span><text:span text:style-name="T149_13"><text:s/></text:span><text:span text:style-name="T149_14">HWorkgroup</text:span><text:span text:style-name="T149_15"><text:s/></text:span><text:span text:style-name="T149_16">instance</text:span><text:span text:style-name="T149_17">,<text:s/></text:span><text:span text:style-name="T149_18">or</text:span><text:span text:style-name="T149_19"><text:s/></text:span><text:span text:style-name="T149_20">an</text:span><text:span text:style-name="T149_21"><text:s/></text:span><text:span text:style-name="T149_22">email</text:span><text:span text:style-name="T149_23"><text:s/></text:span><text:span text:style-name="T149_24">address</text:span><text:span text:style-name="T149_25"><text:s/>(</text:span><text:span text:style-name="T149_26">a</text:span><text:span text:style-name="T149_27"><text:s/></text:span><text:span text:style-name="T149_28">string</text:span><text:span text:style-name="T149_29">).</text:span></text:p>
      <text:p text:style-name="P150"><text:span text:style-name="T150_1"> <text:tab/>    <text:s/>-<text:s/></text:span><text:span text:style-name="T150_2">message</text:span><text:span text:style-name="T150_3"><text:s/></text:span><text:span text:style-name="T150_4">is</text:span><text:span text:style-name="T150_5"><text:s/></text:span><text:span text:style-name="T150_6">a</text:span><text:span text:style-name="T150_7"><text:s/></text:span><text:span text:style-name="T150_8">message</text:span><text:span text:style-name="T150_9"><text:s/></text:span><text:span text:style-name="T150_10">to</text:span><text:span text:style-name="T150_11"><text:s/></text:span><text:span text:style-name="T150_12">be</text:span><text:span text:style-name="T150_13"><text:s/></text:span><text:span text:style-name="T150_14">included</text:span><text:span text:style-name="T150_15"><text:s/></text:span><text:span text:style-name="T150_16">with</text:span><text:span text:style-name="T150_17"><text:s/></text:span><text:span text:style-name="T150_18">the</text:span><text:span text:style-name="T150_19"><text:s/></text:span><text:span text:style-name="T150_20">reminder</text:span><text:span text:style-name="T150_21"><text:s/></text:span><text:span text:style-name="T150_22">mailout</text:span><text:span text:style-name="T150_23"><text:s/></text:span><text:span text:style-name="T150_24">when</text:span><text:span text:style-name="T150_25"><text:s/></text:span><text:span text:style-name="T150_26">it</text:span><text:span text:style-name="T150_27"><text:s/></text:span><text:span text:style-name="T150_28">is</text:span><text:span text:style-name="T150_29"><text:s/></text:span><text:span text:style-name="T150_30">sent</text:span></text:p>
      <text:p text:style-name="P151"><text:span text:style-name="T151_1">     <text:tab/><text:s/>-<text:s/></text:span><text:span text:style-name="T151_2">startDate</text:span><text:span text:style-name="T151_3"><text:s/></text:span><text:span text:style-name="T151_4">is</text:span><text:span text:style-name="T151_5"><text:s/></text:span><text:span text:style-name="T151_6">a</text:span><text:span text:style-name="T151_7"><text:s/></text:span><text:span text:style-name="T151_8">Date</text:span><text:span text:style-name="T151_9"><text:s/></text:span><text:span text:style-name="T151_10">on</text:span><text:span text:style-name="T151_11"><text:s/></text:span><text:span text:style-name="T151_12">which</text:span><text:span text:style-name="T151_13"><text:s/></text:span><text:span text:style-name="T151_14">the</text:span><text:span text:style-name="T151_15"><text:s/></text:span><text:span text:style-name="T151_16">reminder</text:span><text:span text:style-name="T151_17"><text:s/></text:span><text:span text:style-name="T151_18">mail</text:span><text:span text:style-name="T151_19"><text:s/></text:span><text:span text:style-name="T151_20">should</text:span><text:span text:style-name="T151_21"><text:s/></text:span><text:span text:style-name="T151_22">be</text:span><text:span text:style-name="T151_23"><text:s/></text:span><text:span text:style-name="T151_24">sent</text:span><text:span text:style-name="T151_25">. <text:s/></text:span><text:span text:style-name="T151_26">If</text:span><text:span text:style-name="T151_27"><text:s/></text:span><text:span text:style-name="T151_28">this</text:span><text:span text:style-name="T151_29"><text:s/></text:span><text:span text:style-name="T151_30">value</text:span><text:span text:style-name="T151_31"><text:s/></text:span><text:span text:style-name="T151_32">is</text:span><text:span text:style-name="T151_33"><text:s/></text:span><text:span text:style-name="T151_34">null</text:span><text:span text:style-name="T151_35">,<text:s/></text:span><text:span text:style-name="T151_36">the</text:span><text:span text:style-name="T151_37"><text:s/></text:span><text:span text:style-name="T151_38">reminder</text:span><text:span text:style-name="T151_39"><text:s/></text:span><text:span text:style-name="T151_40">is</text:span><text:span text:style-name="T151_41"><text:s/></text:span><text:span text:style-name="T151_42">scheduled</text:span><text:span text:style-name="T151_43"><text:s/></text:span><text:span text:style-name="T151_44">for</text:span><text:span text:style-name="T151_45"><text:s/></text:span><text:span text:style-name="T151_46">immediate</text:span><text:span text:style-name="T151_47"><text:s/></text:span><text:span text:style-name="T151_48">dispatch</text:span></text:p>
      <text:p text:style-name="P152"><text:span text:style-name="T152_1">     <text:tab/><text:s/>-<text:s/></text:span><text:span text:style-name="T152_2">the</text:span><text:span text:style-name="T152_3"><text:s/></text:span><text:span text:style-name="T152_4">final</text:span><text:span text:style-name="T152_5"><text:s/></text:span><text:span text:style-name="T152_6">parameter</text:span><text:span text:style-name="T152_7"><text:s/></text:span><text:span text:style-name="T152_8">is</text:span><text:span text:style-name="T152_9"><text:s/></text:span><text:span text:style-name="T152_10">an</text:span><text:span text:style-name="T152_11"><text:s/></text:span><text:span text:style-name="T152_12">HFrequency</text:span><text:span text:style-name="T152_13"><text:s/></text:span><text:span text:style-name="T152_14">value</text:span><text:span text:style-name="T152_15"><text:s/></text:span><text:span text:style-name="T152_16">indicating</text:span><text:span text:style-name="T152_17"><text:s/></text:span><text:span text:style-name="T152_18">how</text:span><text:span text:style-name="T152_19"><text:s/></text:span><text:span text:style-name="T152_20">often</text:span><text:span text:style-name="T152_21"><text:s/></text:span><text:span text:style-name="T152_22">the</text:span><text:span text:style-name="T152_23"><text:s/></text:span><text:span text:style-name="T152_24">reminder</text:span><text:span text:style-name="T152_25"><text:s/></text:span><text:span text:style-name="T152_26">should</text:span><text:span text:style-name="T152_27"><text:s/></text:span><text:span text:style-name="T152_28">be</text:span><text:span text:style-name="T152_29"><text:s/></text:span><text:span text:style-name="T152_30">repeated</text:span><text:span text:style-name="T152_31"><text:s/></text:span><text:span text:style-name="T152_32">after</text:span><text:span text:style-name="T152_33"><text:s/></text:span><text:span text:style-name="T152_34">startDate</text:span></text:p>
      <text:p text:style-name="P153"><text:span text:style-name="T153_1">   <text:s/></text:span><text:span text:style-name="T153_2">removeNotification</text:span><text:span text:style-name="T153_3">(<text:s/></text:span><text:span text:style-name="T153_4">HNotification</text:span><text:span text:style-name="T153_5"><text:s/>) <text:s/></text:span><text:span text:style-name="T153_6">throws</text:span><text:span text:style-name="T153_7"><text:s/></text:span><text:span text:style-name="T153_8">HNotLoggedInException</text:span></text:p>
      <text:p text:style-name="P154"><text:span text:style-name="T154_1"> <text:tab/>  <text:s/></text:span><text:span text:style-name="T154_2">Remove</text:span><text:span text:style-name="T154_3"><text:s/></text:span><text:span text:style-name="T154_4">the</text:span><text:span text:style-name="T154_5"><text:s/></text:span><text:span text:style-name="T154_6">given</text:span><text:span text:style-name="T154_7"><text:s/></text:span><text:span text:style-name="T154_8">notification</text:span><text:span text:style-name="T154_9"><text:s/></text:span><text:span text:style-name="T154_10">from</text:span><text:span text:style-name="T154_11"><text:s/></text:span><text:span text:style-name="T154_12">this</text:span><text:span text:style-name="T154_13"><text:s/></text:span><text:span text:style-name="T154_14">record</text:span><text:span text:style-name="T154_15"><text:s/>(</text:span><text:span text:style-name="T154_16">has</text:span><text:span text:style-name="T154_17"><text:s/></text:span><text:span text:style-name="T154_18">no</text:span><text:span text:style-name="T154_19"><text:s/></text:span><text:span text:style-name="T154_20">effect</text:span><text:span text:style-name="T154_21"><text:s/></text:span><text:span text:style-name="T154_22">if</text:span><text:span text:style-name="T154_23"><text:s/></text:span><text:span text:style-name="T154_24">the</text:span><text:span text:style-name="T154_25"><text:s/></text:span><text:span text:style-name="T154_26">notification</text:span><text:span text:style-name="T154_27"><text:s/></text:span><text:span text:style-name="T154_28">is</text:span><text:span text:style-name="T154_29"><text:s/></text:span><text:span text:style-name="T154_30">not</text:span><text:span text:style-name="T154_31"><text:s/></text:span><text:span text:style-name="T154_32">associated</text:span><text:span text:style-name="T154_33"><text:s/></text:span><text:span text:style-name="T154_34">with</text:span><text:span text:style-name="T154_35"><text:s/></text:span><text:span text:style-name="T154_36">the</text:span><text:span text:style-name="T154_37"><text:s/></text:span><text:span text:style-name="T154_38">record</text:span><text:span text:style-name="T154_39">)</text:span></text:p>
      <text:p text:style-name="P155"/>
      <text:p text:style-name="P156"><text:span text:style-name="T156_1">   <text:s/></text:span><text:span text:style-name="T156_2">getComments</text:span><text:span text:style-name="T156_3">() <text:s/>=&gt; <text:s/></text:span><text:span text:style-name="T156_4">Array</text:span><text:span text:style-name="T156_5">[</text:span><text:span text:style-name="T156_6">HComment</text:span><text:span text:style-name="T156_7">] <text:s/></text:span><text:span text:style-name="T156_8">throws</text:span><text:span text:style-name="T156_9"><text:s/></text:span><text:span text:style-name="T156_10">HNotLoggedInException</text:span></text:p>
      <text:p text:style-name="P157"><text:span text:style-name="T157_1">   <text:s/></text:span><text:span text:style-name="T157_2">removeComment</text:span><text:span text:style-name="T157_3">(<text:s/></text:span><text:span text:style-name="T157_4">HComment</text:span><text:span text:style-name="T157_5"><text:s/>) <text:s/></text:span><text:span text:style-name="T157_6">throws</text:span><text:span text:style-name="T157_7"><text:s/></text:span><text:span text:style-name="T157_8">HPermissionException</text:span><text:span text:style-name="T157_9">,<text:s/></text:span><text:span text:style-name="T157_10">HNotLoggedInException</text:span></text:p>
      <text:p text:style-name="P158"><text:span text:style-name="T158_1"> <text:tab/>  <text:s/></text:span><text:span text:style-name="T158_2">Comments</text:span><text:span text:style-name="T158_3"><text:s/></text:span><text:span text:style-name="T158_4">facilitate</text:span><text:span text:style-name="T158_5"><text:s/></text:span><text:span text:style-name="T158_6">threaded</text:span><text:span text:style-name="T158_7"><text:s/></text:span><text:span text:style-name="T158_8">discussion</text:span><text:span text:style-name="T158_9"><text:s/></text:span><text:span text:style-name="T158_10">of</text:span><text:span text:style-name="T158_11"><text:s/></text:span><text:span text:style-name="T158_12">a</text:span><text:span text:style-name="T158_13"><text:s/></text:span><text:span text:style-name="T158_14">record</text:span><text:span text:style-name="T158_15">. <text:s/></text:span><text:span text:style-name="T158_16">These</text:span><text:span text:style-name="T158_17"><text:s/></text:span><text:span text:style-name="T158_18">methods</text:span><text:span text:style-name="T158_19"><text:s/></text:span><text:span text:style-name="T158_20">deal</text:span><text:span text:style-name="T158_21"><text:s/></text:span><text:span text:style-name="T158_22">only</text:span><text:span text:style-name="T158_23"><text:s/></text:span><text:span text:style-name="T158_24">with</text:span><text:span text:style-name="T158_25"><text:s/></text:span><text:span text:style-name="T158_26">top</text:span><text:span text:style-name="T158_27">-</text:span><text:span text:style-name="T158_28">level</text:span><text:span text:style-name="T158_29"><text:s/></text:span><text:span text:style-name="T158_30">comments</text:span><text:span text:style-name="T158_31">:<text:s/></text:span><text:span text:style-name="T158_32">see</text:span><text:span text:style-name="T158_33"><text:s/></text:span><text:span text:style-name="T158_34">HComment</text:span><text:span text:style-name="T158_35"><text:s/></text:span><text:span text:style-name="T158_36">for</text:span><text:span text:style-name="T158_37"><text:s/></text:span><text:span text:style-name="T158_38">the</text:span><text:span text:style-name="T158_39"><text:s/></text:span><text:span text:style-name="T158_40">similar</text:span><text:span text:style-name="T158_41"><text:s/></text:span><text:span text:style-name="T158_42">functions</text:span><text:span text:style-name="T158_43"><text:s/></text:span><text:span text:style-name="T158_44">allowing</text:span><text:span text:style-name="T158_45"><text:s/></text:span><text:span text:style-name="T158_46">management</text:span><text:span text:style-name="T158_47"><text:s/></text:span><text:span text:style-name="T158_48">of</text:span><text:span text:style-name="T158_49"><text:s/></text:span><text:span text:style-name="T158_50">nested</text:span><text:span text:style-name="T158_51"><text:s/></text:span><text:span text:style-name="T158_52">comments</text:span><text:span text:style-name="T158_53">. <text:s/></text:span><text:span text:style-name="T158_54">See</text:span><text:span text:style-name="T158_55"><text:s/></text:span><text:span text:style-name="T158_56">the</text:span><text:span text:style-name="T158_57"><text:s/></text:span><text:span text:style-name="T158_58">HComment</text:span><text:span text:style-name="T158_59"><text:s/></text:span><text:span text:style-name="T158_60">constructor</text:span><text:span text:style-name="T158_61"><text:s/></text:span><text:span text:style-name="T158_62">for</text:span><text:span text:style-name="T158_63"><text:s/></text:span><text:span text:style-name="T158_64">details</text:span><text:span text:style-name="T158_65"><text:s/></text:span><text:span text:style-name="T158_66">on</text:span><text:span text:style-name="T158_67"><text:s/></text:span><text:span text:style-name="T158_68">how</text:span><text:span text:style-name="T158_69"><text:s/></text:span><text:span text:style-name="T158_70">to</text:span><text:span text:style-name="T158_71"><text:s/></text:span><text:span text:style-name="T158_72">add</text:span><text:span text:style-name="T158_73"><text:s/></text:span><text:span text:style-name="T158_74">a</text:span><text:span text:style-name="T158_75"><text:s/></text:span><text:span text:style-name="T158_76">new</text:span><text:span text:style-name="T158_77"><text:s/></text:span><text:span text:style-name="T158_78">comment</text:span><text:span text:style-name="T158_79"><text:s/></text:span><text:span text:style-name="T158_80">to</text:span><text:span text:style-name="T158_81"><text:s/></text:span><text:span text:style-name="T158_82">a</text:span><text:span text:style-name="T158_83"><text:s/></text:span><text:span text:style-name="T158_84">record</text:span><text:span text:style-name="T158_85">.</text:span></text:p>
      <text:p text:style-name="P159"/>
      <text:p text:style-name="P160"><text:span text:style-name="T160_1">   <text:s/></text:span><text:span text:style-name="T160_2">getRelatedRecords</text:span><text:span text:style-name="T160_3">() <text:s/>=&gt; <text:s/></text:span><text:span text:style-name="T160_4">Array</text:span><text:span text:style-name="T160_5">[</text:span><text:span text:style-name="T160_6">HRecord</text:span><text:span text:style-name="T160_7">]</text:span></text:p>
      <text:p text:style-name="P161"><text:span text:style-name="T161_1">   <text:s/></text:span><text:span text:style-name="T161_2">getRelationships</text:span><text:span text:style-name="T161_3">() <text:s/>=&gt; <text:s/></text:span><text:span text:style-name="T161_4">Array</text:span><text:span text:style-name="T161_5">[</text:span><text:span text:style-name="T161_6">HRelationship</text:span><text:span text:style-name="T161_7">]</text:span></text:p>
      <text:p text:style-name="P162"><text:span text:style-name="T162_1"> <text:tab/>  <text:s/></text:span><text:span text:style-name="T162_2">Relationships</text:span><text:span text:style-name="T162_3"><text:s/></text:span><text:span text:style-name="T162_4">between</text:span><text:span text:style-name="T162_5"><text:s/></text:span><text:span text:style-name="T162_6">records</text:span><text:span text:style-name="T162_7"><text:s/></text:span><text:span text:style-name="T162_8">in</text:span><text:span text:style-name="T162_9"><text:s/></text:span><text:span text:style-name="T162_10">Heurist</text:span><text:span text:style-name="T162_11"><text:s/></text:span><text:span text:style-name="T162_12">are</text:span><text:span text:style-name="T162_13"><text:s/></text:span><text:span text:style-name="T162_14">represented</text:span><text:span text:style-name="T162_15"><text:s/></text:span><text:span text:style-name="T162_16">by</text:span><text:span text:style-name="T162_17"><text:s/></text:span><text:span text:style-name="T162_18">another</text:span><text:span text:style-name="T162_19"><text:s/></text:span><text:span text:style-name="T162_20">record</text:span><text:span text:style-name="T162_21">,<text:s/></text:span><text:span text:style-name="T162_22">allowing</text:span><text:span text:style-name="T162_23"><text:s/></text:span><text:span text:style-name="T162_24">the</text:span><text:span text:style-name="T162_25"><text:s/></text:span><text:span text:style-name="T162_26">addition</text:span><text:span text:style-name="T162_27"><text:s/></text:span><text:span text:style-name="T162_28">of</text:span><text:span text:style-name="T162_29"><text:s/></text:span><text:span text:style-name="T162_30">complex</text:span><text:span text:style-name="T162_31"><text:s/></text:span><text:span text:style-name="T162_32">metadata</text:span><text:span text:style-name="T162_33">. <text:s/></text:span><text:span text:style-name="T162_34">If</text:span><text:span text:style-name="T162_35"><text:s/></text:span><text:span text:style-name="T162_36">only</text:span><text:span text:style-name="T162_37"><text:s/></text:span><text:span text:style-name="T162_38">the</text:span><text:span text:style-name="T162_39"><text:s/></text:span><text:span text:style-name="T162_40">records</text:span><text:span text:style-name="T162_41"><text:s/></text:span><text:span text:style-name="T162_42">related</text:span><text:span text:style-name="T162_43"><text:s/></text:span><text:span text:style-name="T162_44">to</text:span><text:span text:style-name="T162_45"><text:s/></text:span><text:span text:style-name="T162_46">this</text:span><text:span text:style-name="T162_47"><text:s/></text:span><text:span text:style-name="T162_48">current</text:span><text:span text:style-name="T162_49"><text:s/></text:span><text:span text:style-name="T162_50">record</text:span><text:span text:style-name="T162_51"><text:s/></text:span><text:span text:style-name="T162_52">are</text:span><text:span text:style-name="T162_53"><text:s/></text:span><text:span text:style-name="T162_54">required</text:span><text:span text:style-name="T162_55">,<text:s/></text:span><text:span text:style-name="T162_56">then</text:span><text:span text:style-name="T162_57"><text:s/></text:span><text:span text:style-name="T162_58">getRelatedRecords</text:span><text:span text:style-name="T162_59">()<text:s/></text:span><text:span text:style-name="T162_60">is</text:span><text:span text:style-name="T162_61"><text:s/></text:span><text:span text:style-name="T162_62">used</text:span><text:span text:style-name="T162_63">. <text:s/></text:span><text:span text:style-name="T162_64">If</text:span><text:span text:style-name="T162_65"><text:s/></text:span><text:span text:style-name="T162_66">the</text:span><text:span text:style-name="T162_67"><text:s/></text:span><text:span text:style-name="T162_68">relationship</text:span><text:span text:style-name="T162_69"><text:s/></text:span><text:span text:style-name="T162_70">records</text:span><text:span text:style-name="T162_71"><text:s/></text:span><text:span text:style-name="T162_72">are</text:span><text:span text:style-name="T162_73"><text:s/></text:span><text:span text:style-name="T162_74">required</text:span><text:span text:style-name="T162_75"><text:s/></text:span><text:span text:style-name="T162_76">also</text:span><text:span text:style-name="T162_77"><text:s/>(</text:span><text:span text:style-name="T162_78">e</text:span><text:span text:style-name="T162_79">.</text:span><text:span text:style-name="T162_80">g</text:span><text:span text:style-name="T162_81">.<text:s/></text:span><text:span text:style-name="T162_82">to</text:span><text:span text:style-name="T162_83"><text:s/></text:span><text:span text:style-name="T162_84">allow</text:span><text:span text:style-name="T162_85"><text:s/></text:span><text:span text:style-name="T162_86">examination</text:span><text:span text:style-name="T162_87"><text:s/></text:span><text:span text:style-name="T162_88">of</text:span><text:span text:style-name="T162_89"><text:s/></text:span><text:span text:style-name="T162_90">relationship</text:span><text:span text:style-name="T162_91"><text:s/></text:span><text:span text:style-name="T162_92">type</text:span><text:span text:style-name="T162_93">)<text:s/></text:span><text:span text:style-name="T162_94">then</text:span><text:span text:style-name="T162_95"><text:s/></text:span><text:span text:style-name="T162_96">getRelationships</text:span><text:span text:style-name="T162_97">()<text:s/></text:span><text:span text:style-name="T162_98">is</text:span><text:span text:style-name="T162_99"><text:s/></text:span><text:span text:style-name="T162_100">used</text:span><text:span text:style-name="T162_101">. <text:s/></text:span><text:span text:style-name="T162_102">Only</text:span><text:span text:style-name="T162_103"><text:s/></text:span><text:span text:style-name="T162_104">records</text:span><text:span text:style-name="T162_105"><text:s/></text:span><text:span text:style-name="T162_106">that</text:span><text:span text:style-name="T162_107"><text:s/></text:span><text:span text:style-name="T162_108">are</text:span><text:span text:style-name="T162_109"><text:s/></text:span><text:span text:style-name="T162_110">locally</text:span><text:span text:style-name="T162_111"><text:s/></text:span><text:span text:style-name="T162_112">cached</text:span><text:span text:style-name="T162_113"><text:s/></text:span><text:span text:style-name="T162_114">in</text:span><text:span text:style-name="T162_115"><text:s/></text:span><text:span text:style-name="T162_116">the</text:span><text:span text:style-name="T162_117"><text:s/></text:span><text:span text:style-name="T162_118">same</text:span><text:span text:style-name="T162_119"><text:s/></text:span><text:span text:style-name="T162_120">HStorageManager</text:span><text:span text:style-name="T162_121"><text:s/></text:span><text:span text:style-name="T162_122">as</text:span><text:span text:style-name="T162_123"><text:s/></text:span><text:span text:style-name="T162_124">this</text:span><text:span text:style-name="T162_125"><text:s/></text:span><text:span text:style-name="T162_126">record</text:span><text:span text:style-name="T162_127"><text:s/></text:span><text:span text:style-name="T162_128">are</text:span><text:span text:style-name="T162_129"><text:s/></text:span><text:span text:style-name="T162_130">known</text:span><text:span text:style-name="T162_131"><text:s/></text:span><text:span text:style-name="T162_132">to</text:span><text:span text:style-name="T162_133"><text:s/></text:span><text:span text:style-name="T162_134">getRelatedRecords</text:span><text:span text:style-name="T162_135">()<text:s/>/<text:s/></text:span><text:span text:style-name="T162_136">getRelationships</text:span><text:span text:style-name="T162_137">().</text:span></text:p>
      <text:p text:style-name="P163"/>
      <text:p text:style-name="P164"><text:span text:style-name="T164_1">   <text:s/></text:span><text:span text:style-name="T164_2">isReadOnly</text:span><text:span text:style-name="T164_3">() <text:s/>=&gt; <text:s/></text:span><text:span text:style-name="T164_4">boolean</text:span></text:p>
      <text:p text:style-name="P165"><text:span text:style-name="T165_1"> <text:tab/>  <text:s/></text:span><text:span text:style-name="T165_2">Returns</text:span><text:span text:style-name="T165_3"><text:s/></text:span><text:span text:style-name="T165_4">true</text:span><text:span text:style-name="T165_5"><text:s/></text:span><text:span text:style-name="T165_6">if</text:span><text:span text:style-name="T165_7"><text:s/></text:span><text:span text:style-name="T165_8">this</text:span><text:span text:style-name="T165_9"><text:s/></text:span><text:span text:style-name="T165_10">record</text:span><text:span text:style-name="T165_11">'</text:span><text:span text:style-name="T165_12">s</text:span><text:span text:style-name="T165_13"><text:s/></text:span><text:span text:style-name="T165_14">public</text:span><text:span text:style-name="T165_15"><text:s/></text:span><text:span text:style-name="T165_16">details</text:span><text:span text:style-name="T165_17"><text:s/></text:span><text:span text:style-name="T165_18">cannot</text:span><text:span text:style-name="T165_19"><text:s/></text:span><text:span text:style-name="T165_20">be</text:span><text:span text:style-name="T165_21"><text:s/></text:span><text:span text:style-name="T165_22">modified</text:span><text:span text:style-name="T165_23"><text:s/></text:span><text:span text:style-name="T165_24">by</text:span><text:span text:style-name="T165_25"><text:s/></text:span><text:span text:style-name="T165_26">the</text:span><text:span text:style-name="T165_27"><text:s/></text:span><text:span text:style-name="T165_28">currently</text:span><text:span text:style-name="T165_29"><text:s/></text:span><text:span text:style-name="T165_30">logged</text:span><text:span text:style-name="T165_31">-</text:span><text:span text:style-name="T165_32">in</text:span><text:span text:style-name="T165_33"><text:s/></text:span><text:span text:style-name="T165_34">user</text:span><text:span text:style-name="T165_35">.</text:span></text:p>
      <text:p text:style-name="P166"/>
      <text:p text:style-name="P167"><text:span text:style-name="T167_1">   <text:s/></text:span><text:span text:style-name="T167_2">isModified</text:span><text:span text:style-name="T167_3">() <text:s/>=&gt;<text:s/></text:span><text:span text:style-name="T167_4">boolean</text:span></text:p>
      <text:p text:style-name="P168"><text:span text:style-name="T168_1"> <text:tab/>  <text:s/></text:span><text:span text:style-name="T168_2">Return</text:span><text:span text:style-name="T168_3"><text:s/></text:span><text:span text:style-name="T168_4">true</text:span><text:span text:style-name="T168_5"><text:s/></text:span><text:span text:style-name="T168_6">if</text:span><text:span text:style-name="T168_7"><text:s/></text:span><text:span text:style-name="T168_8">the</text:span><text:span text:style-name="T168_9"><text:s/></text:span><text:span text:style-name="T168_10">given</text:span><text:span text:style-name="T168_11"><text:s/></text:span><text:span text:style-name="T168_12">record</text:span><text:span text:style-name="T168_13"><text:s/></text:span><text:span text:style-name="T168_14">has</text:span><text:span text:style-name="T168_15"><text:s/></text:span><text:span text:style-name="T168_16">been</text:span><text:span text:style-name="T168_17"><text:s/></text:span><text:span text:style-name="T168_18">modified</text:span><text:span text:style-name="T168_19"><text:s/></text:span><text:span text:style-name="T168_20">since</text:span><text:span text:style-name="T168_21"><text:s/></text:span><text:span text:style-name="T168_22">it</text:span><text:span text:style-name="T168_23"><text:s/></text:span><text:span text:style-name="T168_24">was</text:span><text:span text:style-name="T168_25"><text:s/></text:span><text:span text:style-name="T168_26">loaded</text:span><text:span text:style-name="T168_27"><text:s/></text:span><text:span text:style-name="T168_28">through</text:span><text:span text:style-name="T168_29"><text:s/></text:span><text:span text:style-name="T168_30">its</text:span><text:span text:style-name="T168_31"><text:s/></text:span><text:span text:style-name="T168_32">storage</text:span><text:span text:style-name="T168_33"><text:s/></text:span><text:span text:style-name="T168_34">manager</text:span><text:span text:style-name="T168_35">. <text:s/></text:span><text:span text:style-name="T168_36">Note</text:span><text:span text:style-name="T168_37"><text:s/></text:span><text:span text:style-name="T168_38">that</text:span><text:span text:style-name="T168_39"><text:s/></text:span><text:span text:style-name="T168_40">this</text:span><text:span text:style-name="T168_41"><text:s/></text:span><text:span text:style-name="T168_42">will</text:span><text:span text:style-name="T168_43"><text:s/></text:span><text:span text:style-name="T168_44">always</text:span><text:span text:style-name="T168_45"><text:s/></text:span><text:span text:style-name="T168_46">return</text:span><text:span text:style-name="T168_47"><text:s/></text:span><text:span text:style-name="T168_48">true</text:span><text:span text:style-name="T168_49"><text:s/></text:span><text:span text:style-name="T168_50">if</text:span><text:span text:style-name="T168_51"><text:s/></text:span><text:span text:style-name="T168_52">the</text:span><text:span text:style-name="T168_53"><text:s/></text:span><text:span text:style-name="T168_54">record</text:span><text:span text:style-name="T168_55"><text:s/></text:span><text:span text:style-name="T168_56">was</text:span><text:span text:style-name="T168_57"><text:s/></text:span><text:span text:style-name="T168_58">not</text:span><text:span text:style-name="T168_59"><text:s/></text:span><text:span text:style-name="T168_60">loaded</text:span><text:span text:style-name="T168_61"><text:s/></text:span><text:span text:style-name="T168_62">through</text:span><text:span text:style-name="T168_63"><text:s/></text:span><text:span text:style-name="T168_64">a</text:span><text:span text:style-name="T168_65"><text:s/></text:span><text:span text:style-name="T168_66">storage</text:span><text:span text:style-name="T168_67"><text:s/></text:span><text:span text:style-name="T168_68">manager</text:span><text:span text:style-name="T168_69"><text:s/>(</text:span><text:span text:style-name="T168_70">i</text:span><text:span text:style-name="T168_71">.</text:span><text:span text:style-name="T168_72">e</text:span><text:span text:style-name="T168_73">.<text:s/></text:span><text:span text:style-name="T168_74">it</text:span><text:span text:style-name="T168_75"><text:s/></text:span><text:span text:style-name="T168_76">has</text:span><text:span text:style-name="T168_77"><text:s/></text:span><text:span text:style-name="T168_78">been</text:span><text:span text:style-name="T168_79"><text:s/></text:span><text:span text:style-name="T168_80">created</text:span><text:span text:style-name="T168_81"><text:s/></text:span><text:span text:style-name="T168_82">afresh</text:span><text:span text:style-name="T168_83">).</text:span></text:p>
      <text:p text:style-name="P169"/>
      <text:p text:style-name="P170"><text:span text:style-name="T170_1">   <text:s/></text:span><text:span text:style-name="T170_2">isValid</text:span><text:span text:style-name="T170_3">() <text:s/>=&gt; <text:s/></text:span><text:span text:style-name="T170_4">boolean</text:span></text:p>
      <text:p text:style-name="P171"><text:span text:style-name="T171_1"> <text:tab/>  <text:s/></text:span><text:span text:style-name="T171_2">Returns</text:span><text:span text:style-name="T171_3"><text:s/></text:span><text:span text:style-name="T171_4">true</text:span><text:span text:style-name="T171_5"><text:s/></text:span><text:span text:style-name="T171_6">if</text:span><text:span text:style-name="T171_7"><text:s/></text:span><text:span text:style-name="T171_8">this</text:span><text:span text:style-name="T171_9"><text:s/></text:span><text:span text:style-name="T171_10">record</text:span><text:span text:style-name="T171_11"><text:s/></text:span><text:span text:style-name="T171_12">has</text:span><text:span text:style-name="T171_13"><text:s/></text:span><text:span text:style-name="T171_14">all</text:span><text:span text:style-name="T171_15"><text:s/></text:span><text:span text:style-name="T171_16">required</text:span><text:span text:style-name="T171_17"><text:s/></text:span><text:span text:style-name="T171_18">details</text:span><text:span text:style-name="T171_19">.</text:span></text:p>
      <text:p text:style-name="P172"/>
      <text:p text:style-name="P173"><text:span text:style-name="T173_1">   <text:s/></text:span><text:span text:style-name="T173_2">lock</text:span><text:span text:style-name="T173_3">()</text:span></text:p>
      <text:p text:style-name="P174"><text:span text:style-name="T174_1">   <text:s/></text:span><text:span text:style-name="T174_2">unlock</text:span><text:span text:style-name="T174_3">()</text:span></text:p>
      <text:p text:style-name="P175"><text:span text:style-name="T175_1">   <text:s/></text:span><text:span text:style-name="T175_2">isLocked</text:span><text:span text:style-name="T175_3">() <text:s/>=&gt; <text:s/></text:span><text:span text:style-name="T175_4">boolean</text:span></text:p>
      <text:p text:style-name="P176"><text:span text:style-name="T176_1"> <text:tab/>  <text:s/></text:span><text:span text:style-name="T176_2">Ordinarily</text:span><text:span text:style-name="T176_3">,<text:s/></text:span><text:span text:style-name="T176_4">if</text:span><text:span text:style-name="T176_5"><text:s/></text:span><text:span text:style-name="T176_6">a</text:span><text:span text:style-name="T176_7"><text:s/></text:span><text:span text:style-name="T176_8">record</text:span><text:span text:style-name="T176_9"><text:s/></text:span><text:span text:style-name="T176_10">is</text:span><text:span text:style-name="T176_11"><text:s/></text:span><text:span text:style-name="T176_12">already</text:span><text:span text:style-name="T176_13"><text:s/></text:span><text:span text:style-name="T176_14">cached</text:span><text:span text:style-name="T176_15"><text:s/></text:span><text:span text:style-name="T176_16">by</text:span><text:span text:style-name="T176_17"><text:s/></text:span><text:span text:style-name="T176_18">an</text:span><text:span text:style-name="T176_19"><text:s/></text:span><text:span text:style-name="T176_20">HStorageManager</text:span><text:span text:style-name="T176_21">,<text:s/></text:span><text:span text:style-name="T176_22">then</text:span><text:span text:style-name="T176_23"><text:s/></text:span><text:span text:style-name="T176_24">reloading</text:span><text:span text:style-name="T176_25"><text:s/></text:span><text:span text:style-name="T176_26">it</text:span><text:span text:style-name="T176_27"><text:s/></text:span><text:span text:style-name="T176_28">will</text:span><text:span text:style-name="T176_29"><text:s/></text:span><text:span text:style-name="T176_30">overwrite</text:span><text:span text:style-name="T176_31"><text:s/></text:span><text:span text:style-name="T176_32">any</text:span><text:span text:style-name="T176_33"><text:s/></text:span><text:span text:style-name="T176_34">local</text:span><text:span text:style-name="T176_35"><text:s/></text:span><text:span text:style-name="T176_36">changes</text:span><text:span text:style-name="T176_37">. <text:s/></text:span><text:span text:style-name="T176_38">This</text:span><text:span text:style-name="T176_39"><text:s/></text:span><text:span text:style-name="T176_40">default</text:span><text:span text:style-name="T176_41"><text:s/></text:span><text:span text:style-name="T176_42">action</text:span><text:span text:style-name="T176_43"><text:s/></text:span><text:span text:style-name="T176_44">is</text:span><text:span text:style-name="T176_45"><text:s/></text:span><text:span text:style-name="T176_46">prevented</text:span><text:span text:style-name="T176_47"><text:s/></text:span><text:span text:style-name="T176_48">by</text:span><text:span text:style-name="T176_49"><text:s/></text:span><text:span text:style-name="T176_50">locking</text:span><text:span text:style-name="T176_51"><text:s/></text:span><text:span text:style-name="T176_52">the</text:span><text:span text:style-name="T176_53"><text:s/></text:span><text:span text:style-name="T176_54">record</text:span><text:span text:style-name="T176_55">.</text:span></text:p>
      <text:p text:style-name="P177"/>
      <text:h text:style-name="P178" text:outline-level="10"><text:bookmark-start text:name="h.5bcc2b115423"/><text:bookmark-end text:name="h.5bcc2b115423"/><text:span text:style-name="T178_1">class</text:span><text:span text:style-name="T178_2"><text:s/></text:span><text:span text:style-name="T178_3">HRelationship</text:span><text:span text:style-name="T178_4"><text:s/></text:span><text:span text:style-name="T178_5">extends</text:span><text:span text:style-name="T178_6"><text:s/></text:span><text:span text:style-name="T178_7">HRecord</text:span></text:h>
      <text:p text:style-name="P179"><text:span text:style-name="T179_1">Heurist</text:span><text:span text:style-name="T179_2"><text:s/></text:span><text:span text:style-name="T179_3">supports</text:span><text:span text:style-name="T179_4"><text:s/></text:span><text:span text:style-name="T179_5">detailed</text:span><text:span text:style-name="T179_6"><text:s/></text:span><text:span text:style-name="T179_7">relationships</text:span><text:span text:style-name="T179_8"><text:s/></text:span><text:span text:style-name="T179_9">between</text:span><text:span text:style-name="T179_10"><text:s/></text:span><text:span text:style-name="T179_11">records</text:span><text:span text:style-name="T179_12">,<text:s/></text:span><text:span text:style-name="T179_13">by</text:span><text:span text:style-name="T179_14"><text:s/></text:span><text:span text:style-name="T179_15">providing</text:span><text:span text:style-name="T179_16"><text:s/></text:span><text:span text:style-name="T179_17">a</text:span><text:span text:style-name="T179_18"><text:s/>"</text:span><text:span text:style-name="T179_19">relationship</text:span><text:span text:style-name="T179_20">"<text:s/></text:span><text:span text:style-name="T179_21">record</text:span><text:span text:style-name="T179_22">-</text:span><text:span text:style-name="T179_23">type</text:span><text:span text:style-name="T179_24">. <text:s/></text:span><text:span text:style-name="T179_25">HAPI</text:span><text:span text:style-name="T179_26"><text:s/></text:span><text:span text:style-name="T179_27">provides</text:span><text:span text:style-name="T179_28"><text:s/></text:span><text:span text:style-name="T179_29">extra</text:span><text:span text:style-name="T179_30"><text:s/></text:span><text:span text:style-name="T179_31">functionality</text:span><text:span text:style-name="T179_32"><text:s/></text:span><text:span text:style-name="T179_33">for</text:span><text:span text:style-name="T179_34"><text:s/></text:span><text:span text:style-name="T179_35">records</text:span><text:span text:style-name="T179_36"><text:s/></text:span><text:span text:style-name="T179_37">of</text:span><text:span text:style-name="T179_38"><text:s/></text:span><text:span text:style-name="T179_39">this</text:span><text:span text:style-name="T179_40"><text:s/></text:span><text:span text:style-name="T179_41">type</text:span><text:span text:style-name="T179_42">. <text:s/></text:span><text:span text:style-name="T179_43">Note</text:span><text:span text:style-name="T179_44"><text:s/></text:span><text:span text:style-name="T179_45">that</text:span><text:span text:style-name="T179_46"><text:s/></text:span><text:span text:style-name="T179_47">relationship</text:span><text:span text:style-name="T179_48"><text:s/></text:span><text:span text:style-name="T179_49">records</text:span><text:span text:style-name="T179_50"><text:s/></text:span><text:span text:style-name="T179_51">must</text:span><text:span text:style-name="T179_52"><text:s/></text:span><text:span text:style-name="T179_53">be</text:span><text:span text:style-name="T179_54"><text:s/></text:span><text:span text:style-name="T179_55">created</text:span><text:span text:style-name="T179_56"><text:s/></text:span><text:span text:style-name="T179_57">with</text:span><text:span text:style-name="T179_58"><text:s/></text:span><text:span text:style-name="T179_59">the</text:span><text:span text:style-name="T179_60"><text:s/></text:span><text:span text:style-name="T179_61">HRelationship</text:span><text:span text:style-name="T179_62"><text:s/></text:span><text:span text:style-name="T179_63">constructor</text:span><text:span text:style-name="T179_64">;<text:s/></text:span><text:span text:style-name="T179_65">they</text:span><text:span text:style-name="T179_66"><text:s/></text:span><text:span text:style-name="T179_67">cannot</text:span><text:span text:style-name="T179_68"><text:s/></text:span><text:span text:style-name="T179_69">be</text:span><text:span text:style-name="T179_70"><text:s/></text:span><text:span text:style-name="T179_71">created</text:span><text:span text:style-name="T179_72"><text:s/></text:span><text:span text:style-name="T179_73">using</text:span><text:span text:style-name="T179_74"><text:s/></text:span><text:span text:style-name="T179_75">the</text:span><text:span text:style-name="T179_76"><text:s/></text:span><text:span text:style-name="T179_77">HRecord</text:span><text:span text:style-name="T179_78"><text:s/></text:span><text:span text:style-name="T179_79">interface</text:span><text:span text:style-name="T179_80">.</text:span></text:p>
      <text:p text:style-name="P180"><text:span text:style-name="T180_1">Constructor</text:span></text:p>
      <text:p text:style-name="P181"><text:span text:style-name="T181_1">   <text:s/></text:span><text:span text:style-name="T181_2">HRelationship</text:span><text:span text:style-name="T181_3">(<text:s/></text:span><text:span text:style-name="T181_4">primaryRecord</text:span><text:span text:style-name="T181_5">,<text:s/></text:span><text:span text:style-name="T181_6">relationshipType</text:span><text:span text:style-name="T181_7">,<text:s/></text:span><text:span text:style-name="T181_8">secondaryRecord</text:span><text:span text:style-name="T181_9"><text:s/>) <text:s/></text:span><text:span text:style-name="T181_10">throws</text:span><text:span text:style-name="T181_11"> <text:s/></text:span><text:span text:style-name="T181_12">HBadRelationshipException</text:span></text:p>
      <text:p text:style-name="P182"><text:span text:style-name="T182_1">Description</text:span></text:p>
      <text:p text:style-name="P183"><text:span text:style-name="T183_1">   <text:s/></text:span><text:span text:style-name="T183_2">Creates</text:span><text:span text:style-name="T183_3"><text:s/></text:span><text:span text:style-name="T183_4">a</text:span><text:span text:style-name="T183_5"><text:s/></text:span><text:span text:style-name="T183_6">new</text:span><text:span text:style-name="T183_7"><text:s/></text:span><text:span text:style-name="T183_8">relationship</text:span><text:span text:style-name="T183_9"><text:s/></text:span><text:span text:style-name="T183_10">between</text:span><text:span text:style-name="T183_11"><text:s/></text:span><text:span text:style-name="T183_12">the</text:span><text:span text:style-name="T183_13"><text:s/></text:span><text:span text:style-name="T183_14">two</text:span><text:span text:style-name="T183_15"><text:s/></text:span><text:span text:style-name="T183_16">records</text:span><text:span text:style-name="T183_17">,<text:s/></text:span><text:span text:style-name="T183_18">with</text:span><text:span text:style-name="T183_19"><text:s/></text:span><text:span text:style-name="T183_20">type</text:span><text:span text:style-name="T183_21"><text:s/>"</text:span><text:span text:style-name="T183_22">relationshipType</text:span><text:span text:style-name="T183_23">". <text:s/></text:span><text:span text:style-name="T183_24">Valid</text:span><text:span text:style-name="T183_25"><text:s/></text:span><text:span text:style-name="T183_26">relationship</text:span><text:span text:style-name="T183_27">-</text:span><text:span text:style-name="T183_28">types</text:span><text:span text:style-name="T183_29"><text:s/></text:span><text:span text:style-name="T183_30">are</text:span><text:span text:style-name="T183_31"><text:s/></text:span><text:span text:style-name="T183_32">available</text:span><text:span text:style-name="T183_33"><text:s/></text:span><text:span text:style-name="T183_34">from</text:span><text:span text:style-name="T183_35"><text:s/></text:span><text:span text:style-name="T183_36">the</text:span><text:span text:style-name="T183_37"><text:s/></text:span><text:span text:style-name="T183_38">static</text:span><text:span text:style-name="T183_39"><text:s/></text:span><text:span text:style-name="T183_40">method</text:span><text:span text:style-name="T183_41"><text:s/></text:span><text:span text:style-name="T183_42">HRelationship</text:span><text:span text:style-name="T183_43">.</text:span><text:span text:style-name="T183_44">getRelationshipTypes</text:span><text:span text:style-name="T183_45">()</text:span></text:p>
      <text:p text:style-name="P184"><text:span text:style-name="T184_1">Methods</text:span></text:p>
      <text:p text:style-name="P185"><text:span text:style-name="T185_1">   <text:s/></text:span><text:span text:style-name="T185_2">getPrimaryRecord</text:span><text:span text:style-name="T185_3">() <text:s/>=&gt; <text:s/></text:span><text:span text:style-name="T185_4">HRecord</text:span></text:p>
      <text:p text:style-name="P186"><text:span text:style-name="T186_1"> <text:tab/>  <text:s/></text:span><text:span text:style-name="T186_2">Return</text:span><text:span text:style-name="T186_3"><text:s/></text:span><text:span text:style-name="T186_4">the</text:span><text:span text:style-name="T186_5"><text:s/>"</text:span><text:span text:style-name="T186_6">primary</text:span><text:span text:style-name="T186_7">"<text:s/></text:span><text:span text:style-name="T186_8">record</text:span><text:span text:style-name="T186_9"><text:s/></text:span><text:span text:style-name="T186_10">associated</text:span><text:span text:style-name="T186_11"><text:s/></text:span><text:span text:style-name="T186_12">with</text:span><text:span text:style-name="T186_13"><text:s/></text:span><text:span text:style-name="T186_14">this</text:span><text:span text:style-name="T186_15"><text:s/></text:span><text:span text:style-name="T186_16">relationship</text:span></text:p>
      <text:p text:style-name="P187"><text:span text:style-name="T187_1">   <text:s/></text:span><text:span text:style-name="T187_2">getSecondaryRecord</text:span><text:span text:style-name="T187_3">() <text:s/>=&gt; <text:s/></text:span><text:span text:style-name="T187_4">HRecord</text:span></text:p>
      <text:p text:style-name="P188"><text:span text:style-name="T188_1"> <text:tab/>  <text:s/></text:span><text:span text:style-name="T188_2">Return</text:span><text:span text:style-name="T188_3"><text:s/></text:span><text:span text:style-name="T188_4">the</text:span><text:span text:style-name="T188_5"><text:s/>"</text:span><text:span text:style-name="T188_6">secondary</text:span><text:span text:style-name="T188_7">"<text:s/>(</text:span><text:span text:style-name="T188_8">non</text:span><text:span text:style-name="T188_9">-</text:span><text:span text:style-name="T188_10">primary</text:span><text:span text:style-name="T188_11">)<text:s/></text:span><text:span text:style-name="T188_12">record</text:span><text:span text:style-name="T188_13"><text:s/></text:span><text:span text:style-name="T188_14">associated</text:span><text:span text:style-name="T188_15"><text:s/></text:span><text:span text:style-name="T188_16">with</text:span><text:span text:style-name="T188_17"><text:s/></text:span><text:span text:style-name="T188_18">this</text:span><text:span text:style-name="T188_19"><text:s/></text:span><text:span text:style-name="T188_20">relationship</text:span></text:p>
      <text:p text:style-name="P189"><text:span text:style-name="T189_1">   <text:s/></text:span><text:span text:style-name="T189_2">getType</text:span><text:span text:style-name="T189_3">() <text:s/>=&gt; <text:s/></text:span><text:span text:style-name="T189_4">string</text:span></text:p>
      <text:p text:style-name="P190"><text:span text:style-name="T190_1"> <text:tab/>  <text:s/></text:span><text:span text:style-name="T190_2">Return</text:span><text:span text:style-name="T190_3"><text:s/></text:span><text:span text:style-name="T190_4">the</text:span><text:span text:style-name="T190_5"><text:s/></text:span><text:span text:style-name="T190_6">type</text:span><text:span text:style-name="T190_7"><text:s/></text:span><text:span text:style-name="T190_8">of</text:span><text:span text:style-name="T190_9"><text:s/></text:span><text:span text:style-name="T190_10">relationship</text:span><text:span text:style-name="T190_11"><text:s/></text:span><text:span text:style-name="T190_12">of</text:span><text:span text:style-name="T190_13"><text:s/></text:span><text:span text:style-name="T190_14">the</text:span><text:span text:style-name="T190_15"><text:s/></text:span><text:span text:style-name="T190_16">primary</text:span><text:span text:style-name="T190_17"><text:s/></text:span><text:span text:style-name="T190_18">record</text:span><text:span text:style-name="T190_19"><text:s/></text:span><text:span text:style-name="T190_20">to</text:span><text:span text:style-name="T190_21"><text:s/></text:span><text:span text:style-name="T190_22">the</text:span><text:span text:style-name="T190_23"><text:s/></text:span><text:span text:style-name="T190_24">secondary</text:span><text:span text:style-name="T190_25"><text:s/></text:span><text:span text:style-name="T190_26">record</text:span><text:span text:style-name="T190_27">,<text:s/></text:span><text:span text:style-name="T190_28">e</text:span><text:span text:style-name="T190_29">.</text:span><text:span text:style-name="T190_30">g</text:span><text:span text:style-name="T190_31">.<text:s/></text:span><text:span text:style-name="T190_32">primary</text:span><text:span text:style-name="T190_33"><text:s/>"</text:span><text:span text:style-name="T190_34">isParentOf</text:span><text:span text:style-name="T190_35">"<text:s/></text:span><text:span text:style-name="T190_36">secondary</text:span></text:p>
      <text:p text:style-name="P191"><text:span text:style-name="T191_1">   <text:s/></text:span><text:span text:style-name="T191_2">getInverseType</text:span><text:span text:style-name="T191_3">() <text:s/>=&gt; <text:s/></text:span><text:span text:style-name="T191_4">string</text:span></text:p>
      <text:p text:style-name="P192"><text:span text:style-name="T192_1"> <text:tab/>  <text:s/></text:span><text:span text:style-name="T192_2">Return</text:span><text:span text:style-name="T192_3"><text:s/></text:span><text:span text:style-name="T192_4">the</text:span><text:span text:style-name="T192_5"><text:s/></text:span><text:span text:style-name="T192_6">type</text:span><text:span text:style-name="T192_7"><text:s/></text:span><text:span text:style-name="T192_8">of</text:span><text:span text:style-name="T192_9"><text:s/></text:span><text:span text:style-name="T192_10">relationship</text:span><text:span text:style-name="T192_11"><text:s/></text:span><text:span text:style-name="T192_12">of</text:span><text:span text:style-name="T192_13"><text:s/></text:span><text:span text:style-name="T192_14">the</text:span><text:span text:style-name="T192_15"><text:s/></text:span><text:span text:style-name="T192_16">secondary</text:span><text:span text:style-name="T192_17"><text:s/></text:span><text:span text:style-name="T192_18">record</text:span><text:span text:style-name="T192_19"><text:s/></text:span><text:span text:style-name="T192_20">to</text:span><text:span text:style-name="T192_21"><text:s/></text:span><text:span text:style-name="T192_22">the</text:span><text:span text:style-name="T192_23"><text:s/></text:span><text:span text:style-name="T192_24">primary</text:span><text:span text:style-name="T192_25"><text:s/></text:span><text:span text:style-name="T192_26">record</text:span><text:span text:style-name="T192_27">,<text:s/></text:span><text:span text:style-name="T192_28">e</text:span><text:span text:style-name="T192_29">.</text:span><text:span text:style-name="T192_30">g</text:span><text:span text:style-name="T192_31">.<text:s/></text:span><text:span text:style-name="T192_32">secondary</text:span><text:span text:style-name="T192_33"><text:s/>"</text:span><text:span text:style-name="T192_34">isChildOf</text:span><text:span text:style-name="T192_35">"<text:s/></text:span><text:span text:style-name="T192_36">primary</text:span></text:p>
      <text:p text:style-name="P193"><text:span text:style-name="T193_1">Static</text:span><text:span text:style-name="T193_2"><text:s/></text:span><text:span text:style-name="T193_3">methods</text:span></text:p>
      <text:p text:style-name="P194"><text:span text:style-name="T194_1">   <text:s/></text:span><text:span text:style-name="T194_2">getRelationshipTypes</text:span><text:span text:style-name="T194_3">() <text:s/>=&gt; <text:s/></text:span><text:span text:style-name="T194_4">Array</text:span><text:span text:style-name="T194_5">[</text:span><text:span text:style-name="T194_6">string</text:span><text:span text:style-name="T194_7">]</text:span></text:p>
      <text:p text:style-name="P195"><text:span text:style-name="T195_1"> <text:tab/>  <text:s/></text:span><text:span text:style-name="T195_2">Return</text:span><text:span text:style-name="T195_3"><text:s/></text:span><text:span text:style-name="T195_4">an</text:span><text:span text:style-name="T195_5"><text:s/></text:span><text:span text:style-name="T195_6">array</text:span><text:span text:style-name="T195_7"><text:s/></text:span><text:span text:style-name="T195_8">of</text:span><text:span text:style-name="T195_9"><text:s/></text:span><text:span text:style-name="T195_10">all</text:span><text:span text:style-name="T195_11"><text:s/></text:span><text:span text:style-name="T195_12">valid</text:span><text:span text:style-name="T195_13"><text:s/></text:span><text:span text:style-name="T195_14">relationship</text:span><text:span text:style-name="T195_15"><text:s/></text:span><text:span text:style-name="T195_16">types</text:span></text:p>
      <text:p text:style-name="P196"/>
      <text:h text:style-name="P197" text:outline-level="10"><text:bookmark-start text:name="h.280330e9d223"/><text:bookmark-end text:name="h.280330e9d223"/><text:span text:style-name="T197_1">class</text:span><text:span text:style-name="T197_2"><text:s/></text:span><text:span text:style-name="T197_3">HNotes</text:span><text:span text:style-name="T197_4"><text:s/></text:span><text:span text:style-name="T197_5">extends</text:span><text:span text:style-name="T197_6"><text:s/></text:span><text:span text:style-name="T197_7">HRecord</text:span></text:h>
      <text:p text:style-name="P198"><text:span text:style-name="T198_1">Heurist</text:span><text:span text:style-name="T198_2"><text:s/></text:span><text:span text:style-name="T198_3">allows</text:span><text:span text:style-name="T198_4"><text:s/></text:span><text:span text:style-name="T198_5">the</text:span><text:span text:style-name="T198_6"><text:s/></text:span><text:span text:style-name="T198_7">creation</text:span><text:span text:style-name="T198_8"><text:s/></text:span><text:span text:style-name="T198_9">of</text:span><text:span text:style-name="T198_10"><text:s/></text:span><text:span text:style-name="T198_11">objects</text:span><text:span text:style-name="T198_12"><text:s/></text:span><text:span text:style-name="T198_13">known</text:span><text:span text:style-name="T198_14"><text:s/></text:span><text:span text:style-name="T198_15">as</text:span><text:span text:style-name="T198_16"><text:s/>"</text:span><text:span text:style-name="T198_17">private</text:span><text:span text:style-name="T198_18"><text:s/></text:span><text:span text:style-name="T198_19">notes</text:span><text:span text:style-name="T198_20">". <text:s/></text:span><text:span text:style-name="T198_21">These</text:span><text:span text:style-name="T198_22"><text:s/></text:span><text:span text:style-name="T198_23">objects</text:span><text:span text:style-name="T198_24"><text:s/></text:span><text:span text:style-name="T198_25">are</text:span><text:span text:style-name="T198_26"><text:s/></text:span><text:span text:style-name="T198_27">similar</text:span><text:span text:style-name="T198_28"><text:s/></text:span><text:span text:style-name="T198_29">to</text:span><text:span text:style-name="T198_30"><text:s/></text:span><text:span text:style-name="T198_31">records</text:span><text:span text:style-name="T198_32">,<text:s/></text:span><text:span text:style-name="T198_33">but</text:span><text:span text:style-name="T198_34"><text:s/></text:span><text:span text:style-name="T198_35">cannot</text:span><text:span text:style-name="T198_36"><text:s/></text:span><text:span text:style-name="T198_37">have</text:span><text:span text:style-name="T198_38"><text:s/></text:span><text:span text:style-name="T198_39">details</text:span><text:span text:style-name="T198_40">,<text:s/></text:span><text:span text:style-name="T198_41">workgroup</text:span><text:span text:style-name="T198_42"><text:s/></text:span><text:span text:style-name="T198_43">keywords</text:span><text:span text:style-name="T198_44">,<text:s/></text:span><text:span text:style-name="T198_45">notifications</text:span><text:span text:style-name="T198_46">,<text:s/></text:span><text:span text:style-name="T198_47">comments</text:span><text:span text:style-name="T198_48"><text:s/></text:span><text:span text:style-name="T198_49">or</text:span><text:span text:style-name="T198_50"><text:s/></text:span><text:span text:style-name="T198_51">relationships</text:span><text:span text:style-name="T198_52"><text:s/></text:span><text:span text:style-name="T198_53">attached</text:span><text:span text:style-name="T198_54">. <text:s/></text:span><text:span text:style-name="T198_55">They</text:span><text:span text:style-name="T198_56"><text:s/></text:span><text:span text:style-name="T198_57">are</text:span><text:span text:style-name="T198_58"><text:s/></text:span><text:span text:style-name="T198_59">only</text:span><text:span text:style-name="T198_60"><text:s/></text:span><text:span text:style-name="T198_61">visible</text:span><text:span text:style-name="T198_62"><text:s/></text:span><text:span text:style-name="T198_63">to</text:span><text:span text:style-name="T198_64"><text:s/></text:span><text:span text:style-name="T198_65">the</text:span><text:span text:style-name="T198_66"><text:s/></text:span><text:span text:style-name="T198_67">currently</text:span><text:span text:style-name="T198_68"><text:s/></text:span><text:span text:style-name="T198_69">logged</text:span><text:span text:style-name="T198_70">-</text:span><text:span text:style-name="T198_71">in</text:span><text:span text:style-name="T198_72"><text:s/></text:span><text:span text:style-name="T198_73">user</text:span><text:span text:style-name="T198_74">. <text:s/></text:span><text:span text:style-name="T198_75">The</text:span><text:span text:style-name="T198_76"><text:s/></text:span><text:span text:style-name="T198_77">HNotes</text:span><text:span text:style-name="T198_78"><text:s/></text:span><text:span text:style-name="T198_79">class</text:span><text:span text:style-name="T198_80"><text:s/></text:span><text:span text:style-name="T198_81">overloads</text:span><text:span text:style-name="T198_82"><text:s/></text:span><text:span text:style-name="T198_83">getNotes</text:span><text:span text:style-name="T198_84">()<text:s/>/<text:s/></text:span><text:span text:style-name="T198_85">setNotes</text:span><text:span text:style-name="T198_86">(..)<text:s/></text:span><text:span text:style-name="T198_87">to</text:span><text:span text:style-name="T198_88"><text:s/></text:span><text:span text:style-name="T198_89">call</text:span><text:span text:style-name="T198_90"><text:s/></text:span><text:span text:style-name="T198_91">getPersonalNotes</text:span><text:span text:style-name="T198_92">()<text:s/>/<text:s/></text:span><text:span text:style-name="T198_93">setPersonalNotes</text:span><text:span text:style-name="T198_94">(..)<text:s/></text:span><text:span text:style-name="T198_95">respectively</text:span><text:span text:style-name="T198_96">. <text:s/></text:span><text:span text:style-name="T198_97">Calls</text:span><text:span text:style-name="T198_98"><text:s/></text:span><text:span text:style-name="T198_99">to</text:span><text:span text:style-name="T198_100"><text:s/></text:span><text:span text:style-name="T198_101">the</text:span><text:span text:style-name="T198_102"><text:s/></text:span><text:span text:style-name="T198_103">functions</text:span><text:span text:style-name="T198_104"><text:s/></text:span><text:span text:style-name="T198_105">for</text:span><text:span text:style-name="T198_106"><text:s/></text:span><text:span text:style-name="T198_107">managing</text:span><text:span text:style-name="T198_108"><text:s/></text:span><text:span text:style-name="T198_109">details</text:span><text:span text:style-name="T198_110">,<text:s/></text:span><text:span text:style-name="T198_111">keywords</text:span><text:span text:style-name="T198_112"><text:s/></text:span><text:span text:style-name="T198_113">etc</text:span><text:span text:style-name="T198_114"><text:s/></text:span><text:span text:style-name="T198_115">will</text:span><text:span text:style-name="T198_116"><text:s/></text:span><text:span text:style-name="T198_117">raise</text:span><text:span text:style-name="T198_118"><text:s/></text:span><text:span text:style-name="T198_119">an</text:span><text:span text:style-name="T198_120"><text:s/></text:span><text:span text:style-name="T198_121">HInvalidRecordTypeException</text:span><text:span text:style-name="T198_122">.</text:span></text:p>
      <text:p text:style-name="P199"/>
      <text:h text:style-name="P200" text:outline-level="10"><text:bookmark-start text:name="h.8b00aab16300"/><text:bookmark-end text:name="h.8b00aab16300"/><text:span text:style-name="T200_1">object</text:span><text:span text:style-name="T200_2"><text:s/></text:span><text:span text:style-name="T200_3">HTagManager</text:span></text:h>
      <text:p text:style-name="P201"><text:span text:style-name="T201_1">The</text:span><text:span text:style-name="T201_2"><text:s/></text:span><text:span text:style-name="T201_3">HTagManager</text:span><text:span text:style-name="T201_4"><text:s/></text:span><text:span text:style-name="T201_5">keeps</text:span><text:span text:style-name="T201_6"><text:s/></text:span><text:span text:style-name="T201_7">track</text:span><text:span text:style-name="T201_8"><text:s/></text:span><text:span text:style-name="T201_9">of</text:span><text:span text:style-name="T201_10"><text:s/></text:span><text:span text:style-name="T201_11">the</text:span><text:span text:style-name="T201_12"><text:s/></text:span><text:span text:style-name="T201_13">logged</text:span><text:span text:style-name="T201_14">-</text:span><text:span text:style-name="T201_15">in</text:span><text:span text:style-name="T201_16"><text:s/></text:span><text:span text:style-name="T201_17">user</text:span><text:span text:style-name="T201_18">'</text:span><text:span text:style-name="T201_19">s</text:span><text:span text:style-name="T201_20"><text:s/></text:span><text:span text:style-name="T201_21">personal</text:span><text:span text:style-name="T201_22"><text:s/></text:span><text:span text:style-name="T201_23">tags</text:span><text:span text:style-name="T201_24"><text:s/></text:span><text:span text:style-name="T201_25">attached</text:span><text:span text:style-name="T201_26"><text:s/></text:span><text:span text:style-name="T201_27">to</text:span><text:span text:style-name="T201_28"><text:s/></text:span><text:span text:style-name="T201_29">records</text:span><text:span text:style-name="T201_30">. <text:s/></text:span><text:span text:style-name="T201_31">Each</text:span><text:span text:style-name="T201_32"><text:s/></text:span><text:span text:style-name="T201_33">tag</text:span><text:span text:style-name="T201_34"><text:s/></text:span><text:span text:style-name="T201_35">contains</text:span><text:span text:style-name="T201_36"><text:s/></text:span><text:span text:style-name="T201_37">a</text:span><text:span text:style-name="T201_38"><text:s/></text:span><text:span text:style-name="T201_39">string</text:span><text:span text:style-name="T201_40"><text:s/></text:span><text:span text:style-name="T201_41">from</text:span><text:span text:style-name="T201_42"><text:s/></text:span><text:span text:style-name="T201_43">a</text:span><text:span text:style-name="T201_44"><text:s/></text:span><text:span text:style-name="T201_45">semi</text:span><text:span text:style-name="T201_46">-</text:span><text:span text:style-name="T201_47">restricted</text:span><text:span text:style-name="T201_48"><text:s/></text:span><text:span text:style-name="T201_49">vocabulary</text:span><text:span text:style-name="T201_50">. <text:s/></text:span><text:span text:style-name="T201_51">These</text:span><text:span text:style-name="T201_52"><text:s/></text:span><text:span text:style-name="T201_53">tags</text:span><text:span text:style-name="T201_54"><text:s/></text:span><text:span text:style-name="T201_55">are</text:span><text:span text:style-name="T201_56"><text:s/></text:span><text:span text:style-name="T201_57">specific</text:span><text:span text:style-name="T201_58"><text:s/></text:span><text:span text:style-name="T201_59">to</text:span><text:span text:style-name="T201_60"><text:s/></text:span><text:span text:style-name="T201_61">each</text:span><text:span text:style-name="T201_62"><text:s/></text:span><text:span text:style-name="T201_63">user</text:span><text:span text:style-name="T201_64">,<text:s/></text:span><text:span text:style-name="T201_65">but</text:span><text:span text:style-name="T201_66"><text:s/></text:span><text:span text:style-name="T201_67">are</text:span><text:span text:style-name="T201_68"><text:s/></text:span><text:span text:style-name="T201_69">visible</text:span><text:span text:style-name="T201_70"><text:s/></text:span><text:span text:style-name="T201_71">to</text:span><text:span text:style-name="T201_72"><text:s/></text:span><text:span text:style-name="T201_73">all</text:span><text:span text:style-name="T201_74"><text:s/></text:span><text:span text:style-name="T201_75">users</text:span><text:span text:style-name="T201_76"><text:s/></text:span><text:span text:style-name="T201_77">in</text:span><text:span text:style-name="T201_78"><text:s/></text:span><text:span text:style-name="T201_79">search</text:span><text:span text:style-name="T201_80"><text:s/></text:span><text:span text:style-name="T201_81">queries</text:span><text:span text:style-name="T201_82">.</text:span></text:p>
      <text:p text:style-name="P202"><text:span text:style-name="T202_1">Methods</text:span></text:p>
      <text:p text:style-name="P203"><text:span text:style-name="T203_1">   <text:s/></text:span><text:span text:style-name="T203_2">getAllTags</text:span><text:span text:style-name="T203_3">() <text:s/>=&gt; <text:s/></text:span><text:span text:style-name="T203_4">Array</text:span><text:span text:style-name="T203_5">[</text:span><text:span text:style-name="T203_6">string</text:span><text:span text:style-name="T203_7">] <text:s/></text:span><text:span text:style-name="T203_8">throws</text:span><text:span text:style-name="T203_9"><text:s/></text:span><text:span text:style-name="T203_10">HNotLoggedInException</text:span></text:p>
      <text:p text:style-name="P204"><text:span text:style-name="T204_1"> <text:tab/>  <text:s/></text:span><text:span text:style-name="T204_2">Returns</text:span><text:span text:style-name="T204_3"><text:s/></text:span><text:span text:style-name="T204_4">an</text:span><text:span text:style-name="T204_5"><text:s/></text:span><text:span text:style-name="T204_6">array</text:span><text:span text:style-name="T204_7"><text:s/></text:span><text:span text:style-name="T204_8">of</text:span><text:span text:style-name="T204_9"><text:s/></text:span><text:span text:style-name="T204_10">all</text:span><text:span text:style-name="T204_11"><text:s/></text:span><text:span text:style-name="T204_12">this</text:span><text:span text:style-name="T204_13"><text:s/></text:span><text:span text:style-name="T204_14">user</text:span><text:span text:style-name="T204_15">'</text:span><text:span text:style-name="T204_16">s</text:span><text:span text:style-name="T204_17"><text:s/></text:span><text:span text:style-name="T204_18">tags</text:span><text:span text:style-name="T204_19">.</text:span></text:p>
      <text:p text:style-name="P205"><text:span text:style-name="T205_1">   <text:s/></text:span><text:span text:style-name="T205_2">getTag</text:span><text:span text:style-name="T205_3">(<text:s/></text:span><text:span text:style-name="T205_4">string</text:span><text:span text:style-name="T205_5"><text:s/>) <text:s/>=&gt; <text:s/></text:span><text:span text:style-name="T205_6">string</text:span><text:span text:style-name="T205_7"> <text:s/></text:span><text:span text:style-name="T205_8">throws</text:span><text:span text:style-name="T205_9"><text:s/></text:span><text:span text:style-name="T205_10">HNotLoggedInException</text:span></text:p>
      <text:p text:style-name="P206"><text:span text:style-name="T206_1"> <text:tab/>  <text:s/></text:span><text:span text:style-name="T206_2">If</text:span><text:span text:style-name="T206_3"><text:s/></text:span><text:span text:style-name="T206_4">the</text:span><text:span text:style-name="T206_5"><text:s/></text:span><text:span text:style-name="T206_6">given</text:span><text:span text:style-name="T206_7"><text:s/></text:span><text:span text:style-name="T206_8">string</text:span><text:span text:style-name="T206_9"><text:s/></text:span><text:span text:style-name="T206_10">matches</text:span><text:span text:style-name="T206_11"><text:s/></text:span><text:span text:style-name="T206_12">one</text:span><text:span text:style-name="T206_13"><text:s/></text:span><text:span text:style-name="T206_14">of</text:span><text:span text:style-name="T206_15"><text:s/></text:span><text:span text:style-name="T206_16">this</text:span><text:span text:style-name="T206_17"><text:s/></text:span><text:span text:style-name="T206_18">user</text:span><text:span text:style-name="T206_19">'</text:span><text:span text:style-name="T206_20">s</text:span><text:span text:style-name="T206_21"><text:s/></text:span><text:span text:style-name="T206_22">existing</text:span><text:span text:style-name="T206_23"><text:s/></text:span><text:span text:style-name="T206_24">tags</text:span><text:span text:style-name="T206_25">,<text:s/></text:span><text:span text:style-name="T206_26">then</text:span><text:span text:style-name="T206_27"><text:s/></text:span><text:span text:style-name="T206_28">return</text:span><text:span text:style-name="T206_29"><text:s/></text:span><text:span text:style-name="T206_30">the</text:span><text:span text:style-name="T206_31"><text:s/></text:span><text:span text:style-name="T206_32">existing</text:span><text:span text:style-name="T206_33"><text:s/></text:span><text:span text:style-name="T206_34">tag</text:span><text:span text:style-name="T206_35">;<text:s/></text:span><text:span text:style-name="T206_36">otherwise</text:span><text:span text:style-name="T206_37">,<text:s/></text:span><text:span text:style-name="T206_38">null</text:span><text:span text:style-name="T206_39">. <text:s/></text:span><text:span text:style-name="T206_40">Strings</text:span><text:span text:style-name="T206_41"><text:s/></text:span><text:span text:style-name="T206_42">are</text:span><text:span text:style-name="T206_43"><text:s/></text:span><text:span text:style-name="T206_44">considered</text:span><text:span text:style-name="T206_45"><text:s/></text:span><text:span text:style-name="T206_46">to</text:span><text:span text:style-name="T206_47"><text:s/></text:span><text:span text:style-name="T206_48">match</text:span><text:span text:style-name="T206_49"><text:s/></text:span><text:span text:style-name="T206_50">if</text:span><text:span text:style-name="T206_51"><text:s/></text:span><text:span text:style-name="T206_52">they</text:span><text:span text:style-name="T206_53"><text:s/></text:span><text:span text:style-name="T206_54">are</text:span><text:span text:style-name="T206_55"><text:s/></text:span><text:span text:style-name="T206_56">equal</text:span><text:span text:style-name="T206_57"><text:s/></text:span><text:span text:style-name="T206_58">when</text:span><text:span text:style-name="T206_59"><text:s/></text:span><text:span text:style-name="T206_60">expressed</text:span><text:span text:style-name="T206_61"><text:s/></text:span><text:span text:style-name="T206_62">in</text:span><text:span text:style-name="T206_63"><text:s/></text:span><text:span text:style-name="T206_64">canonical</text:span><text:span text:style-name="T206_65"><text:s/></text:span><text:span text:style-name="T206_66">form</text:span><text:span text:style-name="T206_67"><text:s/>--<text:s/></text:span><text:span text:style-name="T206_68">this</text:span><text:span text:style-name="T206_69"><text:s/></text:span><text:span text:style-name="T206_70">canonical</text:span><text:span text:style-name="T206_71"><text:s/></text:span><text:span text:style-name="T206_72">form</text:span><text:span text:style-name="T206_73"><text:s/></text:span><text:span text:style-name="T206_74">ignores</text:span><text:span text:style-name="T206_75"><text:s/></text:span><text:span text:style-name="T206_76">case</text:span><text:span text:style-name="T206_77">,<text:s/></text:span><text:span text:style-name="T206_78">and</text:span><text:span text:style-name="T206_79"><text:s/></text:span><text:span text:style-name="T206_80">squashes</text:span><text:span text:style-name="T206_81"><text:s/></text:span><text:span text:style-name="T206_82">whitespace</text:span><text:span text:style-name="T206_83"><text:s/></text:span><text:span text:style-name="T206_84">and</text:span><text:span text:style-name="T206_85"><text:s/></text:span><text:span text:style-name="T206_86">punctuation</text:span><text:span text:style-name="T206_87">.</text:span></text:p>
      <text:p text:style-name="P207"><text:span text:style-name="T207_1">   <text:s/></text:span><text:span text:style-name="T207_2">getMatchingTags</text:span><text:span text:style-name="T207_3">(<text:s/></text:span><text:span text:style-name="T207_4">string</text:span><text:span text:style-name="T207_5"><text:s/>[,<text:s/></text:span><text:span text:style-name="T207_6">count</text:span><text:span text:style-name="T207_7">]<text:s/>) <text:s/>=&gt; <text:s/></text:span><text:span text:style-name="T207_8">Array</text:span><text:span text:style-name="T207_9">[</text:span><text:span text:style-name="T207_10">string</text:span><text:span text:style-name="T207_11">] <text:s/></text:span><text:span text:style-name="T207_12">throws</text:span><text:span text:style-name="T207_13"><text:s/></text:span><text:span text:style-name="T207_14">HNotLoggedInException</text:span></text:p>
      <text:p text:style-name="P208"><text:span text:style-name="T208_1"> <text:tab/>  <text:s/></text:span><text:span text:style-name="T208_2">Return</text:span><text:span text:style-name="T208_3"><text:s/></text:span><text:span text:style-name="T208_4">a</text:span><text:span text:style-name="T208_5"><text:s/></text:span><text:span text:style-name="T208_6">list</text:span><text:span text:style-name="T208_7"><text:s/></text:span><text:span text:style-name="T208_8">of</text:span><text:span text:style-name="T208_9"><text:s/></text:span><text:span text:style-name="T208_10">tags</text:span><text:span text:style-name="T208_11"><text:s/></text:span><text:span text:style-name="T208_12">which</text:span><text:span text:style-name="T208_13"><text:s/></text:span><text:span text:style-name="T208_14">are</text:span><text:span text:style-name="T208_15"><text:s/></text:span><text:span text:style-name="T208_16">similar</text:span><text:span text:style-name="T208_17"><text:s/></text:span><text:span text:style-name="T208_18">to</text:span><text:span text:style-name="T208_19"><text:s/></text:span><text:span text:style-name="T208_20">the</text:span><text:span text:style-name="T208_21"><text:s/></text:span><text:span text:style-name="T208_22">given</text:span><text:span text:style-name="T208_23"><text:s/></text:span><text:span text:style-name="T208_24">string</text:span><text:span text:style-name="T208_25">. <text:s/></text:span><text:span text:style-name="T208_26">If</text:span><text:span text:style-name="T208_27"><text:s/></text:span><text:span text:style-name="T208_28">count</text:span><text:span text:style-name="T208_29"><text:s/></text:span><text:span text:style-name="T208_30">is</text:span><text:span text:style-name="T208_31"><text:s/></text:span><text:span text:style-name="T208_32">supplied</text:span><text:span text:style-name="T208_33">,<text:s/></text:span><text:span text:style-name="T208_34">then</text:span><text:span text:style-name="T208_35"><text:s/></text:span><text:span text:style-name="T208_36">exactly</text:span><text:span text:style-name="T208_37"><text:s/></text:span><text:span text:style-name="T208_38">that</text:span><text:span text:style-name="T208_39"><text:s/></text:span><text:span text:style-name="T208_40">number</text:span><text:span text:style-name="T208_41"><text:s/></text:span><text:span text:style-name="T208_42">of</text:span><text:span text:style-name="T208_43"><text:s/></text:span><text:span text:style-name="T208_44">tags</text:span><text:span text:style-name="T208_45"><text:s/></text:span><text:span text:style-name="T208_46">are</text:span><text:span text:style-name="T208_47"><text:s/></text:span><text:span text:style-name="T208_48">returned</text:span><text:span text:style-name="T208_49"><text:s/>(</text:span><text:span text:style-name="T208_50">subject</text:span><text:span text:style-name="T208_51"><text:s/></text:span><text:span text:style-name="T208_52">to</text:span><text:span text:style-name="T208_53"><text:s/></text:span><text:span text:style-name="T208_54">the</text:span><text:span text:style-name="T208_55"><text:s/></text:span><text:span text:style-name="T208_56">entire</text:span><text:span text:style-name="T208_57"><text:s/></text:span><text:span text:style-name="T208_58">size</text:span><text:span text:style-name="T208_59"><text:s/></text:span><text:span text:style-name="T208_60">of</text:span><text:span text:style-name="T208_61"><text:s/></text:span><text:span text:style-name="T208_62">the</text:span><text:span text:style-name="T208_63"><text:s/></text:span><text:span text:style-name="T208_64">vocabulary</text:span><text:span text:style-name="T208_65">);<text:s/></text:span><text:span text:style-name="T208_66">otherwise</text:span><text:span text:style-name="T208_67"><text:s/></text:span><text:span text:style-name="T208_68">an</text:span><text:span text:style-name="T208_69"><text:s/></text:span><text:span text:style-name="T208_70">appropriate</text:span><text:span text:style-name="T208_71"><text:s/></text:span><text:span text:style-name="T208_72">number</text:span><text:span text:style-name="T208_73"><text:s/></text:span><text:span text:style-name="T208_74">of</text:span><text:span text:style-name="T208_75"><text:s/></text:span><text:span text:style-name="T208_76">nearby</text:span><text:span text:style-name="T208_77"><text:s/></text:span><text:span text:style-name="T208_78">matches</text:span><text:span text:style-name="T208_79"><text:s/></text:span><text:span text:style-name="T208_80">are</text:span><text:span text:style-name="T208_81"><text:s/></text:span><text:span text:style-name="T208_82">returned</text:span><text:span text:style-name="T208_83">,<text:s/></text:span><text:span text:style-name="T208_84">perhaps</text:span><text:span text:style-name="T208_85"><text:s/></text:span><text:span text:style-name="T208_86">none</text:span><text:span text:style-name="T208_87"><text:s/></text:span><text:span text:style-name="T208_88">if</text:span><text:span text:style-name="T208_89"><text:s/></text:span><text:span text:style-name="T208_90">there</text:span><text:span text:style-name="T208_91"><text:s/></text:span><text:span text:style-name="T208_92">are</text:span><text:span text:style-name="T208_93"><text:s/></text:span><text:span text:style-name="T208_94">no</text:span><text:span text:style-name="T208_95"><text:s/></text:span><text:span text:style-name="T208_96">suitable</text:span><text:span text:style-name="T208_97"><text:s/></text:span><text:span text:style-name="T208_98">tags</text:span><text:span text:style-name="T208_99">.</text:span></text:p>
      <text:p text:style-name="P209"/>
      <text:p text:style-name="P210"><text:span text:style-name="T210_1">   <text:s/></text:span><text:span text:style-name="T210_2">addTag</text:span><text:span text:style-name="T210_3">(<text:s/></text:span><text:span text:style-name="T210_4">string</text:span><text:span text:style-name="T210_5"><text:s/>) <text:s/></text:span><text:span text:style-name="T210_6">throws</text:span><text:span text:style-name="T210_7"><text:s/></text:span><text:span text:style-name="T210_8">HNotLoggedInException</text:span></text:p>
      <text:p text:style-name="P211"><text:span text:style-name="T211_1"> <text:tab/>  <text:s/></text:span><text:span text:style-name="T211_2">Adds</text:span><text:span text:style-name="T211_3"><text:s/></text:span><text:span text:style-name="T211_4">the</text:span><text:span text:style-name="T211_5"><text:s/></text:span><text:span text:style-name="T211_6">given</text:span><text:span text:style-name="T211_7"><text:s/></text:span><text:span text:style-name="T211_8">string</text:span><text:span text:style-name="T211_9"><text:s/></text:span><text:span text:style-name="T211_10">to</text:span><text:span text:style-name="T211_11"><text:s/></text:span><text:span text:style-name="T211_12">this</text:span><text:span text:style-name="T211_13"><text:s/></text:span><text:span text:style-name="T211_14">user</text:span><text:span text:style-name="T211_15">'</text:span><text:span text:style-name="T211_16">s</text:span><text:span text:style-name="T211_17"><text:s/></text:span><text:span text:style-name="T211_18">tag</text:span><text:span text:style-name="T211_19"><text:s/></text:span><text:span text:style-name="T211_20">vocabulary</text:span><text:span text:style-name="T211_21">,<text:s/></text:span><text:span text:style-name="T211_22">if</text:span><text:span text:style-name="T211_23"><text:s/></text:span><text:span text:style-name="T211_24">it</text:span><text:span text:style-name="T211_25"><text:s/></text:span><text:span text:style-name="T211_26">is</text:span><text:span text:style-name="T211_27"><text:s/></text:span><text:span text:style-name="T211_28">not</text:span><text:span text:style-name="T211_29"><text:s/></text:span><text:span text:style-name="T211_30">already</text:span><text:span text:style-name="T211_31"><text:s/></text:span><text:span text:style-name="T211_32">there</text:span><text:span text:style-name="T211_33">. <text:s/></text:span><text:span text:style-name="T211_34">Note</text:span><text:span text:style-name="T211_35"><text:s/></text:span><text:span text:style-name="T211_36">that</text:span><text:span text:style-name="T211_37"><text:s/></text:span><text:span text:style-name="T211_38">such</text:span><text:span text:style-name="T211_39"><text:s/></text:span><text:span text:style-name="T211_40">changes</text:span><text:span text:style-name="T211_41"><text:s/></text:span><text:span text:style-name="T211_42">are</text:span><text:span text:style-name="T211_43"><text:s/></text:span><text:span text:style-name="T211_44">restricted</text:span><text:span text:style-name="T211_45"><text:s/></text:span><text:span text:style-name="T211_46">to</text:span><text:span text:style-name="T211_47"><text:s/></text:span><text:span text:style-name="T211_48">the</text:span><text:span text:style-name="T211_49"><text:s/></text:span><text:span text:style-name="T211_50">local</text:span><text:span text:style-name="T211_51"><text:s/></text:span><text:span text:style-name="T211_52">HTagManager</text:span><text:span text:style-name="T211_53"><text:s/>--<text:s/></text:span><text:span text:style-name="T211_54">if</text:span><text:span text:style-name="T211_55"><text:s/></text:span><text:span text:style-name="T211_56">there</text:span><text:span text:style-name="T211_57"><text:s/></text:span><text:span text:style-name="T211_58">are</text:span><text:span text:style-name="T211_59"><text:s/></text:span><text:span text:style-name="T211_60">multiple</text:span><text:span text:style-name="T211_61"><text:s/></text:span><text:span text:style-name="T211_62">instances</text:span><text:span text:style-name="T211_63"><text:s/></text:span><text:span text:style-name="T211_64">of</text:span><text:span text:style-name="T211_65"><text:s/></text:span><text:span text:style-name="T211_66">the</text:span><text:span text:style-name="T211_67"><text:s/></text:span><text:span text:style-name="T211_68">HTagManager</text:span><text:span text:style-name="T211_69"><text:s/>/<text:s/></text:span><text:span text:style-name="T211_70">HAPI</text:span><text:span text:style-name="T211_71"><text:s/></text:span><text:span text:style-name="T211_72">running</text:span><text:span text:style-name="T211_73"><text:s/></text:span><text:span text:style-name="T211_74">simultaneously</text:span><text:span text:style-name="T211_75"><text:s/></text:span><text:span text:style-name="T211_76">on</text:span><text:span text:style-name="T211_77"><text:s/></text:span><text:span text:style-name="T211_78">the</text:span><text:span text:style-name="T211_79"><text:s/></text:span><text:span text:style-name="T211_80">same</text:span><text:span text:style-name="T211_81"><text:s/></text:span><text:span text:style-name="T211_82">machine</text:span><text:span text:style-name="T211_83"><text:s/>(</text:span><text:span text:style-name="T211_84">or</text:span><text:span text:style-name="T211_85"><text:s/></text:span><text:span text:style-name="T211_86">different</text:span><text:span text:style-name="T211_87"><text:s/></text:span><text:span text:style-name="T211_88">machines</text:span><text:span text:style-name="T211_89">)<text:s/></text:span><text:span text:style-name="T211_90">then</text:span><text:span text:style-name="T211_91"><text:s/></text:span><text:span text:style-name="T211_92">tags</text:span><text:span text:style-name="T211_93"><text:s/></text:span><text:span text:style-name="T211_94">added</text:span><text:span text:style-name="T211_95"><text:s/></text:span><text:span text:style-name="T211_96">to</text:span><text:span text:style-name="T211_97"><text:s/></text:span><text:span text:style-name="T211_98">one</text:span><text:span text:style-name="T211_99"><text:s/></text:span><text:span text:style-name="T211_100">instance</text:span><text:span text:style-name="T211_101"><text:s/></text:span><text:span text:style-name="T211_102">will</text:span><text:span text:style-name="T211_103"><text:s/></text:span><text:span text:style-name="T211_104">not</text:span><text:span text:style-name="T211_105"><text:s/></text:span><text:span text:style-name="T211_106">be</text:span><text:span text:style-name="T211_107"><text:s/></text:span><text:span text:style-name="T211_108">available</text:span><text:span text:style-name="T211_109"><text:s/></text:span><text:span text:style-name="T211_110">to</text:span><text:span text:style-name="T211_111"><text:s/></text:span><text:span text:style-name="T211_112">others</text:span><text:span text:style-name="T211_113">.</text:span></text:p>
      <text:p text:style-name="P212"/>
      <text:h text:style-name="P213" text:outline-level="10"><text:bookmark-start text:name="h.8833383c665d"/><text:bookmark-end text:name="h.8833383c665d"/><text:span text:style-name="T213_1">object</text:span><text:span text:style-name="T213_2"><text:s/></text:span><text:span text:style-name="T213_3">HKeywordManager</text:span></text:h>
      <text:p text:style-name="P214"><text:span text:style-name="T214_1">The</text:span><text:span text:style-name="T214_2"><text:s/></text:span><text:span text:style-name="T214_3">HKeywordManager</text:span><text:span text:style-name="T214_4"><text:s/></text:span><text:span text:style-name="T214_5">is</text:span><text:span text:style-name="T214_6"><text:s/></text:span><text:span text:style-name="T214_7">a</text:span><text:span text:style-name="T214_8"><text:s/></text:span><text:span text:style-name="T214_9">convenience</text:span><text:span text:style-name="T214_10"><text:s/></text:span><text:span text:style-name="T214_11">used</text:span><text:span text:style-name="T214_12"><text:s/></text:span><text:span text:style-name="T214_13">to</text:span><text:span text:style-name="T214_14"><text:s/></text:span><text:span text:style-name="T214_15">manage</text:span><text:span text:style-name="T214_16"><text:s/></text:span><text:span text:style-name="T214_17">the</text:span><text:span text:style-name="T214_18"><text:s/></text:span><text:span text:style-name="T214_19">keywords</text:span><text:span text:style-name="T214_20"><text:s/></text:span><text:span text:style-name="T214_21">for</text:span><text:span text:style-name="T214_22"><text:s/></text:span><text:span text:style-name="T214_23">workgroups</text:span><text:span text:style-name="T214_24"><text:s/></text:span><text:span text:style-name="T214_25">of</text:span><text:span text:style-name="T214_26"><text:s/></text:span><text:span text:style-name="T214_27">which</text:span><text:span text:style-name="T214_28"><text:s/></text:span><text:span text:style-name="T214_29">the</text:span><text:span text:style-name="T214_30"><text:s/></text:span><text:span text:style-name="T214_31">logged</text:span><text:span text:style-name="T214_32">-</text:span><text:span text:style-name="T214_33">in</text:span><text:span text:style-name="T214_34"><text:s/></text:span><text:span text:style-name="T214_35">user</text:span><text:span text:style-name="T214_36"><text:s/></text:span><text:span text:style-name="T214_37">is</text:span><text:span text:style-name="T214_38"><text:s/></text:span><text:span text:style-name="T214_39">a</text:span><text:span text:style-name="T214_40"><text:s/></text:span><text:span text:style-name="T214_41">member</text:span><text:span text:style-name="T214_42">.</text:span></text:p>
      <text:p text:style-name="P215"><text:span text:style-name="T215_1">Methods</text:span></text:p>
      <text:p text:style-name="P216"><text:span text:style-name="T216_1">   <text:s/></text:span><text:span text:style-name="T216_2">getAllKeywords</text:span><text:span text:style-name="T216_3">() <text:s/>=&gt; <text:s/></text:span><text:span text:style-name="T216_4">Array</text:span><text:span text:style-name="T216_5">[</text:span><text:span text:style-name="T216_6">HKeyword</text:span><text:span text:style-name="T216_7">] <text:s/></text:span><text:span text:style-name="T216_8">throws</text:span><text:span text:style-name="T216_9"><text:s/></text:span><text:span text:style-name="T216_10">HNotLoggedInException</text:span></text:p>
      <text:p text:style-name="P217"><text:span text:style-name="T217_1"> <text:tab/>  <text:s/></text:span><text:span text:style-name="T217_2">Return</text:span><text:span text:style-name="T217_3"><text:s/></text:span><text:span text:style-name="T217_4">an</text:span><text:span text:style-name="T217_5"><text:s/></text:span><text:span text:style-name="T217_6">array</text:span><text:span text:style-name="T217_7"><text:s/></text:span><text:span text:style-name="T217_8">of</text:span><text:span text:style-name="T217_9"><text:s/></text:span><text:span text:style-name="T217_10">all</text:span><text:span text:style-name="T217_11"><text:s/></text:span><text:span text:style-name="T217_12">the</text:span><text:span text:style-name="T217_13"><text:s/></text:span><text:span text:style-name="T217_14">keywords</text:span><text:span text:style-name="T217_15"><text:s/></text:span><text:span text:style-name="T217_16">from</text:span><text:span text:style-name="T217_17"><text:s/></text:span><text:span text:style-name="T217_18">all</text:span><text:span text:style-name="T217_19"><text:s/></text:span><text:span text:style-name="T217_20">workgroups</text:span><text:span text:style-name="T217_21"><text:s/></text:span><text:span text:style-name="T217_22">of</text:span><text:span text:style-name="T217_23"><text:s/></text:span><text:span text:style-name="T217_24">which</text:span><text:span text:style-name="T217_25"><text:s/></text:span><text:span text:style-name="T217_26">this</text:span><text:span text:style-name="T217_27"><text:s/></text:span><text:span text:style-name="T217_28">user</text:span><text:span text:style-name="T217_29"><text:s/></text:span><text:span text:style-name="T217_30">is</text:span><text:span text:style-name="T217_31"><text:s/></text:span><text:span text:style-name="T217_32">a</text:span><text:span text:style-name="T217_33"><text:s/></text:span><text:span text:style-name="T217_34">member</text:span><text:span text:style-name="T217_35">.</text:span></text:p>
      <text:p text:style-name="P218"><text:span text:style-name="T218_1">   <text:s/></text:span><text:span text:style-name="T218_2">getWorkgroupKeywords</text:span><text:span text:style-name="T218_3">(<text:s/></text:span><text:span text:style-name="T218_4">HWorkgroup</text:span><text:span text:style-name="T218_5"><text:s/>) <text:s/>=&gt; <text:s/></text:span><text:span text:style-name="T218_6">Array</text:span><text:span text:style-name="T218_7">[</text:span><text:span text:style-name="T218_8">HKeyword</text:span><text:span text:style-name="T218_9">] <text:s/></text:span><text:span text:style-name="T218_10">throws</text:span><text:span text:style-name="T218_11"><text:s/></text:span><text:span text:style-name="T218_12">HNotLoggedInException</text:span><text:span text:style-name="T218_13">,<text:s/></text:span><text:span text:style-name="T218_14">HInvalidWorkgroupException</text:span></text:p>
      <text:p text:style-name="P219"><text:span text:style-name="T219_1"> <text:tab/>  <text:s/></text:span><text:span text:style-name="T219_2">Return</text:span><text:span text:style-name="T219_3"><text:s/></text:span><text:span text:style-name="T219_4">an</text:span><text:span text:style-name="T219_5"><text:s/></text:span><text:span text:style-name="T219_6">array</text:span><text:span text:style-name="T219_7"><text:s/></text:span><text:span text:style-name="T219_8">of</text:span><text:span text:style-name="T219_9"><text:s/></text:span><text:span text:style-name="T219_10">all</text:span><text:span text:style-name="T219_11"><text:s/></text:span><text:span text:style-name="T219_12">the</text:span><text:span text:style-name="T219_13"><text:s/></text:span><text:span text:style-name="T219_14">keywords</text:span><text:span text:style-name="T219_15"><text:s/></text:span><text:span text:style-name="T219_16">from</text:span><text:span text:style-name="T219_17"><text:s/></text:span><text:span text:style-name="T219_18">the</text:span><text:span text:style-name="T219_19"><text:s/></text:span><text:span text:style-name="T219_20">provided</text:span><text:span text:style-name="T219_21"><text:s/></text:span><text:span text:style-name="T219_22">workgroup</text:span><text:span text:style-name="T219_23"><text:s/>(</text:span><text:span text:style-name="T219_24">of</text:span><text:span text:style-name="T219_25"><text:s/></text:span><text:span text:style-name="T219_26">which</text:span><text:span text:style-name="T219_27"><text:s/></text:span><text:span text:style-name="T219_28">this</text:span><text:span text:style-name="T219_29"><text:s/></text:span><text:span text:style-name="T219_30">user</text:span><text:span text:style-name="T219_31"><text:s/></text:span><text:span text:style-name="T219_32">must</text:span><text:span text:style-name="T219_33"><text:s/></text:span><text:span text:style-name="T219_34">be</text:span><text:span text:style-name="T219_35"><text:s/></text:span><text:span text:style-name="T219_36">a</text:span><text:span text:style-name="T219_37"><text:s/></text:span><text:span text:style-name="T219_38">member</text:span><text:span text:style-name="T219_39">).</text:span></text:p>
      <text:h text:style-name="P220" text:outline-level="10"><text:bookmark-start text:name="h.70b8548cfdca"/><text:bookmark-end text:name="h.70b8548cfdca"/><text:span text:style-name="T220_1">class</text:span><text:span text:style-name="T220_2"><text:s/></text:span><text:span text:style-name="T220_3">HKeyword</text:span></text:h>
      <text:p text:style-name="P221"><text:span text:style-name="T221_1">HKeyword</text:span><text:span text:style-name="T221_2"><text:s/></text:span><text:span text:style-name="T221_3">instances</text:span><text:span text:style-name="T221_4"><text:s/></text:span><text:span text:style-name="T221_5">correspond</text:span><text:span text:style-name="T221_6"><text:s/></text:span><text:span text:style-name="T221_7">to</text:span><text:span text:style-name="T221_8"><text:s/></text:span><text:span text:style-name="T221_9">workgroup</text:span><text:span text:style-name="T221_10"><text:s/></text:span><text:span text:style-name="T221_11">keywords</text:span><text:span text:style-name="T221_12">. <text:s/></text:span><text:span text:style-name="T221_13">As</text:span><text:span text:style-name="T221_14"><text:s/></text:span><text:span text:style-name="T221_15">these</text:span><text:span text:style-name="T221_16"><text:s/></text:span><text:span text:style-name="T221_17">are</text:span><text:span text:style-name="T221_18"><text:s/></text:span><text:span text:style-name="T221_19">controlled</text:span><text:span text:style-name="T221_20"><text:s/></text:span><text:span text:style-name="T221_21">by</text:span><text:span text:style-name="T221_22"><text:s/></text:span><text:span text:style-name="T221_23">workgroup</text:span><text:span text:style-name="T221_24"><text:s/></text:span><text:span text:style-name="T221_25">administrators</text:span><text:span text:style-name="T221_26">,<text:s/></text:span><text:span text:style-name="T221_27">they</text:span><text:span text:style-name="T221_28"><text:s/></text:span><text:span text:style-name="T221_29">cannot</text:span><text:span text:style-name="T221_30"><text:s/></text:span><text:span text:style-name="T221_31">be</text:span><text:span text:style-name="T221_32"><text:s/></text:span><text:span text:style-name="T221_33">constructed</text:span><text:span text:style-name="T221_34"><text:s/></text:span><text:span text:style-name="T221_35">via</text:span><text:span text:style-name="T221_36"><text:s/></text:span><text:span text:style-name="T221_37">the</text:span><text:span text:style-name="T221_38"><text:s/></text:span><text:span text:style-name="T221_39">HAPI</text:span><text:span text:style-name="T221_40">,<text:s/></text:span><text:span text:style-name="T221_41">and</text:span><text:span text:style-name="T221_42"><text:s/></text:span><text:span text:style-name="T221_43">are</text:span><text:span text:style-name="T221_44"><text:s/></text:span><text:span text:style-name="T221_45">only</text:span><text:span text:style-name="T221_46"><text:s/></text:span><text:span text:style-name="T221_47">accessible</text:span><text:span text:style-name="T221_48"><text:s/></text:span><text:span text:style-name="T221_49">through</text:span><text:span text:style-name="T221_50"><text:s/></text:span><text:span text:style-name="T221_51">the</text:span><text:span text:style-name="T221_52"><text:s/></text:span><text:span text:style-name="T221_53">HKeywordManager</text:span><text:span text:style-name="T221_54"><text:s/></text:span><text:span text:style-name="T221_55">instance</text:span><text:span text:style-name="T221_56">.</text:span></text:p>
      <text:p text:style-name="P222"><text:span text:style-name="T222_1">Methods</text:span></text:p>
      <text:p text:style-name="P223"><text:span text:style-name="T223_1">   <text:s/></text:span><text:span text:style-name="T223_2">getName</text:span><text:span text:style-name="T223_3">() <text:s/>=&gt; <text:s/></text:span><text:span text:style-name="T223_4">string</text:span></text:p>
      <text:p text:style-name="P224"><text:span text:style-name="T224_1"> <text:tab/>  <text:s/></text:span><text:span text:style-name="T224_2">Return</text:span><text:span text:style-name="T224_3"><text:s/></text:span><text:span text:style-name="T224_4">the</text:span><text:span text:style-name="T224_5"><text:s/></text:span><text:span text:style-name="T224_6">name</text:span><text:span text:style-name="T224_7"><text:s/></text:span><text:span text:style-name="T224_8">of</text:span><text:span text:style-name="T224_9"><text:s/></text:span><text:span text:style-name="T224_10">this</text:span><text:span text:style-name="T224_11"><text:s/></text:span><text:span text:style-name="T224_12">keyword</text:span></text:p>
      <text:p text:style-name="P225"><text:span text:style-name="T225_1">   <text:s/></text:span><text:span text:style-name="T225_2">getWorkgroup</text:span><text:span text:style-name="T225_3">() <text:s/>=&gt; <text:s/></text:span><text:span text:style-name="T225_4">HWorkgroup</text:span></text:p>
      <text:p text:style-name="P226"><text:span text:style-name="T226_1"> <text:tab/>  <text:s/></text:span><text:span text:style-name="T226_2">Return</text:span><text:span text:style-name="T226_3"><text:s/></text:span><text:span text:style-name="T226_4">the</text:span><text:span text:style-name="T226_5"><text:s/></text:span><text:span text:style-name="T226_6">workgroup</text:span><text:span text:style-name="T226_7"><text:s/></text:span><text:span text:style-name="T226_8">to</text:span><text:span text:style-name="T226_9"><text:s/></text:span><text:span text:style-name="T226_10">which</text:span><text:span text:style-name="T226_11"><text:s/></text:span><text:span text:style-name="T226_12">this</text:span><text:span text:style-name="T226_13"><text:s/></text:span><text:span text:style-name="T226_14">keyword</text:span><text:span text:style-name="T226_15"><text:s/></text:span><text:span text:style-name="T226_16">belongs</text:span></text:p>
      <text:p text:style-name="P227"/>
      <text:h text:style-name="P228" text:outline-level="10"><text:bookmark-start text:name="h.34638abcf609"/><text:bookmark-end text:name="h.34638abcf609"/><text:span text:style-name="T228_1"><text:s/></text:span><text:span text:style-name="T228_2">object</text:span><text:span text:style-name="T228_3"><text:s/></text:span><text:span text:style-name="T228_4">HWorkgroupManager</text:span></text:h>
      <text:p text:style-name="P229"><text:span text:style-name="T229_1">The</text:span><text:span text:style-name="T229_2"><text:s/></text:span><text:span text:style-name="T229_3">HWorkgroupManager</text:span><text:span text:style-name="T229_4"><text:s/></text:span><text:span text:style-name="T229_5">is</text:span><text:span text:style-name="T229_6"><text:s/></text:span><text:span text:style-name="T229_7">a</text:span><text:span text:style-name="T229_8"><text:s/></text:span><text:span text:style-name="T229_9">convenience</text:span><text:span text:style-name="T229_10"><text:s/></text:span><text:span text:style-name="T229_11">used</text:span><text:span text:style-name="T229_12"><text:s/></text:span><text:span text:style-name="T229_13">to</text:span><text:span text:style-name="T229_14"><text:s/></text:span><text:span text:style-name="T229_15">manage</text:span><text:span text:style-name="T229_16"><text:s/></text:span><text:span text:style-name="T229_17">the</text:span><text:span text:style-name="T229_18"><text:s/></text:span><text:span text:style-name="T229_19">HWorkgroup</text:span><text:span text:style-name="T229_20"><text:s/></text:span><text:span text:style-name="T229_21">objects</text:span><text:span text:style-name="T229_22"><text:s/></text:span><text:span text:style-name="T229_23">corresponding</text:span><text:span text:style-name="T229_24"><text:s/></text:span><text:span text:style-name="T229_25">to</text:span><text:span text:style-name="T229_26"><text:s/></text:span><text:span text:style-name="T229_27">the</text:span><text:span text:style-name="T229_28"><text:s/></text:span><text:span text:style-name="T229_29">Heurist</text:span><text:span text:style-name="T229_30"><text:s/></text:span><text:span text:style-name="T229_31">workgroups</text:span><text:span text:style-name="T229_32">.</text:span></text:p>
      <text:p text:style-name="P230"><text:span text:style-name="T230_1">Methods</text:span><text:span text:style-name="T230_2">        </text:span></text:p>
      <text:p text:style-name="P231"><text:span text:style-name="T231_1">   <text:s/></text:span><text:span text:style-name="T231_2">getWorkgroups</text:span><text:span text:style-name="T231_3">() <text:s/>=&gt; <text:s/></text:span><text:span text:style-name="T231_4">Array</text:span><text:span text:style-name="T231_5">[</text:span><text:span text:style-name="T231_6">HWorkgroup</text:span><text:span text:style-name="T231_7">]</text:span></text:p>
      <text:p text:style-name="P232"><text:span text:style-name="T232_1"> <text:tab/>  <text:s/></text:span><text:span text:style-name="T232_2">Return</text:span><text:span text:style-name="T232_3"><text:s/></text:span><text:span text:style-name="T232_4">all</text:span><text:span text:style-name="T232_5"><text:s/></text:span><text:span text:style-name="T232_6">the</text:span><text:span text:style-name="T232_7"><text:s/></text:span><text:span text:style-name="T232_8">workgroups</text:span><text:span text:style-name="T232_9"><text:s/></text:span><text:span text:style-name="T232_10">known</text:span><text:span text:style-name="T232_11"><text:s/></text:span><text:span text:style-name="T232_12">to</text:span><text:span text:style-name="T232_13"><text:s/></text:span><text:span text:style-name="T232_14">Heurist</text:span><text:span text:style-name="T232_15">.</text:span></text:p>
      <text:h text:style-name="P233" text:outline-level="10"><text:bookmark-start text:name="h.14f2baa0d645"/><text:bookmark-end text:name="h.14f2baa0d645"/><text:span text:style-name="T233_1">class</text:span><text:span text:style-name="T233_2"><text:s/></text:span><text:span text:style-name="T233_3">HWorkgroup</text:span></text:h>
      <text:p text:style-name="P234"><text:span text:style-name="T234_1">An</text:span><text:span text:style-name="T234_2"><text:s/></text:span><text:span text:style-name="T234_3">HWorkgroup</text:span><text:span text:style-name="T234_4"><text:s/></text:span><text:span text:style-name="T234_5">instance</text:span><text:span text:style-name="T234_6"><text:s/></text:span><text:span text:style-name="T234_7">corresponds</text:span><text:span text:style-name="T234_8"><text:s/></text:span><text:span text:style-name="T234_9">to</text:span><text:span text:style-name="T234_10"><text:s/></text:span><text:span text:style-name="T234_11">a</text:span><text:span text:style-name="T234_12"><text:s/></text:span><text:span text:style-name="T234_13">Heurist</text:span><text:span text:style-name="T234_14"><text:s/></text:span><text:span text:style-name="T234_15">workgroup</text:span><text:span text:style-name="T234_16">. <text:s/></text:span><text:span text:style-name="T234_17">These</text:span><text:span text:style-name="T234_18"><text:s/></text:span><text:span text:style-name="T234_19">cannot</text:span><text:span text:style-name="T234_20"><text:s/></text:span><text:span text:style-name="T234_21">be</text:span><text:span text:style-name="T234_22"><text:s/></text:span><text:span text:style-name="T234_23">constructed</text:span><text:span text:style-name="T234_24"><text:s/></text:span><text:span text:style-name="T234_25">via</text:span><text:span text:style-name="T234_26"><text:s/></text:span><text:span text:style-name="T234_27">the</text:span><text:span text:style-name="T234_28"><text:s/></text:span><text:span text:style-name="T234_29">HAPI</text:span><text:span text:style-name="T234_30">,<text:s/></text:span><text:span text:style-name="T234_31">and</text:span><text:span text:style-name="T234_32"><text:s/></text:span><text:span text:style-name="T234_33">are</text:span><text:span text:style-name="T234_34"><text:s/></text:span><text:span text:style-name="T234_35">only</text:span><text:span text:style-name="T234_36"><text:s/></text:span><text:span text:style-name="T234_37">accessible</text:span><text:span text:style-name="T234_38"><text:s/></text:span><text:span text:style-name="T234_39">through</text:span><text:span text:style-name="T234_40"><text:s/></text:span><text:span text:style-name="T234_41">the</text:span><text:span text:style-name="T234_42"><text:s/></text:span><text:span text:style-name="T234_43">HWorkgroupManager</text:span><text:span text:style-name="T234_44"><text:s/></text:span><text:span text:style-name="T234_45">instance</text:span><text:span text:style-name="T234_46">.</text:span></text:p>
      <text:p text:style-name="P235"><text:span text:style-name="T235_1">Methods</text:span></text:p>
      <text:p text:style-name="P236"><text:span text:style-name="T236_1">   <text:s/></text:span><text:span text:style-name="T236_2">getName</text:span><text:span text:style-name="T236_3">() <text:s/>=&gt; <text:s/></text:span><text:span text:style-name="T236_4">string</text:span></text:p>
      <text:p text:style-name="P237"><text:span text:style-name="T237_1">       <text:s/></text:span><text:span text:style-name="T237_2">Return</text:span><text:span text:style-name="T237_3"><text:s/></text:span><text:span text:style-name="T237_4">a</text:span><text:span text:style-name="T237_5"><text:s/></text:span><text:span text:style-name="T237_6">short</text:span><text:span text:style-name="T237_7"><text:s/></text:span><text:span text:style-name="T237_8">name</text:span><text:span text:style-name="T237_9"><text:s/></text:span><text:span text:style-name="T237_10">for</text:span><text:span text:style-name="T237_11"><text:s/></text:span><text:span text:style-name="T237_12">this</text:span><text:span text:style-name="T237_13"><text:s/></text:span><text:span text:style-name="T237_14">workgroup</text:span></text:p>
      <text:p text:style-name="P238"><text:span text:style-name="T238_1">   <text:s/></text:span><text:span text:style-name="T238_2">getLongName</text:span><text:span text:style-name="T238_3">() <text:s/>=&gt; <text:s/></text:span><text:span text:style-name="T238_4">string</text:span></text:p>
      <text:p text:style-name="P239"><text:span text:style-name="T239_1">       <text:s/></text:span><text:span text:style-name="T239_2">Return</text:span><text:span text:style-name="T239_3"><text:s/></text:span><text:span text:style-name="T239_4">a</text:span><text:span text:style-name="T239_5"><text:s/></text:span><text:span text:style-name="T239_6">longer</text:span><text:span text:style-name="T239_7"><text:s/></text:span><text:span text:style-name="T239_8">name</text:span><text:span text:style-name="T239_9"><text:s/></text:span><text:span text:style-name="T239_10">for</text:span><text:span text:style-name="T239_11"><text:s/></text:span><text:span text:style-name="T239_12">this</text:span><text:span text:style-name="T239_13"><text:s/></text:span><text:span text:style-name="T239_14">workgroup</text:span></text:p>
      <text:p text:style-name="P240"><text:span text:style-name="T240_1">   <text:s/></text:span><text:span text:style-name="T240_2">getDescription</text:span><text:span text:style-name="T240_3">() <text:s/>=&gt; <text:s/></text:span><text:span text:style-name="T240_4">string</text:span></text:p>
      <text:p text:style-name="P241"><text:span text:style-name="T241_1">       <text:s/></text:span><text:span text:style-name="T241_2">Return</text:span><text:span text:style-name="T241_3"><text:s/></text:span><text:span text:style-name="T241_4">a</text:span><text:span text:style-name="T241_5"><text:s/></text:span><text:span text:style-name="T241_6">descriptive</text:span><text:span text:style-name="T241_7"><text:s/></text:span><text:span text:style-name="T241_8">tract</text:span><text:span text:style-name="T241_9"><text:s/></text:span><text:span text:style-name="T241_10">about</text:span><text:span text:style-name="T241_11"><text:s/></text:span><text:span text:style-name="T241_12">this</text:span><text:span text:style-name="T241_13"><text:s/></text:span><text:span text:style-name="T241_14">workgroup</text:span></text:p>
      <text:p text:style-name="P242"><text:span text:style-name="T242_1">   <text:s/></text:span><text:span text:style-name="T242_2">getURL</text:span><text:span text:style-name="T242_3">() <text:s/>=&gt; <text:s/></text:span><text:span text:style-name="T242_4">string</text:span></text:p>
      <text:p text:style-name="P243"><text:span text:style-name="T243_1">       <text:s/></text:span><text:span text:style-name="T243_2">Return</text:span><text:span text:style-name="T243_3"><text:s/></text:span><text:span text:style-name="T243_4">a</text:span><text:span text:style-name="T243_5"><text:s/></text:span><text:span text:style-name="T243_6">URL</text:span><text:span text:style-name="T243_7"><text:s/></text:span><text:span text:style-name="T243_8">for</text:span><text:span text:style-name="T243_9"><text:s/></text:span><text:span text:style-name="T243_10">this</text:span><text:span text:style-name="T243_11"><text:s/></text:span><text:span text:style-name="T243_12">workgroup</text:span></text:p>
      <text:p text:style-name="P244"/>
      <text:h text:style-name="P245" text:outline-level="10"><text:bookmark-start text:name="h.ccfd0f2e76f3"/><text:bookmark-end text:name="h.ccfd0f2e76f3"/><text:span text:style-name="T245_1">object</text:span><text:span text:style-name="T245_2"><text:s/></text:span><text:span text:style-name="T245_3">HColleagueGroupManager</text:span></text:h>
      <text:p text:style-name="P246"><text:span text:style-name="T246_1">The</text:span><text:span text:style-name="T246_2"><text:s/></text:span><text:span text:style-name="T246_3">HColleagueGroupManager</text:span><text:span text:style-name="T246_4"><text:s/></text:span><text:span text:style-name="T246_5">is</text:span><text:span text:style-name="T246_6"><text:s/></text:span><text:span text:style-name="T246_7">a</text:span><text:span text:style-name="T246_8"><text:s/></text:span><text:span text:style-name="T246_9">convenience</text:span><text:span text:style-name="T246_10"><text:s/></text:span><text:span text:style-name="T246_11">used</text:span><text:span text:style-name="T246_12"><text:s/></text:span><text:span text:style-name="T246_13">to</text:span><text:span text:style-name="T246_14"><text:s/></text:span><text:span text:style-name="T246_15">manage</text:span><text:span text:style-name="T246_16"><text:s/></text:span><text:span text:style-name="T246_17">the</text:span><text:span text:style-name="T246_18"><text:s/></text:span><text:span text:style-name="T246_19">HColleagueGroup</text:span><text:span text:style-name="T246_20"><text:s/></text:span><text:span text:style-name="T246_21">objects</text:span><text:span text:style-name="T246_22"><text:s/></text:span><text:span text:style-name="T246_23">corresponding</text:span><text:span text:style-name="T246_24"><text:s/></text:span><text:span text:style-name="T246_25">to</text:span><text:span text:style-name="T246_26"><text:s/></text:span><text:span text:style-name="T246_27">Heurist</text:span><text:span text:style-name="T246_28"><text:s/></text:span><text:span text:style-name="T246_29">colleague</text:span><text:span text:style-name="T246_30">-</text:span><text:span text:style-name="T246_31">groups</text:span><text:span text:style-name="T246_32">.</text:span></text:p>
      <text:p text:style-name="P247"><text:span text:style-name="T247_1">Methods</text:span></text:p>
      <text:p text:style-name="P248"><text:span text:style-name="T248_1">   <text:s/></text:span><text:span text:style-name="T248_2">getColleagueGroups</text:span><text:span text:style-name="T248_3">() <text:s/>=&gt; <text:s/></text:span><text:span text:style-name="T248_4">Array</text:span><text:span text:style-name="T248_5">[</text:span><text:span text:style-name="T248_6">HColleagueGroup</text:span><text:span text:style-name="T248_7">]</text:span></text:p>
      <text:p text:style-name="P249"><text:span text:style-name="T249_1"> <text:tab/>  <text:s/></text:span><text:span text:style-name="T249_2">Return</text:span><text:span text:style-name="T249_3"><text:s/></text:span><text:span text:style-name="T249_4">all</text:span><text:span text:style-name="T249_5"><text:s/></text:span><text:span text:style-name="T249_6">the</text:span><text:span text:style-name="T249_7"><text:s/></text:span><text:span text:style-name="T249_8">logged</text:span><text:span text:style-name="T249_9">-</text:span><text:span text:style-name="T249_10">in</text:span><text:span text:style-name="T249_11"><text:s/></text:span><text:span text:style-name="T249_12">user</text:span><text:span text:style-name="T249_13">'</text:span><text:span text:style-name="T249_14">s</text:span><text:span text:style-name="T249_15"><text:s/></text:span><text:span text:style-name="T249_16">colleague</text:span><text:span text:style-name="T249_17"><text:s/></text:span><text:span text:style-name="T249_18">groups</text:span><text:span text:style-name="T249_19">.</text:span></text:p>
      <text:h text:style-name="P250" text:outline-level="10"><text:bookmark-start text:name="h.ff0478a1d06d"/><text:bookmark-end text:name="h.ff0478a1d06d"/><text:span text:style-name="T250_1">class</text:span><text:span text:style-name="T250_2"><text:s/></text:span><text:span text:style-name="T250_3">HColleagueGroup</text:span></text:h>
      <text:p text:style-name="P251"><text:span text:style-name="T251_1">An</text:span><text:span text:style-name="T251_2"><text:s/></text:span><text:span text:style-name="T251_3">HColleagueGroup</text:span><text:span text:style-name="T251_4"><text:s/></text:span><text:span text:style-name="T251_5">instance</text:span><text:span text:style-name="T251_6"><text:s/></text:span><text:span text:style-name="T251_7">corresponds</text:span><text:span text:style-name="T251_8"><text:s/></text:span><text:span text:style-name="T251_9">to</text:span><text:span text:style-name="T251_10"><text:s/></text:span><text:span text:style-name="T251_11">a</text:span><text:span text:style-name="T251_12"><text:s/></text:span><text:span text:style-name="T251_13">Heurist</text:span><text:span text:style-name="T251_14"><text:s/></text:span><text:span text:style-name="T251_15">colleague</text:span><text:span text:style-name="T251_16">-</text:span><text:span text:style-name="T251_17">group</text:span><text:span text:style-name="T251_18">. <text:s/></text:span><text:span text:style-name="T251_19">These</text:span><text:span text:style-name="T251_20"><text:s/></text:span><text:span text:style-name="T251_21">differ</text:span><text:span text:style-name="T251_22"><text:s/></text:span><text:span text:style-name="T251_23">from</text:span><text:span text:style-name="T251_24"><text:s/></text:span><text:span text:style-name="T251_25">workgroups</text:span><text:span text:style-name="T251_26"><text:s/></text:span><text:span text:style-name="T251_27">inasmuch</text:span><text:span text:style-name="T251_28"><text:s/></text:span><text:span text:style-name="T251_29">as</text:span><text:span text:style-name="T251_30"><text:s/></text:span><text:span text:style-name="T251_31">they</text:span><text:span text:style-name="T251_32"><text:s/></text:span><text:span text:style-name="T251_33">are</text:span><text:span text:style-name="T251_34"><text:s/></text:span><text:span text:style-name="T251_35">defined</text:span><text:span text:style-name="T251_36"><text:s/></text:span><text:span text:style-name="T251_37">by</text:span><text:span text:style-name="T251_38"><text:s/></text:span><text:span text:style-name="T251_39">the</text:span><text:span text:style-name="T251_40"><text:s/></text:span><text:span text:style-name="T251_41">user</text:span><text:span text:style-name="T251_42"><text:s/>(</text:span><text:span text:style-name="T251_43">although</text:span><text:span text:style-name="T251_44"><text:s/></text:span><text:span text:style-name="T251_45">this</text:span><text:span text:style-name="T251_46"><text:s/></text:span><text:span text:style-name="T251_47">is</text:span><text:span text:style-name="T251_48"><text:s/></text:span><text:span text:style-name="T251_49">not</text:span><text:span text:style-name="T251_50"><text:s/></text:span><text:span text:style-name="T251_51">currently</text:span><text:span text:style-name="T251_52"><text:s/></text:span><text:span text:style-name="T251_53">available</text:span><text:span text:style-name="T251_54"><text:s/></text:span><text:span text:style-name="T251_55">through</text:span><text:span text:style-name="T251_56"><text:s/></text:span><text:span text:style-name="T251_57">the</text:span><text:span text:style-name="T251_58"><text:s/></text:span><text:span text:style-name="T251_59">HAPI</text:span><text:span text:style-name="T251_60">).</text:span></text:p>
      <text:p text:style-name="P252"><text:span text:style-name="T252_1">Methods</text:span></text:p>
      <text:p text:style-name="P253"><text:span text:style-name="T253_1">   <text:s/></text:span><text:span text:style-name="T253_2">getName</text:span><text:span text:style-name="T253_3">() <text:s/>=&gt; <text:s/></text:span><text:span text:style-name="T253_4">string</text:span></text:p>
      <text:p text:style-name="P254"><text:span text:style-name="T254_1"> <text:tab/>  <text:s/></text:span><text:span text:style-name="T254_2">Return</text:span><text:span text:style-name="T254_3"><text:s/></text:span><text:span text:style-name="T254_4">the</text:span><text:span text:style-name="T254_5"><text:s/></text:span><text:span text:style-name="T254_6">name</text:span><text:span text:style-name="T254_7"><text:s/></text:span><text:span text:style-name="T254_8">for</text:span><text:span text:style-name="T254_9"><text:s/></text:span><text:span text:style-name="T254_10">this</text:span><text:span text:style-name="T254_11"><text:s/></text:span><text:span text:style-name="T254_12">colleague</text:span><text:span text:style-name="T254_13">-</text:span><text:span text:style-name="T254_14">group</text:span></text:p>
      <text:p text:style-name="P255"/>
      <text:h text:style-name="P256" text:outline-level="10"><text:bookmark-start text:name="h.ecc063ddf6c5"/><text:bookmark-end text:name="h.ecc063ddf6c5"/><text:span text:style-name="T256_1">object</text:span><text:span text:style-name="T256_2"><text:s/></text:span><text:span text:style-name="T256_3">HRatings</text:span></text:h>
      <text:p text:style-name="P257"><text:span text:style-name="T257_1">The</text:span><text:span text:style-name="T257_2"><text:s/></text:span><text:span text:style-name="T257_3">HRatings</text:span><text:span text:style-name="T257_4"><text:s/></text:span><text:span text:style-name="T257_5">object</text:span><text:span text:style-name="T257_6"><text:s/></text:span><text:span text:style-name="T257_7">contains</text:span><text:span text:style-name="T257_8"><text:s/></text:span><text:span text:style-name="T257_9">constants</text:span><text:span text:style-name="T257_10"><text:s/></text:span><text:span text:style-name="T257_11">for</text:span><text:span text:style-name="T257_12"><text:s/></text:span><text:span text:style-name="T257_13">manipulating</text:span><text:span text:style-name="T257_14"><text:s/></text:span><text:span text:style-name="T257_15">personalised</text:span><text:span text:style-name="T257_16"><text:s/></text:span><text:span text:style-name="T257_17">record</text:span><text:span text:style-name="T257_18"><text:s/></text:span><text:span text:style-name="T257_19">ratings</text:span><text:span text:style-name="T257_20">.</text:span></text:p>
      <text:p text:style-name="P258"><text:span text:style-name="T258_1">Constants</text:span></text:p>
      <text:p text:style-name="P259"><text:span text:style-name="T259_1">   <text:s/></text:span><text:span text:style-name="T259_2">CONTENT</text:span></text:p>
      <text:p text:style-name="P260"><text:span text:style-name="T260_1">   <text:s/></text:span><text:span text:style-name="T260_2">INTEREST</text:span></text:p>
      <text:p text:style-name="P261"><text:span text:style-name="T261_1">   <text:s/></text:span><text:span text:style-name="T261_2">QUALITY</text:span></text:p>
      <text:p text:style-name="P262"><text:span text:style-name="T262_1"> <text:tab/>  <text:s/></text:span><text:span text:style-name="T262_2">The</text:span><text:span text:style-name="T262_3"><text:s/>(</text:span><text:span text:style-name="T262_4">orthogonal</text:span><text:span text:style-name="T262_5">?)<text:s/></text:span><text:span text:style-name="T262_6">types</text:span><text:span text:style-name="T262_7"><text:s/></text:span><text:span text:style-name="T262_8">of</text:span><text:span text:style-name="T262_9"><text:s/></text:span><text:span text:style-name="T262_10">rating</text:span><text:span text:style-name="T262_11"><text:s/></text:span><text:span text:style-name="T262_12">available</text:span><text:span text:style-name="T262_13"><text:s/></text:span><text:span text:style-name="T262_14">to</text:span><text:span text:style-name="T262_15"><text:s/></text:span><text:span text:style-name="T262_16">users</text:span><text:span text:style-name="T262_17"><text:s/></text:span><text:span text:style-name="T262_18">for</text:span><text:span text:style-name="T262_19"><text:s/></text:span><text:span text:style-name="T262_20">each</text:span><text:span text:style-name="T262_21"><text:s/></text:span><text:span text:style-name="T262_22">record</text:span></text:p>
      <text:p text:style-name="P263"/>
      <text:p text:style-name="P264"><text:span text:style-name="T264_1">   <text:s/></text:span><text:span text:style-name="T264_2">CONTENT</text:span><text:span text:style-name="T264_3">_1</text:span></text:p>
      <text:p text:style-name="P265"><text:span text:style-name="T265_1">   <text:s/></text:span><text:span text:style-name="T265_2">CONTENT</text:span><text:span text:style-name="T265_3">_2</text:span></text:p>
      <text:p text:style-name="P266"><text:span text:style-name="T266_1">   <text:s/></text:span><text:span text:style-name="T266_2">CONTENT</text:span><text:span text:style-name="T266_3">_3</text:span></text:p>
      <text:p text:style-name="P267"><text:span text:style-name="T267_1">   <text:s/></text:span><text:span text:style-name="T267_2">CONTENT</text:span><text:span text:style-name="T267_3">_4</text:span></text:p>
      <text:p text:style-name="P268"><text:span text:style-name="T268_1">   <text:s/></text:span><text:span text:style-name="T268_2">CONTENT</text:span><text:span text:style-name="T268_3">_5</text:span></text:p>
      <text:p text:style-name="P269"><text:span text:style-name="T269_1"> <text:tab/>  <text:s/></text:span><text:span text:style-name="T269_2">Human</text:span><text:span text:style-name="T269_3">-</text:span><text:span text:style-name="T269_4">readable</text:span><text:span text:style-name="T269_5"><text:s/></text:span><text:span text:style-name="T269_6">strings</text:span><text:span text:style-name="T269_7"><text:s/></text:span><text:span text:style-name="T269_8">corresponding</text:span><text:span text:style-name="T269_9"><text:s/></text:span><text:span text:style-name="T269_10">to</text:span><text:span text:style-name="T269_11"><text:s/></text:span><text:span text:style-name="T269_12">the</text:span><text:span text:style-name="T269_13"><text:s/></text:span><text:span text:style-name="T269_14">different</text:span><text:span text:style-name="T269_15"><text:s/></text:span><text:span text:style-name="T269_16">content</text:span><text:span text:style-name="T269_17"><text:s/></text:span><text:span text:style-name="T269_18">ratings</text:span><text:span text:style-name="T269_19">;<text:s/></text:span><text:span text:style-name="T269_20">CONTENT</text:span><text:span text:style-name="T269_21">_1<text:s/></text:span><text:span text:style-name="T269_22">is</text:span><text:span text:style-name="T269_23"><text:s/></text:span><text:span text:style-name="T269_24">a</text:span><text:span text:style-name="T269_25"><text:s/></text:span><text:span text:style-name="T269_26">low</text:span><text:span text:style-name="T269_27"><text:s/></text:span><text:span text:style-name="T269_28">rating</text:span><text:span text:style-name="T269_29">,<text:s/></text:span><text:span text:style-name="T269_30">CONTENT</text:span><text:span text:style-name="T269_31">_5<text:s/></text:span><text:span text:style-name="T269_32">is</text:span><text:span text:style-name="T269_33"><text:s/></text:span><text:span text:style-name="T269_34">a</text:span><text:span text:style-name="T269_35"><text:s/></text:span><text:span text:style-name="T269_36">high</text:span><text:span text:style-name="T269_37"><text:s/></text:span><text:span text:style-name="T269_38">rating</text:span></text:p>
      <text:p text:style-name="P270"/>
      <text:p text:style-name="P271"><text:span text:style-name="T271_1">   <text:s/></text:span><text:span text:style-name="T271_2">INTEREST</text:span><text:span text:style-name="T271_3">_1</text:span></text:p>
      <text:p text:style-name="P272"><text:span text:style-name="T272_1">   <text:s/></text:span><text:span text:style-name="T272_2">INTEREST</text:span><text:span text:style-name="T272_3">_2</text:span></text:p>
      <text:p text:style-name="P273"><text:span text:style-name="T273_1">   <text:s/></text:span><text:span text:style-name="T273_2">INTEREST</text:span><text:span text:style-name="T273_3">_3</text:span></text:p>
      <text:p text:style-name="P274"><text:span text:style-name="T274_1">   <text:s/></text:span><text:span text:style-name="T274_2">INTEREST</text:span><text:span text:style-name="T274_3">_4</text:span></text:p>
      <text:p text:style-name="P275"><text:span text:style-name="T275_1">   <text:s/></text:span><text:span text:style-name="T275_2">INTEREST</text:span><text:span text:style-name="T275_3">_5</text:span></text:p>
      <text:p text:style-name="P276"><text:span text:style-name="T276_1"> <text:tab/>  <text:s/></text:span><text:span text:style-name="T276_2">Human</text:span><text:span text:style-name="T276_3">-</text:span><text:span text:style-name="T276_4">readable</text:span><text:span text:style-name="T276_5"><text:s/></text:span><text:span text:style-name="T276_6">strings</text:span><text:span text:style-name="T276_7"><text:s/></text:span><text:span text:style-name="T276_8">corresponding</text:span><text:span text:style-name="T276_9"><text:s/></text:span><text:span text:style-name="T276_10">to</text:span><text:span text:style-name="T276_11"><text:s/></text:span><text:span text:style-name="T276_12">the</text:span><text:span text:style-name="T276_13"><text:s/></text:span><text:span text:style-name="T276_14">different</text:span><text:span text:style-name="T276_15"><text:s/></text:span><text:span text:style-name="T276_16">interest</text:span><text:span text:style-name="T276_17"><text:s/></text:span><text:span text:style-name="T276_18">ratings</text:span><text:span text:style-name="T276_19">;<text:s/></text:span><text:span text:style-name="T276_20">INTEREST</text:span><text:span text:style-name="T276_21">_1<text:s/></text:span><text:span text:style-name="T276_22">is</text:span><text:span text:style-name="T276_23"><text:s/></text:span><text:span text:style-name="T276_24">a</text:span><text:span text:style-name="T276_25"><text:s/></text:span><text:span text:style-name="T276_26">low</text:span><text:span text:style-name="T276_27"><text:s/></text:span><text:span text:style-name="T276_28">rating</text:span><text:span text:style-name="T276_29">,<text:s/></text:span><text:span text:style-name="T276_30">INTEREST</text:span><text:span text:style-name="T276_31">_5<text:s/></text:span><text:span text:style-name="T276_32">is</text:span><text:span text:style-name="T276_33"><text:s/></text:span><text:span text:style-name="T276_34">a</text:span><text:span text:style-name="T276_35"><text:s/></text:span><text:span text:style-name="T276_36">high</text:span><text:span text:style-name="T276_37"><text:s/></text:span><text:span text:style-name="T276_38">rating</text:span></text:p>
      <text:p text:style-name="P277"/>
      <text:p text:style-name="P278"><text:span text:style-name="T278_1">   <text:s/></text:span><text:span text:style-name="T278_2">QUALITY</text:span><text:span text:style-name="T278_3">_1</text:span></text:p>
      <text:p text:style-name="P279"><text:span text:style-name="T279_1">   <text:s/></text:span><text:span text:style-name="T279_2">QUALITY</text:span><text:span text:style-name="T279_3">_2</text:span></text:p>
      <text:p text:style-name="P280"><text:span text:style-name="T280_1">   <text:s/></text:span><text:span text:style-name="T280_2">QUALITY</text:span><text:span text:style-name="T280_3">_3</text:span></text:p>
      <text:p text:style-name="P281"><text:span text:style-name="T281_1">   <text:s/></text:span><text:span text:style-name="T281_2">QUALITY</text:span><text:span text:style-name="T281_3">_4</text:span></text:p>
      <text:p text:style-name="P282"><text:span text:style-name="T282_1">   <text:s/></text:span><text:span text:style-name="T282_2">QUALITY</text:span><text:span text:style-name="T282_3">_5</text:span></text:p>
      <text:p text:style-name="P283"><text:span text:style-name="T283_1"> <text:tab/>  <text:s/></text:span><text:span text:style-name="T283_2">Human</text:span><text:span text:style-name="T283_3">-</text:span><text:span text:style-name="T283_4">readable</text:span><text:span text:style-name="T283_5"><text:s/></text:span><text:span text:style-name="T283_6">strings</text:span><text:span text:style-name="T283_7"><text:s/></text:span><text:span text:style-name="T283_8">corresponding</text:span><text:span text:style-name="T283_9"><text:s/></text:span><text:span text:style-name="T283_10">to</text:span><text:span text:style-name="T283_11"><text:s/></text:span><text:span text:style-name="T283_12">the</text:span><text:span text:style-name="T283_13"><text:s/></text:span><text:span text:style-name="T283_14">different</text:span><text:span text:style-name="T283_15"><text:s/></text:span><text:span text:style-name="T283_16">quality</text:span><text:span text:style-name="T283_17"><text:s/></text:span><text:span text:style-name="T283_18">ratings</text:span><text:span text:style-name="T283_19">;<text:s/></text:span><text:span text:style-name="T283_20">QUALITY</text:span><text:span text:style-name="T283_21">_1<text:s/></text:span><text:span text:style-name="T283_22">is</text:span><text:span text:style-name="T283_23"><text:s/></text:span><text:span text:style-name="T283_24">a</text:span><text:span text:style-name="T283_25"><text:s/></text:span><text:span text:style-name="T283_26">low</text:span><text:span text:style-name="T283_27"><text:s/></text:span><text:span text:style-name="T283_28">rating</text:span><text:span text:style-name="T283_29">,<text:s/></text:span><text:span text:style-name="T283_30">QUALITY</text:span><text:span text:style-name="T283_31">_5<text:s/></text:span><text:span text:style-name="T283_32">is</text:span><text:span text:style-name="T283_33"><text:s/></text:span><text:span text:style-name="T283_34">a</text:span><text:span text:style-name="T283_35"><text:s/></text:span><text:span text:style-name="T283_36">high</text:span><text:span text:style-name="T283_37"><text:s/></text:span><text:span text:style-name="T283_38">rating</text:span></text:p>
      <text:p text:style-name="P284"/>
      <text:h text:style-name="P285" text:outline-level="10"><text:bookmark-start text:name="h.341df90f1694"/><text:bookmark-end text:name="h.341df90f1694"/><text:span text:style-name="T285_1">object</text:span><text:span text:style-name="T285_2"><text:s/></text:span><text:span text:style-name="T285_3">HRecordTypeManager</text:span></text:h>
      <text:p text:style-name="P286"><text:span text:style-name="T286_1">The</text:span><text:span text:style-name="T286_2"><text:s/></text:span><text:span text:style-name="T286_3">HRecordTypeManager</text:span><text:span text:style-name="T286_4"><text:s/></text:span><text:span text:style-name="T286_5">is</text:span><text:span text:style-name="T286_6"><text:s/></text:span><text:span text:style-name="T286_7">a</text:span><text:span text:style-name="T286_8"><text:s/></text:span><text:span text:style-name="T286_9">convenience</text:span><text:span text:style-name="T286_10"><text:s/></text:span><text:span text:style-name="T286_11">for</text:span><text:span text:style-name="T286_12"><text:s/></text:span><text:span text:style-name="T286_13">dealing</text:span><text:span text:style-name="T286_14"><text:s/></text:span><text:span text:style-name="T286_15">with</text:span><text:span text:style-name="T286_16"><text:s/></text:span><text:span text:style-name="T286_17">Heurist</text:span><text:span text:style-name="T286_18"><text:s/></text:span><text:span text:style-name="T286_19">record</text:span><text:span text:style-name="T286_20"><text:s/></text:span><text:span text:style-name="T286_21">types</text:span><text:span text:style-name="T286_22">.</text:span></text:p>
      <text:p text:style-name="P287"><text:span text:style-name="T287_1">Methods</text:span></text:p>
      <text:p text:style-name="P288"><text:span text:style-name="T288_1">   <text:s/></text:span><text:span text:style-name="T288_2">getRecordTypes</text:span><text:span text:style-name="T288_3">() <text:s/>=&gt; <text:s/></text:span><text:span text:style-name="T288_4">Array</text:span><text:span text:style-name="T288_5">[</text:span><text:span text:style-name="T288_6">HRecordType</text:span><text:span text:style-name="T288_7">]</text:span></text:p>
      <text:p text:style-name="P289"><text:span text:style-name="T289_1"> <text:tab/>  <text:s/></text:span><text:span text:style-name="T289_2">Return</text:span><text:span text:style-name="T289_3"><text:s/></text:span><text:span text:style-name="T289_4">an</text:span><text:span text:style-name="T289_5"><text:s/></text:span><text:span text:style-name="T289_6">array</text:span><text:span text:style-name="T289_7"><text:s/></text:span><text:span text:style-name="T289_8">of</text:span><text:span text:style-name="T289_9"><text:s/></text:span><text:span text:style-name="T289_10">all</text:span><text:span text:style-name="T289_11"><text:s/></text:span><text:span text:style-name="T289_12">the</text:span><text:span text:style-name="T289_13"><text:s/></text:span><text:span text:style-name="T289_14">available</text:span><text:span text:style-name="T289_15"><text:s/></text:span><text:span text:style-name="T289_16">record</text:span><text:span text:style-name="T289_17"><text:s/></text:span><text:span text:style-name="T289_18">types</text:span></text:p>
      <text:p text:style-name="P290"><text:span text:style-name="T290_1">   <text:s/></text:span><text:span text:style-name="T290_2">getRecordTypeById</text:span><text:span text:style-name="T290_3">(<text:s/></text:span><text:span text:style-name="T290_4">integer</text:span><text:span text:style-name="T290_5"><text:s/>) <text:s/>=&gt; <text:s/></text:span><text:span text:style-name="T290_6">HRecordType</text:span></text:p>
      <text:p text:style-name="P291"><text:span text:style-name="T291_1"> <text:tab/>  <text:s/></text:span><text:span text:style-name="T291_2">Return</text:span><text:span text:style-name="T291_3"><text:s/></text:span><text:span text:style-name="T291_4">the</text:span><text:span text:style-name="T291_5"><text:s/></text:span><text:span text:style-name="T291_6">record</text:span><text:span text:style-name="T291_7"><text:s/></text:span><text:span text:style-name="T291_8">type</text:span><text:span text:style-name="T291_9"><text:s/></text:span><text:span text:style-name="T291_10">associated</text:span><text:span text:style-name="T291_11"><text:s/></text:span><text:span text:style-name="T291_12">with</text:span><text:span text:style-name="T291_13"><text:s/></text:span><text:span text:style-name="T291_14">the</text:span><text:span text:style-name="T291_15"><text:s/></text:span><text:span text:style-name="T291_16">given</text:span><text:span text:style-name="T291_17"><text:s/></text:span><text:span text:style-name="T291_18">id</text:span><text:span text:style-name="T291_19"><text:s/>(</text:span><text:span text:style-name="T291_20">as</text:span><text:span text:style-name="T291_21"><text:s/></text:span><text:span text:style-name="T291_22">used</text:span><text:span text:style-name="T291_23"><text:s/></text:span><text:span text:style-name="T291_24">in</text:span><text:span text:style-name="T291_25"><text:s/></text:span><text:span text:style-name="T291_26">Heurist</text:span><text:span text:style-name="T291_27"><text:s/></text:span><text:span text:style-name="T291_28">searches</text:span><text:span text:style-name="T291_29"><text:s/></text:span><text:span text:style-name="T291_30">etc</text:span><text:span text:style-name="T291_31">);<text:s/></text:span><text:span text:style-name="T291_32">if</text:span><text:span text:style-name="T291_33"><text:s/></text:span><text:span text:style-name="T291_34">no</text:span><text:span text:style-name="T291_35"><text:s/></text:span><text:span text:style-name="T291_36">type</text:span><text:span text:style-name="T291_37"><text:s/></text:span><text:span text:style-name="T291_38">is</text:span><text:span text:style-name="T291_39"><text:s/></text:span><text:span text:style-name="T291_40">associated</text:span><text:span text:style-name="T291_41"><text:s/></text:span><text:span text:style-name="T291_42">with</text:span><text:span text:style-name="T291_43"><text:s/></text:span><text:span text:style-name="T291_44">that</text:span><text:span text:style-name="T291_45"><text:s/></text:span><text:span text:style-name="T291_46">id</text:span><text:span text:style-name="T291_47">,<text:s/></text:span><text:span text:style-name="T291_48">then</text:span><text:span text:style-name="T291_49"><text:s/></text:span><text:span text:style-name="T291_50">null</text:span><text:span text:style-name="T291_51">. <text:s/></text:span><text:span text:style-name="T291_52">This</text:span><text:span text:style-name="T291_53"><text:s/></text:span><text:span text:style-name="T291_54">is</text:span><text:span text:style-name="T291_55"><text:s/></text:span><text:span text:style-name="T291_56">the</text:span><text:span text:style-name="T291_57"><text:s/></text:span><text:span text:style-name="T291_58">recommended</text:span><text:span text:style-name="T291_59"><text:s/></text:span><text:span text:style-name="T291_60">method</text:span><text:span text:style-name="T291_61"><text:s/></text:span><text:span text:style-name="T291_62">for</text:span><text:span text:style-name="T291_63"><text:s/></text:span><text:span text:style-name="T291_64">obtaining</text:span><text:span text:style-name="T291_65"><text:s/></text:span><text:span text:style-name="T291_66">a</text:span><text:span text:style-name="T291_67"><text:s/></text:span><text:span text:style-name="T291_68">previously</text:span><text:span text:style-name="T291_69"><text:s/></text:span><text:span text:style-name="T291_70">known</text:span><text:span text:style-name="T291_71"><text:s/></text:span><text:span text:style-name="T291_72">record</text:span><text:span text:style-name="T291_73"><text:s/></text:span><text:span text:style-name="T291_74">type</text:span><text:span text:style-name="T291_75"><text:s/></text:span><text:span text:style-name="T291_76">object</text:span><text:span text:style-name="T291_77">,<text:s/></text:span><text:span text:style-name="T291_78">as</text:span><text:span text:style-name="T291_79"><text:s/></text:span><text:span text:style-name="T291_80">record</text:span><text:span text:style-name="T291_81"><text:s/></text:span><text:span text:style-name="T291_82">names</text:span><text:span text:style-name="T291_83"><text:s/></text:span><text:span text:style-name="T291_84">are</text:span><text:span text:style-name="T291_85"><text:s/></text:span><text:span text:style-name="T291_86">subject</text:span><text:span text:style-name="T291_87"><text:s/></text:span><text:span text:style-name="T291_88">to</text:span><text:span text:style-name="T291_89"><text:s/></text:span><text:span text:style-name="T291_90">change</text:span><text:span text:style-name="T291_91">.</text:span></text:p>
      <text:p text:style-name="P292"><text:span text:style-name="T292_1">   <text:s/></text:span><text:span text:style-name="T292_2">getRecordTypeByName</text:span><text:span text:style-name="T292_3">(<text:s/></text:span><text:span text:style-name="T292_4">string</text:span><text:span text:style-name="T292_5"><text:s/>) <text:s/>=&gt; <text:s/></text:span><text:span text:style-name="T292_6">HRecordType</text:span></text:p>
      <text:p text:style-name="P293"><text:span text:style-name="T293_1"> <text:tab/>  <text:s/></text:span><text:span text:style-name="T293_2">Return</text:span><text:span text:style-name="T293_3"><text:s/></text:span><text:span text:style-name="T293_4">the</text:span><text:span text:style-name="T293_5"><text:s/></text:span><text:span text:style-name="T293_6">record</text:span><text:span text:style-name="T293_7"><text:s/></text:span><text:span text:style-name="T293_8">type</text:span><text:span text:style-name="T293_9"><text:s/></text:span><text:span text:style-name="T293_10">with</text:span><text:span text:style-name="T293_11"><text:s/></text:span><text:span text:style-name="T293_12">the</text:span><text:span text:style-name="T293_13"><text:s/></text:span><text:span text:style-name="T293_14">given</text:span><text:span text:style-name="T293_15"><text:s/></text:span><text:span text:style-name="T293_16">name</text:span><text:span text:style-name="T293_17">;<text:s/></text:span><text:span text:style-name="T293_18">if</text:span><text:span text:style-name="T293_19"><text:s/></text:span><text:span text:style-name="T293_20">there</text:span><text:span text:style-name="T293_21"><text:s/></text:span><text:span text:style-name="T293_22">is</text:span><text:span text:style-name="T293_23"><text:s/></text:span><text:span text:style-name="T293_24">not</text:span><text:span text:style-name="T293_25"><text:s/></text:span><text:span text:style-name="T293_26">exactly</text:span><text:span text:style-name="T293_27"><text:s/></text:span><text:span text:style-name="T293_28">one</text:span><text:span text:style-name="T293_29"><text:s/></text:span><text:span text:style-name="T293_30">type</text:span><text:span text:style-name="T293_31"><text:s/></text:span><text:span text:style-name="T293_32">associated</text:span><text:span text:style-name="T293_33"><text:s/></text:span><text:span text:style-name="T293_34">with</text:span><text:span text:style-name="T293_35"><text:s/></text:span><text:span text:style-name="T293_36">that</text:span><text:span text:style-name="T293_37"><text:s/></text:span><text:span text:style-name="T293_38">name</text:span><text:span text:style-name="T293_39">,<text:s/></text:span><text:span text:style-name="T293_40">then</text:span><text:span text:style-name="T293_41"><text:s/></text:span><text:span text:style-name="T293_42">null</text:span><text:span text:style-name="T293_43">.</text:span></text:p>
      <text:h text:style-name="P294" text:outline-level="10"><text:bookmark-start text:name="h.abe1671384b7"/><text:bookmark-end text:name="h.abe1671384b7"/><text:span text:style-name="T294_1">class</text:span><text:span text:style-name="T294_2"><text:s/></text:span><text:span text:style-name="T294_3">HRecordType</text:span></text:h>
      <text:p text:style-name="P295"><text:span text:style-name="T295_1">HRecordType</text:span><text:span text:style-name="T295_2"><text:s/></text:span><text:span text:style-name="T295_3">instances</text:span><text:span text:style-name="T295_4"><text:s/></text:span><text:span text:style-name="T295_5">correspond</text:span><text:span text:style-name="T295_6"><text:s/></text:span><text:span text:style-name="T295_7">to</text:span><text:span text:style-name="T295_8"><text:s/></text:span><text:span text:style-name="T295_9">Heurist</text:span><text:span text:style-name="T295_10"><text:s/></text:span><text:span text:style-name="T295_11">record</text:span><text:span text:style-name="T295_12"><text:s/></text:span><text:span text:style-name="T295_13">types</text:span><text:span text:style-name="T295_14">. <text:s/></text:span><text:span text:style-name="T295_15">As</text:span><text:span text:style-name="T295_16"><text:s/></text:span><text:span text:style-name="T295_17">these</text:span><text:span text:style-name="T295_18"><text:s/></text:span><text:span text:style-name="T295_19">are</text:span><text:span text:style-name="T295_20"><text:s/></text:span><text:span text:style-name="T295_21">controlled</text:span><text:span text:style-name="T295_22"><text:s/></text:span><text:span text:style-name="T295_23">by</text:span><text:span text:style-name="T295_24"><text:s/></text:span><text:span text:style-name="T295_25">Heurist</text:span><text:span text:style-name="T295_26"><text:s/></text:span><text:span text:style-name="T295_27">administrators</text:span><text:span text:style-name="T295_28">,<text:s/></text:span><text:span text:style-name="T295_29">they</text:span><text:span text:style-name="T295_30"><text:s/></text:span><text:span text:style-name="T295_31">cannot</text:span><text:span text:style-name="T295_32"><text:s/></text:span><text:span text:style-name="T295_33">be</text:span><text:span text:style-name="T295_34"><text:s/></text:span><text:span text:style-name="T295_35">constructed</text:span><text:span text:style-name="T295_36"><text:s/></text:span><text:span text:style-name="T295_37">via</text:span><text:span text:style-name="T295_38"><text:s/></text:span><text:span text:style-name="T295_39">the</text:span><text:span text:style-name="T295_40"><text:s/></text:span><text:span text:style-name="T295_41">HAPI</text:span><text:span text:style-name="T295_42">,<text:s/></text:span><text:span text:style-name="T295_43">and</text:span><text:span text:style-name="T295_44"><text:s/></text:span><text:span text:style-name="T295_45">are</text:span><text:span text:style-name="T295_46"><text:s/></text:span><text:span text:style-name="T295_47">only</text:span><text:span text:style-name="T295_48"><text:s/></text:span><text:span text:style-name="T295_49">accessible</text:span><text:span text:style-name="T295_50"><text:s/></text:span><text:span text:style-name="T295_51">through</text:span><text:span text:style-name="T295_52"><text:s/></text:span><text:span text:style-name="T295_53">the</text:span><text:span text:style-name="T295_54"><text:s/></text:span><text:span text:style-name="T295_55">HRecordTypeManager</text:span><text:span text:style-name="T295_56"><text:s/></text:span><text:span text:style-name="T295_57">instance</text:span><text:span text:style-name="T295_58">.</text:span></text:p>
      <text:p text:style-name="P296"><text:span text:style-name="T296_1">Methods</text:span></text:p>
      <text:p text:style-name="P297"><text:span text:style-name="T297_1">   <text:s/></text:span><text:span text:style-name="T297_2">getID</text:span><text:span text:style-name="T297_3">() <text:s/>=&gt; <text:s/></text:span><text:span text:style-name="T297_4">integer</text:span></text:p>
      <text:p text:style-name="P298"><text:span text:style-name="T298_1"> <text:tab/>  <text:s/></text:span><text:span text:style-name="T298_2">Return</text:span><text:span text:style-name="T298_3"><text:s/></text:span><text:span text:style-name="T298_4">the</text:span><text:span text:style-name="T298_5"><text:s/></text:span><text:span text:style-name="T298_6">unique</text:span><text:span text:style-name="T298_7"><text:s/></text:span><text:span text:style-name="T298_8">ID</text:span><text:span text:style-name="T298_9"><text:s/></text:span><text:span text:style-name="T298_10">associated</text:span><text:span text:style-name="T298_11"><text:s/></text:span><text:span text:style-name="T298_12">with</text:span><text:span text:style-name="T298_13"><text:s/></text:span><text:span text:style-name="T298_14">this</text:span><text:span text:style-name="T298_15"><text:s/></text:span><text:span text:style-name="T298_16">record</text:span><text:span text:style-name="T298_17"><text:s/></text:span><text:span text:style-name="T298_18">type</text:span><text:span text:style-name="T298_19">,<text:s/></text:span><text:span text:style-name="T298_20">as</text:span><text:span text:style-name="T298_21"><text:s/></text:span><text:span text:style-name="T298_22">used</text:span><text:span text:style-name="T298_23"><text:s/></text:span><text:span text:style-name="T298_24">in</text:span><text:span text:style-name="T298_25"><text:s/></text:span><text:span text:style-name="T298_26">Heurist</text:span><text:span text:style-name="T298_27"><text:s/></text:span><text:span text:style-name="T298_28">searches</text:span></text:p>
      <text:p text:style-name="P299"><text:span text:style-name="T299_1">   <text:s/></text:span><text:span text:style-name="T299_2">getName</text:span><text:span text:style-name="T299_3">() <text:s/>=&gt; <text:s/></text:span><text:span text:style-name="T299_4">string</text:span></text:p>
      <text:p text:style-name="P300"><text:span text:style-name="T300_1"> <text:tab/>  <text:s/></text:span><text:span text:style-name="T300_2">Return</text:span><text:span text:style-name="T300_3"><text:s/></text:span><text:span text:style-name="T300_4">a</text:span><text:span text:style-name="T300_5"><text:s/></text:span><text:span text:style-name="T300_6">string</text:span><text:span text:style-name="T300_7"><text:s/></text:span><text:span text:style-name="T300_8">describing</text:span><text:span text:style-name="T300_9"><text:s/></text:span><text:span text:style-name="T300_10">this</text:span><text:span text:style-name="T300_11"><text:s/></text:span><text:span text:style-name="T300_12">record</text:span><text:span text:style-name="T300_13"><text:s/></text:span><text:span text:style-name="T300_14">type</text:span></text:p>
      <text:p text:style-name="P301"/>
      <text:h text:style-name="P302" text:outline-level="10"><text:bookmark-start text:name="h.21f58d0c8a39"/><text:bookmark-end text:name="h.21f58d0c8a39"/><text:span text:style-name="T302_1">object</text:span><text:span text:style-name="T302_2"><text:s/></text:span><text:span text:style-name="T302_3">HDetailManager</text:span></text:h>
      <text:p text:style-name="P303"><text:span text:style-name="T303_1">The</text:span><text:span text:style-name="T303_2"><text:s/></text:span><text:span text:style-name="T303_3">HDetailManager</text:span><text:span text:style-name="T303_4"><text:s/></text:span><text:span text:style-name="T303_5">is</text:span><text:span text:style-name="T303_6"><text:s/></text:span><text:span text:style-name="T303_7">a</text:span><text:span text:style-name="T303_8"><text:s/></text:span><text:span text:style-name="T303_9">convenience</text:span><text:span text:style-name="T303_10"><text:s/></text:span><text:span text:style-name="T303_11">for</text:span><text:span text:style-name="T303_12"><text:s/></text:span><text:span text:style-name="T303_13">dealing</text:span><text:span text:style-name="T303_14"><text:s/></text:span><text:span text:style-name="T303_15">with</text:span><text:span text:style-name="T303_16"><text:s/></text:span><text:span text:style-name="T303_17">Heurist</text:span><text:span text:style-name="T303_18"><text:s/></text:span><text:span text:style-name="T303_19">record</text:span><text:span text:style-name="T303_20"><text:s/></text:span><text:span text:style-name="T303_21">details</text:span><text:span text:style-name="T303_22">,<text:s/></text:span><text:span text:style-name="T303_23">detail</text:span><text:span text:style-name="T303_24"><text:s/></text:span><text:span text:style-name="T303_25">types</text:span><text:span text:style-name="T303_26">,<text:s/></text:span><text:span text:style-name="T303_27">and</text:span><text:span text:style-name="T303_28"><text:s/></text:span><text:span text:style-name="T303_29">associated</text:span><text:span text:style-name="T303_30"><text:s/></text:span><text:span text:style-name="T303_31">concepts</text:span><text:span text:style-name="T303_32">.</text:span></text:p>
      <text:p text:style-name="P304"><text:span text:style-name="T304_1">Methods</text:span></text:p>
      <text:p text:style-name="P305"><text:span text:style-name="T305_1">   <text:s/></text:span><text:span text:style-name="T305_2">getDetailTypeById</text:span><text:span text:style-name="T305_3">(<text:s/></text:span><text:span text:style-name="T305_4">integer</text:span><text:span text:style-name="T305_5"><text:s/>) <text:s/>=&gt; <text:s/></text:span><text:span text:style-name="T305_6">HDetailType</text:span></text:p>
      <text:p text:style-name="P306"><text:span text:style-name="T306_1">       <text:s/></text:span><text:span text:style-name="T306_2">Return</text:span><text:span text:style-name="T306_3"><text:s/></text:span><text:span text:style-name="T306_4">the</text:span><text:span text:style-name="T306_5"><text:s/></text:span><text:span text:style-name="T306_6">detail</text:span><text:span text:style-name="T306_7"><text:s/></text:span><text:span text:style-name="T306_8">type</text:span><text:span text:style-name="T306_9"><text:s/></text:span><text:span text:style-name="T306_10">associated</text:span><text:span text:style-name="T306_11"><text:s/></text:span><text:span text:style-name="T306_12">with</text:span><text:span text:style-name="T306_13"><text:s/></text:span><text:span text:style-name="T306_14">the</text:span><text:span text:style-name="T306_15"><text:s/></text:span><text:span text:style-name="T306_16">given</text:span><text:span text:style-name="T306_17"><text:s/></text:span><text:span text:style-name="T306_18">id</text:span><text:span text:style-name="T306_19"><text:s/>(</text:span><text:span text:style-name="T306_20">as</text:span><text:span text:style-name="T306_21"><text:s/></text:span><text:span text:style-name="T306_22">used</text:span><text:span text:style-name="T306_23"><text:s/></text:span><text:span text:style-name="T306_24">in</text:span><text:span text:style-name="T306_25"><text:s/></text:span><text:span text:style-name="T306_26">Heurist</text:span><text:span text:style-name="T306_27"><text:s/></text:span><text:span text:style-name="T306_28">searches</text:span><text:span text:style-name="T306_29"><text:s/></text:span><text:span text:style-name="T306_30">etc</text:span><text:span text:style-name="T306_31">);<text:s/></text:span><text:span text:style-name="T306_32">if</text:span><text:span text:style-name="T306_33"><text:s/></text:span><text:span text:style-name="T306_34">no</text:span><text:span text:style-name="T306_35"><text:s/></text:span><text:span text:style-name="T306_36">type</text:span><text:span text:style-name="T306_37"><text:s/></text:span><text:span text:style-name="T306_38">is</text:span><text:span text:style-name="T306_39"><text:s/></text:span><text:span text:style-name="T306_40">associated</text:span><text:span text:style-name="T306_41"><text:s/></text:span><text:span text:style-name="T306_42">with</text:span><text:span text:style-name="T306_43"><text:s/></text:span><text:span text:style-name="T306_44">that</text:span><text:span text:style-name="T306_45"><text:s/></text:span><text:span text:style-name="T306_46">id</text:span><text:span text:style-name="T306_47">,<text:s/></text:span><text:span text:style-name="T306_48">then</text:span><text:span text:style-name="T306_49"><text:s/></text:span><text:span text:style-name="T306_50">null</text:span><text:span text:style-name="T306_51">.</text:span></text:p>
      <text:p text:style-name="P307"/>
      <text:p text:style-name="P308"><text:span text:style-name="T308_1">   <text:s/></text:span><text:span text:style-name="T308_2">getDetailTypesForRecordType</text:span><text:span text:style-name="T308_3">(<text:s/></text:span><text:span text:style-name="T308_4">HRecordType</text:span><text:span text:style-name="T308_5"><text:s/>) <text:s/>=&gt; <text:s/></text:span><text:span text:style-name="T308_6">Array</text:span><text:span text:style-name="T308_7">[</text:span><text:span text:style-name="T308_8">HDetailType</text:span><text:span text:style-name="T308_9">]</text:span></text:p>
      <text:p text:style-name="P309"><text:span text:style-name="T309_1"> <text:tab/>  <text:s/></text:span><text:span text:style-name="T309_2">Return</text:span><text:span text:style-name="T309_3"><text:s/></text:span><text:span text:style-name="T309_4">an</text:span><text:span text:style-name="T309_5"><text:s/></text:span><text:span text:style-name="T309_6">array</text:span><text:span text:style-name="T309_7"><text:s/></text:span><text:span text:style-name="T309_8">of</text:span><text:span text:style-name="T309_9"><text:s/></text:span><text:span text:style-name="T309_10">all</text:span><text:span text:style-name="T309_11"><text:s/></text:span><text:span text:style-name="T309_12">the</text:span><text:span text:style-name="T309_13"><text:s/></text:span><text:span text:style-name="T309_14">record</text:span><text:span text:style-name="T309_15"><text:s/></text:span><text:span text:style-name="T309_16">detail</text:span><text:span text:style-name="T309_17"><text:s/></text:span><text:span text:style-name="T309_18">types</text:span><text:span text:style-name="T309_19"><text:s/></text:span><text:span text:style-name="T309_20">specific</text:span><text:span text:style-name="T309_21"><text:s/></text:span><text:span text:style-name="T309_22">to</text:span><text:span text:style-name="T309_23"><text:s/></text:span><text:span text:style-name="T309_24">the</text:span><text:span text:style-name="T309_25"><text:s/></text:span><text:span text:style-name="T309_26">given</text:span><text:span text:style-name="T309_27"><text:s/></text:span><text:span text:style-name="T309_28">record</text:span><text:span text:style-name="T309_29"><text:s/></text:span><text:span text:style-name="T309_30">type</text:span><text:span text:style-name="T309_31">. <text:s/></text:span><text:span text:style-name="T309_32">The</text:span><text:span text:style-name="T309_33"><text:s/></text:span><text:span text:style-name="T309_34">returned</text:span><text:span text:style-name="T309_35"><text:s/></text:span><text:span text:style-name="T309_36">types</text:span><text:span text:style-name="T309_37"><text:s/></text:span><text:span text:style-name="T309_38">are</text:span><text:span text:style-name="T309_39"><text:s/></text:span><text:span text:style-name="T309_40">either</text:span><text:span text:style-name="T309_41"><text:s/></text:span><text:span text:style-name="T309_42">required</text:span><text:span text:style-name="T309_43">,<text:s/></text:span><text:span text:style-name="T309_44">recommended</text:span><text:span text:style-name="T309_45"><text:s/></text:span><text:span text:style-name="T309_46">or</text:span><text:span text:style-name="T309_47"><text:s/></text:span><text:span text:style-name="T309_48">optional</text:span><text:span text:style-name="T309_49"><text:s/>(</text:span><text:span text:style-name="T309_50">but</text:span><text:span text:style-name="T309_51"><text:s/></text:span><text:span text:style-name="T309_52">never</text:span><text:span text:style-name="T309_53"><text:s/></text:span><text:span text:style-name="T309_54">those</text:span><text:span text:style-name="T309_55"><text:s/></text:span><text:span text:style-name="T309_56">explicitly</text:span><text:span text:style-name="T309_57"><text:s/></text:span><text:span text:style-name="T309_58">excluded</text:span><text:span text:style-name="T309_59">). <text:s/></text:span><text:span text:style-name="T309_60">Their</text:span><text:span text:style-name="T309_61"><text:s/></text:span><text:span text:style-name="T309_62">order</text:span><text:span text:style-name="T309_63"><text:s/></text:span><text:span text:style-name="T309_64">is</text:span><text:span text:style-name="T309_65"><text:s/></text:span><text:span text:style-name="T309_66">as</text:span><text:span text:style-name="T309_67"><text:s/></text:span><text:span text:style-name="T309_68">they</text:span><text:span text:style-name="T309_69"><text:s/></text:span><text:span text:style-name="T309_70">are</text:span><text:span text:style-name="T309_71"><text:s/></text:span><text:span text:style-name="T309_72">presented</text:span><text:span text:style-name="T309_73"><text:s/></text:span><text:span text:style-name="T309_74">on</text:span><text:span text:style-name="T309_75"><text:s/></text:span><text:span text:style-name="T309_76">the</text:span><text:span text:style-name="T309_77"><text:s/></text:span><text:span text:style-name="T309_78">Heurist</text:span><text:span text:style-name="T309_79"><text:s/></text:span><text:span text:style-name="T309_80">Web</text:span><text:span text:style-name="T309_81"><text:s/></text:span><text:span text:style-name="T309_82">Application</text:span><text:span text:style-name="T309_83"><text:s/></text:span><text:span text:style-name="T309_84">edit</text:span><text:span text:style-name="T309_85"><text:s/></text:span><text:span text:style-name="T309_86">form</text:span><text:span text:style-name="T309_87">.</text:span></text:p>
      <text:p text:style-name="P310"/>
      <text:p text:style-name="P311"><text:span text:style-name="T311_1">   <text:s/></text:span><text:span text:style-name="T311_2">getRequiredDetailTypesForRecordType</text:span><text:span text:style-name="T311_3">(<text:s/></text:span><text:span text:style-name="T311_4">HRecordType</text:span><text:span text:style-name="T311_5"><text:s/>) <text:s/>=&gt; <text:s/></text:span><text:span text:style-name="T311_6">Array</text:span><text:span text:style-name="T311_7">[</text:span><text:span text:style-name="T311_8">HDetailType</text:span><text:span text:style-name="T311_9">]</text:span></text:p>
      <text:p text:style-name="P312"><text:span text:style-name="T312_1">   <text:s/></text:span><text:span text:style-name="T312_2">getRecommendedDetailTypesForRecordType</text:span><text:span text:style-name="T312_3">(<text:s/></text:span><text:span text:style-name="T312_4">HRecordType</text:span><text:span text:style-name="T312_5"><text:s/>) <text:s/>=&gt; <text:s/></text:span><text:span text:style-name="T312_6">Array</text:span><text:span text:style-name="T312_7">[</text:span><text:span text:style-name="T312_8">HDetailType</text:span><text:span text:style-name="T312_9">]</text:span></text:p>
      <text:p text:style-name="P313"><text:span text:style-name="T313_1">   <text:s/></text:span><text:span text:style-name="T313_2">getOptionalDetailTypesForRecordType</text:span><text:span text:style-name="T313_3">(<text:s/></text:span><text:span text:style-name="T313_4">HRecordType</text:span><text:span text:style-name="T313_5"><text:s/>) <text:s/>=&gt; <text:s/></text:span><text:span text:style-name="T313_6">Array</text:span><text:span text:style-name="T313_7">[</text:span><text:span text:style-name="T313_8">HDetailType</text:span><text:span text:style-name="T313_9">]</text:span></text:p>
      <text:p text:style-name="P314"><text:span text:style-name="T314_1"><text:tab/><text:s/>  <text:s/></text:span><text:span text:style-name="T314_2">Return</text:span><text:span text:style-name="T314_3"><text:s/></text:span><text:span text:style-name="T314_4">an</text:span><text:span text:style-name="T314_5"><text:s/></text:span><text:span text:style-name="T314_6">array</text:span><text:span text:style-name="T314_7"><text:s/></text:span><text:span text:style-name="T314_8">of</text:span><text:span text:style-name="T314_9"><text:s/></text:span><text:span text:style-name="T314_10">all</text:span><text:span text:style-name="T314_11"><text:s/></text:span><text:span text:style-name="T314_12">the</text:span><text:span text:style-name="T314_13"><text:s/></text:span><text:span text:style-name="T314_14">record</text:span><text:span text:style-name="T314_15"><text:s/></text:span><text:span text:style-name="T314_16">detail</text:span><text:span text:style-name="T314_17"><text:s/></text:span><text:span text:style-name="T314_18">types</text:span><text:span text:style-name="T314_19"><text:s/></text:span><text:span text:style-name="T314_20">required</text:span><text:span text:style-name="T314_21"><text:s/>/<text:s/></text:span><text:span text:style-name="T314_22">recommended</text:span><text:span text:style-name="T314_23"><text:s/>/<text:s/></text:span><text:span text:style-name="T314_24">optional</text:span><text:span text:style-name="T314_25"><text:s/></text:span><text:span text:style-name="T314_26">for</text:span><text:span text:style-name="T314_27"><text:s/></text:span><text:span text:style-name="T314_28">the</text:span><text:span text:style-name="T314_29"><text:s/></text:span><text:span text:style-name="T314_30">given</text:span><text:span text:style-name="T314_31"><text:s/></text:span><text:span text:style-name="T314_32">record</text:span><text:span text:style-name="T314_33"><text:s/></text:span><text:span text:style-name="T314_34">type</text:span><text:span text:style-name="T314_35">.</text:span></text:p>
      <text:p text:style-name="P315"/>
      <text:p text:style-name="P316"><text:span text:style-name="T316_1">   <text:s/></text:span><text:span text:style-name="T316_2">getDetailRequiremence</text:span><text:span text:style-name="T316_3">(<text:s/></text:span><text:span text:style-name="T316_4">HRecordType</text:span><text:span text:style-name="T316_5">,<text:s/></text:span><text:span text:style-name="T316_6">HDetailType</text:span><text:span text:style-name="T316_7"><text:s/>) <text:s/>=&gt; <text:s/></text:span><text:span text:style-name="T316_8">HRequiremence</text:span></text:p>
      <text:p text:style-name="P317"><text:span text:style-name="T317_1">  <text:tab/> <text:s/></text:span><text:span text:style-name="T317_2">Return</text:span><text:span text:style-name="T317_3"><text:s/></text:span><text:span text:style-name="T317_4">the</text:span><text:span text:style-name="T317_5"><text:s/></text:span><text:span text:style-name="T317_6">requiremence</text:span><text:span text:style-name="T317_7"><text:s/>(</text:span><text:span text:style-name="T317_8">e</text:span><text:span text:style-name="T317_9">.</text:span><text:span text:style-name="T317_10">g</text:span><text:span text:style-name="T317_11">.<text:s/></text:span><text:span text:style-name="T317_12">required</text:span><text:span text:style-name="T317_13">,<text:s/></text:span><text:span text:style-name="T317_14">optional</text:span><text:span text:style-name="T317_15">)<text:s/></text:span><text:span text:style-name="T317_16">of</text:span><text:span text:style-name="T317_17"><text:s/></text:span><text:span text:style-name="T317_18">the</text:span><text:span text:style-name="T317_19"><text:s/></text:span><text:span text:style-name="T317_20">given</text:span><text:span text:style-name="T317_21"><text:s/></text:span><text:span text:style-name="T317_22">detail</text:span><text:span text:style-name="T317_23"><text:s/></text:span><text:span text:style-name="T317_24">type</text:span><text:span text:style-name="T317_25"><text:s/></text:span><text:span text:style-name="T317_26">with</text:span><text:span text:style-name="T317_27"><text:s/></text:span><text:span text:style-name="T317_28">the</text:span><text:span text:style-name="T317_29"><text:s/></text:span><text:span text:style-name="T317_30">given</text:span><text:span text:style-name="T317_31"><text:s/></text:span><text:span text:style-name="T317_32">record</text:span><text:span text:style-name="T317_33"><text:s/></text:span><text:span text:style-name="T317_34">type</text:span></text:p>
      <text:p text:style-name="P318"><text:span text:style-name="T318_1">   <text:s/></text:span><text:span text:style-name="T318_2">getDetailRepeatable</text:span><text:span text:style-name="T318_3">(<text:s/></text:span><text:span text:style-name="T318_4">HRecordType</text:span><text:span text:style-name="T318_5">,<text:s/></text:span><text:span text:style-name="T318_6">HDetailType</text:span><text:span text:style-name="T318_7"><text:s/>) <text:s/>=&gt; <text:s/></text:span><text:span text:style-name="T318_8">boolean</text:span></text:p>
      <text:p text:style-name="P319"><text:span text:style-name="T319_1"> <text:tab/>  <text:s/></text:span><text:span text:style-name="T319_2">Can</text:span><text:span text:style-name="T319_3"><text:s/></text:span><text:span text:style-name="T319_4">the</text:span><text:span text:style-name="T319_5"><text:s/></text:span><text:span text:style-name="T319_6">given</text:span><text:span text:style-name="T319_7"><text:s/></text:span><text:span text:style-name="T319_8">detail</text:span><text:span text:style-name="T319_9"><text:s/></text:span><text:span text:style-name="T319_10">type</text:span><text:span text:style-name="T319_11"><text:s/></text:span><text:span text:style-name="T319_12">hold</text:span><text:span text:style-name="T319_13"><text:s/></text:span><text:span text:style-name="T319_14">more</text:span><text:span text:style-name="T319_15"><text:s/></text:span><text:span text:style-name="T319_16">than</text:span><text:span text:style-name="T319_17"><text:s/></text:span><text:span text:style-name="T319_18">one</text:span><text:span text:style-name="T319_19"><text:s/></text:span><text:span text:style-name="T319_20">value</text:span><text:span text:style-name="T319_21"><text:s/></text:span><text:span text:style-name="T319_22">for</text:span><text:span text:style-name="T319_23"><text:s/></text:span><text:span text:style-name="T319_24">the</text:span><text:span text:style-name="T319_25"><text:s/></text:span><text:span text:style-name="T319_26">given</text:span><text:span text:style-name="T319_27"><text:s/></text:span><text:span text:style-name="T319_28">record</text:span><text:span text:style-name="T319_29"><text:s/></text:span><text:span text:style-name="T319_30">type</text:span><text:span text:style-name="T319_31">?</text:span></text:p>
      <text:p text:style-name="P320"/>
      <text:p text:style-name="P321"><text:span text:style-name="T321_1">   <text:s/></text:span><text:span text:style-name="T321_2">getDetailNameForRecordType</text:span><text:span text:style-name="T321_3">(<text:s/></text:span><text:span text:style-name="T321_4">HRecordType</text:span><text:span text:style-name="T321_5">,<text:s/></text:span><text:span text:style-name="T321_6">HDetailType</text:span><text:span text:style-name="T321_7">) <text:s/>=&gt; <text:s/></text:span><text:span text:style-name="T321_8">string</text:span></text:p>
      <text:p text:style-name="P322"><text:span text:style-name="T322_1">   <text:s/></text:span><text:span text:style-name="T322_2">getDetailPromptForRecordType</text:span><text:span text:style-name="T322_3">(<text:s/></text:span><text:span text:style-name="T322_4">HRecordType</text:span><text:span text:style-name="T322_5">,<text:s/></text:span><text:span text:style-name="T322_6">HDetailType</text:span><text:span text:style-name="T322_7">) <text:s/>=&gt; <text:s/></text:span><text:span text:style-name="T322_8">string</text:span></text:p>
      <text:p text:style-name="P323"><text:span text:style-name="T323_1"> <text:tab/>  <text:s/></text:span><text:span text:style-name="T323_2">Some</text:span><text:span text:style-name="T323_3"><text:s/></text:span><text:span text:style-name="T323_4">detail</text:span><text:span text:style-name="T323_5"><text:s/></text:span><text:span text:style-name="T323_6">types</text:span><text:span text:style-name="T323_7"><text:s/></text:span><text:span text:style-name="T323_8">have</text:span><text:span text:style-name="T323_9"><text:s/></text:span><text:span text:style-name="T323_10">more</text:span><text:span text:style-name="T323_11"><text:s/></text:span><text:span text:style-name="T323_12">descriptive</text:span><text:span text:style-name="T323_13"><text:s/></text:span><text:span text:style-name="T323_14">names</text:span><text:span text:style-name="T323_15"><text:s/>/<text:s/></text:span><text:span text:style-name="T323_16">prompts</text:span><text:span text:style-name="T323_17"><text:s/></text:span><text:span text:style-name="T323_18">depending</text:span><text:span text:style-name="T323_19"><text:s/></text:span><text:span text:style-name="T323_20">on</text:span><text:span text:style-name="T323_21"><text:s/></text:span><text:span text:style-name="T323_22">which</text:span><text:span text:style-name="T323_23"><text:s/></text:span><text:span text:style-name="T323_24">record</text:span><text:span text:style-name="T323_25"><text:s/></text:span><text:span text:style-name="T323_26">type</text:span><text:span text:style-name="T323_27"><text:s/></text:span><text:span text:style-name="T323_28">they</text:span><text:span text:style-name="T323_29"><text:s/></text:span><text:span text:style-name="T323_30">are</text:span><text:span text:style-name="T323_31"><text:s/></text:span><text:span text:style-name="T323_32">used</text:span><text:span text:style-name="T323_33"><text:s/></text:span><text:span text:style-name="T323_34">with</text:span><text:span text:style-name="T323_35">. <text:s/></text:span><text:span text:style-name="T323_36">These</text:span><text:span text:style-name="T323_37"><text:s/></text:span><text:span text:style-name="T323_38">methods</text:span><text:span text:style-name="T323_39"><text:s/></text:span><text:span text:style-name="T323_40">return</text:span><text:span text:style-name="T323_41"><text:s/></text:span><text:span text:style-name="T323_42">the</text:span><text:span text:style-name="T323_43"><text:s/></text:span><text:span text:style-name="T323_44">record</text:span><text:span text:style-name="T323_45">-</text:span><text:span text:style-name="T323_46">type</text:span><text:span text:style-name="T323_47">-</text:span><text:span text:style-name="T323_48">specific</text:span><text:span text:style-name="T323_49"><text:s/></text:span><text:span text:style-name="T323_50">value</text:span><text:span text:style-name="T323_51"><text:s/></text:span><text:span text:style-name="T323_52">if</text:span><text:span text:style-name="T323_53"><text:s/></text:span><text:span text:style-name="T323_54">available</text:span><text:span text:style-name="T323_55">,<text:s/></text:span><text:span text:style-name="T323_56">or</text:span><text:span text:style-name="T323_57"><text:s/></text:span><text:span text:style-name="T323_58">HDetailType</text:span><text:span text:style-name="T323_59">::</text:span><text:span text:style-name="T323_60">getName</text:span><text:span text:style-name="T323_61">()<text:s/>/<text:s/>::</text:span><text:span text:style-name="T323_62">getPrompt</text:span><text:span text:style-name="T323_63">()<text:s/></text:span><text:span text:style-name="T323_64">otherwise</text:span></text:p>
      <text:p text:style-name="P324"/>
      <text:h text:style-name="P325" text:outline-level="10"><text:bookmark-start text:name="h.3770d834b2a1"/><text:bookmark-end text:name="h.3770d834b2a1"/><text:span text:style-name="T325_1">class</text:span><text:span text:style-name="T325_2"><text:s/></text:span><text:span text:style-name="T325_3">HDetailType</text:span></text:h>
      <text:p text:style-name="P326"><text:span text:style-name="T326_1">Bibliographic</text:span><text:span text:style-name="T326_2"><text:s/></text:span><text:span text:style-name="T326_3">records</text:span><text:span text:style-name="T326_4"><text:s/></text:span><text:span text:style-name="T326_5">in</text:span><text:span text:style-name="T326_6"><text:s/></text:span><text:span text:style-name="T326_7">Heurist</text:span><text:span text:style-name="T326_8"><text:s/></text:span><text:span text:style-name="T326_9">may</text:span><text:span text:style-name="T326_10"><text:s/></text:span><text:span text:style-name="T326_11">contain</text:span><text:span text:style-name="T326_12"><text:s/></text:span><text:span text:style-name="T326_13">record</text:span><text:span text:style-name="T326_14">-</text:span><text:span text:style-name="T326_15">type</text:span><text:span text:style-name="T326_16">-</text:span><text:span text:style-name="T326_17">specific</text:span><text:span text:style-name="T326_18"><text:s/></text:span><text:span text:style-name="T326_19">details</text:span><text:span text:style-name="T326_20">;<text:s/></text:span><text:span text:style-name="T326_21">each</text:span><text:span text:style-name="T326_22"><text:s/></text:span><text:span text:style-name="T326_23">detail</text:span><text:span text:style-name="T326_24"><text:s/></text:span><text:span text:style-name="T326_25">is</text:span><text:span text:style-name="T326_26"><text:s/></text:span><text:span text:style-name="T326_27">of</text:span><text:span text:style-name="T326_28"><text:s/></text:span><text:span text:style-name="T326_29">a</text:span><text:span text:style-name="T326_30"><text:s/></text:span><text:span text:style-name="T326_31">specific</text:span><text:span text:style-name="T326_32"><text:s/></text:span><text:span text:style-name="T326_33">type</text:span><text:span text:style-name="T326_34">,<text:s/></text:span><text:span text:style-name="T326_35">represented</text:span><text:span text:style-name="T326_36"><text:s/></text:span><text:span text:style-name="T326_37">in</text:span><text:span text:style-name="T326_38"><text:s/></text:span><text:span text:style-name="T326_39">HAPI</text:span><text:span text:style-name="T326_40"><text:s/></text:span><text:span text:style-name="T326_41">by</text:span><text:span text:style-name="T326_42"><text:s/></text:span><text:span text:style-name="T326_43">the</text:span><text:span text:style-name="T326_44"><text:s/></text:span><text:span text:style-name="T326_45">HDetailType</text:span><text:span text:style-name="T326_46"><text:s/></text:span><text:span text:style-name="T326_47">class</text:span><text:span text:style-name="T326_48">. <text:s/></text:span><text:span text:style-name="T326_49">New</text:span><text:span text:style-name="T326_50"><text:s/></text:span><text:span text:style-name="T326_51">HDetailType</text:span><text:span text:style-name="T326_52"><text:s/></text:span><text:span text:style-name="T326_53">objects</text:span><text:span text:style-name="T326_54"><text:s/></text:span><text:span text:style-name="T326_55">cannot</text:span><text:span text:style-name="T326_56"><text:s/></text:span><text:span text:style-name="T326_57">be</text:span><text:span text:style-name="T326_58"><text:s/></text:span><text:span text:style-name="T326_59">instantiated</text:span><text:span text:style-name="T326_60">,<text:s/></text:span><text:span text:style-name="T326_61">but</text:span><text:span text:style-name="T326_62"><text:s/></text:span><text:span text:style-name="T326_63">are</text:span><text:span text:style-name="T326_64"><text:s/></text:span><text:span text:style-name="T326_65">accessible</text:span><text:span text:style-name="T326_66"><text:s/></text:span><text:span text:style-name="T326_67">through</text:span><text:span text:style-name="T326_68"><text:s/></text:span><text:span text:style-name="T326_69">the</text:span><text:span text:style-name="T326_70"><text:s/></text:span><text:span text:style-name="T326_71">HDetailManager</text:span><text:span text:style-name="T326_72">.</text:span></text:p>
      <text:p text:style-name="P327"><text:span text:style-name="T327_1">Methods</text:span></text:p>
      <text:p text:style-name="P328"><text:span text:style-name="T328_1">   <text:s/></text:span><text:span text:style-name="T328_2">getID</text:span><text:span text:style-name="T328_3">() <text:s/>=&gt; <text:s/></text:span><text:span text:style-name="T328_4">string</text:span></text:p>
      <text:p text:style-name="P329"><text:span text:style-name="T329_1">  <text:tab/> <text:s/></text:span><text:span text:style-name="T329_2">Return</text:span><text:span text:style-name="T329_3"><text:s/></text:span><text:span text:style-name="T329_4">the</text:span><text:span text:style-name="T329_5"><text:s/></text:span><text:span text:style-name="T329_6">unique</text:span><text:span text:style-name="T329_7"><text:s/></text:span><text:span text:style-name="T329_8">id</text:span><text:span text:style-name="T329_9"><text:s/></text:span><text:span text:style-name="T329_10">of</text:span><text:span text:style-name="T329_11"><text:s/></text:span><text:span text:style-name="T329_12">this</text:span><text:span text:style-name="T329_13"><text:s/></text:span><text:span text:style-name="T329_14">detail</text:span><text:span text:style-name="T329_15"><text:s/></text:span><text:span text:style-name="T329_16">type</text:span></text:p>
      <text:p text:style-name="P330"><text:span text:style-name="T330_1">   <text:s/></text:span><text:span text:style-name="T330_2">getName</text:span><text:span text:style-name="T330_3">() <text:s/>=&gt; <text:s/></text:span><text:span text:style-name="T330_4">string</text:span></text:p>
      <text:p text:style-name="P331"><text:span text:style-name="T331_1">  <text:tab/> <text:s/></text:span><text:span text:style-name="T331_2">Return</text:span><text:span text:style-name="T331_3"><text:s/></text:span><text:span text:style-name="T331_4">a</text:span><text:span text:style-name="T331_5"><text:s/></text:span><text:span text:style-name="T331_6">short</text:span><text:span text:style-name="T331_7"><text:s/></text:span><text:span text:style-name="T331_8">name</text:span><text:span text:style-name="T331_9"><text:s/></text:span><text:span text:style-name="T331_10">used</text:span><text:span text:style-name="T331_11"><text:s/></text:span><text:span text:style-name="T331_12">to</text:span><text:span text:style-name="T331_13"><text:s/></text:span><text:span text:style-name="T331_14">describe</text:span><text:span text:style-name="T331_15"><text:s/></text:span><text:span text:style-name="T331_16">this</text:span><text:span text:style-name="T331_17"><text:s/></text:span><text:span text:style-name="T331_18">detail</text:span><text:span text:style-name="T331_19"><text:s/></text:span><text:span text:style-name="T331_20">type</text:span></text:p>
      <text:p text:style-name="P332"><text:span text:style-name="T332_1">   <text:s/></text:span><text:span text:style-name="T332_2">getPrompt</text:span><text:span text:style-name="T332_3">() <text:s/>=&gt; <text:s/></text:span><text:span text:style-name="T332_4">string</text:span></text:p>
      <text:p text:style-name="P333"><text:span text:style-name="T333_1"> <text:tab/>  <text:s/></text:span><text:span text:style-name="T333_2">Return</text:span><text:span text:style-name="T333_3"><text:s/></text:span><text:span text:style-name="T333_4">a</text:span><text:span text:style-name="T333_5"><text:s/></text:span><text:span text:style-name="T333_6">short</text:span><text:span text:style-name="T333_7"><text:s/></text:span><text:span text:style-name="T333_8">string</text:span><text:span text:style-name="T333_9"><text:s/></text:span><text:span text:style-name="T333_10">which</text:span><text:span text:style-name="T333_11"><text:s/></text:span><text:span text:style-name="T333_12">could</text:span><text:span text:style-name="T333_13"><text:s/></text:span><text:span text:style-name="T333_14">be</text:span><text:span text:style-name="T333_15"><text:s/></text:span><text:span text:style-name="T333_16">useful</text:span><text:span text:style-name="T333_17"><text:s/></text:span><text:span text:style-name="T333_18">to</text:span><text:span text:style-name="T333_19"><text:s/></text:span><text:span text:style-name="T333_20">users</text:span><text:span text:style-name="T333_21"><text:s/></text:span><text:span text:style-name="T333_22">creating</text:span><text:span text:style-name="T333_23"><text:s/></text:span><text:span text:style-name="T333_24">a</text:span><text:span text:style-name="T333_25"><text:s/></text:span><text:span text:style-name="T333_26">new</text:span><text:span text:style-name="T333_27"><text:s/></text:span><text:span text:style-name="T333_28">value</text:span><text:span text:style-name="T333_29"><text:s/></text:span><text:span text:style-name="T333_30">of</text:span><text:span text:style-name="T333_31"><text:s/></text:span><text:span text:style-name="T333_32">this</text:span><text:span text:style-name="T333_33"><text:s/></text:span><text:span text:style-name="T333_34">type</text:span></text:p>
      <text:p text:style-name="P334"/>
      <text:p text:style-name="P335"><text:span text:style-name="T335_1">   <text:s/></text:span><text:span text:style-name="T335_2">getVariety</text:span><text:span text:style-name="T335_3">() <text:s/>=&gt; <text:s/></text:span><text:span text:style-name="T335_4">HVariety</text:span></text:p>
      <text:p text:style-name="P336"><text:span text:style-name="T336_1">  <text:tab/> <text:s/></text:span><text:span text:style-name="T336_2">Return</text:span><text:span text:style-name="T336_3"><text:s/></text:span><text:span text:style-name="T336_4">the</text:span><text:span text:style-name="T336_5"><text:s/></text:span><text:span text:style-name="T336_6">expected</text:span><text:span text:style-name="T336_7"><text:s/></text:span><text:span text:style-name="T336_8">variety</text:span><text:span text:style-name="T336_9"><text:s/>(</text:span><text:span text:style-name="T336_10">e</text:span><text:span text:style-name="T336_11">.</text:span><text:span text:style-name="T336_12">g</text:span><text:span text:style-name="T336_13">.<text:s/></text:span><text:span text:style-name="T336_14">literal</text:span><text:span text:style-name="T336_15">,<text:s/></text:span><text:span text:style-name="T336_16">geographic</text:span><text:span text:style-name="T336_17"><text:s/></text:span><text:span text:style-name="T336_18">value</text:span><text:span text:style-name="T336_19">)<text:s/></text:span><text:span text:style-name="T336_20">for</text:span><text:span text:style-name="T336_21"><text:s/></text:span><text:span text:style-name="T336_22">this</text:span><text:span text:style-name="T336_23"><text:s/></text:span><text:span text:style-name="T336_24">type</text:span></text:p>
      <text:p text:style-name="P337"><text:span text:style-name="T337_1">   <text:s/></text:span><text:span text:style-name="T337_2">checkValue</text:span><text:span text:style-name="T337_3">(<text:s/></text:span><text:span text:style-name="T337_4">value</text:span><text:span text:style-name="T337_5"><text:s/>) <text:s/>=&gt; <text:s/></text:span><text:span text:style-name="T337_6">boolean</text:span></text:p>
      <text:p text:style-name="P338"><text:span text:style-name="T338_1"> <text:tab/>  <text:s/></text:span><text:span text:style-name="T338_2">Return</text:span><text:span text:style-name="T338_3"><text:s/></text:span><text:span text:style-name="T338_4">true</text:span><text:span text:style-name="T338_5"><text:s/></text:span><text:span text:style-name="T338_6">if</text:span><text:span text:style-name="T338_7"><text:s/></text:span><text:span text:style-name="T338_8">the</text:span><text:span text:style-name="T338_9"><text:s/></text:span><text:span text:style-name="T338_10">given</text:span><text:span text:style-name="T338_11"><text:s/></text:span><text:span text:style-name="T338_12">value</text:span><text:span text:style-name="T338_13"><text:s/></text:span><text:span text:style-name="T338_14">is</text:span><text:span text:style-name="T338_15"><text:s/></text:span><text:span text:style-name="T338_16">appropriate</text:span><text:span text:style-name="T338_17"><text:s/></text:span><text:span text:style-name="T338_18">for</text:span><text:span text:style-name="T338_19"><text:s/></text:span><text:span text:style-name="T338_20">this</text:span><text:span text:style-name="T338_21"><text:s/></text:span><text:span text:style-name="T338_22">type</text:span></text:p>
      <text:p text:style-name="P339"><text:span text:style-name="T339_1">   <text:s/></text:span><text:span text:style-name="T339_2">getEnumerationValues</text:span><text:span text:style-name="T339_3">() <text:s/>=&gt; <text:s/></text:span><text:span text:style-name="T339_4">Array</text:span><text:span text:style-name="T339_5">[</text:span><text:span text:style-name="T339_6">string</text:span><text:span text:style-name="T339_7">]</text:span></text:p>
      <text:p text:style-name="P340"><text:span text:style-name="T340_1"> <text:tab/>  <text:s/></text:span><text:span text:style-name="T340_2">If</text:span><text:span text:style-name="T340_3"><text:s/></text:span><text:span text:style-name="T340_4">this</text:span><text:span text:style-name="T340_5"><text:s/></text:span><text:span text:style-name="T340_6">type</text:span><text:span text:style-name="T340_7"><text:s/></text:span><text:span text:style-name="T340_8">is</text:span><text:span text:style-name="T340_9"><text:s/></text:span><text:span text:style-name="T340_10">of</text:span><text:span text:style-name="T340_11"><text:s/></text:span><text:span text:style-name="T340_12">an</text:span><text:span text:style-name="T340_13"><text:s/></text:span><text:span text:style-name="T340_14">enumeration</text:span><text:span text:style-name="T340_15"><text:s/></text:span><text:span text:style-name="T340_16">variety</text:span><text:span text:style-name="T340_17">,<text:s/></text:span><text:span text:style-name="T340_18">return</text:span><text:span text:style-name="T340_19"><text:s/></text:span><text:span text:style-name="T340_20">an</text:span><text:span text:style-name="T340_21"><text:s/></text:span><text:span text:style-name="T340_22">array</text:span><text:span text:style-name="T340_23"><text:s/></text:span><text:span text:style-name="T340_24">of</text:span><text:span text:style-name="T340_25"><text:s/></text:span><text:span text:style-name="T340_26">strings</text:span><text:span text:style-name="T340_27"><text:s/></text:span><text:span text:style-name="T340_28">which</text:span><text:span text:style-name="T340_29"><text:s/></text:span><text:span text:style-name="T340_30">are</text:span><text:span text:style-name="T340_31"><text:s/></text:span><text:span text:style-name="T340_32">valid</text:span><text:span text:style-name="T340_33"><text:s/></text:span><text:span text:style-name="T340_34">values</text:span><text:span text:style-name="T340_35">;<text:s/></text:span><text:span text:style-name="T340_36">otherwise</text:span><text:span text:style-name="T340_37">,<text:s/></text:span><text:span text:style-name="T340_38">null</text:span></text:p>
      <text:p text:style-name="P341"><text:span text:style-name="T341_1">   <text:s/></text:span><text:span text:style-name="T341_2">getConstrainedRecordType</text:span><text:span text:style-name="T341_3">() <text:s/>=&gt; <text:s/></text:span><text:span text:style-name="T341_4">HRecordType</text:span></text:p>
      <text:p text:style-name="P342"><text:span text:style-name="T342_1"> <text:tab/>  <text:s/></text:span><text:span text:style-name="T342_2">If</text:span><text:span text:style-name="T342_3"><text:s/></text:span><text:span text:style-name="T342_4">this</text:span><text:span text:style-name="T342_5"><text:s/></text:span><text:span text:style-name="T342_6">type</text:span><text:span text:style-name="T342_7"><text:s/></text:span><text:span text:style-name="T342_8">is</text:span><text:span text:style-name="T342_9"><text:s/></text:span><text:span text:style-name="T342_10">of</text:span><text:span text:style-name="T342_11"><text:s/></text:span><text:span text:style-name="T342_12">a</text:span><text:span text:style-name="T342_13"><text:s/></text:span><text:span text:style-name="T342_14">record</text:span><text:span text:style-name="T342_15"><text:s/></text:span><text:span text:style-name="T342_16">reference</text:span><text:span text:style-name="T342_17"><text:s/></text:span><text:span text:style-name="T342_18">variety</text:span><text:span text:style-name="T342_19">,<text:s/></text:span><text:span text:style-name="T342_20">and</text:span><text:span text:style-name="T342_21"><text:s/></text:span><text:span text:style-name="T342_22">constrained</text:span><text:span text:style-name="T342_23"><text:s/></text:span><text:span text:style-name="T342_24">to</text:span><text:span text:style-name="T342_25"><text:s/></text:span><text:span text:style-name="T342_26">a</text:span><text:span text:style-name="T342_27"><text:s/></text:span><text:span text:style-name="T342_28">particular</text:span><text:span text:style-name="T342_29"><text:s/></text:span><text:span text:style-name="T342_30">record</text:span><text:span text:style-name="T342_31"><text:s/></text:span><text:span text:style-name="T342_32">type</text:span><text:span text:style-name="T342_33">,<text:s/></text:span><text:span text:style-name="T342_34">then</text:span><text:span text:style-name="T342_35"><text:s/></text:span><text:span text:style-name="T342_36">return</text:span><text:span text:style-name="T342_37"><text:s/></text:span><text:span text:style-name="T342_38">that</text:span><text:span text:style-name="T342_39"><text:s/></text:span><text:span text:style-name="T342_40">record</text:span><text:span text:style-name="T342_41"><text:s/></text:span><text:span text:style-name="T342_42">type</text:span><text:span text:style-name="T342_43">;<text:s/></text:span><text:span text:style-name="T342_44">otherwise</text:span><text:span text:style-name="T342_45">,<text:s/></text:span><text:span text:style-name="T342_46">null</text:span></text:p>
      <text:h text:style-name="P343" text:outline-level="10"><text:bookmark-start text:name="h.eb171426a88c"/><text:bookmark-end text:name="h.eb171426a88c"/><text:span text:style-name="T343_1">object</text:span><text:span text:style-name="T343_2"><text:s/></text:span><text:span text:style-name="T343_3">HVariety</text:span></text:h>
      <text:p text:style-name="P344"><text:span text:style-name="T344_1">HVariety</text:span><text:span text:style-name="T344_2"><text:s/></text:span><text:span text:style-name="T344_3">is</text:span><text:span text:style-name="T344_4"><text:s/></text:span><text:span text:style-name="T344_5">a</text:span><text:span text:style-name="T344_6"><text:s/></text:span><text:span text:style-name="T344_7">collection</text:span><text:span text:style-name="T344_8"><text:s/></text:span><text:span text:style-name="T344_9">of</text:span><text:span text:style-name="T344_10"><text:s/></text:span><text:span text:style-name="T344_11">constants</text:span><text:span text:style-name="T344_12"><text:s/></text:span><text:span text:style-name="T344_13">representing</text:span><text:span text:style-name="T344_14"><text:s/></text:span><text:span text:style-name="T344_15">the</text:span><text:span text:style-name="T344_16"><text:s/></text:span><text:span text:style-name="T344_17">different</text:span><text:span text:style-name="T344_18"><text:s/></text:span><text:span text:style-name="T344_19">kinds</text:span><text:span text:style-name="T344_20"><text:s/></text:span><text:span text:style-name="T344_21">of</text:span><text:span text:style-name="T344_22"><text:s/></text:span><text:span text:style-name="T344_23">detail</text:span><text:span text:style-name="T344_24"><text:s/></text:span><text:span text:style-name="T344_25">type</text:span><text:span text:style-name="T344_26">.</text:span></text:p>
      <text:p text:style-name="P345"><text:span text:style-name="T345_1">Constants</text:span></text:p>
      <text:p text:style-name="P346"><text:span text:style-name="T346_1">   <text:s/></text:span><text:span text:style-name="T346_2">LITERAL</text:span><text:span text:style-name="T346_3">,</text:span><text:span text:style-name="T346_4">BLOCKTEXT</text:span></text:p>
      <text:p text:style-name="P347"><text:span text:style-name="T347_1"> <text:tab/>  <text:s/></text:span><text:span text:style-name="T347_2">Corresponds</text:span><text:span text:style-name="T347_3"><text:s/></text:span><text:span text:style-name="T347_4">to</text:span><text:span text:style-name="T347_5"><text:s/></text:span><text:span text:style-name="T347_6">details</text:span><text:span text:style-name="T347_7"><text:s/></text:span><text:span text:style-name="T347_8">with</text:span><text:span text:style-name="T347_9"><text:s/></text:span><text:span text:style-name="T347_10">a</text:span><text:span text:style-name="T347_11"><text:s/></text:span><text:span text:style-name="T347_12">simple</text:span><text:span text:style-name="T347_13"><text:s/></text:span><text:span text:style-name="T347_14">value</text:span><text:span text:style-name="T347_15"><text:s/></text:span><text:span text:style-name="T347_16">such</text:span><text:span text:style-name="T347_17"><text:s/></text:span><text:span text:style-name="T347_18">as</text:span><text:span text:style-name="T347_19"><text:s/></text:span><text:span text:style-name="T347_20">a</text:span><text:span text:style-name="T347_21"><text:s/></text:span><text:span text:style-name="T347_22">string</text:span><text:span text:style-name="T347_23">,<text:s/></text:span><text:span text:style-name="T347_24">integer</text:span><text:span text:style-name="T347_25"><text:s/></text:span><text:span text:style-name="T347_26">or</text:span><text:span text:style-name="T347_27"><text:s/></text:span><text:span text:style-name="T347_28">float</text:span><text:span text:style-name="T347_29">.</text:span></text:p>
      <text:p text:style-name="P348"><text:span text:style-name="T348_1"><text:tab/>   </text:span><text:span text:style-name="T348_2">BOOLEAN</text:span></text:p>
      <text:p text:style-name="P349"><text:span text:style-name="T349_1"><text:tab/> </text:span><text:span text:style-name="T349_2">Corresponds</text:span><text:span text:style-name="T349_3"><text:s/></text:span><text:span text:style-name="T349_4">to</text:span><text:span text:style-name="T349_5"><text:s/></text:span><text:span text:style-name="T349_6">details</text:span><text:span text:style-name="T349_7"><text:s/></text:span><text:span text:style-name="T349_8">with</text:span><text:span text:style-name="T349_9"><text:s/></text:span><text:span text:style-name="T349_10">a</text:span><text:span text:style-name="T349_11"><text:s/></text:span><text:span text:style-name="T349_12">boolean</text:span><text:span text:style-name="T349_13"><text:s/></text:span><text:span text:style-name="T349_14">value</text:span></text:p>
      <text:p text:style-name="P350"><text:span text:style-name="T350_1"><text:tab/></text:span><text:span text:style-name="T350_2">DATE</text:span></text:p>
      <text:p text:style-name="P351"><text:span text:style-name="T351_1">       <text:s/></text:span><text:span text:style-name="T351_2">Corresponds</text:span><text:span text:style-name="T351_3"><text:s/></text:span><text:span text:style-name="T351_4">to</text:span><text:span text:style-name="T351_5"><text:s/></text:span><text:span text:style-name="T351_6">details</text:span><text:span text:style-name="T351_7"><text:s/></text:span><text:span text:style-name="T351_8">with</text:span><text:span text:style-name="T351_9"><text:s/></text:span><text:span text:style-name="T351_10">a</text:span><text:span text:style-name="T351_11"><text:s/></text:span><text:span text:style-name="T351_12">date</text:span><text:span text:style-name="T351_13"><text:s/></text:span><text:span text:style-name="T351_14">value</text:span></text:p>
      <text:p text:style-name="P352"><text:span text:style-name="T352_1">   <text:s/></text:span><text:span text:style-name="T352_2">ENUMERATION</text:span></text:p>
      <text:p text:style-name="P353"><text:span text:style-name="T353_1"> <text:tab/>  <text:s/></text:span><text:span text:style-name="T353_2">Corresponds</text:span><text:span text:style-name="T353_3"><text:s/></text:span><text:span text:style-name="T353_4">to</text:span><text:span text:style-name="T353_5"><text:s/></text:span><text:span text:style-name="T353_6">details</text:span><text:span text:style-name="T353_7"><text:s/></text:span><text:span text:style-name="T353_8">taking</text:span><text:span text:style-name="T353_9"><text:s/></text:span><text:span text:style-name="T353_10">a</text:span><text:span text:style-name="T353_11"><text:s/></text:span><text:span text:style-name="T353_12">value</text:span><text:span text:style-name="T353_13"><text:s/></text:span><text:span text:style-name="T353_14">from</text:span><text:span text:style-name="T353_15"><text:s/></text:span><text:span text:style-name="T353_16">some</text:span><text:span text:style-name="T353_17"><text:s/></text:span><text:span text:style-name="T353_18">type</text:span><text:span text:style-name="T353_19">-</text:span><text:span text:style-name="T353_20">specific</text:span><text:span text:style-name="T353_21"><text:s/></text:span><text:span text:style-name="T353_22">vocabulary</text:span><text:span text:style-name="T353_23"><text:s/>(</text:span><text:span text:style-name="T353_24">see</text:span><text:span text:style-name="T353_25"><text:s/></text:span><text:span text:style-name="T353_26">HDetailType</text:span><text:span text:style-name="T353_27">::</text:span><text:span text:style-name="T353_28">getEnumerationValues</text:span><text:span text:style-name="T353_29">())</text:span></text:p>
      <text:p text:style-name="P354"><text:span text:style-name="T354_1">   <text:s/></text:span><text:span text:style-name="T354_2">REFERENCE</text:span></text:p>
      <text:p text:style-name="P355"><text:span text:style-name="T355_1"> <text:tab/>  <text:s/></text:span><text:span text:style-name="T355_2">Corresponds</text:span><text:span text:style-name="T355_3"><text:s/></text:span><text:span text:style-name="T355_4">to</text:span><text:span text:style-name="T355_5"><text:s/></text:span><text:span text:style-name="T355_6">details</text:span><text:span text:style-name="T355_7"><text:s/></text:span><text:span text:style-name="T355_8">taking</text:span><text:span text:style-name="T355_9"><text:s/></text:span><text:span text:style-name="T355_10">a</text:span><text:span text:style-name="T355_11"><text:s/></text:span><text:span text:style-name="T355_12">reference</text:span><text:span text:style-name="T355_13"><text:s/></text:span><text:span text:style-name="T355_14">to</text:span><text:span text:style-name="T355_15"><text:s/></text:span><text:span text:style-name="T355_16">a</text:span><text:span text:style-name="T355_17"><text:s/></text:span><text:span text:style-name="T355_18">Heurist</text:span><text:span text:style-name="T355_19"><text:s/></text:span><text:span text:style-name="T355_20">record</text:span></text:p>
      <text:p text:style-name="P356"><text:span text:style-name="T356_1">   <text:s/></text:span><text:span text:style-name="T356_2">FILE</text:span></text:p>
      <text:p text:style-name="P357"><text:span text:style-name="T357_1"> <text:tab/>  <text:s/></text:span><text:span text:style-name="T357_2">Corresponds</text:span><text:span text:style-name="T357_3"><text:s/></text:span><text:span text:style-name="T357_4">to</text:span><text:span text:style-name="T357_5"><text:s/></text:span><text:span text:style-name="T357_6">details</text:span><text:span text:style-name="T357_7"><text:s/></text:span><text:span text:style-name="T357_8">referencing</text:span><text:span text:style-name="T357_9"><text:s/></text:span><text:span text:style-name="T357_10">a</text:span><text:span text:style-name="T357_11"><text:s/></text:span><text:span text:style-name="T357_12">file</text:span><text:span text:style-name="T357_13"><text:s/></text:span><text:span text:style-name="T357_14">uploaded</text:span><text:span text:style-name="T357_15"><text:s/></text:span><text:span text:style-name="T357_16">to</text:span><text:span text:style-name="T357_17"><text:s/></text:span><text:span text:style-name="T357_18">the</text:span><text:span text:style-name="T357_19"><text:s/></text:span><text:span text:style-name="T357_20">Heurist</text:span><text:span text:style-name="T357_21"><text:s/></text:span><text:span text:style-name="T357_22">repository</text:span></text:p>
      <text:p text:style-name="P358"><text:span text:style-name="T358_1">   <text:s/></text:span><text:span text:style-name="T358_2">GEOGRAPHIC</text:span></text:p>
      <text:p text:style-name="P359"><text:span text:style-name="T359_1"> <text:tab/>  <text:s/></text:span><text:span text:style-name="T359_2">Corresponds</text:span><text:span text:style-name="T359_3"><text:s/></text:span><text:span text:style-name="T359_4">to</text:span><text:span text:style-name="T359_5"><text:s/></text:span><text:span text:style-name="T359_6">details</text:span><text:span text:style-name="T359_7"><text:s/></text:span><text:span text:style-name="T359_8">with</text:span><text:span text:style-name="T359_9"><text:s/></text:span><text:span text:style-name="T359_10">a</text:span><text:span text:style-name="T359_11"><text:s/></text:span><text:span text:style-name="T359_12">geographic</text:span><text:span text:style-name="T359_13"><text:s/></text:span><text:span text:style-name="T359_14">value</text:span><text:span text:style-name="T359_15"><text:s/>(</text:span><text:span text:style-name="T359_16">see</text:span><text:span text:style-name="T359_17"><text:s/></text:span><text:span text:style-name="T359_18">HGeographicValue</text:span><text:span text:style-name="T359_19">)</text:span></text:p>
      <text:h text:style-name="P360" text:outline-level="10"><text:bookmark-start text:name="h.0bdb89909ef9"/><text:bookmark-end text:name="h.0bdb89909ef9"/><text:span text:style-name="T360_1">object</text:span><text:span text:style-name="T360_2"><text:s/></text:span><text:span text:style-name="T360_3">HRequiremence</text:span></text:h>
      <text:p text:style-name="P361"><text:span text:style-name="T361_1">HRequiremence</text:span><text:span text:style-name="T361_2"><text:s/></text:span><text:span text:style-name="T361_3">is</text:span><text:span text:style-name="T361_4"><text:s/></text:span><text:span text:style-name="T361_5">a</text:span><text:span text:style-name="T361_6"><text:s/></text:span><text:span text:style-name="T361_7">collection</text:span><text:span text:style-name="T361_8"><text:s/></text:span><text:span text:style-name="T361_9">of</text:span><text:span text:style-name="T361_10"><text:s/></text:span><text:span text:style-name="T361_11">constants</text:span><text:span text:style-name="T361_12"><text:s/></text:span><text:span text:style-name="T361_13">representing</text:span><text:span text:style-name="T361_14"><text:s/></text:span><text:span text:style-name="T361_15">how</text:span><text:span text:style-name="T361_16"><text:s/></text:span><text:span text:style-name="T361_17">essential</text:span><text:span text:style-name="T361_18"><text:s/></text:span><text:span text:style-name="T361_19">a</text:span><text:span text:style-name="T361_20"><text:s/></text:span><text:span text:style-name="T361_21">particular</text:span><text:span text:style-name="T361_22"><text:s/></text:span><text:span text:style-name="T361_23">detail</text:span><text:span text:style-name="T361_24"><text:s/></text:span><text:span text:style-name="T361_25">type</text:span><text:span text:style-name="T361_26"><text:s/></text:span><text:span text:style-name="T361_27">is</text:span><text:span text:style-name="T361_28"><text:s/></text:span><text:span text:style-name="T361_29">to</text:span><text:span text:style-name="T361_30"><text:s/></text:span><text:span text:style-name="T361_31">a</text:span><text:span text:style-name="T361_32"><text:s/></text:span><text:span text:style-name="T361_33">particular</text:span><text:span text:style-name="T361_34"><text:s/></text:span><text:span text:style-name="T361_35">record</text:span><text:span text:style-name="T361_36"><text:s/></text:span><text:span text:style-name="T361_37">type</text:span><text:span text:style-name="T361_38">. <text:s/></text:span><text:span text:style-name="T361_39">Also</text:span><text:span text:style-name="T361_40">,<text:s/></text:span><text:span text:style-name="T361_41">requiremence</text:span><text:span text:style-name="T361_42"><text:s/></text:span><text:span text:style-name="T361_43">is</text:span><text:span text:style-name="T361_44"><text:s/></text:span><text:span text:style-name="T361_45">not</text:span><text:span text:style-name="T361_46"><text:s/></text:span><text:span text:style-name="T361_47">a</text:span><text:span text:style-name="T361_48"><text:s/></text:span><text:span text:style-name="T361_49">real</text:span><text:span text:style-name="T361_50"><text:s/></text:span><text:span text:style-name="T361_51">word</text:span><text:span text:style-name="T361_52">.</text:span></text:p>
      <text:p text:style-name="P362"><text:span text:style-name="T362_1">Constants</text:span></text:p>
      <text:p text:style-name="P363"><text:span text:style-name="T363_1">   <text:s/></text:span><text:span text:style-name="T363_2">REQUIRED</text:span></text:p>
      <text:p text:style-name="P364"><text:span text:style-name="T364_1">   <text:s/></text:span><text:span text:style-name="T364_2">RECOMMENDED</text:span></text:p>
      <text:p text:style-name="P365"><text:span text:style-name="T365_1">   <text:s/></text:span><text:span text:style-name="T365_2">OPTIONAL</text:span></text:p>
      <text:p text:style-name="P366"><text:span text:style-name="T366_1">   <text:s/></text:span><text:span text:style-name="T366_2">FORBIDDEN</text:span></text:p>
      <text:p text:style-name="P367"><text:span text:style-name="T367_1"> <text:tab/>  <text:s/></text:span><text:span text:style-name="T367_2">The</text:span><text:span text:style-name="T367_3"><text:s/></text:span><text:span text:style-name="T367_4">different</text:span><text:span text:style-name="T367_5"><text:s/></text:span><text:span text:style-name="T367_6">requiremences</text:span><text:span text:style-name="T367_7"><text:s/></text:span><text:span text:style-name="T367_8">known</text:span><text:span text:style-name="T367_9"><text:s/></text:span><text:span text:style-name="T367_10">to</text:span><text:span text:style-name="T367_11"><text:s/></text:span><text:span text:style-name="T367_12">Heurist</text:span><text:span text:style-name="T367_13">.</text:span></text:p>
      <text:p text:style-name="P368"/>
      <text:h text:style-name="P369" text:outline-level="10"><text:bookmark-start text:name="h.cbe7a155100b"/><text:bookmark-end text:name="h.cbe7a155100b"/><text:span text:style-name="T369_1">class</text:span><text:span text:style-name="T369_2"><text:s/></text:span><text:span text:style-name="T369_3">HNotification</text:span></text:h>
      <text:p text:style-name="P370"><text:span text:style-name="T370_1">An</text:span><text:span text:style-name="T370_2"><text:s/></text:span><text:span text:style-name="T370_3">HNotification</text:span><text:span text:style-name="T370_4"><text:s/></text:span><text:span text:style-name="T370_5">object</text:span><text:span text:style-name="T370_6"><text:s/></text:span><text:span text:style-name="T370_7">represents</text:span><text:span text:style-name="T370_8"><text:s/></text:span><text:span text:style-name="T370_9">a</text:span><text:span text:style-name="T370_10"><text:s/></text:span><text:span text:style-name="T370_11">time</text:span><text:span text:style-name="T370_12">-</text:span><text:span text:style-name="T370_13">delay</text:span><text:span text:style-name="T370_14"><text:s/></text:span><text:span text:style-name="T370_15">reminder</text:span><text:span text:style-name="T370_16"><text:s/></text:span><text:span text:style-name="T370_17">message</text:span><text:span text:style-name="T370_18"><text:s/></text:span><text:span text:style-name="T370_19">about</text:span><text:span text:style-name="T370_20"><text:s/></text:span><text:span text:style-name="T370_21">a</text:span><text:span text:style-name="T370_22"><text:s/></text:span><text:span text:style-name="T370_23">record</text:span><text:span text:style-name="T370_24">,<text:s/></text:span><text:span text:style-name="T370_25">sent</text:span><text:span text:style-name="T370_26"><text:s/></text:span><text:span text:style-name="T370_27">via</text:span><text:span text:style-name="T370_28"><text:s/></text:span><text:span text:style-name="T370_29">email</text:span><text:span text:style-name="T370_30"><text:s/></text:span><text:span text:style-name="T370_31">from</text:span><text:span text:style-name="T370_32"><text:s/></text:span><text:span text:style-name="T370_33">the</text:span><text:span text:style-name="T370_34"><text:s/></text:span><text:span text:style-name="T370_35">Heurist</text:span><text:span text:style-name="T370_36"><text:s/></text:span><text:span text:style-name="T370_37">system</text:span><text:span text:style-name="T370_38">. <text:s/></text:span><text:span text:style-name="T370_39">There</text:span><text:span text:style-name="T370_40"><text:s/></text:span><text:span text:style-name="T370_41">is</text:span><text:span text:style-name="T370_42"><text:s/></text:span><text:span text:style-name="T370_43">no</text:span><text:span text:style-name="T370_44"><text:s/></text:span><text:span text:style-name="T370_45">explicit</text:span><text:span text:style-name="T370_46"><text:s/></text:span><text:span text:style-name="T370_47">constructor</text:span><text:span text:style-name="T370_48"><text:s/></text:span><text:span text:style-name="T370_49">available</text:span><text:span text:style-name="T370_50"><text:s/></text:span><text:span text:style-name="T370_51">through</text:span><text:span text:style-name="T370_52"><text:s/></text:span><text:span text:style-name="T370_53">HAPI</text:span><text:span text:style-name="T370_54">;<text:s/></text:span><text:span text:style-name="T370_55">rather</text:span><text:span text:style-name="T370_56"><text:s/></text:span><text:span text:style-name="T370_57">use</text:span><text:span text:style-name="T370_58"><text:s/></text:span><text:span text:style-name="T370_59">the</text:span><text:span text:style-name="T370_60"><text:s/></text:span><text:span text:style-name="T370_61">factory</text:span><text:span text:style-name="T370_62"><text:s/></text:span><text:span text:style-name="T370_63">method</text:span><text:span text:style-name="T370_64"><text:s/></text:span><text:span text:style-name="T370_65">HRecord</text:span><text:span text:style-name="T370_66">::</text:span><text:span text:style-name="T370_67">addNotification</text:span><text:span text:style-name="T370_68">(<text:s/>...<text:s/>)</text:span></text:p>
      <text:p text:style-name="P371"><text:span text:style-name="T371_1">Methods</text:span></text:p>
      <text:p text:style-name="P372"><text:span text:style-name="T372_1">   <text:s/></text:span><text:span text:style-name="T372_2">getRecord</text:span><text:span text:style-name="T372_3">() <text:s/>=&gt; <text:s/></text:span><text:span text:style-name="T372_4">HRecord</text:span></text:p>
      <text:p text:style-name="P373"><text:span text:style-name="T373_1"> <text:tab/>  <text:s/></text:span><text:span text:style-name="T373_2">Return</text:span><text:span text:style-name="T373_3"><text:s/></text:span><text:span text:style-name="T373_4">the</text:span><text:span text:style-name="T373_5"><text:s/></text:span><text:span text:style-name="T373_6">record</text:span><text:span text:style-name="T373_7"><text:s/></text:span><text:span text:style-name="T373_8">with</text:span><text:span text:style-name="T373_9"><text:s/></text:span><text:span text:style-name="T373_10">which</text:span><text:span text:style-name="T373_11"><text:s/></text:span><text:span text:style-name="T373_12">this</text:span><text:span text:style-name="T373_13"><text:s/></text:span><text:span text:style-name="T373_14">notification</text:span><text:span text:style-name="T373_15"><text:s/></text:span><text:span text:style-name="T373_16">is</text:span><text:span text:style-name="T373_17"><text:s/></text:span><text:span text:style-name="T373_18">associated</text:span></text:p>
      <text:p text:style-name="P374"><text:span text:style-name="T374_1">   <text:s/></text:span><text:span text:style-name="T374_2">getWorkgroupRecipient</text:span><text:span text:style-name="T374_3">() <text:s/>=&gt; <text:s/></text:span><text:span text:style-name="T374_4">HWorkgroup</text:span></text:p>
      <text:p text:style-name="P375"><text:span text:style-name="T375_1">   <text:s/></text:span><text:span text:style-name="T375_2">getColleagueGroupRecipient</text:span><text:span text:style-name="T375_3">() <text:s/>=&gt; <text:s/></text:span><text:span text:style-name="T375_4">HColleagueGroup</text:span></text:p>
      <text:p text:style-name="P376"><text:span text:style-name="T376_1">   <text:s/></text:span><text:span text:style-name="T376_2">getUserRecipient</text:span><text:span text:style-name="T376_3">() <text:s/>=&gt; <text:s/></text:span><text:span text:style-name="T376_4">HUser</text:span></text:p>
      <text:p text:style-name="P377"><text:span text:style-name="T377_1">   <text:s/></text:span><text:span text:style-name="T377_2">getEmailRecipient</text:span><text:span text:style-name="T377_3">() <text:s/>=&gt; <text:s/></text:span><text:span text:style-name="T377_4">string</text:span></text:p>
      <text:p text:style-name="P378"><text:span text:style-name="T378_1">  <text:tab/> <text:s/></text:span><text:span text:style-name="T378_2">Return</text:span><text:span text:style-name="T378_3"><text:s/></text:span><text:span text:style-name="T378_4">the</text:span><text:span text:style-name="T378_5"><text:s/></text:span><text:span text:style-name="T378_6">recipient</text:span><text:span text:style-name="T378_7"><text:s/></text:span><text:span text:style-name="T378_8">of</text:span><text:span text:style-name="T378_9"><text:s/></text:span><text:span text:style-name="T378_10">this</text:span><text:span text:style-name="T378_11"><text:s/></text:span><text:span text:style-name="T378_12">reminder</text:span><text:span text:style-name="T378_13">. <text:s/></text:span><text:span text:style-name="T378_14">Exactly</text:span><text:span text:style-name="T378_15"><text:s/></text:span><text:span text:style-name="T378_16">one</text:span><text:span text:style-name="T378_17"><text:s/></text:span><text:span text:style-name="T378_18">of</text:span><text:span text:style-name="T378_19"><text:s/></text:span><text:span text:style-name="T378_20">these</text:span><text:span text:style-name="T378_21"><text:s/></text:span><text:span text:style-name="T378_22">will</text:span><text:span text:style-name="T378_23"><text:s/></text:span><text:span text:style-name="T378_24">return</text:span><text:span text:style-name="T378_25"><text:s/></text:span><text:span text:style-name="T378_26">a</text:span><text:span text:style-name="T378_27"><text:s/></text:span><text:span text:style-name="T378_28">non</text:span><text:span text:style-name="T378_29">-</text:span><text:span text:style-name="T378_30">null</text:span><text:span text:style-name="T378_31"><text:s/></text:span><text:span text:style-name="T378_32">value</text:span><text:span text:style-name="T378_33">.</text:span></text:p>
      <text:p text:style-name="P379"><text:span text:style-name="T379_1">   <text:s/></text:span><text:span text:style-name="T379_2">getMessage</text:span><text:span text:style-name="T379_3">() <text:s/>=&gt; <text:s/></text:span><text:span text:style-name="T379_4">string</text:span></text:p>
      <text:p text:style-name="P380"><text:span text:style-name="T380_1">  <text:tab/> <text:s/></text:span><text:span text:style-name="T380_2">Return</text:span><text:span text:style-name="T380_3"><text:s/></text:span><text:span text:style-name="T380_4">the</text:span><text:span text:style-name="T380_5"><text:s/></text:span><text:span text:style-name="T380_6">text</text:span><text:span text:style-name="T380_7"><text:s/></text:span><text:span text:style-name="T380_8">message</text:span><text:span text:style-name="T380_9"><text:s/></text:span><text:span text:style-name="T380_10">associated</text:span><text:span text:style-name="T380_11"><text:s/></text:span><text:span text:style-name="T380_12">with</text:span><text:span text:style-name="T380_13"><text:s/></text:span><text:span text:style-name="T380_14">this</text:span><text:span text:style-name="T380_15"><text:s/></text:span><text:span text:style-name="T380_16">notification</text:span></text:p>
      <text:p text:style-name="P381"><text:span text:style-name="T381_1">   <text:s/></text:span><text:span text:style-name="T381_2">getStartDate</text:span><text:span text:style-name="T381_3">() <text:s/>=&gt; <text:s/></text:span><text:span text:style-name="T381_4">Date</text:span></text:p>
      <text:p text:style-name="P382"><text:span text:style-name="T382_1">  <text:tab/> <text:s/></text:span><text:span text:style-name="T382_2">Return</text:span><text:span text:style-name="T382_3"><text:s/></text:span><text:span text:style-name="T382_4">the</text:span><text:span text:style-name="T382_5"><text:s/></text:span><text:span text:style-name="T382_6">first</text:span><text:span text:style-name="T382_7"><text:s/></text:span><text:span text:style-name="T382_8">date</text:span><text:span text:style-name="T382_9"><text:s/></text:span><text:span text:style-name="T382_10">on</text:span><text:span text:style-name="T382_11"><text:s/></text:span><text:span text:style-name="T382_12">which</text:span><text:span text:style-name="T382_13"><text:s/></text:span><text:span text:style-name="T382_14">the</text:span><text:span text:style-name="T382_15"><text:s/></text:span><text:span text:style-name="T382_16">notification</text:span><text:span text:style-name="T382_17"><text:s/></text:span><text:span text:style-name="T382_18">has</text:span><text:span text:style-name="T382_19"><text:s/></text:span><text:span text:style-name="T382_20">been</text:span><text:span text:style-name="T382_21"><text:s/>/<text:s/></text:span><text:span text:style-name="T382_22">will</text:span><text:span text:style-name="T382_23"><text:s/></text:span><text:span text:style-name="T382_24">be</text:span><text:span text:style-name="T382_25"><text:s/></text:span><text:span text:style-name="T382_26">sent</text:span></text:p>
      <text:p text:style-name="P383"><text:span text:style-name="T383_1">   <text:s/></text:span><text:span text:style-name="T383_2">getFrequency</text:span><text:span text:style-name="T383_3">() <text:s/>=&gt; <text:s/></text:span><text:span text:style-name="T383_4">HFrequency</text:span></text:p>
      <text:p text:style-name="P384"><text:span text:style-name="T384_1"> <text:tab/>  <text:s/></text:span><text:span text:style-name="T384_2">Return</text:span><text:span text:style-name="T384_3"><text:s/></text:span><text:span text:style-name="T384_4">the</text:span><text:span text:style-name="T384_5"><text:s/></text:span><text:span text:style-name="T384_6">frequency</text:span><text:span text:style-name="T384_7"><text:s/></text:span><text:span text:style-name="T384_8">with</text:span><text:span text:style-name="T384_9"><text:s/></text:span><text:span text:style-name="T384_10">which</text:span><text:span text:style-name="T384_11"><text:s/></text:span><text:span text:style-name="T384_12">notifications</text:span><text:span text:style-name="T384_13"><text:s/></text:span><text:span text:style-name="T384_14">will</text:span><text:span text:style-name="T384_15"><text:s/></text:span><text:span text:style-name="T384_16">be</text:span><text:span text:style-name="T384_17"><text:s/></text:span><text:span text:style-name="T384_18">repeated</text:span><text:span text:style-name="T384_19"><text:s/></text:span><text:span text:style-name="T384_20">after</text:span><text:span text:style-name="T384_21"><text:s/></text:span><text:span text:style-name="T384_22">the</text:span><text:span text:style-name="T384_23"><text:s/></text:span><text:span text:style-name="T384_24">start</text:span><text:span text:style-name="T384_25"><text:s/></text:span><text:span text:style-name="T384_26">date</text:span></text:p>
      <text:h text:style-name="P385" text:outline-level="10"><text:bookmark-start text:name="h.37835a022076"/><text:bookmark-end text:name="h.37835a022076"/><text:span text:style-name="T385_1">object</text:span><text:span text:style-name="T385_2"><text:s/></text:span><text:span text:style-name="T385_3">HFrequency</text:span></text:h>
      <text:p text:style-name="P386"><text:span text:style-name="T386_1">HFrequency</text:span><text:span text:style-name="T386_2"><text:s/></text:span><text:span text:style-name="T386_3">is</text:span><text:span text:style-name="T386_4"><text:s/></text:span><text:span text:style-name="T386_5">a</text:span><text:span text:style-name="T386_6"><text:s/></text:span><text:span text:style-name="T386_7">collection</text:span><text:span text:style-name="T386_8"><text:s/></text:span><text:span text:style-name="T386_9">of</text:span><text:span text:style-name="T386_10"><text:s/></text:span><text:span text:style-name="T386_11">constants</text:span><text:span text:style-name="T386_12"><text:s/></text:span><text:span text:style-name="T386_13">representing</text:span><text:span text:style-name="T386_14"><text:s/></text:span><text:span text:style-name="T386_15">frequencies</text:span><text:span text:style-name="T386_16"><text:s/></text:span><text:span text:style-name="T386_17">at</text:span><text:span text:style-name="T386_18"><text:s/></text:span><text:span text:style-name="T386_19">which</text:span><text:span text:style-name="T386_20"><text:s/></text:span><text:span text:style-name="T386_21">one</text:span><text:span text:style-name="T386_22"><text:s/></text:span><text:span text:style-name="T386_23">may</text:span><text:span text:style-name="T386_24"><text:s/></text:span><text:span text:style-name="T386_25">request</text:span><text:span text:style-name="T386_26"><text:s/></text:span><text:span text:style-name="T386_27">a</text:span><text:span text:style-name="T386_28"><text:s/></text:span><text:span text:style-name="T386_29">notification</text:span><text:span text:style-name="T386_30"><text:s/></text:span><text:span text:style-name="T386_31">being</text:span><text:span text:style-name="T386_32"><text:s/></text:span><text:span text:style-name="T386_33">re</text:span><text:span text:style-name="T386_34">-</text:span><text:span text:style-name="T386_35">sent</text:span><text:span text:style-name="T386_36">. <text:s/></text:span><text:span text:style-name="T386_37">The</text:span><text:span text:style-name="T386_38"><text:s/></text:span><text:span text:style-name="T386_39">values</text:span><text:span text:style-name="T386_40"><text:s/></text:span><text:span text:style-name="T386_41">of</text:span><text:span text:style-name="T386_42"><text:s/></text:span><text:span text:style-name="T386_43">the</text:span><text:span text:style-name="T386_44"><text:s/></text:span><text:span text:style-name="T386_45">constants</text:span><text:span text:style-name="T386_46"><text:s/></text:span><text:span text:style-name="T386_47">are</text:span><text:span text:style-name="T386_48"><text:s/></text:span><text:span text:style-name="T386_49">appropriately</text:span><text:span text:style-name="T386_50"><text:s/></text:span><text:span text:style-name="T386_51">human</text:span><text:span text:style-name="T386_52">-</text:span><text:span text:style-name="T386_53">readable</text:span><text:span text:style-name="T386_54">.</text:span></text:p>
      <text:p text:style-name="P387"><text:span text:style-name="T387_1">Constants</text:span></text:p>
      <text:p text:style-name="P388"><text:span text:style-name="T388_1">   <text:s/></text:span><text:span text:style-name="T388_2">ONCE</text:span></text:p>
      <text:p text:style-name="P389"><text:span text:style-name="T389_1">   <text:s/></text:span><text:span text:style-name="T389_2">DAILY</text:span></text:p>
      <text:p text:style-name="P390"><text:span text:style-name="T390_1">   <text:s/></text:span><text:span text:style-name="T390_2">WEEKLY</text:span></text:p>
      <text:p text:style-name="P391"><text:span text:style-name="T391_1">   <text:s/></text:span><text:span text:style-name="T391_2">MONTHLY</text:span></text:p>
      <text:p text:style-name="P392"><text:span text:style-name="T392_1">   <text:s/></text:span><text:span text:style-name="T392_2">ANNUALLY</text:span></text:p>
      <text:p text:style-name="P393"><text:span text:style-name="T393_1">Static</text:span><text:span text:style-name="T393_2"><text:s/></text:span><text:span text:style-name="T393_3">methods</text:span></text:p>
      <text:p text:style-name="P394"><text:span text:style-name="T394_1">   <text:s/></text:span><text:span text:style-name="T394_2">isValidFrequency</text:span><text:span text:style-name="T394_3">(<text:s/></text:span><text:span text:style-name="T394_4">value</text:span><text:span text:style-name="T394_5"><text:s/>) <text:s/>=&gt; <text:s/></text:span><text:span text:style-name="T394_6">boolean</text:span></text:p>
      <text:p text:style-name="P395"><text:span text:style-name="T395_1"> <text:tab/>  <text:s/></text:span><text:span text:style-name="T395_2">Return</text:span><text:span text:style-name="T395_3"><text:s/></text:span><text:span text:style-name="T395_4">true</text:span><text:span text:style-name="T395_5"><text:s/></text:span><text:span text:style-name="T395_6">if</text:span><text:span text:style-name="T395_7"><text:s/></text:span><text:span text:style-name="T395_8">the</text:span><text:span text:style-name="T395_9"><text:s/></text:span><text:span text:style-name="T395_10">given</text:span><text:span text:style-name="T395_11"><text:s/></text:span><text:span text:style-name="T395_12">value</text:span><text:span text:style-name="T395_13"><text:s/></text:span><text:span text:style-name="T395_14">is</text:span><text:span text:style-name="T395_15"><text:s/></text:span><text:span text:style-name="T395_16">a</text:span><text:span text:style-name="T395_17"><text:s/></text:span><text:span text:style-name="T395_18">known</text:span><text:span text:style-name="T395_19"><text:s/></text:span><text:span text:style-name="T395_20">HFrequency</text:span><text:span text:style-name="T395_21"><text:s/></text:span><text:span text:style-name="T395_22">value</text:span></text:p>
      <text:p text:style-name="P396"/>
      <text:h text:style-name="P397" text:outline-level="10"><text:bookmark-start text:name="h.2a680a8e8647"/><text:bookmark-end text:name="h.2a680a8e8647"/><text:span text:style-name="T397_1">class</text:span><text:span text:style-name="T397_2"><text:s/></text:span><text:span text:style-name="T397_3">HComment</text:span></text:h>
      <text:p text:style-name="P398"><text:span text:style-name="T398_1">An</text:span><text:span text:style-name="T398_2"><text:s/></text:span><text:span text:style-name="T398_3">HComment</text:span><text:span text:style-name="T398_4"><text:s/></text:span><text:span text:style-name="T398_5">represents</text:span><text:span text:style-name="T398_6"><text:s/></text:span><text:span text:style-name="T398_7">one</text:span><text:span text:style-name="T398_8"><text:s/></text:span><text:span text:style-name="T398_9">portion</text:span><text:span text:style-name="T398_10"><text:s/></text:span><text:span text:style-name="T398_11">of</text:span><text:span text:style-name="T398_12"><text:s/></text:span><text:span text:style-name="T398_13">a</text:span><text:span text:style-name="T398_14"><text:s/></text:span><text:span text:style-name="T398_15">threaded</text:span><text:span text:style-name="T398_16"><text:s/></text:span><text:span text:style-name="T398_17">discussion</text:span><text:span text:style-name="T398_18"><text:s/></text:span><text:span text:style-name="T398_19">pertaining</text:span><text:span text:style-name="T398_20"><text:s/></text:span><text:span text:style-name="T398_21">to</text:span><text:span text:style-name="T398_22"><text:s/></text:span><text:span text:style-name="T398_23">a</text:span><text:span text:style-name="T398_24"><text:s/></text:span><text:span text:style-name="T398_25">Heurist</text:span><text:span text:style-name="T398_26"><text:s/></text:span><text:span text:style-name="T398_27">record</text:span><text:span text:style-name="T398_28">.</text:span></text:p>
      <text:p text:style-name="P399"><text:span text:style-name="T399_1">Constructors</text:span></text:p>
      <text:p text:style-name="P400"><text:span text:style-name="T400_1">   <text:s/></text:span><text:span text:style-name="T400_2">HComment</text:span><text:span text:style-name="T400_3">(<text:s/></text:span><text:span text:style-name="T400_4">HRecord</text:span><text:span text:style-name="T400_5"><text:s/>) <text:s/></text:span><text:span text:style-name="T400_6">throws</text:span><text:span text:style-name="T400_7"><text:s/></text:span><text:span text:style-name="T400_8">HNotLoggedInException</text:span><text:span text:style-name="T400_9">,<text:s/></text:span><text:span text:style-name="T400_10">HPermissionException</text:span></text:p>
      <text:p text:style-name="P401"><text:span text:style-name="T401_1">   <text:s/></text:span><text:span text:style-name="T401_2">HComment</text:span><text:span text:style-name="T401_3">(<text:s/></text:span><text:span text:style-name="T401_4">HComment</text:span><text:span text:style-name="T401_5"><text:s/>) <text:s/></text:span><text:span text:style-name="T401_6">throws</text:span><text:span text:style-name="T401_7"><text:s/></text:span><text:span text:style-name="T401_8">HNotLoggedInException</text:span><text:span text:style-name="T401_9">,<text:s/></text:span><text:span text:style-name="T401_10">HPermissionException</text:span></text:p>
      <text:p text:style-name="P402"><text:span text:style-name="T402_1"> <text:tab/>  <text:s/></text:span><text:span text:style-name="T402_2">Creates</text:span><text:span text:style-name="T402_3"><text:s/></text:span><text:span text:style-name="T402_4">a</text:span><text:span text:style-name="T402_5"><text:s/></text:span><text:span text:style-name="T402_6">new</text:span><text:span text:style-name="T402_7">,<text:s/></text:span><text:span text:style-name="T402_8">empty</text:span><text:span text:style-name="T402_9"><text:s/></text:span><text:span text:style-name="T402_10">comment</text:span><text:span text:style-name="T402_11">. <text:s/></text:span><text:span text:style-name="T402_12">If</text:span><text:span text:style-name="T402_13"><text:s/></text:span><text:span text:style-name="T402_14">the</text:span><text:span text:style-name="T402_15"><text:s/></text:span><text:span text:style-name="T402_16">argument</text:span><text:span text:style-name="T402_17"><text:s/></text:span><text:span text:style-name="T402_18">to</text:span><text:span text:style-name="T402_19"><text:s/></text:span><text:span text:style-name="T402_20">the</text:span><text:span text:style-name="T402_21"><text:s/></text:span><text:span text:style-name="T402_22">constructor</text:span><text:span text:style-name="T402_23"><text:s/></text:span><text:span text:style-name="T402_24">is</text:span><text:span text:style-name="T402_25"><text:s/></text:span><text:span text:style-name="T402_26">an</text:span><text:span text:style-name="T402_27"><text:s/></text:span><text:span text:style-name="T402_28">HRecord</text:span><text:span text:style-name="T402_29">,<text:s/></text:span><text:span text:style-name="T402_30">then</text:span><text:span text:style-name="T402_31"><text:s/></text:span><text:span text:style-name="T402_32">the</text:span><text:span text:style-name="T402_33"><text:s/></text:span><text:span text:style-name="T402_34">new</text:span><text:span text:style-name="T402_35"><text:s/></text:span><text:span text:style-name="T402_36">object</text:span><text:span text:style-name="T402_37"><text:s/></text:span><text:span text:style-name="T402_38">becomes</text:span><text:span text:style-name="T402_39"><text:s/></text:span><text:span text:style-name="T402_40">a</text:span><text:span text:style-name="T402_41"><text:s/></text:span><text:span text:style-name="T402_42">top</text:span><text:span text:style-name="T402_43">-</text:span><text:span text:style-name="T402_44">level</text:span><text:span text:style-name="T402_45"><text:s/></text:span><text:span text:style-name="T402_46">comment</text:span><text:span text:style-name="T402_47"><text:s/></text:span><text:span text:style-name="T402_48">attached</text:span><text:span text:style-name="T402_49"><text:s/></text:span><text:span text:style-name="T402_50">to</text:span><text:span text:style-name="T402_51"><text:s/></text:span><text:span text:style-name="T402_52">that</text:span><text:span text:style-name="T402_53"><text:s/></text:span><text:span text:style-name="T402_54">record</text:span><text:span text:style-name="T402_55">. <text:s/></text:span><text:span text:style-name="T402_56">If</text:span><text:span text:style-name="T402_57"><text:s/></text:span><text:span text:style-name="T402_58">the</text:span><text:span text:style-name="T402_59"><text:s/></text:span><text:span text:style-name="T402_60">argument</text:span><text:span text:style-name="T402_61"><text:s/></text:span><text:span text:style-name="T402_62">is</text:span><text:span text:style-name="T402_63"><text:s/></text:span><text:span text:style-name="T402_64">an</text:span><text:span text:style-name="T402_65"><text:s/></text:span><text:span text:style-name="T402_66">HComment</text:span><text:span text:style-name="T402_67">,<text:s/></text:span><text:span text:style-name="T402_68">then</text:span><text:span text:style-name="T402_69"><text:s/></text:span><text:span text:style-name="T402_70">the</text:span><text:span text:style-name="T402_71"><text:s/></text:span><text:span text:style-name="T402_72">new</text:span><text:span text:style-name="T402_73"><text:s/></text:span><text:span text:style-name="T402_74">object</text:span><text:span text:style-name="T402_75"><text:s/></text:span><text:span text:style-name="T402_76">becomes</text:span><text:span text:style-name="T402_77"><text:s/></text:span><text:span text:style-name="T402_78">a</text:span><text:span text:style-name="T402_79"><text:s/></text:span><text:span text:style-name="T402_80">reply</text:span><text:span text:style-name="T402_81"><text:s/></text:span><text:span text:style-name="T402_82">to</text:span><text:span text:style-name="T402_83"><text:s/></text:span><text:span text:style-name="T402_84">the</text:span><text:span text:style-name="T402_85"><text:s/></text:span><text:span text:style-name="T402_86">specified</text:span><text:span text:style-name="T402_87"><text:s/></text:span><text:span text:style-name="T402_88">comment</text:span><text:span text:style-name="T402_89">,<text:s/></text:span><text:span text:style-name="T402_90">attached</text:span><text:span text:style-name="T402_91"><text:s/></text:span><text:span text:style-name="T402_92">to</text:span><text:span text:style-name="T402_93"><text:s/></text:span><text:span text:style-name="T402_94">the</text:span><text:span text:style-name="T402_95"><text:s/></text:span><text:span text:style-name="T402_96">same</text:span><text:span text:style-name="T402_97"><text:s/></text:span><text:span text:style-name="T402_98">record</text:span><text:span text:style-name="T402_99"><text:s/></text:span><text:span text:style-name="T402_100">as</text:span><text:span text:style-name="T402_101"><text:s/></text:span><text:span text:style-name="T402_102">the</text:span><text:span text:style-name="T402_103"><text:s/></text:span><text:span text:style-name="T402_104">specified</text:span><text:span text:style-name="T402_105"><text:s/></text:span><text:span text:style-name="T402_106">comment</text:span><text:span text:style-name="T402_107">. <text:s/></text:span><text:span text:style-name="T402_108">An</text:span><text:span text:style-name="T402_109"><text:s/></text:span><text:span text:style-name="T402_110">HNotLoggedInException</text:span><text:span text:style-name="T402_111"><text:s/></text:span><text:span text:style-name="T402_112">is</text:span><text:span text:style-name="T402_113"><text:s/></text:span><text:span text:style-name="T402_114">thrown</text:span><text:span text:style-name="T402_115"><text:s/></text:span><text:span text:style-name="T402_116">if</text:span><text:span text:style-name="T402_117"><text:s/></text:span><text:span text:style-name="T402_118">there</text:span><text:span text:style-name="T402_119"><text:s/></text:span><text:span text:style-name="T402_120">is</text:span><text:span text:style-name="T402_121"><text:s/></text:span><text:span text:style-name="T402_122">no</text:span><text:span text:style-name="T402_123"><text:s/></text:span><text:span text:style-name="T402_124">currently</text:span><text:span text:style-name="T402_125"><text:s/></text:span><text:span text:style-name="T402_126">logged</text:span><text:span text:style-name="T402_127">-</text:span><text:span text:style-name="T402_128">in</text:span><text:span text:style-name="T402_129"><text:s/></text:span><text:span text:style-name="T402_130">user</text:span><text:span text:style-name="T402_131">;<text:s/></text:span><text:span text:style-name="T402_132">an</text:span><text:span text:style-name="T402_133"><text:s/></text:span><text:span text:style-name="T402_134">HPermissionException</text:span><text:span text:style-name="T402_135"><text:s/></text:span><text:span text:style-name="T402_136">is</text:span><text:span text:style-name="T402_137"><text:s/></text:span><text:span text:style-name="T402_138">thrown</text:span><text:span text:style-name="T402_139"><text:s/></text:span><text:span text:style-name="T402_140">if</text:span><text:span text:style-name="T402_141"><text:s/></text:span><text:span text:style-name="T402_142">there</text:span><text:span text:style-name="T402_143"><text:s/></text:span><text:span text:style-name="T402_144">is</text:span><text:span text:style-name="T402_145"><text:s/></text:span><text:span text:style-name="T402_146">a</text:span><text:span text:style-name="T402_147"><text:s/></text:span><text:span text:style-name="T402_148">user</text:span><text:span text:style-name="T402_149">-</text:span><text:span text:style-name="T402_150">based</text:span><text:span text:style-name="T402_151"><text:s/></text:span><text:span text:style-name="T402_152">restriction</text:span><text:span text:style-name="T402_153"><text:s/>(</text:span><text:span text:style-name="T402_154">e</text:span><text:span text:style-name="T402_155">.</text:span><text:span text:style-name="T402_156">g</text:span><text:span text:style-name="T402_157">.<text:s/></text:span><text:span text:style-name="T402_158">workgroup</text:span><text:span text:style-name="T402_159">-</text:span><text:span text:style-name="T402_160">restricted</text:span><text:span text:style-name="T402_161">)<text:s/></text:span><text:span text:style-name="T402_162">on</text:span><text:span text:style-name="T402_163"><text:s/></text:span><text:span text:style-name="T402_164">the</text:span><text:span text:style-name="T402_165"><text:s/></text:span><text:span text:style-name="T402_166">record</text:span><text:span text:style-name="T402_167"><text:s/></text:span><text:span text:style-name="T402_168">to</text:span><text:span text:style-name="T402_169"><text:s/></text:span><text:span text:style-name="T402_170">which</text:span><text:span text:style-name="T402_171"><text:s/></text:span><text:span text:style-name="T402_172">the</text:span><text:span text:style-name="T402_173"><text:s/></text:span><text:span text:style-name="T402_174">comment</text:span><text:span text:style-name="T402_175"><text:s/></text:span><text:span text:style-name="T402_176">is</text:span><text:span text:style-name="T402_177"><text:s/></text:span><text:span text:style-name="T402_178">being</text:span><text:span text:style-name="T402_179"><text:s/></text:span><text:span text:style-name="T402_180">attached</text:span><text:span text:style-name="T402_181">,<text:s/></text:span><text:span text:style-name="T402_182">which</text:span><text:span text:style-name="T402_183"><text:s/></text:span><text:span text:style-name="T402_184">the</text:span><text:span text:style-name="T402_185"><text:s/></text:span><text:span text:style-name="T402_186">currently</text:span><text:span text:style-name="T402_187"><text:s/></text:span><text:span text:style-name="T402_188">logged</text:span><text:span text:style-name="T402_189">-</text:span><text:span text:style-name="T402_190">in</text:span><text:span text:style-name="T402_191"><text:s/></text:span><text:span text:style-name="T402_192">user</text:span><text:span text:style-name="T402_193"><text:s/></text:span><text:span text:style-name="T402_194">does</text:span><text:span text:style-name="T402_195"><text:s/></text:span><text:span text:style-name="T402_196">not</text:span><text:span text:style-name="T402_197"><text:s/></text:span><text:span text:style-name="T402_198">satisfy</text:span><text:span text:style-name="T402_199">.</text:span></text:p>
      <text:p text:style-name="P403"><text:span text:style-name="T403_1">Methods</text:span></text:p>
      <text:p text:style-name="P404"><text:span text:style-name="T404_1">   <text:s/></text:span><text:span text:style-name="T404_2">getText</text:span><text:span text:style-name="T404_3">() <text:s/>=&gt; <text:s/></text:span><text:span text:style-name="T404_4">string</text:span></text:p>
      <text:p text:style-name="P405"><text:span text:style-name="T405_1">   <text:s/></text:span><text:span text:style-name="T405_2">setText</text:span><text:span text:style-name="T405_3">(<text:s/></text:span><text:span text:style-name="T405_4">string</text:span><text:span text:style-name="T405_5"><text:s/>) <text:s/></text:span><text:span text:style-name="T405_6">throws</text:span><text:span text:style-name="T405_7"><text:s/></text:span><text:span text:style-name="T405_8">HPermissionException</text:span></text:p>
      <text:p text:style-name="P406"><text:span text:style-name="T406_1"> <text:tab/>  <text:s/></text:span><text:span text:style-name="T406_2">Return</text:span><text:span text:style-name="T406_3"><text:s/>/<text:s/></text:span><text:span text:style-name="T406_4">set</text:span><text:span text:style-name="T406_5"><text:s/></text:span><text:span text:style-name="T406_6">the</text:span><text:span text:style-name="T406_7"><text:s/></text:span><text:span text:style-name="T406_8">content</text:span><text:span text:style-name="T406_9"><text:s/></text:span><text:span text:style-name="T406_10">of</text:span><text:span text:style-name="T406_11"><text:s/></text:span><text:span text:style-name="T406_12">the</text:span><text:span text:style-name="T406_13"><text:s/></text:span><text:span text:style-name="T406_14">comment</text:span><text:span text:style-name="T406_15">. <text:s/></text:span><text:span text:style-name="T406_16">An</text:span><text:span text:style-name="T406_17"><text:s/></text:span><text:span text:style-name="T406_18">HPermissionException</text:span><text:span text:style-name="T406_19"><text:s/></text:span><text:span text:style-name="T406_20">is</text:span><text:span text:style-name="T406_21"><text:s/></text:span><text:span text:style-name="T406_22">thrown</text:span><text:span text:style-name="T406_23"><text:s/></text:span><text:span text:style-name="T406_24">if</text:span><text:span text:style-name="T406_25"><text:s/></text:span><text:span text:style-name="T406_26">an</text:span><text:span text:style-name="T406_27"><text:s/></text:span><text:span text:style-name="T406_28">attempt</text:span><text:span text:style-name="T406_29"><text:s/></text:span><text:span text:style-name="T406_30">is</text:span><text:span text:style-name="T406_31"><text:s/></text:span><text:span text:style-name="T406_32">made</text:span><text:span text:style-name="T406_33"><text:s/></text:span><text:span text:style-name="T406_34">to</text:span><text:span text:style-name="T406_35"><text:s/></text:span><text:span text:style-name="T406_36">set</text:span><text:span text:style-name="T406_37"><text:s/></text:span><text:span text:style-name="T406_38">the</text:span><text:span text:style-name="T406_39"><text:s/></text:span><text:span text:style-name="T406_40">text</text:span><text:span text:style-name="T406_41"><text:s/></text:span><text:span text:style-name="T406_42">of</text:span><text:span text:style-name="T406_43"><text:s/></text:span><text:span text:style-name="T406_44">a</text:span><text:span text:style-name="T406_45"><text:s/></text:span><text:span text:style-name="T406_46">comment</text:span><text:span text:style-name="T406_47"><text:s/></text:span><text:span text:style-name="T406_48">that</text:span><text:span text:style-name="T406_49"><text:s/></text:span><text:span text:style-name="T406_50">was</text:span><text:span text:style-name="T406_51"><text:s/></text:span><text:span text:style-name="T406_52">not</text:span><text:span text:style-name="T406_53"><text:s/></text:span><text:span text:style-name="T406_54">created</text:span><text:span text:style-name="T406_55"><text:s/></text:span><text:span text:style-name="T406_56">by</text:span><text:span text:style-name="T406_57"><text:s/></text:span><text:span text:style-name="T406_58">the</text:span><text:span text:style-name="T406_59"><text:s/></text:span><text:span text:style-name="T406_60">currently</text:span><text:span text:style-name="T406_61"><text:s/></text:span><text:span text:style-name="T406_62">logged</text:span><text:span text:style-name="T406_63">-</text:span><text:span text:style-name="T406_64">in</text:span><text:span text:style-name="T406_65"><text:s/></text:span><text:span text:style-name="T406_66">user</text:span><text:span text:style-name="T406_67">.</text:span></text:p>
      <text:p text:style-name="P407"/>
      <text:p text:style-name="P408"><text:span text:style-name="T408_1">   <text:s/></text:span><text:span text:style-name="T408_2">getParent</text:span><text:span text:style-name="T408_3">() <text:s/>=&gt; <text:s/></text:span><text:span text:style-name="T408_4">HComment</text:span></text:p>
      <text:p text:style-name="P409"><text:span text:style-name="T409_1"> <text:tab/>  <text:s/></text:span><text:span text:style-name="T409_2">Return</text:span><text:span text:style-name="T409_3"><text:s/></text:span><text:span text:style-name="T409_4">the</text:span><text:span text:style-name="T409_5"><text:s/></text:span><text:span text:style-name="T409_6">parent</text:span><text:span text:style-name="T409_7"><text:s/></text:span><text:span text:style-name="T409_8">comment</text:span><text:span text:style-name="T409_9"><text:s/></text:span><text:span text:style-name="T409_10">if</text:span><text:span text:style-name="T409_11"><text:s/></text:span><text:span text:style-name="T409_12">this</text:span><text:span text:style-name="T409_13"><text:s/></text:span><text:span text:style-name="T409_14">is</text:span><text:span text:style-name="T409_15"><text:s/></text:span><text:span text:style-name="T409_16">a</text:span><text:span text:style-name="T409_17"><text:s/></text:span><text:span text:style-name="T409_18">reply</text:span><text:span text:style-name="T409_19">;<text:s/></text:span><text:span text:style-name="T409_20">if</text:span><text:span text:style-name="T409_21"><text:s/></text:span><text:span text:style-name="T409_22">this</text:span><text:span text:style-name="T409_23"><text:s/></text:span><text:span text:style-name="T409_24">is</text:span><text:span text:style-name="T409_25"><text:s/></text:span><text:span text:style-name="T409_26">a</text:span><text:span text:style-name="T409_27"><text:s/></text:span><text:span text:style-name="T409_28">top</text:span><text:span text:style-name="T409_29">-</text:span><text:span text:style-name="T409_30">level</text:span><text:span text:style-name="T409_31"><text:s/></text:span><text:span text:style-name="T409_32">comment</text:span><text:span text:style-name="T409_33"><text:s/></text:span><text:span text:style-name="T409_34">then</text:span><text:span text:style-name="T409_35"><text:s/></text:span><text:span text:style-name="T409_36">return</text:span><text:span text:style-name="T409_37"><text:s/></text:span><text:span text:style-name="T409_38">null</text:span></text:p>
      <text:p text:style-name="P410"><text:span text:style-name="T410_1">   <text:s/></text:span><text:span text:style-name="T410_2">getReplies</text:span><text:span text:style-name="T410_3">() <text:s/>=&gt; <text:s/></text:span><text:span text:style-name="T410_4">Array</text:span><text:span text:style-name="T410_5">[</text:span><text:span text:style-name="T410_6">HComment</text:span><text:span text:style-name="T410_7">]</text:span></text:p>
      <text:p text:style-name="P411"><text:span text:style-name="T411_1"> <text:tab/>  <text:s/></text:span><text:span text:style-name="T411_2">Return</text:span><text:span text:style-name="T411_3"><text:s/></text:span><text:span text:style-name="T411_4">an</text:span><text:span text:style-name="T411_5"><text:s/></text:span><text:span text:style-name="T411_6">array</text:span><text:span text:style-name="T411_7"><text:s/></text:span><text:span text:style-name="T411_8">of</text:span><text:span text:style-name="T411_9"><text:s/></text:span><text:span text:style-name="T411_10">the</text:span><text:span text:style-name="T411_11"><text:s/></text:span><text:span text:style-name="T411_12">comments</text:span><text:span text:style-name="T411_13"><text:s/></text:span><text:span text:style-name="T411_14">that</text:span><text:span text:style-name="T411_15"><text:s/></text:span><text:span text:style-name="T411_16">are</text:span><text:span text:style-name="T411_17"><text:s/></text:span><text:span text:style-name="T411_18">a</text:span><text:span text:style-name="T411_19"><text:s/></text:span><text:span text:style-name="T411_20">direct</text:span><text:span text:style-name="T411_21"><text:s/></text:span><text:span text:style-name="T411_22">reply</text:span><text:span text:style-name="T411_23"><text:s/></text:span><text:span text:style-name="T411_24">to</text:span><text:span text:style-name="T411_25"><text:s/></text:span><text:span text:style-name="T411_26">this</text:span><text:span text:style-name="T411_27"><text:s/></text:span><text:span text:style-name="T411_28">comment</text:span><text:span text:style-name="T411_29">.</text:span></text:p>
      <text:p text:style-name="P412"><text:span text:style-name="T412_1">   <text:s/></text:span><text:span text:style-name="T412_2">removeReply</text:span><text:span text:style-name="T412_3">(<text:s/></text:span><text:span text:style-name="T412_4">HComment</text:span><text:span text:style-name="T412_5"><text:s/>) <text:s/></text:span><text:span text:style-name="T412_6">throws</text:span><text:span text:style-name="T412_7"> <text:s/></text:span><text:span text:style-name="T412_8">HCommentMismatchException</text:span></text:p>
      <text:p text:style-name="P413"><text:span text:style-name="T413_1"> <text:tab/>  <text:s/></text:span><text:span text:style-name="T413_2">Remove</text:span><text:span text:style-name="T413_3"><text:s/></text:span><text:span text:style-name="T413_4">the</text:span><text:span text:style-name="T413_5"><text:s/></text:span><text:span text:style-name="T413_6">given</text:span><text:span text:style-name="T413_7"><text:s/></text:span><text:span text:style-name="T413_8">reply</text:span><text:span text:style-name="T413_9"><text:s/></text:span><text:span text:style-name="T413_10">from</text:span><text:span text:style-name="T413_11"><text:s/></text:span><text:span text:style-name="T413_12">this</text:span><text:span text:style-name="T413_13"><text:s/></text:span><text:span text:style-name="T413_14">comment</text:span><text:span text:style-name="T413_15">;<text:s/></text:span><text:span text:style-name="T413_16">an</text:span><text:span text:style-name="T413_17"><text:s/></text:span><text:span text:style-name="T413_18">HCommentMismatchException</text:span><text:span text:style-name="T413_19"><text:s/></text:span><text:span text:style-name="T413_20">is</text:span><text:span text:style-name="T413_21"><text:s/></text:span><text:span text:style-name="T413_22">thrown</text:span><text:span text:style-name="T413_23"><text:s/></text:span><text:span text:style-name="T413_24">if</text:span><text:span text:style-name="T413_25"><text:s/></text:span><text:span text:style-name="T413_26">the</text:span><text:span text:style-name="T413_27"><text:s/></text:span><text:span text:style-name="T413_28">supplied</text:span><text:span text:style-name="T413_29"><text:s/></text:span><text:span text:style-name="T413_30">HComment</text:span><text:span text:style-name="T413_31"><text:s/></text:span><text:span text:style-name="T413_32">is</text:span><text:span text:style-name="T413_33"><text:s/></text:span><text:span text:style-name="T413_34">not</text:span><text:span text:style-name="T413_35"><text:s/></text:span><text:span text:style-name="T413_36">a</text:span><text:span text:style-name="T413_37"><text:s/></text:span><text:span text:style-name="T413_38">direct</text:span><text:span text:style-name="T413_39"><text:s/></text:span><text:span text:style-name="T413_40">reply</text:span><text:span text:style-name="T413_41"><text:s/></text:span><text:span text:style-name="T413_42">to</text:span><text:span text:style-name="T413_43"><text:s/></text:span><text:span text:style-name="T413_44">this</text:span><text:span text:style-name="T413_45"><text:s/></text:span><text:span text:style-name="T413_46">comment</text:span><text:span text:style-name="T413_47">.</text:span></text:p>
      <text:p text:style-name="P414"/>
      <text:p text:style-name="P415"><text:span text:style-name="T415_1">   <text:s/></text:span><text:span text:style-name="T415_2">getCreationDate</text:span><text:span text:style-name="T415_3">() <text:s/>=&gt; <text:s/></text:span><text:span text:style-name="T415_4">Date</text:span></text:p>
      <text:p text:style-name="P416"><text:span text:style-name="T416_1">   <text:s/></text:span><text:span text:style-name="T416_2">getModificationDate</text:span><text:span text:style-name="T416_3">() <text:s/>=&gt; <text:s/></text:span><text:span text:style-name="T416_4">Date</text:span></text:p>
      <text:p text:style-name="P417"><text:span text:style-name="T417_1"> <text:tab/>  <text:s/></text:span><text:span text:style-name="T417_2">Return</text:span><text:span text:style-name="T417_3"><text:s/></text:span><text:span text:style-name="T417_4">the</text:span><text:span text:style-name="T417_5"><text:s/></text:span><text:span text:style-name="T417_6">creation</text:span><text:span text:style-name="T417_7"><text:s/>/<text:s/></text:span><text:span text:style-name="T417_8">modification</text:span><text:span text:style-name="T417_9"><text:s/></text:span><text:span text:style-name="T417_10">dates</text:span><text:span text:style-name="T417_11"><text:s/></text:span><text:span text:style-name="T417_12">of</text:span><text:span text:style-name="T417_13"><text:s/></text:span><text:span text:style-name="T417_14">this</text:span><text:span text:style-name="T417_15"><text:s/></text:span><text:span text:style-name="T417_16">comment</text:span><text:span text:style-name="T417_17"><text:s/></text:span><text:span text:style-name="T417_18">as</text:span><text:span text:style-name="T417_19"><text:s/></text:span><text:span text:style-name="T417_20">stored</text:span><text:span text:style-name="T417_21"><text:s/></text:span><text:span text:style-name="T417_22">in</text:span><text:span text:style-name="T417_23"><text:s/></text:span><text:span text:style-name="T417_24">the</text:span><text:span text:style-name="T417_25"><text:s/></text:span><text:span text:style-name="T417_26">Heurist</text:span><text:span text:style-name="T417_27"><text:s/></text:span><text:span text:style-name="T417_28">database</text:span><text:span text:style-name="T417_29">. <text:s/></text:span><text:span text:style-name="T417_30">If</text:span><text:span text:style-name="T417_31"><text:s/></text:span><text:span text:style-name="T417_32">the</text:span><text:span text:style-name="T417_33"><text:s/></text:span><text:span text:style-name="T417_34">comment</text:span><text:span text:style-name="T417_35"><text:s/></text:span><text:span text:style-name="T417_36">has</text:span><text:span text:style-name="T417_37"><text:s/></text:span><text:span text:style-name="T417_38">not</text:span><text:span text:style-name="T417_39"><text:s/></text:span><text:span text:style-name="T417_40">been</text:span><text:span text:style-name="T417_41"><text:s/></text:span><text:span text:style-name="T417_42">saved</text:span><text:span text:style-name="T417_43"><text:s/></text:span><text:span text:style-name="T417_44">to</text:span><text:span text:style-name="T417_45"><text:s/></text:span><text:span text:style-name="T417_46">the</text:span><text:span text:style-name="T417_47"><text:s/></text:span><text:span text:style-name="T417_48">database</text:span><text:span text:style-name="T417_49">,<text:s/></text:span><text:span text:style-name="T417_50">then</text:span><text:span text:style-name="T417_51"><text:s/></text:span><text:span text:style-name="T417_52">both</text:span><text:span text:style-name="T417_53"><text:s/></text:span><text:span text:style-name="T417_54">return</text:span><text:span text:style-name="T417_55"><text:s/></text:span><text:span text:style-name="T417_56">null</text:span><text:span text:style-name="T417_57">;<text:s/></text:span><text:span text:style-name="T417_58">if</text:span><text:span text:style-name="T417_59"><text:s/></text:span><text:span text:style-name="T417_60">the</text:span><text:span text:style-name="T417_61"><text:s/></text:span><text:span text:style-name="T417_62">comment</text:span><text:span text:style-name="T417_63"><text:s/></text:span><text:span text:style-name="T417_64">has</text:span><text:span text:style-name="T417_65"><text:s/></text:span><text:span text:style-name="T417_66">not</text:span><text:span text:style-name="T417_67"><text:s/></text:span><text:span text:style-name="T417_68">been</text:span><text:span text:style-name="T417_69"><text:s/></text:span><text:span text:style-name="T417_70">modified</text:span><text:span text:style-name="T417_71"><text:s/></text:span><text:span text:style-name="T417_72">from</text:span><text:span text:style-name="T417_73"><text:s/></text:span><text:span text:style-name="T417_74">its</text:span><text:span text:style-name="T417_75"><text:s/></text:span><text:span text:style-name="T417_76">original</text:span><text:span text:style-name="T417_77"><text:s/></text:span><text:span text:style-name="T417_78">state</text:span><text:span text:style-name="T417_79"><text:s/></text:span><text:span text:style-name="T417_80">in</text:span><text:span text:style-name="T417_81"><text:s/></text:span><text:span text:style-name="T417_82">the</text:span><text:span text:style-name="T417_83"><text:s/></text:span><text:span text:style-name="T417_84">database</text:span><text:span text:style-name="T417_85">,<text:s/></text:span><text:span text:style-name="T417_86">then</text:span><text:span text:style-name="T417_87"><text:s/></text:span><text:span text:style-name="T417_88">getModificationDate</text:span><text:span text:style-name="T417_89">()<text:s/></text:span><text:span text:style-name="T417_90">returns</text:span><text:span text:style-name="T417_91"><text:s/></text:span><text:span text:style-name="T417_92">null</text:span><text:span text:style-name="T417_93">.</text:span></text:p>
      <text:p text:style-name="P418"/>
      <text:p text:style-name="P419"><text:span text:style-name="T419_1">   <text:s/></text:span><text:span text:style-name="T419_2">getUser</text:span><text:span text:style-name="T419_3">() <text:s/>=&gt; <text:s/></text:span><text:span text:style-name="T419_4">HUser</text:span></text:p>
      <text:p text:style-name="P420"><text:span text:style-name="T420_1"> <text:tab/>  <text:s/></text:span><text:span text:style-name="T420_2">Return</text:span><text:span text:style-name="T420_3"><text:s/></text:span><text:span text:style-name="T420_4">the</text:span><text:span text:style-name="T420_5"><text:s/></text:span><text:span text:style-name="T420_6">user</text:span><text:span text:style-name="T420_7"><text:s/></text:span><text:span text:style-name="T420_8">who</text:span><text:span text:style-name="T420_9"><text:s/></text:span><text:span text:style-name="T420_10">created</text:span><text:span text:style-name="T420_11"><text:s/></text:span><text:span text:style-name="T420_12">this</text:span><text:span text:style-name="T420_13"><text:s/></text:span><text:span text:style-name="T420_14">comment</text:span></text:p>
      <text:p text:style-name="P421"><text:span text:style-name="T421_1">   <text:s/></text:span><text:span text:style-name="T421_2">getRecord</text:span><text:span text:style-name="T421_3">() <text:s/>=&gt; <text:s/></text:span><text:span text:style-name="T421_4">HRecord</text:span></text:p>
      <text:p text:style-name="P422"><text:span text:style-name="T422_1"> <text:tab/>  <text:s/></text:span><text:span text:style-name="T422_2">Return</text:span><text:span text:style-name="T422_3"><text:s/></text:span><text:span text:style-name="T422_4">the</text:span><text:span text:style-name="T422_5"><text:s/></text:span><text:span text:style-name="T422_6">record</text:span><text:span text:style-name="T422_7"><text:s/></text:span><text:span text:style-name="T422_8">with</text:span><text:span text:style-name="T422_9"><text:s/></text:span><text:span text:style-name="T422_10">which</text:span><text:span text:style-name="T422_11"><text:s/></text:span><text:span text:style-name="T422_12">this</text:span><text:span text:style-name="T422_13"><text:s/></text:span><text:span text:style-name="T422_14">comment</text:span><text:span text:style-name="T422_15"><text:s/></text:span><text:span text:style-name="T422_16">is</text:span><text:span text:style-name="T422_17"><text:s/></text:span><text:span text:style-name="T422_18">associated</text:span><text:span text:style-name="T422_19">.</text:span></text:p>
      <text:p text:style-name="P423"/>
      <text:h text:style-name="P424" text:outline-level="10"><text:bookmark-start text:name="h.1f5c7605fb97"/><text:bookmark-end text:name="h.1f5c7605fb97"/><text:span text:style-name="T424_1">class</text:span><text:span text:style-name="T424_2"><text:s/></text:span><text:span text:style-name="T424_3">HException</text:span></text:h>
      <text:p text:style-name="P425"><text:span text:style-name="T425_1">All</text:span><text:span text:style-name="T425_2"><text:s/></text:span><text:span text:style-name="T425_3">exceptions</text:span><text:span text:style-name="T425_4"><text:s/></text:span><text:span text:style-name="T425_5">in</text:span><text:span text:style-name="T425_6"><text:s/></text:span><text:span text:style-name="T425_7">HAPI</text:span><text:span text:style-name="T425_8"><text:s/></text:span><text:span text:style-name="T425_9">are</text:span><text:span text:style-name="T425_10"><text:s/></text:span><text:span text:style-name="T425_11">instances</text:span><text:span text:style-name="T425_12"><text:s/></text:span><text:span text:style-name="T425_13">of</text:span><text:span text:style-name="T425_14"><text:s/></text:span><text:span text:style-name="T425_15">subclasses</text:span><text:span text:style-name="T425_16"><text:s/></text:span><text:span text:style-name="T425_17">of</text:span><text:span text:style-name="T425_18"><text:s/></text:span><text:span text:style-name="T425_19">HException</text:span><text:span text:style-name="T425_20">.</text:span></text:p>
      <text:h text:style-name="P426" text:outline-level="10"><text:span text:style-name="T426_1">class</text:span><text:span text:style-name="T426_2"><text:s/></text:span><text:span text:style-name="T426_3">HPermissionException</text:span></text:h>
      <text:h text:style-name="P427" text:outline-level="10"><text:span text:style-name="T427_1">class</text:span><text:span text:style-name="T427_2"><text:s/></text:span><text:span text:style-name="T427_3">HInvalidWorkgroupException</text:span></text:h>
      <text:h text:style-name="P428" text:outline-level="10"><text:span text:style-name="T428_1">class</text:span><text:span text:style-name="T428_2"><text:s/></text:span><text:span text:style-name="T428_3">HInvalidRecordTypeException</text:span></text:h>
      <text:h text:style-name="P429" text:outline-level="10"><text:span text:style-name="T429_1">class</text:span><text:span text:style-name="T429_2"><text:s/></text:span><text:span text:style-name="T429_3">HDetailVarietyMismatchException</text:span></text:h>
      <text:h text:style-name="P430" text:outline-level="10"><text:span text:style-name="T430_1">class</text:span><text:span text:style-name="T430_2"><text:s/></text:span><text:span text:style-name="T430_3">HBadRelationshipException</text:span></text:h>
      <text:h text:style-name="P431" text:outline-level="10"><text:span text:style-name="T431_1">class</text:span><text:span text:style-name="T431_2"><text:s/></text:span><text:span text:style-name="T431_3">HNotLoggedInException</text:span></text:h>
      <text:h text:style-name="P432" text:outline-level="10"><text:span text:style-name="T432_1">class</text:span><text:span text:style-name="T432_2"><text:s/></text:span><text:span text:style-name="T432_3">HNotPersonalisedException</text:span></text:h>
      <text:h text:style-name="P433" text:outline-level="10"><text:span text:style-name="T433_1">class</text:span><text:span text:style-name="T433_2"><text:s/></text:span><text:span text:style-name="T433_3">HUnknownTagException</text:span></text:h>
      <text:p text:style-name="P434"/>
      <text:h text:style-name="P435" text:outline-level="10"><text:bookmark-start text:name="h.2110f186be2b"/><text:bookmark-end text:name="h.2110f186be2b"/><text:span text:style-name="T435_1">interface</text:span><text:span text:style-name="T435_2"><text:s/></text:span><text:span text:style-name="T435_3">HStorageManager</text:span></text:h>
      <text:p text:style-name="P436"><text:bookmark-start text:name="h.0357241461c0"/><text:bookmark-end text:name="h.0357241461c0"/><text:span text:style-name="T436_1">object</text:span><text:span text:style-name="T436_2"><text:s/></text:span><text:span text:style-name="T436_3">HeuristScholarDB</text:span></text:p>
      <text:p text:style-name="P437"><text:span text:style-name="T437_1">An</text:span><text:span text:style-name="T437_2"><text:s/></text:span><text:span text:style-name="T437_3">HStorageManager</text:span><text:span text:style-name="T437_4"><text:s/></text:span><text:span text:style-name="T437_5">is</text:span><text:span text:style-name="T437_6"><text:s/></text:span><text:span text:style-name="T437_7">a</text:span><text:span text:style-name="T437_8"><text:s/></text:span><text:span text:style-name="T437_9">cache</text:span><text:span text:style-name="T437_10"><text:s/></text:span><text:span text:style-name="T437_11">for</text:span><text:span text:style-name="T437_12"><text:s/></text:span><text:span text:style-name="T437_13">Heurist</text:span><text:span text:style-name="T437_14"><text:s/></text:span><text:span text:style-name="T437_15">objects</text:span><text:span text:style-name="T437_16">,<text:s/></text:span><text:span text:style-name="T437_17">with</text:span><text:span text:style-name="T437_18"><text:s/></text:span><text:span text:style-name="T437_19">connectivity</text:span><text:span text:style-name="T437_20"><text:s/></text:span><text:span text:style-name="T437_21">to</text:span><text:span text:style-name="T437_22"><text:s/></text:span><text:span text:style-name="T437_23">a</text:span><text:span text:style-name="T437_24"><text:s/></text:span><text:span text:style-name="T437_25">persistent</text:span><text:span text:style-name="T437_26"><text:s/></text:span><text:span text:style-name="T437_27">record</text:span><text:span text:style-name="T437_28"><text:s/></text:span><text:span text:style-name="T437_29">storage</text:span><text:span text:style-name="T437_30"><text:s/></text:span><text:span text:style-name="T437_31">facility</text:span><text:span text:style-name="T437_32">.</text:span></text:p>
      <text:p text:style-name="P438"><text:span text:style-name="T438_1">There</text:span><text:span text:style-name="T438_2"><text:s/></text:span><text:span text:style-name="T438_3">is</text:span><text:span text:style-name="T438_4"><text:s/></text:span><text:span text:style-name="T438_5">one</text:span><text:span text:style-name="T438_6"><text:s/></text:span><text:span text:style-name="T438_7">pre</text:span><text:span text:style-name="T438_8">-</text:span><text:span text:style-name="T438_9">defined</text:span><text:span text:style-name="T438_10"><text:s/></text:span><text:span text:style-name="T438_11">implementation</text:span><text:span text:style-name="T438_12"><text:s/></text:span><text:span text:style-name="T438_13">of</text:span><text:span text:style-name="T438_14"><text:s/></text:span><text:span text:style-name="T438_15">HStorageManager</text:span><text:span text:style-name="T438_16"><text:s/></text:span><text:span text:style-name="T438_17">available</text:span><text:span text:style-name="T438_18"><text:s/></text:span><text:span text:style-name="T438_19">as</text:span><text:span text:style-name="T438_20"><text:s/></text:span><text:span text:style-name="T438_21">HeuristScholarDB</text:span><text:span text:style-name="T438_22"><text:s/>;<text:s/></text:span><text:span text:style-name="T438_23">this</text:span><text:span text:style-name="T438_24"><text:s/></text:span><text:span text:style-name="T438_25">connects</text:span><text:span text:style-name="T438_26"><text:s/></text:span><text:span text:style-name="T438_27">to</text:span><text:span text:style-name="T438_28"><text:s/></text:span><text:span text:style-name="T438_29">the</text:span><text:span text:style-name="T438_30"><text:s/></text:span><text:span text:style-name="T438_31">central</text:span><text:span text:style-name="T438_32"><text:s/></text:span><text:span text:style-name="T438_33">Heurist</text:span><text:span text:style-name="T438_34"><text:s/></text:span><text:span text:style-name="T438_35">database</text:span><text:span text:style-name="T438_36"><text:s/></text:span><text:span text:style-name="T438_37">at</text:span><text:span text:style-name="T438_38"><text:s/></text:span><text:span text:style-name="T438_39">heuristscholar</text:span><text:span text:style-name="T438_40">.</text:span><text:span text:style-name="T438_41">org</text:span><text:span text:style-name="T438_42">.</text:span></text:p>
      <text:p text:style-name="P439"><text:span text:style-name="T439_1">Methods</text:span></text:p>
      <text:p text:style-name="P440"><text:span text:style-name="T440_1">   <text:s/></text:span><text:span text:style-name="T440_2">getRecord</text:span><text:span text:style-name="T440_3">(<text:s/></text:span><text:span text:style-name="T440_4">id</text:span><text:span text:style-name="T440_5"><text:s/>) <text:s/>=&gt; <text:s/></text:span><text:span text:style-name="T440_6">HRecord</text:span></text:p>
      <text:p text:style-name="P441"><text:span text:style-name="T441_1"> <text:tab/>  <text:s/></text:span><text:span text:style-name="T441_2">If</text:span><text:span text:style-name="T441_3"><text:s/></text:span><text:span text:style-name="T441_4">the</text:span><text:span text:style-name="T441_5"><text:s/></text:span><text:span text:style-name="T441_6">record</text:span><text:span text:style-name="T441_7"><text:s/></text:span><text:span text:style-name="T441_8">with</text:span><text:span text:style-name="T441_9"><text:s/></text:span><text:span text:style-name="T441_10">the</text:span><text:span text:style-name="T441_11"><text:s/></text:span><text:span text:style-name="T441_12">given</text:span><text:span text:style-name="T441_13"><text:s/></text:span><text:span text:style-name="T441_14">Heurist</text:span><text:span text:style-name="T441_15"><text:s/></text:span><text:span text:style-name="T441_16">ID</text:span><text:span text:style-name="T441_17"><text:s/>(</text:span><text:span text:style-name="T441_18">as</text:span><text:span text:style-name="T441_19"><text:s/></text:span><text:span text:style-name="T441_20">returned</text:span><text:span text:style-name="T441_21"><text:s/></text:span><text:span text:style-name="T441_22">by</text:span><text:span text:style-name="T441_23"><text:s/></text:span><text:span text:style-name="T441_24">HRecord</text:span><text:span text:style-name="T441_25">::</text:span><text:span text:style-name="T441_26">getID</text:span><text:span text:style-name="T441_27">())<text:s/></text:span><text:span text:style-name="T441_28">is</text:span><text:span text:style-name="T441_29"><text:s/></text:span><text:span text:style-name="T441_30">present</text:span><text:span text:style-name="T441_31"><text:s/></text:span><text:span text:style-name="T441_32">in</text:span><text:span text:style-name="T441_33"><text:s/></text:span><text:span text:style-name="T441_34">the</text:span><text:span text:style-name="T441_35"><text:s/></text:span><text:span text:style-name="T441_36">local</text:span><text:span text:style-name="T441_37"><text:s/></text:span><text:span text:style-name="T441_38">cache</text:span><text:span text:style-name="T441_39">,<text:s/></text:span><text:span text:style-name="T441_40">return</text:span><text:span text:style-name="T441_41"><text:s/></text:span><text:span text:style-name="T441_42">it</text:span><text:span text:style-name="T441_43">;<text:s/></text:span><text:span text:style-name="T441_44">otherwise</text:span><text:span text:style-name="T441_45">,<text:s/></text:span><text:span text:style-name="T441_46">return</text:span><text:span text:style-name="T441_47"><text:s/></text:span><text:span text:style-name="T441_48">null</text:span></text:p>
      <text:p text:style-name="P442"/>
      <text:p text:style-name="P443"><text:span text:style-name="T443_1">   <text:s/></text:span><text:span text:style-name="T443_2">saveRecord</text:span><text:span text:style-name="T443_3">(<text:s/></text:span><text:span text:style-name="T443_4">HRecord</text:span><text:span text:style-name="T443_5"><text:s/>[,<text:s/></text:span><text:span text:style-name="T443_6">HSaver</text:span><text:span text:style-name="T443_7">]<text:s/>)</text:span></text:p>
      <text:p text:style-name="P444"><text:span text:style-name="T444_1"> <text:tab/>  <text:s/></text:span><text:span text:style-name="T444_2">Commence</text:span><text:span text:style-name="T444_3"><text:s/></text:span><text:span text:style-name="T444_4">an</text:span><text:span text:style-name="T444_5"><text:s/></text:span><text:span text:style-name="T444_6">asynchronous</text:span><text:span text:style-name="T444_7"><text:s/></text:span><text:span text:style-name="T444_8">write</text:span><text:span text:style-name="T444_9"><text:s/></text:span><text:span text:style-name="T444_10">of</text:span><text:span text:style-name="T444_11"><text:s/></text:span><text:span text:style-name="T444_12">the</text:span><text:span text:style-name="T444_13"><text:s/></text:span><text:span text:style-name="T444_14">given</text:span><text:span text:style-name="T444_15"><text:s/></text:span><text:span text:style-name="T444_16">record</text:span><text:span text:style-name="T444_17"><text:s/></text:span><text:span text:style-name="T444_18">to</text:span><text:span text:style-name="T444_19"><text:s/></text:span><text:span text:style-name="T444_20">persistent</text:span><text:span text:style-name="T444_21"><text:s/></text:span><text:span text:style-name="T444_22">storage</text:span><text:span text:style-name="T444_23">. <text:s/></text:span><text:span text:style-name="T444_24">If</text:span><text:span text:style-name="T444_25"><text:s/></text:span><text:span text:style-name="T444_26">an</text:span><text:span text:style-name="T444_27"><text:s/></text:span><text:span text:style-name="T444_28">HSaver</text:span><text:span text:style-name="T444_29"><text:s/></text:span><text:span text:style-name="T444_30">is</text:span><text:span text:style-name="T444_31"><text:s/></text:span><text:span text:style-name="T444_32">supplied</text:span><text:span text:style-name="T444_33">,<text:s/></text:span><text:span text:style-name="T444_34">it</text:span><text:span text:style-name="T444_35"><text:s/></text:span><text:span text:style-name="T444_36">will</text:span><text:span text:style-name="T444_37"><text:s/></text:span><text:span text:style-name="T444_38">contain</text:span><text:span text:style-name="T444_39"><text:s/></text:span><text:span text:style-name="T444_40">callbacks</text:span><text:span text:style-name="T444_41"><text:s/></text:span><text:span text:style-name="T444_42">for</text:span><text:span text:style-name="T444_43"><text:s/></text:span><text:span text:style-name="T444_44">success</text:span><text:span text:style-name="T444_45"><text:s/></text:span><text:span text:style-name="T444_46">and</text:span><text:span text:style-name="T444_47"><text:s/></text:span><text:span text:style-name="T444_48">error</text:span><text:span text:style-name="T444_49"><text:s/></text:span><text:span text:style-name="T444_50">handlers</text:span><text:span text:style-name="T444_51">;<text:s/></text:span><text:span text:style-name="T444_52">otherwise</text:span><text:span text:style-name="T444_53">,<text:s/></text:span><text:span text:style-name="T444_54">a</text:span><text:span text:style-name="T444_55"><text:s/></text:span><text:span text:style-name="T444_56">default</text:span><text:span text:style-name="T444_57"><text:s/></text:span><text:span text:style-name="T444_58">HSaver</text:span><text:span text:style-name="T444_59"><text:s/></text:span><text:span text:style-name="T444_60">is</text:span><text:span text:style-name="T444_61"><text:s/></text:span><text:span text:style-name="T444_62">used</text:span><text:span text:style-name="T444_63">. <text:s/></text:span><text:span text:style-name="T444_64">Upon</text:span><text:span text:style-name="T444_65"><text:s/></text:span><text:span text:style-name="T444_66">the</text:span><text:span text:style-name="T444_67"><text:s/></text:span><text:span text:style-name="T444_68">success</text:span><text:span text:style-name="T444_69"><text:s/></text:span><text:span text:style-name="T444_70">of</text:span><text:span text:style-name="T444_71"><text:s/></text:span><text:span text:style-name="T444_72">a</text:span><text:span text:style-name="T444_73"><text:s/></text:span><text:span text:style-name="T444_74">saveRecord</text:span><text:span text:style-name="T444_75">,<text:s/></text:span><text:span text:style-name="T444_76">the</text:span><text:span text:style-name="T444_77"><text:s/></text:span><text:span text:style-name="T444_78">HRecord</text:span><text:span text:style-name="T444_79">'</text:span><text:span text:style-name="T444_80">s</text:span><text:span text:style-name="T444_81"><text:s/></text:span><text:span text:style-name="T444_82">version</text:span><text:span text:style-name="T444_83"><text:s/>(</text:span><text:span text:style-name="T444_84">and</text:span><text:span text:style-name="T444_85"><text:s/></text:span><text:span text:style-name="T444_86">possibly</text:span><text:span text:style-name="T444_87"><text:s/></text:span><text:span text:style-name="T444_88">record</text:span><text:span text:style-name="T444_89"><text:s/></text:span><text:span text:style-name="T444_90">ID</text:span><text:span text:style-name="T444_91">)<text:s/></text:span><text:span text:style-name="T444_92">will</text:span><text:span text:style-name="T444_93"><text:s/></text:span><text:span text:style-name="T444_94">be</text:span><text:span text:style-name="T444_95"><text:s/></text:span><text:span text:style-name="T444_96">updated</text:span><text:span text:style-name="T444_97"><text:s/></text:span><text:span text:style-name="T444_98">to</text:span><text:span text:style-name="T444_99"><text:s/></text:span><text:span text:style-name="T444_100">match</text:span><text:span text:style-name="T444_101"><text:s/></text:span><text:span text:style-name="T444_102">the</text:span><text:span text:style-name="T444_103"><text:s/></text:span><text:span text:style-name="T444_104">persistent</text:span><text:span text:style-name="T444_105"><text:s/></text:span><text:span text:style-name="T444_106">storage</text:span><text:span text:style-name="T444_107">. <text:s/></text:span><text:span text:style-name="T444_108">The</text:span><text:span text:style-name="T444_109"><text:s/></text:span><text:span text:style-name="T444_110">HRecord</text:span><text:span text:style-name="T444_111"><text:s/></text:span><text:span text:style-name="T444_112">cannot</text:span><text:span text:style-name="T444_113"><text:s/></text:span><text:span text:style-name="T444_114">be</text:span><text:span text:style-name="T444_115"><text:s/></text:span><text:span text:style-name="T444_116">changed</text:span><text:span text:style-name="T444_117"><text:s/></text:span><text:span text:style-name="T444_118">while</text:span><text:span text:style-name="T444_119"><text:s/></text:span><text:span text:style-name="T444_120">the</text:span><text:span text:style-name="T444_121"><text:s/></text:span><text:span text:style-name="T444_122">save</text:span><text:span text:style-name="T444_123"><text:s/></text:span><text:span text:style-name="T444_124">operation</text:span><text:span text:style-name="T444_125"><text:s/></text:span><text:span text:style-name="T444_126">is</text:span><text:span text:style-name="T444_127"><text:s/></text:span><text:span text:style-name="T444_128">progress</text:span><text:span text:style-name="T444_129">.</text:span></text:p>
      <text:p text:style-name="P445"><text:span text:style-name="T445_1">   <text:s/></text:span><text:span text:style-name="T445_2">loadRecords</text:span><text:span text:style-name="T445_3">(<text:s/></text:span><text:span text:style-name="T445_4">HSearch</text:span><text:span text:style-name="T445_5"><text:s/>[,<text:s/></text:span><text:span text:style-name="T445_6">HLoader</text:span><text:span text:style-name="T445_7">]<text:s/>)</text:span></text:p>
      <text:p text:style-name="P446"><text:span text:style-name="T446_1"> <text:tab/>  <text:s/></text:span><text:span text:style-name="T446_2">Commence</text:span><text:span text:style-name="T446_3"><text:s/></text:span><text:span text:style-name="T446_4">an</text:span><text:span text:style-name="T446_5"><text:s/></text:span><text:span text:style-name="T446_6">asynchronous</text:span><text:span text:style-name="T446_7"><text:s/></text:span><text:span text:style-name="T446_8">read</text:span><text:span text:style-name="T446_9"><text:s/></text:span><text:span text:style-name="T446_10">of</text:span><text:span text:style-name="T446_11"><text:s/></text:span><text:span text:style-name="T446_12">the</text:span><text:span text:style-name="T446_13"><text:s/></text:span><text:span text:style-name="T446_14">record</text:span><text:span text:style-name="T446_15">(</text:span><text:span text:style-name="T446_16">s</text:span><text:span text:style-name="T446_17">)<text:s/></text:span><text:span text:style-name="T446_18">matching</text:span><text:span text:style-name="T446_19"><text:s/></text:span><text:span text:style-name="T446_20">the</text:span><text:span text:style-name="T446_21"><text:s/></text:span><text:span text:style-name="T446_22">given</text:span><text:span text:style-name="T446_23"><text:s/></text:span><text:span text:style-name="T446_24">HSearch</text:span><text:span text:style-name="T446_25"><text:s/></text:span><text:span text:style-name="T446_26">from</text:span><text:span text:style-name="T446_27"><text:s/></text:span><text:span text:style-name="T446_28">persistent</text:span><text:span text:style-name="T446_29"><text:s/></text:span><text:span text:style-name="T446_30">storage</text:span><text:span text:style-name="T446_31"><text:s/></text:span><text:span text:style-name="T446_32">into</text:span><text:span text:style-name="T446_33"><text:s/></text:span><text:span text:style-name="T446_34">the</text:span><text:span text:style-name="T446_35"><text:s/></text:span><text:span text:style-name="T446_36">storage</text:span><text:span text:style-name="T446_37"><text:s/></text:span><text:span text:style-name="T446_38">manager</text:span><text:span text:style-name="T446_39">. <text:s/></text:span><text:span text:style-name="T446_40">If</text:span><text:span text:style-name="T446_41"><text:s/></text:span><text:span text:style-name="T446_42">an</text:span><text:span text:style-name="T446_43"><text:s/></text:span><text:span text:style-name="T446_44">HLoader</text:span><text:span text:style-name="T446_45"><text:s/></text:span><text:span text:style-name="T446_46">is</text:span><text:span text:style-name="T446_47"><text:s/></text:span><text:span text:style-name="T446_48">supplied</text:span><text:span text:style-name="T446_49">,<text:s/></text:span><text:span text:style-name="T446_50">it</text:span><text:span text:style-name="T446_51"><text:s/></text:span><text:span text:style-name="T446_52">will</text:span><text:span text:style-name="T446_53"><text:s/></text:span><text:span text:style-name="T446_54">contain</text:span><text:span text:style-name="T446_55"><text:s/></text:span><text:span text:style-name="T446_56">callbacks</text:span><text:span text:style-name="T446_57"><text:s/></text:span><text:span text:style-name="T446_58">for</text:span><text:span text:style-name="T446_59"><text:s/></text:span><text:span text:style-name="T446_60">success</text:span><text:span text:style-name="T446_61"><text:s/></text:span><text:span text:style-name="T446_62">and</text:span><text:span text:style-name="T446_63"><text:s/></text:span><text:span text:style-name="T446_64">error</text:span><text:span text:style-name="T446_65"><text:s/></text:span><text:span text:style-name="T446_66">handlers</text:span><text:span text:style-name="T446_67">;<text:s/></text:span><text:span text:style-name="T446_68">otherwise</text:span><text:span text:style-name="T446_69">,<text:s/></text:span><text:span text:style-name="T446_70">a</text:span><text:span text:style-name="T446_71"><text:s/></text:span><text:span text:style-name="T446_72">default</text:span><text:span text:style-name="T446_73"><text:s/></text:span><text:span text:style-name="T446_74">HLoader</text:span><text:span text:style-name="T446_75"><text:s/></text:span><text:span text:style-name="T446_76">is</text:span><text:span text:style-name="T446_77"><text:s/></text:span><text:span text:style-name="T446_78">used</text:span><text:span text:style-name="T446_79">. <text:s/></text:span><text:span text:style-name="T446_80">If</text:span><text:span text:style-name="T446_81"><text:s/></text:span><text:span text:style-name="T446_82">a</text:span><text:span text:style-name="T446_83"><text:s/></text:span><text:span text:style-name="T446_84">record</text:span><text:span text:style-name="T446_85"><text:s/></text:span><text:span text:style-name="T446_86">has</text:span><text:span text:style-name="T446_87"><text:s/></text:span><text:span text:style-name="T446_88">been</text:span><text:span text:style-name="T446_89"><text:s/></text:span><text:span text:style-name="T446_90">loaded</text:span><text:span text:style-name="T446_91"><text:s/></text:span><text:span text:style-name="T446_92">already</text:span><text:span text:style-name="T446_93">,<text:s/></text:span><text:span text:style-name="T446_94">any</text:span><text:span text:style-name="T446_95"><text:s/></text:span><text:span text:style-name="T446_96">local</text:span><text:span text:style-name="T446_97"><text:s/></text:span><text:span text:style-name="T446_98">modifications</text:span><text:span text:style-name="T446_99"><text:s/></text:span><text:span text:style-name="T446_100">will</text:span><text:span text:style-name="T446_101"><text:s/></text:span><text:span text:style-name="T446_102">be</text:span><text:span text:style-name="T446_103"><text:s/></text:span><text:span text:style-name="T446_104">overwritten</text:span><text:span text:style-name="T446_105"><text:s/></text:span><text:span text:style-name="T446_106">unless</text:span><text:span text:style-name="T446_107"><text:s/></text:span><text:span text:style-name="T446_108">the</text:span><text:span text:style-name="T446_109"><text:s/></text:span><text:span text:style-name="T446_110">record</text:span><text:span text:style-name="T446_111"><text:s/></text:span><text:span text:style-name="T446_112">is</text:span><text:span text:style-name="T446_113"><text:s/></text:span><text:span text:style-name="T446_114">locked</text:span><text:span text:style-name="T446_115"><text:s/>(</text:span><text:span text:style-name="T446_116">see</text:span><text:span text:style-name="T446_117"><text:s/></text:span><text:span text:style-name="T446_118">HRecord</text:span><text:span text:style-name="T446_119">::</text:span><text:span text:style-name="T446_120">lock</text:span><text:span text:style-name="T446_121"><text:s/>/<text:s/></text:span><text:span text:style-name="T446_122">HRecord</text:span><text:span text:style-name="T446_123">::</text:span><text:span text:style-name="T446_124">unlock</text:span><text:span text:style-name="T446_125">).</text:span></text:p>
      <text:p text:style-name="P447"/>
      <text:p text:style-name="P448"><text:span text:style-name="T448_1">   <text:s/></text:span><text:span text:style-name="T448_2">removeRelationship</text:span><text:span text:style-name="T448_3">(<text:s/></text:span><text:span text:style-name="T448_4">HRelationship</text:span><text:span text:style-name="T448_5"><text:s/>[,<text:s/></text:span><text:span text:style-name="T448_6">HSaver</text:span><text:span text:style-name="T448_7">]<text:s/>) <text:s/></text:span><text:span text:style-name="T448_8">throws</text:span><text:span text:style-name="T448_9"><text:s/></text:span><text:span text:style-name="T448_10">HPermissionException</text:span></text:p>
      <text:p text:style-name="P449"><text:span text:style-name="T449_1"> <text:tab/>  <text:s/></text:span><text:span text:style-name="T449_2">Remove</text:span><text:span text:style-name="T449_3"><text:s/></text:span><text:span text:style-name="T449_4">the</text:span><text:span text:style-name="T449_5"><text:s/></text:span><text:span text:style-name="T449_6">given</text:span><text:span text:style-name="T449_7"><text:s/></text:span><text:span text:style-name="T449_8">relationship</text:span><text:span text:style-name="T449_9"><text:s/></text:span><text:span text:style-name="T449_10">from</text:span><text:span text:style-name="T449_11"><text:s/></text:span><text:span text:style-name="T449_12">Heurist</text:span><text:span text:style-name="T449_13">. <text:s/></text:span><text:span text:style-name="T449_14">Since</text:span><text:span text:style-name="T449_15"><text:s/></text:span><text:span text:style-name="T449_16">this</text:span><text:span text:style-name="T449_17"><text:s/></text:span><text:span text:style-name="T449_18">removal</text:span><text:span text:style-name="T449_19"><text:s/></text:span><text:span text:style-name="T449_20">is</text:span><text:span text:style-name="T449_21"><text:s/></text:span><text:span text:style-name="T449_22">saved</text:span><text:span text:style-name="T449_23"><text:s/></text:span><text:span text:style-name="T449_24">to</text:span><text:span text:style-name="T449_25"><text:s/></text:span><text:span text:style-name="T449_26">persistent</text:span><text:span text:style-name="T449_27"><text:s/></text:span><text:span text:style-name="T449_28">storage</text:span><text:span text:style-name="T449_29">,<text:s/></text:span><text:span text:style-name="T449_30">an</text:span><text:span text:style-name="T449_31"><text:s/></text:span><text:span text:style-name="T449_32">HSaver</text:span><text:span text:style-name="T449_33"><text:s/></text:span><text:span text:style-name="T449_34">object</text:span><text:span text:style-name="T449_35"><text:s/></text:span><text:span text:style-name="T449_36">may</text:span><text:span text:style-name="T449_37"><text:s/></text:span><text:span text:style-name="T449_38">be</text:span><text:span text:style-name="T449_39"><text:s/></text:span><text:span text:style-name="T449_40">supplied</text:span><text:span text:style-name="T449_41"><text:s/></text:span><text:span text:style-name="T449_42">to</text:span><text:span text:style-name="T449_43"><text:s/></text:span><text:span text:style-name="T449_44">allow</text:span><text:span text:style-name="T449_45"><text:s/></text:span><text:span text:style-name="T449_46">notification</text:span><text:span text:style-name="T449_47"><text:s/></text:span><text:span text:style-name="T449_48">of</text:span><text:span text:style-name="T449_49"><text:s/></text:span><text:span text:style-name="T449_50">the</text:span><text:span text:style-name="T449_51"><text:s/></text:span><text:span text:style-name="T449_52">success</text:span><text:span text:style-name="T449_53"><text:s/></text:span><text:span text:style-name="T449_54">or</text:span><text:span text:style-name="T449_55"><text:s/></text:span><text:span text:style-name="T449_56">failure</text:span><text:span text:style-name="T449_57"><text:s/></text:span><text:span text:style-name="T449_58">of</text:span><text:span text:style-name="T449_59"><text:s/></text:span><text:span text:style-name="T449_60">the</text:span><text:span text:style-name="T449_61"><text:s/></text:span><text:span text:style-name="T449_62">removal</text:span><text:span text:style-name="T449_63">. <text:s/></text:span><text:span text:style-name="T449_64">Update</text:span><text:span text:style-name="T449_65"><text:s/></text:span><text:span text:style-name="T449_66">of</text:span><text:span text:style-name="T449_67"><text:s/></text:span><text:span text:style-name="T449_68">the</text:span><text:span text:style-name="T449_69"><text:s/></text:span><text:span text:style-name="T449_70">storage</text:span><text:span text:style-name="T449_71">-</text:span><text:span text:style-name="T449_72">manager</text:span><text:span text:style-name="T449_73">'</text:span><text:span text:style-name="T449_74">s</text:span><text:span text:style-name="T449_75"><text:s/></text:span><text:span text:style-name="T449_76">cache</text:span><text:span text:style-name="T449_77"><text:s/></text:span><text:span text:style-name="T449_78">will</text:span><text:span text:style-name="T449_79"><text:s/></text:span><text:span text:style-name="T449_80">not</text:span><text:span text:style-name="T449_81"><text:s/></text:span><text:span text:style-name="T449_82">occur</text:span><text:span text:style-name="T449_83"><text:s/></text:span><text:span text:style-name="T449_84">until</text:span><text:span text:style-name="T449_85"><text:s/></text:span><text:span text:style-name="T449_86">successful</text:span><text:span text:style-name="T449_87"><text:s/></text:span><text:span text:style-name="T449_88">save</text:span><text:span text:style-name="T449_89"><text:s/></text:span><text:span text:style-name="T449_90">is</text:span><text:span text:style-name="T449_91"><text:s/></text:span><text:span text:style-name="T449_92">notified</text:span><text:span text:style-name="T449_93"><text:s/>(</text:span><text:span text:style-name="T449_94">this</text:span><text:span text:style-name="T449_95"><text:s/></text:span><text:span text:style-name="T449_96">happens</text:span><text:span text:style-name="T449_97"><text:s/></text:span><text:span text:style-name="T449_98">even</text:span><text:span text:style-name="T449_99"><text:s/></text:span><text:span text:style-name="T449_100">if</text:span><text:span text:style-name="T449_101"><text:s/></text:span><text:span text:style-name="T449_102">no</text:span><text:span text:style-name="T449_103"><text:s/></text:span><text:span text:style-name="T449_104">HSaver</text:span><text:span text:style-name="T449_105"><text:s/></text:span><text:span text:style-name="T449_106">is</text:span><text:span text:style-name="T449_107"><text:s/></text:span><text:span text:style-name="T449_108">specified</text:span><text:span text:style-name="T449_109">). <text:s/></text:span><text:span text:style-name="T449_110">After</text:span><text:span text:style-name="T449_111"><text:s/></text:span><text:span text:style-name="T449_112">update</text:span><text:span text:style-name="T449_113"><text:s/></text:span><text:span text:style-name="T449_114">of</text:span><text:span text:style-name="T449_115"><text:s/></text:span><text:span text:style-name="T449_116">the</text:span><text:span text:style-name="T449_117"><text:s/></text:span><text:span text:style-name="T449_118">local</text:span><text:span text:style-name="T449_119"><text:s/></text:span><text:span text:style-name="T449_120">cache</text:span><text:span text:style-name="T449_121">,<text:s/></text:span><text:span text:style-name="T449_122">the</text:span><text:span text:style-name="T449_123"><text:s/></text:span><text:span text:style-name="T449_124">removed</text:span><text:span text:style-name="T449_125"><text:s/></text:span><text:span text:style-name="T449_126">HRelationship</text:span><text:span text:style-name="T449_127"><text:s/></text:span><text:span text:style-name="T449_128">object</text:span><text:span text:style-name="T449_129"><text:s/></text:span><text:span text:style-name="T449_130">is</text:span><text:span text:style-name="T449_131"><text:s/></text:span><text:span text:style-name="T449_132">invalid</text:span><text:span text:style-name="T449_133">,<text:s/></text:span><text:span text:style-name="T449_134">and</text:span><text:span text:style-name="T449_135"><text:s/></text:span><text:span text:style-name="T449_136">any</text:span><text:span text:style-name="T449_137"><text:s/></text:span><text:span text:style-name="T449_138">subsequent</text:span><text:span text:style-name="T449_139"><text:s/></text:span><text:span text:style-name="T449_140">attempts</text:span><text:span text:style-name="T449_141"><text:s/></text:span><text:span text:style-name="T449_142">to</text:span><text:span text:style-name="T449_143"><text:s/></text:span><text:span text:style-name="T449_144">use</text:span><text:span text:style-name="T449_145"><text:s/></text:span><text:span text:style-name="T449_146">methods</text:span><text:span text:style-name="T449_147"><text:s/></text:span><text:span text:style-name="T449_148">in</text:span><text:span text:style-name="T449_149"><text:s/></text:span><text:span text:style-name="T449_150">the</text:span><text:span text:style-name="T449_151"><text:s/></text:span><text:span text:style-name="T449_152">removed</text:span><text:span text:style-name="T449_153"><text:s/></text:span><text:span text:style-name="T449_154">HRelationship</text:span><text:span text:style-name="T449_155"><text:s/></text:span><text:span text:style-name="T449_156">will</text:span><text:span text:style-name="T449_157"><text:s/></text:span><text:span text:style-name="T449_158">cause</text:span><text:span text:style-name="T449_159"><text:s/></text:span><text:span text:style-name="T449_160">an</text:span><text:span text:style-name="T449_161"><text:s/></text:span><text:span text:style-name="T449_162">HBadRelationshipException</text:span><text:span text:style-name="T449_163"><text:s/></text:span><text:span text:style-name="T449_164">to</text:span><text:span text:style-name="T449_165"><text:s/></text:span><text:span text:style-name="T449_166">be</text:span><text:span text:style-name="T449_167"><text:s/></text:span><text:span text:style-name="T449_168">thrown</text:span><text:span text:style-name="T449_169">.</text:span></text:p>
      <text:p text:style-name="P450"/>
      <text:p text:style-name="P451"><text:span text:style-name="T451_1">   <text:s/></text:span><text:span text:style-name="T451_2">saveFile</text:span><text:span text:style-name="T451_3">(<text:s/></text:span><text:span text:style-name="T451_4">FileInputElement</text:span><text:span text:style-name="T451_5"><text:s/>[,<text:s/></text:span><text:span text:style-name="T451_6">HSaver</text:span><text:span text:style-name="T451_7">]<text:s/>)</text:span></text:p>
      <text:p text:style-name="P452"><text:span text:style-name="T452_1">   <text:s/></text:span><text:span text:style-name="T452_2">saveFile</text:span><text:span text:style-name="T452_3">(<text:s/></text:span><text:span text:style-name="T452_4">opts</text:span><text:span text:style-name="T452_5"><text:s/>[,<text:s/></text:span><text:span text:style-name="T452_6">HSaver</text:span><text:span text:style-name="T452_7">]<text:s/>)</text:span></text:p>
      <text:p text:style-name="P453"><text:span text:style-name="T453_1"> <text:tab/>  <text:s/></text:span><text:span text:style-name="T453_2">Upload</text:span><text:span text:style-name="T453_3"><text:s/></text:span><text:span text:style-name="T453_4">the</text:span><text:span text:style-name="T453_5"><text:s/></text:span><text:span text:style-name="T453_6">user</text:span><text:span text:style-name="T453_7">-</text:span><text:span text:style-name="T453_8">selected</text:span><text:span text:style-name="T453_9"><text:s/></text:span><text:span text:style-name="T453_10">file</text:span><text:span text:style-name="T453_11"><text:s/></text:span><text:span text:style-name="T453_12">in</text:span><text:span text:style-name="T453_13"><text:s/></text:span><text:span text:style-name="T453_14">a</text:span><text:span text:style-name="T453_15"><text:s/></text:span><text:span text:style-name="T453_16">given</text:span><text:span text:style-name="T453_17"><text:s/></text:span><text:span text:style-name="T453_18">HTML</text:span><text:span text:style-name="T453_19"><text:s/>&lt;</text:span><text:span text:style-name="T453_20">FILE</text:span><text:span text:style-name="T453_21">&gt;<text:s/></text:span><text:span text:style-name="T453_22">element</text:span><text:span text:style-name="T453_23"><text:s/></text:span><text:span text:style-name="T453_24">to</text:span><text:span text:style-name="T453_25"><text:s/></text:span><text:span text:style-name="T453_26">the</text:span><text:span text:style-name="T453_27"><text:s/></text:span><text:span text:style-name="T453_28">Heurist</text:span><text:span text:style-name="T453_29"><text:s/></text:span><text:span text:style-name="T453_30">system</text:span><text:span text:style-name="T453_31">. <text:s/></text:span><text:span text:style-name="T453_32">The</text:span><text:span text:style-name="T453_33"><text:s/></text:span><text:span text:style-name="T453_34">first</text:span><text:span text:style-name="T453_35"><text:s/></text:span><text:span text:style-name="T453_36">argument</text:span><text:span text:style-name="T453_37"><text:s/></text:span><text:span text:style-name="T453_38">may</text:span><text:span text:style-name="T453_39"><text:s/></text:span><text:span text:style-name="T453_40">be</text:span><text:span text:style-name="T453_41"><text:s/></text:span><text:span text:style-name="T453_42">the</text:span><text:span text:style-name="T453_43"><text:s/>&lt;</text:span><text:span text:style-name="T453_44">FILE</text:span><text:span text:style-name="T453_45">&gt;<text:s/></text:span><text:span text:style-name="T453_46">element</text:span><text:span text:style-name="T453_47"><text:s/></text:span><text:span text:style-name="T453_48">itself</text:span><text:span text:style-name="T453_49">,<text:s/></text:span><text:span text:style-name="T453_50">or</text:span><text:span text:style-name="T453_51"><text:s/></text:span><text:span text:style-name="T453_52">an</text:span><text:span text:style-name="T453_53"><text:s/></text:span><text:span text:style-name="T453_54">object</text:span><text:span text:style-name="T453_55"><text:s/></text:span><text:span text:style-name="T453_56">with</text:span><text:span text:style-name="T453_57"><text:s/></text:span><text:span text:style-name="T453_58">a</text:span><text:span text:style-name="T453_59"><text:s/></text:span><text:span text:style-name="T453_60">file</text:span><text:span text:style-name="T453_61"><text:s/></text:span><text:span text:style-name="T453_62">property</text:span><text:span text:style-name="T453_63"><text:s/></text:span><text:span text:style-name="T453_64">containing</text:span><text:span text:style-name="T453_65"><text:s/></text:span><text:span text:style-name="T453_66">the</text:span><text:span text:style-name="T453_67"><text:s/>&lt;</text:span><text:span text:style-name="T453_68">FILE</text:span><text:span text:style-name="T453_69">&gt;<text:s/></text:span><text:span text:style-name="T453_70">element</text:span><text:span text:style-name="T453_71">,<text:s/></text:span><text:span text:style-name="T453_72">and</text:span><text:span text:style-name="T453_73"><text:s/></text:span><text:span text:style-name="T453_74">a</text:span><text:span text:style-name="T453_75"><text:s/></text:span><text:span text:style-name="T453_76">description</text:span><text:span text:style-name="T453_77"><text:s/></text:span><text:span text:style-name="T453_78">property</text:span><text:span text:style-name="T453_79"><text:s/></text:span><text:span text:style-name="T453_80">containing</text:span><text:span text:style-name="T453_81"><text:s/></text:span><text:span text:style-name="T453_82">a</text:span><text:span text:style-name="T453_83"><text:s/></text:span><text:span text:style-name="T453_84">brief</text:span><text:span text:style-name="T453_85"><text:s/></text:span><text:span text:style-name="T453_86">text</text:span><text:span text:style-name="T453_87"><text:s/></text:span><text:span text:style-name="T453_88">description</text:span><text:span text:style-name="T453_89"><text:s/></text:span><text:span text:style-name="T453_90">of</text:span><text:span text:style-name="T453_91"><text:s/></text:span><text:span text:style-name="T453_92">the</text:span><text:span text:style-name="T453_93"><text:s/></text:span><text:span text:style-name="T453_94">file</text:span><text:span text:style-name="T453_95"><text:s/></text:span><text:span text:style-name="T453_96">being</text:span><text:span text:style-name="T453_97"><text:s/></text:span><text:span text:style-name="T453_98">uploaded</text:span><text:span text:style-name="T453_99">. <text:s/></text:span><text:span text:style-name="T453_100">If</text:span><text:span text:style-name="T453_101"><text:s/></text:span><text:span text:style-name="T453_102">an</text:span><text:span text:style-name="T453_103"><text:s/></text:span><text:span text:style-name="T453_104">HSaver</text:span><text:span text:style-name="T453_105"><text:s/></text:span><text:span text:style-name="T453_106">is</text:span><text:span text:style-name="T453_107"><text:s/></text:span><text:span text:style-name="T453_108">supplied</text:span><text:span text:style-name="T453_109">,<text:s/></text:span><text:span text:style-name="T453_110">it</text:span><text:span text:style-name="T453_111"><text:s/></text:span><text:span text:style-name="T453_112">will</text:span><text:span text:style-name="T453_113"><text:s/></text:span><text:span text:style-name="T453_114">contain</text:span><text:span text:style-name="T453_115"><text:s/></text:span><text:span text:style-name="T453_116">callbacks</text:span><text:span text:style-name="T453_117"><text:s/></text:span><text:span text:style-name="T453_118">for</text:span><text:span text:style-name="T453_119"><text:s/></text:span><text:span text:style-name="T453_120">success</text:span><text:span text:style-name="T453_121"><text:s/></text:span><text:span text:style-name="T453_122">and</text:span><text:span text:style-name="T453_123"><text:s/></text:span><text:span text:style-name="T453_124">error</text:span><text:span text:style-name="T453_125"><text:s/></text:span><text:span text:style-name="T453_126">handlers</text:span><text:span text:style-name="T453_127">.</text:span></text:p>
      <text:p text:style-name="P454"/>
      <text:p text:style-name="P455"><text:span text:style-name="T455_1">   <text:s/></text:span><text:span text:style-name="T455_2">findFiles</text:span><text:span text:style-name="T455_3">(<text:s/></text:span><text:span text:style-name="T455_4">HFileSearchOptions</text:span><text:span text:style-name="T455_5">,<text:s/></text:span><text:span text:style-name="T455_6">HLoader</text:span><text:span text:style-name="T455_7"><text:s/>)</text:span></text:p>
      <text:p text:style-name="P456"><text:span text:style-name="T456_1"> <text:tab/>  <text:s/></text:span><text:span text:style-name="T456_2">Commences</text:span><text:span text:style-name="T456_3"><text:s/></text:span><text:span text:style-name="T456_4">an</text:span><text:span text:style-name="T456_5"><text:s/></text:span><text:span text:style-name="T456_6">asynchronous</text:span><text:span text:style-name="T456_7"><text:s/></text:span><text:span text:style-name="T456_8">search</text:span><text:span text:style-name="T456_9"><text:s/></text:span><text:span text:style-name="T456_10">for</text:span><text:span text:style-name="T456_11"><text:s/></text:span><text:span text:style-name="T456_12">files</text:span><text:span text:style-name="T456_13"><text:s/></text:span><text:span text:style-name="T456_14">in</text:span><text:span text:style-name="T456_15"><text:s/></text:span><text:span text:style-name="T456_16">the</text:span><text:span text:style-name="T456_17"><text:s/></text:span><text:span text:style-name="T456_18">Heurist</text:span><text:span text:style-name="T456_19"><text:s/></text:span><text:span text:style-name="T456_20">system</text:span><text:span text:style-name="T456_21"><text:s/></text:span><text:span text:style-name="T456_22">matching</text:span><text:span text:style-name="T456_23"><text:s/></text:span><text:span text:style-name="T456_24">the</text:span><text:span text:style-name="T456_25"><text:s/></text:span><text:span text:style-name="T456_26">given</text:span><text:span text:style-name="T456_27"><text:s/></text:span><text:span text:style-name="T456_28">specification</text:span><text:span text:style-name="T456_29">.</text:span></text:p>
      <text:p text:style-name="P457"/>
      <text:h text:style-name="P458" text:outline-level="10"><text:bookmark-start text:name="h.e1fd4e613eb1"/><text:bookmark-end text:name="h.e1fd4e613eb1"/><text:span text:style-name="T458_1">class</text:span><text:span text:style-name="T458_2"><text:s/></text:span><text:span text:style-name="T458_3">HSaver</text:span></text:h>
      <text:p text:style-name="P459"><text:span text:style-name="T459_1">An</text:span><text:span text:style-name="T459_2"><text:s/></text:span><text:span text:style-name="T459_3">HSaver</text:span><text:span text:style-name="T459_4"><text:s/></text:span><text:span text:style-name="T459_5">is</text:span><text:span text:style-name="T459_6"><text:s/></text:span><text:span text:style-name="T459_7">a</text:span><text:span text:style-name="T459_8"><text:s/></text:span><text:span text:style-name="T459_9">lightweight</text:span><text:span text:style-name="T459_10"><text:s/></text:span><text:span text:style-name="T459_11">wrapper</text:span><text:span text:style-name="T459_12"><text:s/></text:span><text:span text:style-name="T459_13">associated</text:span><text:span text:style-name="T459_14"><text:s/></text:span><text:span text:style-name="T459_15">with</text:span><text:span text:style-name="T459_16"><text:s/></text:span><text:span text:style-name="T459_17">a</text:span><text:span text:style-name="T459_18"><text:s/></text:span><text:span text:style-name="T459_19">single</text:span><text:span text:style-name="T459_20"><text:s/></text:span><text:span text:style-name="T459_21">save</text:span><text:span text:style-name="T459_22"><text:s/></text:span><text:span text:style-name="T459_23">of</text:span><text:span text:style-name="T459_24"><text:s/></text:span><text:span text:style-name="T459_25">a</text:span><text:span text:style-name="T459_26"><text:s/></text:span><text:span text:style-name="T459_27">Heurist</text:span><text:span text:style-name="T459_28"><text:s/></text:span><text:span text:style-name="T459_29">object</text:span><text:span text:style-name="T459_30"><text:s/>(</text:span><text:span text:style-name="T459_31">e</text:span><text:span text:style-name="T459_32">.</text:span><text:span text:style-name="T459_33">g</text:span><text:span text:style-name="T459_34">.<text:s/></text:span><text:span text:style-name="T459_35">HRecord</text:span><text:span text:style-name="T459_36">,<text:s/></text:span><text:span text:style-name="T459_37">HFile</text:span><text:span text:style-name="T459_38">)<text:s/></text:span><text:span text:style-name="T459_39">by</text:span><text:span text:style-name="T459_40"><text:s/></text:span><text:span text:style-name="T459_41">an</text:span><text:span text:style-name="T459_42"><text:s/></text:span><text:span text:style-name="T459_43">HStorageManager</text:span><text:span text:style-name="T459_44">. <text:s/></text:span><text:span text:style-name="T459_45">See</text:span><text:span text:style-name="T459_46"><text:s/></text:span><text:span text:style-name="T459_47">also</text:span><text:span text:style-name="T459_48"><text:s/></text:span><text:span text:style-name="T459_49">HLoader</text:span><text:span text:style-name="T459_50">.</text:span></text:p>
      <text:p text:style-name="P460"><text:span text:style-name="T460_1">Constructor</text:span></text:p>
      <text:p text:style-name="P461"><text:span text:style-name="T461_1">   <text:s/></text:span><text:span text:style-name="T461_2">HSaver</text:span><text:span text:style-name="T461_3">(<text:s/></text:span><text:span text:style-name="T461_4">onsaveCallback</text:span><text:span text:style-name="T461_5"><text:s/>[,<text:s/></text:span><text:span text:style-name="T461_6">onerrorCallback</text:span><text:span text:style-name="T461_7">]<text:s/>)</text:span></text:p>
      <text:p text:style-name="P462"><text:span text:style-name="T462_1">Description</text:span></text:p>
      <text:p text:style-name="P463"><text:span text:style-name="T463_1">   <text:s/></text:span><text:span text:style-name="T463_2">A</text:span><text:span text:style-name="T463_3"><text:s/></text:span><text:span text:style-name="T463_4">new</text:span><text:span text:style-name="T463_5">,<text:s/></text:span><text:span text:style-name="T463_6">reusable</text:span><text:span text:style-name="T463_7">,<text:s/></text:span><text:span text:style-name="T463_8">HSaver</text:span><text:span text:style-name="T463_9"><text:s/></text:span><text:span text:style-name="T463_10">is</text:span><text:span text:style-name="T463_11"><text:s/></text:span><text:span text:style-name="T463_12">initialised</text:span><text:span text:style-name="T463_13"><text:s/></text:span><text:span text:style-name="T463_14">with</text:span><text:span text:style-name="T463_15"><text:s/></text:span><text:span text:style-name="T463_16">the</text:span><text:span text:style-name="T463_17"><text:s/></text:span><text:span text:style-name="T463_18">given</text:span><text:span text:style-name="T463_19"><text:s/></text:span><text:span text:style-name="T463_20">handlers</text:span><text:span text:style-name="T463_21">. <text:s/></text:span><text:span text:style-name="T463_22">In</text:span><text:span text:style-name="T463_23"><text:s/></text:span><text:span text:style-name="T463_24">general</text:span><text:span text:style-name="T463_25">,<text:s/></text:span><text:span text:style-name="T463_26">the</text:span><text:span text:style-name="T463_27"><text:s/></text:span><text:span text:style-name="T463_28">HSaver</text:span><text:span text:style-name="T463_29"><text:s/></text:span><text:span text:style-name="T463_30">is</text:span><text:span text:style-name="T463_31"><text:s/></text:span><text:span text:style-name="T463_32">passed</text:span><text:span text:style-name="T463_33"><text:s/></text:span><text:span text:style-name="T463_34">to</text:span><text:span text:style-name="T463_35"><text:s/></text:span><text:span text:style-name="T463_36">a</text:span><text:span text:style-name="T463_37"><text:s/></text:span><text:span text:style-name="T463_38">save</text:span><text:span text:style-name="T463_39"><text:s/></text:span><text:span text:style-name="T463_40">method</text:span><text:span text:style-name="T463_41"><text:s/></text:span><text:span text:style-name="T463_42">in</text:span><text:span text:style-name="T463_43"><text:s/></text:span><text:span text:style-name="T463_44">an</text:span><text:span text:style-name="T463_45"><text:s/></text:span><text:span text:style-name="T463_46">HStorageManager</text:span><text:span text:style-name="T463_47">,<text:s/></text:span><text:span text:style-name="T463_48">along</text:span><text:span text:style-name="T463_49"><text:s/></text:span><text:span text:style-name="T463_50">with</text:span><text:span text:style-name="T463_51"><text:s/></text:span><text:span text:style-name="T463_52">a</text:span><text:span text:style-name="T463_53"><text:s/></text:span><text:span text:style-name="T463_54">Heurist</text:span><text:span text:style-name="T463_55"><text:s/></text:span><text:span text:style-name="T463_56">object</text:span><text:span text:style-name="T463_57"><text:s/></text:span><text:span text:style-name="T463_58">to</text:span><text:span text:style-name="T463_59"><text:s/></text:span><text:span text:style-name="T463_60">be</text:span><text:span text:style-name="T463_61"><text:s/></text:span><text:span text:style-name="T463_62">saved</text:span><text:span text:style-name="T463_63">.</text:span></text:p>
      <text:p text:style-name="P464"><text:span text:style-name="T464_1">    <text:s/>-<text:s/></text:span><text:span text:style-name="T464_2">Upon</text:span><text:span text:style-name="T464_3"><text:s/></text:span><text:span text:style-name="T464_4">a</text:span><text:span text:style-name="T464_5"><text:s/></text:span><text:span text:style-name="T464_6">successful</text:span><text:span text:style-name="T464_7"><text:s/></text:span><text:span text:style-name="T464_8">save</text:span><text:span text:style-name="T464_9">,<text:s/></text:span><text:span text:style-name="T464_10">onsaveCallback</text:span><text:span text:style-name="T464_11"><text:s/></text:span><text:span text:style-name="T464_12">will</text:span><text:span text:style-name="T464_13"><text:s/></text:span><text:span text:style-name="T464_14">be</text:span><text:span text:style-name="T464_15"><text:s/></text:span><text:span text:style-name="T464_16">invoked</text:span><text:span text:style-name="T464_17"><text:s/></text:span><text:span text:style-name="T464_18">with</text:span><text:span text:style-name="T464_19"><text:s/></text:span><text:span text:style-name="T464_20">the</text:span><text:span text:style-name="T464_21"><text:s/></text:span><text:span text:style-name="T464_22">saved</text:span><text:span text:style-name="T464_23"><text:s/></text:span><text:span text:style-name="T464_24">object</text:span><text:span text:style-name="T464_25"><text:s/></text:span><text:span text:style-name="T464_26">as</text:span><text:span text:style-name="T464_27"><text:s/></text:span><text:span text:style-name="T464_28">its</text:span><text:span text:style-name="T464_29"><text:s/></text:span><text:span text:style-name="T464_30">single</text:span><text:span text:style-name="T464_31"><text:s/></text:span><text:span text:style-name="T464_32">argument</text:span></text:p>
      <text:p text:style-name="P465"><text:span text:style-name="T465_1">    <text:s/>-<text:s/></text:span><text:span text:style-name="T465_2">Otherwise</text:span><text:span text:style-name="T465_3">,<text:s/></text:span><text:span text:style-name="T465_4">onerrorCallback</text:span><text:span text:style-name="T465_5"><text:s/></text:span><text:span text:style-name="T465_6">will</text:span><text:span text:style-name="T465_7"><text:s/></text:span><text:span text:style-name="T465_8">be</text:span><text:span text:style-name="T465_9"><text:s/></text:span><text:span text:style-name="T465_10">invoked</text:span><text:span text:style-name="T465_11"><text:s/></text:span><text:span text:style-name="T465_12">with</text:span><text:span text:style-name="T465_13"><text:s/></text:span><text:span text:style-name="T465_14">two</text:span><text:span text:style-name="T465_15"><text:s/></text:span><text:span text:style-name="T465_16">arguments</text:span><text:span text:style-name="T465_17">:<text:s/></text:span><text:span text:style-name="T465_18">the</text:span><text:span text:style-name="T465_19"><text:s/></text:span><text:span text:style-name="T465_20">unsaved</text:span><text:span text:style-name="T465_21"><text:s/></text:span><text:span text:style-name="T465_22">object</text:span><text:span text:style-name="T465_23">,<text:s/></text:span><text:span text:style-name="T465_24">and</text:span><text:span text:style-name="T465_25"><text:s/></text:span><text:span text:style-name="T465_26">a</text:span><text:span text:style-name="T465_27"><text:s/></text:span><text:span text:style-name="T465_28">string</text:span><text:span text:style-name="T465_29"><text:s/></text:span><text:span text:style-name="T465_30">describing</text:span><text:span text:style-name="T465_31"><text:s/></text:span><text:span text:style-name="T465_32">the</text:span><text:span text:style-name="T465_33"><text:s/></text:span><text:span text:style-name="T465_34">failure</text:span></text:p>
      <text:p text:style-name="P466"><text:span text:style-name="T466_1">   <text:s/></text:span><text:span text:style-name="T466_2">Both</text:span><text:span text:style-name="T466_3"><text:s/></text:span><text:span text:style-name="T466_4">callbacks</text:span><text:span text:style-name="T466_5"><text:s/></text:span><text:span text:style-name="T466_6">are</text:span><text:span text:style-name="T466_7"><text:s/></text:span><text:span text:style-name="T466_8">invoked</text:span><text:span text:style-name="T466_9"><text:s/></text:span><text:span text:style-name="T466_10">with</text:span><text:span text:style-name="T466_11"><text:s/></text:span><text:span text:style-name="T466_12">the</text:span><text:span text:style-name="T466_13"><text:s/></text:span><text:span text:style-name="T466_14">HSaver</text:span><text:span text:style-name="T466_15"><text:s/></text:span><text:span text:style-name="T466_16">object</text:span><text:span text:style-name="T466_17"><text:s/></text:span><text:span text:style-name="T466_18">as</text:span><text:span text:style-name="T466_19"><text:s/></text:span><text:span text:style-name="T466_20">this</text:span><text:span text:style-name="T466_21">.</text:span></text:p>
      <text:p text:style-name="P467"><text:span text:style-name="T467_1">   <text:s/></text:span><text:span text:style-name="T467_2">See</text:span><text:span text:style-name="T467_3"><text:s/>(</text:span><text:span text:style-name="T467_4">for</text:span><text:span text:style-name="T467_5"><text:s/></text:span><text:span text:style-name="T467_6">example</text:span><text:span text:style-name="T467_7">)<text:s/></text:span><text:span text:style-name="T467_8">HStorageManager</text:span><text:span text:style-name="T467_9">::</text:span><text:span text:style-name="T467_10">saveRecord</text:span><text:span text:style-name="T467_11">(<text:s/>..<text:s/>)</text:span></text:p>
      <text:h text:style-name="P468" text:outline-level="10"><text:bookmark-start text:name="h.d55594f755a7"/><text:bookmark-end text:name="h.d55594f755a7"/><text:span text:style-name="T468_1">class</text:span><text:span text:style-name="T468_2"><text:s/></text:span><text:span text:style-name="T468_3">HLoader</text:span></text:h>
      <text:p text:style-name="P469"><text:span text:style-name="T469_1">An</text:span><text:span text:style-name="T469_2"><text:s/></text:span><text:span text:style-name="T469_3">HLoader</text:span><text:span text:style-name="T469_4"><text:s/></text:span><text:span text:style-name="T469_5">is</text:span><text:span text:style-name="T469_6"><text:s/></text:span><text:span text:style-name="T469_7">a</text:span><text:span text:style-name="T469_8"><text:s/></text:span><text:span text:style-name="T469_9">lightweight</text:span><text:span text:style-name="T469_10"><text:s/></text:span><text:span text:style-name="T469_11">wrapper</text:span><text:span text:style-name="T469_12"><text:s/></text:span><text:span text:style-name="T469_13">associated</text:span><text:span text:style-name="T469_14"><text:s/></text:span><text:span text:style-name="T469_15">with</text:span><text:span text:style-name="T469_16"><text:s/></text:span><text:span text:style-name="T469_17">the</text:span><text:span text:style-name="T469_18"><text:s/></text:span><text:span text:style-name="T469_19">loading</text:span><text:span text:style-name="T469_20"><text:s/></text:span><text:span text:style-name="T469_21">of</text:span><text:span text:style-name="T469_22"><text:s/></text:span><text:span text:style-name="T469_23">Heurist</text:span><text:span text:style-name="T469_24"><text:s/></text:span><text:span text:style-name="T469_25">objects</text:span><text:span text:style-name="T469_26"><text:s/></text:span><text:span text:style-name="T469_27">from</text:span><text:span text:style-name="T469_28"><text:s/></text:span><text:span text:style-name="T469_29">an</text:span><text:span text:style-name="T469_30"><text:s/></text:span><text:span text:style-name="T469_31">HStorageManager</text:span><text:span text:style-name="T469_32">. <text:s/></text:span><text:span text:style-name="T469_33">See</text:span><text:span text:style-name="T469_34"><text:s/></text:span><text:span text:style-name="T469_35">also</text:span><text:span text:style-name="T469_36"><text:s/></text:span><text:span text:style-name="T469_37">HSaver</text:span><text:span text:style-name="T469_38">.</text:span></text:p>
      <text:p text:style-name="P470"><text:span text:style-name="T470_1">Constructor</text:span></text:p>
      <text:p text:style-name="P471"><text:span text:style-name="T471_1">   <text:s/></text:span><text:span text:style-name="T471_2">HLoader</text:span><text:span text:style-name="T471_3">(<text:s/></text:span><text:span text:style-name="T471_4">onloadCallback</text:span><text:span text:style-name="T471_5"><text:s/>[,<text:s/></text:span><text:span text:style-name="T471_6">onerrorCallback</text:span><text:span text:style-name="T471_7">]<text:s/>)</text:span></text:p>
      <text:p text:style-name="P472"><text:span text:style-name="T472_1">Description</text:span></text:p>
      <text:p text:style-name="P473"><text:span text:style-name="T473_1">   <text:s/></text:span><text:span text:style-name="T473_2">Creates</text:span><text:span text:style-name="T473_3"><text:s/></text:span><text:span text:style-name="T473_4">a</text:span><text:span text:style-name="T473_5"><text:s/></text:span><text:span text:style-name="T473_6">new</text:span><text:span text:style-name="T473_7">,<text:s/></text:span><text:span text:style-name="T473_8">reusable</text:span><text:span text:style-name="T473_9">,<text:s/></text:span><text:span text:style-name="T473_10">HLoader</text:span><text:span text:style-name="T473_11"><text:s/></text:span><text:span text:style-name="T473_12">is</text:span><text:span text:style-name="T473_13"><text:s/></text:span><text:span text:style-name="T473_14">initialised</text:span><text:span text:style-name="T473_15"><text:s/></text:span><text:span text:style-name="T473_16">with</text:span><text:span text:style-name="T473_17"><text:s/></text:span><text:span text:style-name="T473_18">the</text:span><text:span text:style-name="T473_19"><text:s/></text:span><text:span text:style-name="T473_20">given</text:span><text:span text:style-name="T473_21"><text:s/></text:span><text:span text:style-name="T473_22">handlers</text:span><text:span text:style-name="T473_23">. <text:s/></text:span><text:span text:style-name="T473_24">In</text:span><text:span text:style-name="T473_25"><text:s/></text:span><text:span text:style-name="T473_26">general</text:span><text:span text:style-name="T473_27">,<text:s/></text:span><text:span text:style-name="T473_28">the</text:span><text:span text:style-name="T473_29"><text:s/></text:span><text:span text:style-name="T473_30">HLoader</text:span><text:span text:style-name="T473_31"><text:s/></text:span><text:span text:style-name="T473_32">is</text:span><text:span text:style-name="T473_33"><text:s/></text:span><text:span text:style-name="T473_34">passed</text:span><text:span text:style-name="T473_35"><text:s/></text:span><text:span text:style-name="T473_36">to</text:span><text:span text:style-name="T473_37"><text:s/></text:span><text:span text:style-name="T473_38">a</text:span><text:span text:style-name="T473_39"><text:s/></text:span><text:span text:style-name="T473_40">load</text:span><text:span text:style-name="T473_41"><text:s/></text:span><text:span text:style-name="T473_42">method</text:span><text:span text:style-name="T473_43"><text:s/></text:span><text:span text:style-name="T473_44">in</text:span><text:span text:style-name="T473_45"><text:s/></text:span><text:span text:style-name="T473_46">an</text:span><text:span text:style-name="T473_47"><text:s/></text:span><text:span text:style-name="T473_48">HStorageManager</text:span><text:span text:style-name="T473_49">,<text:s/></text:span><text:span text:style-name="T473_50">along</text:span><text:span text:style-name="T473_51"><text:s/></text:span><text:span text:style-name="T473_52">with</text:span><text:span text:style-name="T473_53"><text:s/></text:span><text:span text:style-name="T473_54">a</text:span><text:span text:style-name="T473_55"><text:s/></text:span><text:span text:style-name="T473_56">descriptor</text:span><text:span text:style-name="T473_57"><text:s/></text:span><text:span text:style-name="T473_58">object</text:span><text:span text:style-name="T473_59"><text:s/></text:span><text:span text:style-name="T473_60">specifying</text:span><text:span text:style-name="T473_61"><text:s/></text:span><text:span text:style-name="T473_62">the</text:span><text:span text:style-name="T473_63"><text:s/></text:span><text:span text:style-name="T473_64">objects</text:span><text:span text:style-name="T473_65"><text:s/></text:span><text:span text:style-name="T473_66">to</text:span><text:span text:style-name="T473_67"><text:s/></text:span><text:span text:style-name="T473_68">be</text:span><text:span text:style-name="T473_69"><text:s/></text:span><text:span text:style-name="T473_70">loaded</text:span><text:span text:style-name="T473_71">.</text:span></text:p>
      <text:p text:style-name="P474"><text:span text:style-name="T474_1">    <text:s/>-<text:s/></text:span><text:span text:style-name="T474_2">Upon</text:span><text:span text:style-name="T474_3"><text:s/></text:span><text:span text:style-name="T474_4">the</text:span><text:span text:style-name="T474_5"><text:s/></text:span><text:span text:style-name="T474_6">successful</text:span><text:span text:style-name="T474_7"><text:s/></text:span><text:span text:style-name="T474_8">asynchronous</text:span><text:span text:style-name="T474_9"><text:s/></text:span><text:span text:style-name="T474_10">loading</text:span><text:span text:style-name="T474_11"><text:s/></text:span><text:span text:style-name="T474_12">of</text:span><text:span text:style-name="T474_13"><text:s/></text:span><text:span text:style-name="T474_14">object</text:span><text:span text:style-name="T474_15">(</text:span><text:span text:style-name="T474_16">s</text:span><text:span text:style-name="T474_17">),<text:s/></text:span><text:span text:style-name="T474_18">onloadCallback</text:span><text:span text:style-name="T474_19"><text:s/></text:span><text:span text:style-name="T474_20">will</text:span><text:span text:style-name="T474_21"><text:s/></text:span><text:span text:style-name="T474_22">be</text:span><text:span text:style-name="T474_23"><text:s/></text:span><text:span text:style-name="T474_24">invoked</text:span><text:span text:style-name="T474_25"><text:s/></text:span><text:span text:style-name="T474_26">two</text:span><text:span text:style-name="T474_27"><text:s/></text:span><text:span text:style-name="T474_28">arguments</text:span><text:span text:style-name="T474_29">:<text:s/></text:span><text:span text:style-name="T474_30">the</text:span><text:span text:style-name="T474_31"><text:s/></text:span><text:span text:style-name="T474_32">descriptor</text:span><text:span text:style-name="T474_33"><text:s/></text:span><text:span text:style-name="T474_34">object</text:span><text:span text:style-name="T474_35">,<text:s/></text:span><text:span text:style-name="T474_36">and</text:span><text:span text:style-name="T474_37"><text:s/></text:span><text:span text:style-name="T474_38">an</text:span><text:span text:style-name="T474_39"><text:s/></text:span><text:span text:style-name="T474_40">array</text:span><text:span text:style-name="T474_41"><text:s/></text:span><text:span text:style-name="T474_42">of</text:span><text:span text:style-name="T474_43"><text:s/></text:span><text:span text:style-name="T474_44">loaded</text:span><text:span text:style-name="T474_45"><text:s/></text:span><text:span text:style-name="T474_46">objects</text:span></text:p>
      <text:p text:style-name="P475"><text:span text:style-name="T475_1">    <text:s/>-<text:s/></text:span><text:span text:style-name="T475_2">otherwise</text:span><text:span text:style-name="T475_3">,<text:s/></text:span><text:span text:style-name="T475_4">onerrorCallback</text:span><text:span text:style-name="T475_5"><text:s/></text:span><text:span text:style-name="T475_6">will</text:span><text:span text:style-name="T475_7"><text:s/></text:span><text:span text:style-name="T475_8">be</text:span><text:span text:style-name="T475_9"><text:s/></text:span><text:span text:style-name="T475_10">invoked</text:span><text:span text:style-name="T475_11"><text:s/></text:span><text:span text:style-name="T475_12">with</text:span><text:span text:style-name="T475_13"><text:s/></text:span><text:span text:style-name="T475_14">two</text:span><text:span text:style-name="T475_15"><text:s/></text:span><text:span text:style-name="T475_16">arguments</text:span><text:span text:style-name="T475_17">:<text:s/></text:span><text:span text:style-name="T475_18">the</text:span><text:span text:style-name="T475_19"><text:s/></text:span><text:span text:style-name="T475_20">descriptor</text:span><text:span text:style-name="T475_21"><text:s/></text:span><text:span text:style-name="T475_22">object</text:span><text:span text:style-name="T475_23">,<text:s/></text:span><text:span text:style-name="T475_24">and</text:span><text:span text:style-name="T475_25"><text:s/></text:span><text:span text:style-name="T475_26">a</text:span><text:span text:style-name="T475_27"><text:s/></text:span><text:span text:style-name="T475_28">string</text:span><text:span text:style-name="T475_29"><text:s/></text:span><text:span text:style-name="T475_30">describing</text:span><text:span text:style-name="T475_31"><text:s/></text:span><text:span text:style-name="T475_32">the</text:span><text:span text:style-name="T475_33"><text:s/></text:span><text:span text:style-name="T475_34">failure</text:span></text:p>
      <text:p text:style-name="P476"><text:span text:style-name="T476_1">   <text:s/></text:span><text:span text:style-name="T476_2">Both</text:span><text:span text:style-name="T476_3"><text:s/></text:span><text:span text:style-name="T476_4">callbacks</text:span><text:span text:style-name="T476_5"><text:s/></text:span><text:span text:style-name="T476_6">are</text:span><text:span text:style-name="T476_7"><text:s/></text:span><text:span text:style-name="T476_8">invoked</text:span><text:span text:style-name="T476_9"><text:s/></text:span><text:span text:style-name="T476_10">with</text:span><text:span text:style-name="T476_11"><text:s/></text:span><text:span text:style-name="T476_12">the</text:span><text:span text:style-name="T476_13"><text:s/></text:span><text:span text:style-name="T476_14">HLoader</text:span><text:span text:style-name="T476_15"><text:s/></text:span><text:span text:style-name="T476_16">object</text:span><text:span text:style-name="T476_17"><text:s/></text:span><text:span text:style-name="T476_18">as</text:span><text:span text:style-name="T476_19"><text:s/></text:span><text:span text:style-name="T476_20">this</text:span><text:span text:style-name="T476_21">.</text:span></text:p>
      <text:p text:style-name="P477"><text:span text:style-name="T477_1">   <text:s/></text:span><text:span text:style-name="T477_2">See</text:span><text:span text:style-name="T477_3"><text:s/>(</text:span><text:span text:style-name="T477_4">for</text:span><text:span text:style-name="T477_5"><text:s/></text:span><text:span text:style-name="T477_6">example</text:span><text:span text:style-name="T477_7">)<text:s/></text:span><text:span text:style-name="T477_8">HStorageManager</text:span><text:span text:style-name="T477_9">::</text:span><text:span text:style-name="T477_10">loadRecords</text:span><text:span text:style-name="T477_11">(<text:s/>..<text:s/>)</text:span></text:p>
      <text:p text:style-name="P478"/>
      <text:h text:style-name="P479" text:outline-level="10"><text:bookmark-start text:name="h.ed4879f80e2e"/><text:bookmark-end text:name="h.ed4879f80e2e"/><text:span text:style-name="T479_1">class</text:span><text:span text:style-name="T479_2"><text:s/></text:span><text:span text:style-name="T479_3">HSearch</text:span></text:h>
      <text:p text:style-name="P480"><text:span text:style-name="T480_1">An</text:span><text:span text:style-name="T480_2"><text:s/></text:span><text:span text:style-name="T480_3">HSearch</text:span><text:span text:style-name="T480_4"><text:s/></text:span><text:span text:style-name="T480_5">object</text:span><text:span text:style-name="T480_6"><text:s/></text:span><text:span text:style-name="T480_7">is</text:span><text:span text:style-name="T480_8"><text:s/></text:span><text:span text:style-name="T480_9">associated</text:span><text:span text:style-name="T480_10"><text:s/></text:span><text:span text:style-name="T480_11">with</text:span><text:span text:style-name="T480_12"><text:s/></text:span><text:span text:style-name="T480_13">a</text:span><text:span text:style-name="T480_14"><text:s/></text:span><text:span text:style-name="T480_15">search</text:span><text:span text:style-name="T480_16"><text:s/></text:span><text:span text:style-name="T480_17">of</text:span><text:span text:style-name="T480_18"><text:s/></text:span><text:span text:style-name="T480_19">Heurist</text:span><text:span text:style-name="T480_20"><text:s/></text:span><text:span text:style-name="T480_21">records</text:span><text:span text:style-name="T480_22">.</text:span></text:p>
      <text:p text:style-name="P481"><text:span text:style-name="T481_1">Constructor</text:span></text:p>
      <text:p text:style-name="P482"><text:span text:style-name="T482_1">   <text:s/></text:span><text:span text:style-name="T482_2">HSearch</text:span><text:span text:style-name="T482_3">(<text:s/></text:span><text:span text:style-name="T482_4">query</text:span><text:span text:style-name="T482_5"><text:s/>[,<text:s/></text:span><text:span text:style-name="T482_6">options</text:span><text:span text:style-name="T482_7">]<text:s/>)</text:span></text:p>
      <text:p text:style-name="P483"><text:span text:style-name="T483_1">Description</text:span></text:p>
      <text:p text:style-name="P484"><text:span text:style-name="T484_1">   <text:s/></text:span><text:span text:style-name="T484_2">Creates</text:span><text:span text:style-name="T484_3"><text:s/></text:span><text:span text:style-name="T484_4">a</text:span><text:span text:style-name="T484_5"><text:s/></text:span><text:span text:style-name="T484_6">new</text:span><text:span text:style-name="T484_7"><text:s/></text:span><text:span text:style-name="T484_8">search</text:span><text:span text:style-name="T484_9"><text:s/></text:span><text:span text:style-name="T484_10">object</text:span><text:span text:style-name="T484_11"><text:s/></text:span><text:span text:style-name="T484_12">based</text:span><text:span text:style-name="T484_13"><text:s/></text:span><text:span text:style-name="T484_14">on</text:span><text:span text:style-name="T484_15"><text:s/></text:span><text:span text:style-name="T484_16">the</text:span><text:span text:style-name="T484_17"><text:s/></text:span><text:span text:style-name="T484_18">given</text:span><text:span text:style-name="T484_19"><text:s/></text:span><text:span text:style-name="T484_20">query</text:span><text:span text:style-name="T484_21"><text:s/></text:span><text:span text:style-name="T484_22">string</text:span><text:span text:style-name="T484_23">,<text:s/></text:span><text:span text:style-name="T484_24">with</text:span><text:span text:style-name="T484_25"><text:s/></text:span><text:span text:style-name="T484_26">options</text:span><text:span text:style-name="T484_27"><text:s/></text:span><text:span text:style-name="T484_28">as</text:span><text:span text:style-name="T484_29"><text:s/></text:span><text:span text:style-name="T484_30">specified</text:span><text:span text:style-name="T484_31"><text:s/></text:span><text:span text:style-name="T484_32">in</text:span><text:span text:style-name="T484_33"><text:s/></text:span><text:span text:style-name="T484_34">HSearchOptions</text:span><text:span text:style-name="T484_35">. <text:s/></text:span><text:span text:style-name="T484_36">The</text:span><text:span text:style-name="T484_37"><text:s/></text:span><text:span text:style-name="T484_38">query</text:span><text:span text:style-name="T484_39"><text:s/></text:span><text:span text:style-name="T484_40">string</text:span><text:span text:style-name="T484_41"><text:s/></text:span><text:span text:style-name="T484_42">is</text:span><text:span text:style-name="T484_43"><text:s/></text:span><text:span text:style-name="T484_44">as</text:span><text:span text:style-name="T484_45"><text:s/></text:span><text:span text:style-name="T484_46">supplied</text:span><text:span text:style-name="T484_47"><text:s/></text:span><text:span text:style-name="T484_48">to</text:span><text:span text:style-name="T484_49"><text:s/></text:span><text:span text:style-name="T484_50">the</text:span><text:span text:style-name="T484_51"><text:s/></text:span><text:span text:style-name="T484_52">main</text:span><text:span text:style-name="T484_53"><text:s/></text:span><text:span text:style-name="T484_54">Heurist</text:span><text:span text:style-name="T484_55"><text:s/></text:span><text:span text:style-name="T484_56">search</text:span><text:span text:style-name="T484_57"><text:s/></text:span><text:span text:style-name="T484_58">page</text:span><text:span text:style-name="T484_59">. <text:s/></text:span><text:span text:style-name="T484_60">The</text:span><text:span text:style-name="T484_61"><text:s/></text:span><text:span text:style-name="T484_62">resulting</text:span><text:span text:style-name="T484_63"><text:s/></text:span><text:span text:style-name="T484_64">HSearch</text:span><text:span text:style-name="T484_65"><text:s/></text:span><text:span text:style-name="T484_66">object</text:span><text:span text:style-name="T484_67"><text:s/></text:span><text:span text:style-name="T484_68">may</text:span><text:span text:style-name="T484_69"><text:s/></text:span><text:span text:style-name="T484_70">then</text:span><text:span text:style-name="T484_71"><text:s/></text:span><text:span text:style-name="T484_72">be</text:span><text:span text:style-name="T484_73"><text:s/></text:span><text:span text:style-name="T484_74">used</text:span><text:span text:style-name="T484_75"><text:s/></text:span><text:span text:style-name="T484_76">in</text:span><text:span text:style-name="T484_77"><text:s/></text:span><text:span text:style-name="T484_78">a</text:span><text:span text:style-name="T484_79"><text:s/></text:span><text:span text:style-name="T484_80">call</text:span><text:span text:style-name="T484_81"><text:s/></text:span><text:span text:style-name="T484_82">to</text:span><text:span text:style-name="T484_83"><text:s/></text:span><text:span text:style-name="T484_84">HStorageManager</text:span><text:span text:style-name="T484_85">::</text:span><text:span text:style-name="T484_86">loadRecords</text:span><text:span text:style-name="T484_87">(..)<text:s/></text:span><text:span text:style-name="T484_88">to</text:span><text:span text:style-name="T484_89"><text:s/></text:span><text:span text:style-name="T484_90">return</text:span><text:span text:style-name="T484_91"><text:s/></text:span><text:span text:style-name="T484_92">a</text:span><text:span text:style-name="T484_93"><text:s/></text:span><text:span text:style-name="T484_94">subset</text:span><text:span text:style-name="T484_95"><text:s/></text:span><text:span text:style-name="T484_96">of</text:span><text:span text:style-name="T484_97"><text:s/></text:span><text:span text:style-name="T484_98">the</text:span><text:span text:style-name="T484_99"><text:s/></text:span><text:span text:style-name="T484_100">records</text:span><text:span text:style-name="T484_101"><text:s/></text:span><text:span text:style-name="T484_102">managed</text:span><text:span text:style-name="T484_103"><text:s/></text:span><text:span text:style-name="T484_104">by</text:span><text:span text:style-name="T484_105"><text:s/></text:span><text:span text:style-name="T484_106">that</text:span><text:span text:style-name="T484_107"><text:s/></text:span><text:span text:style-name="T484_108">HStorageManager</text:span><text:span text:style-name="T484_109">.</text:span></text:p>
      <text:h text:style-name="P485" text:outline-level="10"><text:bookmark-start text:name="h.a6ecdfbafe04"/><text:bookmark-end text:name="h.a6ecdfbafe04"/><text:span text:style-name="T485_1">class</text:span><text:span text:style-name="T485_2"><text:s/></text:span><text:span text:style-name="T485_3">HSearchOptions</text:span></text:h>
      <text:p text:style-name="P486"><text:span text:style-name="T486_1">Instances</text:span><text:span text:style-name="T486_2"><text:s/></text:span><text:span text:style-name="T486_3">of</text:span><text:span text:style-name="T486_4"><text:s/></text:span><text:span text:style-name="T486_5">this</text:span><text:span text:style-name="T486_6"><text:s/></text:span><text:span text:style-name="T486_7">class</text:span><text:span text:style-name="T486_8"><text:s/></text:span><text:span text:style-name="T486_9">are</text:span><text:span text:style-name="T486_10"><text:s/></text:span><text:span text:style-name="T486_11">used</text:span><text:span text:style-name="T486_12"><text:s/></text:span><text:span text:style-name="T486_13">in</text:span><text:span text:style-name="T486_14"><text:s/></text:span><text:span text:style-name="T486_15">the</text:span><text:span text:style-name="T486_16"><text:s/></text:span><text:span text:style-name="T486_17">options</text:span><text:span text:style-name="T486_18"><text:s/></text:span><text:span text:style-name="T486_19">argument</text:span><text:span text:style-name="T486_20"><text:s/></text:span><text:span text:style-name="T486_21">to</text:span><text:span text:style-name="T486_22"><text:s/></text:span><text:span text:style-name="T486_23">the</text:span><text:span text:style-name="T486_24"><text:s/></text:span><text:span text:style-name="T486_25">constructor</text:span><text:span text:style-name="T486_26"><text:s/></text:span><text:span text:style-name="T486_27">of</text:span><text:span text:style-name="T486_28"><text:s/></text:span><text:span text:style-name="T486_29">the</text:span><text:span text:style-name="T486_30"><text:s/></text:span><text:span text:style-name="T486_31">HSearch</text:span><text:span text:style-name="T486_32"><text:s/></text:span><text:span text:style-name="T486_33">class</text:span><text:span text:style-name="T486_34">.<text:s/></text:span><text:span text:style-name="T486_35">There</text:span><text:span text:style-name="T486_36"><text:s/></text:span><text:span text:style-name="T486_37">is</text:span><text:span text:style-name="T486_38"><text:s/></text:span><text:span text:style-name="T486_39">no</text:span><text:span text:style-name="T486_40"><text:s/></text:span><text:span text:style-name="T486_41">constructor</text:span><text:span text:style-name="T486_42"><text:s/></text:span><text:span text:style-name="T486_43">for</text:span><text:span text:style-name="T486_44"><text:s/></text:span><text:span text:style-name="T486_45">this</text:span><text:span text:style-name="T486_46"><text:s/></text:span><text:span text:style-name="T486_47">class</text:span><text:span text:style-name="T486_48">.<text:s/></text:span><text:span text:style-name="T486_49">Instead</text:span><text:span text:style-name="T486_50">,<text:s/></text:span><text:span text:style-name="T486_51">this</text:span><text:span text:style-name="T486_52"><text:s/></text:span><text:span text:style-name="T486_53">class</text:span><text:span text:style-name="T486_54"><text:s/></text:span><text:span text:style-name="T486_55">is</text:span><text:span text:style-name="T486_56"><text:s/></text:span><text:span text:style-name="T486_57">instantiated</text:span><text:span text:style-name="T486_58"><text:s/></text:span><text:span text:style-name="T486_59">as</text:span><text:span text:style-name="T486_60"><text:s/></text:span><text:span text:style-name="T486_61">a</text:span><text:span text:style-name="T486_62"><text:s/></text:span><text:span text:style-name="T486_63">javascript</text:span><text:span text:style-name="T486_64"><text:s/></text:span><text:span text:style-name="T486_65">object</text:span><text:span text:style-name="T486_66"><text:s/></text:span><text:span text:style-name="T486_67">literal</text:span><text:span text:style-name="T486_68">. <text:s/></text:span><text:span text:style-name="T486_69">All</text:span><text:span text:style-name="T486_70"><text:s/></text:span><text:span text:style-name="T486_71">options</text:span><text:span text:style-name="T486_72"><text:s/></text:span><text:span text:style-name="T486_73">are</text:span><text:span text:style-name="T486_74">,<text:s/></text:span><text:span text:style-name="T486_75">uh</text:span><text:span text:style-name="T486_76">,<text:s/></text:span><text:span text:style-name="T486_77">optional</text:span><text:span text:style-name="T486_78">.</text:span></text:p>
      <text:p text:style-name="P487"><text:span text:style-name="T487_1">Properties</text:span></text:p>
      <text:p text:style-name="P488"><text:span text:style-name="T488_1">   <text:s/></text:span><text:span text:style-name="T488_2">favourites</text:span><text:span text:style-name="T488_3">-</text:span><text:span text:style-name="T488_4">only</text:span><text:span text:style-name="T488_5">:<text:s/></text:span><text:span text:style-name="T488_6">boolean</text:span></text:p>
      <text:p text:style-name="P489"><text:span text:style-name="T489_1"> <text:tab/>  <text:s/></text:span><text:span text:style-name="T489_2">If</text:span><text:span text:style-name="T489_3"><text:s/></text:span><text:span text:style-name="T489_4">true</text:span><text:span text:style-name="T489_5">,<text:s/></text:span><text:span text:style-name="T489_6">only</text:span><text:span text:style-name="T489_7"><text:s/></text:span><text:span text:style-name="T489_8">records</text:span><text:span text:style-name="T489_9"><text:s/></text:span><text:span text:style-name="T489_10">that</text:span><text:span text:style-name="T489_11"><text:s/></text:span><text:span text:style-name="T489_12">have</text:span><text:span text:style-name="T489_13"><text:s/></text:span><text:span text:style-name="T489_14">been</text:span><text:span text:style-name="T489_15"><text:s/></text:span><text:span text:style-name="T489_16">personalised</text:span><text:span text:style-name="T489_17"><text:s/></text:span><text:span text:style-name="T489_18">by</text:span><text:span text:style-name="T489_19"><text:s/></text:span><text:span text:style-name="T489_20">the</text:span><text:span text:style-name="T489_21"><text:s/></text:span><text:span text:style-name="T489_22">logged</text:span><text:span text:style-name="T489_23">-</text:span><text:span text:style-name="T489_24">in</text:span><text:span text:style-name="T489_25"><text:s/></text:span><text:span text:style-name="T489_26">user</text:span><text:span text:style-name="T489_27"><text:s/></text:span><text:span text:style-name="T489_28">are</text:span><text:span text:style-name="T489_29"><text:s/></text:span><text:span text:style-name="T489_30">returned</text:span><text:span text:style-name="T489_31">. <text:s/>(</text:span><text:span text:style-name="T489_32">default</text:span><text:span text:style-name="T489_33">:<text:s/></text:span><text:span text:style-name="T489_34">false</text:span><text:span text:style-name="T489_35">)</text:span></text:p>
      <text:p text:style-name="P490"><text:span text:style-name="T490_1">   <text:s/></text:span><text:span text:style-name="T490_2">recent</text:span><text:span text:style-name="T490_3">-</text:span><text:span text:style-name="T490_4">only</text:span><text:span text:style-name="T490_5">:<text:s/></text:span><text:span text:style-name="T490_6">boolean</text:span></text:p>
      <text:p text:style-name="P491"><text:span text:style-name="T491_1"> <text:tab/>  <text:s/></text:span><text:span text:style-name="T491_2">If</text:span><text:span text:style-name="T491_3"><text:s/></text:span><text:span text:style-name="T491_4">true</text:span><text:span text:style-name="T491_5">,<text:s/></text:span><text:span text:style-name="T491_6">only</text:span><text:span text:style-name="T491_7"><text:s/></text:span><text:span text:style-name="T491_8">records</text:span><text:span text:style-name="T491_9"><text:s/></text:span><text:span text:style-name="T491_10">that</text:span><text:span text:style-name="T491_11"><text:s/></text:span><text:span text:style-name="T491_12">have</text:span><text:span text:style-name="T491_13"><text:s/></text:span><text:span text:style-name="T491_14">been</text:span><text:span text:style-name="T491_15"><text:s/></text:span><text:span text:style-name="T491_16">accessed</text:span><text:span text:style-name="T491_17"><text:s/></text:span><text:span text:style-name="T491_18">recently</text:span><text:span text:style-name="T491_19"><text:s/></text:span><text:span text:style-name="T491_20">by</text:span><text:span text:style-name="T491_21"><text:s/></text:span><text:span text:style-name="T491_22">the</text:span><text:span text:style-name="T491_23"><text:s/></text:span><text:span text:style-name="T491_24">logged</text:span><text:span text:style-name="T491_25">-</text:span><text:span text:style-name="T491_26">in</text:span><text:span text:style-name="T491_27"><text:s/></text:span><text:span text:style-name="T491_28">user</text:span><text:span text:style-name="T491_29"><text:s/></text:span><text:span text:style-name="T491_30">are</text:span><text:span text:style-name="T491_31"><text:s/></text:span><text:span text:style-name="T491_32">returned</text:span><text:span text:style-name="T491_33">. <text:s/>(</text:span><text:span text:style-name="T491_34">default</text:span><text:span text:style-name="T491_35">:<text:s/></text:span><text:span text:style-name="T491_36">false</text:span><text:span text:style-name="T491_37">)</text:span></text:p>
      <text:p text:style-name="P492"/>
      <text:h text:style-name="P493" text:outline-level="10"><text:bookmark-start text:name="h.73b1016dacde"/><text:bookmark-end text:name="h.73b1016dacde"/><text:span text:style-name="T493_1">object</text:span><text:span text:style-name="T493_2"><text:s/></text:span><text:span text:style-name="T493_3">HWikiManager</text:span></text:h>
      <text:p text:style-name="P494"><text:span text:style-name="T494_1">Convenience</text:span><text:span text:style-name="T494_2"><text:s/></text:span><text:span text:style-name="T494_3">to</text:span><text:span text:style-name="T494_4"><text:s/></text:span><text:span text:style-name="T494_5">manage</text:span><text:span text:style-name="T494_6"><text:s/></text:span><text:span text:style-name="T494_7">the</text:span><text:span text:style-name="T494_8"><text:s/></text:span><text:span text:style-name="T494_9">wikis</text:span><text:span text:style-name="T494_10"><text:s/></text:span><text:span text:style-name="T494_11">associated</text:span><text:span text:style-name="T494_12"><text:s/></text:span><text:span text:style-name="T494_13">with</text:span><text:span text:style-name="T494_14"><text:s/></text:span><text:span text:style-name="T494_15">a</text:span><text:span text:style-name="T494_16"><text:s/></text:span><text:span text:style-name="T494_17">Heurist</text:span><text:span text:style-name="T494_18"><text:s/></text:span><text:span text:style-name="T494_19">record</text:span><text:span text:style-name="T494_20">.</text:span></text:p>
      <text:p text:style-name="P495"><text:span text:style-name="T495_1">Methods</text:span></text:p>
      <text:p text:style-name="P496"><text:span text:style-name="T496_1">   <text:s/></text:span><text:span text:style-name="T496_2">getWikis</text:span><text:span text:style-name="T496_3">(<text:s/></text:span><text:span text:style-name="T496_4">HRecord</text:span><text:span text:style-name="T496_5"><text:s/>) <text:s/>=&gt; <text:s/></text:span><text:span text:style-name="T496_6">Object</text:span></text:p>
      <text:p text:style-name="P497"><text:span text:style-name="T497_1"> <text:tab/>  <text:s/></text:span><text:span text:style-name="T497_2">Return</text:span><text:span text:style-name="T497_3"><text:s/></text:span><text:span text:style-name="T497_4">an</text:span><text:span text:style-name="T497_5"><text:s/></text:span><text:span text:style-name="T497_6">Object</text:span><text:span text:style-name="T497_7"><text:s/></text:span><text:span text:style-name="T497_8">containing</text:span><text:span text:style-name="T497_9"><text:s/></text:span><text:span text:style-name="T497_10">property</text:span><text:span text:style-name="T497_11"><text:s/>=&gt;<text:s/></text:span><text:span text:style-name="T497_12">value</text:span><text:span text:style-name="T497_13"><text:s/></text:span><text:span text:style-name="T497_14">pairs</text:span><text:span text:style-name="T497_15">,<text:s/></text:span><text:span text:style-name="T497_16">where</text:span><text:span text:style-name="T497_17"><text:s/></text:span><text:span text:style-name="T497_18">every</text:span><text:span text:style-name="T497_19"><text:s/></text:span><text:span text:style-name="T497_20">property</text:span><text:span text:style-name="T497_21"><text:s/></text:span><text:span text:style-name="T497_22">is</text:span><text:span text:style-name="T497_23"><text:s/></text:span><text:span text:style-name="T497_24">the</text:span><text:span text:style-name="T497_25"><text:s/></text:span><text:span text:style-name="T497_26">name</text:span><text:span text:style-name="T497_27"><text:s/></text:span><text:span text:style-name="T497_28">of</text:span><text:span text:style-name="T497_29"><text:s/></text:span><text:span text:style-name="T497_30">a</text:span><text:span text:style-name="T497_31"><text:s/></text:span><text:span text:style-name="T497_32">wiki</text:span><text:span text:style-name="T497_33"><text:s/></text:span><text:span text:style-name="T497_34">associated</text:span><text:span text:style-name="T497_35"><text:s/></text:span><text:span text:style-name="T497_36">with</text:span><text:span text:style-name="T497_37"><text:s/></text:span><text:span text:style-name="T497_38">the</text:span><text:span text:style-name="T497_39"><text:s/></text:span><text:span text:style-name="T497_40">supplied</text:span><text:span text:style-name="T497_41"><text:s/></text:span><text:span text:style-name="T497_42">record</text:span><text:span text:style-name="T497_43">,<text:s/></text:span><text:span text:style-name="T497_44">and</text:span><text:span text:style-name="T497_45"><text:s/></text:span><text:span text:style-name="T497_46">the</text:span><text:span text:style-name="T497_47"><text:s/></text:span><text:span text:style-name="T497_48">corresponding</text:span><text:span text:style-name="T497_49"><text:s/></text:span><text:span text:style-name="T497_50">value</text:span><text:span text:style-name="T497_51"><text:s/></text:span><text:span text:style-name="T497_52">is</text:span><text:span text:style-name="T497_53"><text:s/></text:span><text:span text:style-name="T497_54">the</text:span><text:span text:style-name="T497_55"><text:s/></text:span><text:span text:style-name="T497_56">URL</text:span><text:span text:style-name="T497_57"><text:s/></text:span><text:span text:style-name="T497_58">of</text:span><text:span text:style-name="T497_59"><text:s/></text:span><text:span text:style-name="T497_60">that</text:span><text:span text:style-name="T497_61"><text:s/></text:span><text:span text:style-name="T497_62">wiki</text:span><text:span text:style-name="T497_63">.</text:span></text:p>
      <text:p text:style-name="P498"><text:span text:style-name="T498_1">//<text:s/></text:span><text:span text:style-name="T498_2">possibly</text:span><text:span text:style-name="T498_3"><text:s/></text:span><text:span text:style-name="T498_4">in</text:span><text:span text:style-name="T498_5"><text:s/></text:span><text:span text:style-name="T498_6">future</text:span><text:span text:style-name="T498_7">:<text:s/></text:span><text:span text:style-name="T498_8">getWikiSummary</text:span><text:span text:style-name="T498_9">(<text:s/></text:span><text:span text:style-name="T498_10">wikiName</text:span><text:span text:style-name="T498_11"><text:s/>) <text:s/>=&gt; <text:s/></text:span><text:span text:style-name="T498_12">string</text:span></text:p>
      <text:p text:style-name="P499"/>
      <text:h text:style-name="P500" text:outline-level="10"><text:bookmark-start text:name="h.24155534b604"/><text:bookmark-end text:name="h.24155534b604"/><text:span text:style-name="T500_1">object</text:span><text:span text:style-name="T500_2"><text:s/></text:span><text:span text:style-name="T500_3">HUserManager</text:span></text:h>
      <text:p text:style-name="P501"><text:span text:style-name="T501_1">The</text:span><text:span text:style-name="T501_2"><text:s/></text:span><text:span text:style-name="T501_3">HUserManager</text:span><text:span text:style-name="T501_4"><text:s/></text:span><text:span text:style-name="T501_5">is</text:span><text:span text:style-name="T501_6"><text:s/></text:span><text:span text:style-name="T501_7">a</text:span><text:span text:style-name="T501_8"><text:s/></text:span><text:span text:style-name="T501_9">convenience</text:span><text:span text:style-name="T501_10"><text:s/></text:span><text:span text:style-name="T501_11">for</text:span><text:span text:style-name="T501_12"><text:s/></text:span><text:span text:style-name="T501_13">searching</text:span><text:span text:style-name="T501_14"><text:s/></text:span><text:span text:style-name="T501_15">registered</text:span><text:span text:style-name="T501_16"><text:s/></text:span><text:span text:style-name="T501_17">users</text:span><text:span text:style-name="T501_18"><text:s/></text:span><text:span text:style-name="T501_19">of</text:span><text:span text:style-name="T501_20"><text:s/></text:span><text:span text:style-name="T501_21">the</text:span><text:span text:style-name="T501_22"><text:s/></text:span><text:span text:style-name="T501_23">Heurist</text:span><text:span text:style-name="T501_24"><text:s/></text:span><text:span text:style-name="T501_25">system</text:span><text:span text:style-name="T501_26">.</text:span></text:p>
      <text:p text:style-name="P502"><text:span text:style-name="T502_1">Methods</text:span></text:p>
      <text:p text:style-name="P503"><text:span text:style-name="T503_1">   <text:s/></text:span><text:span text:style-name="T503_2">findUser</text:span><text:span text:style-name="T503_3">(<text:s/></text:span><text:span text:style-name="T503_4">name</text:span><text:span text:style-name="T503_5"><text:s/>) <text:s/>=&gt; <text:s/></text:span><text:span text:style-name="T503_6">Array</text:span><text:span text:style-name="T503_7">[<text:s/></text:span><text:span text:style-name="T503_8">HUser</text:span><text:span text:style-name="T503_9"><text:s/>]</text:span></text:p>
      <text:p text:style-name="P504"><text:span text:style-name="T504_1"> <text:tab/>  <text:s/></text:span><text:span text:style-name="T504_2">Return</text:span><text:span text:style-name="T504_3"><text:s/></text:span><text:span text:style-name="T504_4">an</text:span><text:span text:style-name="T504_5"><text:s/></text:span><text:span text:style-name="T504_6">array</text:span><text:span text:style-name="T504_7"><text:s/></text:span><text:span text:style-name="T504_8">of</text:span><text:span text:style-name="T504_9"><text:s/></text:span><text:span text:style-name="T504_10">users</text:span><text:span text:style-name="T504_11"><text:s/></text:span><text:span text:style-name="T504_12">matching</text:span><text:span text:style-name="T504_13"><text:s/></text:span><text:span text:style-name="T504_14">the</text:span><text:span text:style-name="T504_15"><text:s/></text:span><text:span text:style-name="T504_16">given</text:span><text:span text:style-name="T504_17"><text:s/></text:span><text:span text:style-name="T504_18">name</text:span><text:span text:style-name="T504_19">. <text:s/></text:span><text:span text:style-name="T504_20">Some</text:span><text:span text:style-name="T504_21"><text:s/></text:span><text:span text:style-name="T504_22">degree</text:span><text:span text:style-name="T504_23"><text:s/></text:span><text:span text:style-name="T504_24">of</text:span><text:span text:style-name="T504_25"><text:s/></text:span><text:span text:style-name="T504_26">fuzziness</text:span><text:span text:style-name="T504_27"><text:s/></text:span><text:span text:style-name="T504_28">is</text:span><text:span text:style-name="T504_29"><text:s/></text:span><text:span text:style-name="T504_30">used</text:span><text:span text:style-name="T504_31"><text:s/></text:span><text:span text:style-name="T504_32">in</text:span><text:span text:style-name="T504_33"><text:s/></text:span><text:span text:style-name="T504_34">the</text:span><text:span text:style-name="T504_35"><text:s/></text:span><text:span text:style-name="T504_36">search</text:span><text:span text:style-name="T504_37">;<text:s/></text:span><text:span text:style-name="T504_38">the</text:span><text:span text:style-name="T504_39"><text:s/></text:span><text:span text:style-name="T504_40">size</text:span><text:span text:style-name="T504_41"><text:s/></text:span><text:span text:style-name="T504_42">of</text:span><text:span text:style-name="T504_43"><text:s/></text:span><text:span text:style-name="T504_44">the</text:span><text:span text:style-name="T504_45"><text:s/></text:span><text:span text:style-name="T504_46">result</text:span><text:span text:style-name="T504_47">-</text:span><text:span text:style-name="T504_48">set</text:span><text:span text:style-name="T504_49"><text:s/></text:span><text:span text:style-name="T504_50">is</text:span><text:span text:style-name="T504_51"><text:s/></text:span><text:span text:style-name="T504_52">internally</text:span><text:span text:style-name="T504_53"><text:s/></text:span><text:span text:style-name="T504_54">limited</text:span><text:span text:style-name="T504_55">.</text:span></text:p>
      <text:h text:style-name="P505" text:outline-level="10"><text:bookmark-start text:name="h.233b8af968df"/><text:bookmark-end text:name="h.233b8af968df"/><text:span text:style-name="T505_1">class</text:span><text:span text:style-name="T505_2"><text:s/></text:span><text:span text:style-name="T505_3">HUser</text:span></text:h>
      <text:p text:style-name="P506"><text:span text:style-name="T506_1">Instances</text:span><text:span text:style-name="T506_2"><text:s/></text:span><text:span text:style-name="T506_3">of</text:span><text:span text:style-name="T506_4"><text:s/></text:span><text:span text:style-name="T506_5">this</text:span><text:span text:style-name="T506_6"><text:s/></text:span><text:span text:style-name="T506_7">class</text:span><text:span text:style-name="T506_8"><text:s/></text:span><text:span text:style-name="T506_9">represent</text:span><text:span text:style-name="T506_10"><text:s/></text:span><text:span text:style-name="T506_11">a</text:span><text:span text:style-name="T506_12"><text:s/></text:span><text:span text:style-name="T506_13">registered</text:span><text:span text:style-name="T506_14"><text:s/></text:span><text:span text:style-name="T506_15">user</text:span><text:span text:style-name="T506_16"><text:s/></text:span><text:span text:style-name="T506_17">of</text:span><text:span text:style-name="T506_18"><text:s/></text:span><text:span text:style-name="T506_19">the</text:span><text:span text:style-name="T506_20"><text:s/></text:span><text:span text:style-name="T506_21">Heurist</text:span><text:span text:style-name="T506_22"><text:s/></text:span><text:span text:style-name="T506_23">system</text:span><text:span text:style-name="T506_24">. <text:s/></text:span><text:span text:style-name="T506_25">Necessarily</text:span><text:span text:style-name="T506_26"><text:s/></text:span><text:span text:style-name="T506_27">there</text:span><text:span text:style-name="T506_28"><text:s/></text:span><text:span text:style-name="T506_29">is</text:span><text:span text:style-name="T506_30"><text:s/></text:span><text:span text:style-name="T506_31">little</text:span><text:span text:style-name="T506_32"><text:s/></text:span><text:span text:style-name="T506_33">publicly</text:span><text:span text:style-name="T506_34">-</text:span><text:span text:style-name="T506_35">exposed</text:span><text:span text:style-name="T506_36"><text:s/></text:span><text:span text:style-name="T506_37">information</text:span><text:span text:style-name="T506_38"><text:s/></text:span><text:span text:style-name="T506_39">through</text:span><text:span text:style-name="T506_40"><text:s/></text:span><text:span text:style-name="T506_41">HAPI</text:span><text:span text:style-name="T506_42">. <text:s/></text:span><text:span text:style-name="T506_43">HUser</text:span><text:span text:style-name="T506_44"><text:s/></text:span><text:span text:style-name="T506_45">objects</text:span><text:span text:style-name="T506_46"><text:s/></text:span><text:span text:style-name="T506_47">cannot</text:span><text:span text:style-name="T506_48"><text:s/></text:span><text:span text:style-name="T506_49">be</text:span><text:span text:style-name="T506_50"><text:s/></text:span><text:span text:style-name="T506_51">instantiated</text:span><text:span text:style-name="T506_52"><text:s/></text:span><text:span text:style-name="T506_53">by</text:span><text:span text:style-name="T506_54"><text:s/></text:span><text:span text:style-name="T506_55">HAPI</text:span><text:span text:style-name="T506_56">,<text:s/></text:span><text:span text:style-name="T506_57">but</text:span><text:span text:style-name="T506_58"><text:s/></text:span><text:span text:style-name="T506_59">users</text:span><text:span text:style-name="T506_60"><text:s/></text:span><text:span text:style-name="T506_61">can</text:span><text:span text:style-name="T506_62"><text:s/></text:span><text:span text:style-name="T506_63">be</text:span><text:span text:style-name="T506_64"><text:s/></text:span><text:span text:style-name="T506_65">searched</text:span><text:span text:style-name="T506_66"><text:s/></text:span><text:span text:style-name="T506_67">using</text:span><text:span text:style-name="T506_68"><text:s/></text:span><text:span text:style-name="T506_69">the</text:span><text:span text:style-name="T506_70"><text:s/></text:span><text:span text:style-name="T506_71">HUserManager</text:span><text:span text:style-name="T506_72">.</text:span></text:p>
      <text:p text:style-name="P507"><text:span text:style-name="T507_1">Methods</text:span></text:p>
      <text:p text:style-name="P508"><text:span text:style-name="T508_1">   <text:s/></text:span><text:span text:style-name="T508_2">getUsername</text:span><text:span text:style-name="T508_3">() <text:s/>=&gt; <text:s/></text:span><text:span text:style-name="T508_4">string</text:span></text:p>
      <text:p text:style-name="P509"><text:span text:style-name="T509_1"> <text:tab/>  <text:s/></text:span><text:span text:style-name="T509_2">Return</text:span><text:span text:style-name="T509_3"><text:s/></text:span><text:span text:style-name="T509_4">the</text:span><text:span text:style-name="T509_5"><text:s/></text:span><text:span text:style-name="T509_6">login</text:span><text:span text:style-name="T509_7">-</text:span><text:span text:style-name="T509_8">name</text:span><text:span text:style-name="T509_9"><text:s/></text:span><text:span text:style-name="T509_10">of</text:span><text:span text:style-name="T509_11"><text:s/></text:span><text:span text:style-name="T509_12">this</text:span><text:span text:style-name="T509_13"><text:s/></text:span><text:span text:style-name="T509_14">user</text:span></text:p>
      <text:p text:style-name="P510"><text:span text:style-name="T510_1">   <text:s/></text:span><text:span text:style-name="T510_2">getRealName</text:span><text:span text:style-name="T510_3">() <text:s/>=&gt; <text:s/></text:span><text:span text:style-name="T510_4">string</text:span></text:p>
      <text:p text:style-name="P511"><text:span text:style-name="T511_1"> <text:tab/>  <text:s/></text:span><text:span text:style-name="T511_2">Return</text:span><text:span text:style-name="T511_3"><text:s/></text:span><text:span text:style-name="T511_4">the</text:span><text:span text:style-name="T511_5"><text:s/></text:span><text:span text:style-name="T511_6">OMG</text:span><text:span text:style-name="T511_7"><text:s/></text:span><text:span text:style-name="T511_8">IRL</text:span><text:span text:style-name="T511_9"><text:s/></text:span><text:span text:style-name="T511_10">name</text:span><text:span text:style-name="T511_11"><text:s/></text:span><text:span text:style-name="T511_12">of</text:span><text:span text:style-name="T511_13"><text:s/></text:span><text:span text:style-name="T511_14">this</text:span><text:span text:style-name="T511_15"><text:s/></text:span><text:span text:style-name="T511_16">user</text:span></text:p>
      <text:p text:style-name="P512"/>
      <text:h text:style-name="P513" text:outline-level="10"><text:bookmark-start text:name="h.e2b8c2cbbf16"/><text:bookmark-end text:name="h.e2b8c2cbbf16"/><text:span text:style-name="T513_1">object</text:span><text:span text:style-name="T513_2"><text:s/></text:span><text:span text:style-name="T513_3">HCurrentUser</text:span></text:h>
      <text:p text:style-name="P514"><text:span text:style-name="T514_1">HCurrentUser</text:span><text:span text:style-name="T514_2"><text:s/></text:span><text:span text:style-name="T514_3">is</text:span><text:span text:style-name="T514_4"><text:s/></text:span><text:span text:style-name="T514_5">an</text:span><text:span text:style-name="T514_6"><text:s/></text:span><text:span text:style-name="T514_7">HUser</text:span><text:span text:style-name="T514_8"><text:s/></text:span><text:span text:style-name="T514_9">instance</text:span><text:span text:style-name="T514_10"><text:s/></text:span><text:span text:style-name="T514_11">corresponding</text:span><text:span text:style-name="T514_12"><text:s/></text:span><text:span text:style-name="T514_13">to</text:span><text:span text:style-name="T514_14"><text:s/></text:span><text:span text:style-name="T514_15">the</text:span><text:span text:style-name="T514_16"><text:s/></text:span><text:span text:style-name="T514_17">currently</text:span><text:span text:style-name="T514_18"><text:s/></text:span><text:span text:style-name="T514_19">logged</text:span><text:span text:style-name="T514_20">-</text:span><text:span text:style-name="T514_21">in</text:span><text:span text:style-name="T514_22"><text:s/></text:span><text:span text:style-name="T514_23">user</text:span><text:span text:style-name="T514_24">,<text:s/></text:span><text:span text:style-name="T514_25">with</text:span><text:span text:style-name="T514_26"><text:s/></text:span><text:span text:style-name="T514_27">some</text:span><text:span text:style-name="T514_28"><text:s/></text:span><text:span text:style-name="T514_29">more</text:span><text:span text:style-name="T514_30"><text:s/></text:span><text:span text:style-name="T514_31">specific</text:span><text:span text:style-name="T514_32"><text:s/></text:span><text:span text:style-name="T514_33">information</text:span><text:span text:style-name="T514_34"><text:s/></text:span><text:span text:style-name="T514_35">about</text:span><text:span text:style-name="T514_36"><text:s/></text:span><text:span text:style-name="T514_37">capabilities</text:span><text:span text:style-name="T514_38"><text:s/></text:span><text:span text:style-name="T514_39">and</text:span><text:span text:style-name="T514_40"><text:s/></text:span><text:span text:style-name="T514_41">preferences</text:span><text:span text:style-name="T514_42">. <text:s/></text:span><text:span text:style-name="T514_43">If</text:span><text:span text:style-name="T514_44"><text:s/></text:span><text:span text:style-name="T514_45">the</text:span><text:span text:style-name="T514_46"><text:s/></text:span><text:span text:style-name="T514_47">user</text:span><text:span text:style-name="T514_48"><text:s/></text:span><text:span text:style-name="T514_49">is</text:span><text:span text:style-name="T514_50"><text:s/></text:span><text:span text:style-name="T514_51">not</text:span><text:span text:style-name="T514_52"><text:s/></text:span><text:span text:style-name="T514_53">logged</text:span><text:span text:style-name="T514_54"><text:s/></text:span><text:span text:style-name="T514_55">in</text:span><text:span text:style-name="T514_56">,<text:s/></text:span><text:span text:style-name="T514_57">then</text:span><text:span text:style-name="T514_58"><text:s/></text:span><text:span text:style-name="T514_59">calls</text:span><text:span text:style-name="T514_60"><text:s/></text:span><text:span text:style-name="T514_61">to</text:span><text:span text:style-name="T514_62"><text:s/></text:span><text:span text:style-name="T514_63">any</text:span><text:span text:style-name="T514_64"><text:s/></text:span><text:span text:style-name="T514_65">methods</text:span><text:span text:style-name="T514_66"><text:s/></text:span><text:span text:style-name="T514_67">except</text:span><text:span text:style-name="T514_68"><text:s/></text:span><text:span text:style-name="T514_69">isLoggedIn</text:span><text:span text:style-name="T514_70">()<text:s/></text:span><text:span text:style-name="T514_71">throw</text:span><text:span text:style-name="T514_72"><text:s/></text:span><text:span text:style-name="T514_73">an</text:span><text:span text:style-name="T514_74"><text:s/></text:span><text:span text:style-name="T514_75">HNotLoggedInException</text:span><text:span text:style-name="T514_76">.</text:span></text:p>
      <text:p text:style-name="P515"><text:span text:style-name="T515_1">Methods</text:span></text:p>
      <text:p text:style-name="P516"><text:span text:style-name="T516_1">   <text:s/></text:span><text:span text:style-name="T516_2">getUsername</text:span><text:span text:style-name="T516_3">() <text:s/>=&gt; <text:s/></text:span><text:span text:style-name="T516_4">string</text:span><text:span text:style-name="T516_5"> <text:s/></text:span><text:span text:style-name="T516_6">throws</text:span><text:span text:style-name="T516_7"><text:s/></text:span><text:span text:style-name="T516_8">HNotLoggedInException</text:span></text:p>
      <text:p text:style-name="P517"><text:span text:style-name="T517_1"> <text:tab/><text:s/> <text:s/></text:span><text:span text:style-name="T517_2">Return</text:span><text:span text:style-name="T517_3"><text:s/></text:span><text:span text:style-name="T517_4">the</text:span><text:span text:style-name="T517_5"><text:s/></text:span><text:span text:style-name="T517_6">login</text:span><text:span text:style-name="T517_7">-</text:span><text:span text:style-name="T517_8">name</text:span><text:span text:style-name="T517_9"><text:s/></text:span><text:span text:style-name="T517_10">of</text:span><text:span text:style-name="T517_11"><text:s/></text:span><text:span text:style-name="T517_12">the</text:span><text:span text:style-name="T517_13"><text:s/></text:span><text:span text:style-name="T517_14">logged</text:span><text:span text:style-name="T517_15">-</text:span><text:span text:style-name="T517_16">in</text:span><text:span text:style-name="T517_17"><text:s/></text:span><text:span text:style-name="T517_18">user</text:span></text:p>
      <text:p text:style-name="P518"><text:span text:style-name="T518_1">   <text:s/></text:span><text:span text:style-name="T518_2">getRealName</text:span><text:span text:style-name="T518_3">() <text:s/>=&gt; <text:s/></text:span><text:span text:style-name="T518_4">string</text:span><text:span text:style-name="T518_5"> <text:s/></text:span><text:span text:style-name="T518_6">throws</text:span><text:span text:style-name="T518_7"><text:s/></text:span><text:span text:style-name="T518_8">HNotLoggedInException</text:span></text:p>
      <text:p text:style-name="P519"><text:span text:style-name="T519_1"> <text:tab/><text:s/> <text:s/></text:span><text:span text:style-name="T519_2">Return</text:span><text:span text:style-name="T519_3"><text:s/></text:span><text:span text:style-name="T519_4">the</text:span><text:span text:style-name="T519_5"><text:s/>"</text:span><text:span text:style-name="T519_6">real</text:span><text:span text:style-name="T519_7"><text:s/></text:span><text:span text:style-name="T519_8">life</text:span><text:span text:style-name="T519_9">"<text:s/></text:span><text:span text:style-name="T519_10">name</text:span><text:span text:style-name="T519_11"><text:s/></text:span><text:span text:style-name="T519_12">of</text:span><text:span text:style-name="T519_13"><text:s/></text:span><text:span text:style-name="T519_14">the</text:span><text:span text:style-name="T519_15"><text:s/></text:span><text:span text:style-name="T519_16">logged</text:span><text:span text:style-name="T519_17">-</text:span><text:span text:style-name="T519_18">in</text:span><text:span text:style-name="T519_19"><text:s/></text:span><text:span text:style-name="T519_20">user</text:span></text:p>
      <text:p text:style-name="P520"/>
      <text:p text:style-name="P521"><text:span text:style-name="T521_1">   <text:s/></text:span><text:span text:style-name="T521_2">isLoggedIn</text:span><text:span text:style-name="T521_3">() <text:s/>=&gt; <text:s/></text:span><text:span text:style-name="T521_4">boolean</text:span></text:p>
      <text:p text:style-name="P522"><text:span text:style-name="T522_1"> <text:tab/>  <text:s/></text:span><text:span text:style-name="T522_2">Whether</text:span><text:span text:style-name="T522_3"><text:s/></text:span><text:span text:style-name="T522_4">or</text:span><text:span text:style-name="T522_5"><text:s/></text:span><text:span text:style-name="T522_6">not</text:span><text:span text:style-name="T522_7"><text:s/></text:span><text:span text:style-name="T522_8">there</text:span><text:span text:style-name="T522_9"><text:s/></text:span><text:span text:style-name="T522_10">is</text:span><text:span text:style-name="T522_11"><text:s/></text:span><text:span text:style-name="T522_12">a</text:span><text:span text:style-name="T522_13"><text:s/>"</text:span><text:span text:style-name="T522_14">current</text:span><text:span text:style-name="T522_15"><text:s/></text:span><text:span text:style-name="T522_16">user</text:span><text:span text:style-name="T522_17">"</text:span></text:p>
      <text:p text:style-name="P523"/>
      <text:p text:style-name="P524"><text:span text:style-name="T524_1">   <text:s/></text:span><text:span text:style-name="T524_2">isAdministrator</text:span><text:span text:style-name="T524_3">() <text:s/>=&gt; <text:s/></text:span><text:span text:style-name="T524_4">boolean</text:span><text:span text:style-name="T524_5"> <text:s/></text:span><text:span text:style-name="T524_6">throws</text:span><text:span text:style-name="T524_7"><text:s/></text:span><text:span text:style-name="T524_8">HNotLoggedInException</text:span></text:p>
      <text:p text:style-name="P525"><text:span text:style-name="T525_1"> <text:tab/>  <text:s/></text:span><text:span text:style-name="T525_2">Whether</text:span><text:span text:style-name="T525_3"><text:s/></text:span><text:span text:style-name="T525_4">or</text:span><text:span text:style-name="T525_5"><text:s/></text:span><text:span text:style-name="T525_6">not</text:span><text:span text:style-name="T525_7"><text:s/></text:span><text:span text:style-name="T525_8">the</text:span><text:span text:style-name="T525_9"><text:s/></text:span><text:span text:style-name="T525_10">current</text:span><text:span text:style-name="T525_11"><text:s/></text:span><text:span text:style-name="T525_12">user</text:span><text:span text:style-name="T525_13"><text:s/></text:span><text:span text:style-name="T525_14">is</text:span><text:span text:style-name="T525_15"><text:s/></text:span><text:span text:style-name="T525_16">an</text:span><text:span text:style-name="T525_17"><text:s/></text:span><text:span text:style-name="T525_18">administrator</text:span></text:p>
      <text:p text:style-name="P526"/>
      <text:p text:style-name="P527"><text:span text:style-name="T527_1">   <text:s/></text:span><text:span text:style-name="T527_2">isInWorkgroup</text:span><text:span text:style-name="T527_3">(</text:span><text:span text:style-name="T527_4">HWorkgroup</text:span><text:span text:style-name="T527_5">) <text:s/>=&gt; <text:s/></text:span><text:span text:style-name="T527_6">boolean</text:span><text:span text:style-name="T527_7"> </text:span></text:p>
      <text:p text:style-name="P528"><text:span text:style-name="T528_1"> <text:tab/>  <text:s/></text:span><text:span text:style-name="T528_2">Whether</text:span><text:span text:style-name="T528_3"><text:s/></text:span><text:span text:style-name="T528_4">or</text:span><text:span text:style-name="T528_5"><text:s/></text:span><text:span text:style-name="T528_6">not</text:span><text:span text:style-name="T528_7"><text:s/></text:span><text:span text:style-name="T528_8">the</text:span><text:span text:style-name="T528_9"><text:s/></text:span><text:span text:style-name="T528_10">current</text:span><text:span text:style-name="T528_11"><text:s/></text:span><text:span text:style-name="T528_12">user</text:span><text:span text:style-name="T528_13"><text:s/></text:span><text:span text:style-name="T528_14">is</text:span><text:span text:style-name="T528_15"><text:s/></text:span><text:span text:style-name="T528_16">a</text:span><text:span text:style-name="T528_17"><text:s/></text:span><text:span text:style-name="T528_18">member</text:span><text:span text:style-name="T528_19"><text:s/></text:span><text:span text:style-name="T528_20">of</text:span><text:span text:style-name="T528_21"><text:s/></text:span><text:span text:style-name="T528_22">a</text:span><text:span text:style-name="T528_23"><text:s/></text:span><text:span text:style-name="T528_24">workgroup</text:span></text:p>
      <text:p text:style-name="P529"/>
      <text:p text:style-name="P530"><text:span text:style-name="T530_1"><text:tab/>   </text:span><text:span text:style-name="T530_2">getWorkgroups</text:span><text:span text:style-name="T530_3">() <text:s/>=&gt; <text:s/></text:span><text:span text:style-name="T530_4">Array</text:span><text:span text:style-name="T530_5">[</text:span><text:span text:style-name="T530_6">HWorkgroup</text:span><text:span text:style-name="T530_7">]</text:span><text:span text:style-name="T530_8"> </text:span></text:p>
      <text:p text:style-name="P531"><text:span text:style-name="T531_1"> <text:tab/>  <text:s/></text:span><text:span text:style-name="T531_2">Returns</text:span><text:span text:style-name="T531_3"><text:s/></text:span><text:span text:style-name="T531_4">an</text:span><text:span text:style-name="T531_5"><text:s/></text:span><text:span text:style-name="T531_6">array</text:span><text:span text:style-name="T531_7"><text:s/></text:span><text:span text:style-name="T531_8">of</text:span><text:span text:style-name="T531_9"><text:s/></text:span><text:span text:style-name="T531_10">the</text:span><text:span text:style-name="T531_11"><text:s/></text:span><text:span text:style-name="T531_12">current</text:span><text:span text:style-name="T531_13"><text:s/></text:span><text:span text:style-name="T531_14">user</text:span><text:span text:style-name="T531_15">'</text:span><text:span text:style-name="T531_16">s</text:span><text:span text:style-name="T531_17"><text:s/></text:span><text:span text:style-name="T531_18">workgroups</text:span><text:span text:style-name="T531_19">.</text:span></text:p>
      <text:p text:style-name="P532"/>
      <text:p text:style-name="P533"><text:span text:style-name="T533_1"><text:tab/>   </text:span><text:span text:style-name="T533_2">getDisplayPreference</text:span><text:span text:style-name="T533_3">(<text:s/></text:span><text:span text:style-name="T533_4">name</text:span><text:span text:style-name="T533_5"><text:s/>) <text:s/>=&gt; <text:s/></text:span><text:span text:style-name="T533_6">string</text:span><text:span text:style-name="T533_7"> <text:s/></text:span><text:span text:style-name="T533_8">throws</text:span><text:span text:style-name="T533_9"><text:s/></text:span><text:span text:style-name="T533_10">HNotLoggedInException</text:span></text:p>
      <text:p text:style-name="P534"><text:span text:style-name="T534_1"> <text:tab/>  <text:s/></text:span><text:span text:style-name="T534_2">Return</text:span><text:span text:style-name="T534_3"><text:s/></text:span><text:span text:style-name="T534_4">the</text:span><text:span text:style-name="T534_5"><text:s/></text:span><text:span text:style-name="T534_6">current</text:span><text:span text:style-name="T534_7"><text:s/></text:span><text:span text:style-name="T534_8">user</text:span><text:span text:style-name="T534_9">'</text:span><text:span text:style-name="T534_10">s</text:span><text:span text:style-name="T534_11"><text:s/></text:span><text:span text:style-name="T534_12">setting</text:span><text:span text:style-name="T534_13"><text:s/></text:span><text:span text:style-name="T534_14">for</text:span><text:span text:style-name="T534_15"><text:s/></text:span><text:span text:style-name="T534_16">the</text:span><text:span text:style-name="T534_17"><text:s/></text:span><text:span text:style-name="T534_18">given</text:span><text:span text:style-name="T534_19"><text:s/></text:span><text:span text:style-name="T534_20">named</text:span><text:span text:style-name="T534_21"><text:s/></text:span><text:span text:style-name="T534_22">preference</text:span><text:span text:style-name="T534_23"><text:s/>(</text:span><text:span text:style-name="T534_24">e</text:span><text:span text:style-name="T534_25">.</text:span><text:span text:style-name="T534_26">g</text:span><text:span text:style-name="T534_27">.<text:s/>"</text:span><text:span text:style-name="T534_28">show</text:span><text:span text:style-name="T534_29">-</text:span><text:span text:style-name="T534_30">help</text:span><text:span text:style-name="T534_31">"). <text:s/></text:span><text:span text:style-name="T534_32">If</text:span></text:p>
      <text:p text:style-name="P535"><text:span text:style-name="T535_1"> <text:tab/><text:s/> <text:s/></text:span><text:span text:style-name="T535_2">the</text:span><text:span text:style-name="T535_3"><text:s/></text:span><text:span text:style-name="T535_4">named</text:span><text:span text:style-name="T535_5"><text:s/></text:span><text:span text:style-name="T535_6">preference</text:span><text:span text:style-name="T535_7"><text:s/></text:span><text:span text:style-name="T535_8">is</text:span><text:span text:style-name="T535_9"><text:s/></text:span><text:span text:style-name="T535_10">not</text:span><text:span text:style-name="T535_11"><text:s/></text:span><text:span text:style-name="T535_12">known</text:span><text:span text:style-name="T535_13"><text:s/></text:span><text:span text:style-name="T535_14">to</text:span><text:span text:style-name="T535_15"><text:s/></text:span><text:span text:style-name="T535_16">Heurist</text:span><text:span text:style-name="T535_17">,<text:s/></text:span><text:span text:style-name="T535_18">return</text:span><text:span text:style-name="T535_19"><text:s/></text:span><text:span text:style-name="T535_20">null</text:span><text:span text:style-name="T535_21">.</text:span></text:p>
      <text:p text:style-name="P536"/>
      <text:h text:style-name="P537" text:outline-level="10"><text:bookmark-start text:name="h.7c61f78baddf"/><text:bookmark-end text:name="h.7c61f78baddf"/><text:span text:style-name="T537_1">class</text:span><text:span text:style-name="T537_2"><text:s/></text:span><text:span text:style-name="T537_3">HGeographicValue</text:span></text:h>
      <text:p text:style-name="P538"><text:span text:style-name="T538_1">An</text:span><text:span text:style-name="T538_2"><text:s/></text:span><text:span text:style-name="T538_3">HGeographicValue</text:span><text:span text:style-name="T538_4"><text:s/></text:span><text:span text:style-name="T538_5">object</text:span><text:span text:style-name="T538_6"><text:s/></text:span><text:span text:style-name="T538_7">represents</text:span><text:span text:style-name="T538_8"><text:s/></text:span><text:span text:style-name="T538_9">a</text:span><text:span text:style-name="T538_10"><text:s/></text:span><text:span text:style-name="T538_11">bibliographic</text:span><text:span text:style-name="T538_12"><text:s/></text:span><text:span text:style-name="T538_13">detail</text:span><text:span text:style-name="T538_14"><text:s/></text:span><text:span text:style-name="T538_15">of</text:span><text:span text:style-name="T538_16"><text:s/></text:span><text:span text:style-name="T538_17">the</text:span><text:span text:style-name="T538_18"><text:s/></text:span><text:span text:style-name="T538_19">geographic</text:span><text:span text:style-name="T538_20"><text:s/></text:span><text:span text:style-name="T538_21">variety</text:span><text:span text:style-name="T538_22">. <text:s/></text:span><text:span text:style-name="T538_23">HGeographicValue</text:span><text:span text:style-name="T538_24"><text:s/></text:span><text:span text:style-name="T538_25">is</text:span><text:span text:style-name="T538_26"><text:s/></text:span><text:span text:style-name="T538_27">not</text:span><text:span text:style-name="T538_28"><text:s/></text:span><text:span text:style-name="T538_29">really</text:span><text:span text:style-name="T538_30"><text:s/></text:span><text:span text:style-name="T538_31">useful</text:span><text:span text:style-name="T538_32"><text:s/></text:span><text:span text:style-name="T538_33">for</text:span><text:span text:style-name="T538_34"><text:s/></text:span><text:span text:style-name="T538_35">creating</text:span><text:span text:style-name="T538_36"><text:s/></text:span><text:span text:style-name="T538_37">or</text:span><text:span text:style-name="T538_38"><text:s/></text:span><text:span text:style-name="T538_39">manipulating</text:span><text:span text:style-name="T538_40"><text:s/></text:span><text:span text:style-name="T538_41">such</text:span><text:span text:style-name="T538_42"><text:s/></text:span><text:span text:style-name="T538_43">objects</text:span><text:span text:style-name="T538_44">:<text:s/></text:span><text:span text:style-name="T538_45">any</text:span><text:span text:style-name="T538_46"><text:s/></text:span><text:span text:style-name="T538_47">new</text:span><text:span text:style-name="T538_48"><text:s/></text:span><text:span text:style-name="T538_49">geographic</text:span><text:span text:style-name="T538_50"><text:s/></text:span><text:span text:style-name="T538_51">objects</text:span><text:span text:style-name="T538_52"><text:s/></text:span><text:span text:style-name="T538_53">should</text:span><text:span text:style-name="T538_54"><text:s/></text:span><text:span text:style-name="T538_55">be</text:span><text:span text:style-name="T538_56"><text:s/></text:span><text:span text:style-name="T538_57">constructed</text:span><text:span text:style-name="T538_58"><text:s/></text:span><text:span text:style-name="T538_59">using</text:span><text:span text:style-name="T538_60"><text:s/></text:span><text:span text:style-name="T538_61">the</text:span><text:span text:style-name="T538_62"><text:s/></text:span><text:span text:style-name="T538_63">Geographic</text:span><text:span text:style-name="T538_64"><text:s/></text:span><text:span text:style-name="T538_65">Object</text:span><text:span text:style-name="T538_66"><text:s/></text:span><text:span text:style-name="T538_67">Interface</text:span><text:span text:style-name="T538_68"><text:s/>(</text:span><text:span text:style-name="T538_69">GOI</text:span><text:span text:style-name="T538_70">)<text:s/></text:span><text:span text:style-name="T538_71">and</text:span><text:span text:style-name="T538_72"><text:s/></text:span><text:span text:style-name="T538_73">its</text:span><text:span text:style-name="T538_74"><text:s/></text:span><text:span text:style-name="T538_75">geographic</text:span><text:span text:style-name="T538_76">-</text:span><text:span text:style-name="T538_77">type</text:span><text:span text:style-name="T538_78">-</text:span><text:span text:style-name="T538_79">specific</text:span><text:span text:style-name="T538_80"><text:s/></text:span><text:span text:style-name="T538_81">objects</text:span><text:span text:style-name="T538_82">.</text:span></text:p>
      <text:p text:style-name="P539"><text:span text:style-name="T539_1">Constructor</text:span></text:p>
      <text:p text:style-name="P540"><text:span text:style-name="T540_1">   <text:s/></text:span><text:span text:style-name="T540_2">HGeographicValue</text:span><text:span text:style-name="T540_3">(<text:s/></text:span><text:span text:style-name="T540_4">HGeographicType</text:span><text:span text:style-name="T540_5">,<text:s/></text:span><text:span text:style-name="T540_6">wkt</text:span><text:span text:style-name="T540_7">-</text:span><text:span text:style-name="T540_8">string</text:span><text:span text:style-name="T540_9"><text:s/>)</text:span></text:p>
      <text:p text:style-name="P541"><text:span text:style-name="T541_1"> <text:tab/>  <text:s/></text:span><text:span text:style-name="T541_2">Create</text:span><text:span text:style-name="T541_3"><text:s/></text:span><text:span text:style-name="T541_4">a</text:span><text:span text:style-name="T541_5"><text:s/></text:span><text:span text:style-name="T541_6">new</text:span><text:span text:style-name="T541_7"><text:s/></text:span><text:span text:style-name="T541_8">geographic</text:span><text:span text:style-name="T541_9"><text:s/></text:span><text:span text:style-name="T541_10">value</text:span><text:span text:style-name="T541_11"><text:s/></text:span><text:span text:style-name="T541_12">of</text:span><text:span text:style-name="T541_13"><text:s/></text:span><text:span text:style-name="T541_14">the</text:span><text:span text:style-name="T541_15"><text:s/></text:span><text:span text:style-name="T541_16">given</text:span><text:span text:style-name="T541_17"><text:s/></text:span><text:span text:style-name="T541_18">type</text:span><text:span text:style-name="T541_19">,<text:s/></text:span><text:span text:style-name="T541_20">using</text:span><text:span text:style-name="T541_21"><text:s/></text:span><text:span text:style-name="T541_22">the</text:span><text:span text:style-name="T541_23"><text:s/></text:span><text:span text:style-name="T541_24">given</text:span><text:span text:style-name="T541_25"><text:s/></text:span><text:span text:style-name="T541_26">raw</text:span><text:span text:style-name="T541_27"><text:s/></text:span><text:span text:style-name="T541_28">geographic</text:span><text:span text:style-name="T541_29"><text:s/></text:span><text:span text:style-name="T541_30">data</text:span></text:p>
      <text:p text:style-name="P542"><text:span text:style-name="T542_1">Methods</text:span></text:p>
      <text:p text:style-name="P543"><text:span text:style-name="T543_1">   <text:s/></text:span><text:span text:style-name="T543_2">getType</text:span><text:span text:style-name="T543_3">() <text:s/>=&gt; <text:s/></text:span><text:span text:style-name="T543_4">HGeographicType</text:span></text:p>
      <text:p text:style-name="P544"><text:span text:style-name="T544_1"> <text:tab/>  <text:s/></text:span><text:span text:style-name="T544_2">Return</text:span><text:span text:style-name="T544_3"><text:s/></text:span><text:span text:style-name="T544_4">the</text:span><text:span text:style-name="T544_5"><text:s/></text:span><text:span text:style-name="T544_6">type</text:span><text:span text:style-name="T544_7"><text:s/></text:span><text:span text:style-name="T544_8">of</text:span><text:span text:style-name="T544_9"><text:s/></text:span><text:span text:style-name="T544_10">geographic</text:span><text:span text:style-name="T544_11"><text:s/></text:span><text:span text:style-name="T544_12">value</text:span><text:span text:style-name="T544_13"><text:s/></text:span><text:span text:style-name="T544_14">this</text:span><text:span text:style-name="T544_15"><text:s/></text:span><text:span text:style-name="T544_16">object</text:span><text:span text:style-name="T544_17"><text:s/></text:span><text:span text:style-name="T544_18">represents</text:span></text:p>
      <text:p text:style-name="P545"><text:span text:style-name="T545_1">   <text:s/></text:span><text:span text:style-name="T545_2">getWKT</text:span><text:span text:style-name="T545_3">() <text:s/>=&gt; <text:s/></text:span><text:span text:style-name="T545_4">string</text:span></text:p>
      <text:p text:style-name="P546"><text:span text:style-name="T546_1"> <text:tab/>  <text:s/></text:span><text:span text:style-name="T546_2">Return</text:span><text:span text:style-name="T546_3"><text:s/></text:span><text:span text:style-name="T546_4">the</text:span><text:span text:style-name="T546_5"><text:s/></text:span><text:span text:style-name="T546_6">raw</text:span><text:span text:style-name="T546_7"><text:s/></text:span><text:span text:style-name="T546_8">geographic</text:span><text:span text:style-name="T546_9"><text:s/></text:span><text:span text:style-name="T546_10">data</text:span><text:span text:style-name="T546_11"><text:s/></text:span><text:span text:style-name="T546_12">for</text:span><text:span text:style-name="T546_13"><text:s/></text:span><text:span text:style-name="T546_14">this</text:span><text:span text:style-name="T546_15"><text:s/></text:span><text:span text:style-name="T546_16">object</text:span><text:span text:style-name="T546_17"><text:s/></text:span><text:span text:style-name="T546_18">in</text:span><text:span text:style-name="T546_19"><text:s/></text:span><text:span text:style-name="T546_20">OpenGIS</text:span><text:span text:style-name="T546_21"><text:s/>"</text:span><text:span text:style-name="T546_22">Well</text:span><text:span text:style-name="T546_23"><text:s/></text:span><text:span text:style-name="T546_24">Known</text:span><text:span text:style-name="T546_25"><text:s/></text:span><text:span text:style-name="T546_26">Text</text:span><text:span text:style-name="T546_27">"<text:s/></text:span><text:span text:style-name="T546_28">format</text:span></text:p>
      <text:p text:style-name="P547"/>
      <text:p text:style-name="P548"><text:span text:style-name="T548_1">   <text:s/></text:span><text:span text:style-name="T548_2">toString</text:span><text:span text:style-name="T548_3">() <text:s/>=&gt; <text:s/></text:span><text:span text:style-name="T548_4">string</text:span></text:p>
      <text:p text:style-name="P549"><text:span text:style-name="T549_1">       <text:s/></text:span><text:span text:style-name="T549_2">Return</text:span><text:span text:style-name="T549_3"><text:s/></text:span><text:span text:style-name="T549_4">a</text:span><text:span text:style-name="T549_5"><text:s/></text:span><text:span text:style-name="T549_6">compact</text:span><text:span text:style-name="T549_7"><text:s/></text:span><text:span text:style-name="T549_8">representation</text:span><text:span text:style-name="T549_9"><text:s/></text:span><text:span text:style-name="T549_10">of</text:span><text:span text:style-name="T549_11"><text:s/></text:span><text:span text:style-name="T549_12">this</text:span><text:span text:style-name="T549_13"><text:s/></text:span><text:span text:style-name="T549_14">object</text:span><text:span text:style-name="T549_15">,<text:s/></text:span><text:span text:style-name="T549_16">incorporating</text:span><text:span text:style-name="T549_17"><text:s/></text:span><text:span text:style-name="T549_18">its</text:span><text:span text:style-name="T549_19"><text:s/></text:span><text:span text:style-name="T549_20">type</text:span><text:span text:style-name="T549_21"><text:s/></text:span><text:span text:style-name="T549_22">and</text:span><text:span text:style-name="T549_23"><text:s/></text:span><text:span text:style-name="T549_24">bounds</text:span></text:p>
      <text:h text:style-name="P550" text:outline-level="10"><text:bookmark-start text:name="h.01e109fc6734"/><text:bookmark-end text:name="h.01e109fc6734"/><text:span text:style-name="T550_1">object</text:span><text:span text:style-name="T550_2"><text:s/></text:span><text:span text:style-name="T550_3">HGeographicType</text:span></text:h>
      <text:p text:style-name="P551"><text:span text:style-name="T551_1">HGeographicType</text:span><text:span text:style-name="T551_2"><text:s/></text:span><text:span text:style-name="T551_3">is</text:span><text:span text:style-name="T551_4"><text:s/></text:span><text:span text:style-name="T551_5">a</text:span><text:span text:style-name="T551_6"><text:s/></text:span><text:span text:style-name="T551_7">collection</text:span><text:span text:style-name="T551_8"><text:s/></text:span><text:span text:style-name="T551_9">of</text:span><text:span text:style-name="T551_10"><text:s/></text:span><text:span text:style-name="T551_11">constants</text:span><text:span text:style-name="T551_12"><text:s/></text:span><text:span text:style-name="T551_13">representing</text:span><text:span text:style-name="T551_14"><text:s/></text:span><text:span text:style-name="T551_15">the</text:span><text:span text:style-name="T551_16"><text:s/></text:span><text:span text:style-name="T551_17">different</text:span><text:span text:style-name="T551_18"><text:s/></text:span><text:span text:style-name="T551_19">kinds</text:span><text:span text:style-name="T551_20"><text:s/></text:span><text:span text:style-name="T551_21">of</text:span><text:span text:style-name="T551_22"><text:s/></text:span><text:span text:style-name="T551_23">geographic</text:span><text:span text:style-name="T551_24"><text:s/></text:span><text:span text:style-name="T551_25">value</text:span><text:span text:style-name="T551_26">.</text:span></text:p>
      <text:p text:style-name="P552"><text:span text:style-name="T552_1">Constants</text:span></text:p>
      <text:p text:style-name="P553"><text:span text:style-name="T553_1">   <text:s/></text:span><text:span text:style-name="T553_2">BOUNDS</text:span></text:p>
      <text:p text:style-name="P554"><text:span text:style-name="T554_1"> <text:tab/>  <text:s/></text:span><text:span text:style-name="T554_2">A</text:span><text:span text:style-name="T554_3"><text:s/></text:span><text:span text:style-name="T554_4">rectangular</text:span><text:span text:style-name="T554_5"><text:s/></text:span><text:span text:style-name="T554_6">region</text:span><text:span text:style-name="T554_7"><text:s/>(</text:span><text:span text:style-name="T554_8">minimum</text:span><text:span text:style-name="T554_9"><text:s/>/<text:s/></text:span><text:span text:style-name="T554_10">maximum</text:span><text:span text:style-name="T554_11"><text:s/></text:span><text:span text:style-name="T554_12">longitude</text:span><text:span text:style-name="T554_13"><text:s/></text:span><text:span text:style-name="T554_14">and</text:span><text:span text:style-name="T554_15"><text:s/></text:span><text:span text:style-name="T554_16">latitude</text:span><text:span text:style-name="T554_17">)</text:span></text:p>
      <text:p text:style-name="P555"><text:span text:style-name="T555_1">   <text:s/></text:span><text:span text:style-name="T555_2">CIRCLE</text:span></text:p>
      <text:p text:style-name="P556"><text:span text:style-name="T556_1">       <text:s/></text:span><text:span text:style-name="T556_2">A</text:span><text:span text:style-name="T556_3"><text:s/></text:span><text:span text:style-name="T556_4">nominally</text:span><text:span text:style-name="T556_5"><text:s/>"</text:span><text:span text:style-name="T556_6">circular</text:span><text:span text:style-name="T556_7">"<text:s/></text:span><text:span text:style-name="T556_8">region</text:span><text:span text:style-name="T556_9"><text:s/>(</text:span><text:span text:style-name="T556_10">a</text:span><text:span text:style-name="T556_11"><text:s/></text:span><text:span text:style-name="T556_12">central</text:span><text:span text:style-name="T556_13"><text:s/></text:span><text:span text:style-name="T556_14">point</text:span><text:span text:style-name="T556_15"><text:s/></text:span><text:span text:style-name="T556_16">with</text:span><text:span text:style-name="T556_17"><text:s/></text:span><text:span text:style-name="T556_18">a</text:span><text:span text:style-name="T556_19"><text:s/></text:span><text:span text:style-name="T556_20">radius</text:span><text:span text:style-name="T556_21"><text:s/></text:span><text:span text:style-name="T556_22">assuming</text:span><text:span text:style-name="T556_23"><text:s/></text:span><text:span text:style-name="T556_24">distance</text:span><text:span text:style-name="T556_25">-</text:span><text:span text:style-name="T556_26">equivalence</text:span><text:span text:style-name="T556_27"><text:s/></text:span><text:span text:style-name="T556_28">of</text:span><text:span text:style-name="T556_29"><text:s/></text:span><text:span text:style-name="T556_30">latitude</text:span><text:span text:style-name="T556_31"><text:s/></text:span><text:span text:style-name="T556_32">and</text:span><text:span text:style-name="T556_33"><text:s/></text:span><text:span text:style-name="T556_34">longitude</text:span><text:span text:style-name="T556_35">)</text:span></text:p>
      <text:p text:style-name="P557"><text:span text:style-name="T557_1">   <text:s/></text:span><text:span text:style-name="T557_2">POLYGON</text:span></text:p>
      <text:p text:style-name="P558"><text:span text:style-name="T558_1"> <text:tab/>  <text:s/></text:span><text:span text:style-name="T558_2">A</text:span><text:span text:style-name="T558_3"><text:s/></text:span><text:span text:style-name="T558_4">contiguous</text:span><text:span text:style-name="T558_5"><text:s/></text:span><text:span text:style-name="T558_6">region</text:span><text:span text:style-name="T558_7"><text:s/></text:span><text:span text:style-name="T558_8">defined</text:span><text:span text:style-name="T558_9"><text:s/></text:span><text:span text:style-name="T558_10">by</text:span><text:span text:style-name="T558_11"><text:s/></text:span><text:span text:style-name="T558_12">at</text:span><text:span text:style-name="T558_13"><text:s/></text:span><text:span text:style-name="T558_14">least</text:span><text:span text:style-name="T558_15"><text:s/></text:span><text:span text:style-name="T558_16">three</text:span><text:span text:style-name="T558_17"><text:s/></text:span><text:span text:style-name="T558_18">vertices</text:span></text:p>
      <text:p text:style-name="P559"><text:span text:style-name="T559_1">   <text:s/></text:span><text:span text:style-name="T559_2">PATH</text:span></text:p>
      <text:p text:style-name="P560"><text:span text:style-name="T560_1"> <text:tab/>  <text:s/></text:span><text:span text:style-name="T560_2">A</text:span><text:span text:style-name="T560_3"><text:s/></text:span><text:span text:style-name="T560_4">series</text:span><text:span text:style-name="T560_5"><text:s/></text:span><text:span text:style-name="T560_6">of</text:span><text:span text:style-name="T560_7"><text:s/></text:span><text:span text:style-name="T560_8">connected</text:span><text:span text:style-name="T560_9"><text:s/></text:span><text:span text:style-name="T560_10">points</text:span><text:span text:style-name="T560_11"><text:s/></text:span><text:span text:style-name="T560_12">with</text:span><text:span text:style-name="T560_13"><text:s/></text:span><text:span text:style-name="T560_14">an</text:span><text:span text:style-name="T560_15"><text:s/></text:span><text:span text:style-name="T560_16">associated</text:span><text:span text:style-name="T560_17"><text:s/></text:span><text:span text:style-name="T560_18">directionality</text:span></text:p>
      <text:p text:style-name="P561"><text:span text:style-name="T561_1">   <text:s/></text:span><text:span text:style-name="T561_2">POINT</text:span></text:p>
      <text:p text:style-name="P562"><text:span text:style-name="T562_1"> <text:tab/>  <text:s/></text:span><text:span text:style-name="T562_2">A</text:span><text:span text:style-name="T562_3"><text:s/></text:span><text:span text:style-name="T562_4">single</text:span><text:span text:style-name="T562_5"><text:s/></text:span><text:span text:style-name="T562_6">latitude</text:span><text:span text:style-name="T562_7"><text:s/>+<text:s/></text:span><text:span text:style-name="T562_8">longitude</text:span></text:p>
      <text:p text:style-name="P563"/>
      <text:h text:style-name="P564" text:outline-level="10"><text:bookmark-start text:name="h.12c17f770472"/><text:bookmark-end text:name="h.12c17f770472"/><text:span text:style-name="T564_1">class</text:span><text:span text:style-name="T564_2"><text:s/></text:span><text:span text:style-name="T564_3">HFile</text:span></text:h>
      <text:p text:style-name="P565"><text:span text:style-name="T565_1">An</text:span><text:span text:style-name="T565_2"><text:s/></text:span><text:span text:style-name="T565_3">HFile</text:span><text:span text:style-name="T565_4"><text:s/></text:span><text:span text:style-name="T565_5">object</text:span><text:span text:style-name="T565_6"><text:s/></text:span><text:span text:style-name="T565_7">represents</text:span><text:span text:style-name="T565_8"><text:s/></text:span><text:span text:style-name="T565_9">a</text:span><text:span text:style-name="T565_10"><text:s/></text:span><text:span text:style-name="T565_11">file</text:span><text:span text:style-name="T565_12"><text:s/></text:span><text:span text:style-name="T565_13">that</text:span><text:span text:style-name="T565_14"><text:s/></text:span><text:span text:style-name="T565_15">has</text:span><text:span text:style-name="T565_16"><text:s/></text:span><text:span text:style-name="T565_17">been</text:span><text:span text:style-name="T565_18"><text:s/></text:span><text:span text:style-name="T565_19">uploaded</text:span><text:span text:style-name="T565_20"><text:s/></text:span><text:span text:style-name="T565_21">to</text:span><text:span text:style-name="T565_22"><text:s/></text:span><text:span text:style-name="T565_23">the</text:span><text:span text:style-name="T565_24"><text:s/></text:span><text:span text:style-name="T565_25">Heurist</text:span><text:span text:style-name="T565_26"><text:s/></text:span><text:span text:style-name="T565_27">system</text:span><text:span text:style-name="T565_28">,<text:s/></text:span><text:span text:style-name="T565_29">and</text:span><text:span text:style-name="T565_30"><text:s/></text:span><text:span text:style-name="T565_31">can</text:span><text:span text:style-name="T565_32"><text:s/></text:span><text:span text:style-name="T565_33">be</text:span><text:span text:style-name="T565_34"><text:s/></text:span><text:span text:style-name="T565_35">attached</text:span><text:span text:style-name="T565_36"><text:s/></text:span><text:span text:style-name="T565_37">to</text:span><text:span text:style-name="T565_38"><text:s/></text:span><text:span text:style-name="T565_39">Heurist</text:span><text:span text:style-name="T565_40"><text:s/></text:span><text:span text:style-name="T565_41">records</text:span><text:span text:style-name="T565_42"><text:s/></text:span><text:span text:style-name="T565_43">as</text:span><text:span text:style-name="T565_44"><text:s/></text:span><text:span text:style-name="T565_45">a</text:span><text:span text:style-name="T565_46"><text:s/></text:span><text:span text:style-name="T565_47">bibliographic</text:span><text:span text:style-name="T565_48"><text:s/></text:span><text:span text:style-name="T565_49">detail</text:span><text:span text:style-name="T565_50"><text:s/></text:span><text:span text:style-name="T565_51">of</text:span><text:span text:style-name="T565_52"><text:s/></text:span><text:span text:style-name="T565_53">the</text:span><text:span text:style-name="T565_54"><text:s/></text:span><text:span text:style-name="T565_55">file</text:span><text:span text:style-name="T565_56"><text:s/></text:span><text:span text:style-name="T565_57">variety</text:span><text:span text:style-name="T565_58">. <text:s/></text:span><text:span text:style-name="T565_59">HFile</text:span><text:span text:style-name="T565_60"><text:s/></text:span><text:span text:style-name="T565_61">has</text:span><text:span text:style-name="T565_62"><text:s/></text:span><text:span text:style-name="T565_63">no</text:span><text:span text:style-name="T565_64"><text:s/></text:span><text:span text:style-name="T565_65">constructor</text:span><text:span text:style-name="T565_66">:<text:s/></text:span><text:span text:style-name="T565_67">previously</text:span><text:span text:style-name="T565_68"><text:s/></text:span><text:span text:style-name="T565_69">uploaded</text:span><text:span text:style-name="T565_70"><text:s/></text:span><text:span text:style-name="T565_71">files</text:span><text:span text:style-name="T565_72"><text:s/></text:span><text:span text:style-name="T565_73">may</text:span><text:span text:style-name="T565_74"><text:s/></text:span><text:span text:style-name="T565_75">be</text:span><text:span text:style-name="T565_76"><text:s/></text:span><text:span text:style-name="T565_77">exposed</text:span><text:span text:style-name="T565_78"><text:s/></text:span><text:span text:style-name="T565_79">as</text:span><text:span text:style-name="T565_80"><text:s/></text:span><text:span text:style-name="T565_81">HFile</text:span><text:span text:style-name="T565_82"><text:s/></text:span><text:span text:style-name="T565_83">objects</text:span><text:span text:style-name="T565_84"><text:s/></text:span><text:span text:style-name="T565_85">using</text:span><text:span text:style-name="T565_86"><text:s/></text:span><text:span text:style-name="T565_87">HStorageManager</text:span><text:span text:style-name="T565_88">::</text:span><text:span text:style-name="T565_89">findFile</text:span><text:span text:style-name="T565_90">,<text:s/></text:span><text:span text:style-name="T565_91">or</text:span><text:span text:style-name="T565_92"><text:s/></text:span><text:span text:style-name="T565_93">new</text:span><text:span text:style-name="T565_94"><text:s/></text:span><text:span text:style-name="T565_95">files</text:span><text:span text:style-name="T565_96"><text:s/></text:span><text:span text:style-name="T565_97">may</text:span><text:span text:style-name="T565_98"><text:s/></text:span><text:span text:style-name="T565_99">be</text:span><text:span text:style-name="T565_100"><text:s/></text:span><text:span text:style-name="T565_101">uploaded</text:span><text:span text:style-name="T565_102"><text:s/></text:span><text:span text:style-name="T565_103">using</text:span><text:span text:style-name="T565_104"><text:s/></text:span><text:span text:style-name="T565_105">HStorageManager</text:span><text:span text:style-name="T565_106">::</text:span><text:span text:style-name="T565_107">saveFile</text:span><text:span text:style-name="T565_108">.</text:span></text:p>
      <text:p text:style-name="P566"><text:span text:style-name="T566_1">Methods</text:span></text:p>
      <text:p text:style-name="P567"><text:span text:style-name="T567_1">   <text:s/></text:span><text:span text:style-name="T567_2">getOriginalName</text:span><text:span text:style-name="T567_3">() <text:s/>=&gt; <text:s/></text:span><text:span text:style-name="T567_4">string</text:span></text:p>
      <text:p text:style-name="P568"><text:span text:style-name="T568_1"> <text:tab/>  <text:s/></text:span><text:span text:style-name="T568_2">Return</text:span><text:span text:style-name="T568_3"><text:s/></text:span><text:span text:style-name="T568_4">the</text:span><text:span text:style-name="T568_5"><text:s/></text:span><text:span text:style-name="T568_6">name</text:span><text:span text:style-name="T568_7"><text:s/></text:span><text:span text:style-name="T568_8">of</text:span><text:span text:style-name="T568_9"><text:s/></text:span><text:span text:style-name="T568_10">the</text:span><text:span text:style-name="T568_11"><text:s/></text:span><text:span text:style-name="T568_12">uploaded</text:span><text:span text:style-name="T568_13"><text:s/></text:span><text:span text:style-name="T568_14">file</text:span><text:span text:style-name="T568_15"><text:s/></text:span><text:span text:style-name="T568_16">originally</text:span><text:span text:style-name="T568_17"><text:s/></text:span><text:span text:style-name="T568_18">uploaded</text:span><text:span text:style-name="T568_19"><text:s/></text:span><text:span text:style-name="T568_20">to</text:span><text:span text:style-name="T568_21"><text:s/></text:span><text:span text:style-name="T568_22">the</text:span><text:span text:style-name="T568_23"><text:s/></text:span><text:span text:style-name="T568_24">Heurist</text:span><text:span text:style-name="T568_25"><text:s/></text:span><text:span text:style-name="T568_26">system</text:span><text:span text:style-name="T568_27">,<text:s/></text:span><text:span text:style-name="T568_28">as</text:span><text:span text:style-name="T568_29"><text:s/></text:span><text:span text:style-name="T568_30">reported</text:span><text:span text:style-name="T568_31"><text:s/></text:span><text:span text:style-name="T568_32">by</text:span><text:span text:style-name="T568_33"><text:s/></text:span><text:span text:style-name="T568_34">the</text:span><text:span text:style-name="T568_35"><text:s/></text:span><text:span text:style-name="T568_36">uploader</text:span><text:span text:style-name="T568_37">'</text:span><text:span text:style-name="T568_38">s</text:span><text:span text:style-name="T568_39"><text:s/></text:span><text:span text:style-name="T568_40">computer</text:span></text:p>
      <text:p text:style-name="P569"><text:span text:style-name="T569_1">   <text:s/></text:span><text:span text:style-name="T569_2">getSize</text:span><text:span text:style-name="T569_3">() <text:s/>=&gt; <text:s/></text:span><text:span text:style-name="T569_4">int</text:span></text:p>
      <text:p text:style-name="P570"><text:span text:style-name="T570_1"> <text:tab/>  <text:s/></text:span><text:span text:style-name="T570_2">Return</text:span><text:span text:style-name="T570_3"><text:s/></text:span><text:span text:style-name="T570_4">the</text:span><text:span text:style-name="T570_5"><text:s/></text:span><text:span text:style-name="T570_6">size</text:span><text:span text:style-name="T570_7"><text:s/></text:span><text:span text:style-name="T570_8">of</text:span><text:span text:style-name="T570_9"><text:s/></text:span><text:span text:style-name="T570_10">the</text:span><text:span text:style-name="T570_11"><text:s/></text:span><text:span text:style-name="T570_12">file</text:span><text:span text:style-name="T570_13"><text:s/></text:span><text:span text:style-name="T570_14">in</text:span><text:span text:style-name="T570_15"><text:s/></text:span><text:span text:style-name="T570_16">octets</text:span><text:span text:style-name="T570_17"><text:s/>(</text:span><text:span text:style-name="T570_18">bytes</text:span><text:span text:style-name="T570_19">)</text:span></text:p>
      <text:p text:style-name="P571"><text:span text:style-name="T571_1">   <text:s/></text:span><text:span text:style-name="T571_2">getType</text:span><text:span text:style-name="T571_3">() <text:s/>=&gt; <text:s/></text:span><text:span text:style-name="T571_4">string</text:span></text:p>
      <text:p text:style-name="P572"><text:span text:style-name="T572_1"> <text:tab/>  <text:s/></text:span><text:span text:style-name="T572_2">Return</text:span><text:span text:style-name="T572_3"><text:s/></text:span><text:span text:style-name="T572_4">a</text:span><text:span text:style-name="T572_5"><text:s/>"</text:span><text:span text:style-name="T572_6">best</text:span><text:span text:style-name="T572_7"><text:s/></text:span><text:span text:style-name="T572_8">guess</text:span><text:span text:style-name="T572_9">"<text:s/></text:span><text:span text:style-name="T572_10">at</text:span><text:span text:style-name="T572_11"><text:s/></text:span><text:span text:style-name="T572_12">the</text:span><text:span text:style-name="T572_13"><text:s/></text:span><text:span text:style-name="T572_14">MIME</text:span><text:span text:style-name="T572_15"><text:s/></text:span><text:span text:style-name="T572_16">type</text:span><text:span text:style-name="T572_17"><text:s/></text:span><text:span text:style-name="T572_18">of</text:span><text:span text:style-name="T572_19"><text:s/></text:span><text:span text:style-name="T572_20">the</text:span><text:span text:style-name="T572_21"><text:s/></text:span><text:span text:style-name="T572_22">file</text:span><text:span text:style-name="T572_23">,<text:s/></text:span><text:span text:style-name="T572_24">e</text:span><text:span text:style-name="T572_25">.</text:span><text:span text:style-name="T572_26">g</text:span><text:span text:style-name="T572_27">.<text:s/>"</text:span><text:span text:style-name="T572_28">image</text:span><text:span text:style-name="T572_29">/</text:span><text:span text:style-name="T572_30">jpeg</text:span><text:span text:style-name="T572_31">"</text:span></text:p>
      <text:p text:style-name="P573"><text:span text:style-name="T573_1">   <text:s/></text:span><text:span text:style-name="T573_2">getDescription</text:span><text:span text:style-name="T573_3">() <text:s/>=&gt;<text:s/></text:span><text:span text:style-name="T573_4">string</text:span></text:p>
      <text:p text:style-name="P574"><text:span text:style-name="T574_1"> <text:tab/>  <text:s/></text:span><text:span text:style-name="T574_2">Return</text:span><text:span text:style-name="T574_3"><text:s/></text:span><text:span text:style-name="T574_4">the</text:span><text:span text:style-name="T574_5"><text:s/></text:span><text:span text:style-name="T574_6">description</text:span><text:span text:style-name="T574_7"><text:s/></text:span><text:span text:style-name="T574_8">associated</text:span><text:span text:style-name="T574_9"><text:s/></text:span><text:span text:style-name="T574_10">with</text:span><text:span text:style-name="T574_11"><text:s/></text:span><text:span text:style-name="T574_12">this</text:span><text:span text:style-name="T574_13"><text:s/></text:span><text:span text:style-name="T574_14">file</text:span><text:span text:style-name="T574_15">,<text:s/></text:span><text:span text:style-name="T574_16">or</text:span><text:span text:style-name="T574_17"><text:s/></text:span><text:span text:style-name="T574_18">null</text:span><text:span text:style-name="T574_19"><text:s/></text:span><text:span text:style-name="T574_20">if</text:span><text:span text:style-name="T574_21"><text:s/></text:span><text:span text:style-name="T574_22">it</text:span><text:span text:style-name="T574_23">'</text:span><text:span text:style-name="T574_24">s</text:span><text:span text:style-name="T574_25"><text:s/></text:span><text:span text:style-name="T574_26">not</text:span><text:span text:style-name="T574_27"><text:s/></text:span><text:span text:style-name="T574_28">set</text:span></text:p>
      <text:p text:style-name="P575"><text:span text:style-name="T575_1">   <text:s/></text:span><text:span text:style-name="T575_2">getURL</text:span><text:span text:style-name="T575_3">() <text:s/>=&gt;<text:s/></text:span><text:span text:style-name="T575_4">string</text:span></text:p>
      <text:p text:style-name="P576"><text:span text:style-name="T576_1"> <text:tab/>  <text:s/></text:span><text:span text:style-name="T576_2">Return</text:span><text:span text:style-name="T576_3"><text:s/></text:span><text:span text:style-name="T576_4">a</text:span><text:span text:style-name="T576_5"><text:s/></text:span><text:span text:style-name="T576_6">URL</text:span><text:span text:style-name="T576_7"><text:s/></text:span><text:span text:style-name="T576_8">from</text:span><text:span text:style-name="T576_9"><text:s/></text:span><text:span text:style-name="T576_10">which</text:span><text:span text:style-name="T576_11"><text:s/></text:span><text:span text:style-name="T576_12">the</text:span><text:span text:style-name="T576_13"><text:s/></text:span><text:span text:style-name="T576_14">file</text:span><text:span text:style-name="T576_15"><text:s/></text:span><text:span text:style-name="T576_16">may</text:span><text:span text:style-name="T576_17"><text:s/></text:span><text:span text:style-name="T576_18">be</text:span><text:span text:style-name="T576_19"><text:s/></text:span><text:span text:style-name="T576_20">downloaded</text:span></text:p>
      <text:p text:style-name="P577"><text:span text:style-name="T577_1">   <text:s/></text:span><text:span text:style-name="T577_2">getThumbnailURL</text:span><text:span text:style-name="T577_3">() <text:s/>=&gt; <text:s/></text:span><text:span text:style-name="T577_4">string</text:span></text:p>
      <text:p text:style-name="P578"><text:span text:style-name="T578_1"> <text:tab/>  <text:s/></text:span><text:span text:style-name="T578_2">Return</text:span><text:span text:style-name="T578_3"><text:s/></text:span><text:span text:style-name="T578_4">a</text:span><text:span text:style-name="T578_5"><text:s/></text:span><text:span text:style-name="T578_6">URL</text:span><text:span text:style-name="T578_7"><text:s/></text:span><text:span text:style-name="T578_8">for</text:span><text:span text:style-name="T578_9"><text:s/></text:span><text:span text:style-name="T578_10">a</text:span><text:span text:style-name="T578_11"><text:s/></text:span><text:span text:style-name="T578_12">thumbnail</text:span><text:span text:style-name="T578_13"><text:s/></text:span><text:span text:style-name="T578_14">image</text:span><text:span text:style-name="T578_15"><text:s/></text:span><text:span text:style-name="T578_16">of</text:span><text:span text:style-name="T578_17"><text:s/></text:span><text:span text:style-name="T578_18">the</text:span><text:span text:style-name="T578_19"><text:s/></text:span><text:span text:style-name="T578_20">file</text:span></text:p>
      <text:p text:style-name="P579"/>
      <text:h text:style-name="P580" text:outline-level="10"><text:bookmark-start text:name="h.473803a1ae50"/><text:bookmark-end text:name="h.473803a1ae50"/><text:span text:style-name="T580_1">class</text:span><text:span text:style-name="T580_2"><text:s/></text:span><text:span text:style-name="T580_3">HFileSearchOptions</text:span></text:h>
      <text:p text:style-name="P581"><text:span text:style-name="T581_1">Instances</text:span><text:span text:style-name="T581_2"><text:s/></text:span><text:span text:style-name="T581_3">of</text:span><text:span text:style-name="T581_4"><text:s/></text:span><text:span text:style-name="T581_5">this</text:span><text:span text:style-name="T581_6"><text:s/></text:span><text:span text:style-name="T581_7">class</text:span><text:span text:style-name="T581_8"><text:s/></text:span><text:span text:style-name="T581_9">are</text:span><text:span text:style-name="T581_10"><text:s/></text:span><text:span text:style-name="T581_11">used</text:span><text:span text:style-name="T581_12"><text:s/></text:span><text:span text:style-name="T581_13">to</text:span><text:span text:style-name="T581_14"><text:s/></text:span><text:span text:style-name="T581_15">specify</text:span><text:span text:style-name="T581_16"><text:s/></text:span><text:span text:style-name="T581_17">searches</text:span><text:span text:style-name="T581_18"><text:s/></text:span><text:span text:style-name="T581_19">for</text:span><text:span text:style-name="T581_20"><text:s/></text:span><text:span text:style-name="T581_21">file</text:span><text:span text:style-name="T581_22"><text:s/></text:span><text:span text:style-name="T581_23">objects</text:span><text:span text:style-name="T581_24"><text:s/></text:span><text:span text:style-name="T581_25">in</text:span><text:span text:style-name="T581_26"><text:s/></text:span><text:span text:style-name="T581_27">an</text:span><text:span text:style-name="T581_28"><text:s/></text:span><text:span text:style-name="T581_29">HStorageManager</text:span><text:span text:style-name="T581_30">. <text:s/></text:span><text:span text:style-name="T581_31">There</text:span><text:span text:style-name="T581_32"><text:s/></text:span><text:span text:style-name="T581_33">is</text:span><text:span text:style-name="T581_34"><text:s/></text:span><text:span text:style-name="T581_35">no</text:span><text:span text:style-name="T581_36"><text:s/></text:span><text:span text:style-name="T581_37">constructor</text:span><text:span text:style-name="T581_38"><text:s/></text:span><text:span text:style-name="T581_39">for</text:span><text:span text:style-name="T581_40"><text:s/></text:span><text:span text:style-name="T581_41">this</text:span><text:span text:style-name="T581_42"><text:s/></text:span><text:span text:style-name="T581_43">class</text:span><text:span text:style-name="T581_44">. <text:s/></text:span><text:span text:style-name="T581_45">Instead</text:span><text:span text:style-name="T581_46">,<text:s/></text:span><text:span text:style-name="T581_47">this</text:span><text:span text:style-name="T581_48"><text:s/></text:span><text:span text:style-name="T581_49">class</text:span><text:span text:style-name="T581_50"><text:s/></text:span><text:span text:style-name="T581_51">is</text:span><text:span text:style-name="T581_52"><text:s/></text:span><text:span text:style-name="T581_53">instantiated</text:span><text:span text:style-name="T581_54"><text:s/></text:span><text:span text:style-name="T581_55">as</text:span><text:span text:style-name="T581_56"><text:s/></text:span><text:span text:style-name="T581_57">a</text:span><text:span text:style-name="T581_58"><text:s/></text:span><text:span text:style-name="T581_59">javascript</text:span><text:span text:style-name="T581_60"><text:s/></text:span><text:span text:style-name="T581_61">object</text:span><text:span text:style-name="T581_62"><text:s/></text:span><text:span text:style-name="T581_63">literal</text:span><text:span text:style-name="T581_64">. <text:s/></text:span><text:span text:style-name="T581_65">At</text:span><text:span text:style-name="T581_66"><text:s/></text:span><text:span text:style-name="T581_67">least</text:span><text:span text:style-name="T581_68"><text:s/></text:span><text:span text:style-name="T581_69">one</text:span><text:span text:style-name="T581_70"><text:s/></text:span><text:span text:style-name="T581_71">option</text:span><text:span text:style-name="T581_72"><text:s/></text:span><text:span text:style-name="T581_73">must</text:span><text:span text:style-name="T581_74"><text:s/></text:span><text:span text:style-name="T581_75">be</text:span><text:span text:style-name="T581_76"><text:s/></text:span><text:span text:style-name="T581_77">specified</text:span><text:span text:style-name="T581_78">.</text:span></text:p>
      <text:p text:style-name="P582"><text:span text:style-name="T582_1">Properties</text:span></text:p>
      <text:p text:style-name="P583"><text:span text:style-name="T583_1">   <text:s/></text:span><text:span text:style-name="T583_2">file</text:span><text:span text:style-name="T583_3">-</text:span><text:span text:style-name="T583_4">name</text:span><text:span text:style-name="T583_5">:<text:s/></text:span><text:span text:style-name="T583_6">string</text:span></text:p>
      <text:p text:style-name="P584"><text:span text:style-name="T584_1"> <text:tab/>  <text:s/></text:span><text:span text:style-name="T584_2">A</text:span><text:span text:style-name="T584_3"><text:s/></text:span><text:span text:style-name="T584_4">pattern</text:span><text:span text:style-name="T584_5"><text:s/></text:span><text:span text:style-name="T584_6">to</text:span><text:span text:style-name="T584_7"><text:s/></text:span><text:span text:style-name="T584_8">be</text:span><text:span text:style-name="T584_9"><text:s/></text:span><text:span text:style-name="T584_10">used</text:span><text:span text:style-name="T584_11"><text:s/></text:span><text:span text:style-name="T584_12">in</text:span><text:span text:style-name="T584_13"><text:s/></text:span><text:span text:style-name="T584_14">matching</text:span><text:span text:style-name="T584_15"><text:s/></text:span><text:span text:style-name="T584_16">against</text:span><text:span text:style-name="T584_17"><text:s/></text:span><text:span text:style-name="T584_18">the</text:span><text:span text:style-name="T584_19"><text:s/></text:span><text:span text:style-name="T584_20">name</text:span><text:span text:style-name="T584_21"><text:s/></text:span><text:span text:style-name="T584_22">of</text:span><text:span text:style-name="T584_23"><text:s/></text:span><text:span text:style-name="T584_24">the</text:span><text:span text:style-name="T584_25"><text:s/></text:span><text:span text:style-name="T584_26">file</text:span><text:span text:style-name="T584_27"><text:s/></text:span><text:span text:style-name="T584_28">as</text:span><text:span text:style-name="T584_29"><text:s/></text:span><text:span text:style-name="T584_30">it</text:span><text:span text:style-name="T584_31"><text:s/></text:span><text:span text:style-name="T584_32">was</text:span><text:span text:style-name="T584_33"><text:s/></text:span><text:span text:style-name="T584_34">uploaded</text:span><text:span text:style-name="T584_35"><text:s/></text:span><text:span text:style-name="T584_36">to</text:span><text:span text:style-name="T584_37"><text:s/></text:span><text:span text:style-name="T584_38">the</text:span><text:span text:style-name="T584_39"><text:s/></text:span><text:span text:style-name="T584_40">Heurist</text:span><text:span text:style-name="T584_41"><text:s/></text:span><text:span text:style-name="T584_42">system</text:span><text:span text:style-name="T584_43">. <text:s/></text:span><text:span text:style-name="T584_44">Normal</text:span><text:span text:style-name="T584_45"><text:s/></text:span><text:span text:style-name="T584_46">UNIX</text:span><text:span text:style-name="T584_47"><text:s/></text:span><text:span text:style-name="T584_48">glob</text:span><text:span text:style-name="T584_49">-</text:span><text:span text:style-name="T584_50">style</text:span><text:span text:style-name="T584_51"><text:s/></text:span><text:span text:style-name="T584_52">semantics</text:span><text:span text:style-name="T584_53"><text:s/></text:span><text:span text:style-name="T584_54">apply</text:span><text:span text:style-name="T584_55">.</text:span></text:p>
      <text:p text:style-name="P585"><text:span text:style-name="T585_1">   <text:s/></text:span><text:span text:style-name="T585_2">file</text:span><text:span text:style-name="T585_3">-</text:span><text:span text:style-name="T585_4">description</text:span><text:span text:style-name="T585_5">:<text:s/></text:span><text:span text:style-name="T585_6">string</text:span></text:p>
      <text:p text:style-name="P586"><text:span text:style-name="T586_1"> <text:tab/>  <text:s/></text:span><text:span text:style-name="T586_2">A</text:span><text:span text:style-name="T586_3"><text:s/></text:span><text:span text:style-name="T586_4">string</text:span><text:span text:style-name="T586_5"><text:s/></text:span><text:span text:style-name="T586_6">to</text:span><text:span text:style-name="T586_7"><text:s/></text:span><text:span text:style-name="T586_8">match</text:span><text:span text:style-name="T586_9"><text:s/></text:span><text:span text:style-name="T586_10">against</text:span><text:span text:style-name="T586_11"><text:s/></text:span><text:span text:style-name="T586_12">the</text:span><text:span text:style-name="T586_13"><text:s/></text:span><text:span text:style-name="T586_14">optional</text:span><text:span text:style-name="T586_15"><text:s/></text:span><text:span text:style-name="T586_16">description</text:span><text:span text:style-name="T586_17"><text:s/></text:span><text:span text:style-name="T586_18">associated</text:span><text:span text:style-name="T586_19"><text:s/></text:span><text:span text:style-name="T586_20">with</text:span><text:span text:style-name="T586_21"><text:s/></text:span><text:span text:style-name="T586_22">a</text:span><text:span text:style-name="T586_23"><text:s/></text:span><text:span text:style-name="T586_24">file</text:span><text:span text:style-name="T586_25"><text:s/></text:span><text:span text:style-name="T586_26">resource</text:span><text:span text:style-name="T586_27">. <text:s/></text:span><text:span text:style-name="T586_28">Note</text:span><text:span text:style-name="T586_29"><text:s/></text:span><text:span text:style-name="T586_30">that</text:span><text:span text:style-name="T586_31"><text:s/></text:span><text:span text:style-name="T586_32">since</text:span><text:span text:style-name="T586_33"><text:s/></text:span><text:span text:style-name="T586_34">Heurist</text:span><text:span text:style-name="T586_35"><text:s/></text:span><text:span text:style-name="T586_36">does</text:span><text:span text:style-name="T586_37"><text:s/></text:span><text:span text:style-name="T586_38">not</text:span><text:span text:style-name="T586_39"><text:s/></text:span><text:span text:style-name="T586_40">force</text:span><text:span text:style-name="T586_41"><text:s/></text:span><text:span text:style-name="T586_42">files</text:span><text:span text:style-name="T586_43"><text:s/></text:span><text:span text:style-name="T586_44">to</text:span><text:span text:style-name="T586_45"><text:s/></text:span><text:span text:style-name="T586_46">have</text:span><text:span text:style-name="T586_47"><text:s/></text:span><text:span text:style-name="T586_48">an</text:span><text:span text:style-name="T586_49"><text:s/></text:span><text:span text:style-name="T586_50">associated</text:span><text:span text:style-name="T586_51"><text:s/></text:span><text:span text:style-name="T586_52">description</text:span><text:span text:style-name="T586_53">,<text:s/></text:span><text:span text:style-name="T586_54">specifying</text:span><text:span text:style-name="T586_55"><text:s/></text:span><text:span text:style-name="T586_56">the</text:span><text:span text:style-name="T586_57"><text:s/></text:span><text:span text:style-name="T586_58">file</text:span><text:span text:style-name="T586_59">-</text:span><text:span text:style-name="T586_60">description</text:span><text:span text:style-name="T586_61"><text:s/></text:span><text:span text:style-name="T586_62">option</text:span><text:span text:style-name="T586_63"><text:s/></text:span><text:span text:style-name="T586_64">may</text:span><text:span text:style-name="T586_65"><text:s/></text:span><text:span text:style-name="T586_66">substantially</text:span><text:span text:style-name="T586_67"><text:s/></text:span><text:span text:style-name="T586_68">restrict</text:span><text:span text:style-name="T586_69"><text:s/></text:span><text:span text:style-name="T586_70">the</text:span><text:span text:style-name="T586_71"><text:s/></text:span><text:span text:style-name="T586_72">number</text:span><text:span text:style-name="T586_73"><text:s/></text:span><text:span text:style-name="T586_74">of</text:span><text:span text:style-name="T586_75"><text:s/></text:span><text:span text:style-name="T586_76">matches</text:span><text:span text:style-name="T586_77"><text:s/></text:span><text:span text:style-name="T586_78">for</text:span><text:span text:style-name="T586_79"><text:s/></text:span><text:span text:style-name="T586_80">the</text:span><text:span text:style-name="T586_81"><text:s/></text:span><text:span text:style-name="T586_82">query</text:span><text:span text:style-name="T586_83">.</text:span></text:p>
      <text:p text:style-name="P587"><text:span text:style-name="T587_1">   <text:s/></text:span><text:span text:style-name="T587_2">file</text:span><text:span text:style-name="T587_3">-</text:span><text:span text:style-name="T587_4">any</text:span><text:span text:style-name="T587_5">:<text:s/></text:span><text:span text:style-name="T587_6">string</text:span></text:p>
      <text:p text:style-name="P588"><text:span text:style-name="T588_1"> <text:tab/>  <text:s/></text:span><text:span text:style-name="T588_2">A</text:span><text:span text:style-name="T588_3"><text:s/></text:span><text:span text:style-name="T588_4">string</text:span><text:span text:style-name="T588_5"><text:s/></text:span><text:span text:style-name="T588_6">to</text:span><text:span text:style-name="T588_7"><text:s/></text:span><text:span text:style-name="T588_8">match</text:span><text:span text:style-name="T588_9"><text:s/></text:span><text:span text:style-name="T588_10">against</text:span><text:span text:style-name="T588_11"><text:s/></text:span><text:span text:style-name="T588_12">any</text:span><text:span text:style-name="T588_13"><text:s/></text:span><text:span text:style-name="T588_14">of</text:span><text:span text:style-name="T588_15"><text:s/></text:span><text:span text:style-name="T588_16">the</text:span><text:span text:style-name="T588_17"><text:s/></text:span><text:span text:style-name="T588_18">non</text:span><text:span text:style-name="T588_19">-</text:span><text:span text:style-name="T588_20">type</text:span><text:span text:style-name="T588_21">-</text:span><text:span text:style-name="T588_22">related</text:span><text:span text:style-name="T588_23"><text:s/></text:span><text:span text:style-name="T588_24">metadata</text:span><text:span text:style-name="T588_25"><text:s/></text:span><text:span text:style-name="T588_26">associated</text:span><text:span text:style-name="T588_27"><text:s/></text:span><text:span text:style-name="T588_28">with</text:span><text:span text:style-name="T588_29"><text:s/></text:span><text:span text:style-name="T588_30">a</text:span><text:span text:style-name="T588_31"><text:s/></text:span><text:span text:style-name="T588_32">file</text:span><text:span text:style-name="T588_33"><text:s/></text:span><text:span text:style-name="T588_34">resource</text:span><text:span text:style-name="T588_35">. <text:s/></text:span><text:span text:style-name="T588_36">At</text:span><text:span text:style-name="T588_37"><text:s/></text:span><text:span text:style-name="T588_38">the</text:span><text:span text:style-name="T588_39"><text:s/></text:span><text:span text:style-name="T588_40">time</text:span><text:span text:style-name="T588_41"><text:s/></text:span><text:span text:style-name="T588_42">of</text:span><text:span text:style-name="T588_43"><text:s/></text:span><text:span text:style-name="T588_44">writing</text:span><text:span text:style-name="T588_45">,<text:s/></text:span><text:span text:style-name="T588_46">this</text:span><text:span text:style-name="T588_47"><text:s/></text:span><text:span text:style-name="T588_48">involves</text:span><text:span text:style-name="T588_49"><text:s/></text:span><text:span text:style-name="T588_50">a</text:span><text:span text:style-name="T588_51"><text:s/></text:span><text:span text:style-name="T588_52">match</text:span><text:span text:style-name="T588_53"><text:s/></text:span><text:span text:style-name="T588_54">against</text:span><text:span text:style-name="T588_55"><text:s/></text:span><text:span text:style-name="T588_56">either</text:span><text:span text:style-name="T588_57"><text:s/></text:span><text:span text:style-name="T588_58">the</text:span><text:span text:style-name="T588_59"><text:s/></text:span><text:span text:style-name="T588_60">original</text:span><text:span text:style-name="T588_61"><text:s/></text:span><text:span text:style-name="T588_62">file</text:span><text:span text:style-name="T588_63"><text:s/></text:span><text:span text:style-name="T588_64">name</text:span><text:span text:style-name="T588_65"><text:s/></text:span><text:span text:style-name="T588_66">or</text:span><text:span text:style-name="T588_67"><text:s/></text:span><text:span text:style-name="T588_68">the</text:span><text:span text:style-name="T588_69"><text:s/></text:span><text:span text:style-name="T588_70">description</text:span><text:span text:style-name="T588_71">. <text:s/></text:span><text:span text:style-name="T588_72">Use</text:span><text:span text:style-name="T588_73"><text:s/></text:span><text:span text:style-name="T588_74">of</text:span><text:span text:style-name="T588_75"><text:s/></text:span><text:span text:style-name="T588_76">this</text:span><text:span text:style-name="T588_77"><text:s/></text:span><text:span text:style-name="T588_78">option</text:span><text:span text:style-name="T588_79"><text:s/></text:span><text:span text:style-name="T588_80">overrides</text:span><text:span text:style-name="T588_81"><text:s/></text:span><text:span text:style-name="T588_82">any</text:span><text:span text:style-name="T588_83"><text:s/></text:span><text:span text:style-name="T588_84">values</text:span><text:span text:style-name="T588_85"><text:s/></text:span><text:span text:style-name="T588_86">supplied</text:span><text:span text:style-name="T588_87"><text:s/></text:span><text:span text:style-name="T588_88">to</text:span><text:span text:style-name="T588_89"><text:s/></text:span><text:span text:style-name="T588_90">the</text:span><text:span text:style-name="T588_91"><text:s/></text:span><text:span text:style-name="T588_92">file</text:span><text:span text:style-name="T588_93">-</text:span><text:span text:style-name="T588_94">name</text:span><text:span text:style-name="T588_95"><text:s/></text:span><text:span text:style-name="T588_96">or</text:span><text:span text:style-name="T588_97"><text:s/></text:span><text:span text:style-name="T588_98">file</text:span><text:span text:style-name="T588_99">-</text:span><text:span text:style-name="T588_100">description</text:span><text:span text:style-name="T588_101"><text:s/></text:span><text:span text:style-name="T588_102">options</text:span><text:span text:style-name="T588_103">.</text:span></text:p>
      <text:p text:style-name="P589"><text:span text:style-name="T589_1">   <text:s/></text:span><text:span text:style-name="T589_2">file</text:span><text:span text:style-name="T589_3">-</text:span><text:span text:style-name="T589_4">type</text:span><text:span text:style-name="T589_5">:<text:s/></text:span><text:span text:style-name="T589_6">string</text:span></text:p>
      <text:p text:style-name="P590"><text:span text:style-name="T590_1"> <text:tab/>  <text:s/></text:span><text:span text:style-name="T590_2">A</text:span><text:span text:style-name="T590_3"><text:s/></text:span><text:span text:style-name="T590_4">MIME</text:span><text:span text:style-name="T590_5">-</text:span><text:span text:style-name="T590_6">type</text:span><text:span text:style-name="T590_7"><text:s/></text:span><text:span text:style-name="T590_8">to</text:span><text:span text:style-name="T590_9"><text:s/></text:span><text:span text:style-name="T590_10">restrict</text:span><text:span text:style-name="T590_11"><text:s/></text:span><text:span text:style-name="T590_12">the</text:span><text:span text:style-name="T590_13"><text:s/></text:span><text:span text:style-name="T590_14">matching</text:span><text:span text:style-name="T590_15"><text:s/></text:span><text:span text:style-name="T590_16">files</text:span><text:span text:style-name="T590_17">. <text:s/></text:span><text:span text:style-name="T590_18">It</text:span><text:span text:style-name="T590_19"><text:s/></text:span><text:span text:style-name="T590_20">is</text:span><text:span text:style-name="T590_21"><text:s/></text:span><text:span text:style-name="T590_22">of</text:span><text:span text:style-name="T590_23"><text:s/></text:span><text:span text:style-name="T590_24">the</text:span><text:span text:style-name="T590_25"><text:s/></text:span><text:span text:style-name="T590_26">usual</text:span><text:span text:style-name="T590_27"><text:s/></text:span><text:span text:style-name="T590_28">form</text:span><text:span text:style-name="T590_29"><text:s/>"</text:span><text:span text:style-name="T590_30">type</text:span><text:span text:style-name="T590_31">/</text:span><text:span text:style-name="T590_32">sub</text:span><text:span text:style-name="T590_33">-</text:span><text:span text:style-name="T590_34">type</text:span><text:span text:style-name="T590_35">". <text:s/></text:span><text:span text:style-name="T590_36">An</text:span><text:span text:style-name="T590_37"><text:s/></text:span><text:span text:style-name="T590_38">asterisk</text:span><text:span text:style-name="T590_39"><text:s/>(*)<text:s/></text:span><text:span text:style-name="T590_40">may</text:span><text:span text:style-name="T590_41"><text:s/></text:span><text:span text:style-name="T590_42">be</text:span><text:span text:style-name="T590_43"><text:s/></text:span><text:span text:style-name="T590_44">used</text:span><text:span text:style-name="T590_45"><text:s/></text:span><text:span text:style-name="T590_46">as</text:span><text:span text:style-name="T590_47"><text:s/></text:span><text:span text:style-name="T590_48">a</text:span><text:span text:style-name="T590_49"><text:s/></text:span><text:span text:style-name="T590_50">wildcard</text:span><text:span text:style-name="T590_51"><text:s/></text:span><text:span text:style-name="T590_52">in</text:span><text:span text:style-name="T590_53"><text:s/></text:span><text:span text:style-name="T590_54">place</text:span><text:span text:style-name="T590_55"><text:s/></text:span><text:span text:style-name="T590_56">of</text:span><text:span text:style-name="T590_57"><text:s/></text:span><text:span text:style-name="T590_58">sub</text:span><text:span text:style-name="T590_59">-</text:span><text:span text:style-name="T590_60">type</text:span><text:span text:style-name="T590_61">.</text:span></text:p>
      <text:p text:style-name="P591"/>
      <text:p text:style-name="P592"/>
      <text:h text:style-name="P593" text:outline-level="10"><text:bookmark-start text:name="h.7d0bdb4ba89b"/><text:bookmark-end text:name="h.7d0bdb4ba89b"/><text:span text:style-name="T593_1">object</text:span><text:span text:style-name="T593_2"><text:s/></text:span><text:span text:style-name="T593_3">HAPI</text:span><text:span text:style-name="T593_4">.</text:span><text:span text:style-name="T593_5">PJ</text:span></text:h>
      <text:p text:style-name="P594"><text:span text:style-name="T594_1">Persistent</text:span><text:span text:style-name="T594_2"><text:s/></text:span><text:span text:style-name="T594_3">Javascript</text:span><text:span text:style-name="T594_4"><text:s/></text:span><text:span text:style-name="T594_5">value</text:span><text:span text:style-name="T594_6"><text:s/></text:span><text:span text:style-name="T594_7">storage</text:span></text:p>
      <text:p text:style-name="P595"/>
      <text:p text:style-name="P596"><text:span text:style-name="T596_1">For</text:span><text:span text:style-name="T596_2"><text:s/></text:span><text:span text:style-name="T596_3">more</text:span><text:span text:style-name="T596_4"><text:s/></text:span><text:span text:style-name="T596_5">information</text:span><text:span text:style-name="T596_6">,<text:s/></text:span><text:span text:style-name="T596_7">and</text:span><text:span text:style-name="T596_8"><text:s/></text:span><text:span text:style-name="T596_9">examples</text:span><text:span text:style-name="T596_10"><text:s/></text:span><text:span text:style-name="T596_11">of</text:span><text:span text:style-name="T596_12"><text:s/></text:span><text:span text:style-name="T596_13">usage</text:span><text:span text:style-name="T596_14">,<text:s/></text:span><text:span text:style-name="T596_15">see</text:span><text:span text:style-name="T596_16"><text:s/></text:span><text:span text:style-name="T596_17">the</text:span><text:span text:style-name="T596_18"><text:s/></text:span><text:span text:style-name="T596_19"><text:a xlink:type="simple" xlink:href="http://docs.google.com/View?docid=dc5669r7_6gxg4qkg7&amp;revision=_latest"><text:span text:style-name="T596_20">Developer</text:span></text:a></text:span><text:span text:style-name="T596_21"><text:a xlink:type="simple" xlink:href="http://docs.google.com/View?docid=dc5669r7_6gxg4qkg7&amp;revision=_latest"><text:span text:style-name="T596_22">'</text:span></text:a></text:span><text:span text:style-name="T596_23"><text:a xlink:type="simple" xlink:href="http://docs.google.com/View?docid=dc5669r7_6gxg4qkg7&amp;revision=_latest"><text:span text:style-name="T596_24">s</text:span></text:a></text:span><text:span text:style-name="T596_25"><text:a xlink:type="simple" xlink:href="http://docs.google.com/View?docid=dc5669r7_6gxg4qkg7&amp;revision=_latest"><text:span text:style-name="T596_26"><text:s/></text:span></text:a></text:span><text:span text:style-name="T596_27"><text:a xlink:type="simple" xlink:href="http://docs.google.com/View?docid=dc5669r7_6gxg4qkg7&amp;revision=_latest"><text:span text:style-name="T596_28">Guide</text:span></text:a></text:span></text:p>
      <text:p text:style-name="P597"/>
      <text:p text:style-name="P598"><text:span text:style-name="T598_1">Methods</text:span></text:p>
      <text:p text:style-name="P599"><text:span text:style-name="T599_1">   <text:s/></text:span><text:span text:style-name="T599_2">store</text:span><text:span text:style-name="T599_3">(<text:s/></text:span><text:span text:style-name="T599_4">pjName</text:span><text:span text:style-name="T599_5">,<text:s/></text:span><text:span text:style-name="T599_6">pjValue</text:span><text:span text:style-name="T599_7">,<text:s/></text:span><text:span text:style-name="T599_8">opts</text:span><text:span text:style-name="T599_9"><text:s/>?<text:s/>)</text:span></text:p>
      <text:p text:style-name="P600"><text:span text:style-name="T600_1"> <text:tab/>  <text:s/></text:span><text:span text:style-name="T600_2">Stores</text:span><text:span text:style-name="T600_3"><text:s/></text:span><text:span text:style-name="T600_4">the</text:span><text:span text:style-name="T600_5"><text:s/></text:span><text:span text:style-name="T600_6">given</text:span><text:span text:style-name="T600_7"><text:s/></text:span><text:span text:style-name="T600_8">PJ</text:span><text:span text:style-name="T600_9"><text:s/></text:span><text:span text:style-name="T600_10">with</text:span><text:span text:style-name="T600_11"><text:s/></text:span><text:span text:style-name="T600_12">the</text:span><text:span text:style-name="T600_13"><text:s/></text:span><text:span text:style-name="T600_14">given</text:span><text:span text:style-name="T600_15"><text:s/></text:span><text:span text:style-name="T600_16">identifier</text:span><text:span text:style-name="T600_17">.</text:span></text:p>
      <text:p text:style-name="P601"><text:span text:style-name="T601_1">       <text:s/></text:span><text:span text:style-name="T601_2">opts</text:span><text:span text:style-name="T601_3"><text:s/></text:span><text:span text:style-name="T601_4">is</text:span><text:span text:style-name="T601_5"><text:s/></text:span><text:span text:style-name="T601_6">an</text:span><text:span text:style-name="T601_7"><text:s/></text:span><text:span text:style-name="T601_8">optional</text:span><text:span text:style-name="T601_9"><text:s/></text:span><text:span text:style-name="T601_10">anonymous</text:span><text:span text:style-name="T601_11"><text:s/></text:span><text:span text:style-name="T601_12">object</text:span><text:span text:style-name="T601_13"><text:s/></text:span><text:span text:style-name="T601_14">with</text:span><text:span text:style-name="T601_15"><text:s/></text:span><text:span text:style-name="T601_16">the</text:span><text:span text:style-name="T601_17"><text:s/></text:span><text:span text:style-name="T601_18">following</text:span><text:span text:style-name="T601_19"><text:s/></text:span><text:span text:style-name="T601_20">properties</text:span><text:span text:style-name="T601_21">:</text:span></text:p>
      <text:p text:style-name="P602"><text:span text:style-name="T602_1">           <text:s/></text:span><text:span text:style-name="T602_2">crossSession</text:span><text:span text:style-name="T602_3"><text:s/>?<text:s/>(</text:span><text:span text:style-name="T602_4">boolean</text:span><text:span text:style-name="T602_5">)<text:s/>-<text:s/></text:span><text:span text:style-name="T602_6">is</text:span><text:span text:style-name="T602_7"><text:s/></text:span><text:span text:style-name="T602_8">this</text:span><text:span text:style-name="T602_9"><text:s/></text:span><text:span text:style-name="T602_10">PJ</text:span><text:span text:style-name="T602_11"><text:s/></text:span><text:span text:style-name="T602_12">to</text:span><text:span text:style-name="T602_13"><text:s/></text:span><text:span text:style-name="T602_14">be</text:span><text:span text:style-name="T602_15"><text:s/></text:span><text:span text:style-name="T602_16">available</text:span><text:span text:style-name="T602_17"><text:s/></text:span><text:span text:style-name="T602_18">to</text:span><text:span text:style-name="T602_19"><text:s/></text:span><text:span text:style-name="T602_20">this</text:span><text:span text:style-name="T602_21"><text:s/></text:span><text:span text:style-name="T602_22">logged</text:span><text:span text:style-name="T602_23">-</text:span><text:span text:style-name="T602_24">in</text:span><text:span text:style-name="T602_25"><text:s/></text:span><text:span text:style-name="T602_26">user</text:span><text:span text:style-name="T602_27"><text:s/></text:span><text:span text:style-name="T602_28">regardless</text:span><text:span text:style-name="T602_29"><text:s/></text:span><text:span text:style-name="T602_30">of</text:span><text:span text:style-name="T602_31"><text:s/></text:span><text:span text:style-name="T602_32">session</text:span><text:span text:style-name="T602_33">?</text:span></text:p>
      <text:p text:style-name="P603"><text:span text:style-name="T603_1">           <text:s/></text:span><text:span text:style-name="T603_2">crossDomain</text:span><text:span text:style-name="T603_3"><text:s/>?<text:s/>(</text:span><text:span text:style-name="T603_4">boolean</text:span><text:span text:style-name="T603_5">)<text:s/>-<text:s/></text:span><text:span text:style-name="T603_6">is</text:span><text:span text:style-name="T603_7"><text:s/></text:span><text:span text:style-name="T603_8">this</text:span><text:span text:style-name="T603_9"><text:s/></text:span><text:span text:style-name="T603_10">PJ</text:span><text:span text:style-name="T603_11"><text:s/></text:span><text:span text:style-name="T603_12">to</text:span><text:span text:style-name="T603_13"><text:s/></text:span><text:span text:style-name="T603_14">be</text:span><text:span text:style-name="T603_15"><text:s/></text:span><text:span text:style-name="T603_16">available</text:span><text:span text:style-name="T603_17"><text:s/></text:span><text:span text:style-name="T603_18">to</text:span><text:span text:style-name="T603_19"><text:s/></text:span><text:span text:style-name="T603_20">all</text:span><text:span text:style-name="T603_21"><text:s/></text:span><text:span text:style-name="T603_22">HAPI</text:span><text:span text:style-name="T603_23"><text:s/></text:span><text:span text:style-name="T603_24">applications</text:span><text:span text:style-name="T603_25">? <text:s/></text:span><text:span text:style-name="T603_26">Implies</text:span><text:span text:style-name="T603_27"><text:s/></text:span><text:span text:style-name="T603_28">crossSession</text:span><text:span text:style-name="T603_29"><text:s/>=<text:s/></text:span><text:span text:style-name="T603_30">true</text:span><text:span text:style-name="T603_31">.</text:span></text:p>
      <text:p text:style-name="P604"/>
      <text:p text:style-name="P605"><text:span text:style-name="T605_1">   <text:s/></text:span><text:span text:style-name="T605_2">retrieve</text:span><text:span text:style-name="T605_3">(<text:s/></text:span><text:span text:style-name="T605_4">pjName</text:span><text:span text:style-name="T605_5">,<text:s/></text:span><text:span text:style-name="T605_6">callback</text:span><text:span text:style-name="T605_7">,<text:s/></text:span><text:span text:style-name="T605_8">opts</text:span><text:span text:style-name="T605_9"><text:s/>?<text:s/>)</text:span></text:p>
      <text:p text:style-name="P606"><text:span text:style-name="T606_1"> <text:tab/>  <text:s/></text:span><text:span text:style-name="T606_2">Retrieves</text:span><text:span text:style-name="T606_3"><text:s/></text:span><text:span text:style-name="T606_4">the</text:span><text:span text:style-name="T606_5"><text:s/></text:span><text:span text:style-name="T606_6">given</text:span><text:span text:style-name="T606_7"><text:s/></text:span><text:span text:style-name="T606_8">PJ</text:span><text:span text:style-name="T606_9"><text:s/></text:span><text:span text:style-name="T606_10">by</text:span><text:span text:style-name="T606_11"><text:s/></text:span><text:span text:style-name="T606_12">identifier</text:span><text:span text:style-name="T606_13">.</text:span></text:p>
      <text:p text:style-name="P607"><text:span text:style-name="T607_1">       <text:s/></text:span><text:span text:style-name="T607_2">opts</text:span><text:span text:style-name="T607_3">: <text:s/></text:span><text:span text:style-name="T607_4">as</text:span><text:span text:style-name="T607_5"><text:s/></text:span><text:span text:style-name="T607_6">for</text:span><text:span text:style-name="T607_7"><text:s/></text:span><text:span text:style-name="T607_8">the</text:span><text:span text:style-name="T607_9"><text:s/></text:span><text:span text:style-name="T607_10">store</text:span><text:span text:style-name="T607_11"><text:s/></text:span><text:span text:style-name="T607_12">method</text:span><text:span text:style-name="T607_13">.</text:span></text:p>
      <text:p text:style-name="P608"><text:span text:style-name="T608_1">       <text:s/></text:span><text:span text:style-name="T608_2">callback</text:span><text:span text:style-name="T608_3">: <text:s/></text:span><text:span text:style-name="T608_4">fn</text:span><text:span text:style-name="T608_5">(<text:s/></text:span><text:span text:style-name="T608_6">pjName</text:span><text:span text:style-name="T608_7">,<text:s/></text:span><text:span text:style-name="T608_8">pjValue</text:span><text:span text:style-name="T608_9"><text:s/>)</text:span><text:span text:style-name="T608_10"><text:s/>-<text:s/></text:span><text:span text:style-name="T608_11">invoked</text:span><text:span text:style-name="T608_12"><text:s/></text:span><text:span text:style-name="T608_13">when</text:span><text:span text:style-name="T608_14"><text:s/></text:span><text:span text:style-name="T608_15">the</text:span><text:span text:style-name="T608_16"><text:s/></text:span><text:span text:style-name="T608_17">HAPI</text:span><text:span text:style-name="T608_18"><text:s/></text:span><text:span text:style-name="T608_19">server</text:span><text:span text:style-name="T608_20"><text:s/></text:span><text:span text:style-name="T608_21">has</text:span><text:span text:style-name="T608_22"><text:s/></text:span><text:span text:style-name="T608_23">returned</text:span><text:span text:style-name="T608_24"><text:s/></text:span><text:span text:style-name="T608_25">the</text:span><text:span text:style-name="T608_26"><text:s/></text:span><text:span text:style-name="T608_27">required</text:span><text:span text:style-name="T608_28"><text:s/></text:span><text:span text:style-name="T608_29">response</text:span><text:span text:style-name="T608_30">.</text:span></text:p>
      <text:p text:style-name="P609"/>
      <text:p text:style-name="P6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.159cm" fo:margin-bottom="0.159cm" fo:margin-left="0.159cm" fo:margin-right="0.159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0cm" fo:line-height="100%" fo:margin-top="0.423cm" fo:margin-bottom="0.423cm" fo:margin-left="0cm" fo:margin-right="0cm" fo:keep-with-next="always" fo:keep-together="always" style:writing-mode="lr-tb"/>
      <style:text-properties fo:font-style="normal" style:font-style-asian="normal" style:font-style-complex="normal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397cm" fo:margin-bottom="0.397cm" fo:margin-left="0cm" fo:margin-right="0cm" fo:keep-with-next="always" fo:keep-together="always" style:writing-mode="lr-tb"/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00%" fo:margin-top="0.423cm" fo:margin-bottom="0.423cm" fo:margin-left="0cm" fo:margin-right="0cm" fo:keep-with-next="always" fo:keep-together="always" style:writing-mode="lr-tb"/>
      <style:text-properties fo:font-style="normal" style:font-style-asian="normal" style:font-style-complex="normal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0cm" fo:line-height="100%" fo:margin-top="0.45cm" fo:margin-bottom="0.45cm" fo:margin-left="0cm" fo:margin-right="0cm" fo:keep-with-next="always" fo:keep-together="always" style:writing-mode="lr-tb"/>
      <style:text-properties fo:font-style="normal" style:font-style-asian="normal" style:font-style-complex="normal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text-indent="0cm" fo:line-height="100%" fo:margin-top="0.45cm" fo:margin-bottom="0.45cm" fo:margin-left="0cm" fo:margin-right="0cm" fo:keep-with-next="always" fo:keep-together="always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text-indent="0cm" fo:line-height="100%" fo:margin-top="0.635cm" fo:margin-bottom="0.635cm" fo:margin-left="0cm" fo:margin-right="0cm" fo:keep-with-next="always" fo:keep-together="always" style:writing-mode="lr-tb"/>
      <style:text-properties fo:font-style="normal" style:font-style-asian="normal" style:font-style-complex="normal" fo:font-size="8pt" style:font-size-asian="8pt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